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2.344cm" svg:height="9.005cm" svg:x="0.302cm" svg:y="548.719cm">
            <draw:object draw:notify-on-update-of-ranges="Sheet1.E2:Sheet1.E12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2.152cm" svg:height="9.005cm" svg:x="0.439cm" svg:y="558.175cm">
            <draw:object draw:notify-on-update-of-ranges="Sheet1.G2:Sheet1.G12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1.959cm" svg:height="9.005cm" svg:x="0.577cm" svg:y="567.896cm">
            <draw:object draw:notify-on-update-of-ranges="Sheet1.C2:Sheet1.C12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_x</text:p>
          </table:table-cell>
          <table:table-cell office:value-type="string" calcext:value-type="string">
            <text:p>s_y</text:p>
          </table:table-cell>
          <table:table-cell office:value-type="string" calcext:value-type="string">
            <text:p>p_x</text:p>
          </table:table-cell>
          <table:table-cell office:value-type="string" calcext:value-type="string">
            <text:p>p_y</text:p>
          </table:table-cell>
          <table:table-cell office:value-type="string" calcext:value-type="string">
            <text:p>v_x</text:p>
          </table:table-cell>
          <table:table-cell office:value-type="string" calcext:value-type="string">
            <text:p>v_y</text:p>
          </table:table-cell>
        </table:table-row>
        <table:table-row table:style-name="ro1">
          <table:table-cell office:value-type="float" office:value="1527477043.68125" calcext:value-type="float">
            <text:p>1527477043.68125</text:p>
          </table:table-cell>
          <table:table-cell office:value-type="string" calcext:value-type="string">
            <text:p>PID_x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-0.057865" calcext:value-type="float">
            <text:p>-0.057865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-0.012345" calcext:value-type="float">
            <text:p>-0.012345</text:p>
          </table:table-cell>
          <table:table-cell office:value-type="float" office:value="0.026345" calcext:value-type="float">
            <text:p>0.026345</text:p>
          </table:table-cell>
          <table:table-cell office:value-type="string" calcext:value-type="string">
            <text:p>-0.126222</text:p>
          </table:table-cell>
        </table:table-row>
        <table:table-row table:style-name="ro1">
          <table:table-cell office:value-type="float" office:value="1527477043.6813" calcext:value-type="float">
            <text:p>1527477043.6813</text:p>
          </table:table-cell>
          <table:table-cell office:value-type="string" calcext:value-type="string">
            <text:p>PID_y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-0.057865" calcext:value-type="float">
            <text:p>-0.057865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-0.012345" calcext:value-type="float">
            <text:p>-0.012345</text:p>
          </table:table-cell>
          <table:table-cell office:value-type="float" office:value="0.026345" calcext:value-type="float">
            <text:p>0.026345</text:p>
          </table:table-cell>
          <table:table-cell office:value-type="string" calcext:value-type="string">
            <text:p>-0.126222</text:p>
          </table:table-cell>
        </table:table-row>
        <table:table-row table:style-name="ro1">
          <table:table-cell office:value-type="float" office:value="1527477043.70066" calcext:value-type="float">
            <text:p>1527477043.70066</text:p>
          </table:table-cell>
          <table:table-cell office:value-type="string" calcext:value-type="string">
            <text:p>PID_x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-0.05751" calcext:value-type="float">
            <text:p>-0.05751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-0.012303" calcext:value-type="float">
            <text:p>-0.012303</text:p>
          </table:table-cell>
          <table:table-cell office:value-type="float" office:value="0.028538" calcext:value-type="float">
            <text:p>0.028538</text:p>
          </table:table-cell>
          <table:table-cell office:value-type="string" calcext:value-type="string">
            <text:p>-0.125788</text:p>
          </table:table-cell>
        </table:table-row>
        <table:table-row table:style-name="ro1">
          <table:table-cell office:value-type="float" office:value="1527477043.70071" calcext:value-type="float">
            <text:p>1527477043.70071</text:p>
          </table:table-cell>
          <table:table-cell office:value-type="string" calcext:value-type="string">
            <text:p>PID_y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-0.05751" calcext:value-type="float">
            <text:p>-0.05751</text:p>
          </table:table-cell>
          <table:table-cell office:value-type="float" office:value="0.002789" calcext:value-type="float">
            <text:p>0.002789</text:p>
          </table:table-cell>
          <table:table-cell office:value-type="float" office:value="-0.012303" calcext:value-type="float">
            <text:p>-0.012303</text:p>
          </table:table-cell>
          <table:table-cell office:value-type="float" office:value="0.028538" calcext:value-type="float">
            <text:p>0.028538</text:p>
          </table:table-cell>
          <table:table-cell office:value-type="string" calcext:value-type="string">
            <text:p>-0.125788</text:p>
          </table:table-cell>
        </table:table-row>
        <table:table-row table:style-name="ro1">
          <table:table-cell office:value-type="float" office:value="1527477043.72121" calcext:value-type="float">
            <text:p>1527477043.72121</text:p>
          </table:table-cell>
          <table:table-cell office:value-type="string" calcext:value-type="string">
            <text:p>PID_x</text:p>
          </table:table-cell>
          <table:table-cell office:value-type="float" office:value="0.008693" calcext:value-type="float">
            <text:p>0.008693</text:p>
          </table:table-cell>
          <table:table-cell office:value-type="float" office:value="-0.077085" calcext:value-type="float">
            <text:p>-0.077085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-0.014576" calcext:value-type="float">
            <text:p>-0.014576</text:p>
          </table:table-cell>
          <table:table-cell office:value-type="float" office:value="0.040462" calcext:value-type="float">
            <text:p>0.040462</text:p>
          </table:table-cell>
          <table:table-cell office:value-type="string" calcext:value-type="string">
            <text:p>-0.147913</text:p>
          </table:table-cell>
        </table:table-row>
        <table:table-row table:style-name="ro1">
          <table:table-cell office:value-type="float" office:value="1527477043.72126" calcext:value-type="float">
            <text:p>1527477043.72126</text:p>
          </table:table-cell>
          <table:table-cell office:value-type="string" calcext:value-type="string">
            <text:p>PID_y</text:p>
          </table:table-cell>
          <table:table-cell office:value-type="float" office:value="0.008693" calcext:value-type="float">
            <text:p>0.008693</text:p>
          </table:table-cell>
          <table:table-cell office:value-type="float" office:value="-0.077085" calcext:value-type="float">
            <text:p>-0.077085</text:p>
          </table:table-cell>
          <table:table-cell office:value-type="float" office:value="0.004015" calcext:value-type="float">
            <text:p>0.004015</text:p>
          </table:table-cell>
          <table:table-cell office:value-type="float" office:value="-0.014576" calcext:value-type="float">
            <text:p>-0.014576</text:p>
          </table:table-cell>
          <table:table-cell office:value-type="float" office:value="0.040462" calcext:value-type="float">
            <text:p>0.040462</text:p>
          </table:table-cell>
          <table:table-cell office:value-type="string" calcext:value-type="string">
            <text:p>-0.147913</text:p>
          </table:table-cell>
        </table:table-row>
        <table:table-row table:style-name="ro1">
          <table:table-cell office:value-type="float" office:value="1527477043.74063" calcext:value-type="float">
            <text:p>1527477043.74063</text:p>
          </table:table-cell>
          <table:table-cell office:value-type="string" calcext:value-type="string">
            <text:p>PID_x</text:p>
          </table:table-cell>
          <table:table-cell office:value-type="float" office:value="0.008544" calcext:value-type="float">
            <text:p>0.008544</text:p>
          </table:table-cell>
          <table:table-cell office:value-type="float" office:value="-0.075835" calcext:value-type="float">
            <text:p>-0.075835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-0.014447" calcext:value-type="float">
            <text:p>-0.014447</text:p>
          </table:table-cell>
          <table:table-cell office:value-type="float" office:value="0.040006" calcext:value-type="float">
            <text:p>0.040006</text:p>
          </table:table-cell>
          <table:table-cell office:value-type="string" calcext:value-type="string">
            <text:p>-0.146581</text:p>
          </table:table-cell>
        </table:table-row>
        <table:table-row table:style-name="ro1">
          <table:table-cell office:value-type="float" office:value="1527477043.74068" calcext:value-type="float">
            <text:p>1527477043.74068</text:p>
          </table:table-cell>
          <table:table-cell office:value-type="string" calcext:value-type="string">
            <text:p>PID_y</text:p>
          </table:table-cell>
          <table:table-cell office:value-type="float" office:value="0.008544" calcext:value-type="float">
            <text:p>0.008544</text:p>
          </table:table-cell>
          <table:table-cell office:value-type="float" office:value="-0.075835" calcext:value-type="float">
            <text:p>-0.075835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-0.014447" calcext:value-type="float">
            <text:p>-0.014447</text:p>
          </table:table-cell>
          <table:table-cell office:value-type="float" office:value="0.040006" calcext:value-type="float">
            <text:p>0.040006</text:p>
          </table:table-cell>
          <table:table-cell office:value-type="string" calcext:value-type="string">
            <text:p>-0.146581</text:p>
          </table:table-cell>
        </table:table-row>
        <table:table-row table:style-name="ro1">
          <table:table-cell office:value-type="float" office:value="1527477043.76119" calcext:value-type="float">
            <text:p>1527477043.76119</text:p>
          </table:table-cell>
          <table:table-cell office:value-type="string" calcext:value-type="string">
            <text:p>PID_x</text:p>
          </table:table-cell>
          <table:table-cell office:value-type="float" office:value="0.007826" calcext:value-type="float">
            <text:p>0.007826</text:p>
          </table:table-cell>
          <table:table-cell office:value-type="float" office:value="-0.069945" calcext:value-type="float">
            <text:p>-0.069945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-0.01379" calcext:value-type="float">
            <text:p>-0.01379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-0.140193</text:p>
          </table:table-cell>
        </table:table-row>
        <table:table-row table:style-name="ro1">
          <table:table-cell office:value-type="float" office:value="1527477043.76124" calcext:value-type="float">
            <text:p>1527477043.76124</text:p>
          </table:table-cell>
          <table:table-cell office:value-type="string" calcext:value-type="string">
            <text:p>PID_y</text:p>
          </table:table-cell>
          <table:table-cell office:value-type="float" office:value="0.007826" calcext:value-type="float">
            <text:p>0.007826</text:p>
          </table:table-cell>
          <table:table-cell office:value-type="float" office:value="-0.069945" calcext:value-type="float">
            <text:p>-0.069945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-0.01379" calcext:value-type="float">
            <text:p>-0.01379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-0.140193</text:p>
          </table:table-cell>
        </table:table-row>
        <table:table-row table:style-name="ro1">
          <table:table-cell office:value-type="float" office:value="1527477043.78061" calcext:value-type="float">
            <text:p>1527477043.78061</text:p>
          </table:table-cell>
          <table:table-cell office:value-type="string" calcext:value-type="string">
            <text:p>PID_x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-0.015374" calcext:value-type="float">
            <text:p>-0.015374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14309" calcext:value-type="float">
            <text:p>-0.014309</text:p>
          </table:table-cell>
          <table:table-cell office:value-type="float" office:value="0.015272" calcext:value-type="float">
            <text:p>0.015272</text:p>
          </table:table-cell>
          <table:table-cell office:value-type="string" calcext:value-type="string">
            <text:p>-0.019309</text:p>
          </table:table-cell>
        </table:table-row>
        <table:table-row table:style-name="ro1">
          <table:table-cell office:value-type="float" office:value="1527477043.78066" calcext:value-type="float">
            <text:p>1527477043.78066</text:p>
          </table:table-cell>
          <table:table-cell office:value-type="string" calcext:value-type="string">
            <text:p>PID_y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-0.015374" calcext:value-type="float">
            <text:p>-0.015374</text:p>
          </table:table-cell>
          <table:table-cell office:value-type="float" office:value="0.004114" calcext:value-type="float">
            <text:p>0.004114</text:p>
          </table:table-cell>
          <table:table-cell office:value-type="float" office:value="-0.014309" calcext:value-type="float">
            <text:p>-0.014309</text:p>
          </table:table-cell>
          <table:table-cell office:value-type="float" office:value="0.015272" calcext:value-type="float">
            <text:p>0.015272</text:p>
          </table:table-cell>
          <table:table-cell office:value-type="string" calcext:value-type="string">
            <text:p>-0.019309</text:p>
          </table:table-cell>
        </table:table-row>
        <table:table-row table:style-name="ro1">
          <table:table-cell office:value-type="float" office:value="1527477043.80115" calcext:value-type="float">
            <text:p>1527477043.80115</text:p>
          </table:table-cell>
          <table:table-cell office:value-type="string" calcext:value-type="string">
            <text:p>PID_x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-0.017647" calcext:value-type="float">
            <text:p>-0.017647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-0.015254" calcext:value-type="float">
            <text:p>-0.015254</text:p>
          </table:table-cell>
          <table:table-cell office:value-type="float" office:value="0.016099" calcext:value-type="float">
            <text:p>0.016099</text:p>
          </table:table-cell>
          <table:table-cell office:value-type="string" calcext:value-type="string">
            <text:p>-0.028942</text:p>
          </table:table-cell>
        </table:table-row>
        <table:table-row table:style-name="ro1">
          <table:table-cell office:value-type="float" office:value="1527477043.8012" calcext:value-type="float">
            <text:p>1527477043.8012</text:p>
          </table:table-cell>
          <table:table-cell office:value-type="string" calcext:value-type="string">
            <text:p>PID_y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-0.017647" calcext:value-type="float">
            <text:p>-0.017647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-0.015254" calcext:value-type="float">
            <text:p>-0.015254</text:p>
          </table:table-cell>
          <table:table-cell office:value-type="float" office:value="0.016099" calcext:value-type="float">
            <text:p>0.016099</text:p>
          </table:table-cell>
          <table:table-cell office:value-type="string" calcext:value-type="string">
            <text:p>-0.028942</text:p>
          </table:table-cell>
        </table:table-row>
        <table:table-row table:style-name="ro1">
          <table:table-cell office:value-type="float" office:value="1527477043.82066" calcext:value-type="float">
            <text:p>1527477043.82066</text:p>
          </table:table-cell>
          <table:table-cell office:value-type="string" calcext:value-type="string">
            <text:p>PID_x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-0.016919" calcext:value-type="float">
            <text:p>-0.016919</text:p>
          </table:table-cell>
          <table:table-cell office:value-type="float" office:value="0.004435" calcext:value-type="float">
            <text:p>0.004435</text:p>
          </table:table-cell>
          <table:table-cell office:value-type="float" office:value="-0.016169" calcext:value-type="float">
            <text:p>-0.016169</text:p>
          </table:table-cell>
          <table:table-cell office:value-type="float" office:value="0.004278" calcext:value-type="float">
            <text:p>0.004278</text:p>
          </table:table-cell>
          <table:table-cell office:value-type="string" calcext:value-type="string">
            <text:p>-0.016203</text:p>
          </table:table-cell>
        </table:table-row>
        <table:table-row table:style-name="ro1">
          <table:table-cell office:value-type="float" office:value="1527477043.82072" calcext:value-type="float">
            <text:p>1527477043.82072</text:p>
          </table:table-cell>
          <table:table-cell office:value-type="string" calcext:value-type="string">
            <text:p>PID_y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-0.016919" calcext:value-type="float">
            <text:p>-0.016919</text:p>
          </table:table-cell>
          <table:table-cell office:value-type="float" office:value="0.004435" calcext:value-type="float">
            <text:p>0.004435</text:p>
          </table:table-cell>
          <table:table-cell office:value-type="float" office:value="-0.016169" calcext:value-type="float">
            <text:p>-0.016169</text:p>
          </table:table-cell>
          <table:table-cell office:value-type="float" office:value="0.004278" calcext:value-type="float">
            <text:p>0.004278</text:p>
          </table:table-cell>
          <table:table-cell office:value-type="string" calcext:value-type="string">
            <text:p>-0.016203</text:p>
          </table:table-cell>
        </table:table-row>
        <table:table-row table:style-name="ro1">
          <table:table-cell office:value-type="float" office:value="1527477043.84118" calcext:value-type="float">
            <text:p>1527477043.84118</text:p>
          </table:table-cell>
          <table:table-cell office:value-type="string" calcext:value-type="string">
            <text:p>PID_x</text:p>
          </table:table-cell>
          <table:table-cell office:value-type="float" office:value="0.005809" calcext:value-type="float">
            <text:p>0.005809</text:p>
          </table:table-cell>
          <table:table-cell office:value-type="float" office:value="-0.018608" calcext:value-type="float">
            <text:p>-0.018608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-0.016888" calcext:value-type="float">
            <text:p>-0.016888</text:p>
          </table:table-cell>
          <table:table-cell office:value-type="float" office:value="0.01324" calcext:value-type="float">
            <text:p>0.01324</text:p>
          </table:table-cell>
          <table:table-cell office:value-type="string" calcext:value-type="string">
            <text:p>-0.024537</text:p>
          </table:table-cell>
        </table:table-row>
        <table:table-row table:style-name="ro1">
          <table:table-cell office:value-type="float" office:value="1527477043.84123" calcext:value-type="float">
            <text:p>1527477043.84123</text:p>
          </table:table-cell>
          <table:table-cell office:value-type="string" calcext:value-type="string">
            <text:p>PID_y</text:p>
          </table:table-cell>
          <table:table-cell office:value-type="float" office:value="0.005809" calcext:value-type="float">
            <text:p>0.005809</text:p>
          </table:table-cell>
          <table:table-cell office:value-type="float" office:value="-0.018608" calcext:value-type="float">
            <text:p>-0.018608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-0.016888" calcext:value-type="float">
            <text:p>-0.016888</text:p>
          </table:table-cell>
          <table:table-cell office:value-type="float" office:value="0.01324" calcext:value-type="float">
            <text:p>0.01324</text:p>
          </table:table-cell>
          <table:table-cell office:value-type="string" calcext:value-type="string">
            <text:p>-0.024537</text:p>
          </table:table-cell>
        </table:table-row>
        <table:table-row table:style-name="ro1">
          <table:table-cell office:value-type="float" office:value="1527477043.8617" calcext:value-type="float">
            <text:p>1527477043.8617</text:p>
          </table:table-cell>
          <table:table-cell office:value-type="string" calcext:value-type="string">
            <text:p>PID_x</text:p>
          </table:table-cell>
          <table:table-cell office:value-type="float" office:value="0.008255" calcext:value-type="float">
            <text:p>0.008255</text:p>
          </table:table-cell>
          <table:table-cell office:value-type="float" office:value="-0.023092" calcext:value-type="float">
            <text:p>-0.023092</text:p>
          </table:table-cell>
          <table:table-cell office:value-type="float" office:value="0.006363" calcext:value-type="float">
            <text:p>0.006363</text:p>
          </table:table-cell>
          <table:table-cell office:value-type="float" office:value="-0.018032" calcext:value-type="float">
            <text:p>-0.018032</text:p>
          </table:table-cell>
          <table:table-cell office:value-type="float" office:value="0.025731" calcext:value-type="float">
            <text:p>0.025731</text:p>
          </table:table-cell>
          <table:table-cell office:value-type="string" calcext:value-type="string">
            <text:p>-0.042083</text:p>
          </table:table-cell>
        </table:table-row>
        <table:table-row table:style-name="ro1">
          <table:table-cell office:value-type="float" office:value="1527477043.86175" calcext:value-type="float">
            <text:p>1527477043.86175</text:p>
          </table:table-cell>
          <table:table-cell office:value-type="string" calcext:value-type="string">
            <text:p>PID_y</text:p>
          </table:table-cell>
          <table:table-cell office:value-type="float" office:value="0.008255" calcext:value-type="float">
            <text:p>0.008255</text:p>
          </table:table-cell>
          <table:table-cell office:value-type="float" office:value="-0.023092" calcext:value-type="float">
            <text:p>-0.023092</text:p>
          </table:table-cell>
          <table:table-cell office:value-type="float" office:value="0.006363" calcext:value-type="float">
            <text:p>0.006363</text:p>
          </table:table-cell>
          <table:table-cell office:value-type="float" office:value="-0.018032" calcext:value-type="float">
            <text:p>-0.018032</text:p>
          </table:table-cell>
          <table:table-cell office:value-type="float" office:value="0.025731" calcext:value-type="float">
            <text:p>0.025731</text:p>
          </table:table-cell>
          <table:table-cell office:value-type="string" calcext:value-type="string">
            <text:p>-0.042083</text:p>
          </table:table-cell>
        </table:table-row>
        <table:table-row table:style-name="ro1">
          <table:table-cell office:value-type="float" office:value="1527477043.88121" calcext:value-type="float">
            <text:p>1527477043.88121</text:p>
          </table:table-cell>
          <table:table-cell office:value-type="string" calcext:value-type="string">
            <text:p>PID_x</text:p>
          </table:table-cell>
          <table:table-cell office:value-type="float" office:value="0.009622" calcext:value-type="float">
            <text:p>0.009622</text:p>
          </table:table-cell>
          <table:table-cell office:value-type="float" office:value="-0.025443" calcext:value-type="float">
            <text:p>-0.025443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-0.019059" calcext:value-type="float">
            <text:p>-0.019059</text:p>
          </table:table-cell>
          <table:table-cell office:value-type="float" office:value="0.029623" calcext:value-type="float">
            <text:p>0.029623</text:p>
          </table:table-cell>
          <table:table-cell office:value-type="string" calcext:value-type="string">
            <text:p>-0.047268</text:p>
          </table:table-cell>
        </table:table-row>
        <table:table-row table:style-name="ro1">
          <table:table-cell office:value-type="float" office:value="1527477043.88126" calcext:value-type="float">
            <text:p>1527477043.88126</text:p>
          </table:table-cell>
          <table:table-cell office:value-type="string" calcext:value-type="string">
            <text:p>PID_y</text:p>
          </table:table-cell>
          <table:table-cell office:value-type="float" office:value="0.009622" calcext:value-type="float">
            <text:p>0.009622</text:p>
          </table:table-cell>
          <table:table-cell office:value-type="float" office:value="-0.025443" calcext:value-type="float">
            <text:p>-0.025443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-0.019059" calcext:value-type="float">
            <text:p>-0.019059</text:p>
          </table:table-cell>
          <table:table-cell office:value-type="float" office:value="0.029623" calcext:value-type="float">
            <text:p>0.029623</text:p>
          </table:table-cell>
          <table:table-cell office:value-type="string" calcext:value-type="string">
            <text:p>-0.047268</text:p>
          </table:table-cell>
        </table:table-row>
        <table:table-row table:style-name="ro1">
          <table:table-cell office:value-type="float" office:value="1527477043.9017" calcext:value-type="float">
            <text:p>1527477043.9017</text:p>
          </table:table-cell>
          <table:table-cell office:value-type="string" calcext:value-type="string">
            <text:p>PID_x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-0.025695" calcext:value-type="float">
            <text:p>-0.025695</text:p>
          </table:table-cell>
          <table:table-cell office:value-type="float" office:value="0.008272" calcext:value-type="float">
            <text:p>0.008272</text:p>
          </table:table-cell>
          <table:table-cell office:value-type="float" office:value="-0.019808" calcext:value-type="float">
            <text:p>-0.019808</text:p>
          </table:table-cell>
          <table:table-cell office:value-type="float" office:value="0.037896" calcext:value-type="float">
            <text:p>0.037896</text:p>
          </table:table-cell>
          <table:table-cell office:value-type="string" calcext:value-type="string">
            <text:p>-0.045389</text:p>
          </table:table-cell>
        </table:table-row>
        <table:table-row table:style-name="ro1">
          <table:table-cell office:value-type="float" office:value="1527477043.90175" calcext:value-type="float">
            <text:p>1527477043.90175</text:p>
          </table:table-cell>
          <table:table-cell office:value-type="string" calcext:value-type="string">
            <text:p>PID_y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-0.025695" calcext:value-type="float">
            <text:p>-0.025695</text:p>
          </table:table-cell>
          <table:table-cell office:value-type="float" office:value="0.008272" calcext:value-type="float">
            <text:p>0.008272</text:p>
          </table:table-cell>
          <table:table-cell office:value-type="float" office:value="-0.019808" calcext:value-type="float">
            <text:p>-0.019808</text:p>
          </table:table-cell>
          <table:table-cell office:value-type="float" office:value="0.037896" calcext:value-type="float">
            <text:p>0.037896</text:p>
          </table:table-cell>
          <table:table-cell office:value-type="string" calcext:value-type="string">
            <text:p>-0.045389</text:p>
          </table:table-cell>
        </table:table-row>
        <table:table-row table:style-name="ro1">
          <table:table-cell office:value-type="float" office:value="1527477043.92123" calcext:value-type="float">
            <text:p>1527477043.92123</text:p>
          </table:table-cell>
          <table:table-cell office:value-type="string" calcext:value-type="string">
            <text:p>PID_x</text:p>
          </table:table-cell>
          <table:table-cell office:value-type="float" office:value="0.012892" calcext:value-type="float">
            <text:p>0.012892</text:p>
          </table:table-cell>
          <table:table-cell office:value-type="float" office:value="-0.022664" calcext:value-type="float">
            <text:p>-0.022664</text:p>
          </table:table-cell>
          <table:table-cell office:value-type="float" office:value="0.008437" calcext:value-type="float">
            <text:p>0.008437</text:p>
          </table:table-cell>
          <table:table-cell office:value-type="float" office:value="-0.019528" calcext:value-type="float">
            <text:p>-0.019528</text:p>
          </table:table-cell>
          <table:table-cell office:value-type="float" office:value="0.039487" calcext:value-type="float">
            <text:p>0.039487</text:p>
          </table:table-cell>
          <table:table-cell office:value-type="string" calcext:value-type="string">
            <text:p>-0.033131</text:p>
          </table:table-cell>
        </table:table-row>
        <table:table-row table:style-name="ro1">
          <table:table-cell office:value-type="float" office:value="1527477043.92129" calcext:value-type="float">
            <text:p>1527477043.92129</text:p>
          </table:table-cell>
          <table:table-cell office:value-type="string" calcext:value-type="string">
            <text:p>PID_y</text:p>
          </table:table-cell>
          <table:table-cell office:value-type="float" office:value="0.012892" calcext:value-type="float">
            <text:p>0.012892</text:p>
          </table:table-cell>
          <table:table-cell office:value-type="float" office:value="-0.022664" calcext:value-type="float">
            <text:p>-0.022664</text:p>
          </table:table-cell>
          <table:table-cell office:value-type="float" office:value="0.008437" calcext:value-type="float">
            <text:p>0.008437</text:p>
          </table:table-cell>
          <table:table-cell office:value-type="float" office:value="-0.019528" calcext:value-type="float">
            <text:p>-0.019528</text:p>
          </table:table-cell>
          <table:table-cell office:value-type="float" office:value="0.039487" calcext:value-type="float">
            <text:p>0.039487</text:p>
          </table:table-cell>
          <table:table-cell office:value-type="string" calcext:value-type="string">
            <text:p>-0.033131</text:p>
          </table:table-cell>
        </table:table-row>
        <table:table-row table:style-name="ro1">
          <table:table-cell office:value-type="float" office:value="1527477043.94063" calcext:value-type="float">
            <text:p>1527477043.94063</text:p>
          </table:table-cell>
          <table:table-cell office:value-type="string" calcext:value-type="string">
            <text:p>PID_x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-0.026941" calcext:value-type="float">
            <text:p>-0.026941</text:p>
          </table:table-cell>
          <table:table-cell office:value-type="float" office:value="0.009459" calcext:value-type="float">
            <text:p>0.009459</text:p>
          </table:table-cell>
          <table:table-cell office:value-type="float" office:value="-0.021303" calcext:value-type="float">
            <text:p>-0.021303</text:p>
          </table:table-cell>
          <table:table-cell office:value-type="float" office:value="0.041512" calcext:value-type="float">
            <text:p>0.041512</text:p>
          </table:table-cell>
          <table:table-cell office:value-type="string" calcext:value-type="string">
            <text:p>-0.044423</text:p>
          </table:table-cell>
        </table:table-row>
        <table:table-row table:style-name="ro1">
          <table:table-cell office:value-type="float" office:value="1527477043.94069" calcext:value-type="float">
            <text:p>1527477043.94069</text:p>
          </table:table-cell>
          <table:table-cell office:value-type="string" calcext:value-type="string">
            <text:p>PID_y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-0.026941" calcext:value-type="float">
            <text:p>-0.026941</text:p>
          </table:table-cell>
          <table:table-cell office:value-type="float" office:value="0.009459" calcext:value-type="float">
            <text:p>0.009459</text:p>
          </table:table-cell>
          <table:table-cell office:value-type="float" office:value="-0.021303" calcext:value-type="float">
            <text:p>-0.021303</text:p>
          </table:table-cell>
          <table:table-cell office:value-type="float" office:value="0.041512" calcext:value-type="float">
            <text:p>0.041512</text:p>
          </table:table-cell>
          <table:table-cell office:value-type="string" calcext:value-type="string">
            <text:p>-0.044423</text:p>
          </table:table-cell>
        </table:table-row>
        <table:table-row table:style-name="ro1">
          <table:table-cell office:value-type="float" office:value="1527477043.96119" calcext:value-type="float">
            <text:p>1527477043.96119</text:p>
          </table:table-cell>
          <table:table-cell office:value-type="string" calcext:value-type="string">
            <text:p>PID_x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-0.025562" calcext:value-type="float">
            <text:p>-0.025562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-0.021675" calcext:value-type="float">
            <text:p>-0.021675</text:p>
          </table:table-cell>
          <table:table-cell office:value-type="float" office:value="0.033609" calcext:value-type="float">
            <text:p>0.033609</text:p>
          </table:table-cell>
          <table:table-cell office:value-type="string" calcext:value-type="string">
            <text:p>-0.036884</text:p>
          </table:table-cell>
        </table:table-row>
        <table:table-row table:style-name="ro1">
          <table:table-cell office:value-type="float" office:value="1527477043.96129" calcext:value-type="float">
            <text:p>1527477043.96129</text:p>
          </table:table-cell>
          <table:table-cell office:value-type="string" calcext:value-type="string">
            <text:p>PID_y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-0.025562" calcext:value-type="float">
            <text:p>-0.025562</text:p>
          </table:table-cell>
          <table:table-cell office:value-type="float" office:value="0.009704" calcext:value-type="float">
            <text:p>0.009704</text:p>
          </table:table-cell>
          <table:table-cell office:value-type="float" office:value="-0.021675" calcext:value-type="float">
            <text:p>-0.021675</text:p>
          </table:table-cell>
          <table:table-cell office:value-type="float" office:value="0.033609" calcext:value-type="float">
            <text:p>0.033609</text:p>
          </table:table-cell>
          <table:table-cell office:value-type="string" calcext:value-type="string">
            <text:p>-0.036884</text:p>
          </table:table-cell>
        </table:table-row>
        <table:table-row table:style-name="ro1">
          <table:table-cell office:value-type="float" office:value="1527477043.9807" calcext:value-type="float">
            <text:p>1527477043.9807</text:p>
          </table:table-cell>
          <table:table-cell office:value-type="string" calcext:value-type="string">
            <text:p>PID_x</text:p>
          </table:table-cell>
          <table:table-cell office:value-type="float" office:value="0.012335" calcext:value-type="float">
            <text:p>0.012335</text:p>
          </table:table-cell>
          <table:table-cell office:value-type="float" office:value="-0.026553" calcext:value-type="float">
            <text:p>-0.026553</text:p>
          </table:table-cell>
          <table:table-cell office:value-type="float" office:value="0.009978" calcext:value-type="float">
            <text:p>0.009978</text:p>
          </table:table-cell>
          <table:table-cell office:value-type="float" office:value="-0.02269" calcext:value-type="float">
            <text:p>-0.02269</text:p>
          </table:table-cell>
          <table:table-cell office:value-type="float" office:value="0.028718" calcext:value-type="float">
            <text:p>0.028718</text:p>
          </table:table-cell>
          <table:table-cell office:value-type="string" calcext:value-type="string">
            <text:p>-0.036770</text:p>
          </table:table-cell>
        </table:table-row>
        <table:table-row table:style-name="ro1">
          <table:table-cell office:value-type="float" office:value="1527477043.98076" calcext:value-type="float">
            <text:p>1527477043.98076</text:p>
          </table:table-cell>
          <table:table-cell office:value-type="string" calcext:value-type="string">
            <text:p>PID_y</text:p>
          </table:table-cell>
          <table:table-cell office:value-type="float" office:value="0.012335" calcext:value-type="float">
            <text:p>0.012335</text:p>
          </table:table-cell>
          <table:table-cell office:value-type="float" office:value="-0.026553" calcext:value-type="float">
            <text:p>-0.026553</text:p>
          </table:table-cell>
          <table:table-cell office:value-type="float" office:value="0.009978" calcext:value-type="float">
            <text:p>0.009978</text:p>
          </table:table-cell>
          <table:table-cell office:value-type="float" office:value="-0.02269" calcext:value-type="float">
            <text:p>-0.02269</text:p>
          </table:table-cell>
          <table:table-cell office:value-type="float" office:value="0.028718" calcext:value-type="float">
            <text:p>0.028718</text:p>
          </table:table-cell>
          <table:table-cell office:value-type="string" calcext:value-type="string">
            <text:p>-0.036770</text:p>
          </table:table-cell>
        </table:table-row>
        <table:table-row table:style-name="ro1">
          <table:table-cell office:value-type="float" office:value="1527477044.00125" calcext:value-type="float">
            <text:p>1527477044.00125</text:p>
          </table:table-cell>
          <table:table-cell office:value-type="string" calcext:value-type="string">
            <text:p>PID_x</text:p>
          </table:table-cell>
          <table:table-cell office:value-type="float" office:value="0.010972" calcext:value-type="float">
            <text:p>0.010972</text:p>
          </table:table-cell>
          <table:table-cell office:value-type="float" office:value="-0.025947" calcext:value-type="float">
            <text:p>-0.025947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-0.022977" calcext:value-type="float">
            <text:p>-0.022977</text:p>
          </table:table-cell>
          <table:table-cell office:value-type="float" office:value="0.018044" calcext:value-type="float">
            <text:p>0.018044</text:p>
          </table:table-cell>
          <table:table-cell office:value-type="string" calcext:value-type="string">
            <text:p>-0.032243</text:p>
          </table:table-cell>
        </table:table-row>
        <table:table-row table:style-name="ro1">
          <table:table-cell office:value-type="float" office:value="1527477044.00131" calcext:value-type="float">
            <text:p>1527477044.00131</text:p>
          </table:table-cell>
          <table:table-cell office:value-type="string" calcext:value-type="string">
            <text:p>PID_y</text:p>
          </table:table-cell>
          <table:table-cell office:value-type="float" office:value="0.010972" calcext:value-type="float">
            <text:p>0.010972</text:p>
          </table:table-cell>
          <table:table-cell office:value-type="float" office:value="-0.025947" calcext:value-type="float">
            <text:p>-0.025947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-0.022977" calcext:value-type="float">
            <text:p>-0.022977</text:p>
          </table:table-cell>
          <table:table-cell office:value-type="float" office:value="0.018044" calcext:value-type="float">
            <text:p>0.018044</text:p>
          </table:table-cell>
          <table:table-cell office:value-type="string" calcext:value-type="string">
            <text:p>-0.032243</text:p>
          </table:table-cell>
        </table:table-row>
        <table:table-row table:style-name="ro1">
          <table:table-cell office:value-type="float" office:value="1527477044.02057" calcext:value-type="float">
            <text:p>1527477044.02057</text:p>
          </table:table-cell>
          <table:table-cell office:value-type="string" calcext:value-type="string">
            <text:p>PID_x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-0.026544" calcext:value-type="float">
            <text:p>-0.026544</text:p>
          </table:table-cell>
          <table:table-cell office:value-type="float" office:value="0.009707" calcext:value-type="float">
            <text:p>0.009707</text:p>
          </table:table-cell>
          <table:table-cell office:value-type="float" office:value="-0.022991" calcext:value-type="float">
            <text:p>-0.022991</text:p>
          </table:table-cell>
          <table:table-cell office:value-type="float" office:value="0.012882" calcext:value-type="float">
            <text:p>0.012882</text:p>
          </table:table-cell>
          <table:table-cell office:value-type="string" calcext:value-type="string">
            <text:p>-0.035264</text:p>
          </table:table-cell>
        </table:table-row>
        <table:table-row table:style-name="ro1">
          <table:table-cell office:value-type="float" office:value="1527477044.02063" calcext:value-type="float">
            <text:p>1527477044.02063</text:p>
          </table:table-cell>
          <table:table-cell office:value-type="string" calcext:value-type="string">
            <text:p>PID_y</text:p>
          </table:table-cell>
          <table:table-cell office:value-type="float" office:value="0.010181" calcext:value-type="float">
            <text:p>0.010181</text:p>
          </table:table-cell>
          <table:table-cell office:value-type="float" office:value="-0.026544" calcext:value-type="float">
            <text:p>-0.026544</text:p>
          </table:table-cell>
          <table:table-cell office:value-type="float" office:value="0.009707" calcext:value-type="float">
            <text:p>0.009707</text:p>
          </table:table-cell>
          <table:table-cell office:value-type="float" office:value="-0.022991" calcext:value-type="float">
            <text:p>-0.022991</text:p>
          </table:table-cell>
          <table:table-cell office:value-type="float" office:value="0.012882" calcext:value-type="float">
            <text:p>0.012882</text:p>
          </table:table-cell>
          <table:table-cell office:value-type="string" calcext:value-type="string">
            <text:p>-0.035264</text:p>
          </table:table-cell>
        </table:table-row>
        <table:table-row table:style-name="ro1">
          <table:table-cell office:value-type="float" office:value="1527477044.04107" calcext:value-type="float">
            <text:p>1527477044.04107</text:p>
          </table:table-cell>
          <table:table-cell office:value-type="string" calcext:value-type="string">
            <text:p>PID_x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-0.028489" calcext:value-type="float">
            <text:p>-0.028489</text:p>
          </table:table-cell>
          <table:table-cell office:value-type="float" office:value="0.010559" calcext:value-type="float">
            <text:p>0.010559</text:p>
          </table:table-cell>
          <table:table-cell office:value-type="float" office:value="-0.024889" calcext:value-type="float">
            <text:p>-0.024889</text:p>
          </table:table-cell>
          <table:table-cell office:value-type="float" office:value="0.010667" calcext:value-type="float">
            <text:p>0.010667</text:p>
          </table:table-cell>
          <table:table-cell office:value-type="string" calcext:value-type="string">
            <text:p>-0.035498</text:p>
          </table:table-cell>
        </table:table-row>
        <table:table-row table:style-name="ro1">
          <table:table-cell office:value-type="float" office:value="1527477044.04112" calcext:value-type="float">
            <text:p>1527477044.04112</text:p>
          </table:table-cell>
          <table:table-cell office:value-type="string" calcext:value-type="string">
            <text:p>PID_y</text:p>
          </table:table-cell>
          <table:table-cell office:value-type="float" office:value="0.010884" calcext:value-type="float">
            <text:p>0.010884</text:p>
          </table:table-cell>
          <table:table-cell office:value-type="float" office:value="-0.028489" calcext:value-type="float">
            <text:p>-0.028489</text:p>
          </table:table-cell>
          <table:table-cell office:value-type="float" office:value="0.010559" calcext:value-type="float">
            <text:p>0.010559</text:p>
          </table:table-cell>
          <table:table-cell office:value-type="float" office:value="-0.024889" calcext:value-type="float">
            <text:p>-0.024889</text:p>
          </table:table-cell>
          <table:table-cell office:value-type="float" office:value="0.010667" calcext:value-type="float">
            <text:p>0.010667</text:p>
          </table:table-cell>
          <table:table-cell office:value-type="string" calcext:value-type="string">
            <text:p>-0.035498</text:p>
          </table:table-cell>
        </table:table-row>
        <table:table-row table:style-name="ro1">
          <table:table-cell office:value-type="float" office:value="1527477044.06164" calcext:value-type="float">
            <text:p>1527477044.06164</text:p>
          </table:table-cell>
          <table:table-cell office:value-type="string" calcext:value-type="string">
            <text:p>PID_x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-0.030022" calcext:value-type="float">
            <text:p>-0.030022</text:p>
          </table:table-cell>
          <table:table-cell office:value-type="float" office:value="0.011298" calcext:value-type="float">
            <text:p>0.011298</text:p>
          </table:table-cell>
          <table:table-cell office:value-type="float" office:value="-0.025639" calcext:value-type="float">
            <text:p>-0.025639</text:p>
          </table:table-cell>
          <table:table-cell office:value-type="float" office:value="0.015477" calcext:value-type="float">
            <text:p>0.015477</text:p>
          </table:table-cell>
          <table:table-cell office:value-type="string" calcext:value-type="string">
            <text:p>-0.039168</text:p>
          </table:table-cell>
        </table:table-row>
        <table:table-row table:style-name="ro1">
          <table:table-cell office:value-type="float" office:value="1527477044.0617" calcext:value-type="float">
            <text:p>1527477044.0617</text:p>
          </table:table-cell>
          <table:table-cell office:value-type="string" calcext:value-type="string">
            <text:p>PID_y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-0.030022" calcext:value-type="float">
            <text:p>-0.030022</text:p>
          </table:table-cell>
          <table:table-cell office:value-type="float" office:value="0.011298" calcext:value-type="float">
            <text:p>0.011298</text:p>
          </table:table-cell>
          <table:table-cell office:value-type="float" office:value="-0.025639" calcext:value-type="float">
            <text:p>-0.025639</text:p>
          </table:table-cell>
          <table:table-cell office:value-type="float" office:value="0.015477" calcext:value-type="float">
            <text:p>0.015477</text:p>
          </table:table-cell>
          <table:table-cell office:value-type="string" calcext:value-type="string">
            <text:p>-0.039168</text:p>
          </table:table-cell>
        </table:table-row>
        <table:table-row table:style-name="ro1">
          <table:table-cell office:value-type="float" office:value="1527477044.08118" calcext:value-type="float">
            <text:p>1527477044.08118</text:p>
          </table:table-cell>
          <table:table-cell office:value-type="string" calcext:value-type="string">
            <text:p>PID_x</text:p>
          </table:table-cell>
          <table:table-cell office:value-type="float" office:value="0.012392" calcext:value-type="float">
            <text:p>0.012392</text:p>
          </table:table-cell>
          <table:table-cell office:value-type="float" office:value="-0.028294" calcext:value-type="float">
            <text:p>-0.028294</text:p>
          </table:table-cell>
          <table:table-cell office:value-type="float" office:value="0.011644" calcext:value-type="float">
            <text:p>0.011644</text:p>
          </table:table-cell>
          <table:table-cell office:value-type="float" office:value="-0.025746" calcext:value-type="float">
            <text:p>-0.025746</text:p>
          </table:table-cell>
          <table:table-cell office:value-type="float" office:value="0.01619" calcext:value-type="float">
            <text:p>0.01619</text:p>
          </table:table-cell>
          <table:table-cell office:value-type="string" calcext:value-type="string">
            <text:p>-0.029861</text:p>
          </table:table-cell>
        </table:table-row>
        <table:table-row table:style-name="ro1">
          <table:table-cell office:value-type="float" office:value="1527477044.08124" calcext:value-type="float">
            <text:p>1527477044.08124</text:p>
          </table:table-cell>
          <table:table-cell office:value-type="string" calcext:value-type="string">
            <text:p>PID_y</text:p>
          </table:table-cell>
          <table:table-cell office:value-type="float" office:value="0.012392" calcext:value-type="float">
            <text:p>0.012392</text:p>
          </table:table-cell>
          <table:table-cell office:value-type="float" office:value="-0.028294" calcext:value-type="float">
            <text:p>-0.028294</text:p>
          </table:table-cell>
          <table:table-cell office:value-type="float" office:value="0.011644" calcext:value-type="float">
            <text:p>0.011644</text:p>
          </table:table-cell>
          <table:table-cell office:value-type="float" office:value="-0.025746" calcext:value-type="float">
            <text:p>-0.025746</text:p>
          </table:table-cell>
          <table:table-cell office:value-type="float" office:value="0.01619" calcext:value-type="float">
            <text:p>0.01619</text:p>
          </table:table-cell>
          <table:table-cell office:value-type="string" calcext:value-type="string">
            <text:p>-0.029861</text:p>
          </table:table-cell>
        </table:table-row>
        <table:table-row table:style-name="ro1">
          <table:table-cell office:value-type="float" office:value="1527477044.10175" calcext:value-type="float">
            <text:p>1527477044.10175</text:p>
          </table:table-cell>
          <table:table-cell office:value-type="string" calcext:value-type="string">
            <text:p>PID_x</text:p>
          </table:table-cell>
          <table:table-cell office:value-type="float" office:value="0.012654" calcext:value-type="float">
            <text:p>0.012654</text:p>
          </table:table-cell>
          <table:table-cell office:value-type="float" office:value="-0.030333" calcext:value-type="float">
            <text:p>-0.030333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-0.026653" calcext:value-type="float">
            <text:p>-0.026653</text:p>
          </table:table-cell>
          <table:table-cell office:value-type="float" office:value="0.01719" calcext:value-type="float">
            <text:p>0.01719</text:p>
          </table:table-cell>
          <table:table-cell office:value-type="string" calcext:value-type="string">
            <text:p>-0.035889</text:p>
          </table:table-cell>
        </table:table-row>
        <table:table-row table:style-name="ro1">
          <table:table-cell office:value-type="float" office:value="1527477044.1018" calcext:value-type="float">
            <text:p>1527477044.1018</text:p>
          </table:table-cell>
          <table:table-cell office:value-type="string" calcext:value-type="string">
            <text:p>PID_y</text:p>
          </table:table-cell>
          <table:table-cell office:value-type="float" office:value="0.012654" calcext:value-type="float">
            <text:p>0.012654</text:p>
          </table:table-cell>
          <table:table-cell office:value-type="float" office:value="-0.030333" calcext:value-type="float">
            <text:p>-0.030333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-0.026653" calcext:value-type="float">
            <text:p>-0.026653</text:p>
          </table:table-cell>
          <table:table-cell office:value-type="float" office:value="0.01719" calcext:value-type="float">
            <text:p>0.01719</text:p>
          </table:table-cell>
          <table:table-cell office:value-type="string" calcext:value-type="string">
            <text:p>-0.035889</text:p>
          </table:table-cell>
        </table:table-row>
        <table:table-row table:style-name="ro1">
          <table:table-cell office:value-type="float" office:value="1527477044.12131" calcext:value-type="float">
            <text:p>1527477044.12131</text:p>
          </table:table-cell>
          <table:table-cell office:value-type="string" calcext:value-type="string">
            <text:p>PID_x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-0.031592" calcext:value-type="float">
            <text:p>-0.031592</text:p>
          </table:table-cell>
          <table:table-cell office:value-type="float" office:value="0.011718" calcext:value-type="float">
            <text:p>0.011718</text:p>
          </table:table-cell>
          <table:table-cell office:value-type="float" office:value="-0.027055" calcext:value-type="float">
            <text:p>-0.027055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-0.039849</text:p>
          </table:table-cell>
        </table:table-row>
        <table:table-row table:style-name="ro1">
          <table:table-cell office:value-type="float" office:value="1527477044.12136" calcext:value-type="float">
            <text:p>1527477044.12136</text:p>
          </table:table-cell>
          <table:table-cell office:value-type="string" calcext:value-type="string">
            <text:p>PID_y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-0.031592" calcext:value-type="float">
            <text:p>-0.031592</text:p>
          </table:table-cell>
          <table:table-cell office:value-type="float" office:value="0.011718" calcext:value-type="float">
            <text:p>0.011718</text:p>
          </table:table-cell>
          <table:table-cell office:value-type="float" office:value="-0.027055" calcext:value-type="float">
            <text:p>-0.027055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-0.039849</text:p>
          </table:table-cell>
        </table:table-row>
        <table:table-row table:style-name="ro1">
          <table:table-cell office:value-type="float" office:value="1527477044.14071" calcext:value-type="float">
            <text:p>1527477044.14071</text:p>
          </table:table-cell>
          <table:table-cell office:value-type="string" calcext:value-type="string">
            <text:p>PID_x</text:p>
          </table:table-cell>
          <table:table-cell office:value-type="float" office:value="0.014312" calcext:value-type="float">
            <text:p>0.014312</text:p>
          </table:table-cell>
          <table:table-cell office:value-type="float" office:value="-0.032821" calcext:value-type="float">
            <text:p>-0.032821</text:p>
          </table:table-cell>
          <table:table-cell office:value-type="float" office:value="0.012824" calcext:value-type="float">
            <text:p>0.012824</text:p>
          </table:table-cell>
          <table:table-cell office:value-type="float" office:value="-0.028678" calcext:value-type="float">
            <text:p>-0.028678</text:p>
          </table:table-cell>
          <table:table-cell office:value-type="float" office:value="0.022821" calcext:value-type="float">
            <text:p>0.022821</text:p>
          </table:table-cell>
          <table:table-cell office:value-type="string" calcext:value-type="string">
            <text:p>-0.038078</text:p>
          </table:table-cell>
        </table:table-row>
        <table:table-row table:style-name="ro1">
          <table:table-cell office:value-type="float" office:value="1527477044.14077" calcext:value-type="float">
            <text:p>1527477044.14077</text:p>
          </table:table-cell>
          <table:table-cell office:value-type="string" calcext:value-type="string">
            <text:p>PID_y</text:p>
          </table:table-cell>
          <table:table-cell office:value-type="float" office:value="0.014312" calcext:value-type="float">
            <text:p>0.014312</text:p>
          </table:table-cell>
          <table:table-cell office:value-type="float" office:value="-0.032821" calcext:value-type="float">
            <text:p>-0.032821</text:p>
          </table:table-cell>
          <table:table-cell office:value-type="float" office:value="0.012824" calcext:value-type="float">
            <text:p>0.012824</text:p>
          </table:table-cell>
          <table:table-cell office:value-type="float" office:value="-0.028678" calcext:value-type="float">
            <text:p>-0.028678</text:p>
          </table:table-cell>
          <table:table-cell office:value-type="float" office:value="0.022821" calcext:value-type="float">
            <text:p>0.022821</text:p>
          </table:table-cell>
          <table:table-cell office:value-type="string" calcext:value-type="string">
            <text:p>-0.038078</text:p>
          </table:table-cell>
        </table:table-row>
        <table:table-row table:style-name="ro1">
          <table:table-cell office:value-type="float" office:value="1527477044.16121" calcext:value-type="float">
            <text:p>1527477044.16121</text:p>
          </table:table-cell>
          <table:table-cell office:value-type="string" calcext:value-type="string">
            <text:p>PID_x</text:p>
          </table:table-cell>
          <table:table-cell office:value-type="float" office:value="0.013096" calcext:value-type="float">
            <text:p>0.013096</text:p>
          </table:table-cell>
          <table:table-cell office:value-type="float" office:value="-0.033295" calcext:value-type="float">
            <text:p>-0.033295</text:p>
          </table:table-cell>
          <table:table-cell office:value-type="float" office:value="0.012588" calcext:value-type="float">
            <text:p>0.012588</text:p>
          </table:table-cell>
          <table:table-cell office:value-type="float" office:value="-0.029337" calcext:value-type="float">
            <text:p>-0.029337</text:p>
          </table:table-cell>
          <table:table-cell office:value-type="float" office:value="0.013329" calcext:value-type="float">
            <text:p>0.013329</text:p>
          </table:table-cell>
          <table:table-cell office:value-type="string" calcext:value-type="string">
            <text:p>-0.037219</text:p>
          </table:table-cell>
        </table:table-row>
        <table:table-row table:style-name="ro1">
          <table:table-cell office:value-type="float" office:value="1527477044.16127" calcext:value-type="float">
            <text:p>1527477044.16127</text:p>
          </table:table-cell>
          <table:table-cell office:value-type="string" calcext:value-type="string">
            <text:p>PID_y</text:p>
          </table:table-cell>
          <table:table-cell office:value-type="float" office:value="0.013096" calcext:value-type="float">
            <text:p>0.013096</text:p>
          </table:table-cell>
          <table:table-cell office:value-type="float" office:value="-0.033295" calcext:value-type="float">
            <text:p>-0.033295</text:p>
          </table:table-cell>
          <table:table-cell office:value-type="float" office:value="0.012588" calcext:value-type="float">
            <text:p>0.012588</text:p>
          </table:table-cell>
          <table:table-cell office:value-type="float" office:value="-0.029337" calcext:value-type="float">
            <text:p>-0.029337</text:p>
          </table:table-cell>
          <table:table-cell office:value-type="float" office:value="0.013329" calcext:value-type="float">
            <text:p>0.013329</text:p>
          </table:table-cell>
          <table:table-cell office:value-type="string" calcext:value-type="string">
            <text:p>-0.037219</text:p>
          </table:table-cell>
        </table:table-row>
        <table:table-row table:style-name="ro1">
          <table:table-cell office:value-type="float" office:value="1527477044.18063" calcext:value-type="float">
            <text:p>1527477044.18063</text:p>
          </table:table-cell>
          <table:table-cell office:value-type="string" calcext:value-type="string">
            <text:p>PID_x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-0.033841" calcext:value-type="float">
            <text:p>-0.033841</text:p>
          </table:table-cell>
          <table:table-cell office:value-type="float" office:value="0.012904" calcext:value-type="float">
            <text:p>0.012904</text:p>
          </table:table-cell>
          <table:table-cell office:value-type="float" office:value="-0.02958" calcext:value-type="float">
            <text:p>-0.02958</text:p>
          </table:table-cell>
          <table:table-cell office:value-type="float" office:value="0.013045" calcext:value-type="float">
            <text:p>0.013045</text:p>
          </table:table-cell>
          <table:table-cell office:value-type="string" calcext:value-type="string">
            <text:p>-0.038617</text:p>
          </table:table-cell>
        </table:table-row>
        <table:table-row table:style-name="ro1">
          <table:table-cell office:value-type="float" office:value="1527477044.18069" calcext:value-type="float">
            <text:p>1527477044.18069</text:p>
          </table:table-cell>
          <table:table-cell office:value-type="string" calcext:value-type="string">
            <text:p>PID_y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-0.033841" calcext:value-type="float">
            <text:p>-0.033841</text:p>
          </table:table-cell>
          <table:table-cell office:value-type="float" office:value="0.012904" calcext:value-type="float">
            <text:p>0.012904</text:p>
          </table:table-cell>
          <table:table-cell office:value-type="float" office:value="-0.02958" calcext:value-type="float">
            <text:p>-0.02958</text:p>
          </table:table-cell>
          <table:table-cell office:value-type="float" office:value="0.013045" calcext:value-type="float">
            <text:p>0.013045</text:p>
          </table:table-cell>
          <table:table-cell office:value-type="string" calcext:value-type="string">
            <text:p>-0.038617</text:p>
          </table:table-cell>
        </table:table-row>
        <table:table-row table:style-name="ro1">
          <table:table-cell office:value-type="float" office:value="1527477044.20122" calcext:value-type="float">
            <text:p>1527477044.20122</text:p>
          </table:table-cell>
          <table:table-cell office:value-type="string" calcext:value-type="string">
            <text:p>PID_x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-0.032096" calcext:value-type="float">
            <text:p>-0.032096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-0.029572" calcext:value-type="float">
            <text:p>-0.029572</text:p>
          </table:table-cell>
          <table:table-cell office:value-type="float" office:value="0.013359" calcext:value-type="float">
            <text:p>0.013359</text:p>
          </table:table-cell>
          <table:table-cell office:value-type="string" calcext:value-type="string">
            <text:p>-0.029722</text:p>
          </table:table-cell>
        </table:table-row>
        <table:table-row table:style-name="ro1">
          <table:table-cell office:value-type="float" office:value="1527477044.20127" calcext:value-type="float">
            <text:p>1527477044.20127</text:p>
          </table:table-cell>
          <table:table-cell office:value-type="string" calcext:value-type="string">
            <text:p>PID_y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-0.032096" calcext:value-type="float">
            <text:p>-0.032096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-0.029572" calcext:value-type="float">
            <text:p>-0.029572</text:p>
          </table:table-cell>
          <table:table-cell office:value-type="float" office:value="0.013359" calcext:value-type="float">
            <text:p>0.013359</text:p>
          </table:table-cell>
          <table:table-cell office:value-type="string" calcext:value-type="string">
            <text:p>-0.029722</text:p>
          </table:table-cell>
        </table:table-row>
        <table:table-row table:style-name="ro1">
          <table:table-cell office:value-type="float" office:value="1527477044.2206" calcext:value-type="float">
            <text:p>1527477044.2206</text:p>
          </table:table-cell>
          <table:table-cell office:value-type="string" calcext:value-type="string">
            <text:p>PID_x</text:p>
          </table:table-cell>
          <table:table-cell office:value-type="float" office:value="0.015116" calcext:value-type="float">
            <text:p>0.015116</text:p>
          </table:table-cell>
          <table:table-cell office:value-type="float" office:value="-0.033854" calcext:value-type="float">
            <text:p>-0.033854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-0.03044" calcext:value-type="float">
            <text:p>-0.03044</text:p>
          </table:table-cell>
          <table:table-cell office:value-type="float" office:value="0.021475" calcext:value-type="float">
            <text:p>0.021475</text:p>
          </table:table-cell>
          <table:table-cell office:value-type="string" calcext:value-type="string">
            <text:p>-0.034568</text:p>
          </table:table-cell>
        </table:table-row>
        <table:table-row table:style-name="ro1">
          <table:table-cell office:value-type="float" office:value="1527477044.22065" calcext:value-type="float">
            <text:p>1527477044.22065</text:p>
          </table:table-cell>
          <table:table-cell office:value-type="string" calcext:value-type="string">
            <text:p>PID_y</text:p>
          </table:table-cell>
          <table:table-cell office:value-type="float" office:value="0.015116" calcext:value-type="float">
            <text:p>0.015116</text:p>
          </table:table-cell>
          <table:table-cell office:value-type="float" office:value="-0.033854" calcext:value-type="float">
            <text:p>-0.033854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-0.03044" calcext:value-type="float">
            <text:p>-0.03044</text:p>
          </table:table-cell>
          <table:table-cell office:value-type="float" office:value="0.021475" calcext:value-type="float">
            <text:p>0.021475</text:p>
          </table:table-cell>
          <table:table-cell office:value-type="string" calcext:value-type="string">
            <text:p>-0.034568</text:p>
          </table:table-cell>
        </table:table-row>
        <table:table-row table:style-name="ro1">
          <table:table-cell office:value-type="float" office:value="1527477044.24119" calcext:value-type="float">
            <text:p>1527477044.24119</text:p>
          </table:table-cell>
          <table:table-cell office:value-type="string" calcext:value-type="string">
            <text:p>PID_x</text:p>
          </table:table-cell>
          <table:table-cell office:value-type="float" office:value="0.014353" calcext:value-type="float">
            <text:p>0.014353</text:p>
          </table:table-cell>
          <table:table-cell office:value-type="float" office:value="-0.033834" calcext:value-type="float">
            <text:p>-0.033834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-0.03153" calcext:value-type="float">
            <text:p>-0.03153</text:p>
          </table:table-cell>
          <table:table-cell office:value-type="float" office:value="0.011666" calcext:value-type="float">
            <text:p>0.011666</text:p>
          </table:table-cell>
          <table:table-cell office:value-type="string" calcext:value-type="string">
            <text:p>-0.028396</text:p>
          </table:table-cell>
        </table:table-row>
        <table:table-row table:style-name="ro1">
          <table:table-cell office:value-type="float" office:value="1527477044.24124" calcext:value-type="float">
            <text:p>1527477044.24124</text:p>
          </table:table-cell>
          <table:table-cell office:value-type="string" calcext:value-type="string">
            <text:p>PID_y</text:p>
          </table:table-cell>
          <table:table-cell office:value-type="float" office:value="0.014353" calcext:value-type="float">
            <text:p>0.014353</text:p>
          </table:table-cell>
          <table:table-cell office:value-type="float" office:value="-0.033834" calcext:value-type="float">
            <text:p>-0.033834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-0.03153" calcext:value-type="float">
            <text:p>-0.03153</text:p>
          </table:table-cell>
          <table:table-cell office:value-type="float" office:value="0.011666" calcext:value-type="float">
            <text:p>0.011666</text:p>
          </table:table-cell>
          <table:table-cell office:value-type="string" calcext:value-type="string">
            <text:p>-0.028396</text:p>
          </table:table-cell>
        </table:table-row>
        <table:table-row table:style-name="ro1">
          <table:table-cell office:value-type="float" office:value="1527477044.26164" calcext:value-type="float">
            <text:p>1527477044.26164</text:p>
          </table:table-cell>
          <table:table-cell office:value-type="string" calcext:value-type="string">
            <text:p>PID_x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-0.031904" calcext:value-type="float">
            <text:p>-0.031904</text:p>
          </table:table-cell>
          <table:table-cell office:value-type="float" office:value="0.014295" calcext:value-type="float">
            <text:p>0.014295</text:p>
          </table:table-cell>
          <table:table-cell office:value-type="float" office:value="-0.031051" calcext:value-type="float">
            <text:p>-0.031051</text:p>
          </table:table-cell>
          <table:table-cell office:value-type="float" office:value="0.017198" calcext:value-type="float">
            <text:p>0.017198</text:p>
          </table:table-cell>
          <table:table-cell office:value-type="string" calcext:value-type="string">
            <text:p>-0.017278</text:p>
          </table:table-cell>
        </table:table-row>
        <table:table-row table:style-name="ro1">
          <table:table-cell office:value-type="float" office:value="1527477044.26169" calcext:value-type="float">
            <text:p>1527477044.26169</text:p>
          </table:table-cell>
          <table:table-cell office:value-type="string" calcext:value-type="string">
            <text:p>PID_y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-0.031904" calcext:value-type="float">
            <text:p>-0.031904</text:p>
          </table:table-cell>
          <table:table-cell office:value-type="float" office:value="0.014295" calcext:value-type="float">
            <text:p>0.014295</text:p>
          </table:table-cell>
          <table:table-cell office:value-type="float" office:value="-0.031051" calcext:value-type="float">
            <text:p>-0.031051</text:p>
          </table:table-cell>
          <table:table-cell office:value-type="float" office:value="0.017198" calcext:value-type="float">
            <text:p>0.017198</text:p>
          </table:table-cell>
          <table:table-cell office:value-type="string" calcext:value-type="string">
            <text:p>-0.017278</text:p>
          </table:table-cell>
        </table:table-row>
        <table:table-row table:style-name="ro1">
          <table:table-cell office:value-type="float" office:value="1527477044.28123" calcext:value-type="float">
            <text:p>1527477044.28123</text:p>
          </table:table-cell>
          <table:table-cell office:value-type="string" calcext:value-type="string">
            <text:p>PID_x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-0.032809" calcext:value-type="float">
            <text:p>-0.032809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014617" calcext:value-type="float">
            <text:p>0.014617</text:p>
          </table:table-cell>
          <table:table-cell office:value-type="string" calcext:value-type="string">
            <text:p>-0.020485</text:p>
          </table:table-cell>
        </table:table-row>
        <table:table-row table:style-name="ro1">
          <table:table-cell office:value-type="float" office:value="1527477044.28128" calcext:value-type="float">
            <text:p>1527477044.28128</text:p>
          </table:table-cell>
          <table:table-cell office:value-type="string" calcext:value-type="string">
            <text:p>PID_y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-0.032809" calcext:value-type="float">
            <text:p>-0.032809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014617" calcext:value-type="float">
            <text:p>0.014617</text:p>
          </table:table-cell>
          <table:table-cell office:value-type="string" calcext:value-type="string">
            <text:p>-0.020485</text:p>
          </table:table-cell>
        </table:table-row>
        <table:table-row table:style-name="ro1">
          <table:table-cell office:value-type="float" office:value="1527477044.30063" calcext:value-type="float">
            <text:p>1527477044.30063</text:p>
          </table:table-cell>
          <table:table-cell office:value-type="string" calcext:value-type="string">
            <text:p>PID_x</text:p>
          </table:table-cell>
          <table:table-cell office:value-type="float" office:value="0.014563" calcext:value-type="float">
            <text:p>0.014563</text:p>
          </table:table-cell>
          <table:table-cell office:value-type="float" office:value="-0.032519" calcext:value-type="float">
            <text:p>-0.032519</text:p>
          </table:table-cell>
          <table:table-cell office:value-type="float" office:value="0.014209" calcext:value-type="float">
            <text:p>0.014209</text:p>
          </table:table-cell>
          <table:table-cell office:value-type="float" office:value="-0.031472" calcext:value-type="float">
            <text:p>-0.031472</text:p>
          </table:table-cell>
          <table:table-cell office:value-type="float" office:value="0.011129" calcext:value-type="float">
            <text:p>0.011129</text:p>
          </table:table-cell>
          <table:table-cell office:value-type="string" calcext:value-type="string">
            <text:p>-0.019139</text:p>
          </table:table-cell>
        </table:table-row>
        <table:table-row table:style-name="ro1">
          <table:table-cell office:value-type="float" office:value="1527477044.30068" calcext:value-type="float">
            <text:p>1527477044.30068</text:p>
          </table:table-cell>
          <table:table-cell office:value-type="string" calcext:value-type="string">
            <text:p>PID_y</text:p>
          </table:table-cell>
          <table:table-cell office:value-type="float" office:value="0.014563" calcext:value-type="float">
            <text:p>0.014563</text:p>
          </table:table-cell>
          <table:table-cell office:value-type="float" office:value="-0.032519" calcext:value-type="float">
            <text:p>-0.032519</text:p>
          </table:table-cell>
          <table:table-cell office:value-type="float" office:value="0.014209" calcext:value-type="float">
            <text:p>0.014209</text:p>
          </table:table-cell>
          <table:table-cell office:value-type="float" office:value="-0.031472" calcext:value-type="float">
            <text:p>-0.031472</text:p>
          </table:table-cell>
          <table:table-cell office:value-type="float" office:value="0.011129" calcext:value-type="float">
            <text:p>0.011129</text:p>
          </table:table-cell>
          <table:table-cell office:value-type="string" calcext:value-type="string">
            <text:p>-0.019139</text:p>
          </table:table-cell>
        </table:table-row>
        <table:table-row table:style-name="ro1">
          <table:table-cell office:value-type="float" office:value="1527477044.32109" calcext:value-type="float">
            <text:p>1527477044.32109</text:p>
          </table:table-cell>
          <table:table-cell office:value-type="string" calcext:value-type="string">
            <text:p>PID_x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-0.033119" calcext:value-type="float">
            <text:p>-0.033119</text:p>
          </table:table-cell>
          <table:table-cell office:value-type="float" office:value="0.014573" calcext:value-type="float">
            <text:p>0.014573</text:p>
          </table:table-cell>
          <table:table-cell office:value-type="float" office:value="-0.032232" calcext:value-type="float">
            <text:p>-0.032232</text:p>
          </table:table-cell>
          <table:table-cell office:value-type="float" office:value="0.007507" calcext:value-type="float">
            <text:p>0.007507</text:p>
          </table:table-cell>
          <table:table-cell office:value-type="string" calcext:value-type="string">
            <text:p>-0.017621</text:p>
          </table:table-cell>
        </table:table-row>
        <table:table-row table:style-name="ro1">
          <table:table-cell office:value-type="float" office:value="1527477044.32114" calcext:value-type="float">
            <text:p>1527477044.32114</text:p>
          </table:table-cell>
          <table:table-cell office:value-type="string" calcext:value-type="string">
            <text:p>PID_y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-0.033119" calcext:value-type="float">
            <text:p>-0.033119</text:p>
          </table:table-cell>
          <table:table-cell office:value-type="float" office:value="0.014573" calcext:value-type="float">
            <text:p>0.014573</text:p>
          </table:table-cell>
          <table:table-cell office:value-type="float" office:value="-0.032232" calcext:value-type="float">
            <text:p>-0.032232</text:p>
          </table:table-cell>
          <table:table-cell office:value-type="float" office:value="0.007507" calcext:value-type="float">
            <text:p>0.007507</text:p>
          </table:table-cell>
          <table:table-cell office:value-type="string" calcext:value-type="string">
            <text:p>-0.017621</text:p>
          </table:table-cell>
        </table:table-row>
        <table:table-row table:style-name="ro1">
          <table:table-cell office:value-type="float" office:value="1527477044.34167" calcext:value-type="float">
            <text:p>1527477044.34167</text:p>
          </table:table-cell>
          <table:table-cell office:value-type="string" calcext:value-type="string">
            <text:p>PID_x</text:p>
          </table:table-cell>
          <table:table-cell office:value-type="float" office:value="0.015056" calcext:value-type="float">
            <text:p>0.015056</text:p>
          </table:table-cell>
          <table:table-cell office:value-type="float" office:value="-0.03325" calcext:value-type="float">
            <text:p>-0.03325</text:p>
          </table:table-cell>
          <table:table-cell office:value-type="float" office:value="0.014847" calcext:value-type="float">
            <text:p>0.014847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0.008558" calcext:value-type="float">
            <text:p>0.008558</text:p>
          </table:table-cell>
          <table:table-cell office:value-type="string" calcext:value-type="string">
            <text:p>-0.012550</text:p>
          </table:table-cell>
        </table:table-row>
        <table:table-row table:style-name="ro1">
          <table:table-cell office:value-type="float" office:value="1527477044.34172" calcext:value-type="float">
            <text:p>1527477044.34172</text:p>
          </table:table-cell>
          <table:table-cell office:value-type="string" calcext:value-type="string">
            <text:p>PID_y</text:p>
          </table:table-cell>
          <table:table-cell office:value-type="float" office:value="0.015056" calcext:value-type="float">
            <text:p>0.015056</text:p>
          </table:table-cell>
          <table:table-cell office:value-type="float" office:value="-0.03325" calcext:value-type="float">
            <text:p>-0.03325</text:p>
          </table:table-cell>
          <table:table-cell office:value-type="float" office:value="0.014847" calcext:value-type="float">
            <text:p>0.014847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0.008558" calcext:value-type="float">
            <text:p>0.008558</text:p>
          </table:table-cell>
          <table:table-cell office:value-type="string" calcext:value-type="string">
            <text:p>-0.012550</text:p>
          </table:table-cell>
        </table:table-row>
        <table:table-row table:style-name="ro1">
          <table:table-cell office:value-type="float" office:value="1527477044.36126" calcext:value-type="float">
            <text:p>1527477044.36126</text:p>
          </table:table-cell>
          <table:table-cell office:value-type="string" calcext:value-type="string">
            <text:p>PID_x</text:p>
          </table:table-cell>
          <table:table-cell office:value-type="float" office:value="0.014679" calcext:value-type="float">
            <text:p>0.014679</text:p>
          </table:table-cell>
          <table:table-cell office:value-type="float" office:value="-0.033083" calcext:value-type="float">
            <text:p>-0.033083</text:p>
          </table:table-cell>
          <table:table-cell office:value-type="float" office:value="0.014648" calcext:value-type="float">
            <text:p>0.014648</text:p>
          </table:table-cell>
          <table:table-cell office:value-type="float" office:value="-0.032505" calcext:value-type="float">
            <text:p>-0.032505</text:p>
          </table:table-cell>
          <table:table-cell office:value-type="float" office:value="0.003296" calcext:value-type="float">
            <text:p>0.003296</text:p>
          </table:table-cell>
          <table:table-cell office:value-type="string" calcext:value-type="string">
            <text:p>-0.014229</text:p>
          </table:table-cell>
        </table:table-row>
        <table:table-row table:style-name="ro1">
          <table:table-cell office:value-type="float" office:value="1527477044.36131" calcext:value-type="float">
            <text:p>1527477044.36131</text:p>
          </table:table-cell>
          <table:table-cell office:value-type="string" calcext:value-type="string">
            <text:p>PID_y</text:p>
          </table:table-cell>
          <table:table-cell office:value-type="float" office:value="0.014679" calcext:value-type="float">
            <text:p>0.014679</text:p>
          </table:table-cell>
          <table:table-cell office:value-type="float" office:value="-0.033083" calcext:value-type="float">
            <text:p>-0.033083</text:p>
          </table:table-cell>
          <table:table-cell office:value-type="float" office:value="0.014648" calcext:value-type="float">
            <text:p>0.014648</text:p>
          </table:table-cell>
          <table:table-cell office:value-type="float" office:value="-0.032505" calcext:value-type="float">
            <text:p>-0.032505</text:p>
          </table:table-cell>
          <table:table-cell office:value-type="float" office:value="0.003296" calcext:value-type="float">
            <text:p>0.003296</text:p>
          </table:table-cell>
          <table:table-cell office:value-type="string" calcext:value-type="string">
            <text:p>-0.014229</text:p>
          </table:table-cell>
        </table:table-row>
        <table:table-row table:style-name="ro1">
          <table:table-cell office:value-type="float" office:value="1527477044.38067" calcext:value-type="float">
            <text:p>1527477044.38067</text:p>
          </table:table-cell>
          <table:table-cell office:value-type="string" calcext:value-type="string">
            <text:p>PID_x</text:p>
          </table:table-cell>
          <table:table-cell office:value-type="float" office:value="0.014928" calcext:value-type="float">
            <text:p>0.014928</text:p>
          </table:table-cell>
          <table:table-cell office:value-type="float" office:value="-0.032848" calcext:value-type="float">
            <text:p>-0.032848</text:p>
          </table:table-cell>
          <table:table-cell office:value-type="float" office:value="0.014861" calcext:value-type="float">
            <text:p>0.014861</text:p>
          </table:table-cell>
          <table:table-cell office:value-type="float" office:value="-0.032594" calcext:value-type="float">
            <text:p>-0.032594</text:p>
          </table:table-cell>
          <table:table-cell office:value-type="float" office:value="0.004827" calcext:value-type="float">
            <text:p>0.004827</text:p>
          </table:table-cell>
          <table:table-cell office:value-type="string" calcext:value-type="string">
            <text:p>-0.009433</text:p>
          </table:table-cell>
        </table:table-row>
        <table:table-row table:style-name="ro1">
          <table:table-cell office:value-type="float" office:value="1527477044.38072" calcext:value-type="float">
            <text:p>1527477044.38072</text:p>
          </table:table-cell>
          <table:table-cell office:value-type="string" calcext:value-type="string">
            <text:p>PID_y</text:p>
          </table:table-cell>
          <table:table-cell office:value-type="float" office:value="0.014928" calcext:value-type="float">
            <text:p>0.014928</text:p>
          </table:table-cell>
          <table:table-cell office:value-type="float" office:value="-0.032848" calcext:value-type="float">
            <text:p>-0.032848</text:p>
          </table:table-cell>
          <table:table-cell office:value-type="float" office:value="0.014861" calcext:value-type="float">
            <text:p>0.014861</text:p>
          </table:table-cell>
          <table:table-cell office:value-type="float" office:value="-0.032594" calcext:value-type="float">
            <text:p>-0.032594</text:p>
          </table:table-cell>
          <table:table-cell office:value-type="float" office:value="0.004827" calcext:value-type="float">
            <text:p>0.004827</text:p>
          </table:table-cell>
          <table:table-cell office:value-type="string" calcext:value-type="string">
            <text:p>-0.009433</text:p>
          </table:table-cell>
        </table:table-row>
        <table:table-row table:style-name="ro1">
          <table:table-cell office:value-type="float" office:value="1527477044.40126" calcext:value-type="float">
            <text:p>1527477044.40126</text:p>
          </table:table-cell>
          <table:table-cell office:value-type="string" calcext:value-type="string">
            <text:p>PID_x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-0.034224" calcext:value-type="float">
            <text:p>-0.034224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33314" calcext:value-type="float">
            <text:p>-0.033314</text:p>
          </table:table-cell>
          <table:table-cell office:value-type="float" office:value="0.007775" calcext:value-type="float">
            <text:p>0.007775</text:p>
          </table:table-cell>
          <table:table-cell office:value-type="string" calcext:value-type="string">
            <text:p>-0.017850</text:p>
          </table:table-cell>
        </table:table-row>
        <table:table-row table:style-name="ro1">
          <table:table-cell office:value-type="float" office:value="1527477044.40131" calcext:value-type="float">
            <text:p>1527477044.40131</text:p>
          </table:table-cell>
          <table:table-cell office:value-type="string" calcext:value-type="string">
            <text:p>PID_y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-0.034224" calcext:value-type="float">
            <text:p>-0.034224</text:p>
          </table:table-cell>
          <table:table-cell office:value-type="float" office:value="0.015004" calcext:value-type="float">
            <text:p>0.015004</text:p>
          </table:table-cell>
          <table:table-cell office:value-type="float" office:value="-0.033314" calcext:value-type="float">
            <text:p>-0.033314</text:p>
          </table:table-cell>
          <table:table-cell office:value-type="float" office:value="0.007775" calcext:value-type="float">
            <text:p>0.007775</text:p>
          </table:table-cell>
          <table:table-cell office:value-type="string" calcext:value-type="string">
            <text:p>-0.017850</text:p>
          </table:table-cell>
        </table:table-row>
        <table:table-row table:style-name="ro1">
          <table:table-cell office:value-type="float" office:value="1527477044.42063" calcext:value-type="float">
            <text:p>1527477044.42063</text:p>
          </table:table-cell>
          <table:table-cell office:value-type="string" calcext:value-type="string">
            <text:p>PID_x</text:p>
          </table:table-cell>
          <table:table-cell office:value-type="float" office:value="0.015146" calcext:value-type="float">
            <text:p>0.015146</text:p>
          </table:table-cell>
          <table:table-cell office:value-type="float" office:value="-0.03302" calcext:value-type="float">
            <text:p>-0.03302</text:p>
          </table:table-cell>
          <table:table-cell office:value-type="float" office:value="0.015076" calcext:value-type="float">
            <text:p>0.015076</text:p>
          </table:table-cell>
          <table:table-cell office:value-type="float" office:value="-0.032909" calcext:value-type="float">
            <text:p>-0.032909</text:p>
          </table:table-cell>
          <table:table-cell office:value-type="float" office:value="0.004957" calcext:value-type="float">
            <text:p>0.004957</text:p>
          </table:table-cell>
          <table:table-cell office:value-type="string" calcext:value-type="string">
            <text:p>-0.006234</text:p>
          </table:table-cell>
        </table:table-row>
        <table:table-row table:style-name="ro1">
          <table:table-cell office:value-type="float" office:value="1527477044.42068" calcext:value-type="float">
            <text:p>1527477044.42068</text:p>
          </table:table-cell>
          <table:table-cell office:value-type="string" calcext:value-type="string">
            <text:p>PID_y</text:p>
          </table:table-cell>
          <table:table-cell office:value-type="float" office:value="0.015146" calcext:value-type="float">
            <text:p>0.015146</text:p>
          </table:table-cell>
          <table:table-cell office:value-type="float" office:value="-0.03302" calcext:value-type="float">
            <text:p>-0.03302</text:p>
          </table:table-cell>
          <table:table-cell office:value-type="float" office:value="0.015076" calcext:value-type="float">
            <text:p>0.015076</text:p>
          </table:table-cell>
          <table:table-cell office:value-type="float" office:value="-0.032909" calcext:value-type="float">
            <text:p>-0.032909</text:p>
          </table:table-cell>
          <table:table-cell office:value-type="float" office:value="0.004957" calcext:value-type="float">
            <text:p>0.004957</text:p>
          </table:table-cell>
          <table:table-cell office:value-type="string" calcext:value-type="string">
            <text:p>-0.006234</text:p>
          </table:table-cell>
        </table:table-row>
        <table:table-row table:style-name="ro1">
          <table:table-cell office:value-type="float" office:value="1527477044.44113" calcext:value-type="float">
            <text:p>1527477044.44113</text:p>
          </table:table-cell>
          <table:table-cell office:value-type="string" calcext:value-type="string">
            <text:p>PID_x</text:p>
          </table:table-cell>
          <table:table-cell office:value-type="float" office:value="0.015158" calcext:value-type="float">
            <text:p>0.015158</text:p>
          </table:table-cell>
          <table:table-cell office:value-type="float" office:value="-0.033644" calcext:value-type="float">
            <text:p>-0.033644</text:p>
          </table:table-cell>
          <table:table-cell office:value-type="float" office:value="0.015135" calcext:value-type="float">
            <text:p>0.015135</text:p>
          </table:table-cell>
          <table:table-cell office:value-type="float" office:value="-0.033517" calcext:value-type="float">
            <text:p>-0.033517</text:p>
          </table:table-cell>
          <table:table-cell office:value-type="float" office:value="0.002871" calcext:value-type="float">
            <text:p>0.002871</text:p>
          </table:table-cell>
          <table:table-cell office:value-type="string" calcext:value-type="string">
            <text:p>-0.006655</text:p>
          </table:table-cell>
        </table:table-row>
        <table:table-row table:style-name="ro1">
          <table:table-cell office:value-type="float" office:value="1527477044.44118" calcext:value-type="float">
            <text:p>1527477044.44118</text:p>
          </table:table-cell>
          <table:table-cell office:value-type="string" calcext:value-type="string">
            <text:p>PID_y</text:p>
          </table:table-cell>
          <table:table-cell office:value-type="float" office:value="0.015158" calcext:value-type="float">
            <text:p>0.015158</text:p>
          </table:table-cell>
          <table:table-cell office:value-type="float" office:value="-0.033644" calcext:value-type="float">
            <text:p>-0.033644</text:p>
          </table:table-cell>
          <table:table-cell office:value-type="float" office:value="0.015135" calcext:value-type="float">
            <text:p>0.015135</text:p>
          </table:table-cell>
          <table:table-cell office:value-type="float" office:value="-0.033517" calcext:value-type="float">
            <text:p>-0.033517</text:p>
          </table:table-cell>
          <table:table-cell office:value-type="float" office:value="0.002871" calcext:value-type="float">
            <text:p>0.002871</text:p>
          </table:table-cell>
          <table:table-cell office:value-type="string" calcext:value-type="string">
            <text:p>-0.006655</text:p>
          </table:table-cell>
        </table:table-row>
        <table:table-row table:style-name="ro1">
          <table:table-cell office:value-type="float" office:value="1527477044.46169" calcext:value-type="float">
            <text:p>1527477044.46169</text:p>
          </table:table-cell>
          <table:table-cell office:value-type="string" calcext:value-type="string">
            <text:p>PID_x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-0.034029" calcext:value-type="float">
            <text:p>-0.034029</text:p>
          </table:table-cell>
          <table:table-cell office:value-type="float" office:value="0.015208" calcext:value-type="float">
            <text:p>0.015208</text:p>
          </table:table-cell>
          <table:table-cell office:value-type="float" office:value="-0.033672" calcext:value-type="float">
            <text:p>-0.033672</text:p>
          </table:table-cell>
          <table:table-cell office:value-type="float" office:value="0.00562" calcext:value-type="float">
            <text:p>0.00562</text:p>
          </table:table-cell>
          <table:table-cell office:value-type="string" calcext:value-type="string">
            <text:p>-0.011174</text:p>
          </table:table-cell>
        </table:table-row>
        <table:table-row table:style-name="ro1">
          <table:table-cell office:value-type="float" office:value="1527477044.46175" calcext:value-type="float">
            <text:p>1527477044.46175</text:p>
          </table:table-cell>
          <table:table-cell office:value-type="string" calcext:value-type="string">
            <text:p>PID_y</text:p>
          </table:table-cell>
          <table:table-cell office:value-type="float" office:value="0.015299" calcext:value-type="float">
            <text:p>0.015299</text:p>
          </table:table-cell>
          <table:table-cell office:value-type="float" office:value="-0.034029" calcext:value-type="float">
            <text:p>-0.034029</text:p>
          </table:table-cell>
          <table:table-cell office:value-type="float" office:value="0.015208" calcext:value-type="float">
            <text:p>0.015208</text:p>
          </table:table-cell>
          <table:table-cell office:value-type="float" office:value="-0.033672" calcext:value-type="float">
            <text:p>-0.033672</text:p>
          </table:table-cell>
          <table:table-cell office:value-type="float" office:value="0.00562" calcext:value-type="float">
            <text:p>0.00562</text:p>
          </table:table-cell>
          <table:table-cell office:value-type="string" calcext:value-type="string">
            <text:p>-0.011174</text:p>
          </table:table-cell>
        </table:table-row>
        <table:table-row table:style-name="ro1">
          <table:table-cell office:value-type="float" office:value="1527477044.48121" calcext:value-type="float">
            <text:p>1527477044.48121</text:p>
          </table:table-cell>
          <table:table-cell office:value-type="string" calcext:value-type="string">
            <text:p>PID_x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-0.032629" calcext:value-type="float">
            <text:p>-0.032629</text:p>
          </table:table-cell>
          <table:table-cell office:value-type="float" office:value="0.015051" calcext:value-type="float">
            <text:p>0.015051</text:p>
          </table:table-cell>
          <table:table-cell office:value-type="float" office:value="-0.03263" calcext:value-type="float">
            <text:p>-0.03263</text:p>
          </table:table-cell>
          <table:table-cell office:value-type="float" office:value="0.001809" calcext:value-type="float">
            <text:p>0.001809</text:p>
          </table:table-cell>
          <table:table-cell office:value-type="string" calcext:value-type="string">
            <text:p>0.000425</text:p>
          </table:table-cell>
        </table:table-row>
        <table:table-row table:style-name="ro1">
          <table:table-cell office:value-type="float" office:value="1527477044.48127" calcext:value-type="float">
            <text:p>1527477044.48127</text:p>
          </table:table-cell>
          <table:table-cell office:value-type="string" calcext:value-type="string">
            <text:p>PID_y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-0.032629" calcext:value-type="float">
            <text:p>-0.032629</text:p>
          </table:table-cell>
          <table:table-cell office:value-type="float" office:value="0.015051" calcext:value-type="float">
            <text:p>0.015051</text:p>
          </table:table-cell>
          <table:table-cell office:value-type="float" office:value="-0.03263" calcext:value-type="float">
            <text:p>-0.03263</text:p>
          </table:table-cell>
          <table:table-cell office:value-type="float" office:value="0.001809" calcext:value-type="float">
            <text:p>0.001809</text:p>
          </table:table-cell>
          <table:table-cell office:value-type="string" calcext:value-type="string">
            <text:p>0.000425</text:p>
          </table:table-cell>
        </table:table-row>
        <table:table-row table:style-name="ro1">
          <table:table-cell office:value-type="float" office:value="1527477044.50063" calcext:value-type="float">
            <text:p>1527477044.50063</text:p>
          </table:table-cell>
          <table:table-cell office:value-type="string" calcext:value-type="string">
            <text:p>PID_x</text:p>
          </table:table-cell>
          <table:table-cell office:value-type="float" office:value="0.014783" calcext:value-type="float">
            <text:p>0.014783</text:p>
          </table:table-cell>
          <table:table-cell office:value-type="float" office:value="-0.031804" calcext:value-type="float">
            <text:p>-0.031804</text:p>
          </table:table-cell>
          <table:table-cell office:value-type="float" office:value="0.014797" calcext:value-type="float">
            <text:p>0.014797</text:p>
          </table:table-cell>
          <table:table-cell office:value-type="float" office:value="-0.032203" calcext:value-type="float">
            <text:p>-0.032203</text:p>
          </table:table-cell>
          <table:table-cell office:value-type="float" office:value="-0.002199" calcext:value-type="float">
            <text:p>-0.002199</text:p>
          </table:table-cell>
          <table:table-cell office:value-type="string" calcext:value-type="string">
            <text:p>0.011818</text:p>
          </table:table-cell>
        </table:table-row>
        <table:table-row table:style-name="ro1">
          <table:table-cell office:value-type="float" office:value="1527477044.50068" calcext:value-type="float">
            <text:p>1527477044.50068</text:p>
          </table:table-cell>
          <table:table-cell office:value-type="string" calcext:value-type="string">
            <text:p>PID_y</text:p>
          </table:table-cell>
          <table:table-cell office:value-type="float" office:value="0.014783" calcext:value-type="float">
            <text:p>0.014783</text:p>
          </table:table-cell>
          <table:table-cell office:value-type="float" office:value="-0.031804" calcext:value-type="float">
            <text:p>-0.031804</text:p>
          </table:table-cell>
          <table:table-cell office:value-type="float" office:value="0.014797" calcext:value-type="float">
            <text:p>0.014797</text:p>
          </table:table-cell>
          <table:table-cell office:value-type="float" office:value="-0.032203" calcext:value-type="float">
            <text:p>-0.032203</text:p>
          </table:table-cell>
          <table:table-cell office:value-type="float" office:value="-0.002199" calcext:value-type="float">
            <text:p>-0.002199</text:p>
          </table:table-cell>
          <table:table-cell office:value-type="string" calcext:value-type="string">
            <text:p>0.011818</text:p>
          </table:table-cell>
        </table:table-row>
        <table:table-row table:style-name="ro1">
          <table:table-cell office:value-type="float" office:value="1527477044.5212" calcext:value-type="float">
            <text:p>1527477044.5212</text:p>
          </table:table-cell>
          <table:table-cell office:value-type="string" calcext:value-type="string">
            <text:p>PID_x</text:p>
          </table:table-cell>
          <table:table-cell office:value-type="float" office:value="0.015054" calcext:value-type="float">
            <text:p>0.015054</text:p>
          </table:table-cell>
          <table:table-cell office:value-type="float" office:value="-0.033074" calcext:value-type="float">
            <text:p>-0.033074</text:p>
          </table:table-cell>
          <table:table-cell office:value-type="float" office:value="0.015055" calcext:value-type="float">
            <text:p>0.015055</text:p>
          </table:table-cell>
          <table:table-cell office:value-type="float" office:value="-0.033072" calcext:value-type="float">
            <text:p>-0.033072</text:p>
          </table:table-cell>
          <table:table-cell office:value-type="float" office:value="-0.00043" calcext:value-type="float">
            <text:p>-0.00043</text:p>
          </table:table-cell>
          <table:table-cell office:value-type="string" calcext:value-type="string">
            <text:p>-0.000809</text:p>
          </table:table-cell>
        </table:table-row>
        <table:table-row table:style-name="ro1">
          <table:table-cell office:value-type="float" office:value="1527477044.52125" calcext:value-type="float">
            <text:p>1527477044.52125</text:p>
          </table:table-cell>
          <table:table-cell office:value-type="string" calcext:value-type="string">
            <text:p>PID_y</text:p>
          </table:table-cell>
          <table:table-cell office:value-type="float" office:value="0.015054" calcext:value-type="float">
            <text:p>0.015054</text:p>
          </table:table-cell>
          <table:table-cell office:value-type="float" office:value="-0.033074" calcext:value-type="float">
            <text:p>-0.033074</text:p>
          </table:table-cell>
          <table:table-cell office:value-type="float" office:value="0.015055" calcext:value-type="float">
            <text:p>0.015055</text:p>
          </table:table-cell>
          <table:table-cell office:value-type="float" office:value="-0.033072" calcext:value-type="float">
            <text:p>-0.033072</text:p>
          </table:table-cell>
          <table:table-cell office:value-type="float" office:value="-0.00043" calcext:value-type="float">
            <text:p>-0.00043</text:p>
          </table:table-cell>
          <table:table-cell office:value-type="string" calcext:value-type="string">
            <text:p>-0.000809</text:p>
          </table:table-cell>
        </table:table-row>
        <table:table-row table:style-name="ro1">
          <table:table-cell office:value-type="float" office:value="1527477044.54169" calcext:value-type="float">
            <text:p>1527477044.54169</text:p>
          </table:table-cell>
          <table:table-cell office:value-type="string" calcext:value-type="string">
            <text:p>PID_x</text:p>
          </table:table-cell>
          <table:table-cell office:value-type="float" office:value="0.015219" calcext:value-type="float">
            <text:p>0.015219</text:p>
          </table:table-cell>
          <table:table-cell office:value-type="float" office:value="-0.033007" calcext:value-type="float">
            <text:p>-0.033007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-0.03308" calcext:value-type="float">
            <text:p>-0.03308</text:p>
          </table:table-cell>
          <table:table-cell office:value-type="float" office:value="0.000596" calcext:value-type="float">
            <text:p>0.000596</text:p>
          </table:table-cell>
          <table:table-cell office:value-type="string" calcext:value-type="string">
            <text:p>0.005049</text:p>
          </table:table-cell>
        </table:table-row>
        <table:table-row table:style-name="ro1">
          <table:table-cell office:value-type="float" office:value="1527477044.54174" calcext:value-type="float">
            <text:p>1527477044.54174</text:p>
          </table:table-cell>
          <table:table-cell office:value-type="string" calcext:value-type="string">
            <text:p>PID_y</text:p>
          </table:table-cell>
          <table:table-cell office:value-type="float" office:value="0.015219" calcext:value-type="float">
            <text:p>0.015219</text:p>
          </table:table-cell>
          <table:table-cell office:value-type="float" office:value="-0.033007" calcext:value-type="float">
            <text:p>-0.033007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-0.03308" calcext:value-type="float">
            <text:p>-0.03308</text:p>
          </table:table-cell>
          <table:table-cell office:value-type="float" office:value="0.000596" calcext:value-type="float">
            <text:p>0.000596</text:p>
          </table:table-cell>
          <table:table-cell office:value-type="string" calcext:value-type="string">
            <text:p>0.005049</text:p>
          </table:table-cell>
        </table:table-row>
        <table:table-row table:style-name="ro1">
          <table:table-cell office:value-type="float" office:value="1527477044.56116" calcext:value-type="float">
            <text:p>1527477044.56116</text:p>
          </table:table-cell>
          <table:table-cell office:value-type="string" calcext:value-type="string">
            <text:p>PID_x</text:p>
          </table:table-cell>
          <table:table-cell office:value-type="float" office:value="0.014623" calcext:value-type="float">
            <text:p>0.014623</text:p>
          </table:table-cell>
          <table:table-cell office:value-type="float" office:value="-0.029792" calcext:value-type="float">
            <text:p>-0.029792</text:p>
          </table:table-cell>
          <table:table-cell office:value-type="float" office:value="0.014706" calcext:value-type="float">
            <text:p>0.014706</text:p>
          </table:table-cell>
          <table:table-cell office:value-type="float" office:value="-0.031403" calcext:value-type="float">
            <text:p>-0.031403</text:p>
          </table:table-cell>
          <table:table-cell office:value-type="float" office:value="-0.005378" calcext:value-type="float">
            <text:p>-0.005378</text:p>
          </table:table-cell>
          <table:table-cell office:value-type="string" calcext:value-type="string">
            <text:p>0.023746</text:p>
          </table:table-cell>
        </table:table-row>
        <table:table-row table:style-name="ro1">
          <table:table-cell office:value-type="float" office:value="1527477044.56119" calcext:value-type="float">
            <text:p>1527477044.56119</text:p>
          </table:table-cell>
          <table:table-cell office:value-type="string" calcext:value-type="string">
            <text:p>PID_y</text:p>
          </table:table-cell>
          <table:table-cell office:value-type="float" office:value="0.014623" calcext:value-type="float">
            <text:p>0.014623</text:p>
          </table:table-cell>
          <table:table-cell office:value-type="float" office:value="-0.029792" calcext:value-type="float">
            <text:p>-0.029792</text:p>
          </table:table-cell>
          <table:table-cell office:value-type="float" office:value="0.014706" calcext:value-type="float">
            <text:p>0.014706</text:p>
          </table:table-cell>
          <table:table-cell office:value-type="float" office:value="-0.031403" calcext:value-type="float">
            <text:p>-0.031403</text:p>
          </table:table-cell>
          <table:table-cell office:value-type="float" office:value="-0.005378" calcext:value-type="float">
            <text:p>-0.005378</text:p>
          </table:table-cell>
          <table:table-cell office:value-type="string" calcext:value-type="string">
            <text:p>0.023746</text:p>
          </table:table-cell>
        </table:table-row>
        <table:table-row table:style-name="ro1">
          <table:table-cell office:value-type="float" office:value="1527477044.58153" calcext:value-type="float">
            <text:p>1527477044.58153</text:p>
          </table:table-cell>
          <table:table-cell office:value-type="string" calcext:value-type="string">
            <text:p>PID_x</text:p>
          </table:table-cell>
          <table:table-cell office:value-type="float" office:value="0.014772" calcext:value-type="float">
            <text:p>0.014772</text:p>
          </table:table-cell>
          <table:table-cell office:value-type="float" office:value="-0.031719" calcext:value-type="float">
            <text:p>-0.031719</text:p>
          </table:table-cell>
          <table:table-cell office:value-type="float" office:value="0.014796" calcext:value-type="float">
            <text:p>0.014796</text:p>
          </table:table-cell>
          <table:table-cell office:value-type="float" office:value="-0.031907" calcext:value-type="float">
            <text:p>-0.031907</text:p>
          </table:table-cell>
          <table:table-cell office:value-type="float" office:value="-0.002882" calcext:value-type="float">
            <text:p>-0.002882</text:p>
          </table:table-cell>
          <table:table-cell office:value-type="string" calcext:value-type="string">
            <text:p>0.008114</text:p>
          </table:table-cell>
        </table:table-row>
        <table:table-row table:style-name="ro1">
          <table:table-cell office:value-type="float" office:value="1527477044.58155" calcext:value-type="float">
            <text:p>1527477044.58155</text:p>
          </table:table-cell>
          <table:table-cell office:value-type="string" calcext:value-type="string">
            <text:p>PID_y</text:p>
          </table:table-cell>
          <table:table-cell office:value-type="float" office:value="0.014772" calcext:value-type="float">
            <text:p>0.014772</text:p>
          </table:table-cell>
          <table:table-cell office:value-type="float" office:value="-0.031719" calcext:value-type="float">
            <text:p>-0.031719</text:p>
          </table:table-cell>
          <table:table-cell office:value-type="float" office:value="0.014796" calcext:value-type="float">
            <text:p>0.014796</text:p>
          </table:table-cell>
          <table:table-cell office:value-type="float" office:value="-0.031907" calcext:value-type="float">
            <text:p>-0.031907</text:p>
          </table:table-cell>
          <table:table-cell office:value-type="float" office:value="-0.002882" calcext:value-type="float">
            <text:p>-0.002882</text:p>
          </table:table-cell>
          <table:table-cell office:value-type="string" calcext:value-type="string">
            <text:p>0.008114</text:p>
          </table:table-cell>
        </table:table-row>
        <table:table-row table:style-name="ro1">
          <table:table-cell office:value-type="float" office:value="1527477044.60089" calcext:value-type="float">
            <text:p>1527477044.60089</text:p>
          </table:table-cell>
          <table:table-cell office:value-type="string" calcext:value-type="string">
            <text:p>PID_x</text:p>
          </table:table-cell>
          <table:table-cell office:value-type="float" office:value="0.014253" calcext:value-type="float">
            <text:p>0.014253</text:p>
          </table:table-cell>
          <table:table-cell office:value-type="float" office:value="-0.030477" calcext:value-type="float">
            <text:p>-0.030477</text:p>
          </table:table-cell>
          <table:table-cell office:value-type="float" office:value="0.014327" calcext:value-type="float">
            <text:p>0.014327</text:p>
          </table:table-cell>
          <table:table-cell office:value-type="float" office:value="-0.030981" calcext:value-type="float">
            <text:p>-0.030981</text:p>
          </table:table-cell>
          <table:table-cell office:value-type="float" office:value="-0.005109" calcext:value-type="float">
            <text:p>-0.005109</text:p>
          </table:table-cell>
          <table:table-cell office:value-type="string" calcext:value-type="string">
            <text:p>0.013290</text:p>
          </table:table-cell>
        </table:table-row>
        <table:table-row table:style-name="ro1">
          <table:table-cell office:value-type="float" office:value="1527477044.60092" calcext:value-type="float">
            <text:p>1527477044.60092</text:p>
          </table:table-cell>
          <table:table-cell office:value-type="string" calcext:value-type="string">
            <text:p>PID_y</text:p>
          </table:table-cell>
          <table:table-cell office:value-type="float" office:value="0.014253" calcext:value-type="float">
            <text:p>0.014253</text:p>
          </table:table-cell>
          <table:table-cell office:value-type="float" office:value="-0.030477" calcext:value-type="float">
            <text:p>-0.030477</text:p>
          </table:table-cell>
          <table:table-cell office:value-type="float" office:value="0.014327" calcext:value-type="float">
            <text:p>0.014327</text:p>
          </table:table-cell>
          <table:table-cell office:value-type="float" office:value="-0.030981" calcext:value-type="float">
            <text:p>-0.030981</text:p>
          </table:table-cell>
          <table:table-cell office:value-type="float" office:value="-0.005109" calcext:value-type="float">
            <text:p>-0.005109</text:p>
          </table:table-cell>
          <table:table-cell office:value-type="string" calcext:value-type="string">
            <text:p>0.013290</text:p>
          </table:table-cell>
        </table:table-row>
        <table:table-row table:style-name="ro1">
          <table:table-cell office:value-type="float" office:value="1527477044.62134" calcext:value-type="float">
            <text:p>1527477044.62134</text:p>
          </table:table-cell>
          <table:table-cell office:value-type="string" calcext:value-type="string">
            <text:p>PID_x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-0.030359" calcext:value-type="float">
            <text:p>-0.030359</text:p>
          </table:table-cell>
          <table:table-cell office:value-type="float" office:value="0.013953" calcext:value-type="float">
            <text:p>0.013953</text:p>
          </table:table-cell>
          <table:table-cell office:value-type="float" office:value="-0.031324" calcext:value-type="float">
            <text:p>-0.031324</text:p>
          </table:table-cell>
          <table:table-cell office:value-type="float" office:value="-0.011274" calcext:value-type="float">
            <text:p>-0.011274</text:p>
          </table:table-cell>
          <table:table-cell office:value-type="string" calcext:value-type="string">
            <text:p>0.018380</text:p>
          </table:table-cell>
        </table:table-row>
        <table:table-row table:style-name="ro1">
          <table:table-cell office:value-type="float" office:value="1527477044.62139" calcext:value-type="float">
            <text:p>1527477044.62139</text:p>
          </table:table-cell>
          <table:table-cell office:value-type="string" calcext:value-type="string">
            <text:p>PID_y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-0.030359" calcext:value-type="float">
            <text:p>-0.030359</text:p>
          </table:table-cell>
          <table:table-cell office:value-type="float" office:value="0.013953" calcext:value-type="float">
            <text:p>0.013953</text:p>
          </table:table-cell>
          <table:table-cell office:value-type="float" office:value="-0.031324" calcext:value-type="float">
            <text:p>-0.031324</text:p>
          </table:table-cell>
          <table:table-cell office:value-type="float" office:value="-0.011274" calcext:value-type="float">
            <text:p>-0.011274</text:p>
          </table:table-cell>
          <table:table-cell office:value-type="string" calcext:value-type="string">
            <text:p>0.018380</text:p>
          </table:table-cell>
        </table:table-row>
        <table:table-row table:style-name="ro1">
          <table:table-cell office:value-type="float" office:value="1527477044.64086" calcext:value-type="float">
            <text:p>1527477044.64086</text:p>
          </table:table-cell>
          <table:table-cell office:value-type="string" calcext:value-type="string">
            <text:p>PID_x</text:p>
          </table:table-cell>
          <table:table-cell office:value-type="float" office:value="0.012418" calcext:value-type="float">
            <text:p>0.012418</text:p>
          </table:table-cell>
          <table:table-cell office:value-type="float" office:value="-0.027066" calcext:value-type="float">
            <text:p>-0.027066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29999" calcext:value-type="float">
            <text:p>-0.029999</text:p>
          </table:table-cell>
          <table:table-cell office:value-type="float" office:value="-0.018543" calcext:value-type="float">
            <text:p>-0.018543</text:p>
          </table:table-cell>
          <table:table-cell office:value-type="string" calcext:value-type="string">
            <text:p>0.032041</text:p>
          </table:table-cell>
        </table:table-row>
        <table:table-row table:style-name="ro1">
          <table:table-cell office:value-type="float" office:value="1527477044.64091" calcext:value-type="float">
            <text:p>1527477044.64091</text:p>
          </table:table-cell>
          <table:table-cell office:value-type="string" calcext:value-type="string">
            <text:p>PID_y</text:p>
          </table:table-cell>
          <table:table-cell office:value-type="float" office:value="0.012418" calcext:value-type="float">
            <text:p>0.012418</text:p>
          </table:table-cell>
          <table:table-cell office:value-type="float" office:value="-0.027066" calcext:value-type="float">
            <text:p>-0.027066</text:p>
          </table:table-cell>
          <table:table-cell office:value-type="float" office:value="0.0134" calcext:value-type="float">
            <text:p>0.0134</text:p>
          </table:table-cell>
          <table:table-cell office:value-type="float" office:value="-0.029999" calcext:value-type="float">
            <text:p>-0.029999</text:p>
          </table:table-cell>
          <table:table-cell office:value-type="float" office:value="-0.018543" calcext:value-type="float">
            <text:p>-0.018543</text:p>
          </table:table-cell>
          <table:table-cell office:value-type="string" calcext:value-type="string">
            <text:p>0.032041</text:p>
          </table:table-cell>
        </table:table-row>
        <table:table-row table:style-name="ro1">
          <table:table-cell office:value-type="float" office:value="1527477044.66136" calcext:value-type="float">
            <text:p>1527477044.66136</text:p>
          </table:table-cell>
          <table:table-cell office:value-type="string" calcext:value-type="string">
            <text:p>PID_x</text:p>
          </table:table-cell>
          <table:table-cell office:value-type="float" office:value="0.012651" calcext:value-type="float">
            <text:p>0.012651</text:p>
          </table:table-cell>
          <table:table-cell office:value-type="float" office:value="-0.028697" calcext:value-type="float">
            <text:p>-0.028697</text:p>
          </table:table-cell>
          <table:table-cell office:value-type="float" office:value="0.013263" calcext:value-type="float">
            <text:p>0.013263</text:p>
          </table:table-cell>
          <table:table-cell office:value-type="float" office:value="-0.029649" calcext:value-type="float">
            <text:p>-0.029649</text:p>
          </table:table-cell>
          <table:table-cell office:value-type="float" office:value="-0.014631" calcext:value-type="float">
            <text:p>-0.014631</text:p>
          </table:table-cell>
          <table:table-cell office:value-type="string" calcext:value-type="string">
            <text:p>0.018259</text:p>
          </table:table-cell>
        </table:table-row>
        <table:table-row table:style-name="ro1">
          <table:table-cell office:value-type="float" office:value="1527477044.66141" calcext:value-type="float">
            <text:p>1527477044.66141</text:p>
          </table:table-cell>
          <table:table-cell office:value-type="string" calcext:value-type="string">
            <text:p>PID_y</text:p>
          </table:table-cell>
          <table:table-cell office:value-type="float" office:value="0.012651" calcext:value-type="float">
            <text:p>0.012651</text:p>
          </table:table-cell>
          <table:table-cell office:value-type="float" office:value="-0.028697" calcext:value-type="float">
            <text:p>-0.028697</text:p>
          </table:table-cell>
          <table:table-cell office:value-type="float" office:value="0.013263" calcext:value-type="float">
            <text:p>0.013263</text:p>
          </table:table-cell>
          <table:table-cell office:value-type="float" office:value="-0.029649" calcext:value-type="float">
            <text:p>-0.029649</text:p>
          </table:table-cell>
          <table:table-cell office:value-type="float" office:value="-0.014631" calcext:value-type="float">
            <text:p>-0.014631</text:p>
          </table:table-cell>
          <table:table-cell office:value-type="string" calcext:value-type="string">
            <text:p>0.018259</text:p>
          </table:table-cell>
        </table:table-row>
        <table:table-row table:style-name="ro1">
          <table:table-cell office:value-type="float" office:value="1527477044.68084" calcext:value-type="float">
            <text:p>1527477044.68084</text:p>
          </table:table-cell>
          <table:table-cell office:value-type="string" calcext:value-type="string">
            <text:p>PID_x</text:p>
          </table:table-cell>
          <table:table-cell office:value-type="float" office:value="0.012411" calcext:value-type="float">
            <text:p>0.012411</text:p>
          </table:table-cell>
          <table:table-cell office:value-type="float" office:value="-0.027449" calcext:value-type="float">
            <text:p>-0.027449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-0.029379" calcext:value-type="float">
            <text:p>-0.029379</text:p>
          </table:table-cell>
          <table:table-cell office:value-type="float" office:value="-0.016381" calcext:value-type="float">
            <text:p>-0.016381</text:p>
          </table:table-cell>
          <table:table-cell office:value-type="string" calcext:value-type="string">
            <text:p>0.025986</text:p>
          </table:table-cell>
        </table:table-row>
        <table:table-row table:style-name="ro1">
          <table:table-cell office:value-type="float" office:value="1527477044.68089" calcext:value-type="float">
            <text:p>1527477044.68089</text:p>
          </table:table-cell>
          <table:table-cell office:value-type="string" calcext:value-type="string">
            <text:p>PID_y</text:p>
          </table:table-cell>
          <table:table-cell office:value-type="float" office:value="0.012411" calcext:value-type="float">
            <text:p>0.012411</text:p>
          </table:table-cell>
          <table:table-cell office:value-type="float" office:value="-0.027449" calcext:value-type="float">
            <text:p>-0.027449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-0.029379" calcext:value-type="float">
            <text:p>-0.029379</text:p>
          </table:table-cell>
          <table:table-cell office:value-type="float" office:value="-0.016381" calcext:value-type="float">
            <text:p>-0.016381</text:p>
          </table:table-cell>
          <table:table-cell office:value-type="string" calcext:value-type="string">
            <text:p>0.025986</text:p>
          </table:table-cell>
        </table:table-row>
        <table:table-row table:style-name="ro1">
          <table:table-cell office:value-type="float" office:value="1527477044.70137" calcext:value-type="float">
            <text:p>1527477044.70137</text:p>
          </table:table-cell>
          <table:table-cell office:value-type="string" calcext:value-type="string">
            <text:p>PID_x</text:p>
          </table:table-cell>
          <table:table-cell office:value-type="float" office:value="0.011559" calcext:value-type="float">
            <text:p>0.011559</text:p>
          </table:table-cell>
          <table:table-cell office:value-type="float" office:value="-0.028226" calcext:value-type="float">
            <text:p>-0.028226</text:p>
          </table:table-cell>
          <table:table-cell office:value-type="float" office:value="0.0125" calcext:value-type="float">
            <text:p>0.0125</text:p>
          </table:table-cell>
          <table:table-cell office:value-type="float" office:value="-0.029184" calcext:value-type="float">
            <text:p>-0.029184</text:p>
          </table:table-cell>
          <table:table-cell office:value-type="float" office:value="-0.018153" calcext:value-type="float">
            <text:p>-0.018153</text:p>
          </table:table-cell>
          <table:table-cell office:value-type="string" calcext:value-type="string">
            <text:p>0.018310</text:p>
          </table:table-cell>
        </table:table-row>
        <table:table-row table:style-name="ro1">
          <table:table-cell office:value-type="float" office:value="1527477044.70142" calcext:value-type="float">
            <text:p>1527477044.70142</text:p>
          </table:table-cell>
          <table:table-cell office:value-type="string" calcext:value-type="string">
            <text:p>PID_y</text:p>
          </table:table-cell>
          <table:table-cell office:value-type="float" office:value="0.011559" calcext:value-type="float">
            <text:p>0.011559</text:p>
          </table:table-cell>
          <table:table-cell office:value-type="float" office:value="-0.028226" calcext:value-type="float">
            <text:p>-0.028226</text:p>
          </table:table-cell>
          <table:table-cell office:value-type="float" office:value="0.0125" calcext:value-type="float">
            <text:p>0.0125</text:p>
          </table:table-cell>
          <table:table-cell office:value-type="float" office:value="-0.029184" calcext:value-type="float">
            <text:p>-0.029184</text:p>
          </table:table-cell>
          <table:table-cell office:value-type="float" office:value="-0.018153" calcext:value-type="float">
            <text:p>-0.018153</text:p>
          </table:table-cell>
          <table:table-cell office:value-type="string" calcext:value-type="string">
            <text:p>0.018310</text:p>
          </table:table-cell>
        </table:table-row>
        <table:table-row table:style-name="ro1">
          <table:table-cell office:value-type="float" office:value="1527477044.7208" calcext:value-type="float">
            <text:p>1527477044.7208</text:p>
          </table:table-cell>
          <table:table-cell office:value-type="string" calcext:value-type="string">
            <text:p>PID_x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-0.029199" calcext:value-type="float">
            <text:p>-0.029199</text:p>
          </table:table-cell>
          <table:table-cell office:value-type="float" office:value="0.013133" calcext:value-type="float">
            <text:p>0.013133</text:p>
          </table:table-cell>
          <table:table-cell office:value-type="float" office:value="-0.029838" calcext:value-type="float">
            <text:p>-0.029838</text:p>
          </table:table-cell>
          <table:table-cell office:value-type="float" office:value="-0.007988" calcext:value-type="float">
            <text:p>-0.007988</text:p>
          </table:table-cell>
          <table:table-cell office:value-type="string" calcext:value-type="string">
            <text:p>0.014953</text:p>
          </table:table-cell>
        </table:table-row>
        <table:table-row table:style-name="ro1">
          <table:table-cell office:value-type="float" office:value="1527477044.72085" calcext:value-type="float">
            <text:p>1527477044.72085</text:p>
          </table:table-cell>
          <table:table-cell office:value-type="string" calcext:value-type="string">
            <text:p>PID_y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-0.029199" calcext:value-type="float">
            <text:p>-0.029199</text:p>
          </table:table-cell>
          <table:table-cell office:value-type="float" office:value="0.013133" calcext:value-type="float">
            <text:p>0.013133</text:p>
          </table:table-cell>
          <table:table-cell office:value-type="float" office:value="-0.029838" calcext:value-type="float">
            <text:p>-0.029838</text:p>
          </table:table-cell>
          <table:table-cell office:value-type="float" office:value="-0.007988" calcext:value-type="float">
            <text:p>-0.007988</text:p>
          </table:table-cell>
          <table:table-cell office:value-type="string" calcext:value-type="string">
            <text:p>0.014953</text:p>
          </table:table-cell>
        </table:table-row>
        <table:table-row table:style-name="ro1">
          <table:table-cell office:value-type="float" office:value="1527477044.74129" calcext:value-type="float">
            <text:p>1527477044.74129</text:p>
          </table:table-cell>
          <table:table-cell office:value-type="string" calcext:value-type="string">
            <text:p>PID_x</text:p>
          </table:table-cell>
          <table:table-cell office:value-type="float" office:value="0.012914" calcext:value-type="float">
            <text:p>0.012914</text:p>
          </table:table-cell>
          <table:table-cell office:value-type="float" office:value="-0.028761" calcext:value-type="float">
            <text:p>-0.028761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-0.029014" calcext:value-type="float">
            <text:p>-0.029014</text:p>
          </table:table-cell>
          <table:table-cell office:value-type="float" office:value="-0.004014" calcext:value-type="float">
            <text:p>-0.004014</text:p>
          </table:table-cell>
          <table:table-cell office:value-type="string" calcext:value-type="string">
            <text:p>0.009411</text:p>
          </table:table-cell>
        </table:table-row>
        <table:table-row table:style-name="ro1">
          <table:table-cell office:value-type="float" office:value="1527477044.74134" calcext:value-type="float">
            <text:p>1527477044.74134</text:p>
          </table:table-cell>
          <table:table-cell office:value-type="string" calcext:value-type="string">
            <text:p>PID_y</text:p>
          </table:table-cell>
          <table:table-cell office:value-type="float" office:value="0.012914" calcext:value-type="float">
            <text:p>0.012914</text:p>
          </table:table-cell>
          <table:table-cell office:value-type="float" office:value="-0.028761" calcext:value-type="float">
            <text:p>-0.028761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-0.029014" calcext:value-type="float">
            <text:p>-0.029014</text:p>
          </table:table-cell>
          <table:table-cell office:value-type="float" office:value="-0.004014" calcext:value-type="float">
            <text:p>-0.004014</text:p>
          </table:table-cell>
          <table:table-cell office:value-type="string" calcext:value-type="string">
            <text:p>0.009411</text:p>
          </table:table-cell>
        </table:table-row>
        <table:table-row table:style-name="ro1">
          <table:table-cell office:value-type="float" office:value="1527477044.76073" calcext:value-type="float">
            <text:p>1527477044.76073</text:p>
          </table:table-cell>
          <table:table-cell office:value-type="string" calcext:value-type="string">
            <text:p>PID_x</text:p>
          </table:table-cell>
          <table:table-cell office:value-type="float" office:value="0.012992" calcext:value-type="float">
            <text:p>0.012992</text:p>
          </table:table-cell>
          <table:table-cell office:value-type="float" office:value="-0.027754" calcext:value-type="float">
            <text:p>-0.027754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-0.028279" calcext:value-type="float">
            <text:p>-0.028279</text:p>
          </table:table-cell>
          <table:table-cell office:value-type="float" office:value="-0.002199" calcext:value-type="float">
            <text:p>-0.002199</text:p>
          </table:table-cell>
          <table:table-cell office:value-type="string" calcext:value-type="string">
            <text:p>0.013562</text:p>
          </table:table-cell>
        </table:table-row>
        <table:table-row table:style-name="ro1">
          <table:table-cell office:value-type="float" office:value="1527477044.76078" calcext:value-type="float">
            <text:p>1527477044.76078</text:p>
          </table:table-cell>
          <table:table-cell office:value-type="string" calcext:value-type="string">
            <text:p>PID_y</text:p>
          </table:table-cell>
          <table:table-cell office:value-type="float" office:value="0.012992" calcext:value-type="float">
            <text:p>0.012992</text:p>
          </table:table-cell>
          <table:table-cell office:value-type="float" office:value="-0.027754" calcext:value-type="float">
            <text:p>-0.027754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-0.028279" calcext:value-type="float">
            <text:p>-0.028279</text:p>
          </table:table-cell>
          <table:table-cell office:value-type="float" office:value="-0.002199" calcext:value-type="float">
            <text:p>-0.002199</text:p>
          </table:table-cell>
          <table:table-cell office:value-type="string" calcext:value-type="string">
            <text:p>0.013562</text:p>
          </table:table-cell>
        </table:table-row>
        <table:table-row table:style-name="ro1">
          <table:table-cell office:value-type="float" office:value="1527477044.78128" calcext:value-type="float">
            <text:p>1527477044.78128</text:p>
          </table:table-cell>
          <table:table-cell office:value-type="string" calcext:value-type="string">
            <text:p>PID_x</text:p>
          </table:table-cell>
          <table:table-cell office:value-type="float" office:value="0.012887" calcext:value-type="float">
            <text:p>0.012887</text:p>
          </table:table-cell>
          <table:table-cell office:value-type="float" office:value="-0.027473" calcext:value-type="float">
            <text:p>-0.027473</text:p>
          </table:table-cell>
          <table:table-cell office:value-type="float" office:value="0.012902" calcext:value-type="float">
            <text:p>0.012902</text:p>
          </table:table-cell>
          <table:table-cell office:value-type="float" office:value="-0.027997" calcext:value-type="float">
            <text:p>-0.027997</text:p>
          </table:table-cell>
          <table:table-cell office:value-type="float" office:value="-0.002335" calcext:value-type="float">
            <text:p>-0.002335</text:p>
          </table:table-cell>
          <table:table-cell office:value-type="string" calcext:value-type="string">
            <text:p>0.013532</text:p>
          </table:table-cell>
        </table:table-row>
        <table:table-row table:style-name="ro1">
          <table:table-cell office:value-type="float" office:value="1527477044.78133" calcext:value-type="float">
            <text:p>1527477044.78133</text:p>
          </table:table-cell>
          <table:table-cell office:value-type="string" calcext:value-type="string">
            <text:p>PID_y</text:p>
          </table:table-cell>
          <table:table-cell office:value-type="float" office:value="0.012887" calcext:value-type="float">
            <text:p>0.012887</text:p>
          </table:table-cell>
          <table:table-cell office:value-type="float" office:value="-0.027473" calcext:value-type="float">
            <text:p>-0.027473</text:p>
          </table:table-cell>
          <table:table-cell office:value-type="float" office:value="0.012902" calcext:value-type="float">
            <text:p>0.012902</text:p>
          </table:table-cell>
          <table:table-cell office:value-type="float" office:value="-0.027997" calcext:value-type="float">
            <text:p>-0.027997</text:p>
          </table:table-cell>
          <table:table-cell office:value-type="float" office:value="-0.002335" calcext:value-type="float">
            <text:p>-0.002335</text:p>
          </table:table-cell>
          <table:table-cell office:value-type="string" calcext:value-type="string">
            <text:p>0.013532</text:p>
          </table:table-cell>
        </table:table-row>
        <table:table-row table:style-name="ro1">
          <table:table-cell office:value-type="float" office:value="1527477044.80062" calcext:value-type="float">
            <text:p>1527477044.80062</text:p>
          </table:table-cell>
          <table:table-cell office:value-type="string" calcext:value-type="string">
            <text:p>PID_x</text:p>
          </table:table-cell>
          <table:table-cell office:value-type="float" office:value="0.012861" calcext:value-type="float">
            <text:p>0.012861</text:p>
          </table:table-cell>
          <table:table-cell office:value-type="float" office:value="-0.028377" calcext:value-type="float">
            <text:p>-0.028377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28497" calcext:value-type="float">
            <text:p>-0.028497</text:p>
          </table:table-cell>
          <table:table-cell office:value-type="float" office:value="0.003495" calcext:value-type="float">
            <text:p>0.003495</text:p>
          </table:table-cell>
          <table:table-cell office:value-type="string" calcext:value-type="string">
            <text:p>0.006466</text:p>
          </table:table-cell>
        </table:table-row>
        <table:table-row table:style-name="ro1">
          <table:table-cell office:value-type="float" office:value="1527477044.80067" calcext:value-type="float">
            <text:p>1527477044.80067</text:p>
          </table:table-cell>
          <table:table-cell office:value-type="string" calcext:value-type="string">
            <text:p>PID_y</text:p>
          </table:table-cell>
          <table:table-cell office:value-type="float" office:value="0.012861" calcext:value-type="float">
            <text:p>0.012861</text:p>
          </table:table-cell>
          <table:table-cell office:value-type="float" office:value="-0.028377" calcext:value-type="float">
            <text:p>-0.028377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-0.028497" calcext:value-type="float">
            <text:p>-0.028497</text:p>
          </table:table-cell>
          <table:table-cell office:value-type="float" office:value="0.003495" calcext:value-type="float">
            <text:p>0.003495</text:p>
          </table:table-cell>
          <table:table-cell office:value-type="string" calcext:value-type="string">
            <text:p>0.006466</text:p>
          </table:table-cell>
        </table:table-row>
        <table:table-row table:style-name="ro1">
          <table:table-cell office:value-type="float" office:value="1527477044.82114" calcext:value-type="float">
            <text:p>1527477044.82114</text:p>
          </table:table-cell>
          <table:table-cell office:value-type="string" calcext:value-type="string">
            <text:p>PID_x</text:p>
          </table:table-cell>
          <table:table-cell office:value-type="float" office:value="0.012129" calcext:value-type="float">
            <text:p>0.012129</text:p>
          </table:table-cell>
          <table:table-cell office:value-type="float" office:value="-0.02457" calcext:value-type="float">
            <text:p>-0.02457</text:p>
          </table:table-cell>
          <table:table-cell office:value-type="float" office:value="0.012313" calcext:value-type="float">
            <text:p>0.012313</text:p>
          </table:table-cell>
          <table:table-cell office:value-type="float" office:value="-0.026912" calcext:value-type="float">
            <text:p>-0.026912</text:p>
          </table:table-cell>
          <table:table-cell office:value-type="float" office:value="-0.008015" calcext:value-type="float">
            <text:p>-0.008015</text:p>
          </table:table-cell>
          <table:table-cell office:value-type="string" calcext:value-type="string">
            <text:p>0.028631</text:p>
          </table:table-cell>
        </table:table-row>
        <table:table-row table:style-name="ro1">
          <table:table-cell office:value-type="float" office:value="1527477044.8212" calcext:value-type="float">
            <text:p>1527477044.8212</text:p>
          </table:table-cell>
          <table:table-cell office:value-type="string" calcext:value-type="string">
            <text:p>PID_y</text:p>
          </table:table-cell>
          <table:table-cell office:value-type="float" office:value="0.012129" calcext:value-type="float">
            <text:p>0.012129</text:p>
          </table:table-cell>
          <table:table-cell office:value-type="float" office:value="-0.02457" calcext:value-type="float">
            <text:p>-0.02457</text:p>
          </table:table-cell>
          <table:table-cell office:value-type="float" office:value="0.012313" calcext:value-type="float">
            <text:p>0.012313</text:p>
          </table:table-cell>
          <table:table-cell office:value-type="float" office:value="-0.026912" calcext:value-type="float">
            <text:p>-0.026912</text:p>
          </table:table-cell>
          <table:table-cell office:value-type="float" office:value="-0.008015" calcext:value-type="float">
            <text:p>-0.008015</text:p>
          </table:table-cell>
          <table:table-cell office:value-type="string" calcext:value-type="string">
            <text:p>0.028631</text:p>
          </table:table-cell>
        </table:table-row>
        <table:table-row table:style-name="ro1">
          <table:table-cell office:value-type="float" office:value="1527477044.84172" calcext:value-type="float">
            <text:p>1527477044.84172</text:p>
          </table:table-cell>
          <table:table-cell office:value-type="string" calcext:value-type="string">
            <text:p>PID_x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-0.025767" calcext:value-type="float">
            <text:p>-0.025767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-0.026943" calcext:value-type="float">
            <text:p>-0.026943</text:p>
          </table:table-cell>
          <table:table-cell office:value-type="float" office:value="-0.010025" calcext:value-type="float">
            <text:p>-0.010025</text:p>
          </table:table-cell>
          <table:table-cell office:value-type="string" calcext:value-type="string">
            <text:p>0.020291</text:p>
          </table:table-cell>
        </table:table-row>
        <table:table-row table:style-name="ro1">
          <table:table-cell office:value-type="float" office:value="1527477044.84177" calcext:value-type="float">
            <text:p>1527477044.84177</text:p>
          </table:table-cell>
          <table:table-cell office:value-type="string" calcext:value-type="string">
            <text:p>PID_y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-0.025767" calcext:value-type="float">
            <text:p>-0.025767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-0.026943" calcext:value-type="float">
            <text:p>-0.026943</text:p>
          </table:table-cell>
          <table:table-cell office:value-type="float" office:value="-0.010025" calcext:value-type="float">
            <text:p>-0.010025</text:p>
          </table:table-cell>
          <table:table-cell office:value-type="string" calcext:value-type="string">
            <text:p>0.020291</text:p>
          </table:table-cell>
        </table:table-row>
        <table:table-row table:style-name="ro1">
          <table:table-cell office:value-type="float" office:value="1527477044.86127" calcext:value-type="float">
            <text:p>1527477044.86127</text:p>
          </table:table-cell>
          <table:table-cell office:value-type="string" calcext:value-type="string">
            <text:p>PID_x</text:p>
          </table:table-cell>
          <table:table-cell office:value-type="float" office:value="0.012104" calcext:value-type="float">
            <text:p>0.012104</text:p>
          </table:table-cell>
          <table:table-cell office:value-type="float" office:value="-0.026581" calcext:value-type="float">
            <text:p>-0.026581</text:p>
          </table:table-cell>
          <table:table-cell office:value-type="float" office:value="0.012252" calcext:value-type="float">
            <text:p>0.012252</text:p>
          </table:table-cell>
          <table:table-cell office:value-type="float" office:value="-0.027001" calcext:value-type="float">
            <text:p>-0.027001</text:p>
          </table:table-cell>
          <table:table-cell office:value-type="float" office:value="-0.007215" calcext:value-type="float">
            <text:p>-0.007215</text:p>
          </table:table-cell>
          <table:table-cell office:value-type="string" calcext:value-type="string">
            <text:p>0.012134</text:p>
          </table:table-cell>
        </table:table-row>
        <table:table-row table:style-name="ro1">
          <table:table-cell office:value-type="float" office:value="1527477044.86132" calcext:value-type="float">
            <text:p>1527477044.86132</text:p>
          </table:table-cell>
          <table:table-cell office:value-type="string" calcext:value-type="string">
            <text:p>PID_y</text:p>
          </table:table-cell>
          <table:table-cell office:value-type="float" office:value="0.012104" calcext:value-type="float">
            <text:p>0.012104</text:p>
          </table:table-cell>
          <table:table-cell office:value-type="float" office:value="-0.026581" calcext:value-type="float">
            <text:p>-0.026581</text:p>
          </table:table-cell>
          <table:table-cell office:value-type="float" office:value="0.012252" calcext:value-type="float">
            <text:p>0.012252</text:p>
          </table:table-cell>
          <table:table-cell office:value-type="float" office:value="-0.027001" calcext:value-type="float">
            <text:p>-0.027001</text:p>
          </table:table-cell>
          <table:table-cell office:value-type="float" office:value="-0.007215" calcext:value-type="float">
            <text:p>-0.007215</text:p>
          </table:table-cell>
          <table:table-cell office:value-type="string" calcext:value-type="string">
            <text:p>0.012134</text:p>
          </table:table-cell>
        </table:table-row>
        <table:table-row table:style-name="ro1">
          <table:table-cell office:value-type="float" office:value="1527477044.88066" calcext:value-type="float">
            <text:p>1527477044.88066</text:p>
          </table:table-cell>
          <table:table-cell office:value-type="string" calcext:value-type="string">
            <text:p>PID_x</text:p>
          </table:table-cell>
          <table:table-cell office:value-type="float" office:value="0.011397" calcext:value-type="float">
            <text:p>0.011397</text:p>
          </table:table-cell>
          <table:table-cell office:value-type="float" office:value="-0.025672" calcext:value-type="float">
            <text:p>-0.025672</text:p>
          </table:table-cell>
          <table:table-cell office:value-type="float" office:value="0.011761" calcext:value-type="float">
            <text:p>0.011761</text:p>
          </table:table-cell>
          <table:table-cell office:value-type="float" office:value="-0.026382" calcext:value-type="float">
            <text:p>-0.026382</text:p>
          </table:table-cell>
          <table:table-cell office:value-type="float" office:value="-0.01128" calcext:value-type="float">
            <text:p>-0.01128</text:p>
          </table:table-cell>
          <table:table-cell office:value-type="string" calcext:value-type="string">
            <text:p>0.015768</text:p>
          </table:table-cell>
        </table:table-row>
        <table:table-row table:style-name="ro1">
          <table:table-cell office:value-type="float" office:value="1527477044.88071" calcext:value-type="float">
            <text:p>1527477044.88071</text:p>
          </table:table-cell>
          <table:table-cell office:value-type="string" calcext:value-type="string">
            <text:p>PID_y</text:p>
          </table:table-cell>
          <table:table-cell office:value-type="float" office:value="0.011397" calcext:value-type="float">
            <text:p>0.011397</text:p>
          </table:table-cell>
          <table:table-cell office:value-type="float" office:value="-0.025672" calcext:value-type="float">
            <text:p>-0.025672</text:p>
          </table:table-cell>
          <table:table-cell office:value-type="float" office:value="0.011761" calcext:value-type="float">
            <text:p>0.011761</text:p>
          </table:table-cell>
          <table:table-cell office:value-type="float" office:value="-0.026382" calcext:value-type="float">
            <text:p>-0.026382</text:p>
          </table:table-cell>
          <table:table-cell office:value-type="float" office:value="-0.01128" calcext:value-type="float">
            <text:p>-0.01128</text:p>
          </table:table-cell>
          <table:table-cell office:value-type="string" calcext:value-type="string">
            <text:p>0.015768</text:p>
          </table:table-cell>
        </table:table-row>
        <table:table-row table:style-name="ro1">
          <table:table-cell office:value-type="float" office:value="1527477044.90116" calcext:value-type="float">
            <text:p>1527477044.90116</text:p>
          </table:table-cell>
          <table:table-cell office:value-type="string" calcext:value-type="string">
            <text:p>PID_x</text:p>
          </table:table-cell>
          <table:table-cell office:value-type="float" office:value="0.011126" calcext:value-type="float">
            <text:p>0.011126</text:p>
          </table:table-cell>
          <table:table-cell office:value-type="float" office:value="-0.022575" calcext:value-type="float">
            <text:p>-0.022575</text:p>
          </table:table-cell>
          <table:table-cell office:value-type="float" office:value="0.011565" calcext:value-type="float">
            <text:p>0.011565</text:p>
          </table:table-cell>
          <table:table-cell office:value-type="float" office:value="-0.02534" calcext:value-type="float">
            <text:p>-0.02534</text:p>
          </table:table-cell>
          <table:table-cell office:value-type="float" office:value="-0.012404" calcext:value-type="float">
            <text:p>-0.012404</text:p>
          </table:table-cell>
          <table:table-cell office:value-type="string" calcext:value-type="string">
            <text:p>0.031109</text:p>
          </table:table-cell>
        </table:table-row>
        <table:table-row table:style-name="ro1">
          <table:table-cell office:value-type="float" office:value="1527477044.90121" calcext:value-type="float">
            <text:p>1527477044.90121</text:p>
          </table:table-cell>
          <table:table-cell office:value-type="string" calcext:value-type="string">
            <text:p>PID_y</text:p>
          </table:table-cell>
          <table:table-cell office:value-type="float" office:value="0.011126" calcext:value-type="float">
            <text:p>0.011126</text:p>
          </table:table-cell>
          <table:table-cell office:value-type="float" office:value="-0.022575" calcext:value-type="float">
            <text:p>-0.022575</text:p>
          </table:table-cell>
          <table:table-cell office:value-type="float" office:value="0.011565" calcext:value-type="float">
            <text:p>0.011565</text:p>
          </table:table-cell>
          <table:table-cell office:value-type="float" office:value="-0.02534" calcext:value-type="float">
            <text:p>-0.02534</text:p>
          </table:table-cell>
          <table:table-cell office:value-type="float" office:value="-0.012404" calcext:value-type="float">
            <text:p>-0.012404</text:p>
          </table:table-cell>
          <table:table-cell office:value-type="string" calcext:value-type="string">
            <text:p>0.031109</text:p>
          </table:table-cell>
        </table:table-row>
        <table:table-row table:style-name="ro1">
          <table:table-cell office:value-type="float" office:value="1527477044.92177" calcext:value-type="float">
            <text:p>1527477044.92177</text:p>
          </table:table-cell>
          <table:table-cell office:value-type="string" calcext:value-type="string">
            <text:p>PID_x</text:p>
          </table:table-cell>
          <table:table-cell office:value-type="float" office:value="0.011757" calcext:value-type="float">
            <text:p>0.011757</text:p>
          </table:table-cell>
          <table:table-cell office:value-type="float" office:value="-0.024509" calcext:value-type="float">
            <text:p>-0.024509</text:p>
          </table:table-cell>
          <table:table-cell office:value-type="float" office:value="0.011825" calcext:value-type="float">
            <text:p>0.011825</text:p>
          </table:table-cell>
          <table:table-cell office:value-type="float" office:value="-0.025271" calcext:value-type="float">
            <text:p>-0.025271</text:p>
          </table:table-cell>
          <table:table-cell office:value-type="float" office:value="-0.004873" calcext:value-type="float">
            <text:p>-0.004873</text:p>
          </table:table-cell>
          <table:table-cell office:value-type="string" calcext:value-type="string">
            <text:p>0.016329</text:p>
          </table:table-cell>
        </table:table-row>
        <table:table-row table:style-name="ro1">
          <table:table-cell office:value-type="float" office:value="1527477044.92182" calcext:value-type="float">
            <text:p>1527477044.92182</text:p>
          </table:table-cell>
          <table:table-cell office:value-type="string" calcext:value-type="string">
            <text:p>PID_y</text:p>
          </table:table-cell>
          <table:table-cell office:value-type="float" office:value="0.011757" calcext:value-type="float">
            <text:p>0.011757</text:p>
          </table:table-cell>
          <table:table-cell office:value-type="float" office:value="-0.024509" calcext:value-type="float">
            <text:p>-0.024509</text:p>
          </table:table-cell>
          <table:table-cell office:value-type="float" office:value="0.011825" calcext:value-type="float">
            <text:p>0.011825</text:p>
          </table:table-cell>
          <table:table-cell office:value-type="float" office:value="-0.025271" calcext:value-type="float">
            <text:p>-0.025271</text:p>
          </table:table-cell>
          <table:table-cell office:value-type="float" office:value="-0.004873" calcext:value-type="float">
            <text:p>-0.004873</text:p>
          </table:table-cell>
          <table:table-cell office:value-type="string" calcext:value-type="string">
            <text:p>0.016329</text:p>
          </table:table-cell>
        </table:table-row>
        <table:table-row table:style-name="ro1">
          <table:table-cell office:value-type="float" office:value="1527477044.94128" calcext:value-type="float">
            <text:p>1527477044.94128</text:p>
          </table:table-cell>
          <table:table-cell office:value-type="string" calcext:value-type="string">
            <text:p>PID_x</text:p>
          </table:table-cell>
          <table:table-cell office:value-type="float" office:value="0.011811" calcext:value-type="float">
            <text:p>0.011811</text:p>
          </table:table-cell>
          <table:table-cell office:value-type="float" office:value="-0.024284" calcext:value-type="float">
            <text:p>-0.024284</text:p>
          </table:table-cell>
          <table:table-cell office:value-type="float" office:value="0.011816" calcext:value-type="float">
            <text:p>0.011816</text:p>
          </table:table-cell>
          <table:table-cell office:value-type="float" office:value="-0.025173" calcext:value-type="float">
            <text:p>-0.025173</text:p>
          </table:table-cell>
          <table:table-cell office:value-type="float" office:value="-0.001263" calcext:value-type="float">
            <text:p>-0.001263</text:p>
          </table:table-cell>
          <table:table-cell office:value-type="string" calcext:value-type="string">
            <text:p>0.017633</text:p>
          </table:table-cell>
        </table:table-row>
        <table:table-row table:style-name="ro1">
          <table:table-cell office:value-type="float" office:value="1527477044.94133" calcext:value-type="float">
            <text:p>1527477044.94133</text:p>
          </table:table-cell>
          <table:table-cell office:value-type="string" calcext:value-type="string">
            <text:p>PID_y</text:p>
          </table:table-cell>
          <table:table-cell office:value-type="float" office:value="0.011811" calcext:value-type="float">
            <text:p>0.011811</text:p>
          </table:table-cell>
          <table:table-cell office:value-type="float" office:value="-0.024284" calcext:value-type="float">
            <text:p>-0.024284</text:p>
          </table:table-cell>
          <table:table-cell office:value-type="float" office:value="0.011816" calcext:value-type="float">
            <text:p>0.011816</text:p>
          </table:table-cell>
          <table:table-cell office:value-type="float" office:value="-0.025173" calcext:value-type="float">
            <text:p>-0.025173</text:p>
          </table:table-cell>
          <table:table-cell office:value-type="float" office:value="-0.001263" calcext:value-type="float">
            <text:p>-0.001263</text:p>
          </table:table-cell>
          <table:table-cell office:value-type="string" calcext:value-type="string">
            <text:p>0.017633</text:p>
          </table:table-cell>
        </table:table-row>
        <table:table-row table:style-name="ro1">
          <table:table-cell office:value-type="float" office:value="1527477044.96067" calcext:value-type="float">
            <text:p>1527477044.96067</text:p>
          </table:table-cell>
          <table:table-cell office:value-type="string" calcext:value-type="string">
            <text:p>PID_x</text:p>
          </table:table-cell>
          <table:table-cell office:value-type="float" office:value="0.011587" calcext:value-type="float">
            <text:p>0.011587</text:p>
          </table:table-cell>
          <table:table-cell office:value-type="float" office:value="-0.022063" calcext:value-type="float">
            <text:p>-0.022063</text:p>
          </table:table-cell>
          <table:table-cell office:value-type="float" office:value="0.011686" calcext:value-type="float">
            <text:p>0.011686</text:p>
          </table:table-cell>
          <table:table-cell office:value-type="float" office:value="-0.024254" calcext:value-type="float">
            <text:p>-0.024254</text:p>
          </table:table-cell>
          <table:table-cell office:value-type="float" office:value="-0.005884" calcext:value-type="float">
            <text:p>-0.005884</text:p>
          </table:table-cell>
          <table:table-cell office:value-type="string" calcext:value-type="string">
            <text:p>0.027692</text:p>
          </table:table-cell>
        </table:table-row>
        <table:table-row table:style-name="ro1">
          <table:table-cell office:value-type="float" office:value="1527477044.96072" calcext:value-type="float">
            <text:p>1527477044.96072</text:p>
          </table:table-cell>
          <table:table-cell office:value-type="string" calcext:value-type="string">
            <text:p>PID_y</text:p>
          </table:table-cell>
          <table:table-cell office:value-type="float" office:value="0.011587" calcext:value-type="float">
            <text:p>0.011587</text:p>
          </table:table-cell>
          <table:table-cell office:value-type="float" office:value="-0.022063" calcext:value-type="float">
            <text:p>-0.022063</text:p>
          </table:table-cell>
          <table:table-cell office:value-type="float" office:value="0.011686" calcext:value-type="float">
            <text:p>0.011686</text:p>
          </table:table-cell>
          <table:table-cell office:value-type="float" office:value="-0.024254" calcext:value-type="float">
            <text:p>-0.024254</text:p>
          </table:table-cell>
          <table:table-cell office:value-type="float" office:value="-0.005884" calcext:value-type="float">
            <text:p>-0.005884</text:p>
          </table:table-cell>
          <table:table-cell office:value-type="string" calcext:value-type="string">
            <text:p>0.027692</text:p>
          </table:table-cell>
        </table:table-row>
        <table:table-row table:style-name="ro1">
          <table:table-cell office:value-type="float" office:value="1527477044.98119" calcext:value-type="float">
            <text:p>1527477044.98119</text:p>
          </table:table-cell>
          <table:table-cell office:value-type="string" calcext:value-type="string">
            <text:p>PID_x</text:p>
          </table:table-cell>
          <table:table-cell office:value-type="float" office:value="0.011515" calcext:value-type="float">
            <text:p>0.011515</text:p>
          </table:table-cell>
          <table:table-cell office:value-type="float" office:value="-0.023357" calcext:value-type="float">
            <text:p>-0.02335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-0.024441" calcext:value-type="float">
            <text:p>-0.024441</text:p>
          </table:table-cell>
          <table:table-cell office:value-type="float" office:value="-0.002328" calcext:value-type="float">
            <text:p>-0.002328</text:p>
          </table:table-cell>
          <table:table-cell office:value-type="string" calcext:value-type="string">
            <text:p>0.019480</text:p>
          </table:table-cell>
        </table:table-row>
        <table:table-row table:style-name="ro1">
          <table:table-cell office:value-type="float" office:value="1527477044.98124" calcext:value-type="float">
            <text:p>1527477044.98124</text:p>
          </table:table-cell>
          <table:table-cell office:value-type="string" calcext:value-type="string">
            <text:p>PID_y</text:p>
          </table:table-cell>
          <table:table-cell office:value-type="float" office:value="0.011515" calcext:value-type="float">
            <text:p>0.011515</text:p>
          </table:table-cell>
          <table:table-cell office:value-type="float" office:value="-0.023357" calcext:value-type="float">
            <text:p>-0.02335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-0.024441" calcext:value-type="float">
            <text:p>-0.024441</text:p>
          </table:table-cell>
          <table:table-cell office:value-type="float" office:value="-0.002328" calcext:value-type="float">
            <text:p>-0.002328</text:p>
          </table:table-cell>
          <table:table-cell office:value-type="string" calcext:value-type="string">
            <text:p>0.019480</text:p>
          </table:table-cell>
        </table:table-row>
        <table:table-row table:style-name="ro1">
          <table:table-cell office:value-type="float" office:value="1527477045.00173" calcext:value-type="float">
            <text:p>1527477045.00173</text:p>
          </table:table-cell>
          <table:table-cell office:value-type="string" calcext:value-type="string">
            <text:p>PID_x</text:p>
          </table:table-cell>
          <table:table-cell office:value-type="float" office:value="0.011162" calcext:value-type="float">
            <text:p>0.011162</text:p>
          </table:table-cell>
          <table:table-cell office:value-type="float" office:value="-0.022706" calcext:value-type="float">
            <text:p>-0.022706</text:p>
          </table:table-cell>
          <table:table-cell office:value-type="float" office:value="0.0112" calcext:value-type="float">
            <text:p>0.0112</text:p>
          </table:table-cell>
          <table:table-cell office:value-type="float" office:value="-0.023591" calcext:value-type="float">
            <text:p>-0.023591</text:p>
          </table:table-cell>
          <table:table-cell office:value-type="float" office:value="-0.003637" calcext:value-type="float">
            <text:p>-0.003637</text:p>
          </table:table-cell>
          <table:table-cell office:value-type="string" calcext:value-type="string">
            <text:p>0.017593</text:p>
          </table:table-cell>
        </table:table-row>
        <table:table-row table:style-name="ro1">
          <table:table-cell office:value-type="float" office:value="1527477045.00178" calcext:value-type="float">
            <text:p>1527477045.00178</text:p>
          </table:table-cell>
          <table:table-cell office:value-type="string" calcext:value-type="string">
            <text:p>PID_y</text:p>
          </table:table-cell>
          <table:table-cell office:value-type="float" office:value="0.011162" calcext:value-type="float">
            <text:p>0.011162</text:p>
          </table:table-cell>
          <table:table-cell office:value-type="float" office:value="-0.022706" calcext:value-type="float">
            <text:p>-0.022706</text:p>
          </table:table-cell>
          <table:table-cell office:value-type="float" office:value="0.0112" calcext:value-type="float">
            <text:p>0.0112</text:p>
          </table:table-cell>
          <table:table-cell office:value-type="float" office:value="-0.023591" calcext:value-type="float">
            <text:p>-0.023591</text:p>
          </table:table-cell>
          <table:table-cell office:value-type="float" office:value="-0.003637" calcext:value-type="float">
            <text:p>-0.003637</text:p>
          </table:table-cell>
          <table:table-cell office:value-type="string" calcext:value-type="string">
            <text:p>0.017593</text:p>
          </table:table-cell>
        </table:table-row>
        <table:table-row table:style-name="ro1">
          <table:table-cell office:value-type="float" office:value="1527477045.02121" calcext:value-type="float">
            <text:p>1527477045.02121</text:p>
          </table:table-cell>
          <table:table-cell office:value-type="string" calcext:value-type="string">
            <text:p>PID_x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-0.022188" calcext:value-type="float">
            <text:p>-0.022188</text:p>
          </table:table-cell>
          <table:table-cell office:value-type="float" office:value="0.011257" calcext:value-type="float">
            <text:p>0.011257</text:p>
          </table:table-cell>
          <table:table-cell office:value-type="float" office:value="-0.023309" calcext:value-type="float">
            <text:p>-0.023309</text:p>
          </table:table-cell>
          <table:table-cell office:value-type="float" office:value="-0.005583" calcext:value-type="float">
            <text:p>-0.005583</text:p>
          </table:table-cell>
          <table:table-cell office:value-type="string" calcext:value-type="string">
            <text:p>0.019809</text:p>
          </table:table-cell>
        </table:table-row>
        <table:table-row table:style-name="ro1">
          <table:table-cell office:value-type="float" office:value="1527477045.02126" calcext:value-type="float">
            <text:p>1527477045.02126</text:p>
          </table:table-cell>
          <table:table-cell office:value-type="string" calcext:value-type="string">
            <text:p>PID_y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-0.022188" calcext:value-type="float">
            <text:p>-0.022188</text:p>
          </table:table-cell>
          <table:table-cell office:value-type="float" office:value="0.011257" calcext:value-type="float">
            <text:p>0.011257</text:p>
          </table:table-cell>
          <table:table-cell office:value-type="float" office:value="-0.023309" calcext:value-type="float">
            <text:p>-0.023309</text:p>
          </table:table-cell>
          <table:table-cell office:value-type="float" office:value="-0.005583" calcext:value-type="float">
            <text:p>-0.005583</text:p>
          </table:table-cell>
          <table:table-cell office:value-type="string" calcext:value-type="string">
            <text:p>0.019809</text:p>
          </table:table-cell>
        </table:table-row>
        <table:table-row table:style-name="ro1">
          <table:table-cell office:value-type="float" office:value="1527477045.04064" calcext:value-type="float">
            <text:p>1527477045.04064</text:p>
          </table:table-cell>
          <table:table-cell office:value-type="string" calcext:value-type="string">
            <text:p>PID_x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-0.022919" calcext:value-type="float">
            <text:p>-0.022919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-0.023617" calcext:value-type="float">
            <text:p>-0.023617</text:p>
          </table:table-cell>
          <table:table-cell office:value-type="float" office:value="-0.004779" calcext:value-type="float">
            <text:p>-0.004779</text:p>
          </table:table-cell>
          <table:table-cell office:value-type="string" calcext:value-type="string">
            <text:p>0.015637</text:p>
          </table:table-cell>
        </table:table-row>
        <table:table-row table:style-name="ro1">
          <table:table-cell office:value-type="float" office:value="1527477045.0407" calcext:value-type="float">
            <text:p>1527477045.0407</text:p>
          </table:table-cell>
          <table:table-cell office:value-type="string" calcext:value-type="string">
            <text:p>PID_y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-0.022919" calcext:value-type="float">
            <text:p>-0.022919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-0.023617" calcext:value-type="float">
            <text:p>-0.023617</text:p>
          </table:table-cell>
          <table:table-cell office:value-type="float" office:value="-0.004779" calcext:value-type="float">
            <text:p>-0.004779</text:p>
          </table:table-cell>
          <table:table-cell office:value-type="string" calcext:value-type="string">
            <text:p>0.015637</text:p>
          </table:table-cell>
        </table:table-row>
        <table:table-row table:style-name="ro1">
          <table:table-cell office:value-type="float" office:value="1527477045.06114" calcext:value-type="float">
            <text:p>1527477045.06114</text:p>
          </table:table-cell>
          <table:table-cell office:value-type="string" calcext:value-type="string">
            <text:p>PID_x</text:p>
          </table:table-cell>
          <table:table-cell office:value-type="float" office:value="0.011047" calcext:value-type="float">
            <text:p>0.011047</text:p>
          </table:table-cell>
          <table:table-cell office:value-type="float" office:value="-0.022999" calcext:value-type="float">
            <text:p>-0.022999</text:p>
          </table:table-cell>
          <table:table-cell office:value-type="float" office:value="0.011129" calcext:value-type="float">
            <text:p>0.011129</text:p>
          </table:table-cell>
          <table:table-cell office:value-type="float" office:value="-0.023264" calcext:value-type="float">
            <text:p>-0.023264</text:p>
          </table:table-cell>
          <table:table-cell office:value-type="float" office:value="-0.005355" calcext:value-type="float">
            <text:p>-0.005355</text:p>
          </table:table-cell>
          <table:table-cell office:value-type="string" calcext:value-type="string">
            <text:p>0.009625</text:p>
          </table:table-cell>
        </table:table-row>
        <table:table-row table:style-name="ro1">
          <table:table-cell office:value-type="float" office:value="1527477045.0612" calcext:value-type="float">
            <text:p>1527477045.0612</text:p>
          </table:table-cell>
          <table:table-cell office:value-type="string" calcext:value-type="string">
            <text:p>PID_y</text:p>
          </table:table-cell>
          <table:table-cell office:value-type="float" office:value="0.011047" calcext:value-type="float">
            <text:p>0.011047</text:p>
          </table:table-cell>
          <table:table-cell office:value-type="float" office:value="-0.022999" calcext:value-type="float">
            <text:p>-0.022999</text:p>
          </table:table-cell>
          <table:table-cell office:value-type="float" office:value="0.011129" calcext:value-type="float">
            <text:p>0.011129</text:p>
          </table:table-cell>
          <table:table-cell office:value-type="float" office:value="-0.023264" calcext:value-type="float">
            <text:p>-0.023264</text:p>
          </table:table-cell>
          <table:table-cell office:value-type="float" office:value="-0.005355" calcext:value-type="float">
            <text:p>-0.005355</text:p>
          </table:table-cell>
          <table:table-cell office:value-type="string" calcext:value-type="string">
            <text:p>0.009625</text:p>
          </table:table-cell>
        </table:table-row>
        <table:table-row table:style-name="ro1">
          <table:table-cell office:value-type="float" office:value="1527477045.08159" calcext:value-type="float">
            <text:p>1527477045.08159</text:p>
          </table:table-cell>
          <table:table-cell office:value-type="string" calcext:value-type="string">
            <text:p>PID_x</text:p>
          </table:table-cell>
          <table:table-cell office:value-type="float" office:value="0.011371" calcext:value-type="float">
            <text:p>0.011371</text:p>
          </table:table-cell>
          <table:table-cell office:value-type="float" office:value="-0.02183" calcext:value-type="float">
            <text:p>-0.02183</text:p>
          </table:table-cell>
          <table:table-cell office:value-type="float" office:value="0.011377" calcext:value-type="float">
            <text:p>0.011377</text:p>
          </table:table-cell>
          <table:table-cell office:value-type="float" office:value="-0.022676" calcext:value-type="float">
            <text:p>-0.022676</text:p>
          </table:table-cell>
          <table:table-cell office:value-type="float" office:value="-0.001419" calcext:value-type="float">
            <text:p>-0.001419</text:p>
          </table:table-cell>
          <table:table-cell office:value-type="string" calcext:value-type="string">
            <text:p>0.017203</text:p>
          </table:table-cell>
        </table:table-row>
        <table:table-row table:style-name="ro1">
          <table:table-cell office:value-type="float" office:value="1527477045.08164" calcext:value-type="float">
            <text:p>1527477045.08164</text:p>
          </table:table-cell>
          <table:table-cell office:value-type="string" calcext:value-type="string">
            <text:p>PID_y</text:p>
          </table:table-cell>
          <table:table-cell office:value-type="float" office:value="0.011371" calcext:value-type="float">
            <text:p>0.011371</text:p>
          </table:table-cell>
          <table:table-cell office:value-type="float" office:value="-0.02183" calcext:value-type="float">
            <text:p>-0.02183</text:p>
          </table:table-cell>
          <table:table-cell office:value-type="float" office:value="0.011377" calcext:value-type="float">
            <text:p>0.011377</text:p>
          </table:table-cell>
          <table:table-cell office:value-type="float" office:value="-0.022676" calcext:value-type="float">
            <text:p>-0.022676</text:p>
          </table:table-cell>
          <table:table-cell office:value-type="float" office:value="-0.001419" calcext:value-type="float">
            <text:p>-0.001419</text:p>
          </table:table-cell>
          <table:table-cell office:value-type="string" calcext:value-type="string">
            <text:p>0.017203</text:p>
          </table:table-cell>
        </table:table-row>
        <table:table-row table:style-name="ro1">
          <table:table-cell office:value-type="float" office:value="1527477045.10107" calcext:value-type="float">
            <text:p>1527477045.10107</text:p>
          </table:table-cell>
          <table:table-cell office:value-type="string" calcext:value-type="string">
            <text:p>PID_x</text:p>
          </table:table-cell>
          <table:table-cell office:value-type="float" office:value="0.011519" calcext:value-type="float">
            <text:p>0.011519</text:p>
          </table:table-cell>
          <table:table-cell office:value-type="float" office:value="-0.022465" calcext:value-type="float">
            <text:p>-0.022465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-0.022686" calcext:value-type="float">
            <text:p>-0.022686</text:p>
          </table:table-cell>
          <table:table-cell office:value-type="float" office:value="0.002995" calcext:value-type="float">
            <text:p>0.002995</text:p>
          </table:table-cell>
          <table:table-cell office:value-type="string" calcext:value-type="string">
            <text:p>0.008807</text:p>
          </table:table-cell>
        </table:table-row>
        <table:table-row table:style-name="ro1">
          <table:table-cell office:value-type="float" office:value="1527477045.10112" calcext:value-type="float">
            <text:p>1527477045.10112</text:p>
          </table:table-cell>
          <table:table-cell office:value-type="string" calcext:value-type="string">
            <text:p>PID_y</text:p>
          </table:table-cell>
          <table:table-cell office:value-type="float" office:value="0.011519" calcext:value-type="float">
            <text:p>0.011519</text:p>
          </table:table-cell>
          <table:table-cell office:value-type="float" office:value="-0.022465" calcext:value-type="float">
            <text:p>-0.022465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-0.022686" calcext:value-type="float">
            <text:p>-0.022686</text:p>
          </table:table-cell>
          <table:table-cell office:value-type="float" office:value="0.002995" calcext:value-type="float">
            <text:p>0.002995</text:p>
          </table:table-cell>
          <table:table-cell office:value-type="string" calcext:value-type="string">
            <text:p>0.008807</text:p>
          </table:table-cell>
        </table:table-row>
        <table:table-row table:style-name="ro1">
          <table:table-cell office:value-type="float" office:value="1527477045.12157" calcext:value-type="float">
            <text:p>1527477045.12157</text:p>
          </table:table-cell>
          <table:table-cell office:value-type="string" calcext:value-type="string">
            <text:p>PID_x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21593" calcext:value-type="float">
            <text:p>-0.021593</text:p>
          </table:table-cell>
          <table:table-cell office:value-type="float" office:value="0.011655" calcext:value-type="float">
            <text:p>0.011655</text:p>
          </table:table-cell>
          <table:table-cell office:value-type="float" office:value="-0.022028" calcext:value-type="float">
            <text:p>-0.022028</text:p>
          </table:table-cell>
          <table:table-cell office:value-type="float" office:value="0.003986" calcext:value-type="float">
            <text:p>0.003986</text:p>
          </table:table-cell>
          <table:table-cell office:value-type="string" calcext:value-type="string">
            <text:p>0.012345</text:p>
          </table:table-cell>
        </table:table-row>
        <table:table-row table:style-name="ro1">
          <table:table-cell office:value-type="float" office:value="1527477045.12162" calcext:value-type="float">
            <text:p>1527477045.12162</text:p>
          </table:table-cell>
          <table:table-cell office:value-type="string" calcext:value-type="string">
            <text:p>PID_y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21593" calcext:value-type="float">
            <text:p>-0.021593</text:p>
          </table:table-cell>
          <table:table-cell office:value-type="float" office:value="0.011655" calcext:value-type="float">
            <text:p>0.011655</text:p>
          </table:table-cell>
          <table:table-cell office:value-type="float" office:value="-0.022028" calcext:value-type="float">
            <text:p>-0.022028</text:p>
          </table:table-cell>
          <table:table-cell office:value-type="float" office:value="0.003986" calcext:value-type="float">
            <text:p>0.003986</text:p>
          </table:table-cell>
          <table:table-cell office:value-type="string" calcext:value-type="string">
            <text:p>0.012345</text:p>
          </table:table-cell>
        </table:table-row>
        <table:table-row table:style-name="ro1">
          <table:table-cell office:value-type="float" office:value="1527477045.14112" calcext:value-type="float">
            <text:p>1527477045.14112</text:p>
          </table:table-cell>
          <table:table-cell office:value-type="string" calcext:value-type="string">
            <text:p>PID_x</text:p>
          </table:table-cell>
          <table:table-cell office:value-type="float" office:value="0.011829" calcext:value-type="float">
            <text:p>0.011829</text:p>
          </table:table-cell>
          <table:table-cell office:value-type="float" office:value="-0.021451" calcext:value-type="float">
            <text:p>-0.021451</text:p>
          </table:table-cell>
          <table:table-cell office:value-type="float" office:value="0.011772" calcext:value-type="float">
            <text:p>0.011772</text:p>
          </table:table-cell>
          <table:table-cell office:value-type="float" office:value="-0.022087" calcext:value-type="float">
            <text:p>-0.022087</text:p>
          </table:table-cell>
          <table:table-cell office:value-type="float" office:value="0.004476" calcext:value-type="float">
            <text:p>0.004476</text:p>
          </table:table-cell>
          <table:table-cell office:value-type="string" calcext:value-type="string">
            <text:p>0.014914</text:p>
          </table:table-cell>
        </table:table-row>
        <table:table-row table:style-name="ro1">
          <table:table-cell office:value-type="float" office:value="1527477045.14117" calcext:value-type="float">
            <text:p>1527477045.14117</text:p>
          </table:table-cell>
          <table:table-cell office:value-type="string" calcext:value-type="string">
            <text:p>PID_y</text:p>
          </table:table-cell>
          <table:table-cell office:value-type="float" office:value="0.011829" calcext:value-type="float">
            <text:p>0.011829</text:p>
          </table:table-cell>
          <table:table-cell office:value-type="float" office:value="-0.021451" calcext:value-type="float">
            <text:p>-0.021451</text:p>
          </table:table-cell>
          <table:table-cell office:value-type="float" office:value="0.011772" calcext:value-type="float">
            <text:p>0.011772</text:p>
          </table:table-cell>
          <table:table-cell office:value-type="float" office:value="-0.022087" calcext:value-type="float">
            <text:p>-0.022087</text:p>
          </table:table-cell>
          <table:table-cell office:value-type="float" office:value="0.004476" calcext:value-type="float">
            <text:p>0.004476</text:p>
          </table:table-cell>
          <table:table-cell office:value-type="string" calcext:value-type="string">
            <text:p>0.014914</text:p>
          </table:table-cell>
        </table:table-row>
        <table:table-row table:style-name="ro1">
          <table:table-cell office:value-type="float" office:value="1527477045.16173" calcext:value-type="float">
            <text:p>1527477045.16173</text:p>
          </table:table-cell>
          <table:table-cell office:value-type="string" calcext:value-type="string">
            <text:p>PID_x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0.011456" calcext:value-type="float">
            <text:p>0.011456</text:p>
          </table:table-cell>
          <table:table-cell office:value-type="float" office:value="-0.021931" calcext:value-type="float">
            <text:p>-0.021931</text:p>
          </table:table-cell>
          <table:table-cell office:value-type="float" office:value="0.003323" calcext:value-type="float">
            <text:p>0.003323</text:p>
          </table:table-cell>
          <table:table-cell office:value-type="string" calcext:value-type="string">
            <text:p>0.012977</text:p>
          </table:table-cell>
        </table:table-row>
        <table:table-row table:style-name="ro1">
          <table:table-cell office:value-type="float" office:value="1527477045.1618" calcext:value-type="float">
            <text:p>1527477045.1618</text:p>
          </table:table-cell>
          <table:table-cell office:value-type="string" calcext:value-type="string">
            <text:p>PID_y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-0.02145" calcext:value-type="float">
            <text:p>-0.02145</text:p>
          </table:table-cell>
          <table:table-cell office:value-type="float" office:value="0.011456" calcext:value-type="float">
            <text:p>0.011456</text:p>
          </table:table-cell>
          <table:table-cell office:value-type="float" office:value="-0.021931" calcext:value-type="float">
            <text:p>-0.021931</text:p>
          </table:table-cell>
          <table:table-cell office:value-type="float" office:value="0.003323" calcext:value-type="float">
            <text:p>0.003323</text:p>
          </table:table-cell>
          <table:table-cell office:value-type="string" calcext:value-type="string">
            <text:p>0.012977</text:p>
          </table:table-cell>
        </table:table-row>
        <table:table-row table:style-name="ro1">
          <table:table-cell office:value-type="float" office:value="1527477045.18136" calcext:value-type="float">
            <text:p>1527477045.18136</text:p>
          </table:table-cell>
          <table:table-cell office:value-type="string" calcext:value-type="string">
            <text:p>PID_x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20797" calcext:value-type="float">
            <text:p>-0.020797</text:p>
          </table:table-cell>
          <table:table-cell office:value-type="float" office:value="0.011541" calcext:value-type="float">
            <text:p>0.011541</text:p>
          </table:table-cell>
          <table:table-cell office:value-type="float" office:value="-0.021317" calcext:value-type="float">
            <text:p>-0.021317</text:p>
          </table:table-cell>
          <table:table-cell office:value-type="float" office:value="0.001768" calcext:value-type="float">
            <text:p>0.001768</text:p>
          </table:table-cell>
          <table:table-cell office:value-type="string" calcext:value-type="string">
            <text:p>0.013482</text:p>
          </table:table-cell>
        </table:table-row>
        <table:table-row table:style-name="ro1">
          <table:table-cell office:value-type="float" office:value="1527477045.18143" calcext:value-type="float">
            <text:p>1527477045.18143</text:p>
          </table:table-cell>
          <table:table-cell office:value-type="string" calcext:value-type="string">
            <text:p>PID_y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20797" calcext:value-type="float">
            <text:p>-0.020797</text:p>
          </table:table-cell>
          <table:table-cell office:value-type="float" office:value="0.011541" calcext:value-type="float">
            <text:p>0.011541</text:p>
          </table:table-cell>
          <table:table-cell office:value-type="float" office:value="-0.021317" calcext:value-type="float">
            <text:p>-0.021317</text:p>
          </table:table-cell>
          <table:table-cell office:value-type="float" office:value="0.001768" calcext:value-type="float">
            <text:p>0.001768</text:p>
          </table:table-cell>
          <table:table-cell office:value-type="string" calcext:value-type="string">
            <text:p>0.013482</text:p>
          </table:table-cell>
        </table:table-row>
        <table:table-row table:style-name="ro1">
          <table:table-cell office:value-type="float" office:value="1527477045.20099" calcext:value-type="float">
            <text:p>1527477045.20099</text:p>
          </table:table-cell>
          <table:table-cell office:value-type="string" calcext:value-type="string">
            <text:p>PID_x</text:p>
          </table:table-cell>
          <table:table-cell office:value-type="float" office:value="0.011803" calcext:value-type="float">
            <text:p>0.011803</text:p>
          </table:table-cell>
          <table:table-cell office:value-type="float" office:value="-0.020581" calcext:value-type="float">
            <text:p>-0.020581</text:p>
          </table:table-cell>
          <table:table-cell office:value-type="float" office:value="0.011778" calcext:value-type="float">
            <text:p>0.011778</text:p>
          </table:table-cell>
          <table:table-cell office:value-type="float" office:value="-0.021203" calcext:value-type="float">
            <text:p>-0.021203</text:p>
          </table:table-cell>
          <table:table-cell office:value-type="float" office:value="0.002976" calcext:value-type="float">
            <text:p>0.002976</text:p>
          </table:table-cell>
          <table:table-cell office:value-type="string" calcext:value-type="string">
            <text:p>0.014752</text:p>
          </table:table-cell>
        </table:table-row>
        <table:table-row table:style-name="ro1">
          <table:table-cell office:value-type="float" office:value="1527477045.20103" calcext:value-type="float">
            <text:p>1527477045.20103</text:p>
          </table:table-cell>
          <table:table-cell office:value-type="string" calcext:value-type="string">
            <text:p>PID_y</text:p>
          </table:table-cell>
          <table:table-cell office:value-type="float" office:value="0.011803" calcext:value-type="float">
            <text:p>0.011803</text:p>
          </table:table-cell>
          <table:table-cell office:value-type="float" office:value="-0.020581" calcext:value-type="float">
            <text:p>-0.020581</text:p>
          </table:table-cell>
          <table:table-cell office:value-type="float" office:value="0.011778" calcext:value-type="float">
            <text:p>0.011778</text:p>
          </table:table-cell>
          <table:table-cell office:value-type="float" office:value="-0.021203" calcext:value-type="float">
            <text:p>-0.021203</text:p>
          </table:table-cell>
          <table:table-cell office:value-type="float" office:value="0.002976" calcext:value-type="float">
            <text:p>0.002976</text:p>
          </table:table-cell>
          <table:table-cell office:value-type="string" calcext:value-type="string">
            <text:p>0.014752</text:p>
          </table:table-cell>
        </table:table-row>
        <table:table-row table:style-name="ro1">
          <table:table-cell office:value-type="float" office:value="1527477045.22151" calcext:value-type="float">
            <text:p>1527477045.22151</text:p>
          </table:table-cell>
          <table:table-cell office:value-type="string" calcext:value-type="string">
            <text:p>PID_x</text:p>
          </table:table-cell>
          <table:table-cell office:value-type="float" office:value="0.011923" calcext:value-type="float">
            <text:p>0.011923</text:p>
          </table:table-cell>
          <table:table-cell office:value-type="float" office:value="-0.020151" calcext:value-type="float">
            <text:p>-0.020151</text:p>
          </table:table-cell>
          <table:table-cell office:value-type="float" office:value="0.011903" calcext:value-type="float">
            <text:p>0.011903</text:p>
          </table:table-cell>
          <table:table-cell office:value-type="float" office:value="-0.020672" calcext:value-type="float">
            <text:p>-0.020672</text:p>
          </table:table-cell>
          <table:table-cell office:value-type="float" office:value="0.00263" calcext:value-type="float">
            <text:p>0.00263</text:p>
          </table:table-cell>
          <table:table-cell office:value-type="string" calcext:value-type="string">
            <text:p>0.013497</text:p>
          </table:table-cell>
        </table:table-row>
        <table:table-row table:style-name="ro1">
          <table:table-cell office:value-type="float" office:value="1527477045.22156" calcext:value-type="float">
            <text:p>1527477045.22156</text:p>
          </table:table-cell>
          <table:table-cell office:value-type="string" calcext:value-type="string">
            <text:p>PID_y</text:p>
          </table:table-cell>
          <table:table-cell office:value-type="float" office:value="0.011923" calcext:value-type="float">
            <text:p>0.011923</text:p>
          </table:table-cell>
          <table:table-cell office:value-type="float" office:value="-0.020151" calcext:value-type="float">
            <text:p>-0.020151</text:p>
          </table:table-cell>
          <table:table-cell office:value-type="float" office:value="0.011903" calcext:value-type="float">
            <text:p>0.011903</text:p>
          </table:table-cell>
          <table:table-cell office:value-type="float" office:value="-0.020672" calcext:value-type="float">
            <text:p>-0.020672</text:p>
          </table:table-cell>
          <table:table-cell office:value-type="float" office:value="0.00263" calcext:value-type="float">
            <text:p>0.00263</text:p>
          </table:table-cell>
          <table:table-cell office:value-type="string" calcext:value-type="string">
            <text:p>0.013497</text:p>
          </table:table-cell>
        </table:table-row>
        <table:table-row table:style-name="ro1">
          <table:table-cell office:value-type="float" office:value="1527477045.24096" calcext:value-type="float">
            <text:p>1527477045.24096</text:p>
          </table:table-cell>
          <table:table-cell office:value-type="string" calcext:value-type="string">
            <text:p>PID_x</text:p>
          </table:table-cell>
          <table:table-cell office:value-type="float" office:value="0.012143" calcext:value-type="float">
            <text:p>0.012143</text:p>
          </table:table-cell>
          <table:table-cell office:value-type="float" office:value="-0.019859" calcext:value-type="float">
            <text:p>-0.019859</text:p>
          </table:table-cell>
          <table:table-cell office:value-type="float" office:value="0.012107" calcext:value-type="float">
            <text:p>0.012107</text:p>
          </table:table-cell>
          <table:table-cell office:value-type="float" office:value="-0.020541" calcext:value-type="float">
            <text:p>-0.020541</text:p>
          </table:table-cell>
          <table:table-cell office:value-type="float" office:value="0.003529" calcext:value-type="float">
            <text:p>0.003529</text:p>
          </table:table-cell>
          <table:table-cell office:value-type="string" calcext:value-type="string">
            <text:p>0.015444</text:p>
          </table:table-cell>
        </table:table-row>
        <table:table-row table:style-name="ro1">
          <table:table-cell office:value-type="float" office:value="1527477045.24101" calcext:value-type="float">
            <text:p>1527477045.24101</text:p>
          </table:table-cell>
          <table:table-cell office:value-type="string" calcext:value-type="string">
            <text:p>PID_y</text:p>
          </table:table-cell>
          <table:table-cell office:value-type="float" office:value="0.012143" calcext:value-type="float">
            <text:p>0.012143</text:p>
          </table:table-cell>
          <table:table-cell office:value-type="float" office:value="-0.019859" calcext:value-type="float">
            <text:p>-0.019859</text:p>
          </table:table-cell>
          <table:table-cell office:value-type="float" office:value="0.012107" calcext:value-type="float">
            <text:p>0.012107</text:p>
          </table:table-cell>
          <table:table-cell office:value-type="float" office:value="-0.020541" calcext:value-type="float">
            <text:p>-0.020541</text:p>
          </table:table-cell>
          <table:table-cell office:value-type="float" office:value="0.003529" calcext:value-type="float">
            <text:p>0.003529</text:p>
          </table:table-cell>
          <table:table-cell office:value-type="string" calcext:value-type="string">
            <text:p>0.015444</text:p>
          </table:table-cell>
        </table:table-row>
        <table:table-row table:style-name="ro1">
          <table:table-cell office:value-type="float" office:value="1527477045.26148" calcext:value-type="float">
            <text:p>1527477045.26148</text:p>
          </table:table-cell>
          <table:table-cell office:value-type="string" calcext:value-type="string">
            <text:p>PID_x</text:p>
          </table:table-cell>
          <table:table-cell office:value-type="float" office:value="0.012843" calcext:value-type="float">
            <text:p>0.012843</text:p>
          </table:table-cell>
          <table:table-cell office:value-type="float" office:value="-0.020395" calcext:value-type="float">
            <text:p>-0.020395</text:p>
          </table:table-cell>
          <table:table-cell office:value-type="float" office:value="0.012521" calcext:value-type="float">
            <text:p>0.012521</text:p>
          </table:table-cell>
          <table:table-cell office:value-type="float" office:value="-0.02078" calcext:value-type="float">
            <text:p>-0.02078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0.011606</text:p>
          </table:table-cell>
        </table:table-row>
        <table:table-row table:style-name="ro1">
          <table:table-cell office:value-type="float" office:value="1527477045.26154" calcext:value-type="float">
            <text:p>1527477045.26154</text:p>
          </table:table-cell>
          <table:table-cell office:value-type="string" calcext:value-type="string">
            <text:p>PID_y</text:p>
          </table:table-cell>
          <table:table-cell office:value-type="float" office:value="0.012843" calcext:value-type="float">
            <text:p>0.012843</text:p>
          </table:table-cell>
          <table:table-cell office:value-type="float" office:value="-0.020395" calcext:value-type="float">
            <text:p>-0.020395</text:p>
          </table:table-cell>
          <table:table-cell office:value-type="float" office:value="0.012521" calcext:value-type="float">
            <text:p>0.012521</text:p>
          </table:table-cell>
          <table:table-cell office:value-type="float" office:value="-0.02078" calcext:value-type="float">
            <text:p>-0.02078</text:p>
          </table:table-cell>
          <table:table-cell office:value-type="float" office:value="0.010625" calcext:value-type="float">
            <text:p>0.010625</text:p>
          </table:table-cell>
          <table:table-cell office:value-type="string" calcext:value-type="string">
            <text:p>0.011606</text:p>
          </table:table-cell>
        </table:table-row>
        <table:table-row table:style-name="ro1">
          <table:table-cell office:value-type="float" office:value="1527477045.2811" calcext:value-type="float">
            <text:p>1527477045.2811</text:p>
          </table:table-cell>
          <table:table-cell office:value-type="string" calcext:value-type="string">
            <text:p>PID_x</text:p>
          </table:table-cell>
          <table:table-cell office:value-type="float" office:value="0.013547" calcext:value-type="float">
            <text:p>0.013547</text:p>
          </table:table-cell>
          <table:table-cell office:value-type="float" office:value="-0.020775" calcext:value-type="float">
            <text:p>-0.020775</text:p>
          </table:table-cell>
          <table:table-cell office:value-type="float" office:value="0.012964" calcext:value-type="float">
            <text:p>0.012964</text:p>
          </table:table-cell>
          <table:table-cell office:value-type="float" office:value="-0.020839" calcext:value-type="float">
            <text:p>-0.020839</text:p>
          </table:table-cell>
          <table:table-cell office:value-type="float" office:value="0.014282" calcext:value-type="float">
            <text:p>0.014282</text:p>
          </table:table-cell>
          <table:table-cell office:value-type="string" calcext:value-type="string">
            <text:p>0.004741</text:p>
          </table:table-cell>
        </table:table-row>
        <table:table-row table:style-name="ro1">
          <table:table-cell office:value-type="float" office:value="1527477045.28115" calcext:value-type="float">
            <text:p>1527477045.28115</text:p>
          </table:table-cell>
          <table:table-cell office:value-type="string" calcext:value-type="string">
            <text:p>PID_y</text:p>
          </table:table-cell>
          <table:table-cell office:value-type="float" office:value="0.013547" calcext:value-type="float">
            <text:p>0.013547</text:p>
          </table:table-cell>
          <table:table-cell office:value-type="float" office:value="-0.020775" calcext:value-type="float">
            <text:p>-0.020775</text:p>
          </table:table-cell>
          <table:table-cell office:value-type="float" office:value="0.012964" calcext:value-type="float">
            <text:p>0.012964</text:p>
          </table:table-cell>
          <table:table-cell office:value-type="float" office:value="-0.020839" calcext:value-type="float">
            <text:p>-0.020839</text:p>
          </table:table-cell>
          <table:table-cell office:value-type="float" office:value="0.014282" calcext:value-type="float">
            <text:p>0.014282</text:p>
          </table:table-cell>
          <table:table-cell office:value-type="string" calcext:value-type="string">
            <text:p>0.004741</text:p>
          </table:table-cell>
        </table:table-row>
        <table:table-row table:style-name="ro1">
          <table:table-cell office:value-type="float" office:value="1527477045.3015" calcext:value-type="float">
            <text:p>1527477045.3015</text:p>
          </table:table-cell>
          <table:table-cell office:value-type="string" calcext:value-type="string">
            <text:p>PID_x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-0.019286" calcext:value-type="float">
            <text:p>-0.019286</text:p>
          </table:table-cell>
          <table:table-cell office:value-type="float" office:value="0.013084" calcext:value-type="float">
            <text:p>0.013084</text:p>
          </table:table-cell>
          <table:table-cell office:value-type="float" office:value="-0.019815" calcext:value-type="float">
            <text:p>-0.019815</text:p>
          </table:table-cell>
          <table:table-cell office:value-type="float" office:value="0.013046" calcext:value-type="float">
            <text:p>0.013046</text:p>
          </table:table-cell>
          <table:table-cell office:value-type="string" calcext:value-type="string">
            <text:p>0.013616</text:p>
          </table:table-cell>
        </table:table-row>
        <table:table-row table:style-name="ro1">
          <table:table-cell office:value-type="float" office:value="1527477045.30155" calcext:value-type="float">
            <text:p>1527477045.30155</text:p>
          </table:table-cell>
          <table:table-cell office:value-type="string" calcext:value-type="string">
            <text:p>PID_y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-0.019286" calcext:value-type="float">
            <text:p>-0.019286</text:p>
          </table:table-cell>
          <table:table-cell office:value-type="float" office:value="0.013084" calcext:value-type="float">
            <text:p>0.013084</text:p>
          </table:table-cell>
          <table:table-cell office:value-type="float" office:value="-0.019815" calcext:value-type="float">
            <text:p>-0.019815</text:p>
          </table:table-cell>
          <table:table-cell office:value-type="float" office:value="0.013046" calcext:value-type="float">
            <text:p>0.013046</text:p>
          </table:table-cell>
          <table:table-cell office:value-type="string" calcext:value-type="string">
            <text:p>0.013616</text:p>
          </table:table-cell>
        </table:table-row>
        <table:table-row table:style-name="ro1">
          <table:table-cell office:value-type="float" office:value="1527477045.32091" calcext:value-type="float">
            <text:p>1527477045.32091</text:p>
          </table:table-cell>
          <table:table-cell office:value-type="string" calcext:value-type="string">
            <text:p>PID_x</text:p>
          </table:table-cell>
          <table:table-cell office:value-type="float" office:value="0.012722" calcext:value-type="float">
            <text:p>0.012722</text:p>
          </table:table-cell>
          <table:table-cell office:value-type="float" office:value="-0.019226" calcext:value-type="float">
            <text:p>-0.019226</text:p>
          </table:table-cell>
          <table:table-cell office:value-type="float" office:value="0.012592" calcext:value-type="float">
            <text:p>0.012592</text:p>
          </table:table-cell>
          <table:table-cell office:value-type="float" office:value="-0.01957" calcext:value-type="float">
            <text:p>-0.01957</text:p>
          </table:table-cell>
          <table:table-cell office:value-type="float" office:value="0.006755" calcext:value-type="float">
            <text:p>0.006755</text:p>
          </table:table-cell>
          <table:table-cell office:value-type="string" calcext:value-type="string">
            <text:p>0.010974</text:p>
          </table:table-cell>
        </table:table-row>
        <table:table-row table:style-name="ro1">
          <table:table-cell office:value-type="float" office:value="1527477045.32096" calcext:value-type="float">
            <text:p>1527477045.32096</text:p>
          </table:table-cell>
          <table:table-cell office:value-type="string" calcext:value-type="string">
            <text:p>PID_y</text:p>
          </table:table-cell>
          <table:table-cell office:value-type="float" office:value="0.012722" calcext:value-type="float">
            <text:p>0.012722</text:p>
          </table:table-cell>
          <table:table-cell office:value-type="float" office:value="-0.019226" calcext:value-type="float">
            <text:p>-0.019226</text:p>
          </table:table-cell>
          <table:table-cell office:value-type="float" office:value="0.012592" calcext:value-type="float">
            <text:p>0.012592</text:p>
          </table:table-cell>
          <table:table-cell office:value-type="float" office:value="-0.01957" calcext:value-type="float">
            <text:p>-0.01957</text:p>
          </table:table-cell>
          <table:table-cell office:value-type="float" office:value="0.006755" calcext:value-type="float">
            <text:p>0.006755</text:p>
          </table:table-cell>
          <table:table-cell office:value-type="string" calcext:value-type="string">
            <text:p>0.010974</text:p>
          </table:table-cell>
        </table:table-row>
        <table:table-row table:style-name="ro1">
          <table:table-cell office:value-type="float" office:value="1527477045.34148" calcext:value-type="float">
            <text:p>1527477045.34148</text:p>
          </table:table-cell>
          <table:table-cell office:value-type="string" calcext:value-type="string">
            <text:p>PID_x</text:p>
          </table:table-cell>
          <table:table-cell office:value-type="float" office:value="0.013314" calcext:value-type="float">
            <text:p>0.013314</text:p>
          </table:table-cell>
          <table:table-cell office:value-type="float" office:value="-0.019666" calcext:value-type="float">
            <text:p>-0.019666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19816" calcext:value-type="float">
            <text:p>-0.019816</text:p>
          </table:table-cell>
          <table:table-cell office:value-type="float" office:value="0.009285" calcext:value-type="float">
            <text:p>0.009285</text:p>
          </table:table-cell>
          <table:table-cell office:value-type="string" calcext:value-type="string">
            <text:p>0.007234</text:p>
          </table:table-cell>
        </table:table-row>
        <table:table-row table:style-name="ro1">
          <table:table-cell office:value-type="float" office:value="1527477045.34153" calcext:value-type="float">
            <text:p>1527477045.34153</text:p>
          </table:table-cell>
          <table:table-cell office:value-type="string" calcext:value-type="string">
            <text:p>PID_y</text:p>
          </table:table-cell>
          <table:table-cell office:value-type="float" office:value="0.013314" calcext:value-type="float">
            <text:p>0.013314</text:p>
          </table:table-cell>
          <table:table-cell office:value-type="float" office:value="-0.019666" calcext:value-type="float">
            <text:p>-0.019666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19816" calcext:value-type="float">
            <text:p>-0.019816</text:p>
          </table:table-cell>
          <table:table-cell office:value-type="float" office:value="0.009285" calcext:value-type="float">
            <text:p>0.009285</text:p>
          </table:table-cell>
          <table:table-cell office:value-type="string" calcext:value-type="string">
            <text:p>0.007234</text:p>
          </table:table-cell>
        </table:table-row>
        <table:table-row table:style-name="ro1">
          <table:table-cell office:value-type="float" office:value="1527477045.36105" calcext:value-type="float">
            <text:p>1527477045.36105</text:p>
          </table:table-cell>
          <table:table-cell office:value-type="string" calcext:value-type="string">
            <text:p>PID_x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-0.019822" calcext:value-type="float">
            <text:p>-0.019822</text:p>
          </table:table-cell>
          <table:table-cell office:value-type="float" office:value="0.012776" calcext:value-type="float">
            <text:p>0.012776</text:p>
          </table:table-cell>
          <table:table-cell office:value-type="float" office:value="-0.019994" calcext:value-type="float">
            <text:p>-0.019994</text:p>
          </table:table-cell>
          <table:table-cell office:value-type="float" office:value="0.002274" calcext:value-type="float">
            <text:p>0.002274</text:p>
          </table:table-cell>
          <table:table-cell office:value-type="string" calcext:value-type="string">
            <text:p>0.007744</text:p>
          </table:table-cell>
        </table:table-row>
        <table:table-row table:style-name="ro1">
          <table:table-cell office:value-type="float" office:value="1527477045.3611" calcext:value-type="float">
            <text:p>1527477045.3611</text:p>
          </table:table-cell>
          <table:table-cell office:value-type="string" calcext:value-type="string">
            <text:p>PID_y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-0.019822" calcext:value-type="float">
            <text:p>-0.019822</text:p>
          </table:table-cell>
          <table:table-cell office:value-type="float" office:value="0.012776" calcext:value-type="float">
            <text:p>0.012776</text:p>
          </table:table-cell>
          <table:table-cell office:value-type="float" office:value="-0.019994" calcext:value-type="float">
            <text:p>-0.019994</text:p>
          </table:table-cell>
          <table:table-cell office:value-type="float" office:value="0.002274" calcext:value-type="float">
            <text:p>0.002274</text:p>
          </table:table-cell>
          <table:table-cell office:value-type="string" calcext:value-type="string">
            <text:p>0.007744</text:p>
          </table:table-cell>
        </table:table-row>
        <table:table-row table:style-name="ro1">
          <table:table-cell office:value-type="float" office:value="1527477045.38156" calcext:value-type="float">
            <text:p>1527477045.38156</text:p>
          </table:table-cell>
          <table:table-cell office:value-type="string" calcext:value-type="string">
            <text:p>PID_x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-0.019097" calcext:value-type="float">
            <text:p>-0.019097</text:p>
          </table:table-cell>
          <table:table-cell office:value-type="float" office:value="0.012636" calcext:value-type="float">
            <text:p>0.012636</text:p>
          </table:table-cell>
          <table:table-cell office:value-type="float" office:value="-0.019554" calcext:value-type="float">
            <text:p>-0.019554</text:p>
          </table:table-cell>
          <table:table-cell office:value-type="float" office:value="-0.003617" calcext:value-type="float">
            <text:p>-0.003617</text:p>
          </table:table-cell>
          <table:table-cell office:value-type="string" calcext:value-type="string">
            <text:p>0.012642</text:p>
          </table:table-cell>
        </table:table-row>
        <table:table-row table:style-name="ro1">
          <table:table-cell office:value-type="float" office:value="1527477045.38161" calcext:value-type="float">
            <text:p>1527477045.38161</text:p>
          </table:table-cell>
          <table:table-cell office:value-type="string" calcext:value-type="string">
            <text:p>PID_y</text:p>
          </table:table-cell>
          <table:table-cell office:value-type="float" office:value="0.012598" calcext:value-type="float">
            <text:p>0.012598</text:p>
          </table:table-cell>
          <table:table-cell office:value-type="float" office:value="-0.019097" calcext:value-type="float">
            <text:p>-0.019097</text:p>
          </table:table-cell>
          <table:table-cell office:value-type="float" office:value="0.012636" calcext:value-type="float">
            <text:p>0.012636</text:p>
          </table:table-cell>
          <table:table-cell office:value-type="float" office:value="-0.019554" calcext:value-type="float">
            <text:p>-0.019554</text:p>
          </table:table-cell>
          <table:table-cell office:value-type="float" office:value="-0.003617" calcext:value-type="float">
            <text:p>-0.003617</text:p>
          </table:table-cell>
          <table:table-cell office:value-type="string" calcext:value-type="string">
            <text:p>0.012642</text:p>
          </table:table-cell>
        </table:table-row>
        <table:table-row table:style-name="ro1">
          <table:table-cell office:value-type="float" office:value="1527477045.40111" calcext:value-type="float">
            <text:p>1527477045.40111</text:p>
          </table:table-cell>
          <table:table-cell office:value-type="string" calcext:value-type="string">
            <text:p>PID_x</text:p>
          </table:table-cell>
          <table:table-cell office:value-type="float" office:value="0.012333" calcext:value-type="float">
            <text:p>0.012333</text:p>
          </table:table-cell>
          <table:table-cell office:value-type="float" office:value="-0.018895" calcext:value-type="float">
            <text:p>-0.018895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-0.019062" calcext:value-type="float">
            <text:p>-0.019062</text:p>
          </table:table-cell>
          <table:table-cell office:value-type="float" office:value="-0.006607" calcext:value-type="float">
            <text:p>-0.006607</text:p>
          </table:table-cell>
          <table:table-cell office:value-type="string" calcext:value-type="string">
            <text:p>0.007644</text:p>
          </table:table-cell>
        </table:table-row>
        <table:table-row table:style-name="ro1">
          <table:table-cell office:value-type="float" office:value="1527477045.40116" calcext:value-type="float">
            <text:p>1527477045.40116</text:p>
          </table:table-cell>
          <table:table-cell office:value-type="string" calcext:value-type="string">
            <text:p>PID_y</text:p>
          </table:table-cell>
          <table:table-cell office:value-type="float" office:value="0.012333" calcext:value-type="float">
            <text:p>0.012333</text:p>
          </table:table-cell>
          <table:table-cell office:value-type="float" office:value="-0.018895" calcext:value-type="float">
            <text:p>-0.018895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-0.019062" calcext:value-type="float">
            <text:p>-0.019062</text:p>
          </table:table-cell>
          <table:table-cell office:value-type="float" office:value="-0.006607" calcext:value-type="float">
            <text:p>-0.006607</text:p>
          </table:table-cell>
          <table:table-cell office:value-type="string" calcext:value-type="string">
            <text:p>0.007644</text:p>
          </table:table-cell>
        </table:table-row>
        <table:table-row table:style-name="ro1">
          <table:table-cell office:value-type="float" office:value="1527477045.42163" calcext:value-type="float">
            <text:p>1527477045.42163</text:p>
          </table:table-cell>
          <table:table-cell office:value-type="string" calcext:value-type="string">
            <text:p>PID_x</text:p>
          </table:table-cell>
          <table:table-cell office:value-type="float" office:value="0.012413" calcext:value-type="float">
            <text:p>0.012413</text:p>
          </table:table-cell>
          <table:table-cell office:value-type="float" office:value="-0.019347" calcext:value-type="float">
            <text:p>-0.019347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-0.019361" calcext:value-type="float">
            <text:p>-0.019361</text:p>
          </table:table-cell>
          <table:table-cell office:value-type="float" office:value="-0.001871" calcext:value-type="float">
            <text:p>-0.001871</text:p>
          </table:table-cell>
          <table:table-cell office:value-type="string" calcext:value-type="string">
            <text:p>0.002196</text:p>
          </table:table-cell>
        </table:table-row>
        <table:table-row table:style-name="ro1">
          <table:table-cell office:value-type="float" office:value="1527477045.42168" calcext:value-type="float">
            <text:p>1527477045.42168</text:p>
          </table:table-cell>
          <table:table-cell office:value-type="string" calcext:value-type="string">
            <text:p>PID_y</text:p>
          </table:table-cell>
          <table:table-cell office:value-type="float" office:value="0.012413" calcext:value-type="float">
            <text:p>0.012413</text:p>
          </table:table-cell>
          <table:table-cell office:value-type="float" office:value="-0.019347" calcext:value-type="float">
            <text:p>-0.019347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-0.019361" calcext:value-type="float">
            <text:p>-0.019361</text:p>
          </table:table-cell>
          <table:table-cell office:value-type="float" office:value="-0.001871" calcext:value-type="float">
            <text:p>-0.001871</text:p>
          </table:table-cell>
          <table:table-cell office:value-type="string" calcext:value-type="string">
            <text:p>0.002196</text:p>
          </table:table-cell>
        </table:table-row>
        <table:table-row table:style-name="ro1">
          <table:table-cell office:value-type="float" office:value="1527477045.44118" calcext:value-type="float">
            <text:p>1527477045.44118</text:p>
          </table:table-cell>
          <table:table-cell office:value-type="string" calcext:value-type="string">
            <text:p>PID_x</text:p>
          </table:table-cell>
          <table:table-cell office:value-type="float" office:value="0.012066" calcext:value-type="float">
            <text:p>0.012066</text:p>
          </table:table-cell>
          <table:table-cell office:value-type="float" office:value="-0.019017" calcext:value-type="float">
            <text:p>-0.019017</text:p>
          </table:table-cell>
          <table:table-cell office:value-type="float" office:value="0.012258" calcext:value-type="float">
            <text:p>0.012258</text:p>
          </table:table-cell>
          <table:table-cell office:value-type="float" office:value="-0.019148" calcext:value-type="float">
            <text:p>-0.019148</text:p>
          </table:table-cell>
          <table:table-cell office:value-type="float" office:value="-0.008198" calcext:value-type="float">
            <text:p>-0.008198</text:p>
          </table:table-cell>
          <table:table-cell office:value-type="string" calcext:value-type="string">
            <text:p>0.006769</text:p>
          </table:table-cell>
        </table:table-row>
        <table:table-row table:style-name="ro1">
          <table:table-cell office:value-type="float" office:value="1527477045.44123" calcext:value-type="float">
            <text:p>1527477045.44123</text:p>
          </table:table-cell>
          <table:table-cell office:value-type="string" calcext:value-type="string">
            <text:p>PID_y</text:p>
          </table:table-cell>
          <table:table-cell office:value-type="float" office:value="0.012066" calcext:value-type="float">
            <text:p>0.012066</text:p>
          </table:table-cell>
          <table:table-cell office:value-type="float" office:value="-0.019017" calcext:value-type="float">
            <text:p>-0.019017</text:p>
          </table:table-cell>
          <table:table-cell office:value-type="float" office:value="0.012258" calcext:value-type="float">
            <text:p>0.012258</text:p>
          </table:table-cell>
          <table:table-cell office:value-type="float" office:value="-0.019148" calcext:value-type="float">
            <text:p>-0.019148</text:p>
          </table:table-cell>
          <table:table-cell office:value-type="float" office:value="-0.008198" calcext:value-type="float">
            <text:p>-0.008198</text:p>
          </table:table-cell>
          <table:table-cell office:value-type="string" calcext:value-type="string">
            <text:p>0.006769</text:p>
          </table:table-cell>
        </table:table-row>
        <table:table-row table:style-name="ro1">
          <table:table-cell office:value-type="float" office:value="1527477045.46161" calcext:value-type="float">
            <text:p>1527477045.46161</text:p>
          </table:table-cell>
          <table:table-cell office:value-type="string" calcext:value-type="string">
            <text:p>PID_x</text:p>
          </table:table-cell>
          <table:table-cell office:value-type="float" office:value="0.012002" calcext:value-type="float">
            <text:p>0.012002</text:p>
          </table:table-cell>
          <table:table-cell office:value-type="float" office:value="-0.018206" calcext:value-type="float">
            <text:p>-0.018206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-0.018692" calcext:value-type="float">
            <text:p>-0.018692</text:p>
          </table:table-cell>
          <table:table-cell office:value-type="float" office:value="-0.00653" calcext:value-type="float">
            <text:p>-0.00653</text:p>
          </table:table-cell>
          <table:table-cell office:value-type="string" calcext:value-type="string">
            <text:p>0.013047</text:p>
          </table:table-cell>
        </table:table-row>
        <table:table-row table:style-name="ro1">
          <table:table-cell office:value-type="float" office:value="1527477045.46166" calcext:value-type="float">
            <text:p>1527477045.46166</text:p>
          </table:table-cell>
          <table:table-cell office:value-type="string" calcext:value-type="string">
            <text:p>PID_y</text:p>
          </table:table-cell>
          <table:table-cell office:value-type="float" office:value="0.012002" calcext:value-type="float">
            <text:p>0.012002</text:p>
          </table:table-cell>
          <table:table-cell office:value-type="float" office:value="-0.018206" calcext:value-type="float">
            <text:p>-0.018206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-0.018692" calcext:value-type="float">
            <text:p>-0.018692</text:p>
          </table:table-cell>
          <table:table-cell office:value-type="float" office:value="-0.00653" calcext:value-type="float">
            <text:p>-0.00653</text:p>
          </table:table-cell>
          <table:table-cell office:value-type="string" calcext:value-type="string">
            <text:p>0.013047</text:p>
          </table:table-cell>
        </table:table-row>
        <table:table-row table:style-name="ro1">
          <table:table-cell office:value-type="float" office:value="1527477045.48114" calcext:value-type="float">
            <text:p>1527477045.48114</text:p>
          </table:table-cell>
          <table:table-cell office:value-type="string" calcext:value-type="string">
            <text:p>PID_x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-0.018218" calcext:value-type="float">
            <text:p>-0.018218</text:p>
          </table:table-cell>
          <table:table-cell office:value-type="float" office:value="0.012141" calcext:value-type="float">
            <text:p>0.012141</text:p>
          </table:table-cell>
          <table:table-cell office:value-type="float" office:value="-0.018529" calcext:value-type="float">
            <text:p>-0.018529</text:p>
          </table:table-cell>
          <table:table-cell office:value-type="float" office:value="-0.004982" calcext:value-type="float">
            <text:p>-0.004982</text:p>
          </table:table-cell>
          <table:table-cell office:value-type="string" calcext:value-type="string">
            <text:p>0.010430</text:p>
          </table:table-cell>
        </table:table-row>
        <table:table-row table:style-name="ro1">
          <table:table-cell office:value-type="float" office:value="1527477045.48119" calcext:value-type="float">
            <text:p>1527477045.48119</text:p>
          </table:table-cell>
          <table:table-cell office:value-type="string" calcext:value-type="string">
            <text:p>PID_y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-0.018218" calcext:value-type="float">
            <text:p>-0.018218</text:p>
          </table:table-cell>
          <table:table-cell office:value-type="float" office:value="0.012141" calcext:value-type="float">
            <text:p>0.012141</text:p>
          </table:table-cell>
          <table:table-cell office:value-type="float" office:value="-0.018529" calcext:value-type="float">
            <text:p>-0.018529</text:p>
          </table:table-cell>
          <table:table-cell office:value-type="float" office:value="-0.004982" calcext:value-type="float">
            <text:p>-0.004982</text:p>
          </table:table-cell>
          <table:table-cell office:value-type="string" calcext:value-type="string">
            <text:p>0.010430</text:p>
          </table:table-cell>
        </table:table-row>
        <table:table-row table:style-name="ro1">
          <table:table-cell office:value-type="float" office:value="1527477045.50168" calcext:value-type="float">
            <text:p>1527477045.50168</text:p>
          </table:table-cell>
          <table:table-cell office:value-type="string" calcext:value-type="string">
            <text:p>PID_x</text:p>
          </table:table-cell>
          <table:table-cell office:value-type="float" office:value="0.012144" calcext:value-type="float">
            <text:p>0.012144</text:p>
          </table:table-cell>
          <table:table-cell office:value-type="float" office:value="-0.018794" calcext:value-type="float">
            <text:p>-0.018794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-0.018814" calcext:value-type="float">
            <text:p>-0.018814</text:p>
          </table:table-cell>
          <table:table-cell office:value-type="float" office:value="-0.002896" calcext:value-type="float">
            <text:p>-0.002896</text:p>
          </table:table-cell>
          <table:table-cell office:value-type="string" calcext:value-type="string">
            <text:p>0.002623</text:p>
          </table:table-cell>
        </table:table-row>
        <table:table-row table:style-name="ro1">
          <table:table-cell office:value-type="float" office:value="1527477045.50173" calcext:value-type="float">
            <text:p>1527477045.50173</text:p>
          </table:table-cell>
          <table:table-cell office:value-type="string" calcext:value-type="string">
            <text:p>PID_y</text:p>
          </table:table-cell>
          <table:table-cell office:value-type="float" office:value="0.012144" calcext:value-type="float">
            <text:p>0.012144</text:p>
          </table:table-cell>
          <table:table-cell office:value-type="float" office:value="-0.018794" calcext:value-type="float">
            <text:p>-0.018794</text:p>
          </table:table-cell>
          <table:table-cell office:value-type="float" office:value="0.012168" calcext:value-type="float">
            <text:p>0.012168</text:p>
          </table:table-cell>
          <table:table-cell office:value-type="float" office:value="-0.018814" calcext:value-type="float">
            <text:p>-0.018814</text:p>
          </table:table-cell>
          <table:table-cell office:value-type="float" office:value="-0.002896" calcext:value-type="float">
            <text:p>-0.002896</text:p>
          </table:table-cell>
          <table:table-cell office:value-type="string" calcext:value-type="string">
            <text:p>0.002623</text:p>
          </table:table-cell>
        </table:table-row>
        <table:table-row table:style-name="ro1">
          <table:table-cell office:value-type="float" office:value="1527477045.52126" calcext:value-type="float">
            <text:p>1527477045.52126</text:p>
          </table:table-cell>
          <table:table-cell office:value-type="string" calcext:value-type="string">
            <text:p>PID_x</text:p>
          </table:table-cell>
          <table:table-cell office:value-type="float" office:value="0.012302" calcext:value-type="float">
            <text:p>0.012302</text:p>
          </table:table-cell>
          <table:table-cell office:value-type="float" office:value="-0.01859" calcext:value-type="float">
            <text:p>-0.01859</text:p>
          </table:table-cell>
          <table:table-cell office:value-type="float" office:value="0.012306" calcext:value-type="float">
            <text:p>0.012306</text:p>
          </table:table-cell>
          <table:table-cell office:value-type="float" office:value="-0.018713" calcext:value-type="float">
            <text:p>-0.018713</text:p>
          </table:table-cell>
          <table:table-cell office:value-type="float" office:value="-0.001158" calcext:value-type="float">
            <text:p>-0.001158</text:p>
          </table:table-cell>
          <table:table-cell office:value-type="string" calcext:value-type="string">
            <text:p>0.006571</text:p>
          </table:table-cell>
        </table:table-row>
        <table:table-row table:style-name="ro1">
          <table:table-cell office:value-type="float" office:value="1527477045.52131" calcext:value-type="float">
            <text:p>1527477045.52131</text:p>
          </table:table-cell>
          <table:table-cell office:value-type="string" calcext:value-type="string">
            <text:p>PID_y</text:p>
          </table:table-cell>
          <table:table-cell office:value-type="float" office:value="0.012302" calcext:value-type="float">
            <text:p>0.012302</text:p>
          </table:table-cell>
          <table:table-cell office:value-type="float" office:value="-0.01859" calcext:value-type="float">
            <text:p>-0.01859</text:p>
          </table:table-cell>
          <table:table-cell office:value-type="float" office:value="0.012306" calcext:value-type="float">
            <text:p>0.012306</text:p>
          </table:table-cell>
          <table:table-cell office:value-type="float" office:value="-0.018713" calcext:value-type="float">
            <text:p>-0.018713</text:p>
          </table:table-cell>
          <table:table-cell office:value-type="float" office:value="-0.001158" calcext:value-type="float">
            <text:p>-0.001158</text:p>
          </table:table-cell>
          <table:table-cell office:value-type="string" calcext:value-type="string">
            <text:p>0.006571</text:p>
          </table:table-cell>
        </table:table-row>
        <table:table-row table:style-name="ro1">
          <table:table-cell office:value-type="float" office:value="1527477045.54062" calcext:value-type="float">
            <text:p>1527477045.54062</text:p>
          </table:table-cell>
          <table:table-cell office:value-type="string" calcext:value-type="string">
            <text:p>PID_x</text:p>
          </table:table-cell>
          <table:table-cell office:value-type="float" office:value="0.011939" calcext:value-type="float">
            <text:p>0.011939</text:p>
          </table:table-cell>
          <table:table-cell office:value-type="float" office:value="-0.018212" calcext:value-type="float">
            <text:p>-0.018212</text:p>
          </table:table-cell>
          <table:table-cell office:value-type="float" office:value="0.011965" calcext:value-type="float">
            <text:p>0.011965</text:p>
          </table:table-cell>
          <table:table-cell office:value-type="float" office:value="-0.018385" calcext:value-type="float">
            <text:p>-0.018385</text:p>
          </table:table-cell>
          <table:table-cell office:value-type="float" office:value="-0.002988" calcext:value-type="float">
            <text:p>-0.002988</text:p>
          </table:table-cell>
          <table:table-cell office:value-type="string" calcext:value-type="string">
            <text:p>0.007784</text:p>
          </table:table-cell>
        </table:table-row>
        <table:table-row table:style-name="ro1">
          <table:table-cell office:value-type="float" office:value="1527477045.54068" calcext:value-type="float">
            <text:p>1527477045.54068</text:p>
          </table:table-cell>
          <table:table-cell office:value-type="string" calcext:value-type="string">
            <text:p>PID_y</text:p>
          </table:table-cell>
          <table:table-cell office:value-type="float" office:value="0.011939" calcext:value-type="float">
            <text:p>0.011939</text:p>
          </table:table-cell>
          <table:table-cell office:value-type="float" office:value="-0.018212" calcext:value-type="float">
            <text:p>-0.018212</text:p>
          </table:table-cell>
          <table:table-cell office:value-type="float" office:value="0.011965" calcext:value-type="float">
            <text:p>0.011965</text:p>
          </table:table-cell>
          <table:table-cell office:value-type="float" office:value="-0.018385" calcext:value-type="float">
            <text:p>-0.018385</text:p>
          </table:table-cell>
          <table:table-cell office:value-type="float" office:value="-0.002988" calcext:value-type="float">
            <text:p>-0.002988</text:p>
          </table:table-cell>
          <table:table-cell office:value-type="string" calcext:value-type="string">
            <text:p>0.007784</text:p>
          </table:table-cell>
        </table:table-row>
        <table:table-row table:style-name="ro1">
          <table:table-cell office:value-type="float" office:value="1527477045.5612" calcext:value-type="float">
            <text:p>1527477045.5612</text:p>
          </table:table-cell>
          <table:table-cell office:value-type="string" calcext:value-type="string">
            <text:p>PID_x</text:p>
          </table:table-cell>
          <table:table-cell office:value-type="float" office:value="0.011563" calcext:value-type="float">
            <text:p>0.011563</text:p>
          </table:table-cell>
          <table:table-cell office:value-type="float" office:value="-0.018281" calcext:value-type="float">
            <text:p>-0.018281</text:p>
          </table:table-cell>
          <table:table-cell office:value-type="float" office:value="0.011632" calcext:value-type="float">
            <text:p>0.011632</text:p>
          </table:table-cell>
          <table:table-cell office:value-type="float" office:value="-0.018325" calcext:value-type="float">
            <text:p>-0.018325</text:p>
          </table:table-cell>
          <table:table-cell office:value-type="float" office:value="-0.004908" calcext:value-type="float">
            <text:p>-0.004908</text:p>
          </table:table-cell>
          <table:table-cell office:value-type="string" calcext:value-type="string">
            <text:p>0.003906</text:p>
          </table:table-cell>
        </table:table-row>
        <table:table-row table:style-name="ro1">
          <table:table-cell office:value-type="float" office:value="1527477045.56123" calcext:value-type="float">
            <text:p>1527477045.56123</text:p>
          </table:table-cell>
          <table:table-cell office:value-type="string" calcext:value-type="string">
            <text:p>PID_y</text:p>
          </table:table-cell>
          <table:table-cell office:value-type="float" office:value="0.011563" calcext:value-type="float">
            <text:p>0.011563</text:p>
          </table:table-cell>
          <table:table-cell office:value-type="float" office:value="-0.018281" calcext:value-type="float">
            <text:p>-0.018281</text:p>
          </table:table-cell>
          <table:table-cell office:value-type="float" office:value="0.011632" calcext:value-type="float">
            <text:p>0.011632</text:p>
          </table:table-cell>
          <table:table-cell office:value-type="float" office:value="-0.018325" calcext:value-type="float">
            <text:p>-0.018325</text:p>
          </table:table-cell>
          <table:table-cell office:value-type="float" office:value="-0.004908" calcext:value-type="float">
            <text:p>-0.004908</text:p>
          </table:table-cell>
          <table:table-cell office:value-type="string" calcext:value-type="string">
            <text:p>0.003906</text:p>
          </table:table-cell>
        </table:table-row>
        <table:table-row table:style-name="ro1">
          <table:table-cell office:value-type="float" office:value="1527477045.58159" calcext:value-type="float">
            <text:p>1527477045.58159</text:p>
          </table:table-cell>
          <table:table-cell office:value-type="string" calcext:value-type="string">
            <text:p>PID_x</text:p>
          </table:table-cell>
          <table:table-cell office:value-type="float" office:value="0.011304" calcext:value-type="float">
            <text:p>0.011304</text:p>
          </table:table-cell>
          <table:table-cell office:value-type="float" office:value="-0.017841" calcext:value-type="float">
            <text:p>-0.017841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-0.017943" calcext:value-type="float">
            <text:p>-0.017943</text:p>
          </table:table-cell>
          <table:table-cell office:value-type="float" office:value="-0.006952" calcext:value-type="float">
            <text:p>-0.006952</text:p>
          </table:table-cell>
          <table:table-cell office:value-type="string" calcext:value-type="string">
            <text:p>0.005972</text:p>
          </table:table-cell>
        </table:table-row>
        <table:table-row table:style-name="ro1">
          <table:table-cell office:value-type="float" office:value="1527477045.58161" calcext:value-type="float">
            <text:p>1527477045.58161</text:p>
          </table:table-cell>
          <table:table-cell office:value-type="string" calcext:value-type="string">
            <text:p>PID_y</text:p>
          </table:table-cell>
          <table:table-cell office:value-type="float" office:value="0.011304" calcext:value-type="float">
            <text:p>0.011304</text:p>
          </table:table-cell>
          <table:table-cell office:value-type="float" office:value="-0.017841" calcext:value-type="float">
            <text:p>-0.017841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-0.017943" calcext:value-type="float">
            <text:p>-0.017943</text:p>
          </table:table-cell>
          <table:table-cell office:value-type="float" office:value="-0.006952" calcext:value-type="float">
            <text:p>-0.006952</text:p>
          </table:table-cell>
          <table:table-cell office:value-type="string" calcext:value-type="string">
            <text:p>0.005972</text:p>
          </table:table-cell>
        </table:table-row>
        <table:table-row table:style-name="ro1">
          <table:table-cell office:value-type="float" office:value="1527477045.60098" calcext:value-type="float">
            <text:p>1527477045.60098</text:p>
          </table:table-cell>
          <table:table-cell office:value-type="string" calcext:value-type="string">
            <text:p>PID_x</text:p>
          </table:table-cell>
          <table:table-cell office:value-type="float" office:value="0.010601" calcext:value-type="float">
            <text:p>0.010601</text:p>
          </table:table-cell>
          <table:table-cell office:value-type="float" office:value="-0.017698" calcext:value-type="float">
            <text:p>-0.017698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-0.017925" calcext:value-type="float">
            <text:p>-0.017925</text:p>
          </table:table-cell>
          <table:table-cell office:value-type="float" office:value="-0.011791" calcext:value-type="float">
            <text:p>-0.011791</text:p>
          </table:table-cell>
          <table:table-cell office:value-type="string" calcext:value-type="string">
            <text:p>0.008927</text:p>
          </table:table-cell>
        </table:table-row>
        <table:table-row table:style-name="ro1">
          <table:table-cell office:value-type="float" office:value="1527477045.60102" calcext:value-type="float">
            <text:p>1527477045.60102</text:p>
          </table:table-cell>
          <table:table-cell office:value-type="string" calcext:value-type="string">
            <text:p>PID_y</text:p>
          </table:table-cell>
          <table:table-cell office:value-type="float" office:value="0.010601" calcext:value-type="float">
            <text:p>0.010601</text:p>
          </table:table-cell>
          <table:table-cell office:value-type="float" office:value="-0.017698" calcext:value-type="float">
            <text:p>-0.017698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-0.017925" calcext:value-type="float">
            <text:p>-0.017925</text:p>
          </table:table-cell>
          <table:table-cell office:value-type="float" office:value="-0.011791" calcext:value-type="float">
            <text:p>-0.011791</text:p>
          </table:table-cell>
          <table:table-cell office:value-type="string" calcext:value-type="string">
            <text:p>0.008927</text:p>
          </table:table-cell>
        </table:table-row>
        <table:table-row table:style-name="ro1">
          <table:table-cell office:value-type="float" office:value="1527477045.62146" calcext:value-type="float">
            <text:p>1527477045.62146</text:p>
          </table:table-cell>
          <table:table-cell office:value-type="string" calcext:value-type="string">
            <text:p>PID_x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-0.017603" calcext:value-type="float">
            <text:p>-0.017603</text:p>
          </table:table-cell>
          <table:table-cell office:value-type="float" office:value="0.010948" calcext:value-type="float">
            <text:p>0.010948</text:p>
          </table:table-cell>
          <table:table-cell office:value-type="float" office:value="-0.017827" calcext:value-type="float">
            <text:p>-0.017827</text:p>
          </table:table-cell>
          <table:table-cell office:value-type="float" office:value="-0.013692" calcext:value-type="float">
            <text:p>-0.013692</text:p>
          </table:table-cell>
          <table:table-cell office:value-type="string" calcext:value-type="string">
            <text:p>0.008855</text:p>
          </table:table-cell>
        </table:table-row>
        <table:table-row table:style-name="ro1">
          <table:table-cell office:value-type="float" office:value="1527477045.62151" calcext:value-type="float">
            <text:p>1527477045.62151</text:p>
          </table:table-cell>
          <table:table-cell office:value-type="string" calcext:value-type="string">
            <text:p>PID_y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-0.017603" calcext:value-type="float">
            <text:p>-0.017603</text:p>
          </table:table-cell>
          <table:table-cell office:value-type="float" office:value="0.010948" calcext:value-type="float">
            <text:p>0.010948</text:p>
          </table:table-cell>
          <table:table-cell office:value-type="float" office:value="-0.017827" calcext:value-type="float">
            <text:p>-0.017827</text:p>
          </table:table-cell>
          <table:table-cell office:value-type="float" office:value="-0.013692" calcext:value-type="float">
            <text:p>-0.013692</text:p>
          </table:table-cell>
          <table:table-cell office:value-type="string" calcext:value-type="string">
            <text:p>0.008855</text:p>
          </table:table-cell>
        </table:table-row>
        <table:table-row table:style-name="ro1">
          <table:table-cell office:value-type="float" office:value="1527477045.64099" calcext:value-type="float">
            <text:p>1527477045.64099</text:p>
          </table:table-cell>
          <table:table-cell office:value-type="string" calcext:value-type="string">
            <text:p>PID_x</text:p>
          </table:table-cell>
          <table:table-cell office:value-type="float" office:value="0.010393" calcext:value-type="float">
            <text:p>0.010393</text:p>
          </table:table-cell>
          <table:table-cell office:value-type="float" office:value="-0.017701" calcext:value-type="float">
            <text:p>-0.017701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-0.017797" calcext:value-type="float">
            <text:p>-0.017797</text:p>
          </table:table-cell>
          <table:table-cell office:value-type="float" office:value="-0.011784" calcext:value-type="float">
            <text:p>-0.011784</text:p>
          </table:table-cell>
          <table:table-cell office:value-type="string" calcext:value-type="string">
            <text:p>0.005777</text:p>
          </table:table-cell>
        </table:table-row>
        <table:table-row table:style-name="ro1">
          <table:table-cell office:value-type="float" office:value="1527477045.64103" calcext:value-type="float">
            <text:p>1527477045.64103</text:p>
          </table:table-cell>
          <table:table-cell office:value-type="string" calcext:value-type="string">
            <text:p>PID_y</text:p>
          </table:table-cell>
          <table:table-cell office:value-type="float" office:value="0.010393" calcext:value-type="float">
            <text:p>0.010393</text:p>
          </table:table-cell>
          <table:table-cell office:value-type="float" office:value="-0.017701" calcext:value-type="float">
            <text:p>-0.017701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-0.017797" calcext:value-type="float">
            <text:p>-0.017797</text:p>
          </table:table-cell>
          <table:table-cell office:value-type="float" office:value="-0.011784" calcext:value-type="float">
            <text:p>-0.011784</text:p>
          </table:table-cell>
          <table:table-cell office:value-type="string" calcext:value-type="string">
            <text:p>0.005777</text:p>
          </table:table-cell>
        </table:table-row>
        <table:table-row table:style-name="ro1">
          <table:table-cell office:value-type="float" office:value="1527477045.66155" calcext:value-type="float">
            <text:p>1527477045.66155</text:p>
          </table:table-cell>
          <table:table-cell office:value-type="string" calcext:value-type="string">
            <text:p>PID_x</text:p>
          </table:table-cell>
          <table:table-cell office:value-type="float" office:value="0.010217" calcext:value-type="float">
            <text:p>0.010217</text:p>
          </table:table-cell>
          <table:table-cell office:value-type="float" office:value="-0.016982" calcext:value-type="float">
            <text:p>-0.016982</text:p>
          </table:table-cell>
          <table:table-cell office:value-type="float" office:value="0.010554" calcext:value-type="float">
            <text:p>0.010554</text:p>
          </table:table-cell>
          <table:table-cell office:value-type="float" office:value="-0.017281" calcext:value-type="float">
            <text:p>-0.017281</text:p>
          </table:table-cell>
          <table:table-cell office:value-type="float" office:value="-0.010853" calcext:value-type="float">
            <text:p>-0.010853</text:p>
          </table:table-cell>
          <table:table-cell office:value-type="string" calcext:value-type="string">
            <text:p>0.010221</text:p>
          </table:table-cell>
        </table:table-row>
        <table:table-row table:style-name="ro1">
          <table:table-cell office:value-type="float" office:value="1527477045.66162" calcext:value-type="float">
            <text:p>1527477045.66162</text:p>
          </table:table-cell>
          <table:table-cell office:value-type="string" calcext:value-type="string">
            <text:p>PID_y</text:p>
          </table:table-cell>
          <table:table-cell office:value-type="float" office:value="0.010217" calcext:value-type="float">
            <text:p>0.010217</text:p>
          </table:table-cell>
          <table:table-cell office:value-type="float" office:value="-0.016982" calcext:value-type="float">
            <text:p>-0.016982</text:p>
          </table:table-cell>
          <table:table-cell office:value-type="float" office:value="0.010554" calcext:value-type="float">
            <text:p>0.010554</text:p>
          </table:table-cell>
          <table:table-cell office:value-type="float" office:value="-0.017281" calcext:value-type="float">
            <text:p>-0.017281</text:p>
          </table:table-cell>
          <table:table-cell office:value-type="float" office:value="-0.010853" calcext:value-type="float">
            <text:p>-0.010853</text:p>
          </table:table-cell>
          <table:table-cell office:value-type="string" calcext:value-type="string">
            <text:p>0.010221</text:p>
          </table:table-cell>
        </table:table-row>
        <table:table-row table:style-name="ro1">
          <table:table-cell office:value-type="float" office:value="1527477045.6811" calcext:value-type="float">
            <text:p>1527477045.6811</text:p>
          </table:table-cell>
          <table:table-cell office:value-type="string" calcext:value-type="string">
            <text:p>PID_x</text:p>
          </table:table-cell>
          <table:table-cell office:value-type="float" office:value="0.009456" calcext:value-type="float">
            <text:p>0.009456</text:p>
          </table:table-cell>
          <table:table-cell office:value-type="float" office:value="-0.016233" calcext:value-type="float">
            <text:p>-0.016233</text:p>
          </table:table-cell>
          <table:table-cell office:value-type="float" office:value="0.010037" calcext:value-type="float">
            <text:p>0.010037</text:p>
          </table:table-cell>
          <table:table-cell office:value-type="float" office:value="-0.016685" calcext:value-type="float">
            <text:p>-0.016685</text:p>
          </table:table-cell>
          <table:table-cell office:value-type="float" office:value="-0.014267" calcext:value-type="float">
            <text:p>-0.014267</text:p>
          </table:table-cell>
          <table:table-cell office:value-type="string" calcext:value-type="string">
            <text:p>0.012569</text:p>
          </table:table-cell>
        </table:table-row>
        <table:table-row table:style-name="ro1">
          <table:table-cell office:value-type="float" office:value="1527477045.68117" calcext:value-type="float">
            <text:p>1527477045.68117</text:p>
          </table:table-cell>
          <table:table-cell office:value-type="string" calcext:value-type="string">
            <text:p>PID_y</text:p>
          </table:table-cell>
          <table:table-cell office:value-type="float" office:value="0.009456" calcext:value-type="float">
            <text:p>0.009456</text:p>
          </table:table-cell>
          <table:table-cell office:value-type="float" office:value="-0.016233" calcext:value-type="float">
            <text:p>-0.016233</text:p>
          </table:table-cell>
          <table:table-cell office:value-type="float" office:value="0.010037" calcext:value-type="float">
            <text:p>0.010037</text:p>
          </table:table-cell>
          <table:table-cell office:value-type="float" office:value="-0.016685" calcext:value-type="float">
            <text:p>-0.016685</text:p>
          </table:table-cell>
          <table:table-cell office:value-type="float" office:value="-0.014267" calcext:value-type="float">
            <text:p>-0.014267</text:p>
          </table:table-cell>
          <table:table-cell office:value-type="string" calcext:value-type="string">
            <text:p>0.012569</text:p>
          </table:table-cell>
        </table:table-row>
        <table:table-row table:style-name="ro1">
          <table:table-cell office:value-type="float" office:value="1527477045.70168" calcext:value-type="float">
            <text:p>1527477045.70168</text:p>
          </table:table-cell>
          <table:table-cell office:value-type="string" calcext:value-type="string">
            <text:p>PID_x</text:p>
          </table:table-cell>
          <table:table-cell office:value-type="float" office:value="0.009798" calcext:value-type="float">
            <text:p>0.009798</text:p>
          </table:table-cell>
          <table:table-cell office:value-type="float" office:value="-0.017199" calcext:value-type="float">
            <text:p>-0.017199</text:p>
          </table:table-cell>
          <table:table-cell office:value-type="float" office:value="0.010056" calcext:value-type="float">
            <text:p>0.010056</text:p>
          </table:table-cell>
          <table:table-cell office:value-type="float" office:value="-0.017312" calcext:value-type="float">
            <text:p>-0.017312</text:p>
          </table:table-cell>
          <table:table-cell office:value-type="float" office:value="-0.009506" calcext:value-type="float">
            <text:p>-0.009506</text:p>
          </table:table-cell>
          <table:table-cell office:value-type="string" calcext:value-type="string">
            <text:p>0.006288</text:p>
          </table:table-cell>
        </table:table-row>
        <table:table-row table:style-name="ro1">
          <table:table-cell office:value-type="float" office:value="1527477045.70175" calcext:value-type="float">
            <text:p>1527477045.70175</text:p>
          </table:table-cell>
          <table:table-cell office:value-type="string" calcext:value-type="string">
            <text:p>PID_y</text:p>
          </table:table-cell>
          <table:table-cell office:value-type="float" office:value="0.009798" calcext:value-type="float">
            <text:p>0.009798</text:p>
          </table:table-cell>
          <table:table-cell office:value-type="float" office:value="-0.017199" calcext:value-type="float">
            <text:p>-0.017199</text:p>
          </table:table-cell>
          <table:table-cell office:value-type="float" office:value="0.010056" calcext:value-type="float">
            <text:p>0.010056</text:p>
          </table:table-cell>
          <table:table-cell office:value-type="float" office:value="-0.017312" calcext:value-type="float">
            <text:p>-0.017312</text:p>
          </table:table-cell>
          <table:table-cell office:value-type="float" office:value="-0.009506" calcext:value-type="float">
            <text:p>-0.009506</text:p>
          </table:table-cell>
          <table:table-cell office:value-type="string" calcext:value-type="string">
            <text:p>0.006288</text:p>
          </table:table-cell>
        </table:table-row>
        <table:table-row table:style-name="ro1">
          <table:table-cell office:value-type="float" office:value="1527477045.72119" calcext:value-type="float">
            <text:p>1527477045.72119</text:p>
          </table:table-cell>
          <table:table-cell office:value-type="string" calcext:value-type="string">
            <text:p>PID_x</text:p>
          </table:table-cell>
          <table:table-cell office:value-type="float" office:value="0.009529" calcext:value-type="float">
            <text:p>0.009529</text:p>
          </table:table-cell>
          <table:table-cell office:value-type="float" office:value="-0.016281" calcext:value-type="float">
            <text:p>-0.016281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-0.01668" calcext:value-type="float">
            <text:p>-0.01668</text:p>
          </table:table-cell>
          <table:table-cell office:value-type="float" office:value="-0.010924" calcext:value-type="float">
            <text:p>-0.010924</text:p>
          </table:table-cell>
          <table:table-cell office:value-type="string" calcext:value-type="string">
            <text:p>0.011816</text:p>
          </table:table-cell>
        </table:table-row>
        <table:table-row table:style-name="ro1">
          <table:table-cell office:value-type="float" office:value="1527477045.72125" calcext:value-type="float">
            <text:p>1527477045.72125</text:p>
          </table:table-cell>
          <table:table-cell office:value-type="string" calcext:value-type="string">
            <text:p>PID_y</text:p>
          </table:table-cell>
          <table:table-cell office:value-type="float" office:value="0.009529" calcext:value-type="float">
            <text:p>0.009529</text:p>
          </table:table-cell>
          <table:table-cell office:value-type="float" office:value="-0.016281" calcext:value-type="float">
            <text:p>-0.016281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-0.01668" calcext:value-type="float">
            <text:p>-0.01668</text:p>
          </table:table-cell>
          <table:table-cell office:value-type="float" office:value="-0.010924" calcext:value-type="float">
            <text:p>-0.010924</text:p>
          </table:table-cell>
          <table:table-cell office:value-type="string" calcext:value-type="string">
            <text:p>0.011816</text:p>
          </table:table-cell>
        </table:table-row>
        <table:table-row table:style-name="ro1">
          <table:table-cell office:value-type="float" office:value="1527477045.74063" calcext:value-type="float">
            <text:p>1527477045.74063</text:p>
          </table:table-cell>
          <table:table-cell office:value-type="string" calcext:value-type="string">
            <text:p>PID_x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-0.016761" calcext:value-type="float">
            <text:p>-0.016761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-0.016969" calcext:value-type="float">
            <text:p>-0.016969</text:p>
          </table:table-cell>
          <table:table-cell office:value-type="float" office:value="-0.01249" calcext:value-type="float">
            <text:p>-0.01249</text:p>
          </table:table-cell>
          <table:table-cell office:value-type="string" calcext:value-type="string">
            <text:p>0.008526</text:p>
          </table:table-cell>
        </table:table-row>
        <table:table-row table:style-name="ro1">
          <table:table-cell office:value-type="float" office:value="1527477045.74068" calcext:value-type="float">
            <text:p>1527477045.74068</text:p>
          </table:table-cell>
          <table:table-cell office:value-type="string" calcext:value-type="string">
            <text:p>PID_y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-0.016761" calcext:value-type="float">
            <text:p>-0.016761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-0.016969" calcext:value-type="float">
            <text:p>-0.016969</text:p>
          </table:table-cell>
          <table:table-cell office:value-type="float" office:value="-0.01249" calcext:value-type="float">
            <text:p>-0.01249</text:p>
          </table:table-cell>
          <table:table-cell office:value-type="string" calcext:value-type="string">
            <text:p>0.008526</text:p>
          </table:table-cell>
        </table:table-row>
        <table:table-row table:style-name="ro1">
          <table:table-cell office:value-type="float" office:value="1527477045.76117" calcext:value-type="float">
            <text:p>1527477045.76117</text:p>
          </table:table-cell>
          <table:table-cell office:value-type="string" calcext:value-type="string">
            <text:p>PID_x</text:p>
          </table:table-cell>
          <table:table-cell office:value-type="float" office:value="0.008461" calcext:value-type="float">
            <text:p>0.008461</text:p>
          </table:table-cell>
          <table:table-cell office:value-type="float" office:value="-0.016113" calcext:value-type="float">
            <text:p>-0.016113</text:p>
          </table:table-cell>
          <table:table-cell office:value-type="float" office:value="0.009086" calcext:value-type="float">
            <text:p>0.009086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-0.014796" calcext:value-type="float">
            <text:p>-0.014796</text:p>
          </table:table-cell>
          <table:table-cell office:value-type="string" calcext:value-type="string">
            <text:p>0.009385</text:p>
          </table:table-cell>
        </table:table-row>
        <table:table-row table:style-name="ro1">
          <table:table-cell office:value-type="float" office:value="1527477045.76122" calcext:value-type="float">
            <text:p>1527477045.76122</text:p>
          </table:table-cell>
          <table:table-cell office:value-type="string" calcext:value-type="string">
            <text:p>PID_y</text:p>
          </table:table-cell>
          <table:table-cell office:value-type="float" office:value="0.008461" calcext:value-type="float">
            <text:p>0.008461</text:p>
          </table:table-cell>
          <table:table-cell office:value-type="float" office:value="-0.016113" calcext:value-type="float">
            <text:p>-0.016113</text:p>
          </table:table-cell>
          <table:table-cell office:value-type="float" office:value="0.009086" calcext:value-type="float">
            <text:p>0.009086</text:p>
          </table:table-cell>
          <table:table-cell office:value-type="float" office:value="-0.016364" calcext:value-type="float">
            <text:p>-0.016364</text:p>
          </table:table-cell>
          <table:table-cell office:value-type="float" office:value="-0.014796" calcext:value-type="float">
            <text:p>-0.014796</text:p>
          </table:table-cell>
          <table:table-cell office:value-type="string" calcext:value-type="string">
            <text:p>0.009385</text:p>
          </table:table-cell>
        </table:table-row>
        <table:table-row table:style-name="ro1">
          <table:table-cell office:value-type="float" office:value="1527477045.78177" calcext:value-type="float">
            <text:p>1527477045.78177</text:p>
          </table:table-cell>
          <table:table-cell office:value-type="string" calcext:value-type="string">
            <text:p>PID_x</text:p>
          </table:table-cell>
          <table:table-cell office:value-type="float" office:value="0.009036" calcext:value-type="float">
            <text:p>0.009036</text:p>
          </table:table-cell>
          <table:table-cell office:value-type="float" office:value="-0.016769" calcext:value-type="float">
            <text:p>-0.016769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-0.016768" calcext:value-type="float">
            <text:p>-0.016768</text:p>
          </table:table-cell>
          <table:table-cell office:value-type="float" office:value="-0.008162" calcext:value-type="float">
            <text:p>-0.008162</text:p>
          </table:table-cell>
          <table:table-cell office:value-type="string" calcext:value-type="string">
            <text:p>-0.000627</text:p>
          </table:table-cell>
        </table:table-row>
        <table:table-row table:style-name="ro1">
          <table:table-cell office:value-type="float" office:value="1527477045.78182" calcext:value-type="float">
            <text:p>1527477045.78182</text:p>
          </table:table-cell>
          <table:table-cell office:value-type="string" calcext:value-type="string">
            <text:p>PID_y</text:p>
          </table:table-cell>
          <table:table-cell office:value-type="float" office:value="0.009036" calcext:value-type="float">
            <text:p>0.009036</text:p>
          </table:table-cell>
          <table:table-cell office:value-type="float" office:value="-0.016769" calcext:value-type="float">
            <text:p>-0.016769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-0.016768" calcext:value-type="float">
            <text:p>-0.016768</text:p>
          </table:table-cell>
          <table:table-cell office:value-type="float" office:value="-0.008162" calcext:value-type="float">
            <text:p>-0.008162</text:p>
          </table:table-cell>
          <table:table-cell office:value-type="string" calcext:value-type="string">
            <text:p>-0.000627</text:p>
          </table:table-cell>
        </table:table-row>
        <table:table-row table:style-name="ro1">
          <table:table-cell office:value-type="float" office:value="1527477045.80132" calcext:value-type="float">
            <text:p>1527477045.80132</text:p>
          </table:table-cell>
          <table:table-cell office:value-type="string" calcext:value-type="string">
            <text:p>PID_x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-0.016485" calcext:value-type="float">
            <text:p>-0.016485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-0.016623" calcext:value-type="float">
            <text:p>-0.016623</text:p>
          </table:table-cell>
          <table:table-cell office:value-type="float" office:value="-0.010568" calcext:value-type="float">
            <text:p>-0.010568</text:p>
          </table:table-cell>
          <table:table-cell office:value-type="string" calcext:value-type="string">
            <text:p>0.006956</text:p>
          </table:table-cell>
        </table:table-row>
        <table:table-row table:style-name="ro1">
          <table:table-cell office:value-type="float" office:value="1527477045.80137" calcext:value-type="float">
            <text:p>1527477045.80137</text:p>
          </table:table-cell>
          <table:table-cell office:value-type="string" calcext:value-type="string">
            <text:p>PID_y</text:p>
          </table:table-cell>
          <table:table-cell office:value-type="float" office:value="0.00869" calcext:value-type="float">
            <text:p>0.00869</text:p>
          </table:table-cell>
          <table:table-cell office:value-type="float" office:value="-0.016485" calcext:value-type="float">
            <text:p>-0.016485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-0.016623" calcext:value-type="float">
            <text:p>-0.016623</text:p>
          </table:table-cell>
          <table:table-cell office:value-type="float" office:value="-0.010568" calcext:value-type="float">
            <text:p>-0.010568</text:p>
          </table:table-cell>
          <table:table-cell office:value-type="string" calcext:value-type="string">
            <text:p>0.006956</text:p>
          </table:table-cell>
        </table:table-row>
        <table:table-row table:style-name="ro1">
          <table:table-cell office:value-type="float" office:value="1527477045.82074" calcext:value-type="float">
            <text:p>1527477045.82074</text:p>
          </table:table-cell>
          <table:table-cell office:value-type="string" calcext:value-type="string">
            <text:p>PID_x</text:p>
          </table:table-cell>
          <table:table-cell office:value-type="float" office:value="0.007958" calcext:value-type="float">
            <text:p>0.007958</text:p>
          </table:table-cell>
          <table:table-cell office:value-type="float" office:value="-0.015793" calcext:value-type="float">
            <text:p>-0.015793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-0.01595" calcext:value-type="float">
            <text:p>-0.01595</text:p>
          </table:table-cell>
          <table:table-cell office:value-type="float" office:value="-0.013848" calcext:value-type="float">
            <text:p>-0.013848</text:p>
          </table:table-cell>
          <table:table-cell office:value-type="string" calcext:value-type="string">
            <text:p>0.007413</text:p>
          </table:table-cell>
        </table:table-row>
        <table:table-row table:style-name="ro1">
          <table:table-cell office:value-type="float" office:value="1527477045.8208" calcext:value-type="float">
            <text:p>1527477045.8208</text:p>
          </table:table-cell>
          <table:table-cell office:value-type="string" calcext:value-type="string">
            <text:p>PID_y</text:p>
          </table:table-cell>
          <table:table-cell office:value-type="float" office:value="0.007958" calcext:value-type="float">
            <text:p>0.007958</text:p>
          </table:table-cell>
          <table:table-cell office:value-type="float" office:value="-0.015793" calcext:value-type="float">
            <text:p>-0.015793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-0.01595" calcext:value-type="float">
            <text:p>-0.01595</text:p>
          </table:table-cell>
          <table:table-cell office:value-type="float" office:value="-0.013848" calcext:value-type="float">
            <text:p>-0.013848</text:p>
          </table:table-cell>
          <table:table-cell office:value-type="string" calcext:value-type="string">
            <text:p>0.007413</text:p>
          </table:table-cell>
        </table:table-row>
        <table:table-row table:style-name="ro1">
          <table:table-cell office:value-type="float" office:value="1527477045.84121" calcext:value-type="float">
            <text:p>1527477045.84121</text:p>
          </table:table-cell>
          <table:table-cell office:value-type="string" calcext:value-type="string">
            <text:p>PID_x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-0.016432" calcext:value-type="float">
            <text:p>-0.016432</text:p>
          </table:table-cell>
          <table:table-cell office:value-type="float" office:value="0.008592" calcext:value-type="float">
            <text:p>0.008592</text:p>
          </table:table-cell>
          <table:table-cell office:value-type="float" office:value="-0.016503" calcext:value-type="float">
            <text:p>-0.016503</text:p>
          </table:table-cell>
          <table:table-cell office:value-type="float" office:value="-0.009821" calcext:value-type="float">
            <text:p>-0.009821</text:p>
          </table:table-cell>
          <table:table-cell office:value-type="string" calcext:value-type="string">
            <text:p>0.004986</text:p>
          </table:table-cell>
        </table:table-row>
        <table:table-row table:style-name="ro1">
          <table:table-cell office:value-type="float" office:value="1527477045.84126" calcext:value-type="float">
            <text:p>1527477045.84126</text:p>
          </table:table-cell>
          <table:table-cell office:value-type="string" calcext:value-type="string">
            <text:p>PID_y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-0.016432" calcext:value-type="float">
            <text:p>-0.016432</text:p>
          </table:table-cell>
          <table:table-cell office:value-type="float" office:value="0.008592" calcext:value-type="float">
            <text:p>0.008592</text:p>
          </table:table-cell>
          <table:table-cell office:value-type="float" office:value="-0.016503" calcext:value-type="float">
            <text:p>-0.016503</text:p>
          </table:table-cell>
          <table:table-cell office:value-type="float" office:value="-0.009821" calcext:value-type="float">
            <text:p>-0.009821</text:p>
          </table:table-cell>
          <table:table-cell office:value-type="string" calcext:value-type="string">
            <text:p>0.004986</text:p>
          </table:table-cell>
        </table:table-row>
        <table:table-row table:style-name="ro1">
          <table:table-cell office:value-type="float" office:value="1527477045.86059" calcext:value-type="float">
            <text:p>1527477045.86059</text:p>
          </table:table-cell>
          <table:table-cell office:value-type="string" calcext:value-type="string">
            <text:p>PID_x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-0.016454" calcext:value-type="float">
            <text:p>-0.016454</text:p>
          </table:table-cell>
          <table:table-cell office:value-type="float" office:value="0.008278" calcext:value-type="float">
            <text:p>0.008278</text:p>
          </table:table-cell>
          <table:table-cell office:value-type="float" office:value="-0.016454" calcext:value-type="float">
            <text:p>-0.016454</text:p>
          </table:table-cell>
          <table:table-cell office:value-type="float" office:value="-0.008454" calcext:value-type="float">
            <text:p>-0.008454</text:p>
          </table:table-cell>
          <table:table-cell office:value-type="string" calcext:value-type="string">
            <text:p>-0.000385</text:p>
          </table:table-cell>
        </table:table-row>
        <table:table-row table:style-name="ro1">
          <table:table-cell office:value-type="float" office:value="1527477045.86065" calcext:value-type="float">
            <text:p>1527477045.86065</text:p>
          </table:table-cell>
          <table:table-cell office:value-type="string" calcext:value-type="string">
            <text:p>PID_y</text:p>
          </table:table-cell>
          <table:table-cell office:value-type="float" office:value="0.008074" calcext:value-type="float">
            <text:p>0.008074</text:p>
          </table:table-cell>
          <table:table-cell office:value-type="float" office:value="-0.016454" calcext:value-type="float">
            <text:p>-0.016454</text:p>
          </table:table-cell>
          <table:table-cell office:value-type="float" office:value="0.008278" calcext:value-type="float">
            <text:p>0.008278</text:p>
          </table:table-cell>
          <table:table-cell office:value-type="float" office:value="-0.016454" calcext:value-type="float">
            <text:p>-0.016454</text:p>
          </table:table-cell>
          <table:table-cell office:value-type="float" office:value="-0.008454" calcext:value-type="float">
            <text:p>-0.008454</text:p>
          </table:table-cell>
          <table:table-cell office:value-type="string" calcext:value-type="string">
            <text:p>-0.000385</text:p>
          </table:table-cell>
        </table:table-row>
        <table:table-row table:style-name="ro1">
          <table:table-cell office:value-type="float" office:value="1527477045.8811" calcext:value-type="float">
            <text:p>1527477045.8811</text:p>
          </table:table-cell>
          <table:table-cell office:value-type="string" calcext:value-type="string">
            <text:p>PID_x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-0.015662" calcext:value-type="float">
            <text:p>-0.015662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-0.015894" calcext:value-type="float">
            <text:p>-0.015894</text:p>
          </table:table-cell>
          <table:table-cell office:value-type="float" office:value="-0.010881" calcext:value-type="float">
            <text:p>-0.010881</text:p>
          </table:table-cell>
          <table:table-cell office:value-type="string" calcext:value-type="string">
            <text:p>0.008998</text:p>
          </table:table-cell>
        </table:table-row>
        <table:table-row table:style-name="ro1">
          <table:table-cell office:value-type="float" office:value="1527477045.88115" calcext:value-type="float">
            <text:p>1527477045.88115</text:p>
          </table:table-cell>
          <table:table-cell office:value-type="string" calcext:value-type="string">
            <text:p>PID_y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-0.015662" calcext:value-type="float">
            <text:p>-0.015662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-0.015894" calcext:value-type="float">
            <text:p>-0.015894</text:p>
          </table:table-cell>
          <table:table-cell office:value-type="float" office:value="-0.010881" calcext:value-type="float">
            <text:p>-0.010881</text:p>
          </table:table-cell>
          <table:table-cell office:value-type="string" calcext:value-type="string">
            <text:p>0.008998</text:p>
          </table:table-cell>
        </table:table-row>
        <table:table-row table:style-name="ro1">
          <table:table-cell office:value-type="float" office:value="1527477045.9016" calcext:value-type="float">
            <text:p>1527477045.9016</text:p>
          </table:table-cell>
          <table:table-cell office:value-type="string" calcext:value-type="string">
            <text:p>PID_x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-0.015842" calcext:value-type="float">
            <text:p>-0.015842</text:p>
          </table:table-cell>
          <table:table-cell office:value-type="float" office:value="0.007901" calcext:value-type="float">
            <text:p>0.007901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11272" calcext:value-type="float">
            <text:p>-0.011272</text:p>
          </table:table-cell>
          <table:table-cell office:value-type="string" calcext:value-type="string">
            <text:p>0.006746</text:p>
          </table:table-cell>
        </table:table-row>
        <table:table-row table:style-name="ro1">
          <table:table-cell office:value-type="float" office:value="1527477045.90165" calcext:value-type="float">
            <text:p>1527477045.90165</text:p>
          </table:table-cell>
          <table:table-cell office:value-type="string" calcext:value-type="string">
            <text:p>PID_y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-0.015842" calcext:value-type="float">
            <text:p>-0.015842</text:p>
          </table:table-cell>
          <table:table-cell office:value-type="float" office:value="0.007901" calcext:value-type="float">
            <text:p>0.007901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11272" calcext:value-type="float">
            <text:p>-0.011272</text:p>
          </table:table-cell>
          <table:table-cell office:value-type="string" calcext:value-type="string">
            <text:p>0.006746</text:p>
          </table:table-cell>
        </table:table-row>
        <table:table-row table:style-name="ro1">
          <table:table-cell office:value-type="float" office:value="1527477045.92114" calcext:value-type="float">
            <text:p>1527477045.92114</text:p>
          </table:table-cell>
          <table:table-cell office:value-type="string" calcext:value-type="string">
            <text:p>PID_x</text:p>
          </table:table-cell>
          <table:table-cell office:value-type="float" office:value="0.007345" calcext:value-type="float">
            <text:p>0.007345</text:p>
          </table:table-cell>
          <table:table-cell office:value-type="float" office:value="-0.015647" calcext:value-type="float">
            <text:p>-0.015647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-0.015671" calcext:value-type="float">
            <text:p>-0.015671</text:p>
          </table:table-cell>
          <table:table-cell office:value-type="float" office:value="-0.009261" calcext:value-type="float">
            <text:p>-0.009261</text:p>
          </table:table-cell>
          <table:table-cell office:value-type="string" calcext:value-type="string">
            <text:p>0.002888</text:p>
          </table:table-cell>
        </table:table-row>
        <table:table-row table:style-name="ro1">
          <table:table-cell office:value-type="float" office:value="1527477045.92119" calcext:value-type="float">
            <text:p>1527477045.92119</text:p>
          </table:table-cell>
          <table:table-cell office:value-type="string" calcext:value-type="string">
            <text:p>PID_y</text:p>
          </table:table-cell>
          <table:table-cell office:value-type="float" office:value="0.007345" calcext:value-type="float">
            <text:p>0.007345</text:p>
          </table:table-cell>
          <table:table-cell office:value-type="float" office:value="-0.015647" calcext:value-type="float">
            <text:p>-0.015647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-0.015671" calcext:value-type="float">
            <text:p>-0.015671</text:p>
          </table:table-cell>
          <table:table-cell office:value-type="float" office:value="-0.009261" calcext:value-type="float">
            <text:p>-0.009261</text:p>
          </table:table-cell>
          <table:table-cell office:value-type="string" calcext:value-type="string">
            <text:p>0.002888</text:p>
          </table:table-cell>
        </table:table-row>
        <table:table-row table:style-name="ro1">
          <table:table-cell office:value-type="float" office:value="1527477045.9417" calcext:value-type="float">
            <text:p>1527477045.9417</text:p>
          </table:table-cell>
          <table:table-cell office:value-type="string" calcext:value-type="string">
            <text:p>PID_x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-0.016241" calcext:value-type="float">
            <text:p>-0.016241</text:p>
          </table:table-cell>
          <table:table-cell office:value-type="float" office:value="0.007415" calcext:value-type="float">
            <text:p>0.007415</text:p>
          </table:table-cell>
          <table:table-cell office:value-type="float" office:value="-0.01626" calcext:value-type="float">
            <text:p>-0.01626</text:p>
          </table:table-cell>
          <table:table-cell office:value-type="float" office:value="-0.011804" calcext:value-type="float">
            <text:p>-0.011804</text:p>
          </table:table-cell>
          <table:table-cell office:value-type="string" calcext:value-type="string">
            <text:p>0.002562</text:p>
          </table:table-cell>
        </table:table-row>
        <table:table-row table:style-name="ro1">
          <table:table-cell office:value-type="float" office:value="1527477045.94175" calcext:value-type="float">
            <text:p>1527477045.94175</text:p>
          </table:table-cell>
          <table:table-cell office:value-type="string" calcext:value-type="string">
            <text:p>PID_y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-0.016241" calcext:value-type="float">
            <text:p>-0.016241</text:p>
          </table:table-cell>
          <table:table-cell office:value-type="float" office:value="0.007415" calcext:value-type="float">
            <text:p>0.007415</text:p>
          </table:table-cell>
          <table:table-cell office:value-type="float" office:value="-0.01626" calcext:value-type="float">
            <text:p>-0.01626</text:p>
          </table:table-cell>
          <table:table-cell office:value-type="float" office:value="-0.011804" calcext:value-type="float">
            <text:p>-0.011804</text:p>
          </table:table-cell>
          <table:table-cell office:value-type="string" calcext:value-type="string">
            <text:p>0.002562</text:p>
          </table:table-cell>
        </table:table-row>
        <table:table-row table:style-name="ro1">
          <table:table-cell office:value-type="float" office:value="1527477045.96123" calcext:value-type="float">
            <text:p>1527477045.96123</text:p>
          </table:table-cell>
          <table:table-cell office:value-type="string" calcext:value-type="string">
            <text:p>PID_x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-0.015533" calcext:value-type="float">
            <text:p>-0.015533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-0.015704" calcext:value-type="float">
            <text:p>-0.015704</text:p>
          </table:table-cell>
          <table:table-cell office:value-type="float" office:value="-0.013426" calcext:value-type="float">
            <text:p>-0.013426</text:p>
          </table:table-cell>
          <table:table-cell office:value-type="string" calcext:value-type="string">
            <text:p>0.007734</text:p>
          </table:table-cell>
        </table:table-row>
        <table:table-row table:style-name="ro1">
          <table:table-cell office:value-type="float" office:value="1527477045.96128" calcext:value-type="float">
            <text:p>1527477045.96128</text:p>
          </table:table-cell>
          <table:table-cell office:value-type="string" calcext:value-type="string">
            <text:p>PID_y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-0.015533" calcext:value-type="float">
            <text:p>-0.015533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-0.015704" calcext:value-type="float">
            <text:p>-0.015704</text:p>
          </table:table-cell>
          <table:table-cell office:value-type="float" office:value="-0.013426" calcext:value-type="float">
            <text:p>-0.013426</text:p>
          </table:table-cell>
          <table:table-cell office:value-type="string" calcext:value-type="string">
            <text:p>0.007734</text:p>
          </table:table-cell>
        </table:table-row>
        <table:table-row table:style-name="ro1">
          <table:table-cell office:value-type="float" office:value="1527477045.98061" calcext:value-type="float">
            <text:p>1527477045.98061</text:p>
          </table:table-cell>
          <table:table-cell office:value-type="string" calcext:value-type="string">
            <text:p>PID_x</text:p>
          </table:table-cell>
          <table:table-cell office:value-type="float" office:value="0.006743" calcext:value-type="float">
            <text:p>0.006743</text:p>
          </table:table-cell>
          <table:table-cell office:value-type="float" office:value="-0.016073" calcext:value-type="float">
            <text:p>-0.016073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-0.016067" calcext:value-type="float">
            <text:p>-0.016067</text:p>
          </table:table-cell>
          <table:table-cell office:value-type="float" office:value="-0.01089" calcext:value-type="float">
            <text:p>-0.01089</text:p>
          </table:table-cell>
          <table:table-cell office:value-type="string" calcext:value-type="string">
            <text:p>-0.001469</text:p>
          </table:table-cell>
        </table:table-row>
        <table:table-row table:style-name="ro1">
          <table:table-cell office:value-type="float" office:value="1527477045.98066" calcext:value-type="float">
            <text:p>1527477045.98066</text:p>
          </table:table-cell>
          <table:table-cell office:value-type="string" calcext:value-type="string">
            <text:p>PID_y</text:p>
          </table:table-cell>
          <table:table-cell office:value-type="float" office:value="0.006743" calcext:value-type="float">
            <text:p>0.006743</text:p>
          </table:table-cell>
          <table:table-cell office:value-type="float" office:value="-0.016073" calcext:value-type="float">
            <text:p>-0.016073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-0.016067" calcext:value-type="float">
            <text:p>-0.016067</text:p>
          </table:table-cell>
          <table:table-cell office:value-type="float" office:value="-0.01089" calcext:value-type="float">
            <text:p>-0.01089</text:p>
          </table:table-cell>
          <table:table-cell office:value-type="string" calcext:value-type="string">
            <text:p>-0.001469</text:p>
          </table:table-cell>
        </table:table-row>
        <table:table-row table:style-name="ro1">
          <table:table-cell office:value-type="float" office:value="1527477046.00111" calcext:value-type="float">
            <text:p>1527477046.00111</text:p>
          </table:table-cell>
          <table:table-cell office:value-type="string" calcext:value-type="string">
            <text:p>PID_x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-0.016204" calcext:value-type="float">
            <text:p>-0.016204</text:p>
          </table:table-cell>
          <table:table-cell office:value-type="float" office:value="0.006806" calcext:value-type="float">
            <text:p>0.006806</text:p>
          </table:table-cell>
          <table:table-cell office:value-type="float" office:value="-0.016193" calcext:value-type="float">
            <text:p>-0.016193</text:p>
          </table:table-cell>
          <table:table-cell office:value-type="float" office:value="-0.010971" calcext:value-type="float">
            <text:p>-0.010971</text:p>
          </table:table-cell>
          <table:table-cell office:value-type="string" calcext:value-type="string">
            <text:p>-0.001932</text:p>
          </table:table-cell>
        </table:table-row>
        <table:table-row table:style-name="ro1">
          <table:table-cell office:value-type="float" office:value="1527477046.00118" calcext:value-type="float">
            <text:p>1527477046.00118</text:p>
          </table:table-cell>
          <table:table-cell office:value-type="string" calcext:value-type="string">
            <text:p>PID_y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-0.016204" calcext:value-type="float">
            <text:p>-0.016204</text:p>
          </table:table-cell>
          <table:table-cell office:value-type="float" office:value="0.006806" calcext:value-type="float">
            <text:p>0.006806</text:p>
          </table:table-cell>
          <table:table-cell office:value-type="float" office:value="-0.016193" calcext:value-type="float">
            <text:p>-0.016193</text:p>
          </table:table-cell>
          <table:table-cell office:value-type="float" office:value="-0.010971" calcext:value-type="float">
            <text:p>-0.010971</text:p>
          </table:table-cell>
          <table:table-cell office:value-type="string" calcext:value-type="string">
            <text:p>-0.001932</text:p>
          </table:table-cell>
        </table:table-row>
        <table:table-row table:style-name="ro1">
          <table:table-cell office:value-type="float" office:value="1527477046.02164" calcext:value-type="float">
            <text:p>1527477046.02164</text:p>
          </table:table-cell>
          <table:table-cell office:value-type="string" calcext:value-type="string">
            <text:p>PID_x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-0.015988" calcext:value-type="float">
            <text:p>-0.015988</text:p>
          </table:table-cell>
          <table:table-cell office:value-type="float" office:value="0.006509" calcext:value-type="float">
            <text:p>0.006509</text:p>
          </table:table-cell>
          <table:table-cell office:value-type="float" office:value="-0.015965" calcext:value-type="float">
            <text:p>-0.015965</text:p>
          </table:table-cell>
          <table:table-cell office:value-type="float" office:value="-0.010684" calcext:value-type="float">
            <text:p>-0.010684</text:p>
          </table:table-cell>
          <table:table-cell office:value-type="string" calcext:value-type="string">
            <text:p>-0.002799</text:p>
          </table:table-cell>
        </table:table-row>
        <table:table-row table:style-name="ro1">
          <table:table-cell office:value-type="float" office:value="1527477046.0217" calcext:value-type="float">
            <text:p>1527477046.0217</text:p>
          </table:table-cell>
          <table:table-cell office:value-type="string" calcext:value-type="string">
            <text:p>PID_y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-0.015988" calcext:value-type="float">
            <text:p>-0.015988</text:p>
          </table:table-cell>
          <table:table-cell office:value-type="float" office:value="0.006509" calcext:value-type="float">
            <text:p>0.006509</text:p>
          </table:table-cell>
          <table:table-cell office:value-type="float" office:value="-0.015965" calcext:value-type="float">
            <text:p>-0.015965</text:p>
          </table:table-cell>
          <table:table-cell office:value-type="float" office:value="-0.010684" calcext:value-type="float">
            <text:p>-0.010684</text:p>
          </table:table-cell>
          <table:table-cell office:value-type="string" calcext:value-type="string">
            <text:p>-0.002799</text:p>
          </table:table-cell>
        </table:table-row>
        <table:table-row table:style-name="ro1">
          <table:table-cell office:value-type="float" office:value="1527477046.04114" calcext:value-type="float">
            <text:p>1527477046.04114</text:p>
          </table:table-cell>
          <table:table-cell office:value-type="string" calcext:value-type="string">
            <text:p>PID_x</text:p>
          </table:table-cell>
          <table:table-cell office:value-type="float" office:value="0.006149" calcext:value-type="float">
            <text:p>0.006149</text:p>
          </table:table-cell>
          <table:table-cell office:value-type="float" office:value="-0.015587" calcext:value-type="float">
            <text:p>-0.015587</text:p>
          </table:table-cell>
          <table:table-cell office:value-type="float" office:value="0.006426" calcext:value-type="float">
            <text:p>0.006426</text:p>
          </table:table-cell>
          <table:table-cell office:value-type="float" office:value="-0.015683" calcext:value-type="float">
            <text:p>-0.015683</text:p>
          </table:table-cell>
          <table:table-cell office:value-type="float" office:value="-0.009836" calcext:value-type="float">
            <text:p>-0.009836</text:p>
          </table:table-cell>
          <table:table-cell office:value-type="string" calcext:value-type="string">
            <text:p>0.005825</text:p>
          </table:table-cell>
        </table:table-row>
        <table:table-row table:style-name="ro1">
          <table:table-cell office:value-type="float" office:value="1527477046.0412" calcext:value-type="float">
            <text:p>1527477046.0412</text:p>
          </table:table-cell>
          <table:table-cell office:value-type="string" calcext:value-type="string">
            <text:p>PID_y</text:p>
          </table:table-cell>
          <table:table-cell office:value-type="float" office:value="0.006149" calcext:value-type="float">
            <text:p>0.006149</text:p>
          </table:table-cell>
          <table:table-cell office:value-type="float" office:value="-0.015587" calcext:value-type="float">
            <text:p>-0.015587</text:p>
          </table:table-cell>
          <table:table-cell office:value-type="float" office:value="0.006426" calcext:value-type="float">
            <text:p>0.006426</text:p>
          </table:table-cell>
          <table:table-cell office:value-type="float" office:value="-0.015683" calcext:value-type="float">
            <text:p>-0.015683</text:p>
          </table:table-cell>
          <table:table-cell office:value-type="float" office:value="-0.009836" calcext:value-type="float">
            <text:p>-0.009836</text:p>
          </table:table-cell>
          <table:table-cell office:value-type="string" calcext:value-type="string">
            <text:p>0.005825</text:p>
          </table:table-cell>
        </table:table-row>
        <table:table-row table:style-name="ro1">
          <table:table-cell office:value-type="float" office:value="1527477046.06169" calcext:value-type="float">
            <text:p>1527477046.06169</text:p>
          </table:table-cell>
          <table:table-cell office:value-type="string" calcext:value-type="string">
            <text:p>PID_x</text:p>
          </table:table-cell>
          <table:table-cell office:value-type="float" office:value="0.006568" calcext:value-type="float">
            <text:p>0.006568</text:p>
          </table:table-cell>
          <table:table-cell office:value-type="float" office:value="-0.016238" calcext:value-type="float">
            <text:p>-0.016238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-0.016176" calcext:value-type="float">
            <text:p>-0.016176</text:p>
          </table:table-cell>
          <table:table-cell office:value-type="float" office:value="-0.003292" calcext:value-type="float">
            <text:p>-0.003292</text:p>
          </table:table-cell>
          <table:table-cell office:value-type="string" calcext:value-type="string">
            <text:p>-0.004647</text:p>
          </table:table-cell>
        </table:table-row>
        <table:table-row table:style-name="ro1">
          <table:table-cell office:value-type="float" office:value="1527477046.06174" calcext:value-type="float">
            <text:p>1527477046.06174</text:p>
          </table:table-cell>
          <table:table-cell office:value-type="string" calcext:value-type="string">
            <text:p>PID_y</text:p>
          </table:table-cell>
          <table:table-cell office:value-type="float" office:value="0.006568" calcext:value-type="float">
            <text:p>0.006568</text:p>
          </table:table-cell>
          <table:table-cell office:value-type="float" office:value="-0.016238" calcext:value-type="float">
            <text:p>-0.016238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-0.016176" calcext:value-type="float">
            <text:p>-0.016176</text:p>
          </table:table-cell>
          <table:table-cell office:value-type="float" office:value="-0.003292" calcext:value-type="float">
            <text:p>-0.003292</text:p>
          </table:table-cell>
          <table:table-cell office:value-type="string" calcext:value-type="string">
            <text:p>-0.004647</text:p>
          </table:table-cell>
        </table:table-row>
        <table:table-row table:style-name="ro1">
          <table:table-cell office:value-type="float" office:value="1527477046.08121" calcext:value-type="float">
            <text:p>1527477046.08121</text:p>
          </table:table-cell>
          <table:table-cell office:value-type="string" calcext:value-type="string">
            <text:p>PID_x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06503" calcext:value-type="float">
            <text:p>0.006503</text:p>
          </table:table-cell>
          <table:table-cell office:value-type="float" office:value="-0.016197" calcext:value-type="float">
            <text:p>-0.016197</text:p>
          </table:table-cell>
          <table:table-cell office:value-type="float" office:value="-0.00574" calcext:value-type="float">
            <text:p>-0.00574</text:p>
          </table:table-cell>
          <table:table-cell office:value-type="string" calcext:value-type="string">
            <text:p>-0.001118</text:p>
          </table:table-cell>
        </table:table-row>
        <table:table-row table:style-name="ro1">
          <table:table-cell office:value-type="float" office:value="1527477046.08126" calcext:value-type="float">
            <text:p>1527477046.08126</text:p>
          </table:table-cell>
          <table:table-cell office:value-type="string" calcext:value-type="string">
            <text:p>PID_y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06503" calcext:value-type="float">
            <text:p>0.006503</text:p>
          </table:table-cell>
          <table:table-cell office:value-type="float" office:value="-0.016197" calcext:value-type="float">
            <text:p>-0.016197</text:p>
          </table:table-cell>
          <table:table-cell office:value-type="float" office:value="-0.00574" calcext:value-type="float">
            <text:p>-0.00574</text:p>
          </table:table-cell>
          <table:table-cell office:value-type="string" calcext:value-type="string">
            <text:p>-0.001118</text:p>
          </table:table-cell>
        </table:table-row>
        <table:table-row table:style-name="ro1">
          <table:table-cell office:value-type="float" office:value="1527477046.10061" calcext:value-type="float">
            <text:p>1527477046.10061</text:p>
          </table:table-cell>
          <table:table-cell office:value-type="string" calcext:value-type="string">
            <text:p>PID_x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-0.015763" calcext:value-type="float">
            <text:p>-0.015763</text:p>
          </table:table-cell>
          <table:table-cell office:value-type="float" office:value="0.006262" calcext:value-type="float">
            <text:p>0.006262</text:p>
          </table:table-cell>
          <table:table-cell office:value-type="float" office:value="-0.015811" calcext:value-type="float">
            <text:p>-0.015811</text:p>
          </table:table-cell>
          <table:table-cell office:value-type="float" office:value="-0.005529" calcext:value-type="float">
            <text:p>-0.005529</text:p>
          </table:table-cell>
          <table:table-cell office:value-type="string" calcext:value-type="string">
            <text:p>0.004090</text:p>
          </table:table-cell>
        </table:table-row>
        <table:table-row table:style-name="ro1">
          <table:table-cell office:value-type="float" office:value="1527477046.10066" calcext:value-type="float">
            <text:p>1527477046.10066</text:p>
          </table:table-cell>
          <table:table-cell office:value-type="string" calcext:value-type="string">
            <text:p>PID_y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-0.015763" calcext:value-type="float">
            <text:p>-0.015763</text:p>
          </table:table-cell>
          <table:table-cell office:value-type="float" office:value="0.006262" calcext:value-type="float">
            <text:p>0.006262</text:p>
          </table:table-cell>
          <table:table-cell office:value-type="float" office:value="-0.015811" calcext:value-type="float">
            <text:p>-0.015811</text:p>
          </table:table-cell>
          <table:table-cell office:value-type="float" office:value="-0.005529" calcext:value-type="float">
            <text:p>-0.005529</text:p>
          </table:table-cell>
          <table:table-cell office:value-type="string" calcext:value-type="string">
            <text:p>0.004090</text:p>
          </table:table-cell>
        </table:table-row>
        <table:table-row table:style-name="ro1">
          <table:table-cell office:value-type="float" office:value="1527477046.12114" calcext:value-type="float">
            <text:p>1527477046.12114</text:p>
          </table:table-cell>
          <table:table-cell office:value-type="string" calcext:value-type="string">
            <text:p>PID_x</text:p>
          </table:table-cell>
          <table:table-cell office:value-type="float" office:value="0.005471" calcext:value-type="float">
            <text:p>0.005471</text:p>
          </table:table-cell>
          <table:table-cell office:value-type="float" office:value="-0.015279" calcext:value-type="float">
            <text:p>-0.015279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-0.015383" calcext:value-type="float">
            <text:p>-0.015383</text:p>
          </table:table-cell>
          <table:table-cell office:value-type="float" office:value="-0.008388" calcext:value-type="float">
            <text:p>-0.008388</text:p>
          </table:table-cell>
          <table:table-cell office:value-type="string" calcext:value-type="string">
            <text:p>0.006040</text:p>
          </table:table-cell>
        </table:table-row>
        <table:table-row table:style-name="ro1">
          <table:table-cell office:value-type="float" office:value="1527477046.12119" calcext:value-type="float">
            <text:p>1527477046.12119</text:p>
          </table:table-cell>
          <table:table-cell office:value-type="string" calcext:value-type="string">
            <text:p>PID_y</text:p>
          </table:table-cell>
          <table:table-cell office:value-type="float" office:value="0.005471" calcext:value-type="float">
            <text:p>0.005471</text:p>
          </table:table-cell>
          <table:table-cell office:value-type="float" office:value="-0.015279" calcext:value-type="float">
            <text:p>-0.015279</text:p>
          </table:table-cell>
          <table:table-cell office:value-type="float" office:value="0.005672" calcext:value-type="float">
            <text:p>0.005672</text:p>
          </table:table-cell>
          <table:table-cell office:value-type="float" office:value="-0.015383" calcext:value-type="float">
            <text:p>-0.015383</text:p>
          </table:table-cell>
          <table:table-cell office:value-type="float" office:value="-0.008388" calcext:value-type="float">
            <text:p>-0.008388</text:p>
          </table:table-cell>
          <table:table-cell office:value-type="string" calcext:value-type="string">
            <text:p>0.006040</text:p>
          </table:table-cell>
        </table:table-row>
        <table:table-row table:style-name="ro1">
          <table:table-cell office:value-type="float" office:value="1527477046.14165" calcext:value-type="float">
            <text:p>1527477046.14165</text:p>
          </table:table-cell>
          <table:table-cell office:value-type="string" calcext:value-type="string">
            <text:p>PID_x</text:p>
          </table:table-cell>
          <table:table-cell office:value-type="float" office:value="0.005668" calcext:value-type="float">
            <text:p>0.005668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005786" calcext:value-type="float">
            <text:p>0.005786</text:p>
          </table:table-cell>
          <table:table-cell office:value-type="float" office:value="-0.015831" calcext:value-type="float">
            <text:p>-0.015831</text:p>
          </table:table-cell>
          <table:table-cell office:value-type="float" office:value="-0.006421" calcext:value-type="float">
            <text:p>-0.006421</text:p>
          </table:table-cell>
          <table:table-cell office:value-type="string" calcext:value-type="string">
            <text:p>-0.001228</text:p>
          </table:table-cell>
        </table:table-row>
        <table:table-row table:style-name="ro1">
          <table:table-cell office:value-type="float" office:value="1527477046.14172" calcext:value-type="float">
            <text:p>1527477046.14172</text:p>
          </table:table-cell>
          <table:table-cell office:value-type="string" calcext:value-type="string">
            <text:p>PID_y</text:p>
          </table:table-cell>
          <table:table-cell office:value-type="float" office:value="0.005668" calcext:value-type="float">
            <text:p>0.005668</text:p>
          </table:table-cell>
          <table:table-cell office:value-type="float" office:value="-0.015835" calcext:value-type="float">
            <text:p>-0.015835</text:p>
          </table:table-cell>
          <table:table-cell office:value-type="float" office:value="0.005786" calcext:value-type="float">
            <text:p>0.005786</text:p>
          </table:table-cell>
          <table:table-cell office:value-type="float" office:value="-0.015831" calcext:value-type="float">
            <text:p>-0.015831</text:p>
          </table:table-cell>
          <table:table-cell office:value-type="float" office:value="-0.006421" calcext:value-type="float">
            <text:p>-0.006421</text:p>
          </table:table-cell>
          <table:table-cell office:value-type="string" calcext:value-type="string">
            <text:p>-0.001228</text:p>
          </table:table-cell>
        </table:table-row>
        <table:table-row table:style-name="ro1">
          <table:table-cell office:value-type="float" office:value="1527477046.16116" calcext:value-type="float">
            <text:p>1527477046.16116</text:p>
          </table:table-cell>
          <table:table-cell office:value-type="string" calcext:value-type="string">
            <text:p>PID_x</text:p>
          </table:table-cell>
          <table:table-cell office:value-type="float" office:value="0.004962" calcext:value-type="float">
            <text:p>0.004962</text:p>
          </table:table-cell>
          <table:table-cell office:value-type="float" office:value="-0.015563" calcext:value-type="float">
            <text:p>-0.015563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-0.015648" calcext:value-type="float">
            <text:p>-0.015648</text:p>
          </table:table-cell>
          <table:table-cell office:value-type="float" office:value="-0.012188" calcext:value-type="float">
            <text:p>-0.012188</text:p>
          </table:table-cell>
          <table:table-cell office:value-type="string" calcext:value-type="string">
            <text:p>0.005432</text:p>
          </table:table-cell>
        </table:table-row>
        <table:table-row table:style-name="ro1">
          <table:table-cell office:value-type="float" office:value="1527477046.16122" calcext:value-type="float">
            <text:p>1527477046.16122</text:p>
          </table:table-cell>
          <table:table-cell office:value-type="string" calcext:value-type="string">
            <text:p>PID_y</text:p>
          </table:table-cell>
          <table:table-cell office:value-type="float" office:value="0.004962" calcext:value-type="float">
            <text:p>0.004962</text:p>
          </table:table-cell>
          <table:table-cell office:value-type="float" office:value="-0.015563" calcext:value-type="float">
            <text:p>-0.015563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-0.015648" calcext:value-type="float">
            <text:p>-0.015648</text:p>
          </table:table-cell>
          <table:table-cell office:value-type="float" office:value="-0.012188" calcext:value-type="float">
            <text:p>-0.012188</text:p>
          </table:table-cell>
          <table:table-cell office:value-type="string" calcext:value-type="string">
            <text:p>0.005432</text:p>
          </table:table-cell>
        </table:table-row>
        <table:table-row table:style-name="ro1">
          <table:table-cell office:value-type="float" office:value="1527477046.18166" calcext:value-type="float">
            <text:p>1527477046.18166</text:p>
          </table:table-cell>
          <table:table-cell office:value-type="string" calcext:value-type="string">
            <text:p>PID_x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-0.015039" calcext:value-type="float">
            <text:p>-0.015039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-0.015282" calcext:value-type="float">
            <text:p>-0.015282</text:p>
          </table:table-cell>
          <table:table-cell office:value-type="float" office:value="-0.011641" calcext:value-type="float">
            <text:p>-0.011641</text:p>
          </table:table-cell>
          <table:table-cell office:value-type="string" calcext:value-type="string">
            <text:p>0.009214</text:p>
          </table:table-cell>
        </table:table-row>
        <table:table-row table:style-name="ro1">
          <table:table-cell office:value-type="float" office:value="1527477046.18172" calcext:value-type="float">
            <text:p>1527477046.18172</text:p>
          </table:table-cell>
          <table:table-cell office:value-type="string" calcext:value-type="string">
            <text:p>PID_y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-0.015039" calcext:value-type="float">
            <text:p>-0.015039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-0.015282" calcext:value-type="float">
            <text:p>-0.015282</text:p>
          </table:table-cell>
          <table:table-cell office:value-type="float" office:value="-0.011641" calcext:value-type="float">
            <text:p>-0.011641</text:p>
          </table:table-cell>
          <table:table-cell office:value-type="string" calcext:value-type="string">
            <text:p>0.009214</text:p>
          </table:table-cell>
        </table:table-row>
        <table:table-row table:style-name="ro1">
          <table:table-cell office:value-type="float" office:value="1527477046.20118" calcext:value-type="float">
            <text:p>1527477046.20118</text:p>
          </table:table-cell>
          <table:table-cell office:value-type="string" calcext:value-type="string">
            <text:p>PID_x</text:p>
          </table:table-cell>
          <table:table-cell office:value-type="float" office:value="0.005048" calcext:value-type="float">
            <text:p>0.005048</text:p>
          </table:table-cell>
          <table:table-cell office:value-type="float" office:value="-0.015142" calcext:value-type="float">
            <text:p>-0.015142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-0.015235" calcext:value-type="float">
            <text:p>-0.015235</text:p>
          </table:table-cell>
          <table:table-cell office:value-type="float" office:value="-0.009521" calcext:value-type="float">
            <text:p>-0.009521</text:p>
          </table:table-cell>
          <table:table-cell office:value-type="string" calcext:value-type="string">
            <text:p>0.005717</text:p>
          </table:table-cell>
        </table:table-row>
        <table:table-row table:style-name="ro1">
          <table:table-cell office:value-type="float" office:value="1527477046.20122" calcext:value-type="float">
            <text:p>1527477046.20122</text:p>
          </table:table-cell>
          <table:table-cell office:value-type="string" calcext:value-type="string">
            <text:p>PID_y</text:p>
          </table:table-cell>
          <table:table-cell office:value-type="float" office:value="0.005048" calcext:value-type="float">
            <text:p>0.005048</text:p>
          </table:table-cell>
          <table:table-cell office:value-type="float" office:value="-0.015142" calcext:value-type="float">
            <text:p>-0.015142</text:p>
          </table:table-cell>
          <table:table-cell office:value-type="float" office:value="0.005307" calcext:value-type="float">
            <text:p>0.005307</text:p>
          </table:table-cell>
          <table:table-cell office:value-type="float" office:value="-0.015235" calcext:value-type="float">
            <text:p>-0.015235</text:p>
          </table:table-cell>
          <table:table-cell office:value-type="float" office:value="-0.009521" calcext:value-type="float">
            <text:p>-0.009521</text:p>
          </table:table-cell>
          <table:table-cell office:value-type="string" calcext:value-type="string">
            <text:p>0.005717</text:p>
          </table:table-cell>
        </table:table-row>
        <table:table-row table:style-name="ro1">
          <table:table-cell office:value-type="float" office:value="1527477046.22164" calcext:value-type="float">
            <text:p>1527477046.22164</text:p>
          </table:table-cell>
          <table:table-cell office:value-type="string" calcext:value-type="string">
            <text:p>PID_x</text:p>
          </table:table-cell>
          <table:table-cell office:value-type="float" office:value="0.004874" calcext:value-type="float">
            <text:p>0.004874</text:p>
          </table:table-cell>
          <table:table-cell office:value-type="float" office:value="-0.015037" calcext:value-type="float">
            <text:p>-0.015037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-0.015066" calcext:value-type="float">
            <text:p>-0.015066</text:p>
          </table:table-cell>
          <table:table-cell office:value-type="float" office:value="-0.006738" calcext:value-type="float">
            <text:p>-0.006738</text:p>
          </table:table-cell>
          <table:table-cell office:value-type="string" calcext:value-type="string">
            <text:p>0.003200</text:p>
          </table:table-cell>
        </table:table-row>
        <table:table-row table:style-name="ro1">
          <table:table-cell office:value-type="float" office:value="1527477046.22169" calcext:value-type="float">
            <text:p>1527477046.22169</text:p>
          </table:table-cell>
          <table:table-cell office:value-type="string" calcext:value-type="string">
            <text:p>PID_y</text:p>
          </table:table-cell>
          <table:table-cell office:value-type="float" office:value="0.004874" calcext:value-type="float">
            <text:p>0.004874</text:p>
          </table:table-cell>
          <table:table-cell office:value-type="float" office:value="-0.015037" calcext:value-type="float">
            <text:p>-0.015037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-0.015066" calcext:value-type="float">
            <text:p>-0.015066</text:p>
          </table:table-cell>
          <table:table-cell office:value-type="float" office:value="-0.006738" calcext:value-type="float">
            <text:p>-0.006738</text:p>
          </table:table-cell>
          <table:table-cell office:value-type="string" calcext:value-type="string">
            <text:p>0.003200</text:p>
          </table:table-cell>
        </table:table-row>
        <table:table-row table:style-name="ro1">
          <table:table-cell office:value-type="float" office:value="1527477046.2412" calcext:value-type="float">
            <text:p>1527477046.2412</text:p>
          </table:table-cell>
          <table:table-cell office:value-type="string" calcext:value-type="string">
            <text:p>PID_x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-0.01512" calcext:value-type="float">
            <text:p>-0.01512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-0.015222" calcext:value-type="float">
            <text:p>-0.015222</text:p>
          </table:table-cell>
          <table:table-cell office:value-type="float" office:value="-0.009183" calcext:value-type="float">
            <text:p>-0.009183</text:p>
          </table:table-cell>
          <table:table-cell office:value-type="string" calcext:value-type="string">
            <text:p>0.005975</text:p>
          </table:table-cell>
        </table:table-row>
        <table:table-row table:style-name="ro1">
          <table:table-cell office:value-type="float" office:value="1527477046.24127" calcext:value-type="float">
            <text:p>1527477046.24127</text:p>
          </table:table-cell>
          <table:table-cell office:value-type="string" calcext:value-type="string">
            <text:p>PID_y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-0.01512" calcext:value-type="float">
            <text:p>-0.01512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-0.015222" calcext:value-type="float">
            <text:p>-0.015222</text:p>
          </table:table-cell>
          <table:table-cell office:value-type="float" office:value="-0.009183" calcext:value-type="float">
            <text:p>-0.009183</text:p>
          </table:table-cell>
          <table:table-cell office:value-type="string" calcext:value-type="string">
            <text:p>0.005975</text:p>
          </table:table-cell>
        </table:table-row>
        <table:table-row table:style-name="ro1">
          <table:table-cell office:value-type="float" office:value="1527477046.26067" calcext:value-type="float">
            <text:p>1527477046.26067</text:p>
          </table:table-cell>
          <table:table-cell office:value-type="string" calcext:value-type="string">
            <text:p>PID_x</text:p>
          </table:table-cell>
          <table:table-cell office:value-type="float" office:value="0.004285" calcext:value-type="float">
            <text:p>0.004285</text:p>
          </table:table-cell>
          <table:table-cell office:value-type="float" office:value="-0.014649" calcext:value-type="float">
            <text:p>-0.014649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-0.014835" calcext:value-type="float">
            <text:p>-0.014835</text:p>
          </table:table-cell>
          <table:table-cell office:value-type="float" office:value="-0.00884" calcext:value-type="float">
            <text:p>-0.00884</text:p>
          </table:table-cell>
          <table:table-cell office:value-type="string" calcext:value-type="string">
            <text:p>0.008073</text:p>
          </table:table-cell>
        </table:table-row>
        <table:table-row table:style-name="ro1">
          <table:table-cell office:value-type="float" office:value="1527477046.26072" calcext:value-type="float">
            <text:p>1527477046.26072</text:p>
          </table:table-cell>
          <table:table-cell office:value-type="string" calcext:value-type="string">
            <text:p>PID_y</text:p>
          </table:table-cell>
          <table:table-cell office:value-type="float" office:value="0.004285" calcext:value-type="float">
            <text:p>0.004285</text:p>
          </table:table-cell>
          <table:table-cell office:value-type="float" office:value="-0.014649" calcext:value-type="float">
            <text:p>-0.014649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-0.014835" calcext:value-type="float">
            <text:p>-0.014835</text:p>
          </table:table-cell>
          <table:table-cell office:value-type="float" office:value="-0.00884" calcext:value-type="float">
            <text:p>-0.00884</text:p>
          </table:table-cell>
          <table:table-cell office:value-type="string" calcext:value-type="string">
            <text:p>0.008073</text:p>
          </table:table-cell>
        </table:table-row>
        <table:table-row table:style-name="ro1">
          <table:table-cell office:value-type="float" office:value="1527477046.28123" calcext:value-type="float">
            <text:p>1527477046.28123</text:p>
          </table:table-cell>
          <table:table-cell office:value-type="string" calcext:value-type="string">
            <text:p>PID_x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-0.014571" calcext:value-type="float">
            <text:p>-0.014571</text:p>
          </table:table-cell>
          <table:table-cell office:value-type="float" office:value="0.004273" calcext:value-type="float">
            <text:p>0.004273</text:p>
          </table:table-cell>
          <table:table-cell office:value-type="float" office:value="-0.014676" calcext:value-type="float">
            <text:p>-0.014676</text:p>
          </table:table-cell>
          <table:table-cell office:value-type="float" office:value="-0.010695" calcext:value-type="float">
            <text:p>-0.010695</text:p>
          </table:table-cell>
          <table:table-cell office:value-type="string" calcext:value-type="string">
            <text:p>0.006052</text:p>
          </table:table-cell>
        </table:table-row>
        <table:table-row table:style-name="ro1">
          <table:table-cell office:value-type="float" office:value="1527477046.28128" calcext:value-type="float">
            <text:p>1527477046.28128</text:p>
          </table:table-cell>
          <table:table-cell office:value-type="string" calcext:value-type="string">
            <text:p>PID_y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-0.014571" calcext:value-type="float">
            <text:p>-0.014571</text:p>
          </table:table-cell>
          <table:table-cell office:value-type="float" office:value="0.004273" calcext:value-type="float">
            <text:p>0.004273</text:p>
          </table:table-cell>
          <table:table-cell office:value-type="float" office:value="-0.014676" calcext:value-type="float">
            <text:p>-0.014676</text:p>
          </table:table-cell>
          <table:table-cell office:value-type="float" office:value="-0.010695" calcext:value-type="float">
            <text:p>-0.010695</text:p>
          </table:table-cell>
          <table:table-cell office:value-type="string" calcext:value-type="string">
            <text:p>0.006052</text:p>
          </table:table-cell>
        </table:table-row>
        <table:table-row table:style-name="ro1">
          <table:table-cell office:value-type="float" office:value="1527477046.30059" calcext:value-type="float">
            <text:p>1527477046.30059</text:p>
          </table:table-cell>
          <table:table-cell office:value-type="string" calcext:value-type="string">
            <text:p>PID_x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-0.014447" calcext:value-type="float">
            <text:p>-0.014447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-0.014573" calcext:value-type="float">
            <text:p>-0.014573</text:p>
          </table:table-cell>
          <table:table-cell office:value-type="float" office:value="-0.013077" calcext:value-type="float">
            <text:p>-0.013077</text:p>
          </table:table-cell>
          <table:table-cell office:value-type="string" calcext:value-type="string">
            <text:p>0.006635</text:p>
          </table:table-cell>
        </table:table-row>
        <table:table-row table:style-name="ro1">
          <table:table-cell office:value-type="float" office:value="1527477046.30064" calcext:value-type="float">
            <text:p>1527477046.30064</text:p>
          </table:table-cell>
          <table:table-cell office:value-type="string" calcext:value-type="string">
            <text:p>PID_y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-0.014447" calcext:value-type="float">
            <text:p>-0.014447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-0.014573" calcext:value-type="float">
            <text:p>-0.014573</text:p>
          </table:table-cell>
          <table:table-cell office:value-type="float" office:value="-0.013077" calcext:value-type="float">
            <text:p>-0.013077</text:p>
          </table:table-cell>
          <table:table-cell office:value-type="string" calcext:value-type="string">
            <text:p>0.006635</text:p>
          </table:table-cell>
        </table:table-row>
        <table:table-row table:style-name="ro1">
          <table:table-cell office:value-type="float" office:value="1527477046.32111" calcext:value-type="float">
            <text:p>1527477046.32111</text:p>
          </table:table-cell>
          <table:table-cell office:value-type="string" calcext:value-type="string">
            <text:p>PID_x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-0.014614" calcext:value-type="float">
            <text:p>-0.014614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-0.014663" calcext:value-type="float">
            <text:p>-0.014663</text:p>
          </table:table-cell>
          <table:table-cell office:value-type="float" office:value="-0.013532" calcext:value-type="float">
            <text:p>-0.013532</text:p>
          </table:table-cell>
          <table:table-cell office:value-type="string" calcext:value-type="string">
            <text:p>0.004112</text:p>
          </table:table-cell>
        </table:table-row>
        <table:table-row table:style-name="ro1">
          <table:table-cell office:value-type="float" office:value="1527477046.32116" calcext:value-type="float">
            <text:p>1527477046.32116</text:p>
          </table:table-cell>
          <table:table-cell office:value-type="string" calcext:value-type="string">
            <text:p>PID_y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-0.014614" calcext:value-type="float">
            <text:p>-0.014614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-0.014663" calcext:value-type="float">
            <text:p>-0.014663</text:p>
          </table:table-cell>
          <table:table-cell office:value-type="float" office:value="-0.013532" calcext:value-type="float">
            <text:p>-0.013532</text:p>
          </table:table-cell>
          <table:table-cell office:value-type="string" calcext:value-type="string">
            <text:p>0.004112</text:p>
          </table:table-cell>
        </table:table-row>
        <table:table-row table:style-name="ro1">
          <table:table-cell office:value-type="float" office:value="1527477046.34167" calcext:value-type="float">
            <text:p>1527477046.34167</text:p>
          </table:table-cell>
          <table:table-cell office:value-type="string" calcext:value-type="string">
            <text:p>PID_x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-0.014355" calcext:value-type="float">
            <text:p>-0.014355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-0.014505" calcext:value-type="float">
            <text:p>-0.014505</text:p>
          </table:table-cell>
          <table:table-cell office:value-type="float" office:value="-0.013553" calcext:value-type="float">
            <text:p>-0.013553</text:p>
          </table:table-cell>
          <table:table-cell office:value-type="string" calcext:value-type="string">
            <text:p>0.007245</text:p>
          </table:table-cell>
        </table:table-row>
        <table:table-row table:style-name="ro1">
          <table:table-cell office:value-type="float" office:value="1527477046.34176" calcext:value-type="float">
            <text:p>1527477046.34176</text:p>
          </table:table-cell>
          <table:table-cell office:value-type="string" calcext:value-type="string">
            <text:p>PID_y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-0.014355" calcext:value-type="float">
            <text:p>-0.014355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-0.014505" calcext:value-type="float">
            <text:p>-0.014505</text:p>
          </table:table-cell>
          <table:table-cell office:value-type="float" office:value="-0.013553" calcext:value-type="float">
            <text:p>-0.013553</text:p>
          </table:table-cell>
          <table:table-cell office:value-type="string" calcext:value-type="string">
            <text:p>0.007245</text:p>
          </table:table-cell>
        </table:table-row>
        <table:table-row table:style-name="ro1">
          <table:table-cell office:value-type="float" office:value="1527477046.36126" calcext:value-type="float">
            <text:p>1527477046.36126</text:p>
          </table:table-cell>
          <table:table-cell office:value-type="string" calcext:value-type="string">
            <text:p>PID_x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-0.013626" calcext:value-type="float">
            <text:p>-0.013626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-0.013888" calcext:value-type="float">
            <text:p>-0.013888</text:p>
          </table:table-cell>
          <table:table-cell office:value-type="float" office:value="-0.011506" calcext:value-type="float">
            <text:p>-0.011506</text:p>
          </table:table-cell>
          <table:table-cell office:value-type="string" calcext:value-type="string">
            <text:p>0.009570</text:p>
          </table:table-cell>
        </table:table-row>
        <table:table-row table:style-name="ro1">
          <table:table-cell office:value-type="float" office:value="1527477046.36131" calcext:value-type="float">
            <text:p>1527477046.36131</text:p>
          </table:table-cell>
          <table:table-cell office:value-type="string" calcext:value-type="string">
            <text:p>PID_y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-0.013626" calcext:value-type="float">
            <text:p>-0.013626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-0.013888" calcext:value-type="float">
            <text:p>-0.013888</text:p>
          </table:table-cell>
          <table:table-cell office:value-type="float" office:value="-0.011506" calcext:value-type="float">
            <text:p>-0.011506</text:p>
          </table:table-cell>
          <table:table-cell office:value-type="string" calcext:value-type="string">
            <text:p>0.009570</text:p>
          </table:table-cell>
        </table:table-row>
        <table:table-row table:style-name="ro1">
          <table:table-cell office:value-type="float" office:value="1527477046.38059" calcext:value-type="float">
            <text:p>1527477046.38059</text:p>
          </table:table-cell>
          <table:table-cell office:value-type="string" calcext:value-type="string">
            <text:p>PID_x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-0.013717" calcext:value-type="float">
            <text:p>-0.013717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-0.013896" calcext:value-type="float">
            <text:p>-0.013896</text:p>
          </table:table-cell>
          <table:table-cell office:value-type="float" office:value="-0.011472" calcext:value-type="float">
            <text:p>-0.011472</text:p>
          </table:table-cell>
          <table:table-cell office:value-type="string" calcext:value-type="string">
            <text:p>0.007933</text:p>
          </table:table-cell>
        </table:table-row>
        <table:table-row table:style-name="ro1">
          <table:table-cell office:value-type="float" office:value="1527477046.38065" calcext:value-type="float">
            <text:p>1527477046.38065</text:p>
          </table:table-cell>
          <table:table-cell office:value-type="string" calcext:value-type="string">
            <text:p>PID_y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-0.013717" calcext:value-type="float">
            <text:p>-0.013717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-0.013896" calcext:value-type="float">
            <text:p>-0.013896</text:p>
          </table:table-cell>
          <table:table-cell office:value-type="float" office:value="-0.011472" calcext:value-type="float">
            <text:p>-0.011472</text:p>
          </table:table-cell>
          <table:table-cell office:value-type="string" calcext:value-type="string">
            <text:p>0.007933</text:p>
          </table:table-cell>
        </table:table-row>
        <table:table-row table:style-name="ro1">
          <table:table-cell office:value-type="float" office:value="1527477046.40109" calcext:value-type="float">
            <text:p>1527477046.40109</text:p>
          </table:table-cell>
          <table:table-cell office:value-type="string" calcext:value-type="string">
            <text:p>PID_x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-0.014129" calcext:value-type="float">
            <text:p>-0.014129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-0.014177" calcext:value-type="float">
            <text:p>-0.014177</text:p>
          </table:table-cell>
          <table:table-cell office:value-type="float" office:value="-0.010251" calcext:value-type="float">
            <text:p>-0.010251</text:p>
          </table:table-cell>
          <table:table-cell office:value-type="string" calcext:value-type="string">
            <text:p>0.004130</text:p>
          </table:table-cell>
        </table:table-row>
        <table:table-row table:style-name="ro1">
          <table:table-cell office:value-type="float" office:value="1527477046.40114" calcext:value-type="float">
            <text:p>1527477046.40114</text:p>
          </table:table-cell>
          <table:table-cell office:value-type="string" calcext:value-type="string">
            <text:p>PID_y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-0.014129" calcext:value-type="float">
            <text:p>-0.014129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-0.014177" calcext:value-type="float">
            <text:p>-0.014177</text:p>
          </table:table-cell>
          <table:table-cell office:value-type="float" office:value="-0.010251" calcext:value-type="float">
            <text:p>-0.010251</text:p>
          </table:table-cell>
          <table:table-cell office:value-type="string" calcext:value-type="string">
            <text:p>0.004130</text:p>
          </table:table-cell>
        </table:table-row>
        <table:table-row table:style-name="ro1">
          <table:table-cell office:value-type="float" office:value="1527477046.42169" calcext:value-type="float">
            <text:p>1527477046.42169</text:p>
          </table:table-cell>
          <table:table-cell office:value-type="string" calcext:value-type="string">
            <text:p>PID_x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-0.013057" calcext:value-type="float">
            <text:p>-0.013057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-0.013464" calcext:value-type="float">
            <text:p>-0.013464</text:p>
          </table:table-cell>
          <table:table-cell office:value-type="float" office:value="-0.007729" calcext:value-type="float">
            <text:p>-0.007729</text:p>
          </table:table-cell>
          <table:table-cell office:value-type="string" calcext:value-type="string">
            <text:p>0.011932</text:p>
          </table:table-cell>
        </table:table-row>
        <table:table-row table:style-name="ro1">
          <table:table-cell office:value-type="float" office:value="1527477046.42174" calcext:value-type="float">
            <text:p>1527477046.42174</text:p>
          </table:table-cell>
          <table:table-cell office:value-type="string" calcext:value-type="string">
            <text:p>PID_y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-0.013057" calcext:value-type="float">
            <text:p>-0.013057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-0.013464" calcext:value-type="float">
            <text:p>-0.013464</text:p>
          </table:table-cell>
          <table:table-cell office:value-type="float" office:value="-0.007729" calcext:value-type="float">
            <text:p>-0.007729</text:p>
          </table:table-cell>
          <table:table-cell office:value-type="string" calcext:value-type="string">
            <text:p>0.011932</text:p>
          </table:table-cell>
        </table:table-row>
        <table:table-row table:style-name="ro1">
          <table:table-cell office:value-type="float" office:value="1527477046.44125" calcext:value-type="float">
            <text:p>1527477046.44125</text:p>
          </table:table-cell>
          <table:table-cell office:value-type="string" calcext:value-type="string">
            <text:p>PID_x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-0.013045" calcext:value-type="float">
            <text:p>-0.013045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-0.013396" calcext:value-type="float">
            <text:p>-0.013396</text:p>
          </table:table-cell>
          <table:table-cell office:value-type="float" office:value="-0.00937" calcext:value-type="float">
            <text:p>-0.00937</text:p>
          </table:table-cell>
          <table:table-cell office:value-type="string" calcext:value-type="string">
            <text:p>0.011087</text:p>
          </table:table-cell>
        </table:table-row>
        <table:table-row table:style-name="ro1">
          <table:table-cell office:value-type="float" office:value="1527477046.4413" calcext:value-type="float">
            <text:p>1527477046.4413</text:p>
          </table:table-cell>
          <table:table-cell office:value-type="string" calcext:value-type="string">
            <text:p>PID_y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-0.013045" calcext:value-type="float">
            <text:p>-0.013045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-0.013396" calcext:value-type="float">
            <text:p>-0.013396</text:p>
          </table:table-cell>
          <table:table-cell office:value-type="float" office:value="-0.00937" calcext:value-type="float">
            <text:p>-0.00937</text:p>
          </table:table-cell>
          <table:table-cell office:value-type="string" calcext:value-type="string">
            <text:p>0.011087</text:p>
          </table:table-cell>
        </table:table-row>
        <table:table-row table:style-name="ro1">
          <table:table-cell office:value-type="float" office:value="1527477046.46063" calcext:value-type="float">
            <text:p>1527477046.46063</text:p>
          </table:table-cell>
          <table:table-cell office:value-type="string" calcext:value-type="string">
            <text:p>PID_x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-0.013653" calcext:value-type="float">
            <text:p>-0.013653</text:p>
          </table:table-cell>
          <table:table-cell office:value-type="float" office:value="0.002821" calcext:value-type="float">
            <text:p>0.002821</text:p>
          </table:table-cell>
          <table:table-cell office:value-type="float" office:value="-0.013664" calcext:value-type="float">
            <text:p>-0.013664</text:p>
          </table:table-cell>
          <table:table-cell office:value-type="float" office:value="-0.005306" calcext:value-type="float">
            <text:p>-0.005306</text:p>
          </table:table-cell>
          <table:table-cell office:value-type="string" calcext:value-type="string">
            <text:p>0.002026</text:p>
          </table:table-cell>
        </table:table-row>
        <table:table-row table:style-name="ro1">
          <table:table-cell office:value-type="float" office:value="1527477046.46069" calcext:value-type="float">
            <text:p>1527477046.46069</text:p>
          </table:table-cell>
          <table:table-cell office:value-type="string" calcext:value-type="string">
            <text:p>PID_y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-0.013653" calcext:value-type="float">
            <text:p>-0.013653</text:p>
          </table:table-cell>
          <table:table-cell office:value-type="float" office:value="0.002821" calcext:value-type="float">
            <text:p>0.002821</text:p>
          </table:table-cell>
          <table:table-cell office:value-type="float" office:value="-0.013664" calcext:value-type="float">
            <text:p>-0.013664</text:p>
          </table:table-cell>
          <table:table-cell office:value-type="float" office:value="-0.005306" calcext:value-type="float">
            <text:p>-0.005306</text:p>
          </table:table-cell>
          <table:table-cell office:value-type="string" calcext:value-type="string">
            <text:p>0.002026</text:p>
          </table:table-cell>
        </table:table-row>
        <table:table-row table:style-name="ro1">
          <table:table-cell office:value-type="float" office:value="1527477046.4811" calcext:value-type="float">
            <text:p>1527477046.4811</text:p>
          </table:table-cell>
          <table:table-cell office:value-type="string" calcext:value-type="string">
            <text:p>PID_x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-0.013467" calcext:value-type="float">
            <text:p>-0.013467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-0.013505" calcext:value-type="float">
            <text:p>-0.013505</text:p>
          </table:table-cell>
          <table:table-cell office:value-type="float" office:value="-0.008829" calcext:value-type="float">
            <text:p>-0.008829</text:p>
          </table:table-cell>
          <table:table-cell office:value-type="string" calcext:value-type="string">
            <text:p>0.003671</text:p>
          </table:table-cell>
        </table:table-row>
        <table:table-row table:style-name="ro1">
          <table:table-cell office:value-type="float" office:value="1527477046.48117" calcext:value-type="float">
            <text:p>1527477046.48117</text:p>
          </table:table-cell>
          <table:table-cell office:value-type="string" calcext:value-type="string">
            <text:p>PID_y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-0.013467" calcext:value-type="float">
            <text:p>-0.013467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-0.013505" calcext:value-type="float">
            <text:p>-0.013505</text:p>
          </table:table-cell>
          <table:table-cell office:value-type="float" office:value="-0.008829" calcext:value-type="float">
            <text:p>-0.008829</text:p>
          </table:table-cell>
          <table:table-cell office:value-type="string" calcext:value-type="string">
            <text:p>0.003671</text:p>
          </table:table-cell>
        </table:table-row>
        <table:table-row table:style-name="ro1">
          <table:table-cell office:value-type="float" office:value="1527477046.50064" calcext:value-type="float">
            <text:p>1527477046.50064</text:p>
          </table:table-cell>
          <table:table-cell office:value-type="string" calcext:value-type="string">
            <text:p>PID_x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-0.012276" calcext:value-type="float">
            <text:p>-0.012276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-0.012804" calcext:value-type="float">
            <text:p>-0.012804</text:p>
          </table:table-cell>
          <table:table-cell office:value-type="float" office:value="-0.008761" calcext:value-type="float">
            <text:p>-0.008761</text:p>
          </table:table-cell>
          <table:table-cell office:value-type="string" calcext:value-type="string">
            <text:p>0.013590</text:p>
          </table:table-cell>
        </table:table-row>
        <table:table-row table:style-name="ro1">
          <table:table-cell office:value-type="float" office:value="1527477046.50069" calcext:value-type="float">
            <text:p>1527477046.50069</text:p>
          </table:table-cell>
          <table:table-cell office:value-type="string" calcext:value-type="string">
            <text:p>PID_y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-0.012276" calcext:value-type="float">
            <text:p>-0.012276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-0.012804" calcext:value-type="float">
            <text:p>-0.012804</text:p>
          </table:table-cell>
          <table:table-cell office:value-type="float" office:value="-0.008761" calcext:value-type="float">
            <text:p>-0.008761</text:p>
          </table:table-cell>
          <table:table-cell office:value-type="string" calcext:value-type="string">
            <text:p>0.013590</text:p>
          </table:table-cell>
        </table:table-row>
        <table:table-row table:style-name="ro1">
          <table:table-cell office:value-type="float" office:value="1527477046.52114" calcext:value-type="float">
            <text:p>1527477046.52114</text:p>
          </table:table-cell>
          <table:table-cell office:value-type="string" calcext:value-type="string">
            <text:p>PID_x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-0.012548" calcext:value-type="float">
            <text:p>-0.012548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-0.012711" calcext:value-type="float">
            <text:p>-0.012711</text:p>
          </table:table-cell>
          <table:table-cell office:value-type="float" office:value="-0.009882" calcext:value-type="float">
            <text:p>-0.009882</text:p>
          </table:table-cell>
          <table:table-cell office:value-type="string" calcext:value-type="string">
            <text:p>0.007562</text:p>
          </table:table-cell>
        </table:table-row>
        <table:table-row table:style-name="ro1">
          <table:table-cell office:value-type="float" office:value="1527477046.52119" calcext:value-type="float">
            <text:p>1527477046.52119</text:p>
          </table:table-cell>
          <table:table-cell office:value-type="string" calcext:value-type="string">
            <text:p>PID_y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-0.012548" calcext:value-type="float">
            <text:p>-0.012548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-0.012711" calcext:value-type="float">
            <text:p>-0.012711</text:p>
          </table:table-cell>
          <table:table-cell office:value-type="float" office:value="-0.009882" calcext:value-type="float">
            <text:p>-0.009882</text:p>
          </table:table-cell>
          <table:table-cell office:value-type="string" calcext:value-type="string">
            <text:p>0.007562</text:p>
          </table:table-cell>
        </table:table-row>
        <table:table-row table:style-name="ro1">
          <table:table-cell office:value-type="float" office:value="1527477046.5416" calcext:value-type="float">
            <text:p>1527477046.5416</text:p>
          </table:table-cell>
          <table:table-cell office:value-type="string" calcext:value-type="string">
            <text:p>PID_x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-0.012543" calcext:value-type="float">
            <text:p>-0.012543</text:p>
          </table:table-cell>
          <table:table-cell office:value-type="float" office:value="0.001931" calcext:value-type="float">
            <text:p>0.001931</text:p>
          </table:table-cell>
          <table:table-cell office:value-type="float" office:value="-0.012687" calcext:value-type="float">
            <text:p>-0.012687</text:p>
          </table:table-cell>
          <table:table-cell office:value-type="float" office:value="-0.006392" calcext:value-type="float">
            <text:p>-0.006392</text:p>
          </table:table-cell>
          <table:table-cell office:value-type="string" calcext:value-type="string">
            <text:p>0.007106</text:p>
          </table:table-cell>
        </table:table-row>
        <table:table-row table:style-name="ro1">
          <table:table-cell office:value-type="float" office:value="1527477046.54166" calcext:value-type="float">
            <text:p>1527477046.54166</text:p>
          </table:table-cell>
          <table:table-cell office:value-type="string" calcext:value-type="string">
            <text:p>PID_y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-0.012543" calcext:value-type="float">
            <text:p>-0.012543</text:p>
          </table:table-cell>
          <table:table-cell office:value-type="float" office:value="0.001931" calcext:value-type="float">
            <text:p>0.001931</text:p>
          </table:table-cell>
          <table:table-cell office:value-type="float" office:value="-0.012687" calcext:value-type="float">
            <text:p>-0.012687</text:p>
          </table:table-cell>
          <table:table-cell office:value-type="float" office:value="-0.006392" calcext:value-type="float">
            <text:p>-0.006392</text:p>
          </table:table-cell>
          <table:table-cell office:value-type="string" calcext:value-type="string">
            <text:p>0.007106</text:p>
          </table:table-cell>
        </table:table-row>
        <table:table-row table:style-name="ro1">
          <table:table-cell office:value-type="float" office:value="1527477046.56114" calcext:value-type="float">
            <text:p>1527477046.56114</text:p>
          </table:table-cell>
          <table:table-cell office:value-type="string" calcext:value-type="string">
            <text:p>PID_x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-0.012645" calcext:value-type="float">
            <text:p>-0.012645</text:p>
          </table:table-cell>
          <table:table-cell office:value-type="float" office:value="-0.009642" calcext:value-type="float">
            <text:p>-0.009642</text:p>
          </table:table-cell>
          <table:table-cell office:value-type="string" calcext:value-type="string">
            <text:p>0.010301</text:p>
          </table:table-cell>
        </table:table-row>
        <table:table-row table:style-name="ro1">
          <table:table-cell office:value-type="float" office:value="1527477046.56117" calcext:value-type="float">
            <text:p>1527477046.56117</text:p>
          </table:table-cell>
          <table:table-cell office:value-type="string" calcext:value-type="string">
            <text:p>PID_y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-0.012342" calcext:value-type="float">
            <text:p>-0.012342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-0.012645" calcext:value-type="float">
            <text:p>-0.012645</text:p>
          </table:table-cell>
          <table:table-cell office:value-type="float" office:value="-0.009642" calcext:value-type="float">
            <text:p>-0.009642</text:p>
          </table:table-cell>
          <table:table-cell office:value-type="string" calcext:value-type="string">
            <text:p>0.010301</text:p>
          </table:table-cell>
        </table:table-row>
        <table:table-row table:style-name="ro1">
          <table:table-cell office:value-type="float" office:value="1527477046.58151" calcext:value-type="float">
            <text:p>1527477046.58151</text:p>
          </table:table-cell>
          <table:table-cell office:value-type="string" calcext:value-type="string">
            <text:p>PID_x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-0.011958" calcext:value-type="float">
            <text:p>-0.011958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-0.012347" calcext:value-type="float">
            <text:p>-0.012347</text:p>
          </table:table-cell>
          <table:table-cell office:value-type="float" office:value="-0.00588" calcext:value-type="float">
            <text:p>-0.00588</text:p>
          </table:table-cell>
          <table:table-cell office:value-type="string" calcext:value-type="string">
            <text:p>0.011671</text:p>
          </table:table-cell>
        </table:table-row>
        <table:table-row table:style-name="ro1">
          <table:table-cell office:value-type="float" office:value="1527477046.58154" calcext:value-type="float">
            <text:p>1527477046.58154</text:p>
          </table:table-cell>
          <table:table-cell office:value-type="string" calcext:value-type="string">
            <text:p>PID_y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-0.011958" calcext:value-type="float">
            <text:p>-0.011958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-0.012347" calcext:value-type="float">
            <text:p>-0.012347</text:p>
          </table:table-cell>
          <table:table-cell office:value-type="float" office:value="-0.00588" calcext:value-type="float">
            <text:p>-0.00588</text:p>
          </table:table-cell>
          <table:table-cell office:value-type="string" calcext:value-type="string">
            <text:p>0.011671</text:p>
          </table:table-cell>
        </table:table-row>
        <table:table-row table:style-name="ro1">
          <table:table-cell office:value-type="float" office:value="1527477046.60094" calcext:value-type="float">
            <text:p>1527477046.60094</text:p>
          </table:table-cell>
          <table:table-cell office:value-type="string" calcext:value-type="string">
            <text:p>PID_x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-0.012114" calcext:value-type="float">
            <text:p>-0.01211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-0.012213" calcext:value-type="float">
            <text:p>-0.012213</text:p>
          </table:table-cell>
          <table:table-cell office:value-type="float" office:value="-0.004717" calcext:value-type="float">
            <text:p>-0.004717</text:p>
          </table:table-cell>
          <table:table-cell office:value-type="string" calcext:value-type="string">
            <text:p>0.005873</text:p>
          </table:table-cell>
        </table:table-row>
        <table:table-row table:style-name="ro1">
          <table:table-cell office:value-type="float" office:value="1527477046.60098" calcext:value-type="float">
            <text:p>1527477046.60098</text:p>
          </table:table-cell>
          <table:table-cell office:value-type="string" calcext:value-type="string">
            <text:p>PID_y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-0.012114" calcext:value-type="float">
            <text:p>-0.01211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-0.012213" calcext:value-type="float">
            <text:p>-0.012213</text:p>
          </table:table-cell>
          <table:table-cell office:value-type="float" office:value="-0.004717" calcext:value-type="float">
            <text:p>-0.004717</text:p>
          </table:table-cell>
          <table:table-cell office:value-type="string" calcext:value-type="string">
            <text:p>0.005873</text:p>
          </table:table-cell>
        </table:table-row>
        <table:table-row table:style-name="ro1">
          <table:table-cell office:value-type="float" office:value="1527477046.6214" calcext:value-type="float">
            <text:p>1527477046.6214</text:p>
          </table:table-cell>
          <table:table-cell office:value-type="string" calcext:value-type="string">
            <text:p>PID_x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-0.011787" calcext:value-type="float">
            <text:p>-0.011787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-0.01195" calcext:value-type="float">
            <text:p>-0.01195</text:p>
          </table:table-cell>
          <table:table-cell office:value-type="float" office:value="-0.003898" calcext:value-type="float">
            <text:p>-0.003898</text:p>
          </table:table-cell>
          <table:table-cell office:value-type="string" calcext:value-type="string">
            <text:p>0.007544</text:p>
          </table:table-cell>
        </table:table-row>
        <table:table-row table:style-name="ro1">
          <table:table-cell office:value-type="float" office:value="1527477046.62145" calcext:value-type="float">
            <text:p>1527477046.62145</text:p>
          </table:table-cell>
          <table:table-cell office:value-type="string" calcext:value-type="string">
            <text:p>PID_y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-0.011787" calcext:value-type="float">
            <text:p>-0.011787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-0.01195" calcext:value-type="float">
            <text:p>-0.01195</text:p>
          </table:table-cell>
          <table:table-cell office:value-type="float" office:value="-0.003898" calcext:value-type="float">
            <text:p>-0.003898</text:p>
          </table:table-cell>
          <table:table-cell office:value-type="string" calcext:value-type="string">
            <text:p>0.007544</text:p>
          </table:table-cell>
        </table:table-row>
        <table:table-row table:style-name="ro1">
          <table:table-cell office:value-type="float" office:value="1527477046.64094" calcext:value-type="float">
            <text:p>1527477046.64094</text:p>
          </table:table-cell>
          <table:table-cell office:value-type="string" calcext:value-type="string">
            <text:p>PID_x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-0.011816" calcext:value-type="float">
            <text:p>-0.011816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-0.011963" calcext:value-type="float">
            <text:p>-0.011963</text:p>
          </table:table-cell>
          <table:table-cell office:value-type="float" office:value="-0.005998" calcext:value-type="float">
            <text:p>-0.005998</text:p>
          </table:table-cell>
          <table:table-cell office:value-type="string" calcext:value-type="string">
            <text:p>0.007176</text:p>
          </table:table-cell>
        </table:table-row>
        <table:table-row table:style-name="ro1">
          <table:table-cell office:value-type="float" office:value="1527477046.64099" calcext:value-type="float">
            <text:p>1527477046.64099</text:p>
          </table:table-cell>
          <table:table-cell office:value-type="string" calcext:value-type="string">
            <text:p>PID_y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-0.011816" calcext:value-type="float">
            <text:p>-0.011816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-0.011963" calcext:value-type="float">
            <text:p>-0.011963</text:p>
          </table:table-cell>
          <table:table-cell office:value-type="float" office:value="-0.005998" calcext:value-type="float">
            <text:p>-0.005998</text:p>
          </table:table-cell>
          <table:table-cell office:value-type="string" calcext:value-type="string">
            <text:p>0.007176</text:p>
          </table:table-cell>
        </table:table-row>
        <table:table-row table:style-name="ro1">
          <table:table-cell office:value-type="float" office:value="1527477046.66143" calcext:value-type="float">
            <text:p>1527477046.66143</text:p>
          </table:table-cell>
          <table:table-cell office:value-type="string" calcext:value-type="string">
            <text:p>PID_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-0.01131" calcext:value-type="float">
            <text:p>-0.01131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-0.011608" calcext:value-type="float">
            <text:p>-0.011608</text:p>
          </table:table-cell>
          <table:table-cell office:value-type="float" office:value="-0.004767" calcext:value-type="float">
            <text:p>-0.004767</text:p>
          </table:table-cell>
          <table:table-cell office:value-type="string" calcext:value-type="string">
            <text:p>0.010207</text:p>
          </table:table-cell>
        </table:table-row>
        <table:table-row table:style-name="ro1">
          <table:table-cell office:value-type="float" office:value="1527477046.66149" calcext:value-type="float">
            <text:p>1527477046.66149</text:p>
          </table:table-cell>
          <table:table-cell office:value-type="string" calcext:value-type="string">
            <text:p>PID_y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-0.01131" calcext:value-type="float">
            <text:p>-0.01131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-0.011608" calcext:value-type="float">
            <text:p>-0.011608</text:p>
          </table:table-cell>
          <table:table-cell office:value-type="float" office:value="-0.004767" calcext:value-type="float">
            <text:p>-0.004767</text:p>
          </table:table-cell>
          <table:table-cell office:value-type="string" calcext:value-type="string">
            <text:p>0.010207</text:p>
          </table:table-cell>
        </table:table-row>
        <table:table-row table:style-name="ro1">
          <table:table-cell office:value-type="float" office:value="1527477046.68093" calcext:value-type="float">
            <text:p>1527477046.68093</text:p>
          </table:table-cell>
          <table:table-cell office:value-type="string" calcext:value-type="string">
            <text:p>PID_x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-0.011516" calcext:value-type="float">
            <text:p>-0.011516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-0.01165" calcext:value-type="float">
            <text:p>-0.01165</text:p>
          </table:table-cell>
          <table:table-cell office:value-type="float" office:value="-0.005587" calcext:value-type="float">
            <text:p>-0.005587</text:p>
          </table:table-cell>
          <table:table-cell office:value-type="string" calcext:value-type="string">
            <text:p>0.006854</text:p>
          </table:table-cell>
        </table:table-row>
        <table:table-row table:style-name="ro1">
          <table:table-cell office:value-type="float" office:value="1527477046.68098" calcext:value-type="float">
            <text:p>1527477046.68098</text:p>
          </table:table-cell>
          <table:table-cell office:value-type="string" calcext:value-type="string">
            <text:p>PID_y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-0.011516" calcext:value-type="float">
            <text:p>-0.011516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-0.01165" calcext:value-type="float">
            <text:p>-0.01165</text:p>
          </table:table-cell>
          <table:table-cell office:value-type="float" office:value="-0.005587" calcext:value-type="float">
            <text:p>-0.005587</text:p>
          </table:table-cell>
          <table:table-cell office:value-type="string" calcext:value-type="string">
            <text:p>0.006854</text:p>
          </table:table-cell>
        </table:table-row>
        <table:table-row table:style-name="ro1">
          <table:table-cell office:value-type="float" office:value="1527477046.70145" calcext:value-type="float">
            <text:p>1527477046.70145</text:p>
          </table:table-cell>
          <table:table-cell office:value-type="string" calcext:value-type="string">
            <text:p>PID_x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-0.011634" calcext:value-type="float">
            <text:p>-0.011634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-0.011704" calcext:value-type="float">
            <text:p>-0.011704</text:p>
          </table:table-cell>
          <table:table-cell office:value-type="float" office:value="-0.006519" calcext:value-type="float">
            <text:p>-0.006519</text:p>
          </table:table-cell>
          <table:table-cell office:value-type="string" calcext:value-type="string">
            <text:p>0.004949</text:p>
          </table:table-cell>
        </table:table-row>
        <table:table-row table:style-name="ro1">
          <table:table-cell office:value-type="float" office:value="1527477046.7015" calcext:value-type="float">
            <text:p>1527477046.7015</text:p>
          </table:table-cell>
          <table:table-cell office:value-type="string" calcext:value-type="string">
            <text:p>PID_y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-0.011634" calcext:value-type="float">
            <text:p>-0.011634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-0.011704" calcext:value-type="float">
            <text:p>-0.011704</text:p>
          </table:table-cell>
          <table:table-cell office:value-type="float" office:value="-0.006519" calcext:value-type="float">
            <text:p>-0.006519</text:p>
          </table:table-cell>
          <table:table-cell office:value-type="string" calcext:value-type="string">
            <text:p>0.004949</text:p>
          </table:table-cell>
        </table:table-row>
        <table:table-row table:style-name="ro1">
          <table:table-cell office:value-type="float" office:value="1527477046.72099" calcext:value-type="float">
            <text:p>1527477046.72099</text:p>
          </table:table-cell>
          <table:table-cell office:value-type="string" calcext:value-type="string">
            <text:p>PID_x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-0.010669" calcext:value-type="float">
            <text:p>-0.010669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-0.010956" calcext:value-type="float">
            <text:p>-0.010956</text:p>
          </table:table-cell>
          <table:table-cell office:value-type="float" office:value="-0.004638" calcext:value-type="float">
            <text:p>-0.004638</text:p>
          </table:table-cell>
          <table:table-cell office:value-type="string" calcext:value-type="string">
            <text:p>0.010021</text:p>
          </table:table-cell>
        </table:table-row>
        <table:table-row table:style-name="ro1">
          <table:table-cell office:value-type="float" office:value="1527477046.72104" calcext:value-type="float">
            <text:p>1527477046.72104</text:p>
          </table:table-cell>
          <table:table-cell office:value-type="string" calcext:value-type="string">
            <text:p>PID_y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-0.010669" calcext:value-type="float">
            <text:p>-0.010669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-0.010956" calcext:value-type="float">
            <text:p>-0.010956</text:p>
          </table:table-cell>
          <table:table-cell office:value-type="float" office:value="-0.004638" calcext:value-type="float">
            <text:p>-0.004638</text:p>
          </table:table-cell>
          <table:table-cell office:value-type="string" calcext:value-type="string">
            <text:p>0.010021</text:p>
          </table:table-cell>
        </table:table-row>
        <table:table-row table:style-name="ro1">
          <table:table-cell office:value-type="float" office:value="1527477046.74161" calcext:value-type="float">
            <text:p>1527477046.74161</text:p>
          </table:table-cell>
          <table:table-cell office:value-type="string" calcext:value-type="string">
            <text:p>PID_x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-0.01062" calcext:value-type="float">
            <text:p>-0.01062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-0.01093" calcext:value-type="float">
            <text:p>-0.01093</text:p>
          </table:table-cell>
          <table:table-cell office:value-type="float" office:value="-0.004085" calcext:value-type="float">
            <text:p>-0.004085</text:p>
          </table:table-cell>
          <table:table-cell office:value-type="string" calcext:value-type="string">
            <text:p>0.010414</text:p>
          </table:table-cell>
        </table:table-row>
        <table:table-row table:style-name="ro1">
          <table:table-cell office:value-type="float" office:value="1527477046.74171" calcext:value-type="float">
            <text:p>1527477046.74171</text:p>
          </table:table-cell>
          <table:table-cell office:value-type="string" calcext:value-type="string">
            <text:p>PID_y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-0.01062" calcext:value-type="float">
            <text:p>-0.01062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-0.01093" calcext:value-type="float">
            <text:p>-0.01093</text:p>
          </table:table-cell>
          <table:table-cell office:value-type="float" office:value="-0.004085" calcext:value-type="float">
            <text:p>-0.004085</text:p>
          </table:table-cell>
          <table:table-cell office:value-type="string" calcext:value-type="string">
            <text:p>0.010414</text:p>
          </table:table-cell>
        </table:table-row>
        <table:table-row table:style-name="ro1">
          <table:table-cell office:value-type="float" office:value="1527477046.76113" calcext:value-type="float">
            <text:p>1527477046.76113</text:p>
          </table:table-cell>
          <table:table-cell office:value-type="string" calcext:value-type="string">
            <text:p>PID_x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-0.010646" calcext:value-type="float">
            <text:p>-0.010646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-0.010829" calcext:value-type="float">
            <text:p>-0.010829</text:p>
          </table:table-cell>
          <table:table-cell office:value-type="float" office:value="-0.002292" calcext:value-type="float">
            <text:p>-0.002292</text:p>
          </table:table-cell>
          <table:table-cell office:value-type="string" calcext:value-type="string">
            <text:p>0.007988</text:p>
          </table:table-cell>
        </table:table-row>
        <table:table-row table:style-name="ro1">
          <table:table-cell office:value-type="float" office:value="1527477046.76118" calcext:value-type="float">
            <text:p>1527477046.76118</text:p>
          </table:table-cell>
          <table:table-cell office:value-type="string" calcext:value-type="string">
            <text:p>PID_y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-0.010646" calcext:value-type="float">
            <text:p>-0.010646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-0.010829" calcext:value-type="float">
            <text:p>-0.010829</text:p>
          </table:table-cell>
          <table:table-cell office:value-type="float" office:value="-0.002292" calcext:value-type="float">
            <text:p>-0.002292</text:p>
          </table:table-cell>
          <table:table-cell office:value-type="string" calcext:value-type="string">
            <text:p>0.007988</text:p>
          </table:table-cell>
        </table:table-row>
        <table:table-row table:style-name="ro1">
          <table:table-cell office:value-type="float" office:value="1527477046.78166" calcext:value-type="float">
            <text:p>1527477046.78166</text:p>
          </table:table-cell>
          <table:table-cell office:value-type="string" calcext:value-type="string">
            <text:p>PID_x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-0.010393" calcext:value-type="float">
            <text:p>-0.010393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-0.010674" calcext:value-type="float">
            <text:p>-0.010674</text:p>
          </table:table-cell>
          <table:table-cell office:value-type="float" office:value="0.000736" calcext:value-type="float">
            <text:p>0.000736</text:p>
          </table:table-cell>
          <table:table-cell office:value-type="string" calcext:value-type="string">
            <text:p>0.009921</text:p>
          </table:table-cell>
        </table:table-row>
        <table:table-row table:style-name="ro1">
          <table:table-cell office:value-type="float" office:value="1527477046.78171" calcext:value-type="float">
            <text:p>1527477046.78171</text:p>
          </table:table-cell>
          <table:table-cell office:value-type="string" calcext:value-type="string">
            <text:p>PID_y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-0.010393" calcext:value-type="float">
            <text:p>-0.010393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-0.010674" calcext:value-type="float">
            <text:p>-0.010674</text:p>
          </table:table-cell>
          <table:table-cell office:value-type="float" office:value="0.000736" calcext:value-type="float">
            <text:p>0.000736</text:p>
          </table:table-cell>
          <table:table-cell office:value-type="string" calcext:value-type="string">
            <text:p>0.009921</text:p>
          </table:table-cell>
        </table:table-row>
        <table:table-row table:style-name="ro1">
          <table:table-cell office:value-type="float" office:value="1527477046.80123" calcext:value-type="float">
            <text:p>1527477046.80123</text:p>
          </table:table-cell>
          <table:table-cell office:value-type="string" calcext:value-type="string">
            <text:p>PID_x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-0.010217" calcext:value-type="float">
            <text:p>-0.010217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-0.010585" calcext:value-type="float">
            <text:p>-0.010585</text:p>
          </table:table-cell>
          <table:table-cell office:value-type="float" office:value="-0.002017" calcext:value-type="float">
            <text:p>-0.002017</text:p>
          </table:table-cell>
          <table:table-cell office:value-type="string" calcext:value-type="string">
            <text:p>0.011351</text:p>
          </table:table-cell>
        </table:table-row>
        <table:table-row table:style-name="ro1">
          <table:table-cell office:value-type="float" office:value="1527477046.80128" calcext:value-type="float">
            <text:p>1527477046.80128</text:p>
          </table:table-cell>
          <table:table-cell office:value-type="string" calcext:value-type="string">
            <text:p>PID_y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-0.010217" calcext:value-type="float">
            <text:p>-0.010217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-0.010585" calcext:value-type="float">
            <text:p>-0.010585</text:p>
          </table:table-cell>
          <table:table-cell office:value-type="float" office:value="-0.002017" calcext:value-type="float">
            <text:p>-0.002017</text:p>
          </table:table-cell>
          <table:table-cell office:value-type="string" calcext:value-type="string">
            <text:p>0.011351</text:p>
          </table:table-cell>
        </table:table-row>
        <table:table-row table:style-name="ro1">
          <table:table-cell office:value-type="float" office:value="1527477046.82063" calcext:value-type="float">
            <text:p>1527477046.82063</text:p>
          </table:table-cell>
          <table:table-cell office:value-type="string" calcext:value-type="string">
            <text:p>PID_x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-0.010128" calcext:value-type="float">
            <text:p>-0.010128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-0.010267" calcext:value-type="float">
            <text:p>-0.010267</text:p>
          </table:table-cell>
          <table:table-cell office:value-type="float" office:value="-0.002288" calcext:value-type="float">
            <text:p>-0.002288</text:p>
          </table:table-cell>
          <table:table-cell office:value-type="string" calcext:value-type="string">
            <text:p>0.006984</text:p>
          </table:table-cell>
        </table:table-row>
        <table:table-row table:style-name="ro1">
          <table:table-cell office:value-type="float" office:value="1527477046.82069" calcext:value-type="float">
            <text:p>1527477046.82069</text:p>
          </table:table-cell>
          <table:table-cell office:value-type="string" calcext:value-type="string">
            <text:p>PID_y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-0.010128" calcext:value-type="float">
            <text:p>-0.010128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-0.010267" calcext:value-type="float">
            <text:p>-0.010267</text:p>
          </table:table-cell>
          <table:table-cell office:value-type="float" office:value="-0.002288" calcext:value-type="float">
            <text:p>-0.002288</text:p>
          </table:table-cell>
          <table:table-cell office:value-type="string" calcext:value-type="string">
            <text:p>0.006984</text:p>
          </table:table-cell>
        </table:table-row>
        <table:table-row table:style-name="ro1">
          <table:table-cell office:value-type="float" office:value="1527477046.84114" calcext:value-type="float">
            <text:p>1527477046.84114</text:p>
          </table:table-cell>
          <table:table-cell office:value-type="string" calcext:value-type="string">
            <text:p>PID_x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-0.010288" calcext:value-type="float">
            <text:p>-0.01028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79" calcext:value-type="float">
            <text:p>-0.010379</text:p>
          </table:table-cell>
          <table:table-cell office:value-type="float" office:value="0.001183" calcext:value-type="float">
            <text:p>0.001183</text:p>
          </table:table-cell>
          <table:table-cell office:value-type="string" calcext:value-type="string">
            <text:p>0.005639</text:p>
          </table:table-cell>
        </table:table-row>
        <table:table-row table:style-name="ro1">
          <table:table-cell office:value-type="float" office:value="1527477046.84119" calcext:value-type="float">
            <text:p>1527477046.84119</text:p>
          </table:table-cell>
          <table:table-cell office:value-type="string" calcext:value-type="string">
            <text:p>PID_y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-0.010288" calcext:value-type="float">
            <text:p>-0.01028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379" calcext:value-type="float">
            <text:p>-0.010379</text:p>
          </table:table-cell>
          <table:table-cell office:value-type="float" office:value="0.001183" calcext:value-type="float">
            <text:p>0.001183</text:p>
          </table:table-cell>
          <table:table-cell office:value-type="string" calcext:value-type="string">
            <text:p>0.005639</text:p>
          </table:table-cell>
        </table:table-row>
        <table:table-row table:style-name="ro1">
          <table:table-cell office:value-type="float" office:value="1527477046.86158" calcext:value-type="float">
            <text:p>1527477046.86158</text:p>
          </table:table-cell>
          <table:table-cell office:value-type="string" calcext:value-type="string">
            <text:p>PID_x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-0.010047" calcext:value-type="float">
            <text:p>-0.010047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-0.010172" calcext:value-type="float">
            <text:p>-0.010172</text:p>
          </table:table-cell>
          <table:table-cell office:value-type="float" office:value="-0.003067" calcext:value-type="float">
            <text:p>-0.003067</text:p>
          </table:table-cell>
          <table:table-cell office:value-type="string" calcext:value-type="string">
            <text:p>0.006627</text:p>
          </table:table-cell>
        </table:table-row>
        <table:table-row table:style-name="ro1">
          <table:table-cell office:value-type="float" office:value="1527477046.86163" calcext:value-type="float">
            <text:p>1527477046.86163</text:p>
          </table:table-cell>
          <table:table-cell office:value-type="string" calcext:value-type="string">
            <text:p>PID_y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-0.010047" calcext:value-type="float">
            <text:p>-0.010047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-0.010172" calcext:value-type="float">
            <text:p>-0.010172</text:p>
          </table:table-cell>
          <table:table-cell office:value-type="float" office:value="-0.003067" calcext:value-type="float">
            <text:p>-0.003067</text:p>
          </table:table-cell>
          <table:table-cell office:value-type="string" calcext:value-type="string">
            <text:p>0.006627</text:p>
          </table:table-cell>
        </table:table-row>
        <table:table-row table:style-name="ro1">
          <table:table-cell office:value-type="float" office:value="1527477046.88117" calcext:value-type="float">
            <text:p>1527477046.88117</text:p>
          </table:table-cell>
          <table:table-cell office:value-type="string" calcext:value-type="string">
            <text:p>PID_x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-0.009836" calcext:value-type="float">
            <text:p>-0.009836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-0.00998" calcext:value-type="float">
            <text:p>-0.00998</text:p>
          </table:table-cell>
          <table:table-cell office:value-type="float" office:value="-0.002112" calcext:value-type="float">
            <text:p>-0.002112</text:p>
          </table:table-cell>
          <table:table-cell office:value-type="string" calcext:value-type="string">
            <text:p>0.007086</text:p>
          </table:table-cell>
        </table:table-row>
        <table:table-row table:style-name="ro1">
          <table:table-cell office:value-type="float" office:value="1527477046.88124" calcext:value-type="float">
            <text:p>1527477046.88124</text:p>
          </table:table-cell>
          <table:table-cell office:value-type="string" calcext:value-type="string">
            <text:p>PID_y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-0.009836" calcext:value-type="float">
            <text:p>-0.009836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-0.00998" calcext:value-type="float">
            <text:p>-0.00998</text:p>
          </table:table-cell>
          <table:table-cell office:value-type="float" office:value="-0.002112" calcext:value-type="float">
            <text:p>-0.002112</text:p>
          </table:table-cell>
          <table:table-cell office:value-type="string" calcext:value-type="string">
            <text:p>0.007086</text:p>
          </table:table-cell>
        </table:table-row>
        <table:table-row table:style-name="ro1">
          <table:table-cell office:value-type="float" office:value="1527477046.90171" calcext:value-type="float">
            <text:p>1527477046.90171</text:p>
          </table:table-cell>
          <table:table-cell office:value-type="string" calcext:value-type="string">
            <text:p>PID_x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-0.009677" calcext:value-type="float">
            <text:p>-0.009677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-0.009839" calcext:value-type="float">
            <text:p>-0.009839</text:p>
          </table:table-cell>
          <table:table-cell office:value-type="float" office:value="-0.002064" calcext:value-type="float">
            <text:p>-0.002064</text:p>
          </table:table-cell>
          <table:table-cell office:value-type="string" calcext:value-type="string">
            <text:p>0.007547</text:p>
          </table:table-cell>
        </table:table-row>
        <table:table-row table:style-name="ro1">
          <table:table-cell office:value-type="float" office:value="1527477046.90176" calcext:value-type="float">
            <text:p>1527477046.90176</text:p>
          </table:table-cell>
          <table:table-cell office:value-type="string" calcext:value-type="string">
            <text:p>PID_y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-0.009677" calcext:value-type="float">
            <text:p>-0.009677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-0.009839" calcext:value-type="float">
            <text:p>-0.009839</text:p>
          </table:table-cell>
          <table:table-cell office:value-type="float" office:value="-0.002064" calcext:value-type="float">
            <text:p>-0.002064</text:p>
          </table:table-cell>
          <table:table-cell office:value-type="string" calcext:value-type="string">
            <text:p>0.007547</text:p>
          </table:table-cell>
        </table:table-row>
        <table:table-row table:style-name="ro1">
          <table:table-cell office:value-type="float" office:value="1527477046.92128" calcext:value-type="float">
            <text:p>1527477046.92128</text:p>
          </table:table-cell>
          <table:table-cell office:value-type="string" calcext:value-type="string">
            <text:p>PID_x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-0.00963" calcext:value-type="float">
            <text:p>-0.00963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-0.009717" calcext:value-type="float">
            <text:p>-0.009717</text:p>
          </table:table-cell>
          <table:table-cell office:value-type="float" office:value="-0.000499" calcext:value-type="float">
            <text:p>-0.000499</text:p>
          </table:table-cell>
          <table:table-cell office:value-type="string" calcext:value-type="string">
            <text:p>0.005517</text:p>
          </table:table-cell>
        </table:table-row>
        <table:table-row table:style-name="ro1">
          <table:table-cell office:value-type="float" office:value="1527477046.92133" calcext:value-type="float">
            <text:p>1527477046.92133</text:p>
          </table:table-cell>
          <table:table-cell office:value-type="string" calcext:value-type="string">
            <text:p>PID_y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-0.00963" calcext:value-type="float">
            <text:p>-0.00963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-0.009717" calcext:value-type="float">
            <text:p>-0.009717</text:p>
          </table:table-cell>
          <table:table-cell office:value-type="float" office:value="-0.000499" calcext:value-type="float">
            <text:p>-0.000499</text:p>
          </table:table-cell>
          <table:table-cell office:value-type="string" calcext:value-type="string">
            <text:p>0.005517</text:p>
          </table:table-cell>
        </table:table-row>
        <table:table-row table:style-name="ro1">
          <table:table-cell office:value-type="float" office:value="1527477046.94069" calcext:value-type="float">
            <text:p>1527477046.94069</text:p>
          </table:table-cell>
          <table:table-cell office:value-type="string" calcext:value-type="string">
            <text:p>PID_x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-0.009326" calcext:value-type="float">
            <text:p>-0.009326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-0.009533" calcext:value-type="float">
            <text:p>-0.009533</text:p>
          </table:table-cell>
          <table:table-cell office:value-type="float" office:value="-0.004193" calcext:value-type="float">
            <text:p>-0.004193</text:p>
          </table:table-cell>
          <table:table-cell office:value-type="string" calcext:value-type="string">
            <text:p>0.008504</text:p>
          </table:table-cell>
        </table:table-row>
        <table:table-row table:style-name="ro1">
          <table:table-cell office:value-type="float" office:value="1527477046.94075" calcext:value-type="float">
            <text:p>1527477046.94075</text:p>
          </table:table-cell>
          <table:table-cell office:value-type="string" calcext:value-type="string">
            <text:p>PID_y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-0.009326" calcext:value-type="float">
            <text:p>-0.009326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-0.009533" calcext:value-type="float">
            <text:p>-0.009533</text:p>
          </table:table-cell>
          <table:table-cell office:value-type="float" office:value="-0.004193" calcext:value-type="float">
            <text:p>-0.004193</text:p>
          </table:table-cell>
          <table:table-cell office:value-type="string" calcext:value-type="string">
            <text:p>0.008504</text:p>
          </table:table-cell>
        </table:table-row>
        <table:table-row table:style-name="ro1">
          <table:table-cell office:value-type="float" office:value="1527477046.96119" calcext:value-type="float">
            <text:p>1527477046.96119</text:p>
          </table:table-cell>
          <table:table-cell office:value-type="string" calcext:value-type="string">
            <text:p>PID_x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-0.009429" calcext:value-type="float">
            <text:p>-0.009429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-0.009545" calcext:value-type="float">
            <text:p>-0.009545</text:p>
          </table:table-cell>
          <table:table-cell office:value-type="float" office:value="-0.002256" calcext:value-type="float">
            <text:p>-0.002256</text:p>
          </table:table-cell>
          <table:table-cell office:value-type="string" calcext:value-type="string">
            <text:p>0.006367</text:p>
          </table:table-cell>
        </table:table-row>
        <table:table-row table:style-name="ro1">
          <table:table-cell office:value-type="float" office:value="1527477046.96124" calcext:value-type="float">
            <text:p>1527477046.96124</text:p>
          </table:table-cell>
          <table:table-cell office:value-type="string" calcext:value-type="string">
            <text:p>PID_y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-0.009429" calcext:value-type="float">
            <text:p>-0.009429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-0.009545" calcext:value-type="float">
            <text:p>-0.009545</text:p>
          </table:table-cell>
          <table:table-cell office:value-type="float" office:value="-0.002256" calcext:value-type="float">
            <text:p>-0.002256</text:p>
          </table:table-cell>
          <table:table-cell office:value-type="string" calcext:value-type="string">
            <text:p>0.006367</text:p>
          </table:table-cell>
        </table:table-row>
        <table:table-row table:style-name="ro1">
          <table:table-cell office:value-type="float" office:value="1527477046.98172" calcext:value-type="float">
            <text:p>1527477046.98172</text:p>
          </table:table-cell>
          <table:table-cell office:value-type="string" calcext:value-type="string">
            <text:p>PID_x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-0.009541" calcext:value-type="float">
            <text:p>-0.009541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-0.009586" calcext:value-type="float">
            <text:p>-0.009586</text:p>
          </table:table-cell>
          <table:table-cell office:value-type="float" office:value="0.000352" calcext:value-type="float">
            <text:p>0.000352</text:p>
          </table:table-cell>
          <table:table-cell office:value-type="string" calcext:value-type="string">
            <text:p>0.003995</text:p>
          </table:table-cell>
        </table:table-row>
        <table:table-row table:style-name="ro1">
          <table:table-cell office:value-type="float" office:value="1527477046.98177" calcext:value-type="float">
            <text:p>1527477046.98177</text:p>
          </table:table-cell>
          <table:table-cell office:value-type="string" calcext:value-type="string">
            <text:p>PID_y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-0.009541" calcext:value-type="float">
            <text:p>-0.009541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-0.009586" calcext:value-type="float">
            <text:p>-0.009586</text:p>
          </table:table-cell>
          <table:table-cell office:value-type="float" office:value="0.000352" calcext:value-type="float">
            <text:p>0.000352</text:p>
          </table:table-cell>
          <table:table-cell office:value-type="string" calcext:value-type="string">
            <text:p>0.003995</text:p>
          </table:table-cell>
        </table:table-row>
        <table:table-row table:style-name="ro1">
          <table:table-cell office:value-type="float" office:value="1527477047.00125" calcext:value-type="float">
            <text:p>1527477047.00125</text:p>
          </table:table-cell>
          <table:table-cell office:value-type="string" calcext:value-type="string">
            <text:p>PID_x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9588" calcext:value-type="float">
            <text:p>-0.009588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-0.009605" calcext:value-type="float">
            <text:p>-0.009605</text:p>
          </table:table-cell>
          <table:table-cell office:value-type="float" office:value="0.005905" calcext:value-type="float">
            <text:p>0.005905</text:p>
          </table:table-cell>
          <table:table-cell office:value-type="string" calcext:value-type="string">
            <text:p>0.002440</text:p>
          </table:table-cell>
        </table:table-row>
        <table:table-row table:style-name="ro1">
          <table:table-cell office:value-type="float" office:value="1527477047.00129" calcext:value-type="float">
            <text:p>1527477047.00129</text:p>
          </table:table-cell>
          <table:table-cell office:value-type="string" calcext:value-type="string">
            <text:p>PID_y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-0.009588" calcext:value-type="float">
            <text:p>-0.009588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-0.009605" calcext:value-type="float">
            <text:p>-0.009605</text:p>
          </table:table-cell>
          <table:table-cell office:value-type="float" office:value="0.005905" calcext:value-type="float">
            <text:p>0.005905</text:p>
          </table:table-cell>
          <table:table-cell office:value-type="string" calcext:value-type="string">
            <text:p>0.002440</text:p>
          </table:table-cell>
        </table:table-row>
        <table:table-row table:style-name="ro1">
          <table:table-cell office:value-type="float" office:value="1527477047.02068" calcext:value-type="float">
            <text:p>1527477047.02068</text:p>
          </table:table-cell>
          <table:table-cell office:value-type="string" calcext:value-type="string">
            <text:p>PID_x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-0.009299" calcext:value-type="float">
            <text:p>-0.009299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-0.009342" calcext:value-type="float">
            <text:p>-0.009342</text:p>
          </table:table-cell>
          <table:table-cell office:value-type="float" office:value="0.003679" calcext:value-type="float">
            <text:p>0.003679</text:p>
          </table:table-cell>
          <table:table-cell office:value-type="string" calcext:value-type="string">
            <text:p>0.003895</text:p>
          </table:table-cell>
        </table:table-row>
        <table:table-row table:style-name="ro1">
          <table:table-cell office:value-type="float" office:value="1527477047.02072" calcext:value-type="float">
            <text:p>1527477047.02072</text:p>
          </table:table-cell>
          <table:table-cell office:value-type="string" calcext:value-type="string">
            <text:p>PID_y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-0.009299" calcext:value-type="float">
            <text:p>-0.009299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-0.009342" calcext:value-type="float">
            <text:p>-0.009342</text:p>
          </table:table-cell>
          <table:table-cell office:value-type="float" office:value="0.003679" calcext:value-type="float">
            <text:p>0.003679</text:p>
          </table:table-cell>
          <table:table-cell office:value-type="string" calcext:value-type="string">
            <text:p>0.003895</text:p>
          </table:table-cell>
        </table:table-row>
        <table:table-row table:style-name="ro1">
          <table:table-cell office:value-type="float" office:value="1527477047.04117" calcext:value-type="float">
            <text:p>1527477047.04117</text:p>
          </table:table-cell>
          <table:table-cell office:value-type="string" calcext:value-type="string">
            <text:p>PID_x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-0.009527" calcext:value-type="float">
            <text:p>-0.009527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09527" calcext:value-type="float">
            <text:p>-0.009527</text:p>
          </table:table-cell>
          <table:table-cell office:value-type="float" office:value="0.006689" calcext:value-type="float">
            <text:p>0.006689</text:p>
          </table:table-cell>
          <table:table-cell office:value-type="string" calcext:value-type="string">
            <text:p>0.000188</text:p>
          </table:table-cell>
        </table:table-row>
        <table:table-row table:style-name="ro1">
          <table:table-cell office:value-type="float" office:value="1527477047.04122" calcext:value-type="float">
            <text:p>1527477047.04122</text:p>
          </table:table-cell>
          <table:table-cell office:value-type="string" calcext:value-type="string">
            <text:p>PID_y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-0.009527" calcext:value-type="float">
            <text:p>-0.009527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09527" calcext:value-type="float">
            <text:p>-0.009527</text:p>
          </table:table-cell>
          <table:table-cell office:value-type="float" office:value="0.006689" calcext:value-type="float">
            <text:p>0.006689</text:p>
          </table:table-cell>
          <table:table-cell office:value-type="string" calcext:value-type="string">
            <text:p>0.000188</text:p>
          </table:table-cell>
        </table:table-row>
        <table:table-row table:style-name="ro1">
          <table:table-cell office:value-type="float" office:value="1527477047.06173" calcext:value-type="float">
            <text:p>1527477047.06173</text:p>
          </table:table-cell>
          <table:table-cell office:value-type="string" calcext:value-type="string">
            <text:p>PID_x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-0.009441" calcext:value-type="float">
            <text:p>-0.009441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-0.009445" calcext:value-type="float">
            <text:p>-0.009445</text:p>
          </table:table-cell>
          <table:table-cell office:value-type="float" office:value="0.006718" calcext:value-type="float">
            <text:p>0.006718</text:p>
          </table:table-cell>
          <table:table-cell office:value-type="string" calcext:value-type="string">
            <text:p>0.001102</text:p>
          </table:table-cell>
        </table:table-row>
        <table:table-row table:style-name="ro1">
          <table:table-cell office:value-type="float" office:value="1527477047.06178" calcext:value-type="float">
            <text:p>1527477047.06178</text:p>
          </table:table-cell>
          <table:table-cell office:value-type="string" calcext:value-type="string">
            <text:p>PID_y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-0.009441" calcext:value-type="float">
            <text:p>-0.009441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-0.009445" calcext:value-type="float">
            <text:p>-0.009445</text:p>
          </table:table-cell>
          <table:table-cell office:value-type="float" office:value="0.006718" calcext:value-type="float">
            <text:p>0.006718</text:p>
          </table:table-cell>
          <table:table-cell office:value-type="string" calcext:value-type="string">
            <text:p>0.001102</text:p>
          </table:table-cell>
        </table:table-row>
        <table:table-row table:style-name="ro1">
          <table:table-cell office:value-type="float" office:value="1527477047.0813" calcext:value-type="float">
            <text:p>1527477047.0813</text:p>
          </table:table-cell>
          <table:table-cell office:value-type="string" calcext:value-type="string">
            <text:p>PID_x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-0.009368" calcext:value-type="float">
            <text:p>-0.009368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-0.009381" calcext:value-type="float">
            <text:p>-0.009381</text:p>
          </table:table-cell>
          <table:table-cell office:value-type="float" office:value="0.006445" calcext:value-type="float">
            <text:p>0.006445</text:p>
          </table:table-cell>
          <table:table-cell office:value-type="string" calcext:value-type="string">
            <text:p>0.002158</text:p>
          </table:table-cell>
        </table:table-row>
        <table:table-row table:style-name="ro1">
          <table:table-cell office:value-type="float" office:value="1527477047.08135" calcext:value-type="float">
            <text:p>1527477047.08135</text:p>
          </table:table-cell>
          <table:table-cell office:value-type="string" calcext:value-type="string">
            <text:p>PID_y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-0.009368" calcext:value-type="float">
            <text:p>-0.009368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-0.009381" calcext:value-type="float">
            <text:p>-0.009381</text:p>
          </table:table-cell>
          <table:table-cell office:value-type="float" office:value="0.006445" calcext:value-type="float">
            <text:p>0.006445</text:p>
          </table:table-cell>
          <table:table-cell office:value-type="string" calcext:value-type="string">
            <text:p>0.002158</text:p>
          </table:table-cell>
        </table:table-row>
        <table:table-row table:style-name="ro1">
          <table:table-cell office:value-type="float" office:value="1527477047.10067" calcext:value-type="float">
            <text:p>1527477047.10067</text:p>
          </table:table-cell>
          <table:table-cell office:value-type="string" calcext:value-type="string">
            <text:p>PID_x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-0.009111" calcext:value-type="float">
            <text:p>-0.009111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-0.00917" calcext:value-type="float">
            <text:p>-0.00917</text:p>
          </table:table-cell>
          <table:table-cell office:value-type="float" office:value="0.005324" calcext:value-type="float">
            <text:p>0.005324</text:p>
          </table:table-cell>
          <table:table-cell office:value-type="string" calcext:value-type="string">
            <text:p>0.004531</text:p>
          </table:table-cell>
        </table:table-row>
        <table:table-row table:style-name="ro1">
          <table:table-cell office:value-type="float" office:value="1527477047.10072" calcext:value-type="float">
            <text:p>1527477047.10072</text:p>
          </table:table-cell>
          <table:table-cell office:value-type="string" calcext:value-type="string">
            <text:p>PID_y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-0.009111" calcext:value-type="float">
            <text:p>-0.009111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-0.00917" calcext:value-type="float">
            <text:p>-0.00917</text:p>
          </table:table-cell>
          <table:table-cell office:value-type="float" office:value="0.005324" calcext:value-type="float">
            <text:p>0.005324</text:p>
          </table:table-cell>
          <table:table-cell office:value-type="string" calcext:value-type="string">
            <text:p>0.004531</text:p>
          </table:table-cell>
        </table:table-row>
        <table:table-row table:style-name="ro1">
          <table:table-cell office:value-type="float" office:value="1527477047.12117" calcext:value-type="float">
            <text:p>1527477047.12117</text:p>
          </table:table-cell>
          <table:table-cell office:value-type="string" calcext:value-type="string">
            <text:p>PID_x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-0.009098" calcext:value-type="float">
            <text:p>-0.009098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-0.009114" calcext:value-type="float">
            <text:p>-0.009114</text:p>
          </table:table-cell>
          <table:table-cell office:value-type="float" office:value="0.008794" calcext:value-type="float">
            <text:p>0.008794</text:p>
          </table:table-cell>
          <table:table-cell office:value-type="string" calcext:value-type="string">
            <text:p>0.002368</text:p>
          </table:table-cell>
        </table:table-row>
        <table:table-row table:style-name="ro1">
          <table:table-cell office:value-type="float" office:value="1527477047.12122" calcext:value-type="float">
            <text:p>1527477047.12122</text:p>
          </table:table-cell>
          <table:table-cell office:value-type="string" calcext:value-type="string">
            <text:p>PID_y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-0.009098" calcext:value-type="float">
            <text:p>-0.009098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-0.009114" calcext:value-type="float">
            <text:p>-0.009114</text:p>
          </table:table-cell>
          <table:table-cell office:value-type="float" office:value="0.008794" calcext:value-type="float">
            <text:p>0.008794</text:p>
          </table:table-cell>
          <table:table-cell office:value-type="string" calcext:value-type="string">
            <text:p>0.002368</text:p>
          </table:table-cell>
        </table:table-row>
        <table:table-row table:style-name="ro1">
          <table:table-cell office:value-type="float" office:value="1527477047.14179" calcext:value-type="float">
            <text:p>1527477047.14179</text:p>
          </table:table-cell>
          <table:table-cell office:value-type="string" calcext:value-type="string">
            <text:p>PID_x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-0.009193" calcext:value-type="float">
            <text:p>-0.009193</text:p>
          </table:table-cell>
          <table:table-cell office:value-type="float" office:value="0.002113" calcext:value-type="float">
            <text:p>0.002113</text:p>
          </table:table-cell>
          <table:table-cell office:value-type="float" office:value="-0.009221" calcext:value-type="float">
            <text:p>-0.009221</text:p>
          </table:table-cell>
          <table:table-cell office:value-type="float" office:value="0.008182" calcext:value-type="float">
            <text:p>0.008182</text:p>
          </table:table-cell>
          <table:table-cell office:value-type="string" calcext:value-type="string">
            <text:p>0.003136</text:p>
          </table:table-cell>
        </table:table-row>
        <table:table-row table:style-name="ro1">
          <table:table-cell office:value-type="float" office:value="1527477047.14193" calcext:value-type="float">
            <text:p>1527477047.14193</text:p>
          </table:table-cell>
          <table:table-cell office:value-type="string" calcext:value-type="string">
            <text:p>PID_y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-0.009193" calcext:value-type="float">
            <text:p>-0.009193</text:p>
          </table:table-cell>
          <table:table-cell office:value-type="float" office:value="0.002113" calcext:value-type="float">
            <text:p>0.002113</text:p>
          </table:table-cell>
          <table:table-cell office:value-type="float" office:value="-0.009221" calcext:value-type="float">
            <text:p>-0.009221</text:p>
          </table:table-cell>
          <table:table-cell office:value-type="float" office:value="0.008182" calcext:value-type="float">
            <text:p>0.008182</text:p>
          </table:table-cell>
          <table:table-cell office:value-type="string" calcext:value-type="string">
            <text:p>0.003136</text:p>
          </table:table-cell>
        </table:table-row>
        <table:table-row table:style-name="ro1">
          <table:table-cell office:value-type="float" office:value="1527477047.16135" calcext:value-type="float">
            <text:p>1527477047.16135</text:p>
          </table:table-cell>
          <table:table-cell office:value-type="string" calcext:value-type="string">
            <text:p>PID_x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-0.009104" calcext:value-type="float">
            <text:p>-0.009104</text:p>
          </table:table-cell>
          <table:table-cell office:value-type="float" office:value="0.002359" calcext:value-type="float">
            <text:p>0.002359</text:p>
          </table:table-cell>
          <table:table-cell office:value-type="float" office:value="-0.009134" calcext:value-type="float">
            <text:p>-0.009134</text:p>
          </table:table-cell>
          <table:table-cell office:value-type="float" office:value="0.010843" calcext:value-type="float">
            <text:p>0.010843</text:p>
          </table:table-cell>
          <table:table-cell office:value-type="string" calcext:value-type="string">
            <text:p>0.003226</text:p>
          </table:table-cell>
        </table:table-row>
        <table:table-row table:style-name="ro1">
          <table:table-cell office:value-type="float" office:value="1527477047.1614" calcext:value-type="float">
            <text:p>1527477047.1614</text:p>
          </table:table-cell>
          <table:table-cell office:value-type="string" calcext:value-type="string">
            <text:p>PID_y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-0.009104" calcext:value-type="float">
            <text:p>-0.009104</text:p>
          </table:table-cell>
          <table:table-cell office:value-type="float" office:value="0.002359" calcext:value-type="float">
            <text:p>0.002359</text:p>
          </table:table-cell>
          <table:table-cell office:value-type="float" office:value="-0.009134" calcext:value-type="float">
            <text:p>-0.009134</text:p>
          </table:table-cell>
          <table:table-cell office:value-type="float" office:value="0.010843" calcext:value-type="float">
            <text:p>0.010843</text:p>
          </table:table-cell>
          <table:table-cell office:value-type="string" calcext:value-type="string">
            <text:p>0.003226</text:p>
          </table:table-cell>
        </table:table-row>
        <table:table-row table:style-name="ro1">
          <table:table-cell office:value-type="float" office:value="1527477047.18082" calcext:value-type="float">
            <text:p>1527477047.18082</text:p>
          </table:table-cell>
          <table:table-cell office:value-type="string" calcext:value-type="string">
            <text:p>PID_x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-0.009198" calcext:value-type="float">
            <text:p>-0.009198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-0.009208" calcext:value-type="float">
            <text:p>-0.009208</text:p>
          </table:table-cell>
          <table:table-cell office:value-type="float" office:value="0.009245" calcext:value-type="float">
            <text:p>0.009245</text:p>
          </table:table-cell>
          <table:table-cell office:value-type="string" calcext:value-type="string">
            <text:p>0.001817</text:p>
          </table:table-cell>
        </table:table-row>
        <table:table-row table:style-name="ro1">
          <table:table-cell office:value-type="float" office:value="1527477047.18087" calcext:value-type="float">
            <text:p>1527477047.18087</text:p>
          </table:table-cell>
          <table:table-cell office:value-type="string" calcext:value-type="string">
            <text:p>PID_y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-0.009198" calcext:value-type="float">
            <text:p>-0.009198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-0.009208" calcext:value-type="float">
            <text:p>-0.009208</text:p>
          </table:table-cell>
          <table:table-cell office:value-type="float" office:value="0.009245" calcext:value-type="float">
            <text:p>0.009245</text:p>
          </table:table-cell>
          <table:table-cell office:value-type="string" calcext:value-type="string">
            <text:p>0.001817</text:p>
          </table:table-cell>
        </table:table-row>
        <table:table-row table:style-name="ro1">
          <table:table-cell office:value-type="float" office:value="1527477047.20128" calcext:value-type="float">
            <text:p>1527477047.20128</text:p>
          </table:table-cell>
          <table:table-cell office:value-type="string" calcext:value-type="string">
            <text:p>PID_x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-0.009031" calcext:value-type="float">
            <text:p>-0.009031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-0.009036" calcext:value-type="float">
            <text:p>-0.009036</text:p>
          </table:table-cell>
          <table:table-cell office:value-type="float" office:value="0.012377" calcext:value-type="float">
            <text:p>0.012377</text:p>
          </table:table-cell>
          <table:table-cell office:value-type="string" calcext:value-type="string">
            <text:p>0.001308</text:p>
          </table:table-cell>
        </table:table-row>
        <table:table-row table:style-name="ro1">
          <table:table-cell office:value-type="float" office:value="1527477047.20133" calcext:value-type="float">
            <text:p>1527477047.20133</text:p>
          </table:table-cell>
          <table:table-cell office:value-type="string" calcext:value-type="string">
            <text:p>PID_y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-0.009031" calcext:value-type="float">
            <text:p>-0.009031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-0.009036" calcext:value-type="float">
            <text:p>-0.009036</text:p>
          </table:table-cell>
          <table:table-cell office:value-type="float" office:value="0.012377" calcext:value-type="float">
            <text:p>0.012377</text:p>
          </table:table-cell>
          <table:table-cell office:value-type="string" calcext:value-type="string">
            <text:p>0.001308</text:p>
          </table:table-cell>
        </table:table-row>
        <table:table-row table:style-name="ro1">
          <table:table-cell office:value-type="float" office:value="1527477047.22064" calcext:value-type="float">
            <text:p>1527477047.22064</text:p>
          </table:table-cell>
          <table:table-cell office:value-type="string" calcext:value-type="string">
            <text:p>PID_x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-0.009338" calcext:value-type="float">
            <text:p>-0.009338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-0.009324" calcext:value-type="float">
            <text:p>-0.009324</text:p>
          </table:table-cell>
          <table:table-cell office:value-type="float" office:value="0.010181" calcext:value-type="float">
            <text:p>0.010181</text:p>
          </table:table-cell>
          <table:table-cell office:value-type="string" calcext:value-type="string">
            <text:p>-0.002210</text:p>
          </table:table-cell>
        </table:table-row>
        <table:table-row table:style-name="ro1">
          <table:table-cell office:value-type="float" office:value="1527477047.22069" calcext:value-type="float">
            <text:p>1527477047.22069</text:p>
          </table:table-cell>
          <table:table-cell office:value-type="string" calcext:value-type="string">
            <text:p>PID_y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-0.009338" calcext:value-type="float">
            <text:p>-0.009338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-0.009324" calcext:value-type="float">
            <text:p>-0.009324</text:p>
          </table:table-cell>
          <table:table-cell office:value-type="float" office:value="0.010181" calcext:value-type="float">
            <text:p>0.010181</text:p>
          </table:table-cell>
          <table:table-cell office:value-type="string" calcext:value-type="string">
            <text:p>-0.002210</text:p>
          </table:table-cell>
        </table:table-row>
        <table:table-row table:style-name="ro1">
          <table:table-cell office:value-type="float" office:value="1527477047.24115" calcext:value-type="float">
            <text:p>1527477047.24115</text:p>
          </table:table-cell>
          <table:table-cell office:value-type="string" calcext:value-type="string">
            <text:p>PID_x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0.009204" calcext:value-type="float">
            <text:p>0.009204</text:p>
          </table:table-cell>
          <table:table-cell office:value-type="string" calcext:value-type="string">
            <text:p>-0.000505</text:p>
          </table:table-cell>
        </table:table-row>
        <table:table-row table:style-name="ro1">
          <table:table-cell office:value-type="float" office:value="1527477047.2412" calcext:value-type="float">
            <text:p>1527477047.2412</text:p>
          </table:table-cell>
          <table:table-cell office:value-type="string" calcext:value-type="string">
            <text:p>PID_y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0.009204" calcext:value-type="float">
            <text:p>0.009204</text:p>
          </table:table-cell>
          <table:table-cell office:value-type="string" calcext:value-type="string">
            <text:p>-0.000505</text:p>
          </table:table-cell>
        </table:table-row>
        <table:table-row table:style-name="ro1">
          <table:table-cell office:value-type="float" office:value="1527477047.26176" calcext:value-type="float">
            <text:p>1527477047.26176</text:p>
          </table:table-cell>
          <table:table-cell office:value-type="string" calcext:value-type="string">
            <text:p>PID_x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-0.009363" calcext:value-type="float">
            <text:p>-0.009363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-0.009348" calcext:value-type="float">
            <text:p>-0.009348</text:p>
          </table:table-cell>
          <table:table-cell office:value-type="float" office:value="0.007486" calcext:value-type="float">
            <text:p>0.007486</text:p>
          </table:table-cell>
          <table:table-cell office:value-type="string" calcext:value-type="string">
            <text:p>-0.002295</text:p>
          </table:table-cell>
        </table:table-row>
        <table:table-row table:style-name="ro1">
          <table:table-cell office:value-type="float" office:value="1527477047.26182" calcext:value-type="float">
            <text:p>1527477047.26182</text:p>
          </table:table-cell>
          <table:table-cell office:value-type="string" calcext:value-type="string">
            <text:p>PID_y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-0.009363" calcext:value-type="float">
            <text:p>-0.009363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-0.009348" calcext:value-type="float">
            <text:p>-0.009348</text:p>
          </table:table-cell>
          <table:table-cell office:value-type="float" office:value="0.007486" calcext:value-type="float">
            <text:p>0.007486</text:p>
          </table:table-cell>
          <table:table-cell office:value-type="string" calcext:value-type="string">
            <text:p>-0.002295</text:p>
          </table:table-cell>
        </table:table-row>
        <table:table-row table:style-name="ro1">
          <table:table-cell office:value-type="float" office:value="1527477047.28129" calcext:value-type="float">
            <text:p>1527477047.28129</text:p>
          </table:table-cell>
          <table:table-cell office:value-type="string" calcext:value-type="string">
            <text:p>PID_x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-0.009246" calcext:value-type="float">
            <text:p>-0.009246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-0.009245" calcext:value-type="float">
            <text:p>-0.009245</text:p>
          </table:table-cell>
          <table:table-cell office:value-type="float" office:value="0.013459" calcext:value-type="float">
            <text:p>0.013459</text:p>
          </table:table-cell>
          <table:table-cell office:value-type="string" calcext:value-type="string">
            <text:p>-0.000480</text:p>
          </table:table-cell>
        </table:table-row>
        <table:table-row table:style-name="ro1">
          <table:table-cell office:value-type="float" office:value="1527477047.28134" calcext:value-type="float">
            <text:p>1527477047.28134</text:p>
          </table:table-cell>
          <table:table-cell office:value-type="string" calcext:value-type="string">
            <text:p>PID_y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-0.009246" calcext:value-type="float">
            <text:p>-0.009246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-0.009245" calcext:value-type="float">
            <text:p>-0.009245</text:p>
          </table:table-cell>
          <table:table-cell office:value-type="float" office:value="0.013459" calcext:value-type="float">
            <text:p>0.013459</text:p>
          </table:table-cell>
          <table:table-cell office:value-type="string" calcext:value-type="string">
            <text:p>-0.000480</text:p>
          </table:table-cell>
        </table:table-row>
        <table:table-row table:style-name="ro1">
          <table:table-cell office:value-type="float" office:value="1527477047.30072" calcext:value-type="float">
            <text:p>1527477047.30072</text:p>
          </table:table-cell>
          <table:table-cell office:value-type="string" calcext:value-type="string">
            <text:p>PID_x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-0.009048" calcext:value-type="float">
            <text:p>-0.009048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-0.009048" calcext:value-type="float">
            <text:p>-0.009048</text:p>
          </table:table-cell>
          <table:table-cell office:value-type="float" office:value="0.012519" calcext:value-type="float">
            <text:p>0.012519</text:p>
          </table:table-cell>
          <table:table-cell office:value-type="string" calcext:value-type="string">
            <text:p>-0.000131</text:p>
          </table:table-cell>
        </table:table-row>
        <table:table-row table:style-name="ro1">
          <table:table-cell office:value-type="float" office:value="1527477047.30077" calcext:value-type="float">
            <text:p>1527477047.30077</text:p>
          </table:table-cell>
          <table:table-cell office:value-type="string" calcext:value-type="string">
            <text:p>PID_y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-0.009048" calcext:value-type="float">
            <text:p>-0.009048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-0.009048" calcext:value-type="float">
            <text:p>-0.009048</text:p>
          </table:table-cell>
          <table:table-cell office:value-type="float" office:value="0.012519" calcext:value-type="float">
            <text:p>0.012519</text:p>
          </table:table-cell>
          <table:table-cell office:value-type="string" calcext:value-type="string">
            <text:p>-0.000131</text:p>
          </table:table-cell>
        </table:table-row>
        <table:table-row table:style-name="ro1">
          <table:table-cell office:value-type="float" office:value="1527477047.32115" calcext:value-type="float">
            <text:p>1527477047.32115</text:p>
          </table:table-cell>
          <table:table-cell office:value-type="string" calcext:value-type="string">
            <text:p>PID_x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-0.009164" calcext:value-type="float">
            <text:p>-0.009164</text:p>
          </table:table-cell>
          <table:table-cell office:value-type="float" office:value="0.004159" calcext:value-type="float">
            <text:p>0.004159</text:p>
          </table:table-cell>
          <table:table-cell office:value-type="float" office:value="-0.009172" calcext:value-type="float">
            <text:p>-0.009172</text:p>
          </table:table-cell>
          <table:table-cell office:value-type="float" office:value="0.01167" calcext:value-type="float">
            <text:p>0.01167</text:p>
          </table:table-cell>
          <table:table-cell office:value-type="string" calcext:value-type="string">
            <text:p>0.001639</text:p>
          </table:table-cell>
        </table:table-row>
        <table:table-row table:style-name="ro1">
          <table:table-cell office:value-type="float" office:value="1527477047.32121" calcext:value-type="float">
            <text:p>1527477047.32121</text:p>
          </table:table-cell>
          <table:table-cell office:value-type="string" calcext:value-type="string">
            <text:p>PID_y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-0.009164" calcext:value-type="float">
            <text:p>-0.009164</text:p>
          </table:table-cell>
          <table:table-cell office:value-type="float" office:value="0.004159" calcext:value-type="float">
            <text:p>0.004159</text:p>
          </table:table-cell>
          <table:table-cell office:value-type="float" office:value="-0.009172" calcext:value-type="float">
            <text:p>-0.009172</text:p>
          </table:table-cell>
          <table:table-cell office:value-type="float" office:value="0.01167" calcext:value-type="float">
            <text:p>0.01167</text:p>
          </table:table-cell>
          <table:table-cell office:value-type="string" calcext:value-type="string">
            <text:p>0.001639</text:p>
          </table:table-cell>
        </table:table-row>
        <table:table-row table:style-name="ro1">
          <table:table-cell office:value-type="float" office:value="1527477047.3417" calcext:value-type="float">
            <text:p>1527477047.3417</text:p>
          </table:table-cell>
          <table:table-cell office:value-type="string" calcext:value-type="string">
            <text:p>PID_x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-0.009464" calcext:value-type="float">
            <text:p>-0.009464</text:p>
          </table:table-cell>
          <table:table-cell office:value-type="float" office:value="0.004759" calcext:value-type="float">
            <text:p>0.004759</text:p>
          </table:table-cell>
          <table:table-cell office:value-type="float" office:value="-0.009455" calcext:value-type="float">
            <text:p>-0.009455</text:p>
          </table:table-cell>
          <table:table-cell office:value-type="float" office:value="0.017358" calcext:value-type="float">
            <text:p>0.017358</text:p>
          </table:table-cell>
          <table:table-cell office:value-type="string" calcext:value-type="string">
            <text:p>-0.001783</text:p>
          </table:table-cell>
        </table:table-row>
        <table:table-row table:style-name="ro1">
          <table:table-cell office:value-type="float" office:value="1527477047.34175" calcext:value-type="float">
            <text:p>1527477047.34175</text:p>
          </table:table-cell>
          <table:table-cell office:value-type="string" calcext:value-type="string">
            <text:p>PID_y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-0.009464" calcext:value-type="float">
            <text:p>-0.009464</text:p>
          </table:table-cell>
          <table:table-cell office:value-type="float" office:value="0.004759" calcext:value-type="float">
            <text:p>0.004759</text:p>
          </table:table-cell>
          <table:table-cell office:value-type="float" office:value="-0.009455" calcext:value-type="float">
            <text:p>-0.009455</text:p>
          </table:table-cell>
          <table:table-cell office:value-type="float" office:value="0.017358" calcext:value-type="float">
            <text:p>0.017358</text:p>
          </table:table-cell>
          <table:table-cell office:value-type="string" calcext:value-type="string">
            <text:p>-0.001783</text:p>
          </table:table-cell>
        </table:table-row>
        <table:table-row table:style-name="ro1">
          <table:table-cell office:value-type="float" office:value="1527477047.36126" calcext:value-type="float">
            <text:p>1527477047.36126</text:p>
          </table:table-cell>
          <table:table-cell office:value-type="string" calcext:value-type="string">
            <text:p>PID_x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-0.009084" calcext:value-type="float">
            <text:p>-0.009084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-0.009104" calcext:value-type="float">
            <text:p>-0.009104</text:p>
          </table:table-cell>
          <table:table-cell office:value-type="float" office:value="0.017069" calcext:value-type="float">
            <text:p>0.017069</text:p>
          </table:table-cell>
          <table:table-cell office:value-type="string" calcext:value-type="string">
            <text:p>0.002700</text:p>
          </table:table-cell>
        </table:table-row>
        <table:table-row table:style-name="ro1">
          <table:table-cell office:value-type="float" office:value="1527477047.36131" calcext:value-type="float">
            <text:p>1527477047.36131</text:p>
          </table:table-cell>
          <table:table-cell office:value-type="string" calcext:value-type="string">
            <text:p>PID_y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-0.009084" calcext:value-type="float">
            <text:p>-0.009084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-0.009104" calcext:value-type="float">
            <text:p>-0.009104</text:p>
          </table:table-cell>
          <table:table-cell office:value-type="float" office:value="0.017069" calcext:value-type="float">
            <text:p>0.017069</text:p>
          </table:table-cell>
          <table:table-cell office:value-type="string" calcext:value-type="string">
            <text:p>0.002700</text:p>
          </table:table-cell>
        </table:table-row>
        <table:table-row table:style-name="ro1">
          <table:table-cell office:value-type="float" office:value="1527477047.38062" calcext:value-type="float">
            <text:p>1527477047.38062</text:p>
          </table:table-cell>
          <table:table-cell office:value-type="string" calcext:value-type="string">
            <text:p>PID_x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-0.009304" calcext:value-type="float">
            <text:p>-0.009304</text:p>
          </table:table-cell>
          <table:table-cell office:value-type="float" office:value="0.004937" calcext:value-type="float">
            <text:p>0.004937</text:p>
          </table:table-cell>
          <table:table-cell office:value-type="float" office:value="-0.009303" calcext:value-type="float">
            <text:p>-0.009303</text:p>
          </table:table-cell>
          <table:table-cell office:value-type="float" office:value="0.010536" calcext:value-type="float">
            <text:p>0.010536</text:p>
          </table:table-cell>
          <table:table-cell office:value-type="string" calcext:value-type="string">
            <text:p>-0.000407</text:p>
          </table:table-cell>
        </table:table-row>
        <table:table-row table:style-name="ro1">
          <table:table-cell office:value-type="float" office:value="1527477047.38067" calcext:value-type="float">
            <text:p>1527477047.38067</text:p>
          </table:table-cell>
          <table:table-cell office:value-type="string" calcext:value-type="string">
            <text:p>PID_y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-0.009304" calcext:value-type="float">
            <text:p>-0.009304</text:p>
          </table:table-cell>
          <table:table-cell office:value-type="float" office:value="0.004937" calcext:value-type="float">
            <text:p>0.004937</text:p>
          </table:table-cell>
          <table:table-cell office:value-type="float" office:value="-0.009303" calcext:value-type="float">
            <text:p>-0.009303</text:p>
          </table:table-cell>
          <table:table-cell office:value-type="float" office:value="0.010536" calcext:value-type="float">
            <text:p>0.010536</text:p>
          </table:table-cell>
          <table:table-cell office:value-type="string" calcext:value-type="string">
            <text:p>-0.000407</text:p>
          </table:table-cell>
        </table:table-row>
        <table:table-row table:style-name="ro1">
          <table:table-cell office:value-type="float" office:value="1527477047.40109" calcext:value-type="float">
            <text:p>1527477047.40109</text:p>
          </table:table-cell>
          <table:table-cell office:value-type="string" calcext:value-type="string">
            <text:p>PID_x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-0.009352" calcext:value-type="float">
            <text:p>-0.009352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-0.009331" calcext:value-type="float">
            <text:p>-0.009331</text:p>
          </table:table-cell>
          <table:table-cell office:value-type="float" office:value="0.010259" calcext:value-type="float">
            <text:p>0.010259</text:p>
          </table:table-cell>
          <table:table-cell office:value-type="string" calcext:value-type="string">
            <text:p>-0.002706</text:p>
          </table:table-cell>
        </table:table-row>
        <table:table-row table:style-name="ro1">
          <table:table-cell office:value-type="float" office:value="1527477047.40115" calcext:value-type="float">
            <text:p>1527477047.40115</text:p>
          </table:table-cell>
          <table:table-cell office:value-type="string" calcext:value-type="string">
            <text:p>PID_y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-0.009352" calcext:value-type="float">
            <text:p>-0.009352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-0.009331" calcext:value-type="float">
            <text:p>-0.009331</text:p>
          </table:table-cell>
          <table:table-cell office:value-type="float" office:value="0.010259" calcext:value-type="float">
            <text:p>0.010259</text:p>
          </table:table-cell>
          <table:table-cell office:value-type="string" calcext:value-type="string">
            <text:p>-0.002706</text:p>
          </table:table-cell>
        </table:table-row>
        <table:table-row table:style-name="ro1">
          <table:table-cell office:value-type="float" office:value="1527477047.42169" calcext:value-type="float">
            <text:p>1527477047.42169</text:p>
          </table:table-cell>
          <table:table-cell office:value-type="string" calcext:value-type="string">
            <text:p>PID_x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-0.009326" calcext:value-type="float">
            <text:p>-0.009326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-0.00932" calcext:value-type="float">
            <text:p>-0.00932</text:p>
          </table:table-cell>
          <table:table-cell office:value-type="float" office:value="0.012614" calcext:value-type="float">
            <text:p>0.012614</text:p>
          </table:table-cell>
          <table:table-cell office:value-type="string" calcext:value-type="string">
            <text:p>-0.001392</text:p>
          </table:table-cell>
        </table:table-row>
        <table:table-row table:style-name="ro1">
          <table:table-cell office:value-type="float" office:value="1527477047.42175" calcext:value-type="float">
            <text:p>1527477047.42175</text:p>
          </table:table-cell>
          <table:table-cell office:value-type="string" calcext:value-type="string">
            <text:p>PID_y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-0.009326" calcext:value-type="float">
            <text:p>-0.009326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-0.00932" calcext:value-type="float">
            <text:p>-0.00932</text:p>
          </table:table-cell>
          <table:table-cell office:value-type="float" office:value="0.012614" calcext:value-type="float">
            <text:p>0.012614</text:p>
          </table:table-cell>
          <table:table-cell office:value-type="string" calcext:value-type="string">
            <text:p>-0.001392</text:p>
          </table:table-cell>
        </table:table-row>
        <table:table-row table:style-name="ro1">
          <table:table-cell office:value-type="float" office:value="1527477047.44122" calcext:value-type="float">
            <text:p>1527477047.44122</text:p>
          </table:table-cell>
          <table:table-cell office:value-type="string" calcext:value-type="string">
            <text:p>PID_x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-0.009511" calcext:value-type="float">
            <text:p>-0.009511</text:p>
          </table:table-cell>
          <table:table-cell office:value-type="float" office:value="0.005538" calcext:value-type="float">
            <text:p>0.005538</text:p>
          </table:table-cell>
          <table:table-cell office:value-type="float" office:value="-0.00951" calcext:value-type="float">
            <text:p>-0.00951</text:p>
          </table:table-cell>
          <table:table-cell office:value-type="float" office:value="0.00774" calcext:value-type="float">
            <text:p>0.00774</text:p>
          </table:table-cell>
          <table:table-cell office:value-type="string" calcext:value-type="string">
            <text:p>-0.000580</text:p>
          </table:table-cell>
        </table:table-row>
        <table:table-row table:style-name="ro1">
          <table:table-cell office:value-type="float" office:value="1527477047.44127" calcext:value-type="float">
            <text:p>1527477047.44127</text:p>
          </table:table-cell>
          <table:table-cell office:value-type="string" calcext:value-type="string">
            <text:p>PID_y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-0.009511" calcext:value-type="float">
            <text:p>-0.009511</text:p>
          </table:table-cell>
          <table:table-cell office:value-type="float" office:value="0.005538" calcext:value-type="float">
            <text:p>0.005538</text:p>
          </table:table-cell>
          <table:table-cell office:value-type="float" office:value="-0.00951" calcext:value-type="float">
            <text:p>-0.00951</text:p>
          </table:table-cell>
          <table:table-cell office:value-type="float" office:value="0.00774" calcext:value-type="float">
            <text:p>0.00774</text:p>
          </table:table-cell>
          <table:table-cell office:value-type="string" calcext:value-type="string">
            <text:p>-0.000580</text:p>
          </table:table-cell>
        </table:table-row>
        <table:table-row table:style-name="ro1">
          <table:table-cell office:value-type="float" office:value="1527477047.46064" calcext:value-type="float">
            <text:p>1527477047.46064</text:p>
          </table:table-cell>
          <table:table-cell office:value-type="string" calcext:value-type="string">
            <text:p>PID_x</text:p>
          </table:table-cell>
          <table:table-cell office:value-type="float" office:value="0.005938" calcext:value-type="float">
            <text:p>0.005938</text:p>
          </table:table-cell>
          <table:table-cell office:value-type="float" office:value="-0.009642" calcext:value-type="float">
            <text:p>-0.009642</text:p>
          </table:table-cell>
          <table:table-cell office:value-type="float" office:value="0.005708" calcext:value-type="float">
            <text:p>0.005708</text:p>
          </table:table-cell>
          <table:table-cell office:value-type="float" office:value="-0.009575" calcext:value-type="float">
            <text:p>-0.009575</text:p>
          </table:table-cell>
          <table:table-cell office:value-type="float" office:value="0.008975" calcext:value-type="float">
            <text:p>0.008975</text:p>
          </table:table-cell>
          <table:table-cell office:value-type="string" calcext:value-type="string">
            <text:p>-0.004835</text:p>
          </table:table-cell>
        </table:table-row>
        <table:table-row table:style-name="ro1">
          <table:table-cell office:value-type="float" office:value="1527477047.46069" calcext:value-type="float">
            <text:p>1527477047.46069</text:p>
          </table:table-cell>
          <table:table-cell office:value-type="string" calcext:value-type="string">
            <text:p>PID_y</text:p>
          </table:table-cell>
          <table:table-cell office:value-type="float" office:value="0.005938" calcext:value-type="float">
            <text:p>0.005938</text:p>
          </table:table-cell>
          <table:table-cell office:value-type="float" office:value="-0.009642" calcext:value-type="float">
            <text:p>-0.009642</text:p>
          </table:table-cell>
          <table:table-cell office:value-type="float" office:value="0.005708" calcext:value-type="float">
            <text:p>0.005708</text:p>
          </table:table-cell>
          <table:table-cell office:value-type="float" office:value="-0.009575" calcext:value-type="float">
            <text:p>-0.009575</text:p>
          </table:table-cell>
          <table:table-cell office:value-type="float" office:value="0.008975" calcext:value-type="float">
            <text:p>0.008975</text:p>
          </table:table-cell>
          <table:table-cell office:value-type="string" calcext:value-type="string">
            <text:p>-0.004835</text:p>
          </table:table-cell>
        </table:table-row>
        <table:table-row table:style-name="ro1">
          <table:table-cell office:value-type="float" office:value="1527477047.48118" calcext:value-type="float">
            <text:p>1527477047.48118</text:p>
          </table:table-cell>
          <table:table-cell office:value-type="string" calcext:value-type="string">
            <text:p>PID_x</text:p>
          </table:table-cell>
          <table:table-cell office:value-type="float" office:value="0.006097" calcext:value-type="float">
            <text:p>0.006097</text:p>
          </table:table-cell>
          <table:table-cell office:value-type="float" office:value="-0.009583" calcext:value-type="float">
            <text:p>-0.009583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-0.009563" calcext:value-type="float">
            <text:p>-0.009563</text:p>
          </table:table-cell>
          <table:table-cell office:value-type="float" office:value="0.009127" calcext:value-type="float">
            <text:p>0.009127</text:p>
          </table:table-cell>
          <table:table-cell office:value-type="string" calcext:value-type="string">
            <text:p>-0.002661</text:p>
          </table:table-cell>
        </table:table-row>
        <table:table-row table:style-name="ro1">
          <table:table-cell office:value-type="float" office:value="1527477047.48123" calcext:value-type="float">
            <text:p>1527477047.48123</text:p>
          </table:table-cell>
          <table:table-cell office:value-type="string" calcext:value-type="string">
            <text:p>PID_y</text:p>
          </table:table-cell>
          <table:table-cell office:value-type="float" office:value="0.006097" calcext:value-type="float">
            <text:p>0.006097</text:p>
          </table:table-cell>
          <table:table-cell office:value-type="float" office:value="-0.009583" calcext:value-type="float">
            <text:p>-0.009583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-0.009563" calcext:value-type="float">
            <text:p>-0.009563</text:p>
          </table:table-cell>
          <table:table-cell office:value-type="float" office:value="0.009127" calcext:value-type="float">
            <text:p>0.009127</text:p>
          </table:table-cell>
          <table:table-cell office:value-type="string" calcext:value-type="string">
            <text:p>-0.002661</text:p>
          </table:table-cell>
        </table:table-row>
        <table:table-row table:style-name="ro1">
          <table:table-cell office:value-type="float" office:value="1527477047.50059" calcext:value-type="float">
            <text:p>1527477047.50059</text:p>
          </table:table-cell>
          <table:table-cell office:value-type="string" calcext:value-type="string">
            <text:p>PID_x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-0.009425" calcext:value-type="float">
            <text:p>-0.009425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-0.009422" calcext:value-type="float">
            <text:p>-0.009422</text:p>
          </table:table-cell>
          <table:table-cell office:value-type="float" office:value="0.009397" calcext:value-type="float">
            <text:p>0.009397</text:p>
          </table:table-cell>
          <table:table-cell office:value-type="string" calcext:value-type="string">
            <text:p>-0.000933</text:p>
          </table:table-cell>
        </table:table-row>
        <table:table-row table:style-name="ro1">
          <table:table-cell office:value-type="float" office:value="1527477047.50064" calcext:value-type="float">
            <text:p>1527477047.50064</text:p>
          </table:table-cell>
          <table:table-cell office:value-type="string" calcext:value-type="string">
            <text:p>PID_y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-0.009425" calcext:value-type="float">
            <text:p>-0.009425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-0.009422" calcext:value-type="float">
            <text:p>-0.009422</text:p>
          </table:table-cell>
          <table:table-cell office:value-type="float" office:value="0.009397" calcext:value-type="float">
            <text:p>0.009397</text:p>
          </table:table-cell>
          <table:table-cell office:value-type="string" calcext:value-type="string">
            <text:p>-0.000933</text:p>
          </table:table-cell>
        </table:table-row>
        <table:table-row table:style-name="ro1">
          <table:table-cell office:value-type="float" office:value="1527477047.52119" calcext:value-type="float">
            <text:p>1527477047.52119</text:p>
          </table:table-cell>
          <table:table-cell office:value-type="string" calcext:value-type="string">
            <text:p>PID_x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-0.009519" calcext:value-type="float">
            <text:p>-0.009519</text:p>
          </table:table-cell>
          <table:table-cell office:value-type="float" office:value="0.006148" calcext:value-type="float">
            <text:p>0.006148</text:p>
          </table:table-cell>
          <table:table-cell office:value-type="float" office:value="-0.009509" calcext:value-type="float">
            <text:p>-0.009509</text:p>
          </table:table-cell>
          <table:table-cell office:value-type="float" office:value="0.007138" calcext:value-type="float">
            <text:p>0.007138</text:p>
          </table:table-cell>
          <table:table-cell office:value-type="string" calcext:value-type="string">
            <text:p>-0.001881</text:p>
          </table:table-cell>
        </table:table-row>
        <table:table-row table:style-name="ro1">
          <table:table-cell office:value-type="float" office:value="1527477047.52124" calcext:value-type="float">
            <text:p>1527477047.52124</text:p>
          </table:table-cell>
          <table:table-cell office:value-type="string" calcext:value-type="string">
            <text:p>PID_y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-0.009519" calcext:value-type="float">
            <text:p>-0.009519</text:p>
          </table:table-cell>
          <table:table-cell office:value-type="float" office:value="0.006148" calcext:value-type="float">
            <text:p>0.006148</text:p>
          </table:table-cell>
          <table:table-cell office:value-type="float" office:value="-0.009509" calcext:value-type="float">
            <text:p>-0.009509</text:p>
          </table:table-cell>
          <table:table-cell office:value-type="float" office:value="0.007138" calcext:value-type="float">
            <text:p>0.007138</text:p>
          </table:table-cell>
          <table:table-cell office:value-type="string" calcext:value-type="string">
            <text:p>-0.001881</text:p>
          </table:table-cell>
        </table:table-row>
        <table:table-row table:style-name="ro1">
          <table:table-cell office:value-type="float" office:value="1527477047.54163" calcext:value-type="float">
            <text:p>1527477047.54163</text:p>
          </table:table-cell>
          <table:table-cell office:value-type="string" calcext:value-type="string">
            <text:p>PID_x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-0.009669" calcext:value-type="float">
            <text:p>-0.009669</text:p>
          </table:table-cell>
          <table:table-cell office:value-type="float" office:value="0.006465" calcext:value-type="float">
            <text:p>0.006465</text:p>
          </table:table-cell>
          <table:table-cell office:value-type="float" office:value="-0.009663" calcext:value-type="float">
            <text:p>-0.009663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-0.001449</text:p>
          </table:table-cell>
        </table:table-row>
        <table:table-row table:style-name="ro1">
          <table:table-cell office:value-type="float" office:value="1527477047.54179" calcext:value-type="float">
            <text:p>1527477047.54179</text:p>
          </table:table-cell>
          <table:table-cell office:value-type="string" calcext:value-type="string">
            <text:p>PID_y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-0.009669" calcext:value-type="float">
            <text:p>-0.009669</text:p>
          </table:table-cell>
          <table:table-cell office:value-type="float" office:value="0.006465" calcext:value-type="float">
            <text:p>0.006465</text:p>
          </table:table-cell>
          <table:table-cell office:value-type="float" office:value="-0.009663" calcext:value-type="float">
            <text:p>-0.009663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-0.001449</text:p>
          </table:table-cell>
        </table:table-row>
        <table:table-row table:style-name="ro1">
          <table:table-cell office:value-type="float" office:value="1527477047.5612" calcext:value-type="float">
            <text:p>1527477047.5612</text:p>
          </table:table-cell>
          <table:table-cell office:value-type="string" calcext:value-type="string">
            <text:p>PID_x</text:p>
          </table:table-cell>
          <table:table-cell office:value-type="float" office:value="0.007286" calcext:value-type="float">
            <text:p>0.007286</text:p>
          </table:table-cell>
          <table:table-cell office:value-type="float" office:value="-0.009471" calcext:value-type="float">
            <text:p>-0.009471</text:p>
          </table:table-cell>
          <table:table-cell office:value-type="float" office:value="0.006886" calcext:value-type="float">
            <text:p>0.006886</text:p>
          </table:table-cell>
          <table:table-cell office:value-type="float" office:value="-0.009475" calcext:value-type="float">
            <text:p>-0.009475</text:p>
          </table:table-cell>
          <table:table-cell office:value-type="float" office:value="0.011833" calcext:value-type="float">
            <text:p>0.011833</text:p>
          </table:table-cell>
          <table:table-cell office:value-type="string" calcext:value-type="string">
            <text:p>0.001138</text:p>
          </table:table-cell>
        </table:table-row>
        <table:table-row table:style-name="ro1">
          <table:table-cell office:value-type="float" office:value="1527477047.56123" calcext:value-type="float">
            <text:p>1527477047.56123</text:p>
          </table:table-cell>
          <table:table-cell office:value-type="string" calcext:value-type="string">
            <text:p>PID_y</text:p>
          </table:table-cell>
          <table:table-cell office:value-type="float" office:value="0.007286" calcext:value-type="float">
            <text:p>0.007286</text:p>
          </table:table-cell>
          <table:table-cell office:value-type="float" office:value="-0.009471" calcext:value-type="float">
            <text:p>-0.009471</text:p>
          </table:table-cell>
          <table:table-cell office:value-type="float" office:value="0.006886" calcext:value-type="float">
            <text:p>0.006886</text:p>
          </table:table-cell>
          <table:table-cell office:value-type="float" office:value="-0.009475" calcext:value-type="float">
            <text:p>-0.009475</text:p>
          </table:table-cell>
          <table:table-cell office:value-type="float" office:value="0.011833" calcext:value-type="float">
            <text:p>0.011833</text:p>
          </table:table-cell>
          <table:table-cell office:value-type="string" calcext:value-type="string">
            <text:p>0.001138</text:p>
          </table:table-cell>
        </table:table-row>
        <table:table-row table:style-name="ro1">
          <table:table-cell office:value-type="float" office:value="1527477047.58152" calcext:value-type="float">
            <text:p>1527477047.58152</text:p>
          </table:table-cell>
          <table:table-cell office:value-type="string" calcext:value-type="string">
            <text:p>PID_x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-0.009905" calcext:value-type="float">
            <text:p>-0.009905</text:p>
          </table:table-cell>
          <table:table-cell office:value-type="float" office:value="0.006957" calcext:value-type="float">
            <text:p>0.006957</text:p>
          </table:table-cell>
          <table:table-cell office:value-type="float" office:value="-0.00988" calcext:value-type="float">
            <text:p>-0.00988</text:p>
          </table:table-cell>
          <table:table-cell office:value-type="float" office:value="0.011059" calcext:value-type="float">
            <text:p>0.011059</text:p>
          </table:table-cell>
          <table:table-cell office:value-type="string" calcext:value-type="string">
            <text:p>-0.002967</text:p>
          </table:table-cell>
        </table:table-row>
        <table:table-row table:style-name="ro1">
          <table:table-cell office:value-type="float" office:value="1527477047.58154" calcext:value-type="float">
            <text:p>1527477047.58154</text:p>
          </table:table-cell>
          <table:table-cell office:value-type="string" calcext:value-type="string">
            <text:p>PID_y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-0.009905" calcext:value-type="float">
            <text:p>-0.009905</text:p>
          </table:table-cell>
          <table:table-cell office:value-type="float" office:value="0.006957" calcext:value-type="float">
            <text:p>0.006957</text:p>
          </table:table-cell>
          <table:table-cell office:value-type="float" office:value="-0.00988" calcext:value-type="float">
            <text:p>-0.00988</text:p>
          </table:table-cell>
          <table:table-cell office:value-type="float" office:value="0.011059" calcext:value-type="float">
            <text:p>0.011059</text:p>
          </table:table-cell>
          <table:table-cell office:value-type="string" calcext:value-type="string">
            <text:p>-0.002967</text:p>
          </table:table-cell>
        </table:table-row>
        <table:table-row table:style-name="ro1">
          <table:table-cell office:value-type="float" office:value="1527477047.60094" calcext:value-type="float">
            <text:p>1527477047.60094</text:p>
          </table:table-cell>
          <table:table-cell office:value-type="string" calcext:value-type="string">
            <text:p>PID_x</text:p>
          </table:table-cell>
          <table:table-cell office:value-type="float" office:value="0.007818" calcext:value-type="float">
            <text:p>0.007818</text:p>
          </table:table-cell>
          <table:table-cell office:value-type="float" office:value="-0.009628" calcext:value-type="float">
            <text:p>-0.009628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-0.009619" calcext:value-type="float">
            <text:p>-0.009619</text:p>
          </table:table-cell>
          <table:table-cell office:value-type="float" office:value="0.012578" calcext:value-type="float">
            <text:p>0.012578</text:p>
          </table:table-cell>
          <table:table-cell office:value-type="string" calcext:value-type="string">
            <text:p>-0.001736</text:p>
          </table:table-cell>
        </table:table-row>
        <table:table-row table:style-name="ro1">
          <table:table-cell office:value-type="float" office:value="1527477047.60098" calcext:value-type="float">
            <text:p>1527477047.60098</text:p>
          </table:table-cell>
          <table:table-cell office:value-type="string" calcext:value-type="string">
            <text:p>PID_y</text:p>
          </table:table-cell>
          <table:table-cell office:value-type="float" office:value="0.007818" calcext:value-type="float">
            <text:p>0.007818</text:p>
          </table:table-cell>
          <table:table-cell office:value-type="float" office:value="-0.009628" calcext:value-type="float">
            <text:p>-0.009628</text:p>
          </table:table-cell>
          <table:table-cell office:value-type="float" office:value="0.007366" calcext:value-type="float">
            <text:p>0.007366</text:p>
          </table:table-cell>
          <table:table-cell office:value-type="float" office:value="-0.009619" calcext:value-type="float">
            <text:p>-0.009619</text:p>
          </table:table-cell>
          <table:table-cell office:value-type="float" office:value="0.012578" calcext:value-type="float">
            <text:p>0.012578</text:p>
          </table:table-cell>
          <table:table-cell office:value-type="string" calcext:value-type="string">
            <text:p>-0.001736</text:p>
          </table:table-cell>
        </table:table-row>
        <table:table-row table:style-name="ro1">
          <table:table-cell office:value-type="float" office:value="1527477047.62146" calcext:value-type="float">
            <text:p>1527477047.62146</text:p>
          </table:table-cell>
          <table:table-cell office:value-type="string" calcext:value-type="string">
            <text:p>PID_x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-0.00992" calcext:value-type="float">
            <text:p>-0.00992</text:p>
          </table:table-cell>
          <table:table-cell office:value-type="float" office:value="0.007477" calcext:value-type="float">
            <text:p>0.007477</text:p>
          </table:table-cell>
          <table:table-cell office:value-type="float" office:value="-0.009885" calcext:value-type="float">
            <text:p>-0.009885</text:p>
          </table:table-cell>
          <table:table-cell office:value-type="float" office:value="0.013396" calcext:value-type="float">
            <text:p>0.013396</text:p>
          </table:table-cell>
          <table:table-cell office:value-type="string" calcext:value-type="string">
            <text:p>-0.003493</text:p>
          </table:table-cell>
        </table:table-row>
        <table:table-row table:style-name="ro1">
          <table:table-cell office:value-type="float" office:value="1527477047.62153" calcext:value-type="float">
            <text:p>1527477047.62153</text:p>
          </table:table-cell>
          <table:table-cell office:value-type="string" calcext:value-type="string">
            <text:p>PID_y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-0.00992" calcext:value-type="float">
            <text:p>-0.00992</text:p>
          </table:table-cell>
          <table:table-cell office:value-type="float" office:value="0.007477" calcext:value-type="float">
            <text:p>0.007477</text:p>
          </table:table-cell>
          <table:table-cell office:value-type="float" office:value="-0.009885" calcext:value-type="float">
            <text:p>-0.009885</text:p>
          </table:table-cell>
          <table:table-cell office:value-type="float" office:value="0.013396" calcext:value-type="float">
            <text:p>0.013396</text:p>
          </table:table-cell>
          <table:table-cell office:value-type="string" calcext:value-type="string">
            <text:p>-0.003493</text:p>
          </table:table-cell>
        </table:table-row>
        <table:table-row table:style-name="ro1">
          <table:table-cell office:value-type="float" office:value="1527477047.64106" calcext:value-type="float">
            <text:p>1527477047.64106</text:p>
          </table:table-cell>
          <table:table-cell office:value-type="string" calcext:value-type="string">
            <text:p>PID_x</text:p>
          </table:table-cell>
          <table:table-cell office:value-type="float" office:value="0.007532" calcext:value-type="float">
            <text:p>0.007532</text:p>
          </table:table-cell>
          <table:table-cell office:value-type="float" office:value="-0.010097" calcext:value-type="float">
            <text:p>-0.010097</text:p>
          </table:table-cell>
          <table:table-cell office:value-type="float" office:value="0.007318" calcext:value-type="float">
            <text:p>0.007318</text:p>
          </table:table-cell>
          <table:table-cell office:value-type="float" office:value="-0.010057" calcext:value-type="float">
            <text:p>-0.010057</text:p>
          </table:table-cell>
          <table:table-cell office:value-type="float" office:value="0.008652" calcext:value-type="float">
            <text:p>0.008652</text:p>
          </table:table-cell>
          <table:table-cell office:value-type="string" calcext:value-type="string">
            <text:p>-0.003738</text:p>
          </table:table-cell>
        </table:table-row>
        <table:table-row table:style-name="ro1">
          <table:table-cell office:value-type="float" office:value="1527477047.64112" calcext:value-type="float">
            <text:p>1527477047.64112</text:p>
          </table:table-cell>
          <table:table-cell office:value-type="string" calcext:value-type="string">
            <text:p>PID_y</text:p>
          </table:table-cell>
          <table:table-cell office:value-type="float" office:value="0.007532" calcext:value-type="float">
            <text:p>0.007532</text:p>
          </table:table-cell>
          <table:table-cell office:value-type="float" office:value="-0.010097" calcext:value-type="float">
            <text:p>-0.010097</text:p>
          </table:table-cell>
          <table:table-cell office:value-type="float" office:value="0.007318" calcext:value-type="float">
            <text:p>0.007318</text:p>
          </table:table-cell>
          <table:table-cell office:value-type="float" office:value="-0.010057" calcext:value-type="float">
            <text:p>-0.010057</text:p>
          </table:table-cell>
          <table:table-cell office:value-type="float" office:value="0.008652" calcext:value-type="float">
            <text:p>0.008652</text:p>
          </table:table-cell>
          <table:table-cell office:value-type="string" calcext:value-type="string">
            <text:p>-0.003738</text:p>
          </table:table-cell>
        </table:table-row>
        <table:table-row table:style-name="ro1">
          <table:table-cell office:value-type="float" office:value="1527477047.6616" calcext:value-type="float">
            <text:p>1527477047.6616</text:p>
          </table:table-cell>
          <table:table-cell office:value-type="string" calcext:value-type="string">
            <text:p>PID_x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-0.010071" calcext:value-type="float">
            <text:p>-0.010071</text:p>
          </table:table-cell>
          <table:table-cell office:value-type="float" office:value="0.007919" calcext:value-type="float">
            <text:p>0.007919</text:p>
          </table:table-cell>
          <table:table-cell office:value-type="float" office:value="-0.009997" calcext:value-type="float">
            <text:p>-0.009997</text:p>
          </table:table-cell>
          <table:table-cell office:value-type="float" office:value="0.010222" calcext:value-type="float">
            <text:p>0.010222</text:p>
          </table:table-cell>
          <table:table-cell office:value-type="string" calcext:value-type="string">
            <text:p>-0.005071</text:p>
          </table:table-cell>
        </table:table-row>
        <table:table-row table:style-name="ro1">
          <table:table-cell office:value-type="float" office:value="1527477047.66166" calcext:value-type="float">
            <text:p>1527477047.66166</text:p>
          </table:table-cell>
          <table:table-cell office:value-type="string" calcext:value-type="string">
            <text:p>PID_y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-0.010071" calcext:value-type="float">
            <text:p>-0.010071</text:p>
          </table:table-cell>
          <table:table-cell office:value-type="float" office:value="0.007919" calcext:value-type="float">
            <text:p>0.007919</text:p>
          </table:table-cell>
          <table:table-cell office:value-type="float" office:value="-0.009997" calcext:value-type="float">
            <text:p>-0.009997</text:p>
          </table:table-cell>
          <table:table-cell office:value-type="float" office:value="0.010222" calcext:value-type="float">
            <text:p>0.010222</text:p>
          </table:table-cell>
          <table:table-cell office:value-type="string" calcext:value-type="string">
            <text:p>-0.005071</text:p>
          </table:table-cell>
        </table:table-row>
        <table:table-row table:style-name="ro1">
          <table:table-cell office:value-type="float" office:value="1527477047.68114" calcext:value-type="float">
            <text:p>1527477047.68114</text:p>
          </table:table-cell>
          <table:table-cell office:value-type="string" calcext:value-type="string">
            <text:p>PID_x</text:p>
          </table:table-cell>
          <table:table-cell office:value-type="float" office:value="0.008398" calcext:value-type="float">
            <text:p>0.008398</text:p>
          </table:table-cell>
          <table:table-cell office:value-type="float" office:value="-0.009988" calcext:value-type="float">
            <text:p>-0.009988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-0.009986" calcext:value-type="float">
            <text:p>-0.009986</text:p>
          </table:table-cell>
          <table:table-cell office:value-type="float" office:value="0.010925" calcext:value-type="float">
            <text:p>0.010925</text:p>
          </table:table-cell>
          <table:table-cell office:value-type="string" calcext:value-type="string">
            <text:p>-0.000966</text:p>
          </table:table-cell>
        </table:table-row>
        <table:table-row table:style-name="ro1">
          <table:table-cell office:value-type="float" office:value="1527477047.6812" calcext:value-type="float">
            <text:p>1527477047.6812</text:p>
          </table:table-cell>
          <table:table-cell office:value-type="string" calcext:value-type="string">
            <text:p>PID_y</text:p>
          </table:table-cell>
          <table:table-cell office:value-type="float" office:value="0.008398" calcext:value-type="float">
            <text:p>0.008398</text:p>
          </table:table-cell>
          <table:table-cell office:value-type="float" office:value="-0.009988" calcext:value-type="float">
            <text:p>-0.009988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-0.009986" calcext:value-type="float">
            <text:p>-0.009986</text:p>
          </table:table-cell>
          <table:table-cell office:value-type="float" office:value="0.010925" calcext:value-type="float">
            <text:p>0.010925</text:p>
          </table:table-cell>
          <table:table-cell office:value-type="string" calcext:value-type="string">
            <text:p>-0.000966</text:p>
          </table:table-cell>
        </table:table-row>
        <table:table-row table:style-name="ro1">
          <table:table-cell office:value-type="float" office:value="1527477047.70169" calcext:value-type="float">
            <text:p>1527477047.70169</text:p>
          </table:table-cell>
          <table:table-cell office:value-type="string" calcext:value-type="string">
            <text:p>PID_x</text:p>
          </table:table-cell>
          <table:table-cell office:value-type="float" office:value="0.008505" calcext:value-type="float">
            <text:p>0.008505</text:p>
          </table:table-cell>
          <table:table-cell office:value-type="float" office:value="-0.010067" calcext:value-type="float">
            <text:p>-0.010067</text:p>
          </table:table-cell>
          <table:table-cell office:value-type="float" office:value="0.008279" calcext:value-type="float">
            <text:p>0.008279</text:p>
          </table:table-cell>
          <table:table-cell office:value-type="float" office:value="-0.010021" calcext:value-type="float">
            <text:p>-0.010021</text:p>
          </table:table-cell>
          <table:table-cell office:value-type="float" office:value="0.008885" calcext:value-type="float">
            <text:p>0.008885</text:p>
          </table:table-cell>
          <table:table-cell office:value-type="string" calcext:value-type="string">
            <text:p>-0.003995</text:p>
          </table:table-cell>
        </table:table-row>
        <table:table-row table:style-name="ro1">
          <table:table-cell office:value-type="float" office:value="1527477047.70175" calcext:value-type="float">
            <text:p>1527477047.70175</text:p>
          </table:table-cell>
          <table:table-cell office:value-type="string" calcext:value-type="string">
            <text:p>PID_y</text:p>
          </table:table-cell>
          <table:table-cell office:value-type="float" office:value="0.008505" calcext:value-type="float">
            <text:p>0.008505</text:p>
          </table:table-cell>
          <table:table-cell office:value-type="float" office:value="-0.010067" calcext:value-type="float">
            <text:p>-0.010067</text:p>
          </table:table-cell>
          <table:table-cell office:value-type="float" office:value="0.008279" calcext:value-type="float">
            <text:p>0.008279</text:p>
          </table:table-cell>
          <table:table-cell office:value-type="float" office:value="-0.010021" calcext:value-type="float">
            <text:p>-0.010021</text:p>
          </table:table-cell>
          <table:table-cell office:value-type="float" office:value="0.008885" calcext:value-type="float">
            <text:p>0.008885</text:p>
          </table:table-cell>
          <table:table-cell office:value-type="string" calcext:value-type="string">
            <text:p>-0.003995</text:p>
          </table:table-cell>
        </table:table-row>
        <table:table-row table:style-name="ro1">
          <table:table-cell office:value-type="float" office:value="1527477047.72123" calcext:value-type="float">
            <text:p>1527477047.72123</text:p>
          </table:table-cell>
          <table:table-cell office:value-type="string" calcext:value-type="string">
            <text:p>PID_x</text:p>
          </table:table-cell>
          <table:table-cell office:value-type="float" office:value="0.009846" calcext:value-type="float">
            <text:p>0.009846</text:p>
          </table:table-cell>
          <table:table-cell office:value-type="float" office:value="-0.009763" calcext:value-type="float">
            <text:p>-0.009763</text:p>
          </table:table-cell>
          <table:table-cell office:value-type="float" office:value="0.009098" calcext:value-type="float">
            <text:p>0.009098</text:p>
          </table:table-cell>
          <table:table-cell office:value-type="float" office:value="-0.009767" calcext:value-type="float">
            <text:p>-0.009767</text:p>
          </table:table-cell>
          <table:table-cell office:value-type="float" office:value="0.01618" calcext:value-type="float">
            <text:p>0.01618</text:p>
          </table:table-cell>
          <table:table-cell office:value-type="string" calcext:value-type="string">
            <text:p>0.001200</text:p>
          </table:table-cell>
        </table:table-row>
        <table:table-row table:style-name="ro1">
          <table:table-cell office:value-type="float" office:value="1527477047.7213" calcext:value-type="float">
            <text:p>1527477047.7213</text:p>
          </table:table-cell>
          <table:table-cell office:value-type="string" calcext:value-type="string">
            <text:p>PID_y</text:p>
          </table:table-cell>
          <table:table-cell office:value-type="float" office:value="0.009846" calcext:value-type="float">
            <text:p>0.009846</text:p>
          </table:table-cell>
          <table:table-cell office:value-type="float" office:value="-0.009763" calcext:value-type="float">
            <text:p>-0.009763</text:p>
          </table:table-cell>
          <table:table-cell office:value-type="float" office:value="0.009098" calcext:value-type="float">
            <text:p>0.009098</text:p>
          </table:table-cell>
          <table:table-cell office:value-type="float" office:value="-0.009767" calcext:value-type="float">
            <text:p>-0.009767</text:p>
          </table:table-cell>
          <table:table-cell office:value-type="float" office:value="0.01618" calcext:value-type="float">
            <text:p>0.01618</text:p>
          </table:table-cell>
          <table:table-cell office:value-type="string" calcext:value-type="string">
            <text:p>0.001200</text:p>
          </table:table-cell>
        </table:table-row>
        <table:table-row table:style-name="ro1">
          <table:table-cell office:value-type="float" office:value="1527477047.74064" calcext:value-type="float">
            <text:p>1527477047.74064</text:p>
          </table:table-cell>
          <table:table-cell office:value-type="string" calcext:value-type="string">
            <text:p>PID_x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-0.009836" calcext:value-type="float">
            <text:p>-0.009836</text:p>
          </table:table-cell>
          <table:table-cell office:value-type="float" office:value="0.008936" calcext:value-type="float">
            <text:p>0.008936</text:p>
          </table:table-cell>
          <table:table-cell office:value-type="float" office:value="-0.009849" calcext:value-type="float">
            <text:p>-0.009849</text:p>
          </table:table-cell>
          <table:table-cell office:value-type="float" office:value="0.016138" calcext:value-type="float">
            <text:p>0.016138</text:p>
          </table:table-cell>
          <table:table-cell office:value-type="string" calcext:value-type="string">
            <text:p>0.002117</text:p>
          </table:table-cell>
        </table:table-row>
        <table:table-row table:style-name="ro1">
          <table:table-cell office:value-type="float" office:value="1527477047.7407" calcext:value-type="float">
            <text:p>1527477047.7407</text:p>
          </table:table-cell>
          <table:table-cell office:value-type="string" calcext:value-type="string">
            <text:p>PID_y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-0.009836" calcext:value-type="float">
            <text:p>-0.009836</text:p>
          </table:table-cell>
          <table:table-cell office:value-type="float" office:value="0.008936" calcext:value-type="float">
            <text:p>0.008936</text:p>
          </table:table-cell>
          <table:table-cell office:value-type="float" office:value="-0.009849" calcext:value-type="float">
            <text:p>-0.009849</text:p>
          </table:table-cell>
          <table:table-cell office:value-type="float" office:value="0.016138" calcext:value-type="float">
            <text:p>0.016138</text:p>
          </table:table-cell>
          <table:table-cell office:value-type="string" calcext:value-type="string">
            <text:p>0.002117</text:p>
          </table:table-cell>
        </table:table-row>
        <table:table-row table:style-name="ro1">
          <table:table-cell office:value-type="float" office:value="1527477047.76109" calcext:value-type="float">
            <text:p>1527477047.76109</text:p>
          </table:table-cell>
          <table:table-cell office:value-type="string" calcext:value-type="string">
            <text:p>PID_x</text:p>
          </table:table-cell>
          <table:table-cell office:value-type="float" office:value="0.010064" calcext:value-type="float">
            <text:p>0.010064</text:p>
          </table:table-cell>
          <table:table-cell office:value-type="float" office:value="-0.009772" calcext:value-type="float">
            <text:p>-0.009772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-0.009786" calcext:value-type="float">
            <text:p>-0.009786</text:p>
          </table:table-cell>
          <table:table-cell office:value-type="float" office:value="0.015013" calcext:value-type="float">
            <text:p>0.015013</text:p>
          </table:table-cell>
          <table:table-cell office:value-type="string" calcext:value-type="string">
            <text:p>0.002151</text:p>
          </table:table-cell>
        </table:table-row>
        <table:table-row table:style-name="ro1">
          <table:table-cell office:value-type="float" office:value="1527477047.76115" calcext:value-type="float">
            <text:p>1527477047.76115</text:p>
          </table:table-cell>
          <table:table-cell office:value-type="string" calcext:value-type="string">
            <text:p>PID_y</text:p>
          </table:table-cell>
          <table:table-cell office:value-type="float" office:value="0.010064" calcext:value-type="float">
            <text:p>0.010064</text:p>
          </table:table-cell>
          <table:table-cell office:value-type="float" office:value="-0.009772" calcext:value-type="float">
            <text:p>-0.009772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-0.009786" calcext:value-type="float">
            <text:p>-0.009786</text:p>
          </table:table-cell>
          <table:table-cell office:value-type="float" office:value="0.015013" calcext:value-type="float">
            <text:p>0.015013</text:p>
          </table:table-cell>
          <table:table-cell office:value-type="string" calcext:value-type="string">
            <text:p>0.002151</text:p>
          </table:table-cell>
        </table:table-row>
        <table:table-row table:style-name="ro1">
          <table:table-cell office:value-type="float" office:value="1527477047.78164" calcext:value-type="float">
            <text:p>1527477047.78164</text:p>
          </table:table-cell>
          <table:table-cell office:value-type="string" calcext:value-type="string">
            <text:p>PID_x</text:p>
          </table:table-cell>
          <table:table-cell office:value-type="float" office:value="0.010258" calcext:value-type="float">
            <text:p>0.010258</text:p>
          </table:table-cell>
          <table:table-cell office:value-type="float" office:value="-0.010197" calcext:value-type="float">
            <text:p>-0.010197</text:p>
          </table:table-cell>
          <table:table-cell office:value-type="float" office:value="0.009591" calcext:value-type="float">
            <text:p>0.009591</text:p>
          </table:table-cell>
          <table:table-cell office:value-type="float" office:value="-0.010187" calcext:value-type="float">
            <text:p>-0.010187</text:p>
          </table:table-cell>
          <table:table-cell office:value-type="float" office:value="0.015274" calcext:value-type="float">
            <text:p>0.015274</text:p>
          </table:table-cell>
          <table:table-cell office:value-type="string" calcext:value-type="string">
            <text:p>-0.001878</text:p>
          </table:table-cell>
        </table:table-row>
        <table:table-row table:style-name="ro1">
          <table:table-cell office:value-type="float" office:value="1527477047.7817" calcext:value-type="float">
            <text:p>1527477047.7817</text:p>
          </table:table-cell>
          <table:table-cell office:value-type="string" calcext:value-type="string">
            <text:p>PID_y</text:p>
          </table:table-cell>
          <table:table-cell office:value-type="float" office:value="0.010258" calcext:value-type="float">
            <text:p>0.010258</text:p>
          </table:table-cell>
          <table:table-cell office:value-type="float" office:value="-0.010197" calcext:value-type="float">
            <text:p>-0.010197</text:p>
          </table:table-cell>
          <table:table-cell office:value-type="float" office:value="0.009591" calcext:value-type="float">
            <text:p>0.009591</text:p>
          </table:table-cell>
          <table:table-cell office:value-type="float" office:value="-0.010187" calcext:value-type="float">
            <text:p>-0.010187</text:p>
          </table:table-cell>
          <table:table-cell office:value-type="float" office:value="0.015274" calcext:value-type="float">
            <text:p>0.015274</text:p>
          </table:table-cell>
          <table:table-cell office:value-type="string" calcext:value-type="string">
            <text:p>-0.001878</text:p>
          </table:table-cell>
        </table:table-row>
        <table:table-row table:style-name="ro1">
          <table:table-cell office:value-type="float" office:value="1527477047.80125" calcext:value-type="float">
            <text:p>1527477047.80125</text:p>
          </table:table-cell>
          <table:table-cell office:value-type="string" calcext:value-type="string">
            <text:p>PID_x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-0.010211" calcext:value-type="float">
            <text:p>-0.010211</text:p>
          </table:table-cell>
          <table:table-cell office:value-type="float" office:value="0.009857" calcext:value-type="float">
            <text:p>0.009857</text:p>
          </table:table-cell>
          <table:table-cell office:value-type="float" office:value="-0.010203" calcext:value-type="float">
            <text:p>-0.010203</text:p>
          </table:table-cell>
          <table:table-cell office:value-type="float" office:value="0.015825" calcext:value-type="float">
            <text:p>0.015825</text:p>
          </table:table-cell>
          <table:table-cell office:value-type="string" calcext:value-type="string">
            <text:p>-0.001689</text:p>
          </table:table-cell>
        </table:table-row>
        <table:table-row table:style-name="ro1">
          <table:table-cell office:value-type="float" office:value="1527477047.80131" calcext:value-type="float">
            <text:p>1527477047.80131</text:p>
          </table:table-cell>
          <table:table-cell office:value-type="string" calcext:value-type="string">
            <text:p>PID_y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-0.010211" calcext:value-type="float">
            <text:p>-0.010211</text:p>
          </table:table-cell>
          <table:table-cell office:value-type="float" office:value="0.009857" calcext:value-type="float">
            <text:p>0.009857</text:p>
          </table:table-cell>
          <table:table-cell office:value-type="float" office:value="-0.010203" calcext:value-type="float">
            <text:p>-0.010203</text:p>
          </table:table-cell>
          <table:table-cell office:value-type="float" office:value="0.015825" calcext:value-type="float">
            <text:p>0.015825</text:p>
          </table:table-cell>
          <table:table-cell office:value-type="string" calcext:value-type="string">
            <text:p>-0.001689</text:p>
          </table:table-cell>
        </table:table-row>
        <table:table-row table:style-name="ro1">
          <table:table-cell office:value-type="float" office:value="1527477047.82062" calcext:value-type="float">
            <text:p>1527477047.82062</text:p>
          </table:table-cell>
          <table:table-cell office:value-type="string" calcext:value-type="string">
            <text:p>PID_x</text:p>
          </table:table-cell>
          <table:table-cell office:value-type="float" office:value="0.010629" calcext:value-type="float">
            <text:p>0.010629</text:p>
          </table:table-cell>
          <table:table-cell office:value-type="float" office:value="-0.010323" calcext:value-type="float">
            <text:p>-0.010323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-0.010256" calcext:value-type="float">
            <text:p>-0.010256</text:p>
          </table:table-cell>
          <table:table-cell office:value-type="float" office:value="0.011505" calcext:value-type="float">
            <text:p>0.011505</text:p>
          </table:table-cell>
          <table:table-cell office:value-type="string" calcext:value-type="string">
            <text:p>-0.004837</text:p>
          </table:table-cell>
        </table:table-row>
        <table:table-row table:style-name="ro1">
          <table:table-cell office:value-type="float" office:value="1527477047.82067" calcext:value-type="float">
            <text:p>1527477047.82067</text:p>
          </table:table-cell>
          <table:table-cell office:value-type="string" calcext:value-type="string">
            <text:p>PID_y</text:p>
          </table:table-cell>
          <table:table-cell office:value-type="float" office:value="0.010629" calcext:value-type="float">
            <text:p>0.010629</text:p>
          </table:table-cell>
          <table:table-cell office:value-type="float" office:value="-0.010323" calcext:value-type="float">
            <text:p>-0.010323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-0.010256" calcext:value-type="float">
            <text:p>-0.010256</text:p>
          </table:table-cell>
          <table:table-cell office:value-type="float" office:value="0.011505" calcext:value-type="float">
            <text:p>0.011505</text:p>
          </table:table-cell>
          <table:table-cell office:value-type="string" calcext:value-type="string">
            <text:p>-0.004837</text:p>
          </table:table-cell>
        </table:table-row>
        <table:table-row table:style-name="ro1">
          <table:table-cell office:value-type="float" office:value="1527477047.84109" calcext:value-type="float">
            <text:p>1527477047.84109</text:p>
          </table:table-cell>
          <table:table-cell office:value-type="string" calcext:value-type="string">
            <text:p>PID_x</text:p>
          </table:table-cell>
          <table:table-cell office:value-type="float" office:value="0.010861" calcext:value-type="float">
            <text:p>0.010861</text:p>
          </table:table-cell>
          <table:table-cell office:value-type="float" office:value="-0.010265" calcext:value-type="float">
            <text:p>-0.010265</text:p>
          </table:table-cell>
          <table:table-cell office:value-type="float" office:value="0.010316" calcext:value-type="float">
            <text:p>0.010316</text:p>
          </table:table-cell>
          <table:table-cell office:value-type="float" office:value="-0.010226" calcext:value-type="float">
            <text:p>-0.010226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-0.003709</text:p>
          </table:table-cell>
        </table:table-row>
        <table:table-row table:style-name="ro1">
          <table:table-cell office:value-type="float" office:value="1527477047.84114" calcext:value-type="float">
            <text:p>1527477047.84114</text:p>
          </table:table-cell>
          <table:table-cell office:value-type="string" calcext:value-type="string">
            <text:p>PID_y</text:p>
          </table:table-cell>
          <table:table-cell office:value-type="float" office:value="0.010861" calcext:value-type="float">
            <text:p>0.010861</text:p>
          </table:table-cell>
          <table:table-cell office:value-type="float" office:value="-0.010265" calcext:value-type="float">
            <text:p>-0.010265</text:p>
          </table:table-cell>
          <table:table-cell office:value-type="float" office:value="0.010316" calcext:value-type="float">
            <text:p>0.010316</text:p>
          </table:table-cell>
          <table:table-cell office:value-type="float" office:value="-0.010226" calcext:value-type="float">
            <text:p>-0.010226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-0.003709</text:p>
          </table:table-cell>
        </table:table-row>
        <table:table-row table:style-name="ro1">
          <table:table-cell office:value-type="float" office:value="1527477047.86161" calcext:value-type="float">
            <text:p>1527477047.86161</text:p>
          </table:table-cell>
          <table:table-cell office:value-type="string" calcext:value-type="string">
            <text:p>PID_x</text:p>
          </table:table-cell>
          <table:table-cell office:value-type="float" office:value="0.010773" calcext:value-type="float">
            <text:p>0.010773</text:p>
          </table:table-cell>
          <table:table-cell office:value-type="float" office:value="-0.010209" calcext:value-type="float">
            <text:p>-0.010209</text:p>
          </table:table-cell>
          <table:table-cell office:value-type="float" office:value="0.010459" calcext:value-type="float">
            <text:p>0.010459</text:p>
          </table:table-cell>
          <table:table-cell office:value-type="float" office:value="-0.010168" calcext:value-type="float">
            <text:p>-0.010168</text:p>
          </table:table-cell>
          <table:table-cell office:value-type="float" office:value="0.01048" calcext:value-type="float">
            <text:p>0.01048</text:p>
          </table:table-cell>
          <table:table-cell office:value-type="string" calcext:value-type="string">
            <text:p>-0.003762</text:p>
          </table:table-cell>
        </table:table-row>
        <table:table-row table:style-name="ro1">
          <table:table-cell office:value-type="float" office:value="1527477047.86166" calcext:value-type="float">
            <text:p>1527477047.86166</text:p>
          </table:table-cell>
          <table:table-cell office:value-type="string" calcext:value-type="string">
            <text:p>PID_y</text:p>
          </table:table-cell>
          <table:table-cell office:value-type="float" office:value="0.010773" calcext:value-type="float">
            <text:p>0.010773</text:p>
          </table:table-cell>
          <table:table-cell office:value-type="float" office:value="-0.010209" calcext:value-type="float">
            <text:p>-0.010209</text:p>
          </table:table-cell>
          <table:table-cell office:value-type="float" office:value="0.010459" calcext:value-type="float">
            <text:p>0.010459</text:p>
          </table:table-cell>
          <table:table-cell office:value-type="float" office:value="-0.010168" calcext:value-type="float">
            <text:p>-0.010168</text:p>
          </table:table-cell>
          <table:table-cell office:value-type="float" office:value="0.01048" calcext:value-type="float">
            <text:p>0.01048</text:p>
          </table:table-cell>
          <table:table-cell office:value-type="string" calcext:value-type="string">
            <text:p>-0.003762</text:p>
          </table:table-cell>
        </table:table-row>
        <table:table-row table:style-name="ro1">
          <table:table-cell office:value-type="float" office:value="1527477047.8811" calcext:value-type="float">
            <text:p>1527477047.8811</text:p>
          </table:table-cell>
          <table:table-cell office:value-type="string" calcext:value-type="string">
            <text:p>PID_x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-0.010108" calcext:value-type="float">
            <text:p>-0.010108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-0.01011" calcext:value-type="float">
            <text:p>-0.01011</text:p>
          </table:table-cell>
          <table:table-cell office:value-type="float" office:value="0.009741" calcext:value-type="float">
            <text:p>0.009741</text:p>
          </table:table-cell>
          <table:table-cell office:value-type="string" calcext:value-type="string">
            <text:p>0.000744</text:p>
          </table:table-cell>
        </table:table-row>
        <table:table-row table:style-name="ro1">
          <table:table-cell office:value-type="float" office:value="1527477047.88115" calcext:value-type="float">
            <text:p>1527477047.88115</text:p>
          </table:table-cell>
          <table:table-cell office:value-type="string" calcext:value-type="string">
            <text:p>PID_y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-0.010108" calcext:value-type="float">
            <text:p>-0.010108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-0.01011" calcext:value-type="float">
            <text:p>-0.01011</text:p>
          </table:table-cell>
          <table:table-cell office:value-type="float" office:value="0.009741" calcext:value-type="float">
            <text:p>0.009741</text:p>
          </table:table-cell>
          <table:table-cell office:value-type="string" calcext:value-type="string">
            <text:p>0.000744</text:p>
          </table:table-cell>
        </table:table-row>
        <table:table-row table:style-name="ro1">
          <table:table-cell office:value-type="float" office:value="1527477047.90159" calcext:value-type="float">
            <text:p>1527477047.90159</text:p>
          </table:table-cell>
          <table:table-cell office:value-type="string" calcext:value-type="string">
            <text:p>PID_x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-0.010143" calcext:value-type="float">
            <text:p>-0.010143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-0.010144" calcext:value-type="float">
            <text:p>-0.010144</text:p>
          </table:table-cell>
          <table:table-cell office:value-type="float" office:value="0.00499" calcext:value-type="float">
            <text:p>0.00499</text:p>
          </table:table-cell>
          <table:table-cell office:value-type="string" calcext:value-type="string">
            <text:p>0.000568</text:p>
          </table:table-cell>
        </table:table-row>
        <table:table-row table:style-name="ro1">
          <table:table-cell office:value-type="float" office:value="1527477047.90164" calcext:value-type="float">
            <text:p>1527477047.90164</text:p>
          </table:table-cell>
          <table:table-cell office:value-type="string" calcext:value-type="string">
            <text:p>PID_y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-0.010143" calcext:value-type="float">
            <text:p>-0.010143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-0.010144" calcext:value-type="float">
            <text:p>-0.010144</text:p>
          </table:table-cell>
          <table:table-cell office:value-type="float" office:value="0.00499" calcext:value-type="float">
            <text:p>0.00499</text:p>
          </table:table-cell>
          <table:table-cell office:value-type="string" calcext:value-type="string">
            <text:p>0.000568</text:p>
          </table:table-cell>
        </table:table-row>
        <table:table-row table:style-name="ro1">
          <table:table-cell office:value-type="float" office:value="1527477047.92108" calcext:value-type="float">
            <text:p>1527477047.92108</text:p>
          </table:table-cell>
          <table:table-cell office:value-type="string" calcext:value-type="string">
            <text:p>PID_x</text:p>
          </table:table-cell>
          <table:table-cell office:value-type="float" office:value="0.010715" calcext:value-type="float">
            <text:p>0.010715</text:p>
          </table:table-cell>
          <table:table-cell office:value-type="float" office:value="-0.010165" calcext:value-type="float">
            <text:p>-0.010165</text:p>
          </table:table-cell>
          <table:table-cell office:value-type="float" office:value="0.010664" calcext:value-type="float">
            <text:p>0.010664</text:p>
          </table:table-cell>
          <table:table-cell office:value-type="float" office:value="-0.010167" calcext:value-type="float">
            <text:p>-0.010167</text:p>
          </table:table-cell>
          <table:table-cell office:value-type="float" office:value="0.004241" calcext:value-type="float">
            <text:p>0.004241</text:p>
          </table:table-cell>
          <table:table-cell office:value-type="string" calcext:value-type="string">
            <text:p>0.000880</text:p>
          </table:table-cell>
        </table:table-row>
        <table:table-row table:style-name="ro1">
          <table:table-cell office:value-type="float" office:value="1527477047.92113" calcext:value-type="float">
            <text:p>1527477047.92113</text:p>
          </table:table-cell>
          <table:table-cell office:value-type="string" calcext:value-type="string">
            <text:p>PID_y</text:p>
          </table:table-cell>
          <table:table-cell office:value-type="float" office:value="0.010715" calcext:value-type="float">
            <text:p>0.010715</text:p>
          </table:table-cell>
          <table:table-cell office:value-type="float" office:value="-0.010165" calcext:value-type="float">
            <text:p>-0.010165</text:p>
          </table:table-cell>
          <table:table-cell office:value-type="float" office:value="0.010664" calcext:value-type="float">
            <text:p>0.010664</text:p>
          </table:table-cell>
          <table:table-cell office:value-type="float" office:value="-0.010167" calcext:value-type="float">
            <text:p>-0.010167</text:p>
          </table:table-cell>
          <table:table-cell office:value-type="float" office:value="0.004241" calcext:value-type="float">
            <text:p>0.004241</text:p>
          </table:table-cell>
          <table:table-cell office:value-type="string" calcext:value-type="string">
            <text:p>0.000880</text:p>
          </table:table-cell>
        </table:table-row>
        <table:table-row table:style-name="ro1">
          <table:table-cell office:value-type="float" office:value="1527477047.94163" calcext:value-type="float">
            <text:p>1527477047.94163</text:p>
          </table:table-cell>
          <table:table-cell office:value-type="string" calcext:value-type="string">
            <text:p>PID_x</text:p>
          </table:table-cell>
          <table:table-cell office:value-type="float" office:value="0.011029" calcext:value-type="float">
            <text:p>0.011029</text:p>
          </table:table-cell>
          <table:table-cell office:value-type="float" office:value="-0.010134" calcext:value-type="float">
            <text:p>-0.010134</text:p>
          </table:table-cell>
          <table:table-cell office:value-type="float" office:value="0.010922" calcext:value-type="float">
            <text:p>0.010922</text:p>
          </table:table-cell>
          <table:table-cell office:value-type="float" office:value="-0.010136" calcext:value-type="float">
            <text:p>-0.010136</text:p>
          </table:table-cell>
          <table:table-cell office:value-type="float" office:value="0.006125" calcext:value-type="float">
            <text:p>0.006125</text:p>
          </table:table-cell>
          <table:table-cell office:value-type="string" calcext:value-type="string">
            <text:p>0.000898</text:p>
          </table:table-cell>
        </table:table-row>
        <table:table-row table:style-name="ro1">
          <table:table-cell office:value-type="float" office:value="1527477047.94174" calcext:value-type="float">
            <text:p>1527477047.94174</text:p>
          </table:table-cell>
          <table:table-cell office:value-type="string" calcext:value-type="string">
            <text:p>PID_y</text:p>
          </table:table-cell>
          <table:table-cell office:value-type="float" office:value="0.011029" calcext:value-type="float">
            <text:p>0.011029</text:p>
          </table:table-cell>
          <table:table-cell office:value-type="float" office:value="-0.010134" calcext:value-type="float">
            <text:p>-0.010134</text:p>
          </table:table-cell>
          <table:table-cell office:value-type="float" office:value="0.010922" calcext:value-type="float">
            <text:p>0.010922</text:p>
          </table:table-cell>
          <table:table-cell office:value-type="float" office:value="-0.010136" calcext:value-type="float">
            <text:p>-0.010136</text:p>
          </table:table-cell>
          <table:table-cell office:value-type="float" office:value="0.006125" calcext:value-type="float">
            <text:p>0.006125</text:p>
          </table:table-cell>
          <table:table-cell office:value-type="string" calcext:value-type="string">
            <text:p>0.000898</text:p>
          </table:table-cell>
        </table:table-row>
        <table:table-row table:style-name="ro1">
          <table:table-cell office:value-type="float" office:value="1527477047.96123" calcext:value-type="float">
            <text:p>1527477047.96123</text:p>
          </table:table-cell>
          <table:table-cell office:value-type="string" calcext:value-type="string">
            <text:p>PID_x</text:p>
          </table:table-cell>
          <table:table-cell office:value-type="float" office:value="0.011273" calcext:value-type="float">
            <text:p>0.011273</text:p>
          </table:table-cell>
          <table:table-cell office:value-type="float" office:value="-0.010131" calcext:value-type="float">
            <text:p>-0.010131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-0.010131" calcext:value-type="float">
            <text:p>-0.010131</text:p>
          </table:table-cell>
          <table:table-cell office:value-type="float" office:value="0.006911" calcext:value-type="float">
            <text:p>0.006911</text:p>
          </table:table-cell>
          <table:table-cell office:value-type="string" calcext:value-type="string">
            <text:p>0.000384</text:p>
          </table:table-cell>
        </table:table-row>
        <table:table-row table:style-name="ro1">
          <table:table-cell office:value-type="float" office:value="1527477047.96129" calcext:value-type="float">
            <text:p>1527477047.96129</text:p>
          </table:table-cell>
          <table:table-cell office:value-type="string" calcext:value-type="string">
            <text:p>PID_y</text:p>
          </table:table-cell>
          <table:table-cell office:value-type="float" office:value="0.011273" calcext:value-type="float">
            <text:p>0.011273</text:p>
          </table:table-cell>
          <table:table-cell office:value-type="float" office:value="-0.010131" calcext:value-type="float">
            <text:p>-0.010131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-0.010131" calcext:value-type="float">
            <text:p>-0.010131</text:p>
          </table:table-cell>
          <table:table-cell office:value-type="float" office:value="0.006911" calcext:value-type="float">
            <text:p>0.006911</text:p>
          </table:table-cell>
          <table:table-cell office:value-type="string" calcext:value-type="string">
            <text:p>0.000384</text:p>
          </table:table-cell>
        </table:table-row>
        <table:table-row table:style-name="ro1">
          <table:table-cell office:value-type="float" office:value="1527477047.98066" calcext:value-type="float">
            <text:p>1527477047.98066</text:p>
          </table:table-cell>
          <table:table-cell office:value-type="string" calcext:value-type="string">
            <text:p>PID_x</text:p>
          </table:table-cell>
          <table:table-cell office:value-type="float" office:value="0.011213" calcext:value-type="float">
            <text:p>0.011213</text:p>
          </table:table-cell>
          <table:table-cell office:value-type="float" office:value="-0.010126" calcext:value-type="float">
            <text:p>-0.010126</text:p>
          </table:table-cell>
          <table:table-cell office:value-type="float" office:value="0.011118" calcext:value-type="float">
            <text:p>0.011118</text:p>
          </table:table-cell>
          <table:table-cell office:value-type="float" office:value="-0.010126" calcext:value-type="float">
            <text:p>-0.010126</text:p>
          </table:table-cell>
          <table:table-cell office:value-type="float" office:value="0.005791" calcext:value-type="float">
            <text:p>0.005791</text:p>
          </table:table-cell>
          <table:table-cell office:value-type="string" calcext:value-type="string">
            <text:p>-0.000166</text:p>
          </table:table-cell>
        </table:table-row>
        <table:table-row table:style-name="ro1">
          <table:table-cell office:value-type="float" office:value="1527477047.98071" calcext:value-type="float">
            <text:p>1527477047.98071</text:p>
          </table:table-cell>
          <table:table-cell office:value-type="string" calcext:value-type="string">
            <text:p>PID_y</text:p>
          </table:table-cell>
          <table:table-cell office:value-type="float" office:value="0.011213" calcext:value-type="float">
            <text:p>0.011213</text:p>
          </table:table-cell>
          <table:table-cell office:value-type="float" office:value="-0.010126" calcext:value-type="float">
            <text:p>-0.010126</text:p>
          </table:table-cell>
          <table:table-cell office:value-type="float" office:value="0.011118" calcext:value-type="float">
            <text:p>0.011118</text:p>
          </table:table-cell>
          <table:table-cell office:value-type="float" office:value="-0.010126" calcext:value-type="float">
            <text:p>-0.010126</text:p>
          </table:table-cell>
          <table:table-cell office:value-type="float" office:value="0.005791" calcext:value-type="float">
            <text:p>0.005791</text:p>
          </table:table-cell>
          <table:table-cell office:value-type="string" calcext:value-type="string">
            <text:p>-0.000166</text:p>
          </table:table-cell>
        </table:table-row>
        <table:table-row table:style-name="ro1">
          <table:table-cell office:value-type="float" office:value="1527477048.00114" calcext:value-type="float">
            <text:p>1527477048.00114</text:p>
          </table:table-cell>
          <table:table-cell office:value-type="string" calcext:value-type="string">
            <text:p>PID_x</text:p>
          </table:table-cell>
          <table:table-cell office:value-type="float" office:value="0.011448" calcext:value-type="float">
            <text:p>0.011448</text:p>
          </table:table-cell>
          <table:table-cell office:value-type="float" office:value="-0.009798" calcext:value-type="float">
            <text:p>-0.009798</text:p>
          </table:table-cell>
          <table:table-cell office:value-type="float" office:value="0.011223" calcext:value-type="float">
            <text:p>0.011223</text:p>
          </table:table-cell>
          <table:table-cell office:value-type="float" office:value="-0.009826" calcext:value-type="float">
            <text:p>-0.009826</text:p>
          </table:table-cell>
          <table:table-cell office:value-type="float" office:value="0.008858" calcext:value-type="float">
            <text:p>0.008858</text:p>
          </table:table-cell>
          <table:table-cell office:value-type="string" calcext:value-type="string">
            <text:p>0.003102</text:p>
          </table:table-cell>
        </table:table-row>
        <table:table-row table:style-name="ro1">
          <table:table-cell office:value-type="float" office:value="1527477048.00119" calcext:value-type="float">
            <text:p>1527477048.00119</text:p>
          </table:table-cell>
          <table:table-cell office:value-type="string" calcext:value-type="string">
            <text:p>PID_y</text:p>
          </table:table-cell>
          <table:table-cell office:value-type="float" office:value="0.011448" calcext:value-type="float">
            <text:p>0.011448</text:p>
          </table:table-cell>
          <table:table-cell office:value-type="float" office:value="-0.009798" calcext:value-type="float">
            <text:p>-0.009798</text:p>
          </table:table-cell>
          <table:table-cell office:value-type="float" office:value="0.011223" calcext:value-type="float">
            <text:p>0.011223</text:p>
          </table:table-cell>
          <table:table-cell office:value-type="float" office:value="-0.009826" calcext:value-type="float">
            <text:p>-0.009826</text:p>
          </table:table-cell>
          <table:table-cell office:value-type="float" office:value="0.008858" calcext:value-type="float">
            <text:p>0.008858</text:p>
          </table:table-cell>
          <table:table-cell office:value-type="string" calcext:value-type="string">
            <text:p>0.003102</text:p>
          </table:table-cell>
        </table:table-row>
        <table:table-row table:style-name="ro1">
          <table:table-cell office:value-type="float" office:value="1527477048.02169" calcext:value-type="float">
            <text:p>1527477048.02169</text:p>
          </table:table-cell>
          <table:table-cell office:value-type="string" calcext:value-type="string">
            <text:p>PID_x</text:p>
          </table:table-cell>
          <table:table-cell office:value-type="float" office:value="0.012028" calcext:value-type="float">
            <text:p>0.012028</text:p>
          </table:table-cell>
          <table:table-cell office:value-type="float" office:value="-0.009856" calcext:value-type="float">
            <text:p>-0.009856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-0.009879" calcext:value-type="float">
            <text:p>-0.009879</text:p>
          </table:table-cell>
          <table:table-cell office:value-type="float" office:value="0.010378" calcext:value-type="float">
            <text:p>0.010378</text:p>
          </table:table-cell>
          <table:table-cell office:value-type="string" calcext:value-type="string">
            <text:p>0.002823</text:p>
          </table:table-cell>
        </table:table-row>
        <table:table-row table:style-name="ro1">
          <table:table-cell office:value-type="float" office:value="1527477048.02174" calcext:value-type="float">
            <text:p>1527477048.02174</text:p>
          </table:table-cell>
          <table:table-cell office:value-type="string" calcext:value-type="string">
            <text:p>PID_y</text:p>
          </table:table-cell>
          <table:table-cell office:value-type="float" office:value="0.012028" calcext:value-type="float">
            <text:p>0.012028</text:p>
          </table:table-cell>
          <table:table-cell office:value-type="float" office:value="-0.009856" calcext:value-type="float">
            <text:p>-0.009856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-0.009879" calcext:value-type="float">
            <text:p>-0.009879</text:p>
          </table:table-cell>
          <table:table-cell office:value-type="float" office:value="0.010378" calcext:value-type="float">
            <text:p>0.010378</text:p>
          </table:table-cell>
          <table:table-cell office:value-type="string" calcext:value-type="string">
            <text:p>0.002823</text:p>
          </table:table-cell>
        </table:table-row>
        <table:table-row table:style-name="ro1">
          <table:table-cell office:value-type="float" office:value="1527477048.04122" calcext:value-type="float">
            <text:p>1527477048.04122</text:p>
          </table:table-cell>
          <table:table-cell office:value-type="string" calcext:value-type="string">
            <text:p>PID_x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-0.009999" calcext:value-type="float">
            <text:p>-0.009999</text:p>
          </table:table-cell>
          <table:table-cell office:value-type="float" office:value="0.011782" calcext:value-type="float">
            <text:p>0.011782</text:p>
          </table:table-cell>
          <table:table-cell office:value-type="float" office:value="-0.010004" calcext:value-type="float">
            <text:p>-0.010004</text:p>
          </table:table-cell>
          <table:table-cell office:value-type="float" office:value="0.008493" calcext:value-type="float">
            <text:p>0.008493</text:p>
          </table:table-cell>
          <table:table-cell office:value-type="string" calcext:value-type="string">
            <text:p>0.001235</text:p>
          </table:table-cell>
        </table:table-row>
        <table:table-row table:style-name="ro1">
          <table:table-cell office:value-type="float" office:value="1527477048.04128" calcext:value-type="float">
            <text:p>1527477048.04128</text:p>
          </table:table-cell>
          <table:table-cell office:value-type="string" calcext:value-type="string">
            <text:p>PID_y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-0.009999" calcext:value-type="float">
            <text:p>-0.009999</text:p>
          </table:table-cell>
          <table:table-cell office:value-type="float" office:value="0.011782" calcext:value-type="float">
            <text:p>0.011782</text:p>
          </table:table-cell>
          <table:table-cell office:value-type="float" office:value="-0.010004" calcext:value-type="float">
            <text:p>-0.010004</text:p>
          </table:table-cell>
          <table:table-cell office:value-type="float" office:value="0.008493" calcext:value-type="float">
            <text:p>0.008493</text:p>
          </table:table-cell>
          <table:table-cell office:value-type="string" calcext:value-type="string">
            <text:p>0.001235</text:p>
          </table:table-cell>
        </table:table-row>
        <table:table-row table:style-name="ro1">
          <table:table-cell office:value-type="float" office:value="1527477048.0617" calcext:value-type="float">
            <text:p>1527477048.0617</text:p>
          </table:table-cell>
          <table:table-cell office:value-type="string" calcext:value-type="string">
            <text:p>PID_x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-0.010293" calcext:value-type="float">
            <text:p>-0.010293</text:p>
          </table:table-cell>
          <table:table-cell office:value-type="float" office:value="0.011782" calcext:value-type="float">
            <text:p>0.011782</text:p>
          </table:table-cell>
          <table:table-cell office:value-type="float" office:value="-0.010286" calcext:value-type="float">
            <text:p>-0.010286</text:p>
          </table:table-cell>
          <table:table-cell office:value-type="float" office:value="0.006307" calcext:value-type="float">
            <text:p>0.006307</text:p>
          </table:table-cell>
          <table:table-cell office:value-type="string" calcext:value-type="string">
            <text:p>-0.001571</text:p>
          </table:table-cell>
        </table:table-row>
        <table:table-row table:style-name="ro1">
          <table:table-cell office:value-type="float" office:value="1527477048.06175" calcext:value-type="float">
            <text:p>1527477048.06175</text:p>
          </table:table-cell>
          <table:table-cell office:value-type="string" calcext:value-type="string">
            <text:p>PID_y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-0.010293" calcext:value-type="float">
            <text:p>-0.010293</text:p>
          </table:table-cell>
          <table:table-cell office:value-type="float" office:value="0.011782" calcext:value-type="float">
            <text:p>0.011782</text:p>
          </table:table-cell>
          <table:table-cell office:value-type="float" office:value="-0.010286" calcext:value-type="float">
            <text:p>-0.010286</text:p>
          </table:table-cell>
          <table:table-cell office:value-type="float" office:value="0.006307" calcext:value-type="float">
            <text:p>0.006307</text:p>
          </table:table-cell>
          <table:table-cell office:value-type="string" calcext:value-type="string">
            <text:p>-0.001571</text:p>
          </table:table-cell>
        </table:table-row>
        <table:table-row table:style-name="ro1">
          <table:table-cell office:value-type="float" office:value="1527477048.08127" calcext:value-type="float">
            <text:p>1527477048.08127</text:p>
          </table:table-cell>
          <table:table-cell office:value-type="string" calcext:value-type="string">
            <text:p>PID_x</text:p>
          </table:table-cell>
          <table:table-cell office:value-type="float" office:value="0.012476" calcext:value-type="float">
            <text:p>0.012476</text:p>
          </table:table-cell>
          <table:table-cell office:value-type="float" office:value="-0.01012" calcext:value-type="float">
            <text:p>-0.01012</text:p>
          </table:table-cell>
          <table:table-cell office:value-type="float" office:value="0.012166" calcext:value-type="float">
            <text:p>0.012166</text:p>
          </table:table-cell>
          <table:table-cell office:value-type="float" office:value="-0.01012" calcext:value-type="float">
            <text:p>-0.01012</text:p>
          </table:table-cell>
          <table:table-cell office:value-type="float" office:value="0.010419" calcext:value-type="float">
            <text:p>0.010419</text:p>
          </table:table-cell>
          <table:table-cell office:value-type="string" calcext:value-type="string">
            <text:p>0.000074</text:p>
          </table:table-cell>
        </table:table-row>
        <table:table-row table:style-name="ro1">
          <table:table-cell office:value-type="float" office:value="1527477048.08132" calcext:value-type="float">
            <text:p>1527477048.08132</text:p>
          </table:table-cell>
          <table:table-cell office:value-type="string" calcext:value-type="string">
            <text:p>PID_y</text:p>
          </table:table-cell>
          <table:table-cell office:value-type="float" office:value="0.012476" calcext:value-type="float">
            <text:p>0.012476</text:p>
          </table:table-cell>
          <table:table-cell office:value-type="float" office:value="-0.01012" calcext:value-type="float">
            <text:p>-0.01012</text:p>
          </table:table-cell>
          <table:table-cell office:value-type="float" office:value="0.012166" calcext:value-type="float">
            <text:p>0.012166</text:p>
          </table:table-cell>
          <table:table-cell office:value-type="float" office:value="-0.01012" calcext:value-type="float">
            <text:p>-0.01012</text:p>
          </table:table-cell>
          <table:table-cell office:value-type="float" office:value="0.010419" calcext:value-type="float">
            <text:p>0.010419</text:p>
          </table:table-cell>
          <table:table-cell office:value-type="string" calcext:value-type="string">
            <text:p>0.000074</text:p>
          </table:table-cell>
        </table:table-row>
        <table:table-row table:style-name="ro1">
          <table:table-cell office:value-type="float" office:value="1527477048.10066" calcext:value-type="float">
            <text:p>1527477048.10066</text:p>
          </table:table-cell>
          <table:table-cell office:value-type="string" calcext:value-type="string">
            <text:p>PID_x</text:p>
          </table:table-cell>
          <table:table-cell office:value-type="float" office:value="0.012294" calcext:value-type="float">
            <text:p>0.012294</text:p>
          </table:table-cell>
          <table:table-cell office:value-type="float" office:value="-0.009841" calcext:value-type="float">
            <text:p>-0.009841</text:p>
          </table:table-cell>
          <table:table-cell office:value-type="float" office:value="0.012085" calcext:value-type="float">
            <text:p>0.012085</text:p>
          </table:table-cell>
          <table:table-cell office:value-type="float" office:value="-0.009841" calcext:value-type="float">
            <text:p>-0.009841</text:p>
          </table:table-cell>
          <table:table-cell office:value-type="float" office:value="0.008553" calcext:value-type="float">
            <text:p>0.008553</text:p>
          </table:table-cell>
          <table:table-cell office:value-type="string" calcext:value-type="string">
            <text:p>0.000014</text:p>
          </table:table-cell>
        </table:table-row>
        <table:table-row table:style-name="ro1">
          <table:table-cell office:value-type="float" office:value="1527477048.10071" calcext:value-type="float">
            <text:p>1527477048.10071</text:p>
          </table:table-cell>
          <table:table-cell office:value-type="string" calcext:value-type="string">
            <text:p>PID_y</text:p>
          </table:table-cell>
          <table:table-cell office:value-type="float" office:value="0.012294" calcext:value-type="float">
            <text:p>0.012294</text:p>
          </table:table-cell>
          <table:table-cell office:value-type="float" office:value="-0.009841" calcext:value-type="float">
            <text:p>-0.009841</text:p>
          </table:table-cell>
          <table:table-cell office:value-type="float" office:value="0.012085" calcext:value-type="float">
            <text:p>0.012085</text:p>
          </table:table-cell>
          <table:table-cell office:value-type="float" office:value="-0.009841" calcext:value-type="float">
            <text:p>-0.009841</text:p>
          </table:table-cell>
          <table:table-cell office:value-type="float" office:value="0.008553" calcext:value-type="float">
            <text:p>0.008553</text:p>
          </table:table-cell>
          <table:table-cell office:value-type="string" calcext:value-type="string">
            <text:p>0.000014</text:p>
          </table:table-cell>
        </table:table-row>
        <table:table-row table:style-name="ro1">
          <table:table-cell office:value-type="float" office:value="1527477048.12119" calcext:value-type="float">
            <text:p>1527477048.12119</text:p>
          </table:table-cell>
          <table:table-cell office:value-type="string" calcext:value-type="string">
            <text:p>PID_x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-0.009982" calcext:value-type="float">
            <text:p>-0.009982</text:p>
          </table:table-cell>
          <table:table-cell office:value-type="float" office:value="0.012219" calcext:value-type="float">
            <text:p>0.012219</text:p>
          </table:table-cell>
          <table:table-cell office:value-type="float" office:value="-0.009981" calcext:value-type="float">
            <text:p>-0.009981</text:p>
          </table:table-cell>
          <table:table-cell office:value-type="float" office:value="0.005032" calcext:value-type="float">
            <text:p>0.005032</text:p>
          </table:table-cell>
          <table:table-cell office:value-type="string" calcext:value-type="string">
            <text:p>-0.000828</text:p>
          </table:table-cell>
        </table:table-row>
        <table:table-row table:style-name="ro1">
          <table:table-cell office:value-type="float" office:value="1527477048.12125" calcext:value-type="float">
            <text:p>1527477048.12125</text:p>
          </table:table-cell>
          <table:table-cell office:value-type="string" calcext:value-type="string">
            <text:p>PID_y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-0.009982" calcext:value-type="float">
            <text:p>-0.009982</text:p>
          </table:table-cell>
          <table:table-cell office:value-type="float" office:value="0.012219" calcext:value-type="float">
            <text:p>0.012219</text:p>
          </table:table-cell>
          <table:table-cell office:value-type="float" office:value="-0.009981" calcext:value-type="float">
            <text:p>-0.009981</text:p>
          </table:table-cell>
          <table:table-cell office:value-type="float" office:value="0.005032" calcext:value-type="float">
            <text:p>0.005032</text:p>
          </table:table-cell>
          <table:table-cell office:value-type="string" calcext:value-type="string">
            <text:p>-0.000828</text:p>
          </table:table-cell>
        </table:table-row>
        <table:table-row table:style-name="ro1">
          <table:table-cell office:value-type="float" office:value="1527477048.14063" calcext:value-type="float">
            <text:p>1527477048.14063</text:p>
          </table:table-cell>
          <table:table-cell office:value-type="string" calcext:value-type="string">
            <text:p>PID_x</text:p>
          </table:table-cell>
          <table:table-cell office:value-type="float" office:value="0.012674" calcext:value-type="float">
            <text:p>0.012674</text:p>
          </table:table-cell>
          <table:table-cell office:value-type="float" office:value="-0.010086" calcext:value-type="float">
            <text:p>-0.010086</text:p>
          </table:table-cell>
          <table:table-cell office:value-type="float" office:value="0.012516" calcext:value-type="float">
            <text:p>0.012516</text:p>
          </table:table-cell>
          <table:table-cell office:value-type="float" office:value="-0.010085" calcext:value-type="float">
            <text:p>-0.010085</text:p>
          </table:table-cell>
          <table:table-cell office:value-type="float" office:value="0.007441" calcext:value-type="float">
            <text:p>0.007441</text:p>
          </table:table-cell>
          <table:table-cell office:value-type="string" calcext:value-type="string">
            <text:p>-0.000621</text:p>
          </table:table-cell>
        </table:table-row>
        <table:table-row table:style-name="ro1">
          <table:table-cell office:value-type="float" office:value="1527477048.14068" calcext:value-type="float">
            <text:p>1527477048.14068</text:p>
          </table:table-cell>
          <table:table-cell office:value-type="string" calcext:value-type="string">
            <text:p>PID_y</text:p>
          </table:table-cell>
          <table:table-cell office:value-type="float" office:value="0.012674" calcext:value-type="float">
            <text:p>0.012674</text:p>
          </table:table-cell>
          <table:table-cell office:value-type="float" office:value="-0.010086" calcext:value-type="float">
            <text:p>-0.010086</text:p>
          </table:table-cell>
          <table:table-cell office:value-type="float" office:value="0.012516" calcext:value-type="float">
            <text:p>0.012516</text:p>
          </table:table-cell>
          <table:table-cell office:value-type="float" office:value="-0.010085" calcext:value-type="float">
            <text:p>-0.010085</text:p>
          </table:table-cell>
          <table:table-cell office:value-type="float" office:value="0.007441" calcext:value-type="float">
            <text:p>0.007441</text:p>
          </table:table-cell>
          <table:table-cell office:value-type="string" calcext:value-type="string">
            <text:p>-0.000621</text:p>
          </table:table-cell>
        </table:table-row>
        <table:table-row table:style-name="ro1">
          <table:table-cell office:value-type="float" office:value="1527477048.16117" calcext:value-type="float">
            <text:p>1527477048.16117</text:p>
          </table:table-cell>
          <table:table-cell office:value-type="string" calcext:value-type="string">
            <text:p>PID_x</text:p>
          </table:table-cell>
          <table:table-cell office:value-type="float" office:value="0.012493" calcext:value-type="float">
            <text:p>0.012493</text:p>
          </table:table-cell>
          <table:table-cell office:value-type="float" office:value="-0.009879" calcext:value-type="float">
            <text:p>-0.009879</text:p>
          </table:table-cell>
          <table:table-cell office:value-type="float" office:value="0.012384" calcext:value-type="float">
            <text:p>0.012384</text:p>
          </table:table-cell>
          <table:table-cell office:value-type="float" office:value="-0.009919" calcext:value-type="float">
            <text:p>-0.009919</text:p>
          </table:table-cell>
          <table:table-cell office:value-type="float" office:value="0.006163" calcext:value-type="float">
            <text:p>0.006163</text:p>
          </table:table-cell>
          <table:table-cell office:value-type="string" calcext:value-type="string">
            <text:p>0.003752</text:p>
          </table:table-cell>
        </table:table-row>
        <table:table-row table:style-name="ro1">
          <table:table-cell office:value-type="float" office:value="1527477048.16122" calcext:value-type="float">
            <text:p>1527477048.16122</text:p>
          </table:table-cell>
          <table:table-cell office:value-type="string" calcext:value-type="string">
            <text:p>PID_y</text:p>
          </table:table-cell>
          <table:table-cell office:value-type="float" office:value="0.012493" calcext:value-type="float">
            <text:p>0.012493</text:p>
          </table:table-cell>
          <table:table-cell office:value-type="float" office:value="-0.009879" calcext:value-type="float">
            <text:p>-0.009879</text:p>
          </table:table-cell>
          <table:table-cell office:value-type="float" office:value="0.012384" calcext:value-type="float">
            <text:p>0.012384</text:p>
          </table:table-cell>
          <table:table-cell office:value-type="float" office:value="-0.009919" calcext:value-type="float">
            <text:p>-0.009919</text:p>
          </table:table-cell>
          <table:table-cell office:value-type="float" office:value="0.006163" calcext:value-type="float">
            <text:p>0.006163</text:p>
          </table:table-cell>
          <table:table-cell office:value-type="string" calcext:value-type="string">
            <text:p>0.003752</text:p>
          </table:table-cell>
        </table:table-row>
        <table:table-row table:style-name="ro1">
          <table:table-cell office:value-type="float" office:value="1527477048.18172" calcext:value-type="float">
            <text:p>1527477048.18172</text:p>
          </table:table-cell>
          <table:table-cell office:value-type="string" calcext:value-type="string">
            <text:p>PID_x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-0.009651" calcext:value-type="float">
            <text:p>-0.009651</text:p>
          </table:table-cell>
          <table:table-cell office:value-type="float" office:value="0.012385" calcext:value-type="float">
            <text:p>0.012385</text:p>
          </table:table-cell>
          <table:table-cell office:value-type="float" office:value="-0.009701" calcext:value-type="float">
            <text:p>-0.009701</text:p>
          </table:table-cell>
          <table:table-cell office:value-type="float" office:value="0.002249" calcext:value-type="float">
            <text:p>0.002249</text:p>
          </table:table-cell>
          <table:table-cell office:value-type="string" calcext:value-type="string">
            <text:p>0.004183</text:p>
          </table:table-cell>
        </table:table-row>
        <table:table-row table:style-name="ro1">
          <table:table-cell office:value-type="float" office:value="1527477048.18177" calcext:value-type="float">
            <text:p>1527477048.18177</text:p>
          </table:table-cell>
          <table:table-cell office:value-type="string" calcext:value-type="string">
            <text:p>PID_y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-0.009651" calcext:value-type="float">
            <text:p>-0.009651</text:p>
          </table:table-cell>
          <table:table-cell office:value-type="float" office:value="0.012385" calcext:value-type="float">
            <text:p>0.012385</text:p>
          </table:table-cell>
          <table:table-cell office:value-type="float" office:value="-0.009701" calcext:value-type="float">
            <text:p>-0.009701</text:p>
          </table:table-cell>
          <table:table-cell office:value-type="float" office:value="0.002249" calcext:value-type="float">
            <text:p>0.002249</text:p>
          </table:table-cell>
          <table:table-cell office:value-type="string" calcext:value-type="string">
            <text:p>0.004183</text:p>
          </table:table-cell>
        </table:table-row>
        <table:table-row table:style-name="ro1">
          <table:table-cell office:value-type="float" office:value="1527477048.20133" calcext:value-type="float">
            <text:p>1527477048.20133</text:p>
          </table:table-cell>
          <table:table-cell office:value-type="string" calcext:value-type="string">
            <text:p>PID_x</text:p>
          </table:table-cell>
          <table:table-cell office:value-type="float" office:value="0.012328" calcext:value-type="float">
            <text:p>0.012328</text:p>
          </table:table-cell>
          <table:table-cell office:value-type="float" office:value="-0.009216" calcext:value-type="float">
            <text:p>-0.009216</text:p>
          </table:table-cell>
          <table:table-cell office:value-type="float" office:value="0.012312" calcext:value-type="float">
            <text:p>0.01231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234" calcext:value-type="float">
            <text:p>0.00234</text:p>
          </table:table-cell>
          <table:table-cell office:value-type="string" calcext:value-type="string">
            <text:p>0.005396</text:p>
          </table:table-cell>
        </table:table-row>
        <table:table-row table:style-name="ro1">
          <table:table-cell office:value-type="float" office:value="1527477048.20138" calcext:value-type="float">
            <text:p>1527477048.20138</text:p>
          </table:table-cell>
          <table:table-cell office:value-type="string" calcext:value-type="string">
            <text:p>PID_y</text:p>
          </table:table-cell>
          <table:table-cell office:value-type="float" office:value="0.012328" calcext:value-type="float">
            <text:p>0.012328</text:p>
          </table:table-cell>
          <table:table-cell office:value-type="float" office:value="-0.009216" calcext:value-type="float">
            <text:p>-0.009216</text:p>
          </table:table-cell>
          <table:table-cell office:value-type="float" office:value="0.012312" calcext:value-type="float">
            <text:p>0.012312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234" calcext:value-type="float">
            <text:p>0.00234</text:p>
          </table:table-cell>
          <table:table-cell office:value-type="string" calcext:value-type="string">
            <text:p>0.005396</text:p>
          </table:table-cell>
        </table:table-row>
        <table:table-row table:style-name="ro1">
          <table:table-cell office:value-type="float" office:value="1527477048.2208" calcext:value-type="float">
            <text:p>1527477048.2208</text:p>
          </table:table-cell>
          <table:table-cell office:value-type="string" calcext:value-type="string">
            <text:p>PID_x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-0.009497" calcext:value-type="float">
            <text:p>-0.009497</text:p>
          </table:table-cell>
          <table:table-cell office:value-type="float" office:value="0.012474" calcext:value-type="float">
            <text:p>0.012474</text:p>
          </table:table-cell>
          <table:table-cell office:value-type="float" office:value="-0.009548" calcext:value-type="float">
            <text:p>-0.009548</text:p>
          </table:table-cell>
          <table:table-cell office:value-type="float" office:value="0.002687" calcext:value-type="float">
            <text:p>0.002687</text:p>
          </table:table-cell>
          <table:table-cell office:value-type="string" calcext:value-type="string">
            <text:p>0.004211</text:p>
          </table:table-cell>
        </table:table-row>
        <table:table-row table:style-name="ro1">
          <table:table-cell office:value-type="float" office:value="1527477048.22085" calcext:value-type="float">
            <text:p>1527477048.22085</text:p>
          </table:table-cell>
          <table:table-cell office:value-type="string" calcext:value-type="string">
            <text:p>PID_y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-0.009497" calcext:value-type="float">
            <text:p>-0.009497</text:p>
          </table:table-cell>
          <table:table-cell office:value-type="float" office:value="0.012474" calcext:value-type="float">
            <text:p>0.012474</text:p>
          </table:table-cell>
          <table:table-cell office:value-type="float" office:value="-0.009548" calcext:value-type="float">
            <text:p>-0.009548</text:p>
          </table:table-cell>
          <table:table-cell office:value-type="float" office:value="0.002687" calcext:value-type="float">
            <text:p>0.002687</text:p>
          </table:table-cell>
          <table:table-cell office:value-type="string" calcext:value-type="string">
            <text:p>0.004211</text:p>
          </table:table-cell>
        </table:table-row>
        <table:table-row table:style-name="ro1">
          <table:table-cell office:value-type="float" office:value="1527477048.24136" calcext:value-type="float">
            <text:p>1527477048.24136</text:p>
          </table:table-cell>
          <table:table-cell office:value-type="string" calcext:value-type="string">
            <text:p>PID_x</text:p>
          </table:table-cell>
          <table:table-cell office:value-type="float" office:value="0.012389" calcext:value-type="float">
            <text:p>0.012389</text:p>
          </table:table-cell>
          <table:table-cell office:value-type="float" office:value="-0.009763" calcext:value-type="float">
            <text:p>-0.009763</text:p>
          </table:table-cell>
          <table:table-cell office:value-type="float" office:value="0.012392" calcext:value-type="float">
            <text:p>0.012392</text:p>
          </table:table-cell>
          <table:table-cell office:value-type="float" office:value="-0.009788" calcext:value-type="float">
            <text:p>-0.009788</text:p>
          </table:table-cell>
          <table:table-cell office:value-type="float" office:value="-0.001148" calcext:value-type="float">
            <text:p>-0.001148</text:p>
          </table:table-cell>
          <table:table-cell office:value-type="string" calcext:value-type="string">
            <text:p>0.002943</text:p>
          </table:table-cell>
        </table:table-row>
        <table:table-row table:style-name="ro1">
          <table:table-cell office:value-type="float" office:value="1527477048.24141" calcext:value-type="float">
            <text:p>1527477048.24141</text:p>
          </table:table-cell>
          <table:table-cell office:value-type="string" calcext:value-type="string">
            <text:p>PID_y</text:p>
          </table:table-cell>
          <table:table-cell office:value-type="float" office:value="0.012389" calcext:value-type="float">
            <text:p>0.012389</text:p>
          </table:table-cell>
          <table:table-cell office:value-type="float" office:value="-0.009763" calcext:value-type="float">
            <text:p>-0.009763</text:p>
          </table:table-cell>
          <table:table-cell office:value-type="float" office:value="0.012392" calcext:value-type="float">
            <text:p>0.012392</text:p>
          </table:table-cell>
          <table:table-cell office:value-type="float" office:value="-0.009788" calcext:value-type="float">
            <text:p>-0.009788</text:p>
          </table:table-cell>
          <table:table-cell office:value-type="float" office:value="-0.001148" calcext:value-type="float">
            <text:p>-0.001148</text:p>
          </table:table-cell>
          <table:table-cell office:value-type="string" calcext:value-type="string">
            <text:p>0.002943</text:p>
          </table:table-cell>
        </table:table-row>
        <table:table-row table:style-name="ro1">
          <table:table-cell office:value-type="float" office:value="1527477048.26086" calcext:value-type="float">
            <text:p>1527477048.26086</text:p>
          </table:table-cell>
          <table:table-cell office:value-type="string" calcext:value-type="string">
            <text:p>PID_x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-0.009649" calcext:value-type="float">
            <text:p>-0.009649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-0.009668" calcext:value-type="float">
            <text:p>-0.009668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0.002557</text:p>
          </table:table-cell>
        </table:table-row>
        <table:table-row table:style-name="ro1">
          <table:table-cell office:value-type="float" office:value="1527477048.26092" calcext:value-type="float">
            <text:p>1527477048.26092</text:p>
          </table:table-cell>
          <table:table-cell office:value-type="string" calcext:value-type="string">
            <text:p>PID_y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-0.009649" calcext:value-type="float">
            <text:p>-0.009649</text:p>
          </table:table-cell>
          <table:table-cell office:value-type="float" office:value="0.012458" calcext:value-type="float">
            <text:p>0.012458</text:p>
          </table:table-cell>
          <table:table-cell office:value-type="float" office:value="-0.009668" calcext:value-type="float">
            <text:p>-0.009668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0.002557</text:p>
          </table:table-cell>
        </table:table-row>
        <table:table-row table:style-name="ro1">
          <table:table-cell office:value-type="float" office:value="1527477048.28139" calcext:value-type="float">
            <text:p>1527477048.28139</text:p>
          </table:table-cell>
          <table:table-cell office:value-type="string" calcext:value-type="string">
            <text:p>PID_x</text:p>
          </table:table-cell>
          <table:table-cell office:value-type="float" office:value="0.012333" calcext:value-type="float">
            <text:p>0.012333</text:p>
          </table:table-cell>
          <table:table-cell office:value-type="float" office:value="-0.009566" calcext:value-type="float">
            <text:p>-0.009566</text:p>
          </table:table-cell>
          <table:table-cell office:value-type="float" office:value="0.012333" calcext:value-type="float">
            <text:p>0.012333</text:p>
          </table:table-cell>
          <table:table-cell office:value-type="float" office:value="-0.009571" calcext:value-type="float">
            <text:p>-0.009571</text:p>
          </table:table-cell>
          <table:table-cell office:value-type="float" office:value="-0.000418" calcext:value-type="float">
            <text:p>-0.000418</text:p>
          </table:table-cell>
          <table:table-cell office:value-type="string" calcext:value-type="string">
            <text:p>0.001378</text:p>
          </table:table-cell>
        </table:table-row>
        <table:table-row table:style-name="ro1">
          <table:table-cell office:value-type="float" office:value="1527477048.28144" calcext:value-type="float">
            <text:p>1527477048.28144</text:p>
          </table:table-cell>
          <table:table-cell office:value-type="string" calcext:value-type="string">
            <text:p>PID_y</text:p>
          </table:table-cell>
          <table:table-cell office:value-type="float" office:value="0.012333" calcext:value-type="float">
            <text:p>0.012333</text:p>
          </table:table-cell>
          <table:table-cell office:value-type="float" office:value="-0.009566" calcext:value-type="float">
            <text:p>-0.009566</text:p>
          </table:table-cell>
          <table:table-cell office:value-type="float" office:value="0.012333" calcext:value-type="float">
            <text:p>0.012333</text:p>
          </table:table-cell>
          <table:table-cell office:value-type="float" office:value="-0.009571" calcext:value-type="float">
            <text:p>-0.009571</text:p>
          </table:table-cell>
          <table:table-cell office:value-type="float" office:value="-0.000418" calcext:value-type="float">
            <text:p>-0.000418</text:p>
          </table:table-cell>
          <table:table-cell office:value-type="string" calcext:value-type="string">
            <text:p>0.001378</text:p>
          </table:table-cell>
        </table:table-row>
        <table:table-row table:style-name="ro1">
          <table:table-cell office:value-type="float" office:value="1527477048.30095" calcext:value-type="float">
            <text:p>1527477048.30095</text:p>
          </table:table-cell>
          <table:table-cell office:value-type="string" calcext:value-type="string">
            <text:p>PID_x</text:p>
          </table:table-cell>
          <table:table-cell office:value-type="float" office:value="0.012271" calcext:value-type="float">
            <text:p>0.012271</text:p>
          </table:table-cell>
          <table:table-cell office:value-type="float" office:value="-0.009616" calcext:value-type="float">
            <text:p>-0.009616</text:p>
          </table:table-cell>
          <table:table-cell office:value-type="float" office:value="0.012271" calcext:value-type="float">
            <text:p>0.012271</text:p>
          </table:table-cell>
          <table:table-cell office:value-type="float" office:value="-0.009592" calcext:value-type="float">
            <text:p>-0.009592</text:p>
          </table:table-cell>
          <table:table-cell office:value-type="float" office:value="-0.000313" calcext:value-type="float">
            <text:p>-0.000313</text:p>
          </table:table-cell>
          <table:table-cell office:value-type="string" calcext:value-type="string">
            <text:p>-0.002923</text:p>
          </table:table-cell>
        </table:table-row>
        <table:table-row table:style-name="ro1">
          <table:table-cell office:value-type="float" office:value="1527477048.30101" calcext:value-type="float">
            <text:p>1527477048.30101</text:p>
          </table:table-cell>
          <table:table-cell office:value-type="string" calcext:value-type="string">
            <text:p>PID_y</text:p>
          </table:table-cell>
          <table:table-cell office:value-type="float" office:value="0.012271" calcext:value-type="float">
            <text:p>0.012271</text:p>
          </table:table-cell>
          <table:table-cell office:value-type="float" office:value="-0.009616" calcext:value-type="float">
            <text:p>-0.009616</text:p>
          </table:table-cell>
          <table:table-cell office:value-type="float" office:value="0.012271" calcext:value-type="float">
            <text:p>0.012271</text:p>
          </table:table-cell>
          <table:table-cell office:value-type="float" office:value="-0.009592" calcext:value-type="float">
            <text:p>-0.009592</text:p>
          </table:table-cell>
          <table:table-cell office:value-type="float" office:value="-0.000313" calcext:value-type="float">
            <text:p>-0.000313</text:p>
          </table:table-cell>
          <table:table-cell office:value-type="string" calcext:value-type="string">
            <text:p>-0.002923</text:p>
          </table:table-cell>
        </table:table-row>
        <table:table-row table:style-name="ro1">
          <table:table-cell office:value-type="float" office:value="1527477048.32147" calcext:value-type="float">
            <text:p>1527477048.32147</text:p>
          </table:table-cell>
          <table:table-cell office:value-type="string" calcext:value-type="string">
            <text:p>PID_x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-0.009702" calcext:value-type="float">
            <text:p>-0.009702</text:p>
          </table:table-cell>
          <table:table-cell office:value-type="float" office:value="0.012035" calcext:value-type="float">
            <text:p>0.012035</text:p>
          </table:table-cell>
          <table:table-cell office:value-type="float" office:value="-0.009696" calcext:value-type="float">
            <text:p>-0.009696</text:p>
          </table:table-cell>
          <table:table-cell office:value-type="float" office:value="-0.004267" calcext:value-type="float">
            <text:p>-0.004267</text:p>
          </table:table-cell>
          <table:table-cell office:value-type="string" calcext:value-type="string">
            <text:p>-0.001396</text:p>
          </table:table-cell>
        </table:table-row>
        <table:table-row table:style-name="ro1">
          <table:table-cell office:value-type="float" office:value="1527477048.32152" calcext:value-type="float">
            <text:p>1527477048.32152</text:p>
          </table:table-cell>
          <table:table-cell office:value-type="string" calcext:value-type="string">
            <text:p>PID_y</text:p>
          </table:table-cell>
          <table:table-cell office:value-type="float" office:value="0.011983" calcext:value-type="float">
            <text:p>0.011983</text:p>
          </table:table-cell>
          <table:table-cell office:value-type="float" office:value="-0.009702" calcext:value-type="float">
            <text:p>-0.009702</text:p>
          </table:table-cell>
          <table:table-cell office:value-type="float" office:value="0.012035" calcext:value-type="float">
            <text:p>0.012035</text:p>
          </table:table-cell>
          <table:table-cell office:value-type="float" office:value="-0.009696" calcext:value-type="float">
            <text:p>-0.009696</text:p>
          </table:table-cell>
          <table:table-cell office:value-type="float" office:value="-0.004267" calcext:value-type="float">
            <text:p>-0.004267</text:p>
          </table:table-cell>
          <table:table-cell office:value-type="string" calcext:value-type="string">
            <text:p>-0.001396</text:p>
          </table:table-cell>
        </table:table-row>
        <table:table-row table:style-name="ro1">
          <table:table-cell office:value-type="float" office:value="1527477048.341" calcext:value-type="float">
            <text:p>1527477048.341</text:p>
          </table:table-cell>
          <table:table-cell office:value-type="string" calcext:value-type="string">
            <text:p>PID_x</text:p>
          </table:table-cell>
          <table:table-cell office:value-type="float" office:value="0.012174" calcext:value-type="float">
            <text:p>0.012174</text:p>
          </table:table-cell>
          <table:table-cell office:value-type="float" office:value="-0.009485" calcext:value-type="float">
            <text:p>-0.009485</text:p>
          </table:table-cell>
          <table:table-cell office:value-type="float" office:value="0.012185" calcext:value-type="float">
            <text:p>0.012185</text:p>
          </table:table-cell>
          <table:table-cell office:value-type="float" office:value="-0.009509" calcext:value-type="float">
            <text:p>-0.009509</text:p>
          </table:table-cell>
          <table:table-cell office:value-type="float" office:value="-0.001939" calcext:value-type="float">
            <text:p>-0.001939</text:p>
          </table:table-cell>
          <table:table-cell office:value-type="string" calcext:value-type="string">
            <text:p>0.002870</text:p>
          </table:table-cell>
        </table:table-row>
        <table:table-row table:style-name="ro1">
          <table:table-cell office:value-type="float" office:value="1527477048.34109" calcext:value-type="float">
            <text:p>1527477048.34109</text:p>
          </table:table-cell>
          <table:table-cell office:value-type="string" calcext:value-type="string">
            <text:p>PID_y</text:p>
          </table:table-cell>
          <table:table-cell office:value-type="float" office:value="0.012174" calcext:value-type="float">
            <text:p>0.012174</text:p>
          </table:table-cell>
          <table:table-cell office:value-type="float" office:value="-0.009485" calcext:value-type="float">
            <text:p>-0.009485</text:p>
          </table:table-cell>
          <table:table-cell office:value-type="float" office:value="0.012185" calcext:value-type="float">
            <text:p>0.012185</text:p>
          </table:table-cell>
          <table:table-cell office:value-type="float" office:value="-0.009509" calcext:value-type="float">
            <text:p>-0.009509</text:p>
          </table:table-cell>
          <table:table-cell office:value-type="float" office:value="-0.001939" calcext:value-type="float">
            <text:p>-0.001939</text:p>
          </table:table-cell>
          <table:table-cell office:value-type="string" calcext:value-type="string">
            <text:p>0.002870</text:p>
          </table:table-cell>
        </table:table-row>
        <table:table-row table:style-name="ro1">
          <table:table-cell office:value-type="float" office:value="1527477048.36155" calcext:value-type="float">
            <text:p>1527477048.36155</text:p>
          </table:table-cell>
          <table:table-cell office:value-type="string" calcext:value-type="string">
            <text:p>PID_x</text:p>
          </table:table-cell>
          <table:table-cell office:value-type="float" office:value="0.012211" calcext:value-type="float">
            <text:p>0.012211</text:p>
          </table:table-cell>
          <table:table-cell office:value-type="float" office:value="-0.008925" calcext:value-type="float">
            <text:p>-0.008925</text:p>
          </table:table-cell>
          <table:table-cell office:value-type="float" office:value="0.012225" calcext:value-type="float">
            <text:p>0.012225</text:p>
          </table:table-cell>
          <table:table-cell office:value-type="float" office:value="-0.009036" calcext:value-type="float">
            <text:p>-0.009036</text:p>
          </table:table-cell>
          <table:table-cell office:value-type="float" office:value="-0.002218" calcext:value-type="float">
            <text:p>-0.002218</text:p>
          </table:table-cell>
          <table:table-cell office:value-type="string" calcext:value-type="string">
            <text:p>0.006234</text:p>
          </table:table-cell>
        </table:table-row>
        <table:table-row table:style-name="ro1">
          <table:table-cell office:value-type="float" office:value="1527477048.3616" calcext:value-type="float">
            <text:p>1527477048.3616</text:p>
          </table:table-cell>
          <table:table-cell office:value-type="string" calcext:value-type="string">
            <text:p>PID_y</text:p>
          </table:table-cell>
          <table:table-cell office:value-type="float" office:value="0.012211" calcext:value-type="float">
            <text:p>0.012211</text:p>
          </table:table-cell>
          <table:table-cell office:value-type="float" office:value="-0.008925" calcext:value-type="float">
            <text:p>-0.008925</text:p>
          </table:table-cell>
          <table:table-cell office:value-type="float" office:value="0.012225" calcext:value-type="float">
            <text:p>0.012225</text:p>
          </table:table-cell>
          <table:table-cell office:value-type="float" office:value="-0.009036" calcext:value-type="float">
            <text:p>-0.009036</text:p>
          </table:table-cell>
          <table:table-cell office:value-type="float" office:value="-0.002218" calcext:value-type="float">
            <text:p>-0.002218</text:p>
          </table:table-cell>
          <table:table-cell office:value-type="string" calcext:value-type="string">
            <text:p>0.006234</text:p>
          </table:table-cell>
        </table:table-row>
        <table:table-row table:style-name="ro1">
          <table:table-cell office:value-type="float" office:value="1527477048.38113" calcext:value-type="float">
            <text:p>1527477048.38113</text:p>
          </table:table-cell>
          <table:table-cell office:value-type="string" calcext:value-type="string">
            <text:p>PID_x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-0.009305" calcext:value-type="float">
            <text:p>-0.009305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-0.009321" calcext:value-type="float">
            <text:p>-0.009321</text:p>
          </table:table-cell>
          <table:table-cell office:value-type="float" office:value="-0.006929" calcext:value-type="float">
            <text:p>-0.006929</text:p>
          </table:table-cell>
          <table:table-cell office:value-type="string" calcext:value-type="string">
            <text:p>0.002380</text:p>
          </table:table-cell>
        </table:table-row>
        <table:table-row table:style-name="ro1">
          <table:table-cell office:value-type="float" office:value="1527477048.38117" calcext:value-type="float">
            <text:p>1527477048.38117</text:p>
          </table:table-cell>
          <table:table-cell office:value-type="string" calcext:value-type="string">
            <text:p>PID_y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-0.009305" calcext:value-type="float">
            <text:p>-0.009305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-0.009321" calcext:value-type="float">
            <text:p>-0.009321</text:p>
          </table:table-cell>
          <table:table-cell office:value-type="float" office:value="-0.006929" calcext:value-type="float">
            <text:p>-0.006929</text:p>
          </table:table-cell>
          <table:table-cell office:value-type="string" calcext:value-type="string">
            <text:p>0.002380</text:p>
          </table:table-cell>
        </table:table-row>
        <table:table-row table:style-name="ro1">
          <table:table-cell office:value-type="float" office:value="1527477048.40169" calcext:value-type="float">
            <text:p>1527477048.40169</text:p>
          </table:table-cell>
          <table:table-cell office:value-type="string" calcext:value-type="string">
            <text:p>PID_x</text:p>
          </table:table-cell>
          <table:table-cell office:value-type="float" office:value="0.011639" calcext:value-type="float">
            <text:p>0.011639</text:p>
          </table:table-cell>
          <table:table-cell office:value-type="float" office:value="-0.009435" calcext:value-type="float">
            <text:p>-0.009435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-0.009441" calcext:value-type="float">
            <text:p>-0.009441</text:p>
          </table:table-cell>
          <table:table-cell office:value-type="float" office:value="-0.005506" calcext:value-type="float">
            <text:p>-0.005506</text:p>
          </table:table-cell>
          <table:table-cell office:value-type="string" calcext:value-type="string">
            <text:p>0.001424</text:p>
          </table:table-cell>
        </table:table-row>
        <table:table-row table:style-name="ro1">
          <table:table-cell office:value-type="float" office:value="1527477048.40174" calcext:value-type="float">
            <text:p>1527477048.40174</text:p>
          </table:table-cell>
          <table:table-cell office:value-type="string" calcext:value-type="string">
            <text:p>PID_y</text:p>
          </table:table-cell>
          <table:table-cell office:value-type="float" office:value="0.011639" calcext:value-type="float">
            <text:p>0.011639</text:p>
          </table:table-cell>
          <table:table-cell office:value-type="float" office:value="-0.009435" calcext:value-type="float">
            <text:p>-0.009435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-0.009441" calcext:value-type="float">
            <text:p>-0.009441</text:p>
          </table:table-cell>
          <table:table-cell office:value-type="float" office:value="-0.005506" calcext:value-type="float">
            <text:p>-0.005506</text:p>
          </table:table-cell>
          <table:table-cell office:value-type="string" calcext:value-type="string">
            <text:p>0.001424</text:p>
          </table:table-cell>
        </table:table-row>
        <table:table-row table:style-name="ro1">
          <table:table-cell office:value-type="float" office:value="1527477048.42116" calcext:value-type="float">
            <text:p>1527477048.42116</text:p>
          </table:table-cell>
          <table:table-cell office:value-type="string" calcext:value-type="string">
            <text:p>PID_x</text:p>
          </table:table-cell>
          <table:table-cell office:value-type="float" office:value="0.011583" calcext:value-type="float">
            <text:p>0.011583</text:p>
          </table:table-cell>
          <table:table-cell office:value-type="float" office:value="-0.008929" calcext:value-type="float">
            <text:p>-0.008929</text:p>
          </table:table-cell>
          <table:table-cell office:value-type="float" office:value="0.011633" calcext:value-type="float">
            <text:p>0.011633</text:p>
          </table:table-cell>
          <table:table-cell office:value-type="float" office:value="-0.009049" calcext:value-type="float">
            <text:p>-0.009049</text:p>
          </table:table-cell>
          <table:table-cell office:value-type="float" office:value="-0.004169" calcext:value-type="float">
            <text:p>-0.004169</text:p>
          </table:table-cell>
          <table:table-cell office:value-type="string" calcext:value-type="string">
            <text:p>0.006470</text:p>
          </table:table-cell>
        </table:table-row>
        <table:table-row table:style-name="ro1">
          <table:table-cell office:value-type="float" office:value="1527477048.42121" calcext:value-type="float">
            <text:p>1527477048.42121</text:p>
          </table:table-cell>
          <table:table-cell office:value-type="string" calcext:value-type="string">
            <text:p>PID_y</text:p>
          </table:table-cell>
          <table:table-cell office:value-type="float" office:value="0.011583" calcext:value-type="float">
            <text:p>0.011583</text:p>
          </table:table-cell>
          <table:table-cell office:value-type="float" office:value="-0.008929" calcext:value-type="float">
            <text:p>-0.008929</text:p>
          </table:table-cell>
          <table:table-cell office:value-type="float" office:value="0.011633" calcext:value-type="float">
            <text:p>0.011633</text:p>
          </table:table-cell>
          <table:table-cell office:value-type="float" office:value="-0.009049" calcext:value-type="float">
            <text:p>-0.009049</text:p>
          </table:table-cell>
          <table:table-cell office:value-type="float" office:value="-0.004169" calcext:value-type="float">
            <text:p>-0.004169</text:p>
          </table:table-cell>
          <table:table-cell office:value-type="string" calcext:value-type="string">
            <text:p>0.006470</text:p>
          </table:table-cell>
        </table:table-row>
        <table:table-row table:style-name="ro1">
          <table:table-cell office:value-type="float" office:value="1527477048.44156" calcext:value-type="float">
            <text:p>1527477048.44156</text:p>
          </table:table-cell>
          <table:table-cell office:value-type="string" calcext:value-type="string">
            <text:p>PID_x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-0.008896" calcext:value-type="float">
            <text:p>-0.008896</text:p>
          </table:table-cell>
          <table:table-cell office:value-type="float" office:value="0.011476" calcext:value-type="float">
            <text:p>0.011476</text:p>
          </table:table-cell>
          <table:table-cell office:value-type="float" office:value="-0.008975" calcext:value-type="float">
            <text:p>-0.008975</text:p>
          </table:table-cell>
          <table:table-cell office:value-type="float" office:value="-0.007245" calcext:value-type="float">
            <text:p>-0.007245</text:p>
          </table:table-cell>
          <table:table-cell office:value-type="string" calcext:value-type="string">
            <text:p>0.005266</text:p>
          </table:table-cell>
        </table:table-row>
        <table:table-row table:style-name="ro1">
          <table:table-cell office:value-type="float" office:value="1527477048.44161" calcext:value-type="float">
            <text:p>1527477048.44161</text:p>
          </table:table-cell>
          <table:table-cell office:value-type="string" calcext:value-type="string">
            <text:p>PID_y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-0.008896" calcext:value-type="float">
            <text:p>-0.008896</text:p>
          </table:table-cell>
          <table:table-cell office:value-type="float" office:value="0.011476" calcext:value-type="float">
            <text:p>0.011476</text:p>
          </table:table-cell>
          <table:table-cell office:value-type="float" office:value="-0.008975" calcext:value-type="float">
            <text:p>-0.008975</text:p>
          </table:table-cell>
          <table:table-cell office:value-type="float" office:value="-0.007245" calcext:value-type="float">
            <text:p>-0.007245</text:p>
          </table:table-cell>
          <table:table-cell office:value-type="string" calcext:value-type="string">
            <text:p>0.005266</text:p>
          </table:table-cell>
        </table:table-row>
        <table:table-row table:style-name="ro1">
          <table:table-cell office:value-type="float" office:value="1527477048.46109" calcext:value-type="float">
            <text:p>1527477048.46109</text:p>
          </table:table-cell>
          <table:table-cell office:value-type="string" calcext:value-type="string">
            <text:p>PID_x</text:p>
          </table:table-cell>
          <table:table-cell office:value-type="float" office:value="0.010616" calcext:value-type="float">
            <text:p>0.010616</text:p>
          </table:table-cell>
          <table:table-cell office:value-type="float" office:value="-0.009109" calcext:value-type="float">
            <text:p>-0.009109</text:p>
          </table:table-cell>
          <table:table-cell office:value-type="float" office:value="0.011037" calcext:value-type="float">
            <text:p>0.011037</text:p>
          </table:table-cell>
          <table:table-cell office:value-type="float" office:value="-0.009108" calcext:value-type="float">
            <text:p>-0.009108</text:p>
          </table:table-cell>
          <table:table-cell office:value-type="float" office:value="-0.01213" calcext:value-type="float">
            <text:p>-0.01213</text:p>
          </table:table-cell>
          <table:table-cell office:value-type="string" calcext:value-type="string">
            <text:p>-0.000686</text:p>
          </table:table-cell>
        </table:table-row>
        <table:table-row table:style-name="ro1">
          <table:table-cell office:value-type="float" office:value="1527477048.46115" calcext:value-type="float">
            <text:p>1527477048.46115</text:p>
          </table:table-cell>
          <table:table-cell office:value-type="string" calcext:value-type="string">
            <text:p>PID_y</text:p>
          </table:table-cell>
          <table:table-cell office:value-type="float" office:value="0.010616" calcext:value-type="float">
            <text:p>0.010616</text:p>
          </table:table-cell>
          <table:table-cell office:value-type="float" office:value="-0.009109" calcext:value-type="float">
            <text:p>-0.009109</text:p>
          </table:table-cell>
          <table:table-cell office:value-type="float" office:value="0.011037" calcext:value-type="float">
            <text:p>0.011037</text:p>
          </table:table-cell>
          <table:table-cell office:value-type="float" office:value="-0.009108" calcext:value-type="float">
            <text:p>-0.009108</text:p>
          </table:table-cell>
          <table:table-cell office:value-type="float" office:value="-0.01213" calcext:value-type="float">
            <text:p>-0.01213</text:p>
          </table:table-cell>
          <table:table-cell office:value-type="string" calcext:value-type="string">
            <text:p>-0.000686</text:p>
          </table:table-cell>
        </table:table-row>
        <table:table-row table:style-name="ro1">
          <table:table-cell office:value-type="float" office:value="1527477048.48157" calcext:value-type="float">
            <text:p>1527477048.48157</text:p>
          </table:table-cell>
          <table:table-cell office:value-type="string" calcext:value-type="string">
            <text:p>PID_x</text:p>
          </table:table-cell>
          <table:table-cell office:value-type="float" office:value="0.010835" calcext:value-type="float">
            <text:p>0.010835</text:p>
          </table:table-cell>
          <table:table-cell office:value-type="float" office:value="-0.008942" calcext:value-type="float">
            <text:p>-0.008942</text:p>
          </table:table-cell>
          <table:table-cell office:value-type="float" office:value="0.010969" calcext:value-type="float">
            <text:p>0.010969</text:p>
          </table:table-cell>
          <table:table-cell office:value-type="float" office:value="-0.008977" calcext:value-type="float">
            <text:p>-0.008977</text:p>
          </table:table-cell>
          <table:table-cell office:value-type="float" office:value="-0.006865" calcext:value-type="float">
            <text:p>-0.006865</text:p>
          </table:table-cell>
          <table:table-cell office:value-type="string" calcext:value-type="string">
            <text:p>0.003497</text:p>
          </table:table-cell>
        </table:table-row>
        <table:table-row table:style-name="ro1">
          <table:table-cell office:value-type="float" office:value="1527477048.48162" calcext:value-type="float">
            <text:p>1527477048.48162</text:p>
          </table:table-cell>
          <table:table-cell office:value-type="string" calcext:value-type="string">
            <text:p>PID_y</text:p>
          </table:table-cell>
          <table:table-cell office:value-type="float" office:value="0.010835" calcext:value-type="float">
            <text:p>0.010835</text:p>
          </table:table-cell>
          <table:table-cell office:value-type="float" office:value="-0.008942" calcext:value-type="float">
            <text:p>-0.008942</text:p>
          </table:table-cell>
          <table:table-cell office:value-type="float" office:value="0.010969" calcext:value-type="float">
            <text:p>0.010969</text:p>
          </table:table-cell>
          <table:table-cell office:value-type="float" office:value="-0.008977" calcext:value-type="float">
            <text:p>-0.008977</text:p>
          </table:table-cell>
          <table:table-cell office:value-type="float" office:value="-0.006865" calcext:value-type="float">
            <text:p>-0.006865</text:p>
          </table:table-cell>
          <table:table-cell office:value-type="string" calcext:value-type="string">
            <text:p>0.003497</text:p>
          </table:table-cell>
        </table:table-row>
        <table:table-row table:style-name="ro1">
          <table:table-cell office:value-type="float" office:value="1527477048.50096" calcext:value-type="float">
            <text:p>1527477048.50096</text:p>
          </table:table-cell>
          <table:table-cell office:value-type="string" calcext:value-type="string">
            <text:p>PID_x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-0.00897" calcext:value-type="float">
            <text:p>-0.00897</text:p>
          </table:table-cell>
          <table:table-cell office:value-type="float" office:value="0.010744" calcext:value-type="float">
            <text:p>0.010744</text:p>
          </table:table-cell>
          <table:table-cell office:value-type="float" office:value="-0.009021" calcext:value-type="float">
            <text:p>-0.009021</text:p>
          </table:table-cell>
          <table:table-cell office:value-type="float" office:value="-0.009973" calcext:value-type="float">
            <text:p>-0.009973</text:p>
          </table:table-cell>
          <table:table-cell office:value-type="string" calcext:value-type="string">
            <text:p>0.004217</text:p>
          </table:table-cell>
        </table:table-row>
        <table:table-row table:style-name="ro1">
          <table:table-cell office:value-type="float" office:value="1527477048.50101" calcext:value-type="float">
            <text:p>1527477048.50101</text:p>
          </table:table-cell>
          <table:table-cell office:value-type="string" calcext:value-type="string">
            <text:p>PID_y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-0.00897" calcext:value-type="float">
            <text:p>-0.00897</text:p>
          </table:table-cell>
          <table:table-cell office:value-type="float" office:value="0.010744" calcext:value-type="float">
            <text:p>0.010744</text:p>
          </table:table-cell>
          <table:table-cell office:value-type="float" office:value="-0.009021" calcext:value-type="float">
            <text:p>-0.009021</text:p>
          </table:table-cell>
          <table:table-cell office:value-type="float" office:value="-0.009973" calcext:value-type="float">
            <text:p>-0.009973</text:p>
          </table:table-cell>
          <table:table-cell office:value-type="string" calcext:value-type="string">
            <text:p>0.004217</text:p>
          </table:table-cell>
        </table:table-row>
        <table:table-row table:style-name="ro1">
          <table:table-cell office:value-type="float" office:value="1527477048.52145" calcext:value-type="float">
            <text:p>1527477048.52145</text:p>
          </table:table-cell>
          <table:table-cell office:value-type="string" calcext:value-type="string">
            <text:p>PID_x</text:p>
          </table:table-cell>
          <table:table-cell office:value-type="float" office:value="0.010397" calcext:value-type="float">
            <text:p>0.010397</text:p>
          </table:table-cell>
          <table:table-cell office:value-type="float" office:value="-0.009105" calcext:value-type="float">
            <text:p>-0.009105</text:p>
          </table:table-cell>
          <table:table-cell office:value-type="float" office:value="0.010669" calcext:value-type="float">
            <text:p>0.010669</text:p>
          </table:table-cell>
          <table:table-cell office:value-type="float" office:value="-0.009104" calcext:value-type="float">
            <text:p>-0.009104</text:p>
          </table:table-cell>
          <table:table-cell office:value-type="float" office:value="-0.009751" calcext:value-type="float">
            <text:p>-0.009751</text:p>
          </table:table-cell>
          <table:table-cell office:value-type="string" calcext:value-type="string">
            <text:p>-0.000622</text:p>
          </table:table-cell>
        </table:table-row>
        <table:table-row table:style-name="ro1">
          <table:table-cell office:value-type="float" office:value="1527477048.5215" calcext:value-type="float">
            <text:p>1527477048.5215</text:p>
          </table:table-cell>
          <table:table-cell office:value-type="string" calcext:value-type="string">
            <text:p>PID_y</text:p>
          </table:table-cell>
          <table:table-cell office:value-type="float" office:value="0.010397" calcext:value-type="float">
            <text:p>0.010397</text:p>
          </table:table-cell>
          <table:table-cell office:value-type="float" office:value="-0.009105" calcext:value-type="float">
            <text:p>-0.009105</text:p>
          </table:table-cell>
          <table:table-cell office:value-type="float" office:value="0.010669" calcext:value-type="float">
            <text:p>0.010669</text:p>
          </table:table-cell>
          <table:table-cell office:value-type="float" office:value="-0.009104" calcext:value-type="float">
            <text:p>-0.009104</text:p>
          </table:table-cell>
          <table:table-cell office:value-type="float" office:value="-0.009751" calcext:value-type="float">
            <text:p>-0.009751</text:p>
          </table:table-cell>
          <table:table-cell office:value-type="string" calcext:value-type="string">
            <text:p>-0.000622</text:p>
          </table:table-cell>
        </table:table-row>
        <table:table-row table:style-name="ro1">
          <table:table-cell office:value-type="float" office:value="1527477048.5409" calcext:value-type="float">
            <text:p>1527477048.5409</text:p>
          </table:table-cell>
          <table:table-cell office:value-type="string" calcext:value-type="string">
            <text:p>PID_x</text:p>
          </table:table-cell>
          <table:table-cell office:value-type="float" office:value="0.010033" calcext:value-type="float">
            <text:p>0.010033</text:p>
          </table:table-cell>
          <table:table-cell office:value-type="float" office:value="-0.008984" calcext:value-type="float">
            <text:p>-0.008984</text:p>
          </table:table-cell>
          <table:table-cell office:value-type="float" office:value="0.010386" calcext:value-type="float">
            <text:p>0.010386</text:p>
          </table:table-cell>
          <table:table-cell office:value-type="float" office:value="-0.008984" calcext:value-type="float">
            <text:p>-0.008984</text:p>
          </table:table-cell>
          <table:table-cell office:value-type="float" office:value="-0.01112" calcext:value-type="float">
            <text:p>-0.01112</text:p>
          </table:table-cell>
          <table:table-cell office:value-type="string" calcext:value-type="string">
            <text:p>-0.000108</text:p>
          </table:table-cell>
        </table:table-row>
        <table:table-row table:style-name="ro1">
          <table:table-cell office:value-type="float" office:value="1527477048.54096" calcext:value-type="float">
            <text:p>1527477048.54096</text:p>
          </table:table-cell>
          <table:table-cell office:value-type="string" calcext:value-type="string">
            <text:p>PID_y</text:p>
          </table:table-cell>
          <table:table-cell office:value-type="float" office:value="0.010033" calcext:value-type="float">
            <text:p>0.010033</text:p>
          </table:table-cell>
          <table:table-cell office:value-type="float" office:value="-0.008984" calcext:value-type="float">
            <text:p>-0.008984</text:p>
          </table:table-cell>
          <table:table-cell office:value-type="float" office:value="0.010386" calcext:value-type="float">
            <text:p>0.010386</text:p>
          </table:table-cell>
          <table:table-cell office:value-type="float" office:value="-0.008984" calcext:value-type="float">
            <text:p>-0.008984</text:p>
          </table:table-cell>
          <table:table-cell office:value-type="float" office:value="-0.01112" calcext:value-type="float">
            <text:p>-0.01112</text:p>
          </table:table-cell>
          <table:table-cell office:value-type="string" calcext:value-type="string">
            <text:p>-0.000108</text:p>
          </table:table-cell>
        </table:table-row>
        <table:table-row table:style-name="ro1">
          <table:table-cell office:value-type="float" office:value="1527477048.56137" calcext:value-type="float">
            <text:p>1527477048.56137</text:p>
          </table:table-cell>
          <table:table-cell office:value-type="string" calcext:value-type="string">
            <text:p>PID_x</text:p>
          </table:table-cell>
          <table:table-cell office:value-type="float" office:value="0.010213" calcext:value-type="float">
            <text:p>0.010213</text:p>
          </table:table-cell>
          <table:table-cell office:value-type="float" office:value="-0.008996" calcext:value-type="float">
            <text:p>-0.008996</text:p>
          </table:table-cell>
          <table:table-cell office:value-type="float" office:value="0.010351" calcext:value-type="float">
            <text:p>0.010351</text:p>
          </table:table-cell>
          <table:table-cell office:value-type="float" office:value="-0.008999" calcext:value-type="float">
            <text:p>-0.008999</text:p>
          </table:table-cell>
          <table:table-cell office:value-type="float" office:value="-0.006966" calcext:value-type="float">
            <text:p>-0.006966</text:p>
          </table:table-cell>
          <table:table-cell office:value-type="string" calcext:value-type="string">
            <text:p>0.001098</text:p>
          </table:table-cell>
        </table:table-row>
        <table:table-row table:style-name="ro1">
          <table:table-cell office:value-type="float" office:value="1527477048.56139" calcext:value-type="float">
            <text:p>1527477048.56139</text:p>
          </table:table-cell>
          <table:table-cell office:value-type="string" calcext:value-type="string">
            <text:p>PID_y</text:p>
          </table:table-cell>
          <table:table-cell office:value-type="float" office:value="0.010213" calcext:value-type="float">
            <text:p>0.010213</text:p>
          </table:table-cell>
          <table:table-cell office:value-type="float" office:value="-0.008996" calcext:value-type="float">
            <text:p>-0.008996</text:p>
          </table:table-cell>
          <table:table-cell office:value-type="float" office:value="0.010351" calcext:value-type="float">
            <text:p>0.010351</text:p>
          </table:table-cell>
          <table:table-cell office:value-type="float" office:value="-0.008999" calcext:value-type="float">
            <text:p>-0.008999</text:p>
          </table:table-cell>
          <table:table-cell office:value-type="float" office:value="-0.006966" calcext:value-type="float">
            <text:p>-0.006966</text:p>
          </table:table-cell>
          <table:table-cell office:value-type="string" calcext:value-type="string">
            <text:p>0.001098</text:p>
          </table:table-cell>
        </table:table-row>
        <table:table-row table:style-name="ro1">
          <table:table-cell office:value-type="float" office:value="1527477048.58065" calcext:value-type="float">
            <text:p>1527477048.58065</text:p>
          </table:table-cell>
          <table:table-cell office:value-type="string" calcext:value-type="string">
            <text:p>PID_x</text:p>
          </table:table-cell>
          <table:table-cell office:value-type="float" office:value="0.009506" calcext:value-type="float">
            <text:p>0.009506</text:p>
          </table:table-cell>
          <table:table-cell office:value-type="float" office:value="-0.009099" calcext:value-type="float">
            <text:p>-0.009099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-0.009095" calcext:value-type="float">
            <text:p>-0.009095</text:p>
          </table:table-cell>
          <table:table-cell office:value-type="float" office:value="-0.011289" calcext:value-type="float">
            <text:p>-0.011289</text:p>
          </table:table-cell>
          <table:table-cell office:value-type="string" calcext:value-type="string">
            <text:p>-0.001166</text:p>
          </table:table-cell>
        </table:table-row>
        <table:table-row table:style-name="ro1">
          <table:table-cell office:value-type="float" office:value="1527477048.58067" calcext:value-type="float">
            <text:p>1527477048.58067</text:p>
          </table:table-cell>
          <table:table-cell office:value-type="string" calcext:value-type="string">
            <text:p>PID_y</text:p>
          </table:table-cell>
          <table:table-cell office:value-type="float" office:value="0.009506" calcext:value-type="float">
            <text:p>0.009506</text:p>
          </table:table-cell>
          <table:table-cell office:value-type="float" office:value="-0.009099" calcext:value-type="float">
            <text:p>-0.009099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-0.009095" calcext:value-type="float">
            <text:p>-0.009095</text:p>
          </table:table-cell>
          <table:table-cell office:value-type="float" office:value="-0.011289" calcext:value-type="float">
            <text:p>-0.011289</text:p>
          </table:table-cell>
          <table:table-cell office:value-type="string" calcext:value-type="string">
            <text:p>-0.001166</text:p>
          </table:table-cell>
        </table:table-row>
        <table:table-row table:style-name="ro1">
          <table:table-cell office:value-type="float" office:value="1527477048.60106" calcext:value-type="float">
            <text:p>1527477048.60106</text:p>
          </table:table-cell>
          <table:table-cell office:value-type="string" calcext:value-type="string">
            <text:p>PID_x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-0.008977" calcext:value-type="float">
            <text:p>-0.008977</text:p>
          </table:table-cell>
          <table:table-cell office:value-type="float" office:value="0.009789" calcext:value-type="float">
            <text:p>0.009789</text:p>
          </table:table-cell>
          <table:table-cell office:value-type="float" office:value="-0.008978" calcext:value-type="float">
            <text:p>-0.008978</text:p>
          </table:table-cell>
          <table:table-cell office:value-type="float" office:value="-0.009767" calcext:value-type="float">
            <text:p>-0.009767</text:p>
          </table:table-cell>
          <table:table-cell office:value-type="string" calcext:value-type="string">
            <text:p>0.000434</text:p>
          </table:table-cell>
        </table:table-row>
        <table:table-row table:style-name="ro1">
          <table:table-cell office:value-type="float" office:value="1527477048.60109" calcext:value-type="float">
            <text:p>1527477048.60109</text:p>
          </table:table-cell>
          <table:table-cell office:value-type="string" calcext:value-type="string">
            <text:p>PID_y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-0.008977" calcext:value-type="float">
            <text:p>-0.008977</text:p>
          </table:table-cell>
          <table:table-cell office:value-type="float" office:value="0.009789" calcext:value-type="float">
            <text:p>0.009789</text:p>
          </table:table-cell>
          <table:table-cell office:value-type="float" office:value="-0.008978" calcext:value-type="float">
            <text:p>-0.008978</text:p>
          </table:table-cell>
          <table:table-cell office:value-type="float" office:value="-0.009767" calcext:value-type="float">
            <text:p>-0.009767</text:p>
          </table:table-cell>
          <table:table-cell office:value-type="string" calcext:value-type="string">
            <text:p>0.000434</text:p>
          </table:table-cell>
        </table:table-row>
        <table:table-row table:style-name="ro1">
          <table:table-cell office:value-type="float" office:value="1527477048.62158" calcext:value-type="float">
            <text:p>1527477048.62158</text:p>
          </table:table-cell>
          <table:table-cell office:value-type="string" calcext:value-type="string">
            <text:p>PID_x</text:p>
          </table:table-cell>
          <table:table-cell office:value-type="float" office:value="0.009373" calcext:value-type="float">
            <text:p>0.009373</text:p>
          </table:table-cell>
          <table:table-cell office:value-type="float" office:value="-0.008655" calcext:value-type="float">
            <text:p>-0.008655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-0.008699" calcext:value-type="float">
            <text:p>-0.008699</text:p>
          </table:table-cell>
          <table:table-cell office:value-type="float" office:value="-0.010195" calcext:value-type="float">
            <text:p>-0.010195</text:p>
          </table:table-cell>
          <table:table-cell office:value-type="string" calcext:value-type="string">
            <text:p>0.003957</text:p>
          </table:table-cell>
        </table:table-row>
        <table:table-row table:style-name="ro1">
          <table:table-cell office:value-type="float" office:value="1527477048.62164" calcext:value-type="float">
            <text:p>1527477048.62164</text:p>
          </table:table-cell>
          <table:table-cell office:value-type="string" calcext:value-type="string">
            <text:p>PID_y</text:p>
          </table:table-cell>
          <table:table-cell office:value-type="float" office:value="0.009373" calcext:value-type="float">
            <text:p>0.009373</text:p>
          </table:table-cell>
          <table:table-cell office:value-type="float" office:value="-0.008655" calcext:value-type="float">
            <text:p>-0.008655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-0.008699" calcext:value-type="float">
            <text:p>-0.008699</text:p>
          </table:table-cell>
          <table:table-cell office:value-type="float" office:value="-0.010195" calcext:value-type="float">
            <text:p>-0.010195</text:p>
          </table:table-cell>
          <table:table-cell office:value-type="string" calcext:value-type="string">
            <text:p>0.003957</text:p>
          </table:table-cell>
        </table:table-row>
        <table:table-row table:style-name="ro1">
          <table:table-cell office:value-type="float" office:value="1527477048.64117" calcext:value-type="float">
            <text:p>1527477048.64117</text:p>
          </table:table-cell>
          <table:table-cell office:value-type="string" calcext:value-type="string">
            <text:p>PID_x</text:p>
          </table:table-cell>
          <table:table-cell office:value-type="float" office:value="0.01002" calcext:value-type="float">
            <text:p>0.01002</text:p>
          </table:table-cell>
          <table:table-cell office:value-type="float" office:value="-0.008743" calcext:value-type="float">
            <text:p>-0.008743</text:p>
          </table:table-cell>
          <table:table-cell office:value-type="float" office:value="0.010052" calcext:value-type="float">
            <text:p>0.010052</text:p>
          </table:table-cell>
          <table:table-cell office:value-type="float" office:value="-0.008756" calcext:value-type="float">
            <text:p>-0.008756</text:p>
          </table:table-cell>
          <table:table-cell office:value-type="float" office:value="-0.003378" calcext:value-type="float">
            <text:p>-0.003378</text:p>
          </table:table-cell>
          <table:table-cell office:value-type="string" calcext:value-type="string">
            <text:p>0.002144</text:p>
          </table:table-cell>
        </table:table-row>
        <table:table-row table:style-name="ro1">
          <table:table-cell office:value-type="float" office:value="1527477048.64121" calcext:value-type="float">
            <text:p>1527477048.64121</text:p>
          </table:table-cell>
          <table:table-cell office:value-type="string" calcext:value-type="string">
            <text:p>PID_y</text:p>
          </table:table-cell>
          <table:table-cell office:value-type="float" office:value="0.01002" calcext:value-type="float">
            <text:p>0.01002</text:p>
          </table:table-cell>
          <table:table-cell office:value-type="float" office:value="-0.008743" calcext:value-type="float">
            <text:p>-0.008743</text:p>
          </table:table-cell>
          <table:table-cell office:value-type="float" office:value="0.010052" calcext:value-type="float">
            <text:p>0.010052</text:p>
          </table:table-cell>
          <table:table-cell office:value-type="float" office:value="-0.008756" calcext:value-type="float">
            <text:p>-0.008756</text:p>
          </table:table-cell>
          <table:table-cell office:value-type="float" office:value="-0.003378" calcext:value-type="float">
            <text:p>-0.003378</text:p>
          </table:table-cell>
          <table:table-cell office:value-type="string" calcext:value-type="string">
            <text:p>0.002144</text:p>
          </table:table-cell>
        </table:table-row>
        <table:table-row table:style-name="ro1">
          <table:table-cell office:value-type="float" office:value="1527477048.66063" calcext:value-type="float">
            <text:p>1527477048.66063</text:p>
          </table:table-cell>
          <table:table-cell office:value-type="string" calcext:value-type="string">
            <text:p>PID_x</text:p>
          </table:table-cell>
          <table:table-cell office:value-type="float" office:value="0.009492" calcext:value-type="float">
            <text:p>0.009492</text:p>
          </table:table-cell>
          <table:table-cell office:value-type="float" office:value="-0.009013" calcext:value-type="float">
            <text:p>-0.009013</text:p>
          </table:table-cell>
          <table:table-cell office:value-type="float" office:value="0.009642" calcext:value-type="float">
            <text:p>0.009642</text:p>
          </table:table-cell>
          <table:table-cell office:value-type="float" office:value="-0.009013" calcext:value-type="float">
            <text:p>-0.009013</text:p>
          </table:table-cell>
          <table:table-cell office:value-type="float" office:value="-0.007255" calcext:value-type="float">
            <text:p>-0.007255</text:p>
          </table:table-cell>
          <table:table-cell office:value-type="string" calcext:value-type="string">
            <text:p>-0.000347</text:p>
          </table:table-cell>
        </table:table-row>
        <table:table-row table:style-name="ro1">
          <table:table-cell office:value-type="float" office:value="1527477048.66069" calcext:value-type="float">
            <text:p>1527477048.66069</text:p>
          </table:table-cell>
          <table:table-cell office:value-type="string" calcext:value-type="string">
            <text:p>PID_y</text:p>
          </table:table-cell>
          <table:table-cell office:value-type="float" office:value="0.009492" calcext:value-type="float">
            <text:p>0.009492</text:p>
          </table:table-cell>
          <table:table-cell office:value-type="float" office:value="-0.009013" calcext:value-type="float">
            <text:p>-0.009013</text:p>
          </table:table-cell>
          <table:table-cell office:value-type="float" office:value="0.009642" calcext:value-type="float">
            <text:p>0.009642</text:p>
          </table:table-cell>
          <table:table-cell office:value-type="float" office:value="-0.009013" calcext:value-type="float">
            <text:p>-0.009013</text:p>
          </table:table-cell>
          <table:table-cell office:value-type="float" office:value="-0.007255" calcext:value-type="float">
            <text:p>-0.007255</text:p>
          </table:table-cell>
          <table:table-cell office:value-type="string" calcext:value-type="string">
            <text:p>-0.000347</text:p>
          </table:table-cell>
        </table:table-row>
        <table:table-row table:style-name="ro1">
          <table:table-cell office:value-type="float" office:value="1527477048.68122" calcext:value-type="float">
            <text:p>1527477048.68122</text:p>
          </table:table-cell>
          <table:table-cell office:value-type="string" calcext:value-type="string">
            <text:p>PID_x</text:p>
          </table:table-cell>
          <table:table-cell office:value-type="float" office:value="0.009298" calcext:value-type="float">
            <text:p>0.009298</text:p>
          </table:table-cell>
          <table:table-cell office:value-type="float" office:value="-0.008995" calcext:value-type="float">
            <text:p>-0.008995</text:p>
          </table:table-cell>
          <table:table-cell office:value-type="float" office:value="0.009367" calcext:value-type="float">
            <text:p>0.009367</text:p>
          </table:table-cell>
          <table:table-cell office:value-type="float" office:value="-0.008997" calcext:value-type="float">
            <text:p>-0.008997</text:p>
          </table:table-cell>
          <table:table-cell office:value-type="float" office:value="-0.004941" calcext:value-type="float">
            <text:p>-0.004941</text:p>
          </table:table-cell>
          <table:table-cell office:value-type="string" calcext:value-type="string">
            <text:p>0.000801</text:p>
          </table:table-cell>
        </table:table-row>
        <table:table-row table:style-name="ro1">
          <table:table-cell office:value-type="float" office:value="1527477048.68129" calcext:value-type="float">
            <text:p>1527477048.68129</text:p>
          </table:table-cell>
          <table:table-cell office:value-type="string" calcext:value-type="string">
            <text:p>PID_y</text:p>
          </table:table-cell>
          <table:table-cell office:value-type="float" office:value="0.009298" calcext:value-type="float">
            <text:p>0.009298</text:p>
          </table:table-cell>
          <table:table-cell office:value-type="float" office:value="-0.008995" calcext:value-type="float">
            <text:p>-0.008995</text:p>
          </table:table-cell>
          <table:table-cell office:value-type="float" office:value="0.009367" calcext:value-type="float">
            <text:p>0.009367</text:p>
          </table:table-cell>
          <table:table-cell office:value-type="float" office:value="-0.008997" calcext:value-type="float">
            <text:p>-0.008997</text:p>
          </table:table-cell>
          <table:table-cell office:value-type="float" office:value="-0.004941" calcext:value-type="float">
            <text:p>-0.004941</text:p>
          </table:table-cell>
          <table:table-cell office:value-type="string" calcext:value-type="string">
            <text:p>0.000801</text:p>
          </table:table-cell>
        </table:table-row>
        <table:table-row table:style-name="ro1">
          <table:table-cell office:value-type="float" office:value="1527477048.70062" calcext:value-type="float">
            <text:p>1527477048.70062</text:p>
          </table:table-cell>
          <table:table-cell office:value-type="string" calcext:value-type="string">
            <text:p>PID_x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8819" calcext:value-type="float">
            <text:p>-0.008819</text:p>
          </table:table-cell>
          <table:table-cell office:value-type="float" office:value="0.009476" calcext:value-type="float">
            <text:p>0.009476</text:p>
          </table:table-cell>
          <table:table-cell office:value-type="float" office:value="-0.008825" calcext:value-type="float">
            <text:p>-0.008825</text:p>
          </table:table-cell>
          <table:table-cell office:value-type="float" office:value="-0.003021" calcext:value-type="float">
            <text:p>-0.003021</text:p>
          </table:table-cell>
          <table:table-cell office:value-type="string" calcext:value-type="string">
            <text:p>0.001421</text:p>
          </table:table-cell>
        </table:table-row>
        <table:table-row table:style-name="ro1">
          <table:table-cell office:value-type="float" office:value="1527477048.70067" calcext:value-type="float">
            <text:p>1527477048.70067</text:p>
          </table:table-cell>
          <table:table-cell office:value-type="string" calcext:value-type="string">
            <text:p>PID_y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8819" calcext:value-type="float">
            <text:p>-0.008819</text:p>
          </table:table-cell>
          <table:table-cell office:value-type="float" office:value="0.009476" calcext:value-type="float">
            <text:p>0.009476</text:p>
          </table:table-cell>
          <table:table-cell office:value-type="float" office:value="-0.008825" calcext:value-type="float">
            <text:p>-0.008825</text:p>
          </table:table-cell>
          <table:table-cell office:value-type="float" office:value="-0.003021" calcext:value-type="float">
            <text:p>-0.003021</text:p>
          </table:table-cell>
          <table:table-cell office:value-type="string" calcext:value-type="string">
            <text:p>0.001421</text:p>
          </table:table-cell>
        </table:table-row>
        <table:table-row table:style-name="ro1">
          <table:table-cell office:value-type="float" office:value="1527477048.72124" calcext:value-type="float">
            <text:p>1527477048.72124</text:p>
          </table:table-cell>
          <table:table-cell office:value-type="string" calcext:value-type="string">
            <text:p>PID_x</text:p>
          </table:table-cell>
          <table:table-cell office:value-type="float" office:value="0.008888" calcext:value-type="float">
            <text:p>0.008888</text:p>
          </table:table-cell>
          <table:table-cell office:value-type="float" office:value="-0.009046" calcext:value-type="float">
            <text:p>-0.009046</text:p>
          </table:table-cell>
          <table:table-cell office:value-type="float" office:value="0.009006" calcext:value-type="float">
            <text:p>0.009006</text:p>
          </table:table-cell>
          <table:table-cell office:value-type="float" office:value="-0.009017" calcext:value-type="float">
            <text:p>-0.009017</text:p>
          </table:table-cell>
          <table:table-cell office:value-type="float" office:value="-0.006422" calcext:value-type="float">
            <text:p>-0.006422</text:p>
          </table:table-cell>
          <table:table-cell office:value-type="string" calcext:value-type="string">
            <text:p>-0.003157</text:p>
          </table:table-cell>
        </table:table-row>
        <table:table-row table:style-name="ro1">
          <table:table-cell office:value-type="float" office:value="1527477048.7213" calcext:value-type="float">
            <text:p>1527477048.7213</text:p>
          </table:table-cell>
          <table:table-cell office:value-type="string" calcext:value-type="string">
            <text:p>PID_y</text:p>
          </table:table-cell>
          <table:table-cell office:value-type="float" office:value="0.008888" calcext:value-type="float">
            <text:p>0.008888</text:p>
          </table:table-cell>
          <table:table-cell office:value-type="float" office:value="-0.009046" calcext:value-type="float">
            <text:p>-0.009046</text:p>
          </table:table-cell>
          <table:table-cell office:value-type="float" office:value="0.009006" calcext:value-type="float">
            <text:p>0.009006</text:p>
          </table:table-cell>
          <table:table-cell office:value-type="float" office:value="-0.009017" calcext:value-type="float">
            <text:p>-0.009017</text:p>
          </table:table-cell>
          <table:table-cell office:value-type="float" office:value="-0.006422" calcext:value-type="float">
            <text:p>-0.006422</text:p>
          </table:table-cell>
          <table:table-cell office:value-type="string" calcext:value-type="string">
            <text:p>-0.003157</text:p>
          </table:table-cell>
        </table:table-row>
        <table:table-row table:style-name="ro1">
          <table:table-cell office:value-type="float" office:value="1527477048.74067" calcext:value-type="float">
            <text:p>1527477048.74067</text:p>
          </table:table-cell>
          <table:table-cell office:value-type="string" calcext:value-type="string">
            <text:p>PID_x</text:p>
          </table:table-cell>
          <table:table-cell office:value-type="float" office:value="0.008418" calcext:value-type="float">
            <text:p>0.008418</text:p>
          </table:table-cell>
          <table:table-cell office:value-type="float" office:value="-0.008697" calcext:value-type="float">
            <text:p>-0.008697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-0.008699" calcext:value-type="float">
            <text:p>-0.008699</text:p>
          </table:table-cell>
          <table:table-cell office:value-type="float" office:value="-0.012084" calcext:value-type="float">
            <text:p>-0.012084</text:p>
          </table:table-cell>
          <table:table-cell office:value-type="string" calcext:value-type="string">
            <text:p>0.000697</text:p>
          </table:table-cell>
        </table:table-row>
        <table:table-row table:style-name="ro1">
          <table:table-cell office:value-type="float" office:value="1527477048.74076" calcext:value-type="float">
            <text:p>1527477048.74076</text:p>
          </table:table-cell>
          <table:table-cell office:value-type="string" calcext:value-type="string">
            <text:p>PID_y</text:p>
          </table:table-cell>
          <table:table-cell office:value-type="float" office:value="0.008418" calcext:value-type="float">
            <text:p>0.008418</text:p>
          </table:table-cell>
          <table:table-cell office:value-type="float" office:value="-0.008697" calcext:value-type="float">
            <text:p>-0.008697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-0.008699" calcext:value-type="float">
            <text:p>-0.008699</text:p>
          </table:table-cell>
          <table:table-cell office:value-type="float" office:value="-0.012084" calcext:value-type="float">
            <text:p>-0.012084</text:p>
          </table:table-cell>
          <table:table-cell office:value-type="string" calcext:value-type="string">
            <text:p>0.000697</text:p>
          </table:table-cell>
        </table:table-row>
        <table:table-row table:style-name="ro1">
          <table:table-cell office:value-type="float" office:value="1527477048.76118" calcext:value-type="float">
            <text:p>1527477048.76118</text:p>
          </table:table-cell>
          <table:table-cell office:value-type="string" calcext:value-type="string">
            <text:p>PID_x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-0.009026" calcext:value-type="float">
            <text:p>-0.009026</text:p>
          </table:table-cell>
          <table:table-cell office:value-type="float" office:value="0.009272" calcext:value-type="float">
            <text:p>0.009272</text:p>
          </table:table-cell>
          <table:table-cell office:value-type="float" office:value="-0.009026" calcext:value-type="float">
            <text:p>-0.009026</text:p>
          </table:table-cell>
          <table:table-cell office:value-type="float" office:value="-0.003603" calcext:value-type="float">
            <text:p>-0.003603</text:p>
          </table:table-cell>
          <table:table-cell office:value-type="string" calcext:value-type="string">
            <text:p>0.000148</text:p>
          </table:table-cell>
        </table:table-row>
        <table:table-row table:style-name="ro1">
          <table:table-cell office:value-type="float" office:value="1527477048.76122" calcext:value-type="float">
            <text:p>1527477048.76122</text:p>
          </table:table-cell>
          <table:table-cell office:value-type="string" calcext:value-type="string">
            <text:p>PID_y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-0.009026" calcext:value-type="float">
            <text:p>-0.009026</text:p>
          </table:table-cell>
          <table:table-cell office:value-type="float" office:value="0.009272" calcext:value-type="float">
            <text:p>0.009272</text:p>
          </table:table-cell>
          <table:table-cell office:value-type="float" office:value="-0.009026" calcext:value-type="float">
            <text:p>-0.009026</text:p>
          </table:table-cell>
          <table:table-cell office:value-type="float" office:value="-0.003603" calcext:value-type="float">
            <text:p>-0.003603</text:p>
          </table:table-cell>
          <table:table-cell office:value-type="string" calcext:value-type="string">
            <text:p>0.000148</text:p>
          </table:table-cell>
        </table:table-row>
        <table:table-row table:style-name="ro1">
          <table:table-cell office:value-type="float" office:value="1527477048.78169" calcext:value-type="float">
            <text:p>1527477048.78169</text:p>
          </table:table-cell>
          <table:table-cell office:value-type="string" calcext:value-type="string">
            <text:p>PID_x</text:p>
          </table:table-cell>
          <table:table-cell office:value-type="float" office:value="0.008954" calcext:value-type="float">
            <text:p>0.008954</text:p>
          </table:table-cell>
          <table:table-cell office:value-type="float" office:value="-0.009067" calcext:value-type="float">
            <text:p>-0.009067</text:p>
          </table:table-cell>
          <table:table-cell office:value-type="float" office:value="0.008993" calcext:value-type="float">
            <text:p>0.008993</text:p>
          </table:table-cell>
          <table:table-cell office:value-type="float" office:value="-0.009066" calcext:value-type="float">
            <text:p>-0.009066</text:p>
          </table:table-cell>
          <table:table-cell office:value-type="float" office:value="-0.003664" calcext:value-type="float">
            <text:p>-0.003664</text:p>
          </table:table-cell>
          <table:table-cell office:value-type="string" calcext:value-type="string">
            <text:p>-0.000401</text:p>
          </table:table-cell>
        </table:table-row>
        <table:table-row table:style-name="ro1">
          <table:table-cell office:value-type="float" office:value="1527477048.78175" calcext:value-type="float">
            <text:p>1527477048.78175</text:p>
          </table:table-cell>
          <table:table-cell office:value-type="string" calcext:value-type="string">
            <text:p>PID_y</text:p>
          </table:table-cell>
          <table:table-cell office:value-type="float" office:value="0.008954" calcext:value-type="float">
            <text:p>0.008954</text:p>
          </table:table-cell>
          <table:table-cell office:value-type="float" office:value="-0.009067" calcext:value-type="float">
            <text:p>-0.009067</text:p>
          </table:table-cell>
          <table:table-cell office:value-type="float" office:value="0.008993" calcext:value-type="float">
            <text:p>0.008993</text:p>
          </table:table-cell>
          <table:table-cell office:value-type="float" office:value="-0.009066" calcext:value-type="float">
            <text:p>-0.009066</text:p>
          </table:table-cell>
          <table:table-cell office:value-type="float" office:value="-0.003664" calcext:value-type="float">
            <text:p>-0.003664</text:p>
          </table:table-cell>
          <table:table-cell office:value-type="string" calcext:value-type="string">
            <text:p>-0.000401</text:p>
          </table:table-cell>
        </table:table-row>
        <table:table-row table:style-name="ro1">
          <table:table-cell office:value-type="float" office:value="1527477048.80124" calcext:value-type="float">
            <text:p>1527477048.80124</text:p>
          </table:table-cell>
          <table:table-cell office:value-type="string" calcext:value-type="string">
            <text:p>PID_x</text:p>
          </table:table-cell>
          <table:table-cell office:value-type="float" office:value="0.009219" calcext:value-type="float">
            <text:p>0.00921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-0.00231" calcext:value-type="float">
            <text:p>-0.00231</text:p>
          </table:table-cell>
          <table:table-cell office:value-type="string" calcext:value-type="string">
            <text:p>0.000247</text:p>
          </table:table-cell>
        </table:table-row>
        <table:table-row table:style-name="ro1">
          <table:table-cell office:value-type="float" office:value="1527477048.8013" calcext:value-type="float">
            <text:p>1527477048.8013</text:p>
          </table:table-cell>
          <table:table-cell office:value-type="string" calcext:value-type="string">
            <text:p>PID_y</text:p>
          </table:table-cell>
          <table:table-cell office:value-type="float" office:value="0.009219" calcext:value-type="float">
            <text:p>0.009219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-0.00883" calcext:value-type="float">
            <text:p>-0.00883</text:p>
          </table:table-cell>
          <table:table-cell office:value-type="float" office:value="-0.00231" calcext:value-type="float">
            <text:p>-0.00231</text:p>
          </table:table-cell>
          <table:table-cell office:value-type="string" calcext:value-type="string">
            <text:p>0.000247</text:p>
          </table:table-cell>
        </table:table-row>
        <table:table-row table:style-name="ro1">
          <table:table-cell office:value-type="float" office:value="1527477048.82063" calcext:value-type="float">
            <text:p>1527477048.82063</text:p>
          </table:table-cell>
          <table:table-cell office:value-type="string" calcext:value-type="string">
            <text:p>PID_x</text:p>
          </table:table-cell>
          <table:table-cell office:value-type="float" office:value="0.008639" calcext:value-type="float">
            <text:p>0.008639</text:p>
          </table:table-cell>
          <table:table-cell office:value-type="float" office:value="-0.009055" calcext:value-type="float">
            <text:p>-0.009055</text:p>
          </table:table-cell>
          <table:table-cell office:value-type="float" office:value="0.008674" calcext:value-type="float">
            <text:p>0.008674</text:p>
          </table:table-cell>
          <table:table-cell office:value-type="float" office:value="-0.009055" calcext:value-type="float">
            <text:p>-0.009055</text:p>
          </table:table-cell>
          <table:table-cell office:value-type="float" office:value="-0.003533" calcext:value-type="float">
            <text:p>-0.003533</text:p>
          </table:table-cell>
          <table:table-cell office:value-type="string" calcext:value-type="string">
            <text:p>-0.000212</text:p>
          </table:table-cell>
        </table:table-row>
        <table:table-row table:style-name="ro1">
          <table:table-cell office:value-type="float" office:value="1527477048.82068" calcext:value-type="float">
            <text:p>1527477048.82068</text:p>
          </table:table-cell>
          <table:table-cell office:value-type="string" calcext:value-type="string">
            <text:p>PID_y</text:p>
          </table:table-cell>
          <table:table-cell office:value-type="float" office:value="0.008639" calcext:value-type="float">
            <text:p>0.008639</text:p>
          </table:table-cell>
          <table:table-cell office:value-type="float" office:value="-0.009055" calcext:value-type="float">
            <text:p>-0.009055</text:p>
          </table:table-cell>
          <table:table-cell office:value-type="float" office:value="0.008674" calcext:value-type="float">
            <text:p>0.008674</text:p>
          </table:table-cell>
          <table:table-cell office:value-type="float" office:value="-0.009055" calcext:value-type="float">
            <text:p>-0.009055</text:p>
          </table:table-cell>
          <table:table-cell office:value-type="float" office:value="-0.003533" calcext:value-type="float">
            <text:p>-0.003533</text:p>
          </table:table-cell>
          <table:table-cell office:value-type="string" calcext:value-type="string">
            <text:p>-0.000212</text:p>
          </table:table-cell>
        </table:table-row>
        <table:table-row table:style-name="ro1">
          <table:table-cell office:value-type="float" office:value="1527477048.84114" calcext:value-type="float">
            <text:p>1527477048.84114</text:p>
          </table:table-cell>
          <table:table-cell office:value-type="string" calcext:value-type="string">
            <text:p>PID_x</text:p>
          </table:table-cell>
          <table:table-cell office:value-type="float" office:value="0.008873" calcext:value-type="float">
            <text:p>0.008873</text:p>
          </table:table-cell>
          <table:table-cell office:value-type="float" office:value="-0.009212" calcext:value-type="float">
            <text:p>-0.009212</text:p>
          </table:table-cell>
          <table:table-cell office:value-type="float" office:value="0.008873" calcext:value-type="float">
            <text:p>0.008873</text:p>
          </table:table-cell>
          <table:table-cell office:value-type="float" office:value="-0.009155" calcext:value-type="float">
            <text:p>-0.009155</text:p>
          </table:table-cell>
          <table:table-cell office:value-type="float" office:value="0.000161" calcext:value-type="float">
            <text:p>0.000161</text:p>
          </table:table-cell>
          <table:table-cell office:value-type="string" calcext:value-type="string">
            <text:p>-0.004463</text:p>
          </table:table-cell>
        </table:table-row>
        <table:table-row table:style-name="ro1">
          <table:table-cell office:value-type="float" office:value="1527477048.84119" calcext:value-type="float">
            <text:p>1527477048.84119</text:p>
          </table:table-cell>
          <table:table-cell office:value-type="string" calcext:value-type="string">
            <text:p>PID_y</text:p>
          </table:table-cell>
          <table:table-cell office:value-type="float" office:value="0.008873" calcext:value-type="float">
            <text:p>0.008873</text:p>
          </table:table-cell>
          <table:table-cell office:value-type="float" office:value="-0.009212" calcext:value-type="float">
            <text:p>-0.009212</text:p>
          </table:table-cell>
          <table:table-cell office:value-type="float" office:value="0.008873" calcext:value-type="float">
            <text:p>0.008873</text:p>
          </table:table-cell>
          <table:table-cell office:value-type="float" office:value="-0.009155" calcext:value-type="float">
            <text:p>-0.009155</text:p>
          </table:table-cell>
          <table:table-cell office:value-type="float" office:value="0.000161" calcext:value-type="float">
            <text:p>0.000161</text:p>
          </table:table-cell>
          <table:table-cell office:value-type="string" calcext:value-type="string">
            <text:p>-0.004463</text:p>
          </table:table-cell>
        </table:table-row>
        <table:table-row table:style-name="ro1">
          <table:table-cell office:value-type="float" office:value="1527477048.86167" calcext:value-type="float">
            <text:p>1527477048.86167</text:p>
          </table:table-cell>
          <table:table-cell office:value-type="string" calcext:value-type="string">
            <text:p>PID_x</text:p>
          </table:table-cell>
          <table:table-cell office:value-type="float" office:value="0.008036" calcext:value-type="float">
            <text:p>0.008036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008302" calcext:value-type="float">
            <text:p>0.008302</text:p>
          </table:table-cell>
          <table:table-cell office:value-type="float" office:value="-0.009192" calcext:value-type="float">
            <text:p>-0.009192</text:p>
          </table:table-cell>
          <table:table-cell office:value-type="float" office:value="-0.00966" calcext:value-type="float">
            <text:p>-0.00966</text:p>
          </table:table-cell>
          <table:table-cell office:value-type="string" calcext:value-type="string">
            <text:p>-0.001631</text:p>
          </table:table-cell>
        </table:table-row>
        <table:table-row table:style-name="ro1">
          <table:table-cell office:value-type="float" office:value="1527477048.86172" calcext:value-type="float">
            <text:p>1527477048.86172</text:p>
          </table:table-cell>
          <table:table-cell office:value-type="string" calcext:value-type="string">
            <text:p>PID_y</text:p>
          </table:table-cell>
          <table:table-cell office:value-type="float" office:value="0.008036" calcext:value-type="float">
            <text:p>0.008036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008302" calcext:value-type="float">
            <text:p>0.008302</text:p>
          </table:table-cell>
          <table:table-cell office:value-type="float" office:value="-0.009192" calcext:value-type="float">
            <text:p>-0.009192</text:p>
          </table:table-cell>
          <table:table-cell office:value-type="float" office:value="-0.00966" calcext:value-type="float">
            <text:p>-0.00966</text:p>
          </table:table-cell>
          <table:table-cell office:value-type="string" calcext:value-type="string">
            <text:p>-0.001631</text:p>
          </table:table-cell>
        </table:table-row>
        <table:table-row table:style-name="ro1">
          <table:table-cell office:value-type="float" office:value="1527477048.8812" calcext:value-type="float">
            <text:p>1527477048.8812</text:p>
          </table:table-cell>
          <table:table-cell office:value-type="string" calcext:value-type="string">
            <text:p>PID_x</text:p>
          </table:table-cell>
          <table:table-cell office:value-type="float" office:value="0.008159" calcext:value-type="float">
            <text:p>0.008159</text:p>
          </table:table-cell>
          <table:table-cell office:value-type="float" office:value="-0.009018" calcext:value-type="float">
            <text:p>-0.009018</text:p>
          </table:table-cell>
          <table:table-cell office:value-type="float" office:value="0.008298" calcext:value-type="float">
            <text:p>0.008298</text:p>
          </table:table-cell>
          <table:table-cell office:value-type="float" office:value="-0.009019" calcext:value-type="float">
            <text:p>-0.009019</text:p>
          </table:table-cell>
          <table:table-cell office:value-type="float" office:value="-0.006975" calcext:value-type="float">
            <text:p>-0.006975</text:p>
          </table:table-cell>
          <table:table-cell office:value-type="string" calcext:value-type="string">
            <text:p>0.000533</text:p>
          </table:table-cell>
        </table:table-row>
        <table:table-row table:style-name="ro1">
          <table:table-cell office:value-type="float" office:value="1527477048.88125" calcext:value-type="float">
            <text:p>1527477048.88125</text:p>
          </table:table-cell>
          <table:table-cell office:value-type="string" calcext:value-type="string">
            <text:p>PID_y</text:p>
          </table:table-cell>
          <table:table-cell office:value-type="float" office:value="0.008159" calcext:value-type="float">
            <text:p>0.008159</text:p>
          </table:table-cell>
          <table:table-cell office:value-type="float" office:value="-0.009018" calcext:value-type="float">
            <text:p>-0.009018</text:p>
          </table:table-cell>
          <table:table-cell office:value-type="float" office:value="0.008298" calcext:value-type="float">
            <text:p>0.008298</text:p>
          </table:table-cell>
          <table:table-cell office:value-type="float" office:value="-0.009019" calcext:value-type="float">
            <text:p>-0.009019</text:p>
          </table:table-cell>
          <table:table-cell office:value-type="float" office:value="-0.006975" calcext:value-type="float">
            <text:p>-0.006975</text:p>
          </table:table-cell>
          <table:table-cell office:value-type="string" calcext:value-type="string">
            <text:p>0.000533</text:p>
          </table:table-cell>
        </table:table-row>
        <table:table-row table:style-name="ro1">
          <table:table-cell office:value-type="float" office:value="1527477048.9017" calcext:value-type="float">
            <text:p>1527477048.9017</text:p>
          </table:table-cell>
          <table:table-cell office:value-type="string" calcext:value-type="string">
            <text:p>PID_x</text:p>
          </table:table-cell>
          <table:table-cell office:value-type="float" office:value="0.008156" calcext:value-type="float">
            <text:p>0.008156</text:p>
          </table:table-cell>
          <table:table-cell office:value-type="float" office:value="-0.008927" calcext:value-type="float">
            <text:p>-0.008927</text:p>
          </table:table-cell>
          <table:table-cell office:value-type="float" office:value="0.008373" calcext:value-type="float">
            <text:p>0.008373</text:p>
          </table:table-cell>
          <table:table-cell office:value-type="float" office:value="-0.008924" calcext:value-type="float">
            <text:p>-0.008924</text:p>
          </table:table-cell>
          <table:table-cell office:value-type="float" office:value="-0.008718" calcext:value-type="float">
            <text:p>-0.008718</text:p>
          </table:table-cell>
          <table:table-cell office:value-type="string" calcext:value-type="string">
            <text:p>-0.000963</text:p>
          </table:table-cell>
        </table:table-row>
        <table:table-row table:style-name="ro1">
          <table:table-cell office:value-type="float" office:value="1527477048.90175" calcext:value-type="float">
            <text:p>1527477048.90175</text:p>
          </table:table-cell>
          <table:table-cell office:value-type="string" calcext:value-type="string">
            <text:p>PID_y</text:p>
          </table:table-cell>
          <table:table-cell office:value-type="float" office:value="0.008156" calcext:value-type="float">
            <text:p>0.008156</text:p>
          </table:table-cell>
          <table:table-cell office:value-type="float" office:value="-0.008927" calcext:value-type="float">
            <text:p>-0.008927</text:p>
          </table:table-cell>
          <table:table-cell office:value-type="float" office:value="0.008373" calcext:value-type="float">
            <text:p>0.008373</text:p>
          </table:table-cell>
          <table:table-cell office:value-type="float" office:value="-0.008924" calcext:value-type="float">
            <text:p>-0.008924</text:p>
          </table:table-cell>
          <table:table-cell office:value-type="float" office:value="-0.008718" calcext:value-type="float">
            <text:p>-0.008718</text:p>
          </table:table-cell>
          <table:table-cell office:value-type="string" calcext:value-type="string">
            <text:p>-0.000963</text:p>
          </table:table-cell>
        </table:table-row>
        <table:table-row table:style-name="ro1">
          <table:table-cell office:value-type="float" office:value="1527477048.92125" calcext:value-type="float">
            <text:p>1527477048.92125</text:p>
          </table:table-cell>
          <table:table-cell office:value-type="string" calcext:value-type="string">
            <text:p>PID_x</text:p>
          </table:table-cell>
          <table:table-cell office:value-type="float" office:value="0.007904" calcext:value-type="float">
            <text:p>0.007904</text:p>
          </table:table-cell>
          <table:table-cell office:value-type="float" office:value="-0.009144" calcext:value-type="float">
            <text:p>-0.009144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-0.009142" calcext:value-type="float">
            <text:p>-0.009142</text:p>
          </table:table-cell>
          <table:table-cell office:value-type="float" office:value="-0.006494" calcext:value-type="float">
            <text:p>-0.006494</text:p>
          </table:table-cell>
          <table:table-cell office:value-type="string" calcext:value-type="string">
            <text:p>-0.000866</text:p>
          </table:table-cell>
        </table:table-row>
        <table:table-row table:style-name="ro1">
          <table:table-cell office:value-type="float" office:value="1527477048.9213" calcext:value-type="float">
            <text:p>1527477048.9213</text:p>
          </table:table-cell>
          <table:table-cell office:value-type="string" calcext:value-type="string">
            <text:p>PID_y</text:p>
          </table:table-cell>
          <table:table-cell office:value-type="float" office:value="0.007904" calcext:value-type="float">
            <text:p>0.007904</text:p>
          </table:table-cell>
          <table:table-cell office:value-type="float" office:value="-0.009144" calcext:value-type="float">
            <text:p>-0.009144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-0.009142" calcext:value-type="float">
            <text:p>-0.009142</text:p>
          </table:table-cell>
          <table:table-cell office:value-type="float" office:value="-0.006494" calcext:value-type="float">
            <text:p>-0.006494</text:p>
          </table:table-cell>
          <table:table-cell office:value-type="string" calcext:value-type="string">
            <text:p>-0.000866</text:p>
          </table:table-cell>
        </table:table-row>
        <table:table-row table:style-name="ro1">
          <table:table-cell office:value-type="float" office:value="1527477048.94065" calcext:value-type="float">
            <text:p>1527477048.94065</text:p>
          </table:table-cell>
          <table:table-cell office:value-type="string" calcext:value-type="string">
            <text:p>PID_x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-0.009291" calcext:value-type="float">
            <text:p>-0.009291</text:p>
          </table:table-cell>
          <table:table-cell office:value-type="float" office:value="0.007921" calcext:value-type="float">
            <text:p>0.007921</text:p>
          </table:table-cell>
          <table:table-cell office:value-type="float" office:value="-0.009286" calcext:value-type="float">
            <text:p>-0.009286</text:p>
          </table:table-cell>
          <table:table-cell office:value-type="float" office:value="-0.009499" calcext:value-type="float">
            <text:p>-0.009499</text:p>
          </table:table-cell>
          <table:table-cell office:value-type="string" calcext:value-type="string">
            <text:p>-0.001373</text:p>
          </table:table-cell>
        </table:table-row>
        <table:table-row table:style-name="ro1">
          <table:table-cell office:value-type="float" office:value="1527477048.9407" calcext:value-type="float">
            <text:p>1527477048.9407</text:p>
          </table:table-cell>
          <table:table-cell office:value-type="string" calcext:value-type="string">
            <text:p>PID_y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-0.009291" calcext:value-type="float">
            <text:p>-0.009291</text:p>
          </table:table-cell>
          <table:table-cell office:value-type="float" office:value="0.007921" calcext:value-type="float">
            <text:p>0.007921</text:p>
          </table:table-cell>
          <table:table-cell office:value-type="float" office:value="-0.009286" calcext:value-type="float">
            <text:p>-0.009286</text:p>
          </table:table-cell>
          <table:table-cell office:value-type="float" office:value="-0.009499" calcext:value-type="float">
            <text:p>-0.009499</text:p>
          </table:table-cell>
          <table:table-cell office:value-type="string" calcext:value-type="string">
            <text:p>-0.001373</text:p>
          </table:table-cell>
        </table:table-row>
        <table:table-row table:style-name="ro1">
          <table:table-cell office:value-type="float" office:value="1527477048.9612" calcext:value-type="float">
            <text:p>1527477048.9612</text:p>
          </table:table-cell>
          <table:table-cell office:value-type="string" calcext:value-type="string">
            <text:p>PID_x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-0.009295" calcext:value-type="float">
            <text:p>-0.009295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-0.009291" calcext:value-type="float">
            <text:p>-0.009291</text:p>
          </table:table-cell>
          <table:table-cell office:value-type="float" office:value="-0.005449" calcext:value-type="float">
            <text:p>-0.005449</text:p>
          </table:table-cell>
          <table:table-cell office:value-type="string" calcext:value-type="string">
            <text:p>-0.001069</text:p>
          </table:table-cell>
        </table:table-row>
        <table:table-row table:style-name="ro1">
          <table:table-cell office:value-type="float" office:value="1527477048.96125" calcext:value-type="float">
            <text:p>1527477048.96125</text:p>
          </table:table-cell>
          <table:table-cell office:value-type="string" calcext:value-type="string">
            <text:p>PID_y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-0.009295" calcext:value-type="float">
            <text:p>-0.009295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-0.009291" calcext:value-type="float">
            <text:p>-0.009291</text:p>
          </table:table-cell>
          <table:table-cell office:value-type="float" office:value="-0.005449" calcext:value-type="float">
            <text:p>-0.005449</text:p>
          </table:table-cell>
          <table:table-cell office:value-type="string" calcext:value-type="string">
            <text:p>-0.001069</text:p>
          </table:table-cell>
        </table:table-row>
        <table:table-row table:style-name="ro1">
          <table:table-cell office:value-type="float" office:value="1527477048.98168" calcext:value-type="float">
            <text:p>1527477048.98168</text:p>
          </table:table-cell>
          <table:table-cell office:value-type="string" calcext:value-type="string">
            <text:p>PID_x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-0.009174" calcext:value-type="float">
            <text:p>-0.009174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-0.009167" calcext:value-type="float">
            <text:p>-0.009167</text:p>
          </table:table-cell>
          <table:table-cell office:value-type="float" office:value="-0.003092" calcext:value-type="float">
            <text:p>-0.003092</text:p>
          </table:table-cell>
          <table:table-cell office:value-type="string" calcext:value-type="string">
            <text:p>-0.001628</text:p>
          </table:table-cell>
        </table:table-row>
        <table:table-row table:style-name="ro1">
          <table:table-cell office:value-type="float" office:value="1527477048.98173" calcext:value-type="float">
            <text:p>1527477048.98173</text:p>
          </table:table-cell>
          <table:table-cell office:value-type="string" calcext:value-type="string">
            <text:p>PID_y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-0.009174" calcext:value-type="float">
            <text:p>-0.009174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-0.009167" calcext:value-type="float">
            <text:p>-0.009167</text:p>
          </table:table-cell>
          <table:table-cell office:value-type="float" office:value="-0.003092" calcext:value-type="float">
            <text:p>-0.003092</text:p>
          </table:table-cell>
          <table:table-cell office:value-type="string" calcext:value-type="string">
            <text:p>-0.001628</text:p>
          </table:table-cell>
        </table:table-row>
        <table:table-row table:style-name="ro1">
          <table:table-cell office:value-type="float" office:value="1527477049.00121" calcext:value-type="float">
            <text:p>1527477049.00121</text:p>
          </table:table-cell>
          <table:table-cell office:value-type="string" calcext:value-type="string">
            <text:p>PID_x</text:p>
          </table:table-cell>
          <table:table-cell office:value-type="float" office:value="0.007885" calcext:value-type="float">
            <text:p>0.007885</text:p>
          </table:table-cell>
          <table:table-cell office:value-type="float" office:value="-0.009016" calcext:value-type="float">
            <text:p>-0.009016</text:p>
          </table:table-cell>
          <table:table-cell office:value-type="float" office:value="0.007941" calcext:value-type="float">
            <text:p>0.007941</text:p>
          </table:table-cell>
          <table:table-cell office:value-type="float" office:value="-0.009013" calcext:value-type="float">
            <text:p>-0.009013</text:p>
          </table:table-cell>
          <table:table-cell office:value-type="float" office:value="-0.004459" calcext:value-type="float">
            <text:p>-0.004459</text:p>
          </table:table-cell>
          <table:table-cell office:value-type="string" calcext:value-type="string">
            <text:p>-0.000976</text:p>
          </table:table-cell>
        </table:table-row>
        <table:table-row table:style-name="ro1">
          <table:table-cell office:value-type="float" office:value="1527477049.00127" calcext:value-type="float">
            <text:p>1527477049.00127</text:p>
          </table:table-cell>
          <table:table-cell office:value-type="string" calcext:value-type="string">
            <text:p>PID_y</text:p>
          </table:table-cell>
          <table:table-cell office:value-type="float" office:value="0.007885" calcext:value-type="float">
            <text:p>0.007885</text:p>
          </table:table-cell>
          <table:table-cell office:value-type="float" office:value="-0.009016" calcext:value-type="float">
            <text:p>-0.009016</text:p>
          </table:table-cell>
          <table:table-cell office:value-type="float" office:value="0.007941" calcext:value-type="float">
            <text:p>0.007941</text:p>
          </table:table-cell>
          <table:table-cell office:value-type="float" office:value="-0.009013" calcext:value-type="float">
            <text:p>-0.009013</text:p>
          </table:table-cell>
          <table:table-cell office:value-type="float" office:value="-0.004459" calcext:value-type="float">
            <text:p>-0.004459</text:p>
          </table:table-cell>
          <table:table-cell office:value-type="string" calcext:value-type="string">
            <text:p>-0.000976</text:p>
          </table:table-cell>
        </table:table-row>
        <table:table-row table:style-name="ro1">
          <table:table-cell office:value-type="float" office:value="1527477049.02062" calcext:value-type="float">
            <text:p>1527477049.02062</text:p>
          </table:table-cell>
          <table:table-cell office:value-type="string" calcext:value-type="string">
            <text:p>PID_x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-0.009238" calcext:value-type="float">
            <text:p>-0.009238</text:p>
          </table:table-cell>
          <table:table-cell office:value-type="float" office:value="0.007588" calcext:value-type="float">
            <text:p>0.007588</text:p>
          </table:table-cell>
          <table:table-cell office:value-type="float" office:value="-0.009235" calcext:value-type="float">
            <text:p>-0.009235</text:p>
          </table:table-cell>
          <table:table-cell office:value-type="float" office:value="-0.004536" calcext:value-type="float">
            <text:p>-0.004536</text:p>
          </table:table-cell>
          <table:table-cell office:value-type="string" calcext:value-type="string">
            <text:p>-0.001027</text:p>
          </table:table-cell>
        </table:table-row>
        <table:table-row table:style-name="ro1">
          <table:table-cell office:value-type="float" office:value="1527477049.02067" calcext:value-type="float">
            <text:p>1527477049.02067</text:p>
          </table:table-cell>
          <table:table-cell office:value-type="string" calcext:value-type="string">
            <text:p>PID_y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-0.009238" calcext:value-type="float">
            <text:p>-0.009238</text:p>
          </table:table-cell>
          <table:table-cell office:value-type="float" office:value="0.007588" calcext:value-type="float">
            <text:p>0.007588</text:p>
          </table:table-cell>
          <table:table-cell office:value-type="float" office:value="-0.009235" calcext:value-type="float">
            <text:p>-0.009235</text:p>
          </table:table-cell>
          <table:table-cell office:value-type="float" office:value="-0.004536" calcext:value-type="float">
            <text:p>-0.004536</text:p>
          </table:table-cell>
          <table:table-cell office:value-type="string" calcext:value-type="string">
            <text:p>-0.001027</text:p>
          </table:table-cell>
        </table:table-row>
        <table:table-row table:style-name="ro1">
          <table:table-cell office:value-type="float" office:value="1527477049.04116" calcext:value-type="float">
            <text:p>1527477049.04116</text:p>
          </table:table-cell>
          <table:table-cell office:value-type="string" calcext:value-type="string">
            <text:p>PID_x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-0.009477" calcext:value-type="float">
            <text:p>-0.009477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09467" calcext:value-type="float">
            <text:p>-0.009467</text:p>
          </table:table-cell>
          <table:table-cell office:value-type="float" office:value="-0.006276" calcext:value-type="float">
            <text:p>-0.006276</text:p>
          </table:table-cell>
          <table:table-cell office:value-type="string" calcext:value-type="string">
            <text:p>-0.001810</text:p>
          </table:table-cell>
        </table:table-row>
        <table:table-row table:style-name="ro1">
          <table:table-cell office:value-type="float" office:value="1527477049.04121" calcext:value-type="float">
            <text:p>1527477049.04121</text:p>
          </table:table-cell>
          <table:table-cell office:value-type="string" calcext:value-type="string">
            <text:p>PID_y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-0.009477" calcext:value-type="float">
            <text:p>-0.009477</text:p>
          </table:table-cell>
          <table:table-cell office:value-type="float" office:value="0.0073" calcext:value-type="float">
            <text:p>0.0073</text:p>
          </table:table-cell>
          <table:table-cell office:value-type="float" office:value="-0.009467" calcext:value-type="float">
            <text:p>-0.009467</text:p>
          </table:table-cell>
          <table:table-cell office:value-type="float" office:value="-0.006276" calcext:value-type="float">
            <text:p>-0.006276</text:p>
          </table:table-cell>
          <table:table-cell office:value-type="string" calcext:value-type="string">
            <text:p>-0.001810</text:p>
          </table:table-cell>
        </table:table-row>
        <table:table-row table:style-name="ro1">
          <table:table-cell office:value-type="float" office:value="1527477049.06166" calcext:value-type="float">
            <text:p>1527477049.06166</text:p>
          </table:table-cell>
          <table:table-cell office:value-type="string" calcext:value-type="string">
            <text:p>PID_x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-0.009337" calcext:value-type="float">
            <text:p>-0.009337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-0.009337" calcext:value-type="float">
            <text:p>-0.009337</text:p>
          </table:table-cell>
          <table:table-cell office:value-type="float" office:value="-0.009589" calcext:value-type="float">
            <text:p>-0.009589</text:p>
          </table:table-cell>
          <table:table-cell office:value-type="string" calcext:value-type="string">
            <text:p>-0.000478</text:p>
          </table:table-cell>
        </table:table-row>
        <table:table-row table:style-name="ro1">
          <table:table-cell office:value-type="float" office:value="1527477049.06171" calcext:value-type="float">
            <text:p>1527477049.06171</text:p>
          </table:table-cell>
          <table:table-cell office:value-type="string" calcext:value-type="string">
            <text:p>PID_y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-0.009337" calcext:value-type="float">
            <text:p>-0.009337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-0.009337" calcext:value-type="float">
            <text:p>-0.009337</text:p>
          </table:table-cell>
          <table:table-cell office:value-type="float" office:value="-0.009589" calcext:value-type="float">
            <text:p>-0.009589</text:p>
          </table:table-cell>
          <table:table-cell office:value-type="string" calcext:value-type="string">
            <text:p>-0.000478</text:p>
          </table:table-cell>
        </table:table-row>
        <table:table-row table:style-name="ro1">
          <table:table-cell office:value-type="float" office:value="1527477049.08116" calcext:value-type="float">
            <text:p>1527477049.08116</text:p>
          </table:table-cell>
          <table:table-cell office:value-type="string" calcext:value-type="string">
            <text:p>PID_x</text:p>
          </table:table-cell>
          <table:table-cell office:value-type="float" office:value="0.006698" calcext:value-type="float">
            <text:p>0.006698</text:p>
          </table:table-cell>
          <table:table-cell office:value-type="float" office:value="-0.009117" calcext:value-type="float">
            <text:p>-0.00911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-0.009118" calcext:value-type="float">
            <text:p>-0.009118</text:p>
          </table:table-cell>
          <table:table-cell office:value-type="float" office:value="-0.010045" calcext:value-type="float">
            <text:p>-0.010045</text:p>
          </table:table-cell>
          <table:table-cell office:value-type="string" calcext:value-type="string">
            <text:p>0.000550</text:p>
          </table:table-cell>
        </table:table-row>
        <table:table-row table:style-name="ro1">
          <table:table-cell office:value-type="float" office:value="1527477049.08121" calcext:value-type="float">
            <text:p>1527477049.08121</text:p>
          </table:table-cell>
          <table:table-cell office:value-type="string" calcext:value-type="string">
            <text:p>PID_y</text:p>
          </table:table-cell>
          <table:table-cell office:value-type="float" office:value="0.006698" calcext:value-type="float">
            <text:p>0.006698</text:p>
          </table:table-cell>
          <table:table-cell office:value-type="float" office:value="-0.009117" calcext:value-type="float">
            <text:p>-0.00911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-0.009118" calcext:value-type="float">
            <text:p>-0.009118</text:p>
          </table:table-cell>
          <table:table-cell office:value-type="float" office:value="-0.010045" calcext:value-type="float">
            <text:p>-0.010045</text:p>
          </table:table-cell>
          <table:table-cell office:value-type="string" calcext:value-type="string">
            <text:p>0.000550</text:p>
          </table:table-cell>
        </table:table-row>
        <table:table-row table:style-name="ro1">
          <table:table-cell office:value-type="float" office:value="1527477049.10157" calcext:value-type="float">
            <text:p>1527477049.10157</text:p>
          </table:table-cell>
          <table:table-cell office:value-type="string" calcext:value-type="string">
            <text:p>PID_x</text:p>
          </table:table-cell>
          <table:table-cell office:value-type="float" office:value="0.006203" calcext:value-type="float">
            <text:p>0.006203</text:p>
          </table:table-cell>
          <table:table-cell office:value-type="float" office:value="-0.009321" calcext:value-type="float">
            <text:p>-0.009321</text:p>
          </table:table-cell>
          <table:table-cell office:value-type="float" office:value="0.006658" calcext:value-type="float">
            <text:p>0.006658</text:p>
          </table:table-cell>
          <table:table-cell office:value-type="float" office:value="-0.009298" calcext:value-type="float">
            <text:p>-0.009298</text:p>
          </table:table-cell>
          <table:table-cell office:value-type="float" office:value="-0.012624" calcext:value-type="float">
            <text:p>-0.012624</text:p>
          </table:table-cell>
          <table:table-cell office:value-type="string" calcext:value-type="string">
            <text:p>-0.002790</text:p>
          </table:table-cell>
        </table:table-row>
        <table:table-row table:style-name="ro1">
          <table:table-cell office:value-type="float" office:value="1527477049.10162" calcext:value-type="float">
            <text:p>1527477049.10162</text:p>
          </table:table-cell>
          <table:table-cell office:value-type="string" calcext:value-type="string">
            <text:p>PID_y</text:p>
          </table:table-cell>
          <table:table-cell office:value-type="float" office:value="0.006203" calcext:value-type="float">
            <text:p>0.006203</text:p>
          </table:table-cell>
          <table:table-cell office:value-type="float" office:value="-0.009321" calcext:value-type="float">
            <text:p>-0.009321</text:p>
          </table:table-cell>
          <table:table-cell office:value-type="float" office:value="0.006658" calcext:value-type="float">
            <text:p>0.006658</text:p>
          </table:table-cell>
          <table:table-cell office:value-type="float" office:value="-0.009298" calcext:value-type="float">
            <text:p>-0.009298</text:p>
          </table:table-cell>
          <table:table-cell office:value-type="float" office:value="-0.012624" calcext:value-type="float">
            <text:p>-0.012624</text:p>
          </table:table-cell>
          <table:table-cell office:value-type="string" calcext:value-type="string">
            <text:p>-0.002790</text:p>
          </table:table-cell>
        </table:table-row>
        <table:table-row table:style-name="ro1">
          <table:table-cell office:value-type="float" office:value="1527477049.12107" calcext:value-type="float">
            <text:p>1527477049.12107</text:p>
          </table:table-cell>
          <table:table-cell office:value-type="string" calcext:value-type="string">
            <text:p>PID_x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-0.009457" calcext:value-type="float">
            <text:p>-0.009457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-0.009445" calcext:value-type="float">
            <text:p>-0.009445</text:p>
          </table:table-cell>
          <table:table-cell office:value-type="float" office:value="-0.012629" calcext:value-type="float">
            <text:p>-0.012629</text:p>
          </table:table-cell>
          <table:table-cell office:value-type="string" calcext:value-type="string">
            <text:p>-0.002017</text:p>
          </table:table-cell>
        </table:table-row>
        <table:table-row table:style-name="ro1">
          <table:table-cell office:value-type="float" office:value="1527477049.12112" calcext:value-type="float">
            <text:p>1527477049.12112</text:p>
          </table:table-cell>
          <table:table-cell office:value-type="string" calcext:value-type="string">
            <text:p>PID_y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-0.009457" calcext:value-type="float">
            <text:p>-0.009457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-0.009445" calcext:value-type="float">
            <text:p>-0.009445</text:p>
          </table:table-cell>
          <table:table-cell office:value-type="float" office:value="-0.012629" calcext:value-type="float">
            <text:p>-0.012629</text:p>
          </table:table-cell>
          <table:table-cell office:value-type="string" calcext:value-type="string">
            <text:p>-0.002017</text:p>
          </table:table-cell>
        </table:table-row>
        <table:table-row table:style-name="ro1">
          <table:table-cell office:value-type="float" office:value="1527477049.14157" calcext:value-type="float">
            <text:p>1527477049.14157</text:p>
          </table:table-cell>
          <table:table-cell office:value-type="string" calcext:value-type="string">
            <text:p>PID_x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-0.00937" calcext:value-type="float">
            <text:p>-0.00937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-0.009373" calcext:value-type="float">
            <text:p>-0.009373</text:p>
          </table:table-cell>
          <table:table-cell office:value-type="float" office:value="-0.013084" calcext:value-type="float">
            <text:p>-0.013084</text:p>
          </table:table-cell>
          <table:table-cell office:value-type="string" calcext:value-type="string">
            <text:p>0.000953</text:p>
          </table:table-cell>
        </table:table-row>
        <table:table-row table:style-name="ro1">
          <table:table-cell office:value-type="float" office:value="1527477049.14162" calcext:value-type="float">
            <text:p>1527477049.14162</text:p>
          </table:table-cell>
          <table:table-cell office:value-type="string" calcext:value-type="string">
            <text:p>PID_y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-0.00937" calcext:value-type="float">
            <text:p>-0.00937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-0.009373" calcext:value-type="float">
            <text:p>-0.009373</text:p>
          </table:table-cell>
          <table:table-cell office:value-type="float" office:value="-0.013084" calcext:value-type="float">
            <text:p>-0.013084</text:p>
          </table:table-cell>
          <table:table-cell office:value-type="string" calcext:value-type="string">
            <text:p>0.000953</text:p>
          </table:table-cell>
        </table:table-row>
        <table:table-row table:style-name="ro1">
          <table:table-cell office:value-type="float" office:value="1527477049.16103" calcext:value-type="float">
            <text:p>1527477049.16103</text:p>
          </table:table-cell>
          <table:table-cell office:value-type="string" calcext:value-type="string">
            <text:p>PID_x</text:p>
          </table:table-cell>
          <table:table-cell office:value-type="float" office:value="0.005457" calcext:value-type="float">
            <text:p>0.005457</text:p>
          </table:table-cell>
          <table:table-cell office:value-type="float" office:value="-0.009309" calcext:value-type="float">
            <text:p>-0.009309</text:p>
          </table:table-cell>
          <table:table-cell office:value-type="float" office:value="0.005764" calcext:value-type="float">
            <text:p>0.005764</text:p>
          </table:table-cell>
          <table:table-cell office:value-type="float" office:value="-0.009309" calcext:value-type="float">
            <text:p>-0.009309</text:p>
          </table:table-cell>
          <table:table-cell office:value-type="float" office:value="-0.010371" calcext:value-type="float">
            <text:p>-0.010371</text:p>
          </table:table-cell>
          <table:table-cell office:value-type="string" calcext:value-type="string">
            <text:p>0.000333</text:p>
          </table:table-cell>
        </table:table-row>
        <table:table-row table:style-name="ro1">
          <table:table-cell office:value-type="float" office:value="1527477049.16109" calcext:value-type="float">
            <text:p>1527477049.16109</text:p>
          </table:table-cell>
          <table:table-cell office:value-type="string" calcext:value-type="string">
            <text:p>PID_y</text:p>
          </table:table-cell>
          <table:table-cell office:value-type="float" office:value="0.005457" calcext:value-type="float">
            <text:p>0.005457</text:p>
          </table:table-cell>
          <table:table-cell office:value-type="float" office:value="-0.009309" calcext:value-type="float">
            <text:p>-0.009309</text:p>
          </table:table-cell>
          <table:table-cell office:value-type="float" office:value="0.005764" calcext:value-type="float">
            <text:p>0.005764</text:p>
          </table:table-cell>
          <table:table-cell office:value-type="float" office:value="-0.009309" calcext:value-type="float">
            <text:p>-0.009309</text:p>
          </table:table-cell>
          <table:table-cell office:value-type="float" office:value="-0.010371" calcext:value-type="float">
            <text:p>-0.010371</text:p>
          </table:table-cell>
          <table:table-cell office:value-type="string" calcext:value-type="string">
            <text:p>0.000333</text:p>
          </table:table-cell>
        </table:table-row>
        <table:table-row table:style-name="ro1">
          <table:table-cell office:value-type="float" office:value="1527477049.18155" calcext:value-type="float">
            <text:p>1527477049.18155</text:p>
          </table:table-cell>
          <table:table-cell office:value-type="string" calcext:value-type="string">
            <text:p>PID_x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-0.009161" calcext:value-type="float">
            <text:p>-0.009161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-0.009161" calcext:value-type="float">
            <text:p>-0.009161</text:p>
          </table:table-cell>
          <table:table-cell office:value-type="float" office:value="-0.012765" calcext:value-type="float">
            <text:p>-0.012765</text:p>
          </table:table-cell>
          <table:table-cell office:value-type="string" calcext:value-type="string">
            <text:p>-0.000464</text:p>
          </table:table-cell>
        </table:table-row>
        <table:table-row table:style-name="ro1">
          <table:table-cell office:value-type="float" office:value="1527477049.18162" calcext:value-type="float">
            <text:p>1527477049.18162</text:p>
          </table:table-cell>
          <table:table-cell office:value-type="string" calcext:value-type="string">
            <text:p>PID_y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-0.009161" calcext:value-type="float">
            <text:p>-0.009161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-0.009161" calcext:value-type="float">
            <text:p>-0.009161</text:p>
          </table:table-cell>
          <table:table-cell office:value-type="float" office:value="-0.012765" calcext:value-type="float">
            <text:p>-0.012765</text:p>
          </table:table-cell>
          <table:table-cell office:value-type="string" calcext:value-type="string">
            <text:p>-0.000464</text:p>
          </table:table-cell>
        </table:table-row>
        <table:table-row table:style-name="ro1">
          <table:table-cell office:value-type="float" office:value="1527477049.20114" calcext:value-type="float">
            <text:p>1527477049.20114</text:p>
          </table:table-cell>
          <table:table-cell office:value-type="string" calcext:value-type="string">
            <text:p>PID_x</text:p>
          </table:table-cell>
          <table:table-cell office:value-type="float" office:value="0.004956" calcext:value-type="float">
            <text:p>0.004956</text:p>
          </table:table-cell>
          <table:table-cell office:value-type="float" office:value="-0.009209" calcext:value-type="float">
            <text:p>-0.009209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-0.009211" calcext:value-type="float">
            <text:p>-0.009211</text:p>
          </table:table-cell>
          <table:table-cell office:value-type="float" office:value="-0.012603" calcext:value-type="float">
            <text:p>-0.012603</text:p>
          </table:table-cell>
          <table:table-cell office:value-type="string" calcext:value-type="string">
            <text:p>0.000790</text:p>
          </table:table-cell>
        </table:table-row>
        <table:table-row table:style-name="ro1">
          <table:table-cell office:value-type="float" office:value="1527477049.20119" calcext:value-type="float">
            <text:p>1527477049.20119</text:p>
          </table:table-cell>
          <table:table-cell office:value-type="string" calcext:value-type="string">
            <text:p>PID_y</text:p>
          </table:table-cell>
          <table:table-cell office:value-type="float" office:value="0.004956" calcext:value-type="float">
            <text:p>0.004956</text:p>
          </table:table-cell>
          <table:table-cell office:value-type="float" office:value="-0.009209" calcext:value-type="float">
            <text:p>-0.009209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-0.009211" calcext:value-type="float">
            <text:p>-0.009211</text:p>
          </table:table-cell>
          <table:table-cell office:value-type="float" office:value="-0.012603" calcext:value-type="float">
            <text:p>-0.012603</text:p>
          </table:table-cell>
          <table:table-cell office:value-type="string" calcext:value-type="string">
            <text:p>0.000790</text:p>
          </table:table-cell>
        </table:table-row>
        <table:table-row table:style-name="ro1">
          <table:table-cell office:value-type="float" office:value="1527477049.22171" calcext:value-type="float">
            <text:p>1527477049.22171</text:p>
          </table:table-cell>
          <table:table-cell office:value-type="string" calcext:value-type="string">
            <text:p>PID_x</text:p>
          </table:table-cell>
          <table:table-cell office:value-type="float" office:value="0.004724" calcext:value-type="float">
            <text:p>0.004724</text:p>
          </table:table-cell>
          <table:table-cell office:value-type="float" office:value="-0.009223" calcext:value-type="float">
            <text:p>-0.00922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-0.009235" calcext:value-type="float">
            <text:p>-0.009235</text:p>
          </table:table-cell>
          <table:table-cell office:value-type="float" office:value="-0.011774" calcext:value-type="float">
            <text:p>-0.011774</text:p>
          </table:table-cell>
          <table:table-cell office:value-type="string" calcext:value-type="string">
            <text:p>0.002058</text:p>
          </table:table-cell>
        </table:table-row>
        <table:table-row table:style-name="ro1">
          <table:table-cell office:value-type="float" office:value="1527477049.22176" calcext:value-type="float">
            <text:p>1527477049.22176</text:p>
          </table:table-cell>
          <table:table-cell office:value-type="string" calcext:value-type="string">
            <text:p>PID_y</text:p>
          </table:table-cell>
          <table:table-cell office:value-type="float" office:value="0.004724" calcext:value-type="float">
            <text:p>0.004724</text:p>
          </table:table-cell>
          <table:table-cell office:value-type="float" office:value="-0.009223" calcext:value-type="float">
            <text:p>-0.00922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-0.009235" calcext:value-type="float">
            <text:p>-0.009235</text:p>
          </table:table-cell>
          <table:table-cell office:value-type="float" office:value="-0.011774" calcext:value-type="float">
            <text:p>-0.011774</text:p>
          </table:table-cell>
          <table:table-cell office:value-type="string" calcext:value-type="string">
            <text:p>0.002058</text:p>
          </table:table-cell>
        </table:table-row>
        <table:table-row table:style-name="ro1">
          <table:table-cell office:value-type="float" office:value="1527477049.24124" calcext:value-type="float">
            <text:p>1527477049.24124</text:p>
          </table:table-cell>
          <table:table-cell office:value-type="string" calcext:value-type="string">
            <text:p>PID_x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-0.009145" calcext:value-type="float">
            <text:p>-0.009145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-0.009158" calcext:value-type="float">
            <text:p>-0.009158</text:p>
          </table:table-cell>
          <table:table-cell office:value-type="float" office:value="-0.010375" calcext:value-type="float">
            <text:p>-0.010375</text:p>
          </table:table-cell>
          <table:table-cell office:value-type="string" calcext:value-type="string">
            <text:p>0.002143</text:p>
          </table:table-cell>
        </table:table-row>
        <table:table-row table:style-name="ro1">
          <table:table-cell office:value-type="float" office:value="1527477049.24129" calcext:value-type="float">
            <text:p>1527477049.24129</text:p>
          </table:table-cell>
          <table:table-cell office:value-type="string" calcext:value-type="string">
            <text:p>PID_y</text:p>
          </table:table-cell>
          <table:table-cell office:value-type="float" office:value="0.004631" calcext:value-type="float">
            <text:p>0.004631</text:p>
          </table:table-cell>
          <table:table-cell office:value-type="float" office:value="-0.009145" calcext:value-type="float">
            <text:p>-0.009145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-0.009158" calcext:value-type="float">
            <text:p>-0.009158</text:p>
          </table:table-cell>
          <table:table-cell office:value-type="float" office:value="-0.010375" calcext:value-type="float">
            <text:p>-0.010375</text:p>
          </table:table-cell>
          <table:table-cell office:value-type="string" calcext:value-type="string">
            <text:p>0.002143</text:p>
          </table:table-cell>
        </table:table-row>
        <table:table-row table:style-name="ro1">
          <table:table-cell office:value-type="float" office:value="1527477049.26071" calcext:value-type="float">
            <text:p>1527477049.26071</text:p>
          </table:table-cell>
          <table:table-cell office:value-type="string" calcext:value-type="string">
            <text:p>PID_x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-0.009055" calcext:value-type="float">
            <text:p>-0.009055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-0.009071" calcext:value-type="float">
            <text:p>-0.009071</text:p>
          </table:table-cell>
          <table:table-cell office:value-type="float" office:value="-0.013092" calcext:value-type="float">
            <text:p>-0.013092</text:p>
          </table:table-cell>
          <table:table-cell office:value-type="string" calcext:value-type="string">
            <text:p>0.002387</text:p>
          </table:table-cell>
        </table:table-row>
        <table:table-row table:style-name="ro1">
          <table:table-cell office:value-type="float" office:value="1527477049.26077" calcext:value-type="float">
            <text:p>1527477049.26077</text:p>
          </table:table-cell>
          <table:table-cell office:value-type="string" calcext:value-type="string">
            <text:p>PID_y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-0.009055" calcext:value-type="float">
            <text:p>-0.009055</text:p>
          </table:table-cell>
          <table:table-cell office:value-type="float" office:value="0.004469" calcext:value-type="float">
            <text:p>0.004469</text:p>
          </table:table-cell>
          <table:table-cell office:value-type="float" office:value="-0.009071" calcext:value-type="float">
            <text:p>-0.009071</text:p>
          </table:table-cell>
          <table:table-cell office:value-type="float" office:value="-0.013092" calcext:value-type="float">
            <text:p>-0.013092</text:p>
          </table:table-cell>
          <table:table-cell office:value-type="string" calcext:value-type="string">
            <text:p>0.002387</text:p>
          </table:table-cell>
        </table:table-row>
        <table:table-row table:style-name="ro1">
          <table:table-cell office:value-type="float" office:value="1527477049.28129" calcext:value-type="float">
            <text:p>1527477049.28129</text:p>
          </table:table-cell>
          <table:table-cell office:value-type="string" calcext:value-type="string">
            <text:p>PID_x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-0.009109" calcext:value-type="float">
            <text:p>-0.009109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-0.00911" calcext:value-type="float">
            <text:p>-0.00911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0.000559</text:p>
          </table:table-cell>
        </table:table-row>
        <table:table-row table:style-name="ro1">
          <table:table-cell office:value-type="float" office:value="1527477049.28134" calcext:value-type="float">
            <text:p>1527477049.28134</text:p>
          </table:table-cell>
          <table:table-cell office:value-type="string" calcext:value-type="string">
            <text:p>PID_y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-0.009109" calcext:value-type="float">
            <text:p>-0.009109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-0.00911" calcext:value-type="float">
            <text:p>-0.00911</text:p>
          </table:table-cell>
          <table:table-cell office:value-type="float" office:value="-0.01524" calcext:value-type="float">
            <text:p>-0.01524</text:p>
          </table:table-cell>
          <table:table-cell office:value-type="string" calcext:value-type="string">
            <text:p>0.000559</text:p>
          </table:table-cell>
        </table:table-row>
        <table:table-row table:style-name="ro1">
          <table:table-cell office:value-type="float" office:value="1527477049.30073" calcext:value-type="float">
            <text:p>1527477049.30073</text:p>
          </table:table-cell>
          <table:table-cell office:value-type="string" calcext:value-type="string">
            <text:p>PID_x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-0.009246" calcext:value-type="float">
            <text:p>-0.009246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-0.009245" calcext:value-type="float">
            <text:p>-0.009245</text:p>
          </table:table-cell>
          <table:table-cell office:value-type="float" office:value="-0.019637" calcext:value-type="float">
            <text:p>-0.019637</text:p>
          </table:table-cell>
          <table:table-cell office:value-type="string" calcext:value-type="string">
            <text:p>-0.000319</text:p>
          </table:table-cell>
        </table:table-row>
        <table:table-row table:style-name="ro1">
          <table:table-cell office:value-type="float" office:value="1527477049.30078" calcext:value-type="float">
            <text:p>1527477049.30078</text:p>
          </table:table-cell>
          <table:table-cell office:value-type="string" calcext:value-type="string">
            <text:p>PID_y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-0.009246" calcext:value-type="float">
            <text:p>-0.009246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-0.009245" calcext:value-type="float">
            <text:p>-0.009245</text:p>
          </table:table-cell>
          <table:table-cell office:value-type="float" office:value="-0.019637" calcext:value-type="float">
            <text:p>-0.019637</text:p>
          </table:table-cell>
          <table:table-cell office:value-type="string" calcext:value-type="string">
            <text:p>-0.000319</text:p>
          </table:table-cell>
        </table:table-row>
        <table:table-row table:style-name="ro1">
          <table:table-cell office:value-type="float" office:value="1527477049.32128" calcext:value-type="float">
            <text:p>1527477049.32128</text:p>
          </table:table-cell>
          <table:table-cell office:value-type="string" calcext:value-type="string">
            <text:p>PID_x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-0.009282" calcext:value-type="float">
            <text:p>-0.009282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-0.009282" calcext:value-type="float">
            <text:p>-0.009282</text:p>
          </table:table-cell>
          <table:table-cell office:value-type="float" office:value="-0.01777" calcext:value-type="float">
            <text:p>-0.01777</text:p>
          </table:table-cell>
          <table:table-cell office:value-type="string" calcext:value-type="string">
            <text:p>-0.000438</text:p>
          </table:table-cell>
        </table:table-row>
        <table:table-row table:style-name="ro1">
          <table:table-cell office:value-type="float" office:value="1527477049.32133" calcext:value-type="float">
            <text:p>1527477049.32133</text:p>
          </table:table-cell>
          <table:table-cell office:value-type="string" calcext:value-type="string">
            <text:p>PID_y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-0.009282" calcext:value-type="float">
            <text:p>-0.009282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-0.009282" calcext:value-type="float">
            <text:p>-0.009282</text:p>
          </table:table-cell>
          <table:table-cell office:value-type="float" office:value="-0.01777" calcext:value-type="float">
            <text:p>-0.01777</text:p>
          </table:table-cell>
          <table:table-cell office:value-type="string" calcext:value-type="string">
            <text:p>-0.000438</text:p>
          </table:table-cell>
        </table:table-row>
        <table:table-row table:style-name="ro1">
          <table:table-cell office:value-type="float" office:value="1527477049.3407" calcext:value-type="float">
            <text:p>1527477049.3407</text:p>
          </table:table-cell>
          <table:table-cell office:value-type="string" calcext:value-type="string">
            <text:p>PID_x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-0.009094" calcext:value-type="float">
            <text:p>-0.009094</text:p>
          </table:table-cell>
          <table:table-cell office:value-type="float" office:value="0.003272" calcext:value-type="float">
            <text:p>0.003272</text:p>
          </table:table-cell>
          <table:table-cell office:value-type="float" office:value="-0.009096" calcext:value-type="float">
            <text:p>-0.009096</text:p>
          </table:table-cell>
          <table:table-cell office:value-type="float" office:value="-0.016919" calcext:value-type="float">
            <text:p>-0.016919</text:p>
          </table:table-cell>
          <table:table-cell office:value-type="string" calcext:value-type="string">
            <text:p>0.000689</text:p>
          </table:table-cell>
        </table:table-row>
        <table:table-row table:style-name="ro1">
          <table:table-cell office:value-type="float" office:value="1527477049.34075" calcext:value-type="float">
            <text:p>1527477049.34075</text:p>
          </table:table-cell>
          <table:table-cell office:value-type="string" calcext:value-type="string">
            <text:p>PID_y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-0.009094" calcext:value-type="float">
            <text:p>-0.009094</text:p>
          </table:table-cell>
          <table:table-cell office:value-type="float" office:value="0.003272" calcext:value-type="float">
            <text:p>0.003272</text:p>
          </table:table-cell>
          <table:table-cell office:value-type="float" office:value="-0.009096" calcext:value-type="float">
            <text:p>-0.009096</text:p>
          </table:table-cell>
          <table:table-cell office:value-type="float" office:value="-0.016919" calcext:value-type="float">
            <text:p>-0.016919</text:p>
          </table:table-cell>
          <table:table-cell office:value-type="string" calcext:value-type="string">
            <text:p>0.000689</text:p>
          </table:table-cell>
        </table:table-row>
        <table:table-row table:style-name="ro1">
          <table:table-cell office:value-type="float" office:value="1527477049.36132" calcext:value-type="float">
            <text:p>1527477049.36132</text:p>
          </table:table-cell>
          <table:table-cell office:value-type="string" calcext:value-type="string">
            <text:p>PID_x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-0.009122" calcext:value-type="float">
            <text:p>-0.009122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-0.009122" calcext:value-type="float">
            <text:p>-0.009122</text:p>
          </table:table-cell>
          <table:table-cell office:value-type="float" office:value="-0.017567" calcext:value-type="float">
            <text:p>-0.017567</text:p>
          </table:table-cell>
          <table:table-cell office:value-type="string" calcext:value-type="string">
            <text:p>-0.000462</text:p>
          </table:table-cell>
        </table:table-row>
        <table:table-row table:style-name="ro1">
          <table:table-cell office:value-type="float" office:value="1527477049.36138" calcext:value-type="float">
            <text:p>1527477049.36138</text:p>
          </table:table-cell>
          <table:table-cell office:value-type="string" calcext:value-type="string">
            <text:p>PID_y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-0.009122" calcext:value-type="float">
            <text:p>-0.009122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-0.009122" calcext:value-type="float">
            <text:p>-0.009122</text:p>
          </table:table-cell>
          <table:table-cell office:value-type="float" office:value="-0.017567" calcext:value-type="float">
            <text:p>-0.017567</text:p>
          </table:table-cell>
          <table:table-cell office:value-type="string" calcext:value-type="string">
            <text:p>-0.000462</text:p>
          </table:table-cell>
        </table:table-row>
        <table:table-row table:style-name="ro1">
          <table:table-cell office:value-type="float" office:value="1527477049.38097" calcext:value-type="float">
            <text:p>1527477049.38097</text:p>
          </table:table-cell>
          <table:table-cell office:value-type="string" calcext:value-type="string">
            <text:p>PID_x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-0.009043" calcext:value-type="float">
            <text:p>-0.009043</text:p>
          </table:table-cell>
          <table:table-cell office:value-type="float" office:value="0.002733" calcext:value-type="float">
            <text:p>0.002733</text:p>
          </table:table-cell>
          <table:table-cell office:value-type="float" office:value="-0.009045" calcext:value-type="float">
            <text:p>-0.009045</text:p>
          </table:table-cell>
          <table:table-cell office:value-type="float" office:value="-0.01464" calcext:value-type="float">
            <text:p>-0.01464</text:p>
          </table:table-cell>
          <table:table-cell office:value-type="string" calcext:value-type="string">
            <text:p>0.000700</text:p>
          </table:table-cell>
        </table:table-row>
        <table:table-row table:style-name="ro1">
          <table:table-cell office:value-type="float" office:value="1527477049.38102" calcext:value-type="float">
            <text:p>1527477049.38102</text:p>
          </table:table-cell>
          <table:table-cell office:value-type="string" calcext:value-type="string">
            <text:p>PID_y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-0.009043" calcext:value-type="float">
            <text:p>-0.009043</text:p>
          </table:table-cell>
          <table:table-cell office:value-type="float" office:value="0.002733" calcext:value-type="float">
            <text:p>0.002733</text:p>
          </table:table-cell>
          <table:table-cell office:value-type="float" office:value="-0.009045" calcext:value-type="float">
            <text:p>-0.009045</text:p>
          </table:table-cell>
          <table:table-cell office:value-type="float" office:value="-0.01464" calcext:value-type="float">
            <text:p>-0.01464</text:p>
          </table:table-cell>
          <table:table-cell office:value-type="string" calcext:value-type="string">
            <text:p>0.000700</text:p>
          </table:table-cell>
        </table:table-row>
        <table:table-row table:style-name="ro1">
          <table:table-cell office:value-type="float" office:value="1527477049.40155" calcext:value-type="float">
            <text:p>1527477049.40155</text:p>
          </table:table-cell>
          <table:table-cell office:value-type="string" calcext:value-type="string">
            <text:p>PID_x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-0.009105" calcext:value-type="float">
            <text:p>-0.009105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-0.009111" calcext:value-type="float">
            <text:p>-0.009111</text:p>
          </table:table-cell>
          <table:table-cell office:value-type="float" office:value="-0.009172" calcext:value-type="float">
            <text:p>-0.009172</text:p>
          </table:table-cell>
          <table:table-cell office:value-type="string" calcext:value-type="string">
            <text:p>0.001449</text:p>
          </table:table-cell>
        </table:table-row>
        <table:table-row table:style-name="ro1">
          <table:table-cell office:value-type="float" office:value="1527477049.40161" calcext:value-type="float">
            <text:p>1527477049.40161</text:p>
          </table:table-cell>
          <table:table-cell office:value-type="string" calcext:value-type="string">
            <text:p>PID_y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-0.009105" calcext:value-type="float">
            <text:p>-0.009105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-0.009111" calcext:value-type="float">
            <text:p>-0.009111</text:p>
          </table:table-cell>
          <table:table-cell office:value-type="float" office:value="-0.009172" calcext:value-type="float">
            <text:p>-0.009172</text:p>
          </table:table-cell>
          <table:table-cell office:value-type="string" calcext:value-type="string">
            <text:p>0.001449</text:p>
          </table:table-cell>
        </table:table-row>
        <table:table-row table:style-name="ro1">
          <table:table-cell office:value-type="float" office:value="1527477049.42109" calcext:value-type="float">
            <text:p>1527477049.42109</text:p>
          </table:table-cell>
          <table:table-cell office:value-type="string" calcext:value-type="string">
            <text:p>PID_x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-0.009062" calcext:value-type="float">
            <text:p>-0.009062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-0.009075" calcext:value-type="float">
            <text:p>-0.009075</text:p>
          </table:table-cell>
          <table:table-cell office:value-type="float" office:value="-0.013483" calcext:value-type="float">
            <text:p>-0.013483</text:p>
          </table:table-cell>
          <table:table-cell office:value-type="string" calcext:value-type="string">
            <text:p>0.002172</text:p>
          </table:table-cell>
        </table:table-row>
        <table:table-row table:style-name="ro1">
          <table:table-cell office:value-type="float" office:value="1527477049.42115" calcext:value-type="float">
            <text:p>1527477049.42115</text:p>
          </table:table-cell>
          <table:table-cell office:value-type="string" calcext:value-type="string">
            <text:p>PID_y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-0.009062" calcext:value-type="float">
            <text:p>-0.009062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-0.009075" calcext:value-type="float">
            <text:p>-0.009075</text:p>
          </table:table-cell>
          <table:table-cell office:value-type="float" office:value="-0.013483" calcext:value-type="float">
            <text:p>-0.013483</text:p>
          </table:table-cell>
          <table:table-cell office:value-type="string" calcext:value-type="string">
            <text:p>0.002172</text:p>
          </table:table-cell>
        </table:table-row>
        <table:table-row table:style-name="ro1">
          <table:table-cell office:value-type="float" office:value="1527477049.44165" calcext:value-type="float">
            <text:p>1527477049.44165</text:p>
          </table:table-cell>
          <table:table-cell office:value-type="string" calcext:value-type="string">
            <text:p>PID_x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-0.009231" calcext:value-type="float">
            <text:p>-0.009231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-0.009227" calcext:value-type="float">
            <text:p>-0.009227</text:p>
          </table:table-cell>
          <table:table-cell office:value-type="float" office:value="-0.013963" calcext:value-type="float">
            <text:p>-0.013963</text:p>
          </table:table-cell>
          <table:table-cell office:value-type="string" calcext:value-type="string">
            <text:p>-0.001221</text:p>
          </table:table-cell>
        </table:table-row>
        <table:table-row table:style-name="ro1">
          <table:table-cell office:value-type="float" office:value="1527477049.44171" calcext:value-type="float">
            <text:p>1527477049.44171</text:p>
          </table:table-cell>
          <table:table-cell office:value-type="string" calcext:value-type="string">
            <text:p>PID_y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-0.009231" calcext:value-type="float">
            <text:p>-0.009231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-0.009227" calcext:value-type="float">
            <text:p>-0.009227</text:p>
          </table:table-cell>
          <table:table-cell office:value-type="float" office:value="-0.013963" calcext:value-type="float">
            <text:p>-0.013963</text:p>
          </table:table-cell>
          <table:table-cell office:value-type="string" calcext:value-type="string">
            <text:p>-0.001221</text:p>
          </table:table-cell>
        </table:table-row>
        <table:table-row table:style-name="ro1">
          <table:table-cell office:value-type="float" office:value="1527477049.46119" calcext:value-type="float">
            <text:p>1527477049.46119</text:p>
          </table:table-cell>
          <table:table-cell office:value-type="string" calcext:value-type="string">
            <text:p>PID_x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-0.009155" calcext:value-type="float">
            <text:p>-0.009155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-0.009155" calcext:value-type="float">
            <text:p>-0.009155</text:p>
          </table:table-cell>
          <table:table-cell office:value-type="float" office:value="-0.011817" calcext:value-type="float">
            <text:p>-0.011817</text:p>
          </table:table-cell>
          <table:table-cell office:value-type="string" calcext:value-type="string">
            <text:p>-0.000229</text:p>
          </table:table-cell>
        </table:table-row>
        <table:table-row table:style-name="ro1">
          <table:table-cell office:value-type="float" office:value="1527477049.46124" calcext:value-type="float">
            <text:p>1527477049.46124</text:p>
          </table:table-cell>
          <table:table-cell office:value-type="string" calcext:value-type="string">
            <text:p>PID_y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-0.009155" calcext:value-type="float">
            <text:p>-0.009155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-0.009155" calcext:value-type="float">
            <text:p>-0.009155</text:p>
          </table:table-cell>
          <table:table-cell office:value-type="float" office:value="-0.011817" calcext:value-type="float">
            <text:p>-0.011817</text:p>
          </table:table-cell>
          <table:table-cell office:value-type="string" calcext:value-type="string">
            <text:p>-0.000229</text:p>
          </table:table-cell>
        </table:table-row>
        <table:table-row table:style-name="ro1">
          <table:table-cell office:value-type="float" office:value="1527477049.48163" calcext:value-type="float">
            <text:p>1527477049.48163</text:p>
          </table:table-cell>
          <table:table-cell office:value-type="string" calcext:value-type="string">
            <text:p>PID_x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-0.008943" calcext:value-type="float">
            <text:p>-0.008943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-0.008946" calcext:value-type="float">
            <text:p>-0.008946</text:p>
          </table:table-cell>
          <table:table-cell office:value-type="float" office:value="-0.01349" calcext:value-type="float">
            <text:p>-0.01349</text:p>
          </table:table-cell>
          <table:table-cell office:value-type="string" calcext:value-type="string">
            <text:p>0.001026</text:p>
          </table:table-cell>
        </table:table-row>
        <table:table-row table:style-name="ro1">
          <table:table-cell office:value-type="float" office:value="1527477049.48168" calcext:value-type="float">
            <text:p>1527477049.48168</text:p>
          </table:table-cell>
          <table:table-cell office:value-type="string" calcext:value-type="string">
            <text:p>PID_y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-0.008943" calcext:value-type="float">
            <text:p>-0.008943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-0.008946" calcext:value-type="float">
            <text:p>-0.008946</text:p>
          </table:table-cell>
          <table:table-cell office:value-type="float" office:value="-0.01349" calcext:value-type="float">
            <text:p>-0.01349</text:p>
          </table:table-cell>
          <table:table-cell office:value-type="string" calcext:value-type="string">
            <text:p>0.001026</text:p>
          </table:table-cell>
        </table:table-row>
        <table:table-row table:style-name="ro1">
          <table:table-cell office:value-type="float" office:value="1527477049.50109" calcext:value-type="float">
            <text:p>1527477049.50109</text:p>
          </table:table-cell>
          <table:table-cell office:value-type="string" calcext:value-type="string">
            <text:p>PID_x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-0.008993" calcext:value-type="float">
            <text:p>-0.008993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-0.008997" calcext:value-type="float">
            <text:p>-0.008997</text:p>
          </table:table-cell>
          <table:table-cell office:value-type="float" office:value="-0.016462" calcext:value-type="float">
            <text:p>-0.016462</text:p>
          </table:table-cell>
          <table:table-cell office:value-type="string" calcext:value-type="string">
            <text:p>0.001150</text:p>
          </table:table-cell>
        </table:table-row>
        <table:table-row table:style-name="ro1">
          <table:table-cell office:value-type="float" office:value="1527477049.50114" calcext:value-type="float">
            <text:p>1527477049.50114</text:p>
          </table:table-cell>
          <table:table-cell office:value-type="string" calcext:value-type="string">
            <text:p>PID_y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-0.008993" calcext:value-type="float">
            <text:p>-0.008993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-0.008997" calcext:value-type="float">
            <text:p>-0.008997</text:p>
          </table:table-cell>
          <table:table-cell office:value-type="float" office:value="-0.016462" calcext:value-type="float">
            <text:p>-0.016462</text:p>
          </table:table-cell>
          <table:table-cell office:value-type="string" calcext:value-type="string">
            <text:p>0.001150</text:p>
          </table:table-cell>
        </table:table-row>
        <table:table-row table:style-name="ro1">
          <table:table-cell office:value-type="float" office:value="1527477049.52153" calcext:value-type="float">
            <text:p>1527477049.52153</text:p>
          </table:table-cell>
          <table:table-cell office:value-type="string" calcext:value-type="string">
            <text:p>PID_x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-0.009023" calcext:value-type="float">
            <text:p>-0.009023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-0.009023" calcext:value-type="float">
            <text:p>-0.009023</text:p>
          </table:table-cell>
          <table:table-cell office:value-type="float" office:value="-0.013765" calcext:value-type="float">
            <text:p>-0.013765</text:p>
          </table:table-cell>
          <table:table-cell office:value-type="string" calcext:value-type="string">
            <text:p>0.000524</text:p>
          </table:table-cell>
        </table:table-row>
        <table:table-row table:style-name="ro1">
          <table:table-cell office:value-type="float" office:value="1527477049.52159" calcext:value-type="float">
            <text:p>1527477049.52159</text:p>
          </table:table-cell>
          <table:table-cell office:value-type="string" calcext:value-type="string">
            <text:p>PID_y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-0.009023" calcext:value-type="float">
            <text:p>-0.009023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-0.009023" calcext:value-type="float">
            <text:p>-0.009023</text:p>
          </table:table-cell>
          <table:table-cell office:value-type="float" office:value="-0.013765" calcext:value-type="float">
            <text:p>-0.013765</text:p>
          </table:table-cell>
          <table:table-cell office:value-type="string" calcext:value-type="string">
            <text:p>0.000524</text:p>
          </table:table-cell>
        </table:table-row>
        <table:table-row table:style-name="ro1">
          <table:table-cell office:value-type="float" office:value="1527477049.5411" calcext:value-type="float">
            <text:p>1527477049.5411</text:p>
          </table:table-cell>
          <table:table-cell office:value-type="string" calcext:value-type="string">
            <text:p>PID_x</text:p>
          </table:table-cell>
          <table:table-cell office:value-type="float" office:value="-0.000254" calcext:value-type="float">
            <text:p>-0.000254</text:p>
          </table:table-cell>
          <table:table-cell office:value-type="float" office:value="-0.00906" calcext:value-type="float">
            <text:p>-0.00906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-0.009067" calcext:value-type="float">
            <text:p>-0.009067</text:p>
          </table:table-cell>
          <table:table-cell office:value-type="float" office:value="-0.014948" calcext:value-type="float">
            <text:p>-0.014948</text:p>
          </table:table-cell>
          <table:table-cell office:value-type="string" calcext:value-type="string">
            <text:p>0.001556</text:p>
          </table:table-cell>
        </table:table-row>
        <table:table-row table:style-name="ro1">
          <table:table-cell office:value-type="float" office:value="1527477049.54115" calcext:value-type="float">
            <text:p>1527477049.54115</text:p>
          </table:table-cell>
          <table:table-cell office:value-type="string" calcext:value-type="string">
            <text:p>PID_y</text:p>
          </table:table-cell>
          <table:table-cell office:value-type="float" office:value="-0.000254" calcext:value-type="float">
            <text:p>-0.000254</text:p>
          </table:table-cell>
          <table:table-cell office:value-type="float" office:value="-0.00906" calcext:value-type="float">
            <text:p>-0.00906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-0.009067" calcext:value-type="float">
            <text:p>-0.009067</text:p>
          </table:table-cell>
          <table:table-cell office:value-type="float" office:value="-0.014948" calcext:value-type="float">
            <text:p>-0.014948</text:p>
          </table:table-cell>
          <table:table-cell office:value-type="string" calcext:value-type="string">
            <text:p>0.001556</text:p>
          </table:table-cell>
        </table:table-row>
        <table:table-row table:style-name="ro1">
          <table:table-cell office:value-type="float" office:value="1527477049.56155" calcext:value-type="float">
            <text:p>1527477049.56155</text:p>
          </table:table-cell>
          <table:table-cell office:value-type="string" calcext:value-type="string">
            <text:p>PID_x</text:p>
          </table:table-cell>
          <table:table-cell office:value-type="float" office:value="-0.00052" calcext:value-type="float">
            <text:p>-0.00052</text:p>
          </table:table-cell>
          <table:table-cell office:value-type="float" office:value="-0.008877" calcext:value-type="float">
            <text:p>-0.008877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-0.008895" calcext:value-type="float">
            <text:p>-0.008895</text:p>
          </table:table-cell>
          <table:table-cell office:value-type="float" office:value="-0.014548" calcext:value-type="float">
            <text:p>-0.014548</text:p>
          </table:table-cell>
          <table:table-cell office:value-type="string" calcext:value-type="string">
            <text:p>0.002496</text:p>
          </table:table-cell>
        </table:table-row>
        <table:table-row table:style-name="ro1">
          <table:table-cell office:value-type="float" office:value="1527477049.56157" calcext:value-type="float">
            <text:p>1527477049.56157</text:p>
          </table:table-cell>
          <table:table-cell office:value-type="string" calcext:value-type="string">
            <text:p>PID_y</text:p>
          </table:table-cell>
          <table:table-cell office:value-type="float" office:value="-0.00052" calcext:value-type="float">
            <text:p>-0.00052</text:p>
          </table:table-cell>
          <table:table-cell office:value-type="float" office:value="-0.008877" calcext:value-type="float">
            <text:p>-0.008877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-0.008895" calcext:value-type="float">
            <text:p>-0.008895</text:p>
          </table:table-cell>
          <table:table-cell office:value-type="float" office:value="-0.014548" calcext:value-type="float">
            <text:p>-0.014548</text:p>
          </table:table-cell>
          <table:table-cell office:value-type="string" calcext:value-type="string">
            <text:p>0.002496</text:p>
          </table:table-cell>
        </table:table-row>
        <table:table-row table:style-name="ro1">
          <table:table-cell office:value-type="float" office:value="1527477049.58078" calcext:value-type="float">
            <text:p>1527477049.58078</text:p>
          </table:table-cell>
          <table:table-cell office:value-type="string" calcext:value-type="string">
            <text:p>PID_x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8834" calcext:value-type="float">
            <text:p>-0.008834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-0.008837" calcext:value-type="float">
            <text:p>-0.008837</text:p>
          </table:table-cell>
          <table:table-cell office:value-type="float" office:value="-0.009669" calcext:value-type="float">
            <text:p>-0.009669</text:p>
          </table:table-cell>
          <table:table-cell office:value-type="string" calcext:value-type="string">
            <text:p>0.001054</text:p>
          </table:table-cell>
        </table:table-row>
        <table:table-row table:style-name="ro1">
          <table:table-cell office:value-type="float" office:value="1527477049.58081" calcext:value-type="float">
            <text:p>1527477049.58081</text:p>
          </table:table-cell>
          <table:table-cell office:value-type="string" calcext:value-type="string">
            <text:p>PID_y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8834" calcext:value-type="float">
            <text:p>-0.008834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-0.008837" calcext:value-type="float">
            <text:p>-0.008837</text:p>
          </table:table-cell>
          <table:table-cell office:value-type="float" office:value="-0.009669" calcext:value-type="float">
            <text:p>-0.009669</text:p>
          </table:table-cell>
          <table:table-cell office:value-type="string" calcext:value-type="string">
            <text:p>0.001054</text:p>
          </table:table-cell>
        </table:table-row>
        <table:table-row table:style-name="ro1">
          <table:table-cell office:value-type="float" office:value="1527477049.60118" calcext:value-type="float">
            <text:p>1527477049.60118</text:p>
          </table:table-cell>
          <table:table-cell office:value-type="string" calcext:value-type="string">
            <text:p>PID_x</text:p>
          </table:table-cell>
          <table:table-cell office:value-type="float" office:value="-0.000105" calcext:value-type="float">
            <text:p>-0.000105</text:p>
          </table:table-cell>
          <table:table-cell office:value-type="float" office:value="-0.008908" calcext:value-type="float">
            <text:p>-0.008908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-0.00891" calcext:value-type="float">
            <text:p>-0.00891</text:p>
          </table:table-cell>
          <table:table-cell office:value-type="float" office:value="-0.008031" calcext:value-type="float">
            <text:p>-0.008031</text:p>
          </table:table-cell>
          <table:table-cell office:value-type="string" calcext:value-type="string">
            <text:p>0.000862</text:p>
          </table:table-cell>
        </table:table-row>
        <table:table-row table:style-name="ro1">
          <table:table-cell office:value-type="float" office:value="1527477049.60121" calcext:value-type="float">
            <text:p>1527477049.60121</text:p>
          </table:table-cell>
          <table:table-cell office:value-type="string" calcext:value-type="string">
            <text:p>PID_y</text:p>
          </table:table-cell>
          <table:table-cell office:value-type="float" office:value="-0.000105" calcext:value-type="float">
            <text:p>-0.000105</text:p>
          </table:table-cell>
          <table:table-cell office:value-type="float" office:value="-0.008908" calcext:value-type="float">
            <text:p>-0.008908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-0.00891" calcext:value-type="float">
            <text:p>-0.00891</text:p>
          </table:table-cell>
          <table:table-cell office:value-type="float" office:value="-0.008031" calcext:value-type="float">
            <text:p>-0.008031</text:p>
          </table:table-cell>
          <table:table-cell office:value-type="string" calcext:value-type="string">
            <text:p>0.000862</text:p>
          </table:table-cell>
        </table:table-row>
        <table:table-row table:style-name="ro1">
          <table:table-cell office:value-type="float" office:value="1527477049.62169" calcext:value-type="float">
            <text:p>1527477049.62169</text:p>
          </table:table-cell>
          <table:table-cell office:value-type="string" calcext:value-type="string">
            <text:p>PID_x</text:p>
          </table:table-cell>
          <table:table-cell office:value-type="float" office:value="-0.000199" calcext:value-type="float">
            <text:p>-0.000199</text:p>
          </table:table-cell>
          <table:table-cell office:value-type="float" office:value="-0.008977" calcext:value-type="float">
            <text:p>-0.008977</text:p>
          </table:table-cell>
          <table:table-cell office:value-type="float" office:value="-0.000064" calcext:value-type="float">
            <text:p>-0.000064</text:p>
          </table:table-cell>
          <table:table-cell office:value-type="float" office:value="-0.008978" calcext:value-type="float">
            <text:p>-0.008978</text:p>
          </table:table-cell>
          <table:table-cell office:value-type="float" office:value="-0.006868" calcext:value-type="float">
            <text:p>-0.006868</text:p>
          </table:table-cell>
          <table:table-cell office:value-type="string" calcext:value-type="string">
            <text:p>0.000454</text:p>
          </table:table-cell>
        </table:table-row>
        <table:table-row table:style-name="ro1">
          <table:table-cell office:value-type="float" office:value="1527477049.62174" calcext:value-type="float">
            <text:p>1527477049.62174</text:p>
          </table:table-cell>
          <table:table-cell office:value-type="string" calcext:value-type="string">
            <text:p>PID_y</text:p>
          </table:table-cell>
          <table:table-cell office:value-type="float" office:value="-0.000199" calcext:value-type="float">
            <text:p>-0.000199</text:p>
          </table:table-cell>
          <table:table-cell office:value-type="float" office:value="-0.008977" calcext:value-type="float">
            <text:p>-0.008977</text:p>
          </table:table-cell>
          <table:table-cell office:value-type="float" office:value="-0.000064" calcext:value-type="float">
            <text:p>-0.000064</text:p>
          </table:table-cell>
          <table:table-cell office:value-type="float" office:value="-0.008978" calcext:value-type="float">
            <text:p>-0.008978</text:p>
          </table:table-cell>
          <table:table-cell office:value-type="float" office:value="-0.006868" calcext:value-type="float">
            <text:p>-0.006868</text:p>
          </table:table-cell>
          <table:table-cell office:value-type="string" calcext:value-type="string">
            <text:p>0.000454</text:p>
          </table:table-cell>
        </table:table-row>
        <table:table-row table:style-name="ro1">
          <table:table-cell office:value-type="float" office:value="1527477049.64113" calcext:value-type="float">
            <text:p>1527477049.64113</text:p>
          </table:table-cell>
          <table:table-cell office:value-type="string" calcext:value-type="string">
            <text:p>PID_x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-0.008978" calcext:value-type="float">
            <text:p>-0.00897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-0.00898" calcext:value-type="float">
            <text:p>-0.00898</text:p>
          </table:table-cell>
          <table:table-cell office:value-type="float" office:value="-0.002892" calcext:value-type="float">
            <text:p>-0.002892</text:p>
          </table:table-cell>
          <table:table-cell office:value-type="string" calcext:value-type="string">
            <text:p>0.000875</text:p>
          </table:table-cell>
        </table:table-row>
        <table:table-row table:style-name="ro1">
          <table:table-cell office:value-type="float" office:value="1527477049.64118" calcext:value-type="float">
            <text:p>1527477049.64118</text:p>
          </table:table-cell>
          <table:table-cell office:value-type="string" calcext:value-type="string">
            <text:p>PID_y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-0.008978" calcext:value-type="float">
            <text:p>-0.00897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-0.00898" calcext:value-type="float">
            <text:p>-0.00898</text:p>
          </table:table-cell>
          <table:table-cell office:value-type="float" office:value="-0.002892" calcext:value-type="float">
            <text:p>-0.002892</text:p>
          </table:table-cell>
          <table:table-cell office:value-type="string" calcext:value-type="string">
            <text:p>0.000875</text:p>
          </table:table-cell>
        </table:table-row>
        <table:table-row table:style-name="ro1">
          <table:table-cell office:value-type="float" office:value="1527477049.66159" calcext:value-type="float">
            <text:p>1527477049.66159</text:p>
          </table:table-cell>
          <table:table-cell office:value-type="string" calcext:value-type="string">
            <text:p>PID_x</text:p>
          </table:table-cell>
          <table:table-cell office:value-type="float" office:value="-0.000359" calcext:value-type="float">
            <text:p>-0.000359</text:p>
          </table:table-cell>
          <table:table-cell office:value-type="float" office:value="-0.009166" calcext:value-type="float">
            <text:p>-0.009166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9149" calcext:value-type="float">
            <text:p>-0.009149</text:p>
          </table:table-cell>
          <table:table-cell office:value-type="float" office:value="-0.003699" calcext:value-type="float">
            <text:p>-0.003699</text:p>
          </table:table-cell>
          <table:table-cell office:value-type="string" calcext:value-type="string">
            <text:p>-0.002454</text:p>
          </table:table-cell>
        </table:table-row>
        <table:table-row table:style-name="ro1">
          <table:table-cell office:value-type="float" office:value="1527477049.66164" calcext:value-type="float">
            <text:p>1527477049.66164</text:p>
          </table:table-cell>
          <table:table-cell office:value-type="string" calcext:value-type="string">
            <text:p>PID_y</text:p>
          </table:table-cell>
          <table:table-cell office:value-type="float" office:value="-0.000359" calcext:value-type="float">
            <text:p>-0.000359</text:p>
          </table:table-cell>
          <table:table-cell office:value-type="float" office:value="-0.009166" calcext:value-type="float">
            <text:p>-0.009166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9149" calcext:value-type="float">
            <text:p>-0.009149</text:p>
          </table:table-cell>
          <table:table-cell office:value-type="float" office:value="-0.003699" calcext:value-type="float">
            <text:p>-0.003699</text:p>
          </table:table-cell>
          <table:table-cell office:value-type="string" calcext:value-type="string">
            <text:p>-0.002454</text:p>
          </table:table-cell>
        </table:table-row>
        <table:table-row table:style-name="ro1">
          <table:table-cell office:value-type="float" office:value="1527477049.68111" calcext:value-type="float">
            <text:p>1527477049.68111</text:p>
          </table:table-cell>
          <table:table-cell office:value-type="string" calcext:value-type="string">
            <text:p>PID_x</text:p>
          </table:table-cell>
          <table:table-cell office:value-type="float" office:value="-0.000049" calcext:value-type="float">
            <text:p>-0.000049</text:p>
          </table:table-cell>
          <table:table-cell office:value-type="float" office:value="-0.009215" calcext:value-type="float">
            <text:p>-0.009215</text:p>
          </table:table-cell>
          <table:table-cell office:value-type="float" office:value="-0.000005" calcext:value-type="float">
            <text:p>-0.000005</text:p>
          </table:table-cell>
          <table:table-cell office:value-type="float" office:value="-0.009182" calcext:value-type="float">
            <text:p>-0.009182</text:p>
          </table:table-cell>
          <table:table-cell office:value-type="float" office:value="-0.003917" calcext:value-type="float">
            <text:p>-0.003917</text:p>
          </table:table-cell>
          <table:table-cell office:value-type="string" calcext:value-type="string">
            <text:p>-0.003386</text:p>
          </table:table-cell>
        </table:table-row>
        <table:table-row table:style-name="ro1">
          <table:table-cell office:value-type="float" office:value="1527477049.68116" calcext:value-type="float">
            <text:p>1527477049.68116</text:p>
          </table:table-cell>
          <table:table-cell office:value-type="string" calcext:value-type="string">
            <text:p>PID_y</text:p>
          </table:table-cell>
          <table:table-cell office:value-type="float" office:value="-0.000049" calcext:value-type="float">
            <text:p>-0.000049</text:p>
          </table:table-cell>
          <table:table-cell office:value-type="float" office:value="-0.009215" calcext:value-type="float">
            <text:p>-0.009215</text:p>
          </table:table-cell>
          <table:table-cell office:value-type="float" office:value="-0.000005" calcext:value-type="float">
            <text:p>-0.000005</text:p>
          </table:table-cell>
          <table:table-cell office:value-type="float" office:value="-0.009182" calcext:value-type="float">
            <text:p>-0.009182</text:p>
          </table:table-cell>
          <table:table-cell office:value-type="float" office:value="-0.003917" calcext:value-type="float">
            <text:p>-0.003917</text:p>
          </table:table-cell>
          <table:table-cell office:value-type="string" calcext:value-type="string">
            <text:p>-0.003386</text:p>
          </table:table-cell>
        </table:table-row>
        <table:table-row table:style-name="ro1">
          <table:table-cell office:value-type="float" office:value="1527477049.70168" calcext:value-type="float">
            <text:p>1527477049.70168</text:p>
          </table:table-cell>
          <table:table-cell office:value-type="string" calcext:value-type="string">
            <text:p>PID_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-0.009103" calcext:value-type="float">
            <text:p>-0.009103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-0.009094" calcext:value-type="float">
            <text:p>-0.009094</text:p>
          </table:table-cell>
          <table:table-cell office:value-type="float" office:value="0.002562" calcext:value-type="float">
            <text:p>0.002562</text:p>
          </table:table-cell>
          <table:table-cell office:value-type="string" calcext:value-type="string">
            <text:p>-0.001818</text:p>
          </table:table-cell>
        </table:table-row>
        <table:table-row table:style-name="ro1">
          <table:table-cell office:value-type="float" office:value="1527477049.70174" calcext:value-type="float">
            <text:p>1527477049.70174</text:p>
          </table:table-cell>
          <table:table-cell office:value-type="string" calcext:value-type="string">
            <text:p>PID_y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-0.009103" calcext:value-type="float">
            <text:p>-0.009103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-0.009094" calcext:value-type="float">
            <text:p>-0.009094</text:p>
          </table:table-cell>
          <table:table-cell office:value-type="float" office:value="0.002562" calcext:value-type="float">
            <text:p>0.002562</text:p>
          </table:table-cell>
          <table:table-cell office:value-type="string" calcext:value-type="string">
            <text:p>-0.001818</text:p>
          </table:table-cell>
        </table:table-row>
        <table:table-row table:style-name="ro1">
          <table:table-cell office:value-type="float" office:value="1527477049.72123" calcext:value-type="float">
            <text:p>1527477049.72123</text:p>
          </table:table-cell>
          <table:table-cell office:value-type="string" calcext:value-type="string">
            <text:p>PID_x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-0.009269" calcext:value-type="float">
            <text:p>-0.009269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-0.009247" calcext:value-type="float">
            <text:p>-0.009247</text:p>
          </table:table-cell>
          <table:table-cell office:value-type="float" office:value="0.003344" calcext:value-type="float">
            <text:p>0.003344</text:p>
          </table:table-cell>
          <table:table-cell office:value-type="string" calcext:value-type="string">
            <text:p>-0.002724</text:p>
          </table:table-cell>
        </table:table-row>
        <table:table-row table:style-name="ro1">
          <table:table-cell office:value-type="float" office:value="1527477049.72129" calcext:value-type="float">
            <text:p>1527477049.72129</text:p>
          </table:table-cell>
          <table:table-cell office:value-type="string" calcext:value-type="string">
            <text:p>PID_y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-0.009269" calcext:value-type="float">
            <text:p>-0.009269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-0.009247" calcext:value-type="float">
            <text:p>-0.009247</text:p>
          </table:table-cell>
          <table:table-cell office:value-type="float" office:value="0.003344" calcext:value-type="float">
            <text:p>0.003344</text:p>
          </table:table-cell>
          <table:table-cell office:value-type="string" calcext:value-type="string">
            <text:p>-0.002724</text:p>
          </table:table-cell>
        </table:table-row>
        <table:table-row table:style-name="ro1">
          <table:table-cell office:value-type="float" office:value="1527477049.74068" calcext:value-type="float">
            <text:p>1527477049.74068</text:p>
          </table:table-cell>
          <table:table-cell office:value-type="string" calcext:value-type="string">
            <text:p>PID_x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-0.009317" calcext:value-type="float">
            <text:p>-0.009317</text:p>
          </table:table-cell>
          <table:table-cell office:value-type="float" office:value="0.001193" calcext:value-type="float">
            <text:p>0.001193</text:p>
          </table:table-cell>
          <table:table-cell office:value-type="string" calcext:value-type="string">
            <text:p>-0.003418</text:p>
          </table:table-cell>
        </table:table-row>
        <table:table-row table:style-name="ro1">
          <table:table-cell office:value-type="float" office:value="1527477049.74073" calcext:value-type="float">
            <text:p>1527477049.74073</text:p>
          </table:table-cell>
          <table:table-cell office:value-type="string" calcext:value-type="string">
            <text:p>PID_y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-0.009317" calcext:value-type="float">
            <text:p>-0.009317</text:p>
          </table:table-cell>
          <table:table-cell office:value-type="float" office:value="0.001193" calcext:value-type="float">
            <text:p>0.001193</text:p>
          </table:table-cell>
          <table:table-cell office:value-type="string" calcext:value-type="string">
            <text:p>-0.003418</text:p>
          </table:table-cell>
        </table:table-row>
        <table:table-row table:style-name="ro1">
          <table:table-cell office:value-type="float" office:value="1527477049.7612" calcext:value-type="float">
            <text:p>1527477049.7612</text:p>
          </table:table-cell>
          <table:table-cell office:value-type="string" calcext:value-type="string">
            <text:p>PID_x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-0.009531" calcext:value-type="float">
            <text:p>-0.009531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-0.009496" calcext:value-type="float">
            <text:p>-0.009496</text:p>
          </table:table-cell>
          <table:table-cell office:value-type="float" office:value="0.011687" calcext:value-type="float">
            <text:p>0.011687</text:p>
          </table:table-cell>
          <table:table-cell office:value-type="string" calcext:value-type="string">
            <text:p>-0.003511</text:p>
          </table:table-cell>
        </table:table-row>
        <table:table-row table:style-name="ro1">
          <table:table-cell office:value-type="float" office:value="1527477049.76125" calcext:value-type="float">
            <text:p>1527477049.76125</text:p>
          </table:table-cell>
          <table:table-cell office:value-type="string" calcext:value-type="string">
            <text:p>PID_y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-0.009531" calcext:value-type="float">
            <text:p>-0.009531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-0.009496" calcext:value-type="float">
            <text:p>-0.009496</text:p>
          </table:table-cell>
          <table:table-cell office:value-type="float" office:value="0.011687" calcext:value-type="float">
            <text:p>0.011687</text:p>
          </table:table-cell>
          <table:table-cell office:value-type="string" calcext:value-type="string">
            <text:p>-0.003511</text:p>
          </table:table-cell>
        </table:table-row>
        <table:table-row table:style-name="ro1">
          <table:table-cell office:value-type="float" office:value="1527477049.78172" calcext:value-type="float">
            <text:p>1527477049.78172</text:p>
          </table:table-cell>
          <table:table-cell office:value-type="string" calcext:value-type="string">
            <text:p>PID_x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-0.009412" calcext:value-type="float">
            <text:p>-0.009412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-0.009398" calcext:value-type="float">
            <text:p>-0.009398</text:p>
          </table:table-cell>
          <table:table-cell office:value-type="float" office:value="0.010131" calcext:value-type="float">
            <text:p>0.010131</text:p>
          </table:table-cell>
          <table:table-cell office:value-type="string" calcext:value-type="string">
            <text:p>-0.002218</text:p>
          </table:table-cell>
        </table:table-row>
        <table:table-row table:style-name="ro1">
          <table:table-cell office:value-type="float" office:value="1527477049.78177" calcext:value-type="float">
            <text:p>1527477049.78177</text:p>
          </table:table-cell>
          <table:table-cell office:value-type="string" calcext:value-type="string">
            <text:p>PID_y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-0.009412" calcext:value-type="float">
            <text:p>-0.009412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-0.009398" calcext:value-type="float">
            <text:p>-0.009398</text:p>
          </table:table-cell>
          <table:table-cell office:value-type="float" office:value="0.010131" calcext:value-type="float">
            <text:p>0.010131</text:p>
          </table:table-cell>
          <table:table-cell office:value-type="string" calcext:value-type="string">
            <text:p>-0.002218</text:p>
          </table:table-cell>
        </table:table-row>
        <table:table-row table:style-name="ro1">
          <table:table-cell office:value-type="float" office:value="1527477049.80136" calcext:value-type="float">
            <text:p>1527477049.80136</text:p>
          </table:table-cell>
          <table:table-cell office:value-type="string" calcext:value-type="string">
            <text:p>PID_x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-0.009333" calcext:value-type="float">
            <text:p>-0.009333</text:p>
          </table:table-cell>
          <table:table-cell office:value-type="float" office:value="0.007468" calcext:value-type="float">
            <text:p>0.007468</text:p>
          </table:table-cell>
          <table:table-cell office:value-type="string" calcext:value-type="string">
            <text:p>-0.002415</text:p>
          </table:table-cell>
        </table:table-row>
        <table:table-row table:style-name="ro1">
          <table:table-cell office:value-type="float" office:value="1527477049.80142" calcext:value-type="float">
            <text:p>1527477049.80142</text:p>
          </table:table-cell>
          <table:table-cell office:value-type="string" calcext:value-type="string">
            <text:p>PID_y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-0.009333" calcext:value-type="float">
            <text:p>-0.009333</text:p>
          </table:table-cell>
          <table:table-cell office:value-type="float" office:value="0.007468" calcext:value-type="float">
            <text:p>0.007468</text:p>
          </table:table-cell>
          <table:table-cell office:value-type="string" calcext:value-type="string">
            <text:p>-0.002415</text:p>
          </table:table-cell>
        </table:table-row>
        <table:table-row table:style-name="ro1">
          <table:table-cell office:value-type="float" office:value="1527477049.82087" calcext:value-type="float">
            <text:p>1527477049.82087</text:p>
          </table:table-cell>
          <table:table-cell office:value-type="string" calcext:value-type="string">
            <text:p>PID_x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-0.009413" calcext:value-type="float">
            <text:p>-0.009413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-0.009405" calcext:value-type="float">
            <text:p>-0.009405</text:p>
          </table:table-cell>
          <table:table-cell office:value-type="float" office:value="0.008531" calcext:value-type="float">
            <text:p>0.008531</text:p>
          </table:table-cell>
          <table:table-cell office:value-type="string" calcext:value-type="string">
            <text:p>-0.001585</text:p>
          </table:table-cell>
        </table:table-row>
        <table:table-row table:style-name="ro1">
          <table:table-cell office:value-type="float" office:value="1527477049.82092" calcext:value-type="float">
            <text:p>1527477049.82092</text:p>
          </table:table-cell>
          <table:table-cell office:value-type="string" calcext:value-type="string">
            <text:p>PID_y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-0.009413" calcext:value-type="float">
            <text:p>-0.009413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-0.009405" calcext:value-type="float">
            <text:p>-0.009405</text:p>
          </table:table-cell>
          <table:table-cell office:value-type="float" office:value="0.008531" calcext:value-type="float">
            <text:p>0.008531</text:p>
          </table:table-cell>
          <table:table-cell office:value-type="string" calcext:value-type="string">
            <text:p>-0.001585</text:p>
          </table:table-cell>
        </table:table-row>
        <table:table-row table:style-name="ro1">
          <table:table-cell office:value-type="float" office:value="1527477049.84134" calcext:value-type="float">
            <text:p>1527477049.84134</text:p>
          </table:table-cell>
          <table:table-cell office:value-type="string" calcext:value-type="string">
            <text:p>PID_x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-0.009598" calcext:value-type="float">
            <text:p>-0.009598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-0.009579" calcext:value-type="float">
            <text:p>-0.009579</text:p>
          </table:table-cell>
          <table:table-cell office:value-type="float" office:value="0.008301" calcext:value-type="float">
            <text:p>0.008301</text:p>
          </table:table-cell>
          <table:table-cell office:value-type="string" calcext:value-type="string">
            <text:p>-0.002569</text:p>
          </table:table-cell>
        </table:table-row>
        <table:table-row table:style-name="ro1">
          <table:table-cell office:value-type="float" office:value="1527477049.84139" calcext:value-type="float">
            <text:p>1527477049.84139</text:p>
          </table:table-cell>
          <table:table-cell office:value-type="string" calcext:value-type="string">
            <text:p>PID_y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-0.009598" calcext:value-type="float">
            <text:p>-0.009598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-0.009579" calcext:value-type="float">
            <text:p>-0.009579</text:p>
          </table:table-cell>
          <table:table-cell office:value-type="float" office:value="0.008301" calcext:value-type="float">
            <text:p>0.008301</text:p>
          </table:table-cell>
          <table:table-cell office:value-type="string" calcext:value-type="string">
            <text:p>-0.002569</text:p>
          </table:table-cell>
        </table:table-row>
        <table:table-row table:style-name="ro1">
          <table:table-cell office:value-type="float" office:value="1527477049.86088" calcext:value-type="float">
            <text:p>1527477049.86088</text:p>
          </table:table-cell>
          <table:table-cell office:value-type="string" calcext:value-type="string">
            <text:p>PID_x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-0.009052" calcext:value-type="float">
            <text:p>-0.009052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0.005211" calcext:value-type="float">
            <text:p>0.005211</text:p>
          </table:table-cell>
          <table:table-cell office:value-type="string" calcext:value-type="string">
            <text:p>0.004076</text:p>
          </table:table-cell>
        </table:table-row>
        <table:table-row table:style-name="ro1">
          <table:table-cell office:value-type="float" office:value="1527477049.86093" calcext:value-type="float">
            <text:p>1527477049.86093</text:p>
          </table:table-cell>
          <table:table-cell office:value-type="string" calcext:value-type="string">
            <text:p>PID_y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-0.009052" calcext:value-type="float">
            <text:p>-0.009052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0.005211" calcext:value-type="float">
            <text:p>0.005211</text:p>
          </table:table-cell>
          <table:table-cell office:value-type="string" calcext:value-type="string">
            <text:p>0.004076</text:p>
          </table:table-cell>
        </table:table-row>
        <table:table-row table:style-name="ro1">
          <table:table-cell office:value-type="float" office:value="1527477049.88137" calcext:value-type="float">
            <text:p>1527477049.88137</text:p>
          </table:table-cell>
          <table:table-cell office:value-type="string" calcext:value-type="string">
            <text:p>PID_x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-0.009218" calcext:value-type="float">
            <text:p>-0.009218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09228" calcext:value-type="float">
            <text:p>-0.009228</text:p>
          </table:table-cell>
          <table:table-cell office:value-type="float" office:value="0.001778" calcext:value-type="float">
            <text:p>0.001778</text:p>
          </table:table-cell>
          <table:table-cell office:value-type="string" calcext:value-type="string">
            <text:p>0.001864</text:p>
          </table:table-cell>
        </table:table-row>
        <table:table-row table:style-name="ro1">
          <table:table-cell office:value-type="float" office:value="1527477049.88143" calcext:value-type="float">
            <text:p>1527477049.88143</text:p>
          </table:table-cell>
          <table:table-cell office:value-type="string" calcext:value-type="string">
            <text:p>PID_y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-0.009218" calcext:value-type="float">
            <text:p>-0.009218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-0.009228" calcext:value-type="float">
            <text:p>-0.009228</text:p>
          </table:table-cell>
          <table:table-cell office:value-type="float" office:value="0.001778" calcext:value-type="float">
            <text:p>0.001778</text:p>
          </table:table-cell>
          <table:table-cell office:value-type="string" calcext:value-type="string">
            <text:p>0.001864</text:p>
          </table:table-cell>
        </table:table-row>
        <table:table-row table:style-name="ro1">
          <table:table-cell office:value-type="float" office:value="1527477049.9009" calcext:value-type="float">
            <text:p>1527477049.9009</text:p>
          </table:table-cell>
          <table:table-cell office:value-type="string" calcext:value-type="string">
            <text:p>PID_x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-0.009204" calcext:value-type="float">
            <text:p>-0.009204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-0.00921" calcext:value-type="float">
            <text:p>-0.00921</text:p>
          </table:table-cell>
          <table:table-cell office:value-type="float" office:value="0.000427" calcext:value-type="float">
            <text:p>0.000427</text:p>
          </table:table-cell>
          <table:table-cell office:value-type="string" calcext:value-type="string">
            <text:p>0.001394</text:p>
          </table:table-cell>
        </table:table-row>
        <table:table-row table:style-name="ro1">
          <table:table-cell office:value-type="float" office:value="1527477049.90095" calcext:value-type="float">
            <text:p>1527477049.90095</text:p>
          </table:table-cell>
          <table:table-cell office:value-type="string" calcext:value-type="string">
            <text:p>PID_y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-0.009204" calcext:value-type="float">
            <text:p>-0.009204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-0.00921" calcext:value-type="float">
            <text:p>-0.00921</text:p>
          </table:table-cell>
          <table:table-cell office:value-type="float" office:value="0.000427" calcext:value-type="float">
            <text:p>0.000427</text:p>
          </table:table-cell>
          <table:table-cell office:value-type="string" calcext:value-type="string">
            <text:p>0.001394</text:p>
          </table:table-cell>
        </table:table-row>
        <table:table-row table:style-name="ro1">
          <table:table-cell office:value-type="float" office:value="1527477049.92145" calcext:value-type="float">
            <text:p>1527477049.92145</text:p>
          </table:table-cell>
          <table:table-cell office:value-type="string" calcext:value-type="string">
            <text:p>PID_x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-0.008938" calcext:value-type="float">
            <text:p>-0.008938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-0.00899" calcext:value-type="float">
            <text:p>-0.00899</text:p>
          </table:table-cell>
          <table:table-cell office:value-type="float" office:value="0.000679" calcext:value-type="float">
            <text:p>0.000679</text:p>
          </table:table-cell>
          <table:table-cell office:value-type="string" calcext:value-type="string">
            <text:p>0.004272</text:p>
          </table:table-cell>
        </table:table-row>
        <table:table-row table:style-name="ro1">
          <table:table-cell office:value-type="float" office:value="1527477049.92154" calcext:value-type="float">
            <text:p>1527477049.92154</text:p>
          </table:table-cell>
          <table:table-cell office:value-type="string" calcext:value-type="string">
            <text:p>PID_y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-0.008938" calcext:value-type="float">
            <text:p>-0.008938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-0.00899" calcext:value-type="float">
            <text:p>-0.00899</text:p>
          </table:table-cell>
          <table:table-cell office:value-type="float" office:value="0.000679" calcext:value-type="float">
            <text:p>0.000679</text:p>
          </table:table-cell>
          <table:table-cell office:value-type="string" calcext:value-type="string">
            <text:p>0.004272</text:p>
          </table:table-cell>
        </table:table-row>
        <table:table-row table:style-name="ro1">
          <table:table-cell office:value-type="float" office:value="1527477049.94098" calcext:value-type="float">
            <text:p>1527477049.94098</text:p>
          </table:table-cell>
          <table:table-cell office:value-type="string" calcext:value-type="string">
            <text:p>PID_x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-0.008898" calcext:value-type="float">
            <text:p>-0.008898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-0.008998" calcext:value-type="float">
            <text:p>-0.008998</text:p>
          </table:table-cell>
          <table:table-cell office:value-type="float" office:value="0.000941" calcext:value-type="float">
            <text:p>0.000941</text:p>
          </table:table-cell>
          <table:table-cell office:value-type="string" calcext:value-type="string">
            <text:p>0.005894</text:p>
          </table:table-cell>
        </table:table-row>
        <table:table-row table:style-name="ro1">
          <table:table-cell office:value-type="float" office:value="1527477049.94103" calcext:value-type="float">
            <text:p>1527477049.94103</text:p>
          </table:table-cell>
          <table:table-cell office:value-type="string" calcext:value-type="string">
            <text:p>PID_y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-0.008898" calcext:value-type="float">
            <text:p>-0.008898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-0.008998" calcext:value-type="float">
            <text:p>-0.008998</text:p>
          </table:table-cell>
          <table:table-cell office:value-type="float" office:value="0.000941" calcext:value-type="float">
            <text:p>0.000941</text:p>
          </table:table-cell>
          <table:table-cell office:value-type="string" calcext:value-type="string">
            <text:p>0.005894</text:p>
          </table:table-cell>
        </table:table-row>
        <table:table-row table:style-name="ro1">
          <table:table-cell office:value-type="float" office:value="1527477049.96145" calcext:value-type="float">
            <text:p>1527477049.96145</text:p>
          </table:table-cell>
          <table:table-cell office:value-type="string" calcext:value-type="string">
            <text:p>PID_x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-0.008822" calcext:value-type="float">
            <text:p>-0.008822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-0.00884" calcext:value-type="float">
            <text:p>-0.00884</text:p>
          </table:table-cell>
          <table:table-cell office:value-type="float" office:value="-0.000256" calcext:value-type="float">
            <text:p>-0.000256</text:p>
          </table:table-cell>
          <table:table-cell office:value-type="string" calcext:value-type="string">
            <text:p>0.002533</text:p>
          </table:table-cell>
        </table:table-row>
        <table:table-row table:style-name="ro1">
          <table:table-cell office:value-type="float" office:value="1527477049.96151" calcext:value-type="float">
            <text:p>1527477049.96151</text:p>
          </table:table-cell>
          <table:table-cell office:value-type="string" calcext:value-type="string">
            <text:p>PID_y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-0.008822" calcext:value-type="float">
            <text:p>-0.008822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-0.00884" calcext:value-type="float">
            <text:p>-0.00884</text:p>
          </table:table-cell>
          <table:table-cell office:value-type="float" office:value="-0.000256" calcext:value-type="float">
            <text:p>-0.000256</text:p>
          </table:table-cell>
          <table:table-cell office:value-type="string" calcext:value-type="string">
            <text:p>0.002533</text:p>
          </table:table-cell>
        </table:table-row>
        <table:table-row table:style-name="ro1">
          <table:table-cell office:value-type="float" office:value="1527477049.98092" calcext:value-type="float">
            <text:p>1527477049.98092</text:p>
          </table:table-cell>
          <table:table-cell office:value-type="string" calcext:value-type="string">
            <text:p>PID_x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-0.008745" calcext:value-type="float">
            <text:p>-0.008745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-0.008796" calcext:value-type="float">
            <text:p>-0.008796</text:p>
          </table:table-cell>
          <table:table-cell office:value-type="float" office:value="-0.001973" calcext:value-type="float">
            <text:p>-0.001973</text:p>
          </table:table-cell>
          <table:table-cell office:value-type="string" calcext:value-type="string">
            <text:p>0.004236</text:p>
          </table:table-cell>
        </table:table-row>
        <table:table-row table:style-name="ro1">
          <table:table-cell office:value-type="float" office:value="1527477049.98097" calcext:value-type="float">
            <text:p>1527477049.98097</text:p>
          </table:table-cell>
          <table:table-cell office:value-type="string" calcext:value-type="string">
            <text:p>PID_y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-0.008745" calcext:value-type="float">
            <text:p>-0.008745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-0.008796" calcext:value-type="float">
            <text:p>-0.008796</text:p>
          </table:table-cell>
          <table:table-cell office:value-type="float" office:value="-0.001973" calcext:value-type="float">
            <text:p>-0.001973</text:p>
          </table:table-cell>
          <table:table-cell office:value-type="string" calcext:value-type="string">
            <text:p>0.004236</text:p>
          </table:table-cell>
        </table:table-row>
        <table:table-row table:style-name="ro1">
          <table:table-cell office:value-type="float" office:value="1527477050.00148" calcext:value-type="float">
            <text:p>1527477050.00148</text:p>
          </table:table-cell>
          <table:table-cell office:value-type="string" calcext:value-type="string">
            <text:p>PID_x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-0.008622" calcext:value-type="float">
            <text:p>-0.008622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-0.008695" calcext:value-type="float">
            <text:p>-0.008695</text:p>
          </table:table-cell>
          <table:table-cell office:value-type="float" office:value="-0.000594" calcext:value-type="float">
            <text:p>-0.000594</text:p>
          </table:table-cell>
          <table:table-cell office:value-type="string" calcext:value-type="string">
            <text:p>0.005037</text:p>
          </table:table-cell>
        </table:table-row>
        <table:table-row table:style-name="ro1">
          <table:table-cell office:value-type="float" office:value="1527477050.00153" calcext:value-type="float">
            <text:p>1527477050.00153</text:p>
          </table:table-cell>
          <table:table-cell office:value-type="string" calcext:value-type="string">
            <text:p>PID_y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-0.008622" calcext:value-type="float">
            <text:p>-0.008622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-0.008695" calcext:value-type="float">
            <text:p>-0.008695</text:p>
          </table:table-cell>
          <table:table-cell office:value-type="float" office:value="-0.000594" calcext:value-type="float">
            <text:p>-0.000594</text:p>
          </table:table-cell>
          <table:table-cell office:value-type="string" calcext:value-type="string">
            <text:p>0.005037</text:p>
          </table:table-cell>
        </table:table-row>
        <table:table-row table:style-name="ro1">
          <table:table-cell office:value-type="float" office:value="1527477050.02099" calcext:value-type="float">
            <text:p>1527477050.02099</text:p>
          </table:table-cell>
          <table:table-cell office:value-type="string" calcext:value-type="string">
            <text:p>PID_x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266" calcext:value-type="float">
            <text:p>-0.00826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08375" calcext:value-type="float">
            <text:p>-0.008375</text:p>
          </table:table-cell>
          <table:table-cell office:value-type="float" office:value="-0.00419" calcext:value-type="float">
            <text:p>-0.00419</text:p>
          </table:table-cell>
          <table:table-cell office:value-type="string" calcext:value-type="string">
            <text:p>0.006180</text:p>
          </table:table-cell>
        </table:table-row>
        <table:table-row table:style-name="ro1">
          <table:table-cell office:value-type="float" office:value="1527477050.02104" calcext:value-type="float">
            <text:p>1527477050.02104</text:p>
          </table:table-cell>
          <table:table-cell office:value-type="string" calcext:value-type="string">
            <text:p>PID_y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266" calcext:value-type="float">
            <text:p>-0.00826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08375" calcext:value-type="float">
            <text:p>-0.008375</text:p>
          </table:table-cell>
          <table:table-cell office:value-type="float" office:value="-0.00419" calcext:value-type="float">
            <text:p>-0.00419</text:p>
          </table:table-cell>
          <table:table-cell office:value-type="string" calcext:value-type="string">
            <text:p>0.006180</text:p>
          </table:table-cell>
        </table:table-row>
        <table:table-row table:style-name="ro1">
          <table:table-cell office:value-type="float" office:value="1527477050.04152" calcext:value-type="float">
            <text:p>1527477050.04152</text:p>
          </table:table-cell>
          <table:table-cell office:value-type="string" calcext:value-type="string">
            <text:p>PID_x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-0.008102" calcext:value-type="float">
            <text:p>-0.008102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-0.008258" calcext:value-type="float">
            <text:p>-0.008258</text:p>
          </table:table-cell>
          <table:table-cell office:value-type="float" office:value="-0.006072" calcext:value-type="float">
            <text:p>-0.006072</text:p>
          </table:table-cell>
          <table:table-cell office:value-type="string" calcext:value-type="string">
            <text:p>0.007394</text:p>
          </table:table-cell>
        </table:table-row>
        <table:table-row table:style-name="ro1">
          <table:table-cell office:value-type="float" office:value="1527477050.04157" calcext:value-type="float">
            <text:p>1527477050.04157</text:p>
          </table:table-cell>
          <table:table-cell office:value-type="string" calcext:value-type="string">
            <text:p>PID_y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-0.008102" calcext:value-type="float">
            <text:p>-0.008102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-0.008258" calcext:value-type="float">
            <text:p>-0.008258</text:p>
          </table:table-cell>
          <table:table-cell office:value-type="float" office:value="-0.006072" calcext:value-type="float">
            <text:p>-0.006072</text:p>
          </table:table-cell>
          <table:table-cell office:value-type="string" calcext:value-type="string">
            <text:p>0.007394</text:p>
          </table:table-cell>
        </table:table-row>
        <table:table-row table:style-name="ro1">
          <table:table-cell office:value-type="float" office:value="1527477050.06113" calcext:value-type="float">
            <text:p>1527477050.06113</text:p>
          </table:table-cell>
          <table:table-cell office:value-type="string" calcext:value-type="string">
            <text:p>PID_x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-0.007955" calcext:value-type="float">
            <text:p>-0.007955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-0.00811" calcext:value-type="float">
            <text:p>-0.00811</text:p>
          </table:table-cell>
          <table:table-cell office:value-type="float" office:value="-0.009885" calcext:value-type="float">
            <text:p>-0.009885</text:p>
          </table:table-cell>
          <table:table-cell office:value-type="string" calcext:value-type="string">
            <text:p>0.007362</text:p>
          </table:table-cell>
        </table:table-row>
        <table:table-row table:style-name="ro1">
          <table:table-cell office:value-type="float" office:value="1527477050.06118" calcext:value-type="float">
            <text:p>1527477050.06118</text:p>
          </table:table-cell>
          <table:table-cell office:value-type="string" calcext:value-type="string">
            <text:p>PID_y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-0.007955" calcext:value-type="float">
            <text:p>-0.007955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-0.00811" calcext:value-type="float">
            <text:p>-0.00811</text:p>
          </table:table-cell>
          <table:table-cell office:value-type="float" office:value="-0.009885" calcext:value-type="float">
            <text:p>-0.009885</text:p>
          </table:table-cell>
          <table:table-cell office:value-type="string" calcext:value-type="string">
            <text:p>0.007362</text:p>
          </table:table-cell>
        </table:table-row>
        <table:table-row table:style-name="ro1">
          <table:table-cell office:value-type="float" office:value="1527477050.08157" calcext:value-type="float">
            <text:p>1527477050.08157</text:p>
          </table:table-cell>
          <table:table-cell office:value-type="string" calcext:value-type="string">
            <text:p>PID_x</text:p>
          </table:table-cell>
          <table:table-cell office:value-type="float" office:value="-0.000181" calcext:value-type="float">
            <text:p>-0.000181</text:p>
          </table:table-cell>
          <table:table-cell office:value-type="float" office:value="-0.007916" calcext:value-type="float">
            <text:p>-0.00791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-0.008069" calcext:value-type="float">
            <text:p>-0.008069</text:p>
          </table:table-cell>
          <table:table-cell office:value-type="float" office:value="-0.009488" calcext:value-type="float">
            <text:p>-0.009488</text:p>
          </table:table-cell>
          <table:table-cell office:value-type="string" calcext:value-type="string">
            <text:p>0.007316</text:p>
          </table:table-cell>
        </table:table-row>
        <table:table-row table:style-name="ro1">
          <table:table-cell office:value-type="float" office:value="1527477050.08162" calcext:value-type="float">
            <text:p>1527477050.08162</text:p>
          </table:table-cell>
          <table:table-cell office:value-type="string" calcext:value-type="string">
            <text:p>PID_y</text:p>
          </table:table-cell>
          <table:table-cell office:value-type="float" office:value="-0.000181" calcext:value-type="float">
            <text:p>-0.000181</text:p>
          </table:table-cell>
          <table:table-cell office:value-type="float" office:value="-0.007916" calcext:value-type="float">
            <text:p>-0.007916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-0.008069" calcext:value-type="float">
            <text:p>-0.008069</text:p>
          </table:table-cell>
          <table:table-cell office:value-type="float" office:value="-0.009488" calcext:value-type="float">
            <text:p>-0.009488</text:p>
          </table:table-cell>
          <table:table-cell office:value-type="string" calcext:value-type="string">
            <text:p>0.007316</text:p>
          </table:table-cell>
        </table:table-row>
        <table:table-row table:style-name="ro1">
          <table:table-cell office:value-type="float" office:value="1527477050.10109" calcext:value-type="float">
            <text:p>1527477050.10109</text:p>
          </table:table-cell>
          <table:table-cell office:value-type="string" calcext:value-type="string">
            <text:p>PID_x</text:p>
          </table:table-cell>
          <table:table-cell office:value-type="float" office:value="-0.000355" calcext:value-type="float">
            <text:p>-0.000355</text:p>
          </table:table-cell>
          <table:table-cell office:value-type="float" office:value="-0.007629" calcext:value-type="float">
            <text:p>-0.007629</text:p>
          </table:table-cell>
          <table:table-cell office:value-type="float" office:value="-0.000013" calcext:value-type="float">
            <text:p>-0.000013</text:p>
          </table:table-cell>
          <table:table-cell office:value-type="float" office:value="-0.007843" calcext:value-type="float">
            <text:p>-0.007843</text:p>
          </table:table-cell>
          <table:table-cell office:value-type="float" office:value="-0.010934" calcext:value-type="float">
            <text:p>-0.010934</text:p>
          </table:table-cell>
          <table:table-cell office:value-type="string" calcext:value-type="string">
            <text:p>0.008644</text:p>
          </table:table-cell>
        </table:table-row>
        <table:table-row table:style-name="ro1">
          <table:table-cell office:value-type="float" office:value="1527477050.10114" calcext:value-type="float">
            <text:p>1527477050.10114</text:p>
          </table:table-cell>
          <table:table-cell office:value-type="string" calcext:value-type="string">
            <text:p>PID_y</text:p>
          </table:table-cell>
          <table:table-cell office:value-type="float" office:value="-0.000355" calcext:value-type="float">
            <text:p>-0.000355</text:p>
          </table:table-cell>
          <table:table-cell office:value-type="float" office:value="-0.007629" calcext:value-type="float">
            <text:p>-0.007629</text:p>
          </table:table-cell>
          <table:table-cell office:value-type="float" office:value="-0.000013" calcext:value-type="float">
            <text:p>-0.000013</text:p>
          </table:table-cell>
          <table:table-cell office:value-type="float" office:value="-0.007843" calcext:value-type="float">
            <text:p>-0.007843</text:p>
          </table:table-cell>
          <table:table-cell office:value-type="float" office:value="-0.010934" calcext:value-type="float">
            <text:p>-0.010934</text:p>
          </table:table-cell>
          <table:table-cell office:value-type="string" calcext:value-type="string">
            <text:p>0.008644</text:p>
          </table:table-cell>
        </table:table-row>
        <table:table-row table:style-name="ro1">
          <table:table-cell office:value-type="float" office:value="1527477050.12162" calcext:value-type="float">
            <text:p>1527477050.12162</text:p>
          </table:table-cell>
          <table:table-cell office:value-type="string" calcext:value-type="string">
            <text:p>PID_x</text:p>
          </table:table-cell>
          <table:table-cell office:value-type="float" office:value="-0.000658" calcext:value-type="float">
            <text:p>-0.000658</text:p>
          </table:table-cell>
          <table:table-cell office:value-type="float" office:value="-0.007049" calcext:value-type="float">
            <text:p>-0.007049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-0.007347" calcext:value-type="float">
            <text:p>-0.007347</text:p>
          </table:table-cell>
          <table:table-cell office:value-type="float" office:value="-0.010971" calcext:value-type="float">
            <text:p>-0.010971</text:p>
          </table:table-cell>
          <table:table-cell office:value-type="string" calcext:value-type="string">
            <text:p>0.010201</text:p>
          </table:table-cell>
        </table:table-row>
        <table:table-row table:style-name="ro1">
          <table:table-cell office:value-type="float" office:value="1527477050.12167" calcext:value-type="float">
            <text:p>1527477050.12167</text:p>
          </table:table-cell>
          <table:table-cell office:value-type="string" calcext:value-type="string">
            <text:p>PID_y</text:p>
          </table:table-cell>
          <table:table-cell office:value-type="float" office:value="-0.000658" calcext:value-type="float">
            <text:p>-0.000658</text:p>
          </table:table-cell>
          <table:table-cell office:value-type="float" office:value="-0.007049" calcext:value-type="float">
            <text:p>-0.007049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-0.007347" calcext:value-type="float">
            <text:p>-0.007347</text:p>
          </table:table-cell>
          <table:table-cell office:value-type="float" office:value="-0.010971" calcext:value-type="float">
            <text:p>-0.010971</text:p>
          </table:table-cell>
          <table:table-cell office:value-type="string" calcext:value-type="string">
            <text:p>0.010201</text:p>
          </table:table-cell>
        </table:table-row>
        <table:table-row table:style-name="ro1">
          <table:table-cell office:value-type="float" office:value="1527477050.1411" calcext:value-type="float">
            <text:p>1527477050.1411</text:p>
          </table:table-cell>
          <table:table-cell office:value-type="string" calcext:value-type="string">
            <text:p>PID_x</text:p>
          </table:table-cell>
          <table:table-cell office:value-type="float" office:value="-0.000656" calcext:value-type="float">
            <text:p>-0.000656</text:p>
          </table:table-cell>
          <table:table-cell office:value-type="float" office:value="-0.006987" calcext:value-type="float">
            <text:p>-0.006987</text:p>
          </table:table-cell>
          <table:table-cell office:value-type="float" office:value="-0.000411" calcext:value-type="float">
            <text:p>-0.000411</text:p>
          </table:table-cell>
          <table:table-cell office:value-type="float" office:value="-0.007266" calcext:value-type="float">
            <text:p>-0.007266</text:p>
          </table:table-cell>
          <table:table-cell office:value-type="float" office:value="-0.009265" calcext:value-type="float">
            <text:p>-0.009265</text:p>
          </table:table-cell>
          <table:table-cell office:value-type="string" calcext:value-type="string">
            <text:p>0.009888</text:p>
          </table:table-cell>
        </table:table-row>
        <table:table-row table:style-name="ro1">
          <table:table-cell office:value-type="float" office:value="1527477050.14115" calcext:value-type="float">
            <text:p>1527477050.14115</text:p>
          </table:table-cell>
          <table:table-cell office:value-type="string" calcext:value-type="string">
            <text:p>PID_y</text:p>
          </table:table-cell>
          <table:table-cell office:value-type="float" office:value="-0.000656" calcext:value-type="float">
            <text:p>-0.000656</text:p>
          </table:table-cell>
          <table:table-cell office:value-type="float" office:value="-0.006987" calcext:value-type="float">
            <text:p>-0.006987</text:p>
          </table:table-cell>
          <table:table-cell office:value-type="float" office:value="-0.000411" calcext:value-type="float">
            <text:p>-0.000411</text:p>
          </table:table-cell>
          <table:table-cell office:value-type="float" office:value="-0.007266" calcext:value-type="float">
            <text:p>-0.007266</text:p>
          </table:table-cell>
          <table:table-cell office:value-type="float" office:value="-0.009265" calcext:value-type="float">
            <text:p>-0.009265</text:p>
          </table:table-cell>
          <table:table-cell office:value-type="string" calcext:value-type="string">
            <text:p>0.009888</text:p>
          </table:table-cell>
        </table:table-row>
        <table:table-row table:style-name="ro1">
          <table:table-cell office:value-type="float" office:value="1527477050.16162" calcext:value-type="float">
            <text:p>1527477050.16162</text:p>
          </table:table-cell>
          <table:table-cell office:value-type="string" calcext:value-type="string">
            <text:p>PID_x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-0.006873" calcext:value-type="float">
            <text:p>-0.006873</text:p>
          </table:table-cell>
          <table:table-cell office:value-type="float" office:value="-0.000802" calcext:value-type="float">
            <text:p>-0.000802</text:p>
          </table:table-cell>
          <table:table-cell office:value-type="float" office:value="-0.007138" calcext:value-type="float">
            <text:p>-0.007138</text:p>
          </table:table-cell>
          <table:table-cell office:value-type="float" office:value="-0.011731" calcext:value-type="float">
            <text:p>-0.011731</text:p>
          </table:table-cell>
          <table:table-cell office:value-type="string" calcext:value-type="string">
            <text:p>0.009633</text:p>
          </table:table-cell>
        </table:table-row>
        <table:table-row table:style-name="ro1">
          <table:table-cell office:value-type="float" office:value="1527477050.16168" calcext:value-type="float">
            <text:p>1527477050.16168</text:p>
          </table:table-cell>
          <table:table-cell office:value-type="string" calcext:value-type="string">
            <text:p>PID_y</text:p>
          </table:table-cell>
          <table:table-cell office:value-type="float" office:value="-0.001195" calcext:value-type="float">
            <text:p>-0.001195</text:p>
          </table:table-cell>
          <table:table-cell office:value-type="float" office:value="-0.006873" calcext:value-type="float">
            <text:p>-0.006873</text:p>
          </table:table-cell>
          <table:table-cell office:value-type="float" office:value="-0.000802" calcext:value-type="float">
            <text:p>-0.000802</text:p>
          </table:table-cell>
          <table:table-cell office:value-type="float" office:value="-0.007138" calcext:value-type="float">
            <text:p>-0.007138</text:p>
          </table:table-cell>
          <table:table-cell office:value-type="float" office:value="-0.011731" calcext:value-type="float">
            <text:p>-0.011731</text:p>
          </table:table-cell>
          <table:table-cell office:value-type="string" calcext:value-type="string">
            <text:p>0.009633</text:p>
          </table:table-cell>
        </table:table-row>
        <table:table-row table:style-name="ro1">
          <table:table-cell office:value-type="float" office:value="1527477050.18122" calcext:value-type="float">
            <text:p>1527477050.18122</text:p>
          </table:table-cell>
          <table:table-cell office:value-type="string" calcext:value-type="string">
            <text:p>PID_x</text:p>
          </table:table-cell>
          <table:table-cell office:value-type="float" office:value="-0.000766" calcext:value-type="float">
            <text:p>-0.000766</text:p>
          </table:table-cell>
          <table:table-cell office:value-type="float" office:value="-0.006177" calcext:value-type="float">
            <text:p>-0.006177</text:p>
          </table:table-cell>
          <table:table-cell office:value-type="float" office:value="-0.00063" calcext:value-type="float">
            <text:p>-0.00063</text:p>
          </table:table-cell>
          <table:table-cell office:value-type="float" office:value="-0.006707" calcext:value-type="float">
            <text:p>-0.006707</text:p>
          </table:table-cell>
          <table:table-cell office:value-type="float" office:value="-0.0069" calcext:value-type="float">
            <text:p>-0.0069</text:p>
          </table:table-cell>
          <table:table-cell office:value-type="string" calcext:value-type="string">
            <text:p>0.013627</text:p>
          </table:table-cell>
        </table:table-row>
        <table:table-row table:style-name="ro1">
          <table:table-cell office:value-type="float" office:value="1527477050.18127" calcext:value-type="float">
            <text:p>1527477050.18127</text:p>
          </table:table-cell>
          <table:table-cell office:value-type="string" calcext:value-type="string">
            <text:p>PID_y</text:p>
          </table:table-cell>
          <table:table-cell office:value-type="float" office:value="-0.000766" calcext:value-type="float">
            <text:p>-0.000766</text:p>
          </table:table-cell>
          <table:table-cell office:value-type="float" office:value="-0.006177" calcext:value-type="float">
            <text:p>-0.006177</text:p>
          </table:table-cell>
          <table:table-cell office:value-type="float" office:value="-0.00063" calcext:value-type="float">
            <text:p>-0.00063</text:p>
          </table:table-cell>
          <table:table-cell office:value-type="float" office:value="-0.006707" calcext:value-type="float">
            <text:p>-0.006707</text:p>
          </table:table-cell>
          <table:table-cell office:value-type="float" office:value="-0.0069" calcext:value-type="float">
            <text:p>-0.0069</text:p>
          </table:table-cell>
          <table:table-cell office:value-type="string" calcext:value-type="string">
            <text:p>0.013627</text:p>
          </table:table-cell>
        </table:table-row>
        <table:table-row table:style-name="ro1">
          <table:table-cell office:value-type="float" office:value="1527477050.20067" calcext:value-type="float">
            <text:p>1527477050.20067</text:p>
          </table:table-cell>
          <table:table-cell office:value-type="string" calcext:value-type="string">
            <text:p>PID_x</text:p>
          </table:table-cell>
          <table:table-cell office:value-type="float" office:value="-0.001597" calcext:value-type="float">
            <text:p>-0.001597</text:p>
          </table:table-cell>
          <table:table-cell office:value-type="float" office:value="-0.006316" calcext:value-type="float">
            <text:p>-0.006316</text:p>
          </table:table-cell>
          <table:table-cell office:value-type="float" office:value="-0.001198" calcext:value-type="float">
            <text:p>-0.001198</text:p>
          </table:table-cell>
          <table:table-cell office:value-type="float" office:value="-0.006692" calcext:value-type="float">
            <text:p>-0.006692</text:p>
          </table:table-cell>
          <table:table-cell office:value-type="float" office:value="-0.011815" calcext:value-type="float">
            <text:p>-0.011815</text:p>
          </table:table-cell>
          <table:table-cell office:value-type="string" calcext:value-type="string">
            <text:p>0.011468</text:p>
          </table:table-cell>
        </table:table-row>
        <table:table-row table:style-name="ro1">
          <table:table-cell office:value-type="float" office:value="1527477050.20072" calcext:value-type="float">
            <text:p>1527477050.20072</text:p>
          </table:table-cell>
          <table:table-cell office:value-type="string" calcext:value-type="string">
            <text:p>PID_y</text:p>
          </table:table-cell>
          <table:table-cell office:value-type="float" office:value="-0.001597" calcext:value-type="float">
            <text:p>-0.001597</text:p>
          </table:table-cell>
          <table:table-cell office:value-type="float" office:value="-0.006316" calcext:value-type="float">
            <text:p>-0.006316</text:p>
          </table:table-cell>
          <table:table-cell office:value-type="float" office:value="-0.001198" calcext:value-type="float">
            <text:p>-0.001198</text:p>
          </table:table-cell>
          <table:table-cell office:value-type="float" office:value="-0.006692" calcext:value-type="float">
            <text:p>-0.006692</text:p>
          </table:table-cell>
          <table:table-cell office:value-type="float" office:value="-0.011815" calcext:value-type="float">
            <text:p>-0.011815</text:p>
          </table:table-cell>
          <table:table-cell office:value-type="string" calcext:value-type="string">
            <text:p>0.011468</text:p>
          </table:table-cell>
        </table:table-row>
        <table:table-row table:style-name="ro1">
          <table:table-cell office:value-type="float" office:value="1527477050.22123" calcext:value-type="float">
            <text:p>1527477050.22123</text:p>
          </table:table-cell>
          <table:table-cell office:value-type="string" calcext:value-type="string">
            <text:p>PID_x</text:p>
          </table:table-cell>
          <table:table-cell office:value-type="float" office:value="-0.001573" calcext:value-type="float">
            <text:p>-0.001573</text:p>
          </table:table-cell>
          <table:table-cell office:value-type="float" office:value="-0.00584" calcext:value-type="float">
            <text:p>-0.00584</text:p>
          </table:table-cell>
          <table:table-cell office:value-type="float" office:value="-0.001296" calcext:value-type="float">
            <text:p>-0.001296</text:p>
          </table:table-cell>
          <table:table-cell office:value-type="float" office:value="-0.006208" calcext:value-type="float">
            <text:p>-0.006208</text:p>
          </table:table-cell>
          <table:table-cell office:value-type="float" office:value="-0.00984" calcext:value-type="float">
            <text:p>-0.00984</text:p>
          </table:table-cell>
          <table:table-cell office:value-type="string" calcext:value-type="string">
            <text:p>0.011340</text:p>
          </table:table-cell>
        </table:table-row>
        <table:table-row table:style-name="ro1">
          <table:table-cell office:value-type="float" office:value="1527477050.22128" calcext:value-type="float">
            <text:p>1527477050.22128</text:p>
          </table:table-cell>
          <table:table-cell office:value-type="string" calcext:value-type="string">
            <text:p>PID_y</text:p>
          </table:table-cell>
          <table:table-cell office:value-type="float" office:value="-0.001573" calcext:value-type="float">
            <text:p>-0.001573</text:p>
          </table:table-cell>
          <table:table-cell office:value-type="float" office:value="-0.00584" calcext:value-type="float">
            <text:p>-0.00584</text:p>
          </table:table-cell>
          <table:table-cell office:value-type="float" office:value="-0.001296" calcext:value-type="float">
            <text:p>-0.001296</text:p>
          </table:table-cell>
          <table:table-cell office:value-type="float" office:value="-0.006208" calcext:value-type="float">
            <text:p>-0.006208</text:p>
          </table:table-cell>
          <table:table-cell office:value-type="float" office:value="-0.00984" calcext:value-type="float">
            <text:p>-0.00984</text:p>
          </table:table-cell>
          <table:table-cell office:value-type="string" calcext:value-type="string">
            <text:p>0.011340</text:p>
          </table:table-cell>
        </table:table-row>
        <table:table-row table:style-name="ro1">
          <table:table-cell office:value-type="float" office:value="1527477050.24065" calcext:value-type="float">
            <text:p>1527477050.24065</text:p>
          </table:table-cell>
          <table:table-cell office:value-type="string" calcext:value-type="string">
            <text:p>PID_x</text:p>
          </table:table-cell>
          <table:table-cell office:value-type="float" office:value="-0.002298" calcext:value-type="float">
            <text:p>-0.002298</text:p>
          </table:table-cell>
          <table:table-cell office:value-type="float" office:value="-0.005835" calcext:value-type="float">
            <text:p>-0.005835</text:p>
          </table:table-cell>
          <table:table-cell office:value-type="float" office:value="-0.001764" calcext:value-type="float">
            <text:p>-0.001764</text:p>
          </table:table-cell>
          <table:table-cell office:value-type="float" office:value="-0.006173" calcext:value-type="float">
            <text:p>-0.006173</text:p>
          </table:table-cell>
          <table:table-cell office:value-type="float" office:value="-0.013663" calcext:value-type="float">
            <text:p>-0.013663</text:p>
          </table:table-cell>
          <table:table-cell office:value-type="string" calcext:value-type="string">
            <text:p>0.010873</text:p>
          </table:table-cell>
        </table:table-row>
        <table:table-row table:style-name="ro1">
          <table:table-cell office:value-type="float" office:value="1527477050.2407" calcext:value-type="float">
            <text:p>1527477050.2407</text:p>
          </table:table-cell>
          <table:table-cell office:value-type="string" calcext:value-type="string">
            <text:p>PID_y</text:p>
          </table:table-cell>
          <table:table-cell office:value-type="float" office:value="-0.002298" calcext:value-type="float">
            <text:p>-0.002298</text:p>
          </table:table-cell>
          <table:table-cell office:value-type="float" office:value="-0.005835" calcext:value-type="float">
            <text:p>-0.005835</text:p>
          </table:table-cell>
          <table:table-cell office:value-type="float" office:value="-0.001764" calcext:value-type="float">
            <text:p>-0.001764</text:p>
          </table:table-cell>
          <table:table-cell office:value-type="float" office:value="-0.006173" calcext:value-type="float">
            <text:p>-0.006173</text:p>
          </table:table-cell>
          <table:table-cell office:value-type="float" office:value="-0.013663" calcext:value-type="float">
            <text:p>-0.013663</text:p>
          </table:table-cell>
          <table:table-cell office:value-type="string" calcext:value-type="string">
            <text:p>0.010873</text:p>
          </table:table-cell>
        </table:table-row>
        <table:table-row table:style-name="ro1">
          <table:table-cell office:value-type="float" office:value="1527477050.2611" calcext:value-type="float">
            <text:p>1527477050.2611</text:p>
          </table:table-cell>
          <table:table-cell office:value-type="string" calcext:value-type="string">
            <text:p>PID_x</text:p>
          </table:table-cell>
          <table:table-cell office:value-type="float" office:value="-0.002322" calcext:value-type="float">
            <text:p>-0.002322</text:p>
          </table:table-cell>
          <table:table-cell office:value-type="float" office:value="-0.005774" calcext:value-type="float">
            <text:p>-0.005774</text:p>
          </table:table-cell>
          <table:table-cell office:value-type="float" office:value="-0.00194" calcext:value-type="float">
            <text:p>-0.00194</text:p>
          </table:table-cell>
          <table:table-cell office:value-type="float" office:value="-0.006087" calcext:value-type="float">
            <text:p>-0.006087</text:p>
          </table:table-cell>
          <table:table-cell office:value-type="float" office:value="-0.011573" calcext:value-type="float">
            <text:p>-0.011573</text:p>
          </table:table-cell>
          <table:table-cell office:value-type="string" calcext:value-type="string">
            <text:p>0.010461</text:p>
          </table:table-cell>
        </table:table-row>
        <table:table-row table:style-name="ro1">
          <table:table-cell office:value-type="float" office:value="1527477050.26116" calcext:value-type="float">
            <text:p>1527477050.26116</text:p>
          </table:table-cell>
          <table:table-cell office:value-type="string" calcext:value-type="string">
            <text:p>PID_y</text:p>
          </table:table-cell>
          <table:table-cell office:value-type="float" office:value="-0.002322" calcext:value-type="float">
            <text:p>-0.002322</text:p>
          </table:table-cell>
          <table:table-cell office:value-type="float" office:value="-0.005774" calcext:value-type="float">
            <text:p>-0.005774</text:p>
          </table:table-cell>
          <table:table-cell office:value-type="float" office:value="-0.00194" calcext:value-type="float">
            <text:p>-0.00194</text:p>
          </table:table-cell>
          <table:table-cell office:value-type="float" office:value="-0.006087" calcext:value-type="float">
            <text:p>-0.006087</text:p>
          </table:table-cell>
          <table:table-cell office:value-type="float" office:value="-0.011573" calcext:value-type="float">
            <text:p>-0.011573</text:p>
          </table:table-cell>
          <table:table-cell office:value-type="string" calcext:value-type="string">
            <text:p>0.010461</text:p>
          </table:table-cell>
        </table:table-row>
        <table:table-row table:style-name="ro1">
          <table:table-cell office:value-type="float" office:value="1527477050.28162" calcext:value-type="float">
            <text:p>1527477050.28162</text:p>
          </table:table-cell>
          <table:table-cell office:value-type="string" calcext:value-type="string">
            <text:p>PID_x</text:p>
          </table:table-cell>
          <table:table-cell office:value-type="float" office:value="-0.002345" calcext:value-type="float">
            <text:p>-0.002345</text:p>
          </table:table-cell>
          <table:table-cell office:value-type="float" office:value="-0.005748" calcext:value-type="float">
            <text:p>-0.005748</text:p>
          </table:table-cell>
          <table:table-cell office:value-type="float" office:value="-0.00188" calcext:value-type="float">
            <text:p>-0.00188</text:p>
          </table:table-cell>
          <table:table-cell office:value-type="float" office:value="-0.005918" calcext:value-type="float">
            <text:p>-0.005918</text:p>
          </table:table-cell>
          <table:table-cell office:value-type="float" office:value="-0.01275" calcext:value-type="float">
            <text:p>-0.01275</text:p>
          </table:table-cell>
          <table:table-cell office:value-type="string" calcext:value-type="string">
            <text:p>0.007711</text:p>
          </table:table-cell>
        </table:table-row>
        <table:table-row table:style-name="ro1">
          <table:table-cell office:value-type="float" office:value="1527477050.28167" calcext:value-type="float">
            <text:p>1527477050.28167</text:p>
          </table:table-cell>
          <table:table-cell office:value-type="string" calcext:value-type="string">
            <text:p>PID_y</text:p>
          </table:table-cell>
          <table:table-cell office:value-type="float" office:value="-0.002345" calcext:value-type="float">
            <text:p>-0.002345</text:p>
          </table:table-cell>
          <table:table-cell office:value-type="float" office:value="-0.005748" calcext:value-type="float">
            <text:p>-0.005748</text:p>
          </table:table-cell>
          <table:table-cell office:value-type="float" office:value="-0.00188" calcext:value-type="float">
            <text:p>-0.00188</text:p>
          </table:table-cell>
          <table:table-cell office:value-type="float" office:value="-0.005918" calcext:value-type="float">
            <text:p>-0.005918</text:p>
          </table:table-cell>
          <table:table-cell office:value-type="float" office:value="-0.01275" calcext:value-type="float">
            <text:p>-0.01275</text:p>
          </table:table-cell>
          <table:table-cell office:value-type="string" calcext:value-type="string">
            <text:p>0.007711</text:p>
          </table:table-cell>
        </table:table-row>
        <table:table-row table:style-name="ro1">
          <table:table-cell office:value-type="float" office:value="1527477050.30115" calcext:value-type="float">
            <text:p>1527477050.30115</text:p>
          </table:table-cell>
          <table:table-cell office:value-type="string" calcext:value-type="string">
            <text:p>PID_x</text:p>
          </table:table-cell>
          <table:table-cell office:value-type="float" office:value="-0.002765" calcext:value-type="float">
            <text:p>-0.002765</text:p>
          </table:table-cell>
          <table:table-cell office:value-type="float" office:value="-0.005639" calcext:value-type="float">
            <text:p>-0.005639</text:p>
          </table:table-cell>
          <table:table-cell office:value-type="float" office:value="-0.002363" calcext:value-type="float">
            <text:p>-0.002363</text:p>
          </table:table-cell>
          <table:table-cell office:value-type="float" office:value="-0.005839" calcext:value-type="float">
            <text:p>-0.005839</text:p>
          </table:table-cell>
          <table:table-cell office:value-type="float" office:value="-0.011859" calcext:value-type="float">
            <text:p>-0.011859</text:p>
          </table:table-cell>
          <table:table-cell office:value-type="string" calcext:value-type="string">
            <text:p>0.008360</text:p>
          </table:table-cell>
        </table:table-row>
        <table:table-row table:style-name="ro1">
          <table:table-cell office:value-type="float" office:value="1527477050.3012" calcext:value-type="float">
            <text:p>1527477050.3012</text:p>
          </table:table-cell>
          <table:table-cell office:value-type="string" calcext:value-type="string">
            <text:p>PID_y</text:p>
          </table:table-cell>
          <table:table-cell office:value-type="float" office:value="-0.002765" calcext:value-type="float">
            <text:p>-0.002765</text:p>
          </table:table-cell>
          <table:table-cell office:value-type="float" office:value="-0.005639" calcext:value-type="float">
            <text:p>-0.005639</text:p>
          </table:table-cell>
          <table:table-cell office:value-type="float" office:value="-0.002363" calcext:value-type="float">
            <text:p>-0.002363</text:p>
          </table:table-cell>
          <table:table-cell office:value-type="float" office:value="-0.005839" calcext:value-type="float">
            <text:p>-0.005839</text:p>
          </table:table-cell>
          <table:table-cell office:value-type="float" office:value="-0.011859" calcext:value-type="float">
            <text:p>-0.011859</text:p>
          </table:table-cell>
          <table:table-cell office:value-type="string" calcext:value-type="string">
            <text:p>0.008360</text:p>
          </table:table-cell>
        </table:table-row>
        <table:table-row table:style-name="ro1">
          <table:table-cell office:value-type="float" office:value="1527477050.32159" calcext:value-type="float">
            <text:p>1527477050.32159</text:p>
          </table:table-cell>
          <table:table-cell office:value-type="string" calcext:value-type="string">
            <text:p>PID_x</text:p>
          </table:table-cell>
          <table:table-cell office:value-type="float" office:value="-0.002955" calcext:value-type="float">
            <text:p>-0.002955</text:p>
          </table:table-cell>
          <table:table-cell office:value-type="float" office:value="-0.005224" calcext:value-type="float">
            <text:p>-0.005224</text:p>
          </table:table-cell>
          <table:table-cell office:value-type="float" office:value="-0.002516" calcext:value-type="float">
            <text:p>-0.002516</text:p>
          </table:table-cell>
          <table:table-cell office:value-type="float" office:value="-0.005403" calcext:value-type="float">
            <text:p>-0.005403</text:p>
          </table:table-cell>
          <table:table-cell office:value-type="float" office:value="-0.012395" calcext:value-type="float">
            <text:p>-0.012395</text:p>
          </table:table-cell>
          <table:table-cell office:value-type="string" calcext:value-type="string">
            <text:p>0.007919</text:p>
          </table:table-cell>
        </table:table-row>
        <table:table-row table:style-name="ro1">
          <table:table-cell office:value-type="float" office:value="1527477050.3217" calcext:value-type="float">
            <text:p>1527477050.3217</text:p>
          </table:table-cell>
          <table:table-cell office:value-type="string" calcext:value-type="string">
            <text:p>PID_y</text:p>
          </table:table-cell>
          <table:table-cell office:value-type="float" office:value="-0.002955" calcext:value-type="float">
            <text:p>-0.002955</text:p>
          </table:table-cell>
          <table:table-cell office:value-type="float" office:value="-0.005224" calcext:value-type="float">
            <text:p>-0.005224</text:p>
          </table:table-cell>
          <table:table-cell office:value-type="float" office:value="-0.002516" calcext:value-type="float">
            <text:p>-0.002516</text:p>
          </table:table-cell>
          <table:table-cell office:value-type="float" office:value="-0.005403" calcext:value-type="float">
            <text:p>-0.005403</text:p>
          </table:table-cell>
          <table:table-cell office:value-type="float" office:value="-0.012395" calcext:value-type="float">
            <text:p>-0.012395</text:p>
          </table:table-cell>
          <table:table-cell office:value-type="string" calcext:value-type="string">
            <text:p>0.007919</text:p>
          </table:table-cell>
        </table:table-row>
        <table:table-row table:style-name="ro1">
          <table:table-cell office:value-type="float" office:value="1527477050.3411" calcext:value-type="float">
            <text:p>1527477050.3411</text:p>
          </table:table-cell>
          <table:table-cell office:value-type="string" calcext:value-type="string">
            <text:p>PID_x</text:p>
          </table:table-cell>
          <table:table-cell office:value-type="float" office:value="-0.002963" calcext:value-type="float">
            <text:p>-0.002963</text:p>
          </table:table-cell>
          <table:table-cell office:value-type="float" office:value="-0.005302" calcext:value-type="float">
            <text:p>-0.005302</text:p>
          </table:table-cell>
          <table:table-cell office:value-type="float" office:value="-0.002705" calcext:value-type="float">
            <text:p>-0.002705</text:p>
          </table:table-cell>
          <table:table-cell office:value-type="float" office:value="-0.005447" calcext:value-type="float">
            <text:p>-0.005447</text:p>
          </table:table-cell>
          <table:table-cell office:value-type="float" office:value="-0.009512" calcext:value-type="float">
            <text:p>-0.009512</text:p>
          </table:table-cell>
          <table:table-cell office:value-type="string" calcext:value-type="string">
            <text:p>0.007118</text:p>
          </table:table-cell>
        </table:table-row>
        <table:table-row table:style-name="ro1">
          <table:table-cell office:value-type="float" office:value="1527477050.34116" calcext:value-type="float">
            <text:p>1527477050.34116</text:p>
          </table:table-cell>
          <table:table-cell office:value-type="string" calcext:value-type="string">
            <text:p>PID_y</text:p>
          </table:table-cell>
          <table:table-cell office:value-type="float" office:value="-0.002963" calcext:value-type="float">
            <text:p>-0.002963</text:p>
          </table:table-cell>
          <table:table-cell office:value-type="float" office:value="-0.005302" calcext:value-type="float">
            <text:p>-0.005302</text:p>
          </table:table-cell>
          <table:table-cell office:value-type="float" office:value="-0.002705" calcext:value-type="float">
            <text:p>-0.002705</text:p>
          </table:table-cell>
          <table:table-cell office:value-type="float" office:value="-0.005447" calcext:value-type="float">
            <text:p>-0.005447</text:p>
          </table:table-cell>
          <table:table-cell office:value-type="float" office:value="-0.009512" calcext:value-type="float">
            <text:p>-0.009512</text:p>
          </table:table-cell>
          <table:table-cell office:value-type="string" calcext:value-type="string">
            <text:p>0.007118</text:p>
          </table:table-cell>
        </table:table-row>
        <table:table-row table:style-name="ro1">
          <table:table-cell office:value-type="float" office:value="1527477050.36167" calcext:value-type="float">
            <text:p>1527477050.36167</text:p>
          </table:table-cell>
          <table:table-cell office:value-type="string" calcext:value-type="string">
            <text:p>PID_x</text:p>
          </table:table-cell>
          <table:table-cell office:value-type="float" office:value="-0.003362" calcext:value-type="float">
            <text:p>-0.003362</text:p>
          </table:table-cell>
          <table:table-cell office:value-type="float" office:value="-0.004949" calcext:value-type="float">
            <text:p>-0.004949</text:p>
          </table:table-cell>
          <table:table-cell office:value-type="float" office:value="-0.003023" calcext:value-type="float">
            <text:p>-0.003023</text:p>
          </table:table-cell>
          <table:table-cell office:value-type="float" office:value="-0.005176" calcext:value-type="float">
            <text:p>-0.005176</text:p>
          </table:table-cell>
          <table:table-cell office:value-type="float" office:value="-0.01089" calcext:value-type="float">
            <text:p>-0.01089</text:p>
          </table:table-cell>
          <table:table-cell office:value-type="string" calcext:value-type="string">
            <text:p>0.008908</text:p>
          </table:table-cell>
        </table:table-row>
        <table:table-row table:style-name="ro1">
          <table:table-cell office:value-type="float" office:value="1527477050.36172" calcext:value-type="float">
            <text:p>1527477050.36172</text:p>
          </table:table-cell>
          <table:table-cell office:value-type="string" calcext:value-type="string">
            <text:p>PID_y</text:p>
          </table:table-cell>
          <table:table-cell office:value-type="float" office:value="-0.003362" calcext:value-type="float">
            <text:p>-0.003362</text:p>
          </table:table-cell>
          <table:table-cell office:value-type="float" office:value="-0.004949" calcext:value-type="float">
            <text:p>-0.004949</text:p>
          </table:table-cell>
          <table:table-cell office:value-type="float" office:value="-0.003023" calcext:value-type="float">
            <text:p>-0.003023</text:p>
          </table:table-cell>
          <table:table-cell office:value-type="float" office:value="-0.005176" calcext:value-type="float">
            <text:p>-0.005176</text:p>
          </table:table-cell>
          <table:table-cell office:value-type="float" office:value="-0.01089" calcext:value-type="float">
            <text:p>-0.01089</text:p>
          </table:table-cell>
          <table:table-cell office:value-type="string" calcext:value-type="string">
            <text:p>0.008908</text:p>
          </table:table-cell>
        </table:table-row>
        <table:table-row table:style-name="ro1">
          <table:table-cell office:value-type="float" office:value="1527477050.38122" calcext:value-type="float">
            <text:p>1527477050.38122</text:p>
          </table:table-cell>
          <table:table-cell office:value-type="string" calcext:value-type="string">
            <text:p>PID_x</text:p>
          </table:table-cell>
          <table:table-cell office:value-type="float" office:value="-0.003768" calcext:value-type="float">
            <text:p>-0.003768</text:p>
          </table:table-cell>
          <table:table-cell office:value-type="float" office:value="-0.004817" calcext:value-type="float">
            <text:p>-0.004817</text:p>
          </table:table-cell>
          <table:table-cell office:value-type="float" office:value="-0.003236" calcext:value-type="float">
            <text:p>-0.003236</text:p>
          </table:table-cell>
          <table:table-cell office:value-type="float" office:value="-0.005034" calcext:value-type="float">
            <text:p>-0.005034</text:p>
          </table:table-cell>
          <table:table-cell office:value-type="float" office:value="-0.013647" calcext:value-type="float">
            <text:p>-0.013647</text:p>
          </table:table-cell>
          <table:table-cell office:value-type="string" calcext:value-type="string">
            <text:p>0.008715</text:p>
          </table:table-cell>
        </table:table-row>
        <table:table-row table:style-name="ro1">
          <table:table-cell office:value-type="float" office:value="1527477050.38127" calcext:value-type="float">
            <text:p>1527477050.38127</text:p>
          </table:table-cell>
          <table:table-cell office:value-type="string" calcext:value-type="string">
            <text:p>PID_y</text:p>
          </table:table-cell>
          <table:table-cell office:value-type="float" office:value="-0.003768" calcext:value-type="float">
            <text:p>-0.003768</text:p>
          </table:table-cell>
          <table:table-cell office:value-type="float" office:value="-0.004817" calcext:value-type="float">
            <text:p>-0.004817</text:p>
          </table:table-cell>
          <table:table-cell office:value-type="float" office:value="-0.003236" calcext:value-type="float">
            <text:p>-0.003236</text:p>
          </table:table-cell>
          <table:table-cell office:value-type="float" office:value="-0.005034" calcext:value-type="float">
            <text:p>-0.005034</text:p>
          </table:table-cell>
          <table:table-cell office:value-type="float" office:value="-0.013647" calcext:value-type="float">
            <text:p>-0.013647</text:p>
          </table:table-cell>
          <table:table-cell office:value-type="string" calcext:value-type="string">
            <text:p>0.008715</text:p>
          </table:table-cell>
        </table:table-row>
        <table:table-row table:style-name="ro1">
          <table:table-cell office:value-type="float" office:value="1527477050.40169" calcext:value-type="float">
            <text:p>1527477050.40169</text:p>
          </table:table-cell>
          <table:table-cell office:value-type="string" calcext:value-type="string">
            <text:p>PID_x</text:p>
          </table:table-cell>
          <table:table-cell office:value-type="float" office:value="-0.004166" calcext:value-type="float">
            <text:p>-0.004166</text:p>
          </table:table-cell>
          <table:table-cell office:value-type="float" office:value="-0.004563" calcext:value-type="float">
            <text:p>-0.004563</text:p>
          </table:table-cell>
          <table:table-cell office:value-type="float" office:value="-0.00368" calcext:value-type="float">
            <text:p>-0.00368</text:p>
          </table:table-cell>
          <table:table-cell office:value-type="float" office:value="-0.004838" calcext:value-type="float">
            <text:p>-0.004838</text:p>
          </table:table-cell>
          <table:table-cell office:value-type="float" office:value="-0.013044" calcext:value-type="float">
            <text:p>-0.013044</text:p>
          </table:table-cell>
          <table:table-cell office:value-type="string" calcext:value-type="string">
            <text:p>0.009815</text:p>
          </table:table-cell>
        </table:table-row>
        <table:table-row table:style-name="ro1">
          <table:table-cell office:value-type="float" office:value="1527477050.40174" calcext:value-type="float">
            <text:p>1527477050.40174</text:p>
          </table:table-cell>
          <table:table-cell office:value-type="string" calcext:value-type="string">
            <text:p>PID_y</text:p>
          </table:table-cell>
          <table:table-cell office:value-type="float" office:value="-0.004166" calcext:value-type="float">
            <text:p>-0.004166</text:p>
          </table:table-cell>
          <table:table-cell office:value-type="float" office:value="-0.004563" calcext:value-type="float">
            <text:p>-0.004563</text:p>
          </table:table-cell>
          <table:table-cell office:value-type="float" office:value="-0.00368" calcext:value-type="float">
            <text:p>-0.00368</text:p>
          </table:table-cell>
          <table:table-cell office:value-type="float" office:value="-0.004838" calcext:value-type="float">
            <text:p>-0.004838</text:p>
          </table:table-cell>
          <table:table-cell office:value-type="float" office:value="-0.013044" calcext:value-type="float">
            <text:p>-0.013044</text:p>
          </table:table-cell>
          <table:table-cell office:value-type="string" calcext:value-type="string">
            <text:p>0.009815</text:p>
          </table:table-cell>
        </table:table-row>
        <table:table-row table:style-name="ro1">
          <table:table-cell office:value-type="float" office:value="1527477050.42121" calcext:value-type="float">
            <text:p>1527477050.42121</text:p>
          </table:table-cell>
          <table:table-cell office:value-type="string" calcext:value-type="string">
            <text:p>PID_x</text:p>
          </table:table-cell>
          <table:table-cell office:value-type="float" office:value="-0.004185" calcext:value-type="float">
            <text:p>-0.004185</text:p>
          </table:table-cell>
          <table:table-cell office:value-type="float" office:value="-0.004456" calcext:value-type="float">
            <text:p>-0.004456</text:p>
          </table:table-cell>
          <table:table-cell office:value-type="float" office:value="-0.003753" calcext:value-type="float">
            <text:p>-0.003753</text:p>
          </table:table-cell>
          <table:table-cell office:value-type="float" office:value="-0.004626" calcext:value-type="float">
            <text:p>-0.004626</text:p>
          </table:table-cell>
          <table:table-cell office:value-type="float" office:value="-0.012292" calcext:value-type="float">
            <text:p>-0.012292</text:p>
          </table:table-cell>
          <table:table-cell office:value-type="string" calcext:value-type="string">
            <text:p>0.007725</text:p>
          </table:table-cell>
        </table:table-row>
        <table:table-row table:style-name="ro1">
          <table:table-cell office:value-type="float" office:value="1527477050.42126" calcext:value-type="float">
            <text:p>1527477050.42126</text:p>
          </table:table-cell>
          <table:table-cell office:value-type="string" calcext:value-type="string">
            <text:p>PID_y</text:p>
          </table:table-cell>
          <table:table-cell office:value-type="float" office:value="-0.004185" calcext:value-type="float">
            <text:p>-0.004185</text:p>
          </table:table-cell>
          <table:table-cell office:value-type="float" office:value="-0.004456" calcext:value-type="float">
            <text:p>-0.004456</text:p>
          </table:table-cell>
          <table:table-cell office:value-type="float" office:value="-0.003753" calcext:value-type="float">
            <text:p>-0.003753</text:p>
          </table:table-cell>
          <table:table-cell office:value-type="float" office:value="-0.004626" calcext:value-type="float">
            <text:p>-0.004626</text:p>
          </table:table-cell>
          <table:table-cell office:value-type="float" office:value="-0.012292" calcext:value-type="float">
            <text:p>-0.012292</text:p>
          </table:table-cell>
          <table:table-cell office:value-type="string" calcext:value-type="string">
            <text:p>0.007725</text:p>
          </table:table-cell>
        </table:table-row>
        <table:table-row table:style-name="ro1">
          <table:table-cell office:value-type="float" office:value="1527477050.44063" calcext:value-type="float">
            <text:p>1527477050.44063</text:p>
          </table:table-cell>
          <table:table-cell office:value-type="string" calcext:value-type="string">
            <text:p>PID_x</text:p>
          </table:table-cell>
          <table:table-cell office:value-type="float" office:value="-0.004169" calcext:value-type="float">
            <text:p>-0.004169</text:p>
          </table:table-cell>
          <table:table-cell office:value-type="float" office:value="-0.004223" calcext:value-type="float">
            <text:p>-0.004223</text:p>
          </table:table-cell>
          <table:table-cell office:value-type="float" office:value="-0.00382" calcext:value-type="float">
            <text:p>-0.00382</text:p>
          </table:table-cell>
          <table:table-cell office:value-type="float" office:value="-0.004487" calcext:value-type="float">
            <text:p>-0.004487</text:p>
          </table:table-cell>
          <table:table-cell office:value-type="float" office:value="-0.011052" calcext:value-type="float">
            <text:p>-0.011052</text:p>
          </table:table-cell>
          <table:table-cell office:value-type="string" calcext:value-type="string">
            <text:p>0.009602</text:p>
          </table:table-cell>
        </table:table-row>
        <table:table-row table:style-name="ro1">
          <table:table-cell office:value-type="float" office:value="1527477050.44068" calcext:value-type="float">
            <text:p>1527477050.44068</text:p>
          </table:table-cell>
          <table:table-cell office:value-type="string" calcext:value-type="string">
            <text:p>PID_y</text:p>
          </table:table-cell>
          <table:table-cell office:value-type="float" office:value="-0.004169" calcext:value-type="float">
            <text:p>-0.004169</text:p>
          </table:table-cell>
          <table:table-cell office:value-type="float" office:value="-0.004223" calcext:value-type="float">
            <text:p>-0.004223</text:p>
          </table:table-cell>
          <table:table-cell office:value-type="float" office:value="-0.00382" calcext:value-type="float">
            <text:p>-0.00382</text:p>
          </table:table-cell>
          <table:table-cell office:value-type="float" office:value="-0.004487" calcext:value-type="float">
            <text:p>-0.004487</text:p>
          </table:table-cell>
          <table:table-cell office:value-type="float" office:value="-0.011052" calcext:value-type="float">
            <text:p>-0.011052</text:p>
          </table:table-cell>
          <table:table-cell office:value-type="string" calcext:value-type="string">
            <text:p>0.009602</text:p>
          </table:table-cell>
        </table:table-row>
        <table:table-row table:style-name="ro1">
          <table:table-cell office:value-type="float" office:value="1527477050.46114" calcext:value-type="float">
            <text:p>1527477050.46114</text:p>
          </table:table-cell>
          <table:table-cell office:value-type="string" calcext:value-type="string">
            <text:p>PID_x</text:p>
          </table:table-cell>
          <table:table-cell office:value-type="float" office:value="-0.003865" calcext:value-type="float">
            <text:p>-0.003865</text:p>
          </table:table-cell>
          <table:table-cell office:value-type="float" office:value="-0.004414" calcext:value-type="float">
            <text:p>-0.004414</text:p>
          </table:table-cell>
          <table:table-cell office:value-type="float" office:value="-0.003724" calcext:value-type="float">
            <text:p>-0.003724</text:p>
          </table:table-cell>
          <table:table-cell office:value-type="float" office:value="-0.004535" calcext:value-type="float">
            <text:p>-0.004535</text:p>
          </table:table-cell>
          <table:table-cell office:value-type="float" office:value="-0.00702" calcext:value-type="float">
            <text:p>-0.00702</text:p>
          </table:table-cell>
          <table:table-cell office:value-type="string" calcext:value-type="string">
            <text:p>0.006502</text:p>
          </table:table-cell>
        </table:table-row>
        <table:table-row table:style-name="ro1">
          <table:table-cell office:value-type="float" office:value="1527477050.4612" calcext:value-type="float">
            <text:p>1527477050.4612</text:p>
          </table:table-cell>
          <table:table-cell office:value-type="string" calcext:value-type="string">
            <text:p>PID_y</text:p>
          </table:table-cell>
          <table:table-cell office:value-type="float" office:value="-0.003865" calcext:value-type="float">
            <text:p>-0.003865</text:p>
          </table:table-cell>
          <table:table-cell office:value-type="float" office:value="-0.004414" calcext:value-type="float">
            <text:p>-0.004414</text:p>
          </table:table-cell>
          <table:table-cell office:value-type="float" office:value="-0.003724" calcext:value-type="float">
            <text:p>-0.003724</text:p>
          </table:table-cell>
          <table:table-cell office:value-type="float" office:value="-0.004535" calcext:value-type="float">
            <text:p>-0.004535</text:p>
          </table:table-cell>
          <table:table-cell office:value-type="float" office:value="-0.00702" calcext:value-type="float">
            <text:p>-0.00702</text:p>
          </table:table-cell>
          <table:table-cell office:value-type="string" calcext:value-type="string">
            <text:p>0.006502</text:p>
          </table:table-cell>
        </table:table-row>
        <table:table-row table:style-name="ro1">
          <table:table-cell office:value-type="float" office:value="1527477050.48172" calcext:value-type="float">
            <text:p>1527477050.48172</text:p>
          </table:table-cell>
          <table:table-cell office:value-type="string" calcext:value-type="string">
            <text:p>PID_x</text:p>
          </table:table-cell>
          <table:table-cell office:value-type="float" office:value="-0.004068" calcext:value-type="float">
            <text:p>-0.004068</text:p>
          </table:table-cell>
          <table:table-cell office:value-type="float" office:value="-0.00466" calcext:value-type="float">
            <text:p>-0.00466</text:p>
          </table:table-cell>
          <table:table-cell office:value-type="float" office:value="-0.003933" calcext:value-type="float">
            <text:p>-0.003933</text:p>
          </table:table-cell>
          <table:table-cell office:value-type="float" office:value="-0.004695" calcext:value-type="float">
            <text:p>-0.004695</text:p>
          </table:table-cell>
          <table:table-cell office:value-type="float" office:value="-0.00687" calcext:value-type="float">
            <text:p>-0.00687</text:p>
          </table:table-cell>
          <table:table-cell office:value-type="string" calcext:value-type="string">
            <text:p>0.003493</text:p>
          </table:table-cell>
        </table:table-row>
        <table:table-row table:style-name="ro1">
          <table:table-cell office:value-type="float" office:value="1527477050.48178" calcext:value-type="float">
            <text:p>1527477050.48178</text:p>
          </table:table-cell>
          <table:table-cell office:value-type="string" calcext:value-type="string">
            <text:p>PID_y</text:p>
          </table:table-cell>
          <table:table-cell office:value-type="float" office:value="-0.004068" calcext:value-type="float">
            <text:p>-0.004068</text:p>
          </table:table-cell>
          <table:table-cell office:value-type="float" office:value="-0.00466" calcext:value-type="float">
            <text:p>-0.00466</text:p>
          </table:table-cell>
          <table:table-cell office:value-type="float" office:value="-0.003933" calcext:value-type="float">
            <text:p>-0.003933</text:p>
          </table:table-cell>
          <table:table-cell office:value-type="float" office:value="-0.004695" calcext:value-type="float">
            <text:p>-0.004695</text:p>
          </table:table-cell>
          <table:table-cell office:value-type="float" office:value="-0.00687" calcext:value-type="float">
            <text:p>-0.00687</text:p>
          </table:table-cell>
          <table:table-cell office:value-type="string" calcext:value-type="string">
            <text:p>0.003493</text:p>
          </table:table-cell>
        </table:table-row>
        <table:table-row table:style-name="ro1">
          <table:table-cell office:value-type="float" office:value="1527477050.50133" calcext:value-type="float">
            <text:p>1527477050.50133</text:p>
          </table:table-cell>
          <table:table-cell office:value-type="string" calcext:value-type="string">
            <text:p>PID_x</text:p>
          </table:table-cell>
          <table:table-cell office:value-type="float" office:value="-0.003909" calcext:value-type="float">
            <text:p>-0.003909</text:p>
          </table:table-cell>
          <table:table-cell office:value-type="float" office:value="-0.004513" calcext:value-type="float">
            <text:p>-0.004513</text:p>
          </table:table-cell>
          <table:table-cell office:value-type="float" office:value="-0.003896" calcext:value-type="float">
            <text:p>-0.003896</text:p>
          </table:table-cell>
          <table:table-cell office:value-type="float" office:value="-0.004541" calcext:value-type="float">
            <text:p>-0.004541</text:p>
          </table:table-cell>
          <table:table-cell office:value-type="float" office:value="-0.002153" calcext:value-type="float">
            <text:p>-0.002153</text:p>
          </table:table-cell>
          <table:table-cell office:value-type="string" calcext:value-type="string">
            <text:p>0.003153</text:p>
          </table:table-cell>
        </table:table-row>
        <table:table-row table:style-name="ro1">
          <table:table-cell office:value-type="float" office:value="1527477050.50138" calcext:value-type="float">
            <text:p>1527477050.50138</text:p>
          </table:table-cell>
          <table:table-cell office:value-type="string" calcext:value-type="string">
            <text:p>PID_y</text:p>
          </table:table-cell>
          <table:table-cell office:value-type="float" office:value="-0.003909" calcext:value-type="float">
            <text:p>-0.003909</text:p>
          </table:table-cell>
          <table:table-cell office:value-type="float" office:value="-0.004513" calcext:value-type="float">
            <text:p>-0.004513</text:p>
          </table:table-cell>
          <table:table-cell office:value-type="float" office:value="-0.003896" calcext:value-type="float">
            <text:p>-0.003896</text:p>
          </table:table-cell>
          <table:table-cell office:value-type="float" office:value="-0.004541" calcext:value-type="float">
            <text:p>-0.004541</text:p>
          </table:table-cell>
          <table:table-cell office:value-type="float" office:value="-0.002153" calcext:value-type="float">
            <text:p>-0.002153</text:p>
          </table:table-cell>
          <table:table-cell office:value-type="string" calcext:value-type="string">
            <text:p>0.003153</text:p>
          </table:table-cell>
        </table:table-row>
        <table:table-row table:style-name="ro1">
          <table:table-cell office:value-type="float" office:value="1527477050.52095" calcext:value-type="float">
            <text:p>1527477050.52095</text:p>
          </table:table-cell>
          <table:table-cell office:value-type="string" calcext:value-type="string">
            <text:p>PID_x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0.004203" calcext:value-type="float">
            <text:p>-0.004203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-0.004248" calcext:value-type="float">
            <text:p>-0.004248</text:p>
          </table:table-cell>
          <table:table-cell office:value-type="float" office:value="-0.00225" calcext:value-type="float">
            <text:p>-0.00225</text:p>
          </table:table-cell>
          <table:table-cell office:value-type="string" calcext:value-type="string">
            <text:p>0.003969</text:p>
          </table:table-cell>
        </table:table-row>
        <table:table-row table:style-name="ro1">
          <table:table-cell office:value-type="float" office:value="1527477050.52101" calcext:value-type="float">
            <text:p>1527477050.52101</text:p>
          </table:table-cell>
          <table:table-cell office:value-type="string" calcext:value-type="string">
            <text:p>PID_y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0.004203" calcext:value-type="float">
            <text:p>-0.004203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-0.004248" calcext:value-type="float">
            <text:p>-0.004248</text:p>
          </table:table-cell>
          <table:table-cell office:value-type="float" office:value="-0.00225" calcext:value-type="float">
            <text:p>-0.00225</text:p>
          </table:table-cell>
          <table:table-cell office:value-type="string" calcext:value-type="string">
            <text:p>0.003969</text:p>
          </table:table-cell>
        </table:table-row>
        <table:table-row table:style-name="ro1">
          <table:table-cell office:value-type="float" office:value="1527477050.54144" calcext:value-type="float">
            <text:p>1527477050.54144</text:p>
          </table:table-cell>
          <table:table-cell office:value-type="string" calcext:value-type="string">
            <text:p>PID_x</text:p>
          </table:table-cell>
          <table:table-cell office:value-type="float" office:value="-0.004301" calcext:value-type="float">
            <text:p>-0.004301</text:p>
          </table:table-cell>
          <table:table-cell office:value-type="float" office:value="-0.004264" calcext:value-type="float">
            <text:p>-0.004264</text:p>
          </table:table-cell>
          <table:table-cell office:value-type="float" office:value="-0.004251" calcext:value-type="float">
            <text:p>-0.004251</text:p>
          </table:table-cell>
          <table:table-cell office:value-type="float" office:value="-0.004278" calcext:value-type="float">
            <text:p>-0.004278</text:p>
          </table:table-cell>
          <table:table-cell office:value-type="float" office:value="-0.004214" calcext:value-type="float">
            <text:p>-0.004214</text:p>
          </table:table-cell>
          <table:table-cell office:value-type="string" calcext:value-type="string">
            <text:p>0.002243</text:p>
          </table:table-cell>
        </table:table-row>
        <table:table-row table:style-name="ro1">
          <table:table-cell office:value-type="float" office:value="1527477050.54151" calcext:value-type="float">
            <text:p>1527477050.54151</text:p>
          </table:table-cell>
          <table:table-cell office:value-type="string" calcext:value-type="string">
            <text:p>PID_y</text:p>
          </table:table-cell>
          <table:table-cell office:value-type="float" office:value="-0.004301" calcext:value-type="float">
            <text:p>-0.004301</text:p>
          </table:table-cell>
          <table:table-cell office:value-type="float" office:value="-0.004264" calcext:value-type="float">
            <text:p>-0.004264</text:p>
          </table:table-cell>
          <table:table-cell office:value-type="float" office:value="-0.004251" calcext:value-type="float">
            <text:p>-0.004251</text:p>
          </table:table-cell>
          <table:table-cell office:value-type="float" office:value="-0.004278" calcext:value-type="float">
            <text:p>-0.004278</text:p>
          </table:table-cell>
          <table:table-cell office:value-type="float" office:value="-0.004214" calcext:value-type="float">
            <text:p>-0.004214</text:p>
          </table:table-cell>
          <table:table-cell office:value-type="string" calcext:value-type="string">
            <text:p>0.002243</text:p>
          </table:table-cell>
        </table:table-row>
        <table:table-row table:style-name="ro1">
          <table:table-cell office:value-type="float" office:value="1527477050.56088" calcext:value-type="float">
            <text:p>1527477050.56088</text:p>
          </table:table-cell>
          <table:table-cell office:value-type="string" calcext:value-type="string">
            <text:p>PID_x</text:p>
          </table:table-cell>
          <table:table-cell office:value-type="float" office:value="-0.004483" calcext:value-type="float">
            <text:p>-0.004483</text:p>
          </table:table-cell>
          <table:table-cell office:value-type="float" office:value="-0.004257" calcext:value-type="float">
            <text:p>-0.004257</text:p>
          </table:table-cell>
          <table:table-cell office:value-type="float" office:value="-0.004368" calcext:value-type="float">
            <text:p>-0.004368</text:p>
          </table:table-cell>
          <table:table-cell office:value-type="float" office:value="-0.004278" calcext:value-type="float">
            <text:p>-0.004278</text:p>
          </table:table-cell>
          <table:table-cell office:value-type="float" office:value="-0.006355" calcext:value-type="float">
            <text:p>-0.006355</text:p>
          </table:table-cell>
          <table:table-cell office:value-type="string" calcext:value-type="string">
            <text:p>0.002715</text:p>
          </table:table-cell>
        </table:table-row>
        <table:table-row table:style-name="ro1">
          <table:table-cell office:value-type="float" office:value="1527477050.56092" calcext:value-type="float">
            <text:p>1527477050.56092</text:p>
          </table:table-cell>
          <table:table-cell office:value-type="string" calcext:value-type="string">
            <text:p>PID_y</text:p>
          </table:table-cell>
          <table:table-cell office:value-type="float" office:value="-0.004483" calcext:value-type="float">
            <text:p>-0.004483</text:p>
          </table:table-cell>
          <table:table-cell office:value-type="float" office:value="-0.004257" calcext:value-type="float">
            <text:p>-0.004257</text:p>
          </table:table-cell>
          <table:table-cell office:value-type="float" office:value="-0.004368" calcext:value-type="float">
            <text:p>-0.004368</text:p>
          </table:table-cell>
          <table:table-cell office:value-type="float" office:value="-0.004278" calcext:value-type="float">
            <text:p>-0.004278</text:p>
          </table:table-cell>
          <table:table-cell office:value-type="float" office:value="-0.006355" calcext:value-type="float">
            <text:p>-0.006355</text:p>
          </table:table-cell>
          <table:table-cell office:value-type="string" calcext:value-type="string">
            <text:p>0.002715</text:p>
          </table:table-cell>
        </table:table-row>
        <table:table-row table:style-name="ro1">
          <table:table-cell office:value-type="float" office:value="1527477050.58139" calcext:value-type="float">
            <text:p>1527477050.58139</text:p>
          </table:table-cell>
          <table:table-cell office:value-type="string" calcext:value-type="string">
            <text:p>PID_x</text:p>
          </table:table-cell>
          <table:table-cell office:value-type="float" office:value="-0.004173" calcext:value-type="float">
            <text:p>-0.004173</text:p>
          </table:table-cell>
          <table:table-cell office:value-type="float" office:value="-0.004153" calcext:value-type="float">
            <text:p>-0.004153</text:p>
          </table:table-cell>
          <table:table-cell office:value-type="float" office:value="-0.004158" calcext:value-type="float">
            <text:p>-0.004158</text:p>
          </table:table-cell>
          <table:table-cell office:value-type="float" office:value="-0.00422" calcext:value-type="float">
            <text:p>-0.00422</text:p>
          </table:table-cell>
          <table:table-cell office:value-type="float" office:value="-0.002279" calcext:value-type="float">
            <text:p>-0.002279</text:p>
          </table:table-cell>
          <table:table-cell office:value-type="string" calcext:value-type="string">
            <text:p>0.004842</text:p>
          </table:table-cell>
        </table:table-row>
        <table:table-row table:style-name="ro1">
          <table:table-cell office:value-type="float" office:value="1527477050.58141" calcext:value-type="float">
            <text:p>1527477050.58141</text:p>
          </table:table-cell>
          <table:table-cell office:value-type="string" calcext:value-type="string">
            <text:p>PID_y</text:p>
          </table:table-cell>
          <table:table-cell office:value-type="float" office:value="-0.004173" calcext:value-type="float">
            <text:p>-0.004173</text:p>
          </table:table-cell>
          <table:table-cell office:value-type="float" office:value="-0.004153" calcext:value-type="float">
            <text:p>-0.004153</text:p>
          </table:table-cell>
          <table:table-cell office:value-type="float" office:value="-0.004158" calcext:value-type="float">
            <text:p>-0.004158</text:p>
          </table:table-cell>
          <table:table-cell office:value-type="float" office:value="-0.00422" calcext:value-type="float">
            <text:p>-0.00422</text:p>
          </table:table-cell>
          <table:table-cell office:value-type="float" office:value="-0.002279" calcext:value-type="float">
            <text:p>-0.002279</text:p>
          </table:table-cell>
          <table:table-cell office:value-type="string" calcext:value-type="string">
            <text:p>0.004842</text:p>
          </table:table-cell>
        </table:table-row>
        <table:table-row table:style-name="ro1">
          <table:table-cell office:value-type="float" office:value="1527477050.60067" calcext:value-type="float">
            <text:p>1527477050.60067</text:p>
          </table:table-cell>
          <table:table-cell office:value-type="string" calcext:value-type="string">
            <text:p>PID_x</text:p>
          </table:table-cell>
          <table:table-cell office:value-type="float" office:value="-0.00479" calcext:value-type="float">
            <text:p>-0.00479</text:p>
          </table:table-cell>
          <table:table-cell office:value-type="float" office:value="-0.00419" calcext:value-type="float">
            <text:p>-0.00419</text:p>
          </table:table-cell>
          <table:table-cell office:value-type="float" office:value="-0.004629" calcext:value-type="float">
            <text:p>-0.004629</text:p>
          </table:table-cell>
          <table:table-cell office:value-type="float" office:value="-0.00422" calcext:value-type="float">
            <text:p>-0.00422</text:p>
          </table:table-cell>
          <table:table-cell office:value-type="float" office:value="-0.007525" calcext:value-type="float">
            <text:p>-0.007525</text:p>
          </table:table-cell>
          <table:table-cell office:value-type="string" calcext:value-type="string">
            <text:p>0.003265</text:p>
          </table:table-cell>
        </table:table-row>
        <table:table-row table:style-name="ro1">
          <table:table-cell office:value-type="float" office:value="1527477050.60069" calcext:value-type="float">
            <text:p>1527477050.60069</text:p>
          </table:table-cell>
          <table:table-cell office:value-type="string" calcext:value-type="string">
            <text:p>PID_y</text:p>
          </table:table-cell>
          <table:table-cell office:value-type="float" office:value="-0.00479" calcext:value-type="float">
            <text:p>-0.00479</text:p>
          </table:table-cell>
          <table:table-cell office:value-type="float" office:value="-0.00419" calcext:value-type="float">
            <text:p>-0.00419</text:p>
          </table:table-cell>
          <table:table-cell office:value-type="float" office:value="-0.004629" calcext:value-type="float">
            <text:p>-0.004629</text:p>
          </table:table-cell>
          <table:table-cell office:value-type="float" office:value="-0.00422" calcext:value-type="float">
            <text:p>-0.00422</text:p>
          </table:table-cell>
          <table:table-cell office:value-type="float" office:value="-0.007525" calcext:value-type="float">
            <text:p>-0.007525</text:p>
          </table:table-cell>
          <table:table-cell office:value-type="string" calcext:value-type="string">
            <text:p>0.003265</text:p>
          </table:table-cell>
        </table:table-row>
        <table:table-row table:style-name="ro1">
          <table:table-cell office:value-type="float" office:value="1527477050.62111" calcext:value-type="float">
            <text:p>1527477050.62111</text:p>
          </table:table-cell>
          <table:table-cell office:value-type="string" calcext:value-type="string">
            <text:p>PID_x</text:p>
          </table:table-cell>
          <table:table-cell office:value-type="float" office:value="-0.004861" calcext:value-type="float">
            <text:p>-0.004861</text:p>
          </table:table-cell>
          <table:table-cell office:value-type="float" office:value="-0.004032" calcext:value-type="float">
            <text:p>-0.004032</text:p>
          </table:table-cell>
          <table:table-cell office:value-type="float" office:value="-0.004704" calcext:value-type="float">
            <text:p>-0.004704</text:p>
          </table:table-cell>
          <table:table-cell office:value-type="float" office:value="-0.004043" calcext:value-type="float">
            <text:p>-0.004043</text:p>
          </table:table-cell>
          <table:table-cell office:value-type="float" office:value="-0.007422" calcext:value-type="float">
            <text:p>-0.007422</text:p>
          </table:table-cell>
          <table:table-cell office:value-type="string" calcext:value-type="string">
            <text:p>0.002007</text:p>
          </table:table-cell>
        </table:table-row>
        <table:table-row table:style-name="ro1">
          <table:table-cell office:value-type="float" office:value="1527477050.62114" calcext:value-type="float">
            <text:p>1527477050.62114</text:p>
          </table:table-cell>
          <table:table-cell office:value-type="string" calcext:value-type="string">
            <text:p>PID_y</text:p>
          </table:table-cell>
          <table:table-cell office:value-type="float" office:value="-0.004861" calcext:value-type="float">
            <text:p>-0.004861</text:p>
          </table:table-cell>
          <table:table-cell office:value-type="float" office:value="-0.004032" calcext:value-type="float">
            <text:p>-0.004032</text:p>
          </table:table-cell>
          <table:table-cell office:value-type="float" office:value="-0.004704" calcext:value-type="float">
            <text:p>-0.004704</text:p>
          </table:table-cell>
          <table:table-cell office:value-type="float" office:value="-0.004043" calcext:value-type="float">
            <text:p>-0.004043</text:p>
          </table:table-cell>
          <table:table-cell office:value-type="float" office:value="-0.007422" calcext:value-type="float">
            <text:p>-0.007422</text:p>
          </table:table-cell>
          <table:table-cell office:value-type="string" calcext:value-type="string">
            <text:p>0.002007</text:p>
          </table:table-cell>
        </table:table-row>
        <table:table-row table:style-name="ro1">
          <table:table-cell office:value-type="float" office:value="1527477050.64149" calcext:value-type="float">
            <text:p>1527477050.64149</text:p>
          </table:table-cell>
          <table:table-cell office:value-type="string" calcext:value-type="string">
            <text:p>PID_x</text:p>
          </table:table-cell>
          <table:table-cell office:value-type="float" office:value="-0.004715" calcext:value-type="float">
            <text:p>-0.004715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0.004661" calcext:value-type="float">
            <text:p>-0.004661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-0.004347" calcext:value-type="float">
            <text:p>-0.004347</text:p>
          </table:table-cell>
          <table:table-cell office:value-type="string" calcext:value-type="string">
            <text:p>0.002786</text:p>
          </table:table-cell>
        </table:table-row>
        <table:table-row table:style-name="ro1">
          <table:table-cell office:value-type="float" office:value="1527477050.64154" calcext:value-type="float">
            <text:p>1527477050.64154</text:p>
          </table:table-cell>
          <table:table-cell office:value-type="string" calcext:value-type="string">
            <text:p>PID_y</text:p>
          </table:table-cell>
          <table:table-cell office:value-type="float" office:value="-0.004715" calcext:value-type="float">
            <text:p>-0.004715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0.004661" calcext:value-type="float">
            <text:p>-0.004661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-0.004347" calcext:value-type="float">
            <text:p>-0.004347</text:p>
          </table:table-cell>
          <table:table-cell office:value-type="string" calcext:value-type="string">
            <text:p>0.002786</text:p>
          </table:table-cell>
        </table:table-row>
        <table:table-row table:style-name="ro1">
          <table:table-cell office:value-type="float" office:value="1527477050.66098" calcext:value-type="float">
            <text:p>1527477050.66098</text:p>
          </table:table-cell>
          <table:table-cell office:value-type="string" calcext:value-type="string">
            <text:p>PID_x</text:p>
          </table:table-cell>
          <table:table-cell office:value-type="float" office:value="-0.004894" calcext:value-type="float">
            <text:p>-0.004894</text:p>
          </table:table-cell>
          <table:table-cell office:value-type="float" office:value="-0.004091" calcext:value-type="float">
            <text:p>-0.004091</text:p>
          </table:table-cell>
          <table:table-cell office:value-type="float" office:value="-0.004827" calcext:value-type="float">
            <text:p>-0.004827</text:p>
          </table:table-cell>
          <table:table-cell office:value-type="float" office:value="-0.004099" calcext:value-type="float">
            <text:p>-0.004099</text:p>
          </table:table-cell>
          <table:table-cell office:value-type="float" office:value="-0.004842" calcext:value-type="float">
            <text:p>-0.004842</text:p>
          </table:table-cell>
          <table:table-cell office:value-type="string" calcext:value-type="string">
            <text:p>0.001697</text:p>
          </table:table-cell>
        </table:table-row>
        <table:table-row table:style-name="ro1">
          <table:table-cell office:value-type="float" office:value="1527477050.66103" calcext:value-type="float">
            <text:p>1527477050.66103</text:p>
          </table:table-cell>
          <table:table-cell office:value-type="string" calcext:value-type="string">
            <text:p>PID_y</text:p>
          </table:table-cell>
          <table:table-cell office:value-type="float" office:value="-0.004894" calcext:value-type="float">
            <text:p>-0.004894</text:p>
          </table:table-cell>
          <table:table-cell office:value-type="float" office:value="-0.004091" calcext:value-type="float">
            <text:p>-0.004091</text:p>
          </table:table-cell>
          <table:table-cell office:value-type="float" office:value="-0.004827" calcext:value-type="float">
            <text:p>-0.004827</text:p>
          </table:table-cell>
          <table:table-cell office:value-type="float" office:value="-0.004099" calcext:value-type="float">
            <text:p>-0.004099</text:p>
          </table:table-cell>
          <table:table-cell office:value-type="float" office:value="-0.004842" calcext:value-type="float">
            <text:p>-0.004842</text:p>
          </table:table-cell>
          <table:table-cell office:value-type="string" calcext:value-type="string">
            <text:p>0.001697</text:p>
          </table:table-cell>
        </table:table-row>
        <table:table-row table:style-name="ro1">
          <table:table-cell office:value-type="float" office:value="1527477050.68144" calcext:value-type="float">
            <text:p>1527477050.68144</text:p>
          </table:table-cell>
          <table:table-cell office:value-type="string" calcext:value-type="string">
            <text:p>PID_x</text:p>
          </table:table-cell>
          <table:table-cell office:value-type="float" office:value="-0.00494" calcext:value-type="float">
            <text:p>-0.00494</text:p>
          </table:table-cell>
          <table:table-cell office:value-type="float" office:value="-0.004082" calcext:value-type="float">
            <text:p>-0.004082</text:p>
          </table:table-cell>
          <table:table-cell office:value-type="float" office:value="-0.00481" calcext:value-type="float">
            <text:p>-0.00481</text:p>
          </table:table-cell>
          <table:table-cell office:value-type="float" office:value="-0.004087" calcext:value-type="float">
            <text:p>-0.004087</text:p>
          </table:table-cell>
          <table:table-cell office:value-type="float" office:value="-0.006727" calcext:value-type="float">
            <text:p>-0.006727</text:p>
          </table:table-cell>
          <table:table-cell office:value-type="string" calcext:value-type="string">
            <text:p>0.001253</text:p>
          </table:table-cell>
        </table:table-row>
        <table:table-row table:style-name="ro1">
          <table:table-cell office:value-type="float" office:value="1527477050.68149" calcext:value-type="float">
            <text:p>1527477050.68149</text:p>
          </table:table-cell>
          <table:table-cell office:value-type="string" calcext:value-type="string">
            <text:p>PID_y</text:p>
          </table:table-cell>
          <table:table-cell office:value-type="float" office:value="-0.00494" calcext:value-type="float">
            <text:p>-0.00494</text:p>
          </table:table-cell>
          <table:table-cell office:value-type="float" office:value="-0.004082" calcext:value-type="float">
            <text:p>-0.004082</text:p>
          </table:table-cell>
          <table:table-cell office:value-type="float" office:value="-0.00481" calcext:value-type="float">
            <text:p>-0.00481</text:p>
          </table:table-cell>
          <table:table-cell office:value-type="float" office:value="-0.004087" calcext:value-type="float">
            <text:p>-0.004087</text:p>
          </table:table-cell>
          <table:table-cell office:value-type="float" office:value="-0.006727" calcext:value-type="float">
            <text:p>-0.006727</text:p>
          </table:table-cell>
          <table:table-cell office:value-type="string" calcext:value-type="string">
            <text:p>0.001253</text:p>
          </table:table-cell>
        </table:table-row>
        <table:table-row table:style-name="ro1">
          <table:table-cell office:value-type="float" office:value="1527477050.70091" calcext:value-type="float">
            <text:p>1527477050.70091</text:p>
          </table:table-cell>
          <table:table-cell office:value-type="string" calcext:value-type="string">
            <text:p>PID_x</text:p>
          </table:table-cell>
          <table:table-cell office:value-type="float" office:value="-0.004735" calcext:value-type="float">
            <text:p>-0.00473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4732" calcext:value-type="float">
            <text:p>-0.004732</text:p>
          </table:table-cell>
          <table:table-cell office:value-type="float" office:value="-0.004116" calcext:value-type="float">
            <text:p>-0.004116</text:p>
          </table:table-cell>
          <table:table-cell office:value-type="float" office:value="-0.001054" calcext:value-type="float">
            <text:p>-0.001054</text:p>
          </table:table-cell>
          <table:table-cell office:value-type="string" calcext:value-type="string">
            <text:p>0.000957</text:p>
          </table:table-cell>
        </table:table-row>
        <table:table-row table:style-name="ro1">
          <table:table-cell office:value-type="float" office:value="1527477050.70096" calcext:value-type="float">
            <text:p>1527477050.70096</text:p>
          </table:table-cell>
          <table:table-cell office:value-type="string" calcext:value-type="string">
            <text:p>PID_y</text:p>
          </table:table-cell>
          <table:table-cell office:value-type="float" office:value="-0.004735" calcext:value-type="float">
            <text:p>-0.00473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4732" calcext:value-type="float">
            <text:p>-0.004732</text:p>
          </table:table-cell>
          <table:table-cell office:value-type="float" office:value="-0.004116" calcext:value-type="float">
            <text:p>-0.004116</text:p>
          </table:table-cell>
          <table:table-cell office:value-type="float" office:value="-0.001054" calcext:value-type="float">
            <text:p>-0.001054</text:p>
          </table:table-cell>
          <table:table-cell office:value-type="string" calcext:value-type="string">
            <text:p>0.000957</text:p>
          </table:table-cell>
        </table:table-row>
        <table:table-row table:style-name="ro1">
          <table:table-cell office:value-type="float" office:value="1527477050.72145" calcext:value-type="float">
            <text:p>1527477050.72145</text:p>
          </table:table-cell>
          <table:table-cell office:value-type="string" calcext:value-type="string">
            <text:p>PID_x</text:p>
          </table:table-cell>
          <table:table-cell office:value-type="float" office:value="-0.004599" calcext:value-type="float">
            <text:p>-0.004599</text:p>
          </table:table-cell>
          <table:table-cell office:value-type="float" office:value="-0.004301" calcext:value-type="float">
            <text:p>-0.004301</text:p>
          </table:table-cell>
          <table:table-cell office:value-type="float" office:value="-0.004602" calcext:value-type="float">
            <text:p>-0.004602</text:p>
          </table:table-cell>
          <table:table-cell office:value-type="float" office:value="-0.004284" calcext:value-type="float">
            <text:p>-0.004284</text:p>
          </table:table-cell>
          <table:table-cell office:value-type="float" office:value="0.000951" calcext:value-type="float">
            <text:p>0.000951</text:p>
          </table:table-cell>
          <table:table-cell office:value-type="string" calcext:value-type="string">
            <text:p>-0.002412</text:p>
          </table:table-cell>
        </table:table-row>
        <table:table-row table:style-name="ro1">
          <table:table-cell office:value-type="float" office:value="1527477050.7215" calcext:value-type="float">
            <text:p>1527477050.7215</text:p>
          </table:table-cell>
          <table:table-cell office:value-type="string" calcext:value-type="string">
            <text:p>PID_y</text:p>
          </table:table-cell>
          <table:table-cell office:value-type="float" office:value="-0.004599" calcext:value-type="float">
            <text:p>-0.004599</text:p>
          </table:table-cell>
          <table:table-cell office:value-type="float" office:value="-0.004301" calcext:value-type="float">
            <text:p>-0.004301</text:p>
          </table:table-cell>
          <table:table-cell office:value-type="float" office:value="-0.004602" calcext:value-type="float">
            <text:p>-0.004602</text:p>
          </table:table-cell>
          <table:table-cell office:value-type="float" office:value="-0.004284" calcext:value-type="float">
            <text:p>-0.004284</text:p>
          </table:table-cell>
          <table:table-cell office:value-type="float" office:value="0.000951" calcext:value-type="float">
            <text:p>0.000951</text:p>
          </table:table-cell>
          <table:table-cell office:value-type="string" calcext:value-type="string">
            <text:p>-0.002412</text:p>
          </table:table-cell>
        </table:table-row>
        <table:table-row table:style-name="ro1">
          <table:table-cell office:value-type="float" office:value="1527477050.74103" calcext:value-type="float">
            <text:p>1527477050.74103</text:p>
          </table:table-cell>
          <table:table-cell office:value-type="string" calcext:value-type="string">
            <text:p>PID_x</text:p>
          </table:table-cell>
          <table:table-cell office:value-type="float" office:value="-0.005051" calcext:value-type="float">
            <text:p>-0.005051</text:p>
          </table:table-cell>
          <table:table-cell office:value-type="float" office:value="-0.004271" calcext:value-type="float">
            <text:p>-0.004271</text:p>
          </table:table-cell>
          <table:table-cell office:value-type="float" office:value="-0.005013" calcext:value-type="float">
            <text:p>-0.005013</text:p>
          </table:table-cell>
          <table:table-cell office:value-type="float" office:value="-0.004252" calcext:value-type="float">
            <text:p>-0.004252</text:p>
          </table:table-cell>
          <table:table-cell office:value-type="float" office:value="-0.003666" calcext:value-type="float">
            <text:p>-0.003666</text:p>
          </table:table-cell>
          <table:table-cell office:value-type="string" calcext:value-type="string">
            <text:p>-0.002572</text:p>
          </table:table-cell>
        </table:table-row>
        <table:table-row table:style-name="ro1">
          <table:table-cell office:value-type="float" office:value="1527477050.74108" calcext:value-type="float">
            <text:p>1527477050.74108</text:p>
          </table:table-cell>
          <table:table-cell office:value-type="string" calcext:value-type="string">
            <text:p>PID_y</text:p>
          </table:table-cell>
          <table:table-cell office:value-type="float" office:value="-0.005051" calcext:value-type="float">
            <text:p>-0.005051</text:p>
          </table:table-cell>
          <table:table-cell office:value-type="float" office:value="-0.004271" calcext:value-type="float">
            <text:p>-0.004271</text:p>
          </table:table-cell>
          <table:table-cell office:value-type="float" office:value="-0.005013" calcext:value-type="float">
            <text:p>-0.005013</text:p>
          </table:table-cell>
          <table:table-cell office:value-type="float" office:value="-0.004252" calcext:value-type="float">
            <text:p>-0.004252</text:p>
          </table:table-cell>
          <table:table-cell office:value-type="float" office:value="-0.003666" calcext:value-type="float">
            <text:p>-0.003666</text:p>
          </table:table-cell>
          <table:table-cell office:value-type="string" calcext:value-type="string">
            <text:p>-0.002572</text:p>
          </table:table-cell>
        </table:table-row>
        <table:table-row table:style-name="ro1">
          <table:table-cell office:value-type="float" office:value="1527477050.76151" calcext:value-type="float">
            <text:p>1527477050.76151</text:p>
          </table:table-cell>
          <table:table-cell office:value-type="string" calcext:value-type="string">
            <text:p>PID_x</text:p>
          </table:table-cell>
          <table:table-cell office:value-type="float" office:value="-0.004905" calcext:value-type="float">
            <text:p>-0.004905</text:p>
          </table:table-cell>
          <table:table-cell office:value-type="float" office:value="-0.004135" calcext:value-type="float">
            <text:p>-0.004135</text:p>
          </table:table-cell>
          <table:table-cell office:value-type="float" office:value="-0.004902" calcext:value-type="float">
            <text:p>-0.004902</text:p>
          </table:table-cell>
          <table:table-cell office:value-type="float" office:value="-0.004135" calcext:value-type="float">
            <text:p>-0.004135</text:p>
          </table:table-cell>
          <table:table-cell office:value-type="float" office:value="-0.000886" calcext:value-type="float">
            <text:p>-0.000886</text:p>
          </table:table-cell>
          <table:table-cell office:value-type="string" calcext:value-type="string">
            <text:p>-0.000339</text:p>
          </table:table-cell>
        </table:table-row>
        <table:table-row table:style-name="ro1">
          <table:table-cell office:value-type="float" office:value="1527477050.76156" calcext:value-type="float">
            <text:p>1527477050.76156</text:p>
          </table:table-cell>
          <table:table-cell office:value-type="string" calcext:value-type="string">
            <text:p>PID_y</text:p>
          </table:table-cell>
          <table:table-cell office:value-type="float" office:value="-0.004905" calcext:value-type="float">
            <text:p>-0.004905</text:p>
          </table:table-cell>
          <table:table-cell office:value-type="float" office:value="-0.004135" calcext:value-type="float">
            <text:p>-0.004135</text:p>
          </table:table-cell>
          <table:table-cell office:value-type="float" office:value="-0.004902" calcext:value-type="float">
            <text:p>-0.004902</text:p>
          </table:table-cell>
          <table:table-cell office:value-type="float" office:value="-0.004135" calcext:value-type="float">
            <text:p>-0.004135</text:p>
          </table:table-cell>
          <table:table-cell office:value-type="float" office:value="-0.000886" calcext:value-type="float">
            <text:p>-0.000886</text:p>
          </table:table-cell>
          <table:table-cell office:value-type="string" calcext:value-type="string">
            <text:p>-0.000339</text:p>
          </table:table-cell>
        </table:table-row>
        <table:table-row table:style-name="ro1">
          <table:table-cell office:value-type="float" office:value="1527477050.78101" calcext:value-type="float">
            <text:p>1527477050.78101</text:p>
          </table:table-cell>
          <table:table-cell office:value-type="string" calcext:value-type="string">
            <text:p>PID_x</text:p>
          </table:table-cell>
          <table:table-cell office:value-type="float" office:value="-0.004711" calcext:value-type="float">
            <text:p>-0.004711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0.004713" calcext:value-type="float">
            <text:p>-0.004713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0.000896" calcext:value-type="float">
            <text:p>0.000896</text:p>
          </table:table-cell>
          <table:table-cell office:value-type="string" calcext:value-type="string">
            <text:p>0.000785</text:p>
          </table:table-cell>
        </table:table-row>
        <table:table-row table:style-name="ro1">
          <table:table-cell office:value-type="float" office:value="1527477050.78106" calcext:value-type="float">
            <text:p>1527477050.78106</text:p>
          </table:table-cell>
          <table:table-cell office:value-type="string" calcext:value-type="string">
            <text:p>PID_y</text:p>
          </table:table-cell>
          <table:table-cell office:value-type="float" office:value="-0.004711" calcext:value-type="float">
            <text:p>-0.004711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0.004713" calcext:value-type="float">
            <text:p>-0.004713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0.000896" calcext:value-type="float">
            <text:p>0.000896</text:p>
          </table:table-cell>
          <table:table-cell office:value-type="string" calcext:value-type="string">
            <text:p>0.000785</text:p>
          </table:table-cell>
        </table:table-row>
        <table:table-row table:style-name="ro1">
          <table:table-cell office:value-type="float" office:value="1527477050.80161" calcext:value-type="float">
            <text:p>1527477050.80161</text:p>
          </table:table-cell>
          <table:table-cell office:value-type="string" calcext:value-type="string">
            <text:p>PID_x</text:p>
          </table:table-cell>
          <table:table-cell office:value-type="float" office:value="-0.005023" calcext:value-type="float">
            <text:p>-0.005023</text:p>
          </table:table-cell>
          <table:table-cell office:value-type="float" office:value="-0.004278" calcext:value-type="float">
            <text:p>-0.004278</text:p>
          </table:table-cell>
          <table:table-cell office:value-type="float" office:value="-0.005002" calcext:value-type="float">
            <text:p>-0.005002</text:p>
          </table:table-cell>
          <table:table-cell office:value-type="float" office:value="-0.004272" calcext:value-type="float">
            <text:p>-0.004272</text:p>
          </table:table-cell>
          <table:table-cell office:value-type="float" office:value="-0.002718" calcext:value-type="float">
            <text:p>-0.002718</text:p>
          </table:table-cell>
          <table:table-cell office:value-type="string" calcext:value-type="string">
            <text:p>-0.001431</text:p>
          </table:table-cell>
        </table:table-row>
        <table:table-row table:style-name="ro1">
          <table:table-cell office:value-type="float" office:value="1527477050.80166" calcext:value-type="float">
            <text:p>1527477050.80166</text:p>
          </table:table-cell>
          <table:table-cell office:value-type="string" calcext:value-type="string">
            <text:p>PID_y</text:p>
          </table:table-cell>
          <table:table-cell office:value-type="float" office:value="-0.005023" calcext:value-type="float">
            <text:p>-0.005023</text:p>
          </table:table-cell>
          <table:table-cell office:value-type="float" office:value="-0.004278" calcext:value-type="float">
            <text:p>-0.004278</text:p>
          </table:table-cell>
          <table:table-cell office:value-type="float" office:value="-0.005002" calcext:value-type="float">
            <text:p>-0.005002</text:p>
          </table:table-cell>
          <table:table-cell office:value-type="float" office:value="-0.004272" calcext:value-type="float">
            <text:p>-0.004272</text:p>
          </table:table-cell>
          <table:table-cell office:value-type="float" office:value="-0.002718" calcext:value-type="float">
            <text:p>-0.002718</text:p>
          </table:table-cell>
          <table:table-cell office:value-type="string" calcext:value-type="string">
            <text:p>-0.001431</text:p>
          </table:table-cell>
        </table:table-row>
        <table:table-row table:style-name="ro1">
          <table:table-cell office:value-type="float" office:value="1527477050.82112" calcext:value-type="float">
            <text:p>1527477050.82112</text:p>
          </table:table-cell>
          <table:table-cell office:value-type="string" calcext:value-type="string">
            <text:p>PID_x</text:p>
          </table:table-cell>
          <table:table-cell office:value-type="float" office:value="-0.005017" calcext:value-type="float">
            <text:p>-0.005017</text:p>
          </table:table-cell>
          <table:table-cell office:value-type="float" office:value="-0.004104" calcext:value-type="float">
            <text:p>-0.004104</text:p>
          </table:table-cell>
          <table:table-cell office:value-type="float" office:value="-0.004978" calcext:value-type="float">
            <text:p>-0.004978</text:p>
          </table:table-cell>
          <table:table-cell office:value-type="float" office:value="-0.004113" calcext:value-type="float">
            <text:p>-0.004113</text:p>
          </table:table-cell>
          <table:table-cell office:value-type="float" office:value="-0.003733" calcext:value-type="float">
            <text:p>-0.003733</text:p>
          </table:table-cell>
          <table:table-cell office:value-type="string" calcext:value-type="string">
            <text:p>0.001838</text:p>
          </table:table-cell>
        </table:table-row>
        <table:table-row table:style-name="ro1">
          <table:table-cell office:value-type="float" office:value="1527477050.8212" calcext:value-type="float">
            <text:p>1527477050.8212</text:p>
          </table:table-cell>
          <table:table-cell office:value-type="string" calcext:value-type="string">
            <text:p>PID_y</text:p>
          </table:table-cell>
          <table:table-cell office:value-type="float" office:value="-0.005017" calcext:value-type="float">
            <text:p>-0.005017</text:p>
          </table:table-cell>
          <table:table-cell office:value-type="float" office:value="-0.004104" calcext:value-type="float">
            <text:p>-0.004104</text:p>
          </table:table-cell>
          <table:table-cell office:value-type="float" office:value="-0.004978" calcext:value-type="float">
            <text:p>-0.004978</text:p>
          </table:table-cell>
          <table:table-cell office:value-type="float" office:value="-0.004113" calcext:value-type="float">
            <text:p>-0.004113</text:p>
          </table:table-cell>
          <table:table-cell office:value-type="float" office:value="-0.003733" calcext:value-type="float">
            <text:p>-0.003733</text:p>
          </table:table-cell>
          <table:table-cell office:value-type="string" calcext:value-type="string">
            <text:p>0.001838</text:p>
          </table:table-cell>
        </table:table-row>
        <table:table-row table:style-name="ro1">
          <table:table-cell office:value-type="float" office:value="1527477050.84171" calcext:value-type="float">
            <text:p>1527477050.84171</text:p>
          </table:table-cell>
          <table:table-cell office:value-type="string" calcext:value-type="string">
            <text:p>PID_x</text:p>
          </table:table-cell>
          <table:table-cell office:value-type="float" office:value="-0.005164" calcext:value-type="float">
            <text:p>-0.005164</text:p>
          </table:table-cell>
          <table:table-cell office:value-type="float" office:value="-0.004285" calcext:value-type="float">
            <text:p>-0.004285</text:p>
          </table:table-cell>
          <table:table-cell office:value-type="float" office:value="-0.005159" calcext:value-type="float">
            <text:p>-0.005159</text:p>
          </table:table-cell>
          <table:table-cell office:value-type="float" office:value="-0.004285" calcext:value-type="float">
            <text:p>-0.004285</text:p>
          </table:table-cell>
          <table:table-cell office:value-type="float" office:value="-0.001296" calcext:value-type="float">
            <text:p>-0.001296</text:p>
          </table:table-cell>
          <table:table-cell office:value-type="string" calcext:value-type="string">
            <text:p>-0.000156</text:p>
          </table:table-cell>
        </table:table-row>
        <table:table-row table:style-name="ro1">
          <table:table-cell office:value-type="float" office:value="1527477050.84177" calcext:value-type="float">
            <text:p>1527477050.84177</text:p>
          </table:table-cell>
          <table:table-cell office:value-type="string" calcext:value-type="string">
            <text:p>PID_y</text:p>
          </table:table-cell>
          <table:table-cell office:value-type="float" office:value="-0.005164" calcext:value-type="float">
            <text:p>-0.005164</text:p>
          </table:table-cell>
          <table:table-cell office:value-type="float" office:value="-0.004285" calcext:value-type="float">
            <text:p>-0.004285</text:p>
          </table:table-cell>
          <table:table-cell office:value-type="float" office:value="-0.005159" calcext:value-type="float">
            <text:p>-0.005159</text:p>
          </table:table-cell>
          <table:table-cell office:value-type="float" office:value="-0.004285" calcext:value-type="float">
            <text:p>-0.004285</text:p>
          </table:table-cell>
          <table:table-cell office:value-type="float" office:value="-0.001296" calcext:value-type="float">
            <text:p>-0.001296</text:p>
          </table:table-cell>
          <table:table-cell office:value-type="string" calcext:value-type="string">
            <text:p>-0.000156</text:p>
          </table:table-cell>
        </table:table-row>
        <table:table-row table:style-name="ro1">
          <table:table-cell office:value-type="float" office:value="1527477050.86123" calcext:value-type="float">
            <text:p>1527477050.86123</text:p>
          </table:table-cell>
          <table:table-cell office:value-type="string" calcext:value-type="string">
            <text:p>PID_x</text:p>
          </table:table-cell>
          <table:table-cell office:value-type="float" office:value="-0.004907" calcext:value-type="float">
            <text:p>-0.004907</text:p>
          </table:table-cell>
          <table:table-cell office:value-type="float" office:value="-0.004211" calcext:value-type="float">
            <text:p>-0.004211</text:p>
          </table:table-cell>
          <table:table-cell office:value-type="float" office:value="-0.004908" calcext:value-type="float">
            <text:p>-0.004908</text:p>
          </table:table-cell>
          <table:table-cell office:value-type="float" office:value="-0.00421" calcext:value-type="float">
            <text:p>-0.00421</text:p>
          </table:table-cell>
          <table:table-cell office:value-type="float" office:value="0.000196" calcext:value-type="float">
            <text:p>0.000196</text:p>
          </table:table-cell>
          <table:table-cell office:value-type="string" calcext:value-type="string">
            <text:p>-0.000541</text:p>
          </table:table-cell>
        </table:table-row>
        <table:table-row table:style-name="ro1">
          <table:table-cell office:value-type="float" office:value="1527477050.86129" calcext:value-type="float">
            <text:p>1527477050.86129</text:p>
          </table:table-cell>
          <table:table-cell office:value-type="string" calcext:value-type="string">
            <text:p>PID_y</text:p>
          </table:table-cell>
          <table:table-cell office:value-type="float" office:value="-0.004907" calcext:value-type="float">
            <text:p>-0.004907</text:p>
          </table:table-cell>
          <table:table-cell office:value-type="float" office:value="-0.004211" calcext:value-type="float">
            <text:p>-0.004211</text:p>
          </table:table-cell>
          <table:table-cell office:value-type="float" office:value="-0.004908" calcext:value-type="float">
            <text:p>-0.004908</text:p>
          </table:table-cell>
          <table:table-cell office:value-type="float" office:value="-0.00421" calcext:value-type="float">
            <text:p>-0.00421</text:p>
          </table:table-cell>
          <table:table-cell office:value-type="float" office:value="0.000196" calcext:value-type="float">
            <text:p>0.000196</text:p>
          </table:table-cell>
          <table:table-cell office:value-type="string" calcext:value-type="string">
            <text:p>-0.000541</text:p>
          </table:table-cell>
        </table:table-row>
        <table:table-row table:style-name="ro1">
          <table:table-cell office:value-type="float" office:value="1527477050.88065" calcext:value-type="float">
            <text:p>1527477050.88065</text:p>
          </table:table-cell>
          <table:table-cell office:value-type="string" calcext:value-type="string">
            <text:p>PID_x</text:p>
          </table:table-cell>
          <table:table-cell office:value-type="float" office:value="-0.004991" calcext:value-type="float">
            <text:p>-0.004991</text:p>
          </table:table-cell>
          <table:table-cell office:value-type="float" office:value="-0.004333" calcext:value-type="float">
            <text:p>-0.004333</text:p>
          </table:table-cell>
          <table:table-cell office:value-type="float" office:value="-0.004974" calcext:value-type="float">
            <text:p>-0.004974</text:p>
          </table:table-cell>
          <table:table-cell office:value-type="float" office:value="-0.00431" calcext:value-type="float">
            <text:p>-0.00431</text:p>
          </table:table-cell>
          <table:table-cell office:value-type="float" office:value="-0.002429" calcext:value-type="float">
            <text:p>-0.002429</text:p>
          </table:table-cell>
          <table:table-cell office:value-type="string" calcext:value-type="string">
            <text:p>-0.002818</text:p>
          </table:table-cell>
        </table:table-row>
        <table:table-row table:style-name="ro1">
          <table:table-cell office:value-type="float" office:value="1527477050.8807" calcext:value-type="float">
            <text:p>1527477050.8807</text:p>
          </table:table-cell>
          <table:table-cell office:value-type="string" calcext:value-type="string">
            <text:p>PID_y</text:p>
          </table:table-cell>
          <table:table-cell office:value-type="float" office:value="-0.004991" calcext:value-type="float">
            <text:p>-0.004991</text:p>
          </table:table-cell>
          <table:table-cell office:value-type="float" office:value="-0.004333" calcext:value-type="float">
            <text:p>-0.004333</text:p>
          </table:table-cell>
          <table:table-cell office:value-type="float" office:value="-0.004974" calcext:value-type="float">
            <text:p>-0.004974</text:p>
          </table:table-cell>
          <table:table-cell office:value-type="float" office:value="-0.00431" calcext:value-type="float">
            <text:p>-0.00431</text:p>
          </table:table-cell>
          <table:table-cell office:value-type="float" office:value="-0.002429" calcext:value-type="float">
            <text:p>-0.002429</text:p>
          </table:table-cell>
          <table:table-cell office:value-type="string" calcext:value-type="string">
            <text:p>-0.002818</text:p>
          </table:table-cell>
        </table:table-row>
        <table:table-row table:style-name="ro1">
          <table:table-cell office:value-type="float" office:value="1527477050.90132" calcext:value-type="float">
            <text:p>1527477050.90132</text:p>
          </table:table-cell>
          <table:table-cell office:value-type="string" calcext:value-type="string">
            <text:p>PID_x</text:p>
          </table:table-cell>
          <table:table-cell office:value-type="float" office:value="-0.005031" calcext:value-type="float">
            <text:p>-0.005031</text:p>
          </table:table-cell>
          <table:table-cell office:value-type="float" office:value="-0.004437" calcext:value-type="float">
            <text:p>-0.004437</text:p>
          </table:table-cell>
          <table:table-cell office:value-type="float" office:value="-0.005031" calcext:value-type="float">
            <text:p>-0.005031</text:p>
          </table:table-cell>
          <table:table-cell office:value-type="float" office:value="-0.004431" calcext:value-type="float">
            <text:p>-0.004431</text:p>
          </table:table-cell>
          <table:table-cell office:value-type="float" office:value="-0.00017" calcext:value-type="float">
            <text:p>-0.00017</text:p>
          </table:table-cell>
          <table:table-cell office:value-type="string" calcext:value-type="string">
            <text:p>-0.001474</text:p>
          </table:table-cell>
        </table:table-row>
        <table:table-row table:style-name="ro1">
          <table:table-cell office:value-type="float" office:value="1527477050.9014" calcext:value-type="float">
            <text:p>1527477050.9014</text:p>
          </table:table-cell>
          <table:table-cell office:value-type="string" calcext:value-type="string">
            <text:p>PID_y</text:p>
          </table:table-cell>
          <table:table-cell office:value-type="float" office:value="-0.005031" calcext:value-type="float">
            <text:p>-0.005031</text:p>
          </table:table-cell>
          <table:table-cell office:value-type="float" office:value="-0.004437" calcext:value-type="float">
            <text:p>-0.004437</text:p>
          </table:table-cell>
          <table:table-cell office:value-type="float" office:value="-0.005031" calcext:value-type="float">
            <text:p>-0.005031</text:p>
          </table:table-cell>
          <table:table-cell office:value-type="float" office:value="-0.004431" calcext:value-type="float">
            <text:p>-0.004431</text:p>
          </table:table-cell>
          <table:table-cell office:value-type="float" office:value="-0.00017" calcext:value-type="float">
            <text:p>-0.00017</text:p>
          </table:table-cell>
          <table:table-cell office:value-type="string" calcext:value-type="string">
            <text:p>-0.001474</text:p>
          </table:table-cell>
        </table:table-row>
        <table:table-row table:style-name="ro1">
          <table:table-cell office:value-type="float" office:value="1527477050.92098" calcext:value-type="float">
            <text:p>1527477050.92098</text:p>
          </table:table-cell>
          <table:table-cell office:value-type="string" calcext:value-type="string">
            <text:p>PID_x</text:p>
          </table:table-cell>
          <table:table-cell office:value-type="float" office:value="-0.004802" calcext:value-type="float">
            <text:p>-0.004802</text:p>
          </table:table-cell>
          <table:table-cell office:value-type="float" office:value="-0.004442" calcext:value-type="float">
            <text:p>-0.004442</text:p>
          </table:table-cell>
          <table:table-cell office:value-type="float" office:value="-0.004811" calcext:value-type="float">
            <text:p>-0.004811</text:p>
          </table:table-cell>
          <table:table-cell office:value-type="float" office:value="-0.004417" calcext:value-type="float">
            <text:p>-0.004417</text:p>
          </table:table-cell>
          <table:table-cell office:value-type="float" office:value="0.001807" calcext:value-type="float">
            <text:p>0.001807</text:p>
          </table:table-cell>
          <table:table-cell office:value-type="string" calcext:value-type="string">
            <text:p>-0.002966</text:p>
          </table:table-cell>
        </table:table-row>
        <table:table-row table:style-name="ro1">
          <table:table-cell office:value-type="float" office:value="1527477050.92104" calcext:value-type="float">
            <text:p>1527477050.92104</text:p>
          </table:table-cell>
          <table:table-cell office:value-type="string" calcext:value-type="string">
            <text:p>PID_y</text:p>
          </table:table-cell>
          <table:table-cell office:value-type="float" office:value="-0.004802" calcext:value-type="float">
            <text:p>-0.004802</text:p>
          </table:table-cell>
          <table:table-cell office:value-type="float" office:value="-0.004442" calcext:value-type="float">
            <text:p>-0.004442</text:p>
          </table:table-cell>
          <table:table-cell office:value-type="float" office:value="-0.004811" calcext:value-type="float">
            <text:p>-0.004811</text:p>
          </table:table-cell>
          <table:table-cell office:value-type="float" office:value="-0.004417" calcext:value-type="float">
            <text:p>-0.004417</text:p>
          </table:table-cell>
          <table:table-cell office:value-type="float" office:value="0.001807" calcext:value-type="float">
            <text:p>0.001807</text:p>
          </table:table-cell>
          <table:table-cell office:value-type="string" calcext:value-type="string">
            <text:p>-0.002966</text:p>
          </table:table-cell>
        </table:table-row>
        <table:table-row table:style-name="ro1">
          <table:table-cell office:value-type="float" office:value="1527477050.94154" calcext:value-type="float">
            <text:p>1527477050.94154</text:p>
          </table:table-cell>
          <table:table-cell office:value-type="string" calcext:value-type="string">
            <text:p>PID_x</text:p>
          </table:table-cell>
          <table:table-cell office:value-type="float" office:value="-0.004869" calcext:value-type="float">
            <text:p>-0.004869</text:p>
          </table:table-cell>
          <table:table-cell office:value-type="float" office:value="-0.004392" calcext:value-type="float">
            <text:p>-0.004392</text:p>
          </table:table-cell>
          <table:table-cell office:value-type="float" office:value="-0.004891" calcext:value-type="float">
            <text:p>-0.004891</text:p>
          </table:table-cell>
          <table:table-cell office:value-type="float" office:value="-0.004389" calcext:value-type="float">
            <text:p>-0.004389</text:p>
          </table:table-cell>
          <table:table-cell office:value-type="float" office:value="0.002796" calcext:value-type="float">
            <text:p>0.002796</text:p>
          </table:table-cell>
          <table:table-cell office:value-type="string" calcext:value-type="string">
            <text:p>-0.001022</text:p>
          </table:table-cell>
        </table:table-row>
        <table:table-row table:style-name="ro1">
          <table:table-cell office:value-type="float" office:value="1527477050.94158" calcext:value-type="float">
            <text:p>1527477050.94158</text:p>
          </table:table-cell>
          <table:table-cell office:value-type="string" calcext:value-type="string">
            <text:p>PID_y</text:p>
          </table:table-cell>
          <table:table-cell office:value-type="float" office:value="-0.004869" calcext:value-type="float">
            <text:p>-0.004869</text:p>
          </table:table-cell>
          <table:table-cell office:value-type="float" office:value="-0.004392" calcext:value-type="float">
            <text:p>-0.004392</text:p>
          </table:table-cell>
          <table:table-cell office:value-type="float" office:value="-0.004891" calcext:value-type="float">
            <text:p>-0.004891</text:p>
          </table:table-cell>
          <table:table-cell office:value-type="float" office:value="-0.004389" calcext:value-type="float">
            <text:p>-0.004389</text:p>
          </table:table-cell>
          <table:table-cell office:value-type="float" office:value="0.002796" calcext:value-type="float">
            <text:p>0.002796</text:p>
          </table:table-cell>
          <table:table-cell office:value-type="string" calcext:value-type="string">
            <text:p>-0.001022</text:p>
          </table:table-cell>
        </table:table-row>
        <table:table-row table:style-name="ro1">
          <table:table-cell office:value-type="float" office:value="1527477050.96107" calcext:value-type="float">
            <text:p>1527477050.96107</text:p>
          </table:table-cell>
          <table:table-cell office:value-type="string" calcext:value-type="string">
            <text:p>PID_x</text:p>
          </table:table-cell>
          <table:table-cell office:value-type="float" office:value="-0.004944" calcext:value-type="float">
            <text:p>-0.004944</text:p>
          </table:table-cell>
          <table:table-cell office:value-type="float" office:value="-0.004718" calcext:value-type="float">
            <text:p>-0.004718</text:p>
          </table:table-cell>
          <table:table-cell office:value-type="float" office:value="-0.004944" calcext:value-type="float">
            <text:p>-0.004944</text:p>
          </table:table-cell>
          <table:table-cell office:value-type="float" office:value="-0.004659" calcext:value-type="float">
            <text:p>-0.004659</text:p>
          </table:table-cell>
          <table:table-cell office:value-type="float" office:value="-0.000318" calcext:value-type="float">
            <text:p>-0.000318</text:p>
          </table:table-cell>
          <table:table-cell office:value-type="string" calcext:value-type="string">
            <text:p>-0.004552</text:p>
          </table:table-cell>
        </table:table-row>
        <table:table-row table:style-name="ro1">
          <table:table-cell office:value-type="float" office:value="1527477050.96112" calcext:value-type="float">
            <text:p>1527477050.96112</text:p>
          </table:table-cell>
          <table:table-cell office:value-type="string" calcext:value-type="string">
            <text:p>PID_y</text:p>
          </table:table-cell>
          <table:table-cell office:value-type="float" office:value="-0.004944" calcext:value-type="float">
            <text:p>-0.004944</text:p>
          </table:table-cell>
          <table:table-cell office:value-type="float" office:value="-0.004718" calcext:value-type="float">
            <text:p>-0.004718</text:p>
          </table:table-cell>
          <table:table-cell office:value-type="float" office:value="-0.004944" calcext:value-type="float">
            <text:p>-0.004944</text:p>
          </table:table-cell>
          <table:table-cell office:value-type="float" office:value="-0.004659" calcext:value-type="float">
            <text:p>-0.004659</text:p>
          </table:table-cell>
          <table:table-cell office:value-type="float" office:value="-0.000318" calcext:value-type="float">
            <text:p>-0.000318</text:p>
          </table:table-cell>
          <table:table-cell office:value-type="string" calcext:value-type="string">
            <text:p>-0.004552</text:p>
          </table:table-cell>
        </table:table-row>
        <table:table-row table:style-name="ro1">
          <table:table-cell office:value-type="float" office:value="1527477050.98154" calcext:value-type="float">
            <text:p>1527477050.98154</text:p>
          </table:table-cell>
          <table:table-cell office:value-type="string" calcext:value-type="string">
            <text:p>PID_x</text:p>
          </table:table-cell>
          <table:table-cell office:value-type="float" office:value="-0.004394" calcext:value-type="float">
            <text:p>-0.004394</text:p>
          </table:table-cell>
          <table:table-cell office:value-type="float" office:value="-0.004738" calcext:value-type="float">
            <text:p>-0.004738</text:p>
          </table:table-cell>
          <table:table-cell office:value-type="float" office:value="-0.004467" calcext:value-type="float">
            <text:p>-0.004467</text:p>
          </table:table-cell>
          <table:table-cell office:value-type="float" office:value="-0.004695" calcext:value-type="float">
            <text:p>-0.004695</text:p>
          </table:table-cell>
          <table:table-cell office:value-type="float" office:value="0.005029" calcext:value-type="float">
            <text:p>0.005029</text:p>
          </table:table-cell>
          <table:table-cell office:value-type="string" calcext:value-type="string">
            <text:p>-0.003877</text:p>
          </table:table-cell>
        </table:table-row>
        <table:table-row table:style-name="ro1">
          <table:table-cell office:value-type="float" office:value="1527477050.9816" calcext:value-type="float">
            <text:p>1527477050.9816</text:p>
          </table:table-cell>
          <table:table-cell office:value-type="string" calcext:value-type="string">
            <text:p>PID_y</text:p>
          </table:table-cell>
          <table:table-cell office:value-type="float" office:value="-0.004394" calcext:value-type="float">
            <text:p>-0.004394</text:p>
          </table:table-cell>
          <table:table-cell office:value-type="float" office:value="-0.004738" calcext:value-type="float">
            <text:p>-0.004738</text:p>
          </table:table-cell>
          <table:table-cell office:value-type="float" office:value="-0.004467" calcext:value-type="float">
            <text:p>-0.004467</text:p>
          </table:table-cell>
          <table:table-cell office:value-type="float" office:value="-0.004695" calcext:value-type="float">
            <text:p>-0.004695</text:p>
          </table:table-cell>
          <table:table-cell office:value-type="float" office:value="0.005029" calcext:value-type="float">
            <text:p>0.005029</text:p>
          </table:table-cell>
          <table:table-cell office:value-type="string" calcext:value-type="string">
            <text:p>-0.003877</text:p>
          </table:table-cell>
        </table:table-row>
        <table:table-row table:style-name="ro1">
          <table:table-cell office:value-type="float" office:value="1527477051.00109" calcext:value-type="float">
            <text:p>1527477051.00109</text:p>
          </table:table-cell>
          <table:table-cell office:value-type="string" calcext:value-type="string">
            <text:p>PID_x</text:p>
          </table:table-cell>
          <table:table-cell office:value-type="float" office:value="-0.004753" calcext:value-type="float">
            <text:p>-0.004753</text:p>
          </table:table-cell>
          <table:table-cell office:value-type="float" office:value="-0.004807" calcext:value-type="float">
            <text:p>-0.004807</text:p>
          </table:table-cell>
          <table:table-cell office:value-type="float" office:value="-0.00477" calcext:value-type="float">
            <text:p>-0.00477</text:p>
          </table:table-cell>
          <table:table-cell office:value-type="float" office:value="-0.004772" calcext:value-type="float">
            <text:p>-0.004772</text:p>
          </table:table-cell>
          <table:table-cell office:value-type="float" office:value="0.002472" calcext:value-type="float">
            <text:p>0.002472</text:p>
          </table:table-cell>
          <table:table-cell office:value-type="string" calcext:value-type="string">
            <text:p>-0.003494</text:p>
          </table:table-cell>
        </table:table-row>
        <table:table-row table:style-name="ro1">
          <table:table-cell office:value-type="float" office:value="1527477051.00115" calcext:value-type="float">
            <text:p>1527477051.00115</text:p>
          </table:table-cell>
          <table:table-cell office:value-type="string" calcext:value-type="string">
            <text:p>PID_y</text:p>
          </table:table-cell>
          <table:table-cell office:value-type="float" office:value="-0.004753" calcext:value-type="float">
            <text:p>-0.004753</text:p>
          </table:table-cell>
          <table:table-cell office:value-type="float" office:value="-0.004807" calcext:value-type="float">
            <text:p>-0.004807</text:p>
          </table:table-cell>
          <table:table-cell office:value-type="float" office:value="-0.00477" calcext:value-type="float">
            <text:p>-0.00477</text:p>
          </table:table-cell>
          <table:table-cell office:value-type="float" office:value="-0.004772" calcext:value-type="float">
            <text:p>-0.004772</text:p>
          </table:table-cell>
          <table:table-cell office:value-type="float" office:value="0.002472" calcext:value-type="float">
            <text:p>0.002472</text:p>
          </table:table-cell>
          <table:table-cell office:value-type="string" calcext:value-type="string">
            <text:p>-0.003494</text:p>
          </table:table-cell>
        </table:table-row>
        <table:table-row table:style-name="ro1">
          <table:table-cell office:value-type="float" office:value="1527477051.02164" calcext:value-type="float">
            <text:p>1527477051.02164</text:p>
          </table:table-cell>
          <table:table-cell office:value-type="string" calcext:value-type="string">
            <text:p>PID_x</text:p>
          </table:table-cell>
          <table:table-cell office:value-type="float" office:value="-0.004793" calcext:value-type="float">
            <text:p>-0.004793</text:p>
          </table:table-cell>
          <table:table-cell office:value-type="float" office:value="-0.004757" calcext:value-type="float">
            <text:p>-0.004757</text:p>
          </table:table-cell>
          <table:table-cell office:value-type="float" office:value="-0.004793" calcext:value-type="float">
            <text:p>-0.004793</text:p>
          </table:table-cell>
          <table:table-cell office:value-type="float" office:value="-0.004728" calcext:value-type="float">
            <text:p>-0.00472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-0.003201</text:p>
          </table:table-cell>
        </table:table-row>
        <table:table-row table:style-name="ro1">
          <table:table-cell office:value-type="float" office:value="1527477051.0217" calcext:value-type="float">
            <text:p>1527477051.0217</text:p>
          </table:table-cell>
          <table:table-cell office:value-type="string" calcext:value-type="string">
            <text:p>PID_y</text:p>
          </table:table-cell>
          <table:table-cell office:value-type="float" office:value="-0.004793" calcext:value-type="float">
            <text:p>-0.004793</text:p>
          </table:table-cell>
          <table:table-cell office:value-type="float" office:value="-0.004757" calcext:value-type="float">
            <text:p>-0.004757</text:p>
          </table:table-cell>
          <table:table-cell office:value-type="float" office:value="-0.004793" calcext:value-type="float">
            <text:p>-0.004793</text:p>
          </table:table-cell>
          <table:table-cell office:value-type="float" office:value="-0.004728" calcext:value-type="float">
            <text:p>-0.00472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-0.003201</text:p>
          </table:table-cell>
        </table:table-row>
        <table:table-row table:style-name="ro1">
          <table:table-cell office:value-type="float" office:value="1527477051.04114" calcext:value-type="float">
            <text:p>1527477051.04114</text:p>
          </table:table-cell>
          <table:table-cell office:value-type="string" calcext:value-type="string">
            <text:p>PID_x</text:p>
          </table:table-cell>
          <table:table-cell office:value-type="float" office:value="-0.004452" calcext:value-type="float">
            <text:p>-0.004452</text:p>
          </table:table-cell>
          <table:table-cell office:value-type="float" office:value="-0.004786" calcext:value-type="float">
            <text:p>-0.004786</text:p>
          </table:table-cell>
          <table:table-cell office:value-type="float" office:value="-0.004495" calcext:value-type="float">
            <text:p>-0.004495</text:p>
          </table:table-cell>
          <table:table-cell office:value-type="float" office:value="-0.004748" calcext:value-type="float">
            <text:p>-0.004748</text:p>
          </table:table-cell>
          <table:table-cell office:value-type="float" office:value="0.003851" calcext:value-type="float">
            <text:p>0.003851</text:p>
          </table:table-cell>
          <table:table-cell office:value-type="string" calcext:value-type="string">
            <text:p>-0.003681</text:p>
          </table:table-cell>
        </table:table-row>
        <table:table-row table:style-name="ro1">
          <table:table-cell office:value-type="float" office:value="1527477051.04119" calcext:value-type="float">
            <text:p>1527477051.04119</text:p>
          </table:table-cell>
          <table:table-cell office:value-type="string" calcext:value-type="string">
            <text:p>PID_y</text:p>
          </table:table-cell>
          <table:table-cell office:value-type="float" office:value="-0.004452" calcext:value-type="float">
            <text:p>-0.004452</text:p>
          </table:table-cell>
          <table:table-cell office:value-type="float" office:value="-0.004786" calcext:value-type="float">
            <text:p>-0.004786</text:p>
          </table:table-cell>
          <table:table-cell office:value-type="float" office:value="-0.004495" calcext:value-type="float">
            <text:p>-0.004495</text:p>
          </table:table-cell>
          <table:table-cell office:value-type="float" office:value="-0.004748" calcext:value-type="float">
            <text:p>-0.004748</text:p>
          </table:table-cell>
          <table:table-cell office:value-type="float" office:value="0.003851" calcext:value-type="float">
            <text:p>0.003851</text:p>
          </table:table-cell>
          <table:table-cell office:value-type="string" calcext:value-type="string">
            <text:p>-0.003681</text:p>
          </table:table-cell>
        </table:table-row>
        <table:table-row table:style-name="ro1">
          <table:table-cell office:value-type="float" office:value="1527477051.06165" calcext:value-type="float">
            <text:p>1527477051.06165</text:p>
          </table:table-cell>
          <table:table-cell office:value-type="string" calcext:value-type="string">
            <text:p>PID_x</text:p>
          </table:table-cell>
          <table:table-cell office:value-type="float" office:value="-0.004467" calcext:value-type="float">
            <text:p>-0.004467</text:p>
          </table:table-cell>
          <table:table-cell office:value-type="float" office:value="-0.004503" calcext:value-type="float">
            <text:p>-0.004503</text:p>
          </table:table-cell>
          <table:table-cell office:value-type="float" office:value="-0.004517" calcext:value-type="float">
            <text:p>-0.004517</text:p>
          </table:table-cell>
          <table:table-cell office:value-type="float" office:value="-0.004508" calcext:value-type="float">
            <text:p>-0.004508</text:p>
          </table:table-cell>
          <table:table-cell office:value-type="float" office:value="0.004175" calcext:value-type="float">
            <text:p>0.004175</text:p>
          </table:table-cell>
          <table:table-cell office:value-type="string" calcext:value-type="string">
            <text:p>0.001418</text:p>
          </table:table-cell>
        </table:table-row>
        <table:table-row table:style-name="ro1">
          <table:table-cell office:value-type="float" office:value="1527477051.0617" calcext:value-type="float">
            <text:p>1527477051.0617</text:p>
          </table:table-cell>
          <table:table-cell office:value-type="string" calcext:value-type="string">
            <text:p>PID_y</text:p>
          </table:table-cell>
          <table:table-cell office:value-type="float" office:value="-0.004467" calcext:value-type="float">
            <text:p>-0.004467</text:p>
          </table:table-cell>
          <table:table-cell office:value-type="float" office:value="-0.004503" calcext:value-type="float">
            <text:p>-0.004503</text:p>
          </table:table-cell>
          <table:table-cell office:value-type="float" office:value="-0.004517" calcext:value-type="float">
            <text:p>-0.004517</text:p>
          </table:table-cell>
          <table:table-cell office:value-type="float" office:value="-0.004508" calcext:value-type="float">
            <text:p>-0.004508</text:p>
          </table:table-cell>
          <table:table-cell office:value-type="float" office:value="0.004175" calcext:value-type="float">
            <text:p>0.004175</text:p>
          </table:table-cell>
          <table:table-cell office:value-type="string" calcext:value-type="string">
            <text:p>0.001418</text:p>
          </table:table-cell>
        </table:table-row>
        <table:table-row table:style-name="ro1">
          <table:table-cell office:value-type="float" office:value="1527477051.08117" calcext:value-type="float">
            <text:p>1527477051.08117</text:p>
          </table:table-cell>
          <table:table-cell office:value-type="string" calcext:value-type="string">
            <text:p>PID_x</text:p>
          </table:table-cell>
          <table:table-cell office:value-type="float" office:value="-0.004468" calcext:value-type="float">
            <text:p>-0.004468</text:p>
          </table:table-cell>
          <table:table-cell office:value-type="float" office:value="-0.004676" calcext:value-type="float">
            <text:p>-0.004676</text:p>
          </table:table-cell>
          <table:table-cell office:value-type="float" office:value="-0.004468" calcext:value-type="float">
            <text:p>-0.004468</text:p>
          </table:table-cell>
          <table:table-cell office:value-type="float" office:value="-0.004676" calcext:value-type="float">
            <text:p>-0.004676</text:p>
          </table:table-cell>
          <table:table-cell office:value-type="float" office:value="0.000009" calcext:value-type="float">
            <text:p>0.000009</text:p>
          </table:table-cell>
          <table:table-cell office:value-type="string" calcext:value-type="string">
            <text:p>0.000055</text:p>
          </table:table-cell>
        </table:table-row>
        <table:table-row table:style-name="ro1">
          <table:table-cell office:value-type="float" office:value="1527477051.08122" calcext:value-type="float">
            <text:p>1527477051.08122</text:p>
          </table:table-cell>
          <table:table-cell office:value-type="string" calcext:value-type="string">
            <text:p>PID_y</text:p>
          </table:table-cell>
          <table:table-cell office:value-type="float" office:value="-0.004468" calcext:value-type="float">
            <text:p>-0.004468</text:p>
          </table:table-cell>
          <table:table-cell office:value-type="float" office:value="-0.004676" calcext:value-type="float">
            <text:p>-0.004676</text:p>
          </table:table-cell>
          <table:table-cell office:value-type="float" office:value="-0.004468" calcext:value-type="float">
            <text:p>-0.004468</text:p>
          </table:table-cell>
          <table:table-cell office:value-type="float" office:value="-0.004676" calcext:value-type="float">
            <text:p>-0.004676</text:p>
          </table:table-cell>
          <table:table-cell office:value-type="float" office:value="0.000009" calcext:value-type="float">
            <text:p>0.000009</text:p>
          </table:table-cell>
          <table:table-cell office:value-type="string" calcext:value-type="string">
            <text:p>0.000055</text:p>
          </table:table-cell>
        </table:table-row>
        <table:table-row table:style-name="ro1">
          <table:table-cell office:value-type="float" office:value="1527477051.10159" calcext:value-type="float">
            <text:p>1527477051.10159</text:p>
          </table:table-cell>
          <table:table-cell office:value-type="string" calcext:value-type="string">
            <text:p>PID_x</text:p>
          </table:table-cell>
          <table:table-cell office:value-type="float" office:value="-0.004095" calcext:value-type="float">
            <text:p>-0.004095</text:p>
          </table:table-cell>
          <table:table-cell office:value-type="float" office:value="-0.004697" calcext:value-type="float">
            <text:p>-0.004697</text:p>
          </table:table-cell>
          <table:table-cell office:value-type="float" office:value="-0.004192" calcext:value-type="float">
            <text:p>-0.004192</text:p>
          </table:table-cell>
          <table:table-cell office:value-type="float" office:value="-0.004698" calcext:value-type="float">
            <text:p>-0.004698</text:p>
          </table:table-cell>
          <table:table-cell office:value-type="float" office:value="0.005823" calcext:value-type="float">
            <text:p>0.005823</text:p>
          </table:table-cell>
          <table:table-cell office:value-type="string" calcext:value-type="string">
            <text:p>0.000633</text:p>
          </table:table-cell>
        </table:table-row>
        <table:table-row table:style-name="ro1">
          <table:table-cell office:value-type="float" office:value="1527477051.10168" calcext:value-type="float">
            <text:p>1527477051.10168</text:p>
          </table:table-cell>
          <table:table-cell office:value-type="string" calcext:value-type="string">
            <text:p>PID_y</text:p>
          </table:table-cell>
          <table:table-cell office:value-type="float" office:value="-0.004095" calcext:value-type="float">
            <text:p>-0.004095</text:p>
          </table:table-cell>
          <table:table-cell office:value-type="float" office:value="-0.004697" calcext:value-type="float">
            <text:p>-0.004697</text:p>
          </table:table-cell>
          <table:table-cell office:value-type="float" office:value="-0.004192" calcext:value-type="float">
            <text:p>-0.004192</text:p>
          </table:table-cell>
          <table:table-cell office:value-type="float" office:value="-0.004698" calcext:value-type="float">
            <text:p>-0.004698</text:p>
          </table:table-cell>
          <table:table-cell office:value-type="float" office:value="0.005823" calcext:value-type="float">
            <text:p>0.005823</text:p>
          </table:table-cell>
          <table:table-cell office:value-type="string" calcext:value-type="string">
            <text:p>0.000633</text:p>
          </table:table-cell>
        </table:table-row>
        <table:table-row table:style-name="ro1">
          <table:table-cell office:value-type="float" office:value="1527477051.12112" calcext:value-type="float">
            <text:p>1527477051.12112</text:p>
          </table:table-cell>
          <table:table-cell office:value-type="string" calcext:value-type="string">
            <text:p>PID_x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-0.004553" calcext:value-type="float">
            <text:p>-0.004553</text:p>
          </table:table-cell>
          <table:table-cell office:value-type="float" office:value="-0.004609" calcext:value-type="float">
            <text:p>-0.004609</text:p>
          </table:table-cell>
          <table:table-cell office:value-type="float" office:value="-0.00456" calcext:value-type="float">
            <text:p>-0.00456</text:p>
          </table:table-cell>
          <table:table-cell office:value-type="float" office:value="0.001772" calcext:value-type="float">
            <text:p>0.001772</text:p>
          </table:table-cell>
          <table:table-cell office:value-type="string" calcext:value-type="string">
            <text:p>0.001607</text:p>
          </table:table-cell>
        </table:table-row>
        <table:table-row table:style-name="ro1">
          <table:table-cell office:value-type="float" office:value="1527477051.12117" calcext:value-type="float">
            <text:p>1527477051.12117</text:p>
          </table:table-cell>
          <table:table-cell office:value-type="string" calcext:value-type="string">
            <text:p>PID_y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-0.004553" calcext:value-type="float">
            <text:p>-0.004553</text:p>
          </table:table-cell>
          <table:table-cell office:value-type="float" office:value="-0.004609" calcext:value-type="float">
            <text:p>-0.004609</text:p>
          </table:table-cell>
          <table:table-cell office:value-type="float" office:value="-0.00456" calcext:value-type="float">
            <text:p>-0.00456</text:p>
          </table:table-cell>
          <table:table-cell office:value-type="float" office:value="0.001772" calcext:value-type="float">
            <text:p>0.001772</text:p>
          </table:table-cell>
          <table:table-cell office:value-type="string" calcext:value-type="string">
            <text:p>0.001607</text:p>
          </table:table-cell>
        </table:table-row>
        <table:table-row table:style-name="ro1">
          <table:table-cell office:value-type="float" office:value="1527477051.14157" calcext:value-type="float">
            <text:p>1527477051.14157</text:p>
          </table:table-cell>
          <table:table-cell office:value-type="string" calcext:value-type="string">
            <text:p>PID_x</text:p>
          </table:table-cell>
          <table:table-cell office:value-type="float" office:value="-0.004227" calcext:value-type="float">
            <text:p>-0.004227</text:p>
          </table:table-cell>
          <table:table-cell office:value-type="float" office:value="-0.00474" calcext:value-type="float">
            <text:p>-0.00474</text:p>
          </table:table-cell>
          <table:table-cell office:value-type="float" office:value="-0.004243" calcext:value-type="float">
            <text:p>-0.004243</text:p>
          </table:table-cell>
          <table:table-cell office:value-type="float" office:value="-0.00474" calcext:value-type="float">
            <text:p>-0.00474</text:p>
          </table:table-cell>
          <table:table-cell office:value-type="float" office:value="0.002307" calcext:value-type="float">
            <text:p>0.002307</text:p>
          </table:table-cell>
          <table:table-cell office:value-type="string" calcext:value-type="string">
            <text:p>0.000055</text:p>
          </table:table-cell>
        </table:table-row>
        <table:table-row table:style-name="ro1">
          <table:table-cell office:value-type="float" office:value="1527477051.14162" calcext:value-type="float">
            <text:p>1527477051.14162</text:p>
          </table:table-cell>
          <table:table-cell office:value-type="string" calcext:value-type="string">
            <text:p>PID_y</text:p>
          </table:table-cell>
          <table:table-cell office:value-type="float" office:value="-0.004227" calcext:value-type="float">
            <text:p>-0.004227</text:p>
          </table:table-cell>
          <table:table-cell office:value-type="float" office:value="-0.00474" calcext:value-type="float">
            <text:p>-0.00474</text:p>
          </table:table-cell>
          <table:table-cell office:value-type="float" office:value="-0.004243" calcext:value-type="float">
            <text:p>-0.004243</text:p>
          </table:table-cell>
          <table:table-cell office:value-type="float" office:value="-0.00474" calcext:value-type="float">
            <text:p>-0.00474</text:p>
          </table:table-cell>
          <table:table-cell office:value-type="float" office:value="0.002307" calcext:value-type="float">
            <text:p>0.002307</text:p>
          </table:table-cell>
          <table:table-cell office:value-type="string" calcext:value-type="string">
            <text:p>0.000055</text:p>
          </table:table-cell>
        </table:table-row>
        <table:table-row table:style-name="ro1">
          <table:table-cell office:value-type="float" office:value="1527477051.1611" calcext:value-type="float">
            <text:p>1527477051.1611</text:p>
          </table:table-cell>
          <table:table-cell office:value-type="string" calcext:value-type="string">
            <text:p>PID_x</text:p>
          </table:table-cell>
          <table:table-cell office:value-type="float" office:value="-0.003451" calcext:value-type="float">
            <text:p>-0.003451</text:p>
          </table:table-cell>
          <table:table-cell office:value-type="float" office:value="-0.004841" calcext:value-type="float">
            <text:p>-0.004841</text:p>
          </table:table-cell>
          <table:table-cell office:value-type="float" office:value="-0.003658" calcext:value-type="float">
            <text:p>-0.003658</text:p>
          </table:table-cell>
          <table:table-cell office:value-type="float" office:value="-0.004814" calcext:value-type="float">
            <text:p>-0.004814</text:p>
          </table:table-cell>
          <table:table-cell office:value-type="float" office:value="0.008517" calcext:value-type="float">
            <text:p>0.008517</text:p>
          </table:table-cell>
          <table:table-cell office:value-type="string" calcext:value-type="string">
            <text:p>-0.003042</text:p>
          </table:table-cell>
        </table:table-row>
        <table:table-row table:style-name="ro1">
          <table:table-cell office:value-type="float" office:value="1527477051.16116" calcext:value-type="float">
            <text:p>1527477051.16116</text:p>
          </table:table-cell>
          <table:table-cell office:value-type="string" calcext:value-type="string">
            <text:p>PID_y</text:p>
          </table:table-cell>
          <table:table-cell office:value-type="float" office:value="-0.003451" calcext:value-type="float">
            <text:p>-0.003451</text:p>
          </table:table-cell>
          <table:table-cell office:value-type="float" office:value="-0.004841" calcext:value-type="float">
            <text:p>-0.004841</text:p>
          </table:table-cell>
          <table:table-cell office:value-type="float" office:value="-0.003658" calcext:value-type="float">
            <text:p>-0.003658</text:p>
          </table:table-cell>
          <table:table-cell office:value-type="float" office:value="-0.004814" calcext:value-type="float">
            <text:p>-0.004814</text:p>
          </table:table-cell>
          <table:table-cell office:value-type="float" office:value="0.008517" calcext:value-type="float">
            <text:p>0.008517</text:p>
          </table:table-cell>
          <table:table-cell office:value-type="string" calcext:value-type="string">
            <text:p>-0.003042</text:p>
          </table:table-cell>
        </table:table-row>
        <table:table-row table:style-name="ro1">
          <table:table-cell office:value-type="float" office:value="1527477051.18173" calcext:value-type="float">
            <text:p>1527477051.18173</text:p>
          </table:table-cell>
          <table:table-cell office:value-type="string" calcext:value-type="string">
            <text:p>PID_x</text:p>
          </table:table-cell>
          <table:table-cell office:value-type="float" office:value="-0.004047" calcext:value-type="float">
            <text:p>-0.004047</text:p>
          </table:table-cell>
          <table:table-cell office:value-type="float" office:value="-0.004721" calcext:value-type="float">
            <text:p>-0.004721</text:p>
          </table:table-cell>
          <table:table-cell office:value-type="float" office:value="-0.004089" calcext:value-type="float">
            <text:p>-0.004089</text:p>
          </table:table-cell>
          <table:table-cell office:value-type="float" office:value="-0.004721" calcext:value-type="float">
            <text:p>-0.004721</text:p>
          </table:table-cell>
          <table:table-cell office:value-type="float" office:value="0.003835" calcext:value-type="float">
            <text:p>0.003835</text:p>
          </table:table-cell>
          <table:table-cell office:value-type="string" calcext:value-type="string">
            <text:p>-0.000420</text:p>
          </table:table-cell>
        </table:table-row>
        <table:table-row table:style-name="ro1">
          <table:table-cell office:value-type="float" office:value="1527477051.18179" calcext:value-type="float">
            <text:p>1527477051.18179</text:p>
          </table:table-cell>
          <table:table-cell office:value-type="string" calcext:value-type="string">
            <text:p>PID_y</text:p>
          </table:table-cell>
          <table:table-cell office:value-type="float" office:value="-0.004047" calcext:value-type="float">
            <text:p>-0.004047</text:p>
          </table:table-cell>
          <table:table-cell office:value-type="float" office:value="-0.004721" calcext:value-type="float">
            <text:p>-0.004721</text:p>
          </table:table-cell>
          <table:table-cell office:value-type="float" office:value="-0.004089" calcext:value-type="float">
            <text:p>-0.004089</text:p>
          </table:table-cell>
          <table:table-cell office:value-type="float" office:value="-0.004721" calcext:value-type="float">
            <text:p>-0.004721</text:p>
          </table:table-cell>
          <table:table-cell office:value-type="float" office:value="0.003835" calcext:value-type="float">
            <text:p>0.003835</text:p>
          </table:table-cell>
          <table:table-cell office:value-type="string" calcext:value-type="string">
            <text:p>-0.000420</text:p>
          </table:table-cell>
        </table:table-row>
        <table:table-row table:style-name="ro1">
          <table:table-cell office:value-type="float" office:value="1527477051.20135" calcext:value-type="float">
            <text:p>1527477051.20135</text:p>
          </table:table-cell>
          <table:table-cell office:value-type="string" calcext:value-type="string">
            <text:p>PID_x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0.004808" calcext:value-type="float">
            <text:p>-0.004808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0.004805" calcext:value-type="float">
            <text:p>-0.004805</text:p>
          </table:table-cell>
          <table:table-cell office:value-type="float" office:value="0.002408" calcext:value-type="float">
            <text:p>0.002408</text:p>
          </table:table-cell>
          <table:table-cell office:value-type="string" calcext:value-type="string">
            <text:p>-0.001063</text:p>
          </table:table-cell>
        </table:table-row>
        <table:table-row table:style-name="ro1">
          <table:table-cell office:value-type="float" office:value="1527477051.2014" calcext:value-type="float">
            <text:p>1527477051.2014</text:p>
          </table:table-cell>
          <table:table-cell office:value-type="string" calcext:value-type="string">
            <text:p>PID_y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0.004808" calcext:value-type="float">
            <text:p>-0.004808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0.004805" calcext:value-type="float">
            <text:p>-0.004805</text:p>
          </table:table-cell>
          <table:table-cell office:value-type="float" office:value="0.002408" calcext:value-type="float">
            <text:p>0.002408</text:p>
          </table:table-cell>
          <table:table-cell office:value-type="string" calcext:value-type="string">
            <text:p>-0.001063</text:p>
          </table:table-cell>
        </table:table-row>
        <table:table-row table:style-name="ro1">
          <table:table-cell office:value-type="float" office:value="1527477051.22081" calcext:value-type="float">
            <text:p>1527477051.22081</text:p>
          </table:table-cell>
          <table:table-cell office:value-type="string" calcext:value-type="string">
            <text:p>PID_x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0.00476" calcext:value-type="float">
            <text:p>-0.00476</text:p>
          </table:table-cell>
          <table:table-cell office:value-type="float" office:value="-0.004063" calcext:value-type="float">
            <text:p>-0.004063</text:p>
          </table:table-cell>
          <table:table-cell office:value-type="float" office:value="-0.00475" calcext:value-type="float">
            <text:p>-0.00475</text:p>
          </table:table-cell>
          <table:table-cell office:value-type="float" office:value="0.005657" calcext:value-type="float">
            <text:p>0.005657</text:p>
          </table:table-cell>
          <table:table-cell office:value-type="string" calcext:value-type="string">
            <text:p>-0.001903</text:p>
          </table:table-cell>
        </table:table-row>
        <table:table-row table:style-name="ro1">
          <table:table-cell office:value-type="float" office:value="1527477051.22087" calcext:value-type="float">
            <text:p>1527477051.22087</text:p>
          </table:table-cell>
          <table:table-cell office:value-type="string" calcext:value-type="string">
            <text:p>PID_y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0.00476" calcext:value-type="float">
            <text:p>-0.00476</text:p>
          </table:table-cell>
          <table:table-cell office:value-type="float" office:value="-0.004063" calcext:value-type="float">
            <text:p>-0.004063</text:p>
          </table:table-cell>
          <table:table-cell office:value-type="float" office:value="-0.00475" calcext:value-type="float">
            <text:p>-0.00475</text:p>
          </table:table-cell>
          <table:table-cell office:value-type="float" office:value="0.005657" calcext:value-type="float">
            <text:p>0.005657</text:p>
          </table:table-cell>
          <table:table-cell office:value-type="string" calcext:value-type="string">
            <text:p>-0.001903</text:p>
          </table:table-cell>
        </table:table-row>
        <table:table-row table:style-name="ro1">
          <table:table-cell office:value-type="float" office:value="1527477051.24135" calcext:value-type="float">
            <text:p>1527477051.24135</text:p>
          </table:table-cell>
          <table:table-cell office:value-type="string" calcext:value-type="string">
            <text:p>PID_x</text:p>
          </table:table-cell>
          <table:table-cell office:value-type="float" office:value="-0.004064" calcext:value-type="float">
            <text:p>-0.004064</text:p>
          </table:table-cell>
          <table:table-cell office:value-type="float" office:value="-0.004779" calcext:value-type="float">
            <text:p>-0.004779</text:p>
          </table:table-cell>
          <table:table-cell office:value-type="float" office:value="-0.004075" calcext:value-type="float">
            <text:p>-0.004075</text:p>
          </table:table-cell>
          <table:table-cell office:value-type="float" office:value="-0.004779" calcext:value-type="float">
            <text:p>-0.004779</text:p>
          </table:table-cell>
          <table:table-cell office:value-type="float" office:value="0.001948" calcext:value-type="float">
            <text:p>0.001948</text:p>
          </table:table-cell>
          <table:table-cell office:value-type="string" calcext:value-type="string">
            <text:p>-0.000430</text:p>
          </table:table-cell>
        </table:table-row>
        <table:table-row table:style-name="ro1">
          <table:table-cell office:value-type="float" office:value="1527477051.2414" calcext:value-type="float">
            <text:p>1527477051.2414</text:p>
          </table:table-cell>
          <table:table-cell office:value-type="string" calcext:value-type="string">
            <text:p>PID_y</text:p>
          </table:table-cell>
          <table:table-cell office:value-type="float" office:value="-0.004064" calcext:value-type="float">
            <text:p>-0.004064</text:p>
          </table:table-cell>
          <table:table-cell office:value-type="float" office:value="-0.004779" calcext:value-type="float">
            <text:p>-0.004779</text:p>
          </table:table-cell>
          <table:table-cell office:value-type="float" office:value="-0.004075" calcext:value-type="float">
            <text:p>-0.004075</text:p>
          </table:table-cell>
          <table:table-cell office:value-type="float" office:value="-0.004779" calcext:value-type="float">
            <text:p>-0.004779</text:p>
          </table:table-cell>
          <table:table-cell office:value-type="float" office:value="0.001948" calcext:value-type="float">
            <text:p>0.001948</text:p>
          </table:table-cell>
          <table:table-cell office:value-type="string" calcext:value-type="string">
            <text:p>-0.000430</text:p>
          </table:table-cell>
        </table:table-row>
        <table:table-row table:style-name="ro1">
          <table:table-cell office:value-type="float" office:value="1527477051.26092" calcext:value-type="float">
            <text:p>1527477051.26092</text:p>
          </table:table-cell>
          <table:table-cell office:value-type="string" calcext:value-type="string">
            <text:p>PID_x</text:p>
          </table:table-cell>
          <table:table-cell office:value-type="float" office:value="-0.004211" calcext:value-type="float">
            <text:p>-0.004211</text:p>
          </table:table-cell>
          <table:table-cell office:value-type="float" office:value="-0.004654" calcext:value-type="float">
            <text:p>-0.004654</text:p>
          </table:table-cell>
          <table:table-cell office:value-type="float" office:value="-0.004146" calcext:value-type="float">
            <text:p>-0.004146</text:p>
          </table:table-cell>
          <table:table-cell office:value-type="float" office:value="-0.004661" calcext:value-type="float">
            <text:p>-0.004661</text:p>
          </table:table-cell>
          <table:table-cell office:value-type="float" office:value="-0.004768" calcext:value-type="float">
            <text:p>-0.004768</text:p>
          </table:table-cell>
          <table:table-cell office:value-type="string" calcext:value-type="string">
            <text:p>0.001541</text:p>
          </table:table-cell>
        </table:table-row>
        <table:table-row table:style-name="ro1">
          <table:table-cell office:value-type="float" office:value="1527477051.26097" calcext:value-type="float">
            <text:p>1527477051.26097</text:p>
          </table:table-cell>
          <table:table-cell office:value-type="string" calcext:value-type="string">
            <text:p>PID_y</text:p>
          </table:table-cell>
          <table:table-cell office:value-type="float" office:value="-0.004211" calcext:value-type="float">
            <text:p>-0.004211</text:p>
          </table:table-cell>
          <table:table-cell office:value-type="float" office:value="-0.004654" calcext:value-type="float">
            <text:p>-0.004654</text:p>
          </table:table-cell>
          <table:table-cell office:value-type="float" office:value="-0.004146" calcext:value-type="float">
            <text:p>-0.004146</text:p>
          </table:table-cell>
          <table:table-cell office:value-type="float" office:value="-0.004661" calcext:value-type="float">
            <text:p>-0.004661</text:p>
          </table:table-cell>
          <table:table-cell office:value-type="float" office:value="-0.004768" calcext:value-type="float">
            <text:p>-0.004768</text:p>
          </table:table-cell>
          <table:table-cell office:value-type="string" calcext:value-type="string">
            <text:p>0.001541</text:p>
          </table:table-cell>
        </table:table-row>
        <table:table-row table:style-name="ro1">
          <table:table-cell office:value-type="float" office:value="1527477051.28143" calcext:value-type="float">
            <text:p>1527477051.28143</text:p>
          </table:table-cell>
          <table:table-cell office:value-type="string" calcext:value-type="string">
            <text:p>PID_x</text:p>
          </table:table-cell>
          <table:table-cell office:value-type="float" office:value="-0.004166" calcext:value-type="float">
            <text:p>-0.004166</text:p>
          </table:table-cell>
          <table:table-cell office:value-type="float" office:value="-0.004663" calcext:value-type="float">
            <text:p>-0.004663</text:p>
          </table:table-cell>
          <table:table-cell office:value-type="float" office:value="-0.004164" calcext:value-type="float">
            <text:p>-0.004164</text:p>
          </table:table-cell>
          <table:table-cell office:value-type="float" office:value="-0.004664" calcext:value-type="float">
            <text:p>-0.004664</text:p>
          </table:table-cell>
          <table:table-cell office:value-type="float" office:value="-0.000765" calcext:value-type="float">
            <text:p>-0.000765</text:p>
          </table:table-cell>
          <table:table-cell office:value-type="string" calcext:value-type="string">
            <text:p>0.000606</text:p>
          </table:table-cell>
        </table:table-row>
        <table:table-row table:style-name="ro1">
          <table:table-cell office:value-type="float" office:value="1527477051.28148" calcext:value-type="float">
            <text:p>1527477051.28148</text:p>
          </table:table-cell>
          <table:table-cell office:value-type="string" calcext:value-type="string">
            <text:p>PID_y</text:p>
          </table:table-cell>
          <table:table-cell office:value-type="float" office:value="-0.004166" calcext:value-type="float">
            <text:p>-0.004166</text:p>
          </table:table-cell>
          <table:table-cell office:value-type="float" office:value="-0.004663" calcext:value-type="float">
            <text:p>-0.004663</text:p>
          </table:table-cell>
          <table:table-cell office:value-type="float" office:value="-0.004164" calcext:value-type="float">
            <text:p>-0.004164</text:p>
          </table:table-cell>
          <table:table-cell office:value-type="float" office:value="-0.004664" calcext:value-type="float">
            <text:p>-0.004664</text:p>
          </table:table-cell>
          <table:table-cell office:value-type="float" office:value="-0.000765" calcext:value-type="float">
            <text:p>-0.000765</text:p>
          </table:table-cell>
          <table:table-cell office:value-type="string" calcext:value-type="string">
            <text:p>0.000606</text:p>
          </table:table-cell>
        </table:table-row>
        <table:table-row table:style-name="ro1">
          <table:table-cell office:value-type="float" office:value="1527477051.30085" calcext:value-type="float">
            <text:p>1527477051.30085</text:p>
          </table:table-cell>
          <table:table-cell office:value-type="string" calcext:value-type="string">
            <text:p>PID_x</text:p>
          </table:table-cell>
          <table:table-cell office:value-type="float" office:value="-0.004302" calcext:value-type="float">
            <text:p>-0.004302</text:p>
          </table:table-cell>
          <table:table-cell office:value-type="float" office:value="-0.004788" calcext:value-type="float">
            <text:p>-0.004788</text:p>
          </table:table-cell>
          <table:table-cell office:value-type="float" office:value="-0.004273" calcext:value-type="float">
            <text:p>-0.004273</text:p>
          </table:table-cell>
          <table:table-cell office:value-type="float" office:value="-0.004788" calcext:value-type="float">
            <text:p>-0.004788</text:p>
          </table:table-cell>
          <table:table-cell office:value-type="float" office:value="-0.003166" calcext:value-type="float">
            <text:p>-0.003166</text:p>
          </table:table-cell>
          <table:table-cell office:value-type="string" calcext:value-type="string">
            <text:p>0.000185</text:p>
          </table:table-cell>
        </table:table-row>
        <table:table-row table:style-name="ro1">
          <table:table-cell office:value-type="float" office:value="1527477051.3009" calcext:value-type="float">
            <text:p>1527477051.3009</text:p>
          </table:table-cell>
          <table:table-cell office:value-type="string" calcext:value-type="string">
            <text:p>PID_y</text:p>
          </table:table-cell>
          <table:table-cell office:value-type="float" office:value="-0.004302" calcext:value-type="float">
            <text:p>-0.004302</text:p>
          </table:table-cell>
          <table:table-cell office:value-type="float" office:value="-0.004788" calcext:value-type="float">
            <text:p>-0.004788</text:p>
          </table:table-cell>
          <table:table-cell office:value-type="float" office:value="-0.004273" calcext:value-type="float">
            <text:p>-0.004273</text:p>
          </table:table-cell>
          <table:table-cell office:value-type="float" office:value="-0.004788" calcext:value-type="float">
            <text:p>-0.004788</text:p>
          </table:table-cell>
          <table:table-cell office:value-type="float" office:value="-0.003166" calcext:value-type="float">
            <text:p>-0.003166</text:p>
          </table:table-cell>
          <table:table-cell office:value-type="string" calcext:value-type="string">
            <text:p>0.000185</text:p>
          </table:table-cell>
        </table:table-row>
        <table:table-row table:style-name="ro1">
          <table:table-cell office:value-type="float" office:value="1527477051.32133" calcext:value-type="float">
            <text:p>1527477051.32133</text:p>
          </table:table-cell>
          <table:table-cell office:value-type="string" calcext:value-type="string">
            <text:p>PID_x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-0.004767" calcext:value-type="float">
            <text:p>-0.004767</text:p>
          </table:table-cell>
          <table:table-cell office:value-type="float" office:value="-0.004537" calcext:value-type="float">
            <text:p>-0.004537</text:p>
          </table:table-cell>
          <table:table-cell office:value-type="float" office:value="-0.004767" calcext:value-type="float">
            <text:p>-0.004767</text:p>
          </table:table-cell>
          <table:table-cell office:value-type="float" office:value="-0.004716" calcext:value-type="float">
            <text:p>-0.004716</text:p>
          </table:table-cell>
          <table:table-cell office:value-type="string" calcext:value-type="string">
            <text:p>-0.000180</text:p>
          </table:table-cell>
        </table:table-row>
        <table:table-row table:style-name="ro1">
          <table:table-cell office:value-type="float" office:value="1527477051.32138" calcext:value-type="float">
            <text:p>1527477051.32138</text:p>
          </table:table-cell>
          <table:table-cell office:value-type="string" calcext:value-type="string">
            <text:p>PID_y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-0.004767" calcext:value-type="float">
            <text:p>-0.004767</text:p>
          </table:table-cell>
          <table:table-cell office:value-type="float" office:value="-0.004537" calcext:value-type="float">
            <text:p>-0.004537</text:p>
          </table:table-cell>
          <table:table-cell office:value-type="float" office:value="-0.004767" calcext:value-type="float">
            <text:p>-0.004767</text:p>
          </table:table-cell>
          <table:table-cell office:value-type="float" office:value="-0.004716" calcext:value-type="float">
            <text:p>-0.004716</text:p>
          </table:table-cell>
          <table:table-cell office:value-type="string" calcext:value-type="string">
            <text:p>-0.000180</text:p>
          </table:table-cell>
        </table:table-row>
        <table:table-row table:style-name="ro1">
          <table:table-cell office:value-type="float" office:value="1527477051.34068" calcext:value-type="float">
            <text:p>1527477051.34068</text:p>
          </table:table-cell>
          <table:table-cell office:value-type="string" calcext:value-type="string">
            <text:p>PID_x</text:p>
          </table:table-cell>
          <table:table-cell office:value-type="float" office:value="-0.004632" calcext:value-type="float">
            <text:p>-0.004632</text:p>
          </table:table-cell>
          <table:table-cell office:value-type="float" office:value="-0.004386" calcext:value-type="float">
            <text:p>-0.004386</text:p>
          </table:table-cell>
          <table:table-cell office:value-type="float" office:value="-0.004564" calcext:value-type="float">
            <text:p>-0.004564</text:p>
          </table:table-cell>
          <table:table-cell office:value-type="float" office:value="-0.004424" calcext:value-type="float">
            <text:p>-0.004424</text:p>
          </table:table-cell>
          <table:table-cell office:value-type="float" office:value="-0.004879" calcext:value-type="float">
            <text:p>-0.004879</text:p>
          </table:table-cell>
          <table:table-cell office:value-type="string" calcext:value-type="string">
            <text:p>0.003654</text:p>
          </table:table-cell>
        </table:table-row>
        <table:table-row table:style-name="ro1">
          <table:table-cell office:value-type="float" office:value="1527477051.34075" calcext:value-type="float">
            <text:p>1527477051.34075</text:p>
          </table:table-cell>
          <table:table-cell office:value-type="string" calcext:value-type="string">
            <text:p>PID_y</text:p>
          </table:table-cell>
          <table:table-cell office:value-type="float" office:value="-0.004632" calcext:value-type="float">
            <text:p>-0.004632</text:p>
          </table:table-cell>
          <table:table-cell office:value-type="float" office:value="-0.004386" calcext:value-type="float">
            <text:p>-0.004386</text:p>
          </table:table-cell>
          <table:table-cell office:value-type="float" office:value="-0.004564" calcext:value-type="float">
            <text:p>-0.004564</text:p>
          </table:table-cell>
          <table:table-cell office:value-type="float" office:value="-0.004424" calcext:value-type="float">
            <text:p>-0.004424</text:p>
          </table:table-cell>
          <table:table-cell office:value-type="float" office:value="-0.004879" calcext:value-type="float">
            <text:p>-0.004879</text:p>
          </table:table-cell>
          <table:table-cell office:value-type="string" calcext:value-type="string">
            <text:p>0.003654</text:p>
          </table:table-cell>
        </table:table-row>
        <table:table-row table:style-name="ro1">
          <table:table-cell office:value-type="float" office:value="1527477051.36123" calcext:value-type="float">
            <text:p>1527477051.36123</text:p>
          </table:table-cell>
          <table:table-cell office:value-type="string" calcext:value-type="string">
            <text:p>PID_x</text:p>
          </table:table-cell>
          <table:table-cell office:value-type="float" office:value="-0.004305" calcext:value-type="float">
            <text:p>-0.004305</text:p>
          </table:table-cell>
          <table:table-cell office:value-type="float" office:value="-0.004547" calcext:value-type="float">
            <text:p>-0.004547</text:p>
          </table:table-cell>
          <table:table-cell office:value-type="float" office:value="-0.004298" calcext:value-type="float">
            <text:p>-0.004298</text:p>
          </table:table-cell>
          <table:table-cell office:value-type="float" office:value="-0.004551" calcext:value-type="float">
            <text:p>-0.004551</text:p>
          </table:table-cell>
          <table:table-cell office:value-type="float" office:value="-0.001568" calcext:value-type="float">
            <text:p>-0.001568</text:p>
          </table:table-cell>
          <table:table-cell office:value-type="string" calcext:value-type="string">
            <text:p>0.001212</text:p>
          </table:table-cell>
        </table:table-row>
        <table:table-row table:style-name="ro1">
          <table:table-cell office:value-type="float" office:value="1527477051.36128" calcext:value-type="float">
            <text:p>1527477051.36128</text:p>
          </table:table-cell>
          <table:table-cell office:value-type="string" calcext:value-type="string">
            <text:p>PID_y</text:p>
          </table:table-cell>
          <table:table-cell office:value-type="float" office:value="-0.004305" calcext:value-type="float">
            <text:p>-0.004305</text:p>
          </table:table-cell>
          <table:table-cell office:value-type="float" office:value="-0.004547" calcext:value-type="float">
            <text:p>-0.004547</text:p>
          </table:table-cell>
          <table:table-cell office:value-type="float" office:value="-0.004298" calcext:value-type="float">
            <text:p>-0.004298</text:p>
          </table:table-cell>
          <table:table-cell office:value-type="float" office:value="-0.004551" calcext:value-type="float">
            <text:p>-0.004551</text:p>
          </table:table-cell>
          <table:table-cell office:value-type="float" office:value="-0.001568" calcext:value-type="float">
            <text:p>-0.001568</text:p>
          </table:table-cell>
          <table:table-cell office:value-type="string" calcext:value-type="string">
            <text:p>0.001212</text:p>
          </table:table-cell>
        </table:table-row>
        <table:table-row table:style-name="ro1">
          <table:table-cell office:value-type="float" office:value="1527477051.38066" calcext:value-type="float">
            <text:p>1527477051.38066</text:p>
          </table:table-cell>
          <table:table-cell office:value-type="string" calcext:value-type="string">
            <text:p>PID_x</text:p>
          </table:table-cell>
          <table:table-cell office:value-type="float" office:value="-0.004132" calcext:value-type="float">
            <text:p>-0.004132</text:p>
          </table:table-cell>
          <table:table-cell office:value-type="float" office:value="-0.00455" calcext:value-type="float">
            <text:p>-0.00455</text:p>
          </table:table-cell>
          <table:table-cell office:value-type="float" office:value="-0.004132" calcext:value-type="float">
            <text:p>-0.004132</text:p>
          </table:table-cell>
          <table:table-cell office:value-type="float" office:value="-0.004554" calcext:value-type="float">
            <text:p>-0.004554</text:p>
          </table:table-cell>
          <table:table-cell office:value-type="float" office:value="0.000315" calcext:value-type="float">
            <text:p>0.000315</text:p>
          </table:table-cell>
          <table:table-cell office:value-type="string" calcext:value-type="string">
            <text:p>0.001210</text:p>
          </table:table-cell>
        </table:table-row>
        <table:table-row table:style-name="ro1">
          <table:table-cell office:value-type="float" office:value="1527477051.38071" calcext:value-type="float">
            <text:p>1527477051.38071</text:p>
          </table:table-cell>
          <table:table-cell office:value-type="string" calcext:value-type="string">
            <text:p>PID_y</text:p>
          </table:table-cell>
          <table:table-cell office:value-type="float" office:value="-0.004132" calcext:value-type="float">
            <text:p>-0.004132</text:p>
          </table:table-cell>
          <table:table-cell office:value-type="float" office:value="-0.00455" calcext:value-type="float">
            <text:p>-0.00455</text:p>
          </table:table-cell>
          <table:table-cell office:value-type="float" office:value="-0.004132" calcext:value-type="float">
            <text:p>-0.004132</text:p>
          </table:table-cell>
          <table:table-cell office:value-type="float" office:value="-0.004554" calcext:value-type="float">
            <text:p>-0.004554</text:p>
          </table:table-cell>
          <table:table-cell office:value-type="float" office:value="0.000315" calcext:value-type="float">
            <text:p>0.000315</text:p>
          </table:table-cell>
          <table:table-cell office:value-type="string" calcext:value-type="string">
            <text:p>0.001210</text:p>
          </table:table-cell>
        </table:table-row>
        <table:table-row table:style-name="ro1">
          <table:table-cell office:value-type="float" office:value="1527477051.40116" calcext:value-type="float">
            <text:p>1527477051.40116</text:p>
          </table:table-cell>
          <table:table-cell office:value-type="string" calcext:value-type="string">
            <text:p>PID_x</text:p>
          </table:table-cell>
          <table:table-cell office:value-type="float" office:value="-0.004979" calcext:value-type="float">
            <text:p>-0.004979</text:p>
          </table:table-cell>
          <table:table-cell office:value-type="float" office:value="-0.004565" calcext:value-type="float">
            <text:p>-0.004565</text:p>
          </table:table-cell>
          <table:table-cell office:value-type="float" office:value="-0.00488" calcext:value-type="float">
            <text:p>-0.00488</text:p>
          </table:table-cell>
          <table:table-cell office:value-type="float" office:value="-0.004579" calcext:value-type="float">
            <text:p>-0.004579</text:p>
          </table:table-cell>
          <table:table-cell office:value-type="float" office:value="-0.00586" calcext:value-type="float">
            <text:p>-0.00586</text:p>
          </table:table-cell>
          <table:table-cell office:value-type="string" calcext:value-type="string">
            <text:p>0.002241</text:p>
          </table:table-cell>
        </table:table-row>
        <table:table-row table:style-name="ro1">
          <table:table-cell office:value-type="float" office:value="1527477051.40121" calcext:value-type="float">
            <text:p>1527477051.40121</text:p>
          </table:table-cell>
          <table:table-cell office:value-type="string" calcext:value-type="string">
            <text:p>PID_y</text:p>
          </table:table-cell>
          <table:table-cell office:value-type="float" office:value="-0.004979" calcext:value-type="float">
            <text:p>-0.004979</text:p>
          </table:table-cell>
          <table:table-cell office:value-type="float" office:value="-0.004565" calcext:value-type="float">
            <text:p>-0.004565</text:p>
          </table:table-cell>
          <table:table-cell office:value-type="float" office:value="-0.00488" calcext:value-type="float">
            <text:p>-0.00488</text:p>
          </table:table-cell>
          <table:table-cell office:value-type="float" office:value="-0.004579" calcext:value-type="float">
            <text:p>-0.004579</text:p>
          </table:table-cell>
          <table:table-cell office:value-type="float" office:value="-0.00586" calcext:value-type="float">
            <text:p>-0.00586</text:p>
          </table:table-cell>
          <table:table-cell office:value-type="string" calcext:value-type="string">
            <text:p>0.002241</text:p>
          </table:table-cell>
        </table:table-row>
        <table:table-row table:style-name="ro1">
          <table:table-cell office:value-type="float" office:value="1527477051.42174" calcext:value-type="float">
            <text:p>1527477051.42174</text:p>
          </table:table-cell>
          <table:table-cell office:value-type="string" calcext:value-type="string">
            <text:p>PID_x</text:p>
          </table:table-cell>
          <table:table-cell office:value-type="float" office:value="-0.004439" calcext:value-type="float">
            <text:p>-0.004439</text:p>
          </table:table-cell>
          <table:table-cell office:value-type="float" office:value="-0.004627" calcext:value-type="float">
            <text:p>-0.004627</text:p>
          </table:table-cell>
          <table:table-cell office:value-type="float" office:value="-0.004442" calcext:value-type="float">
            <text:p>-0.004442</text:p>
          </table:table-cell>
          <table:table-cell office:value-type="float" office:value="-0.004633" calcext:value-type="float">
            <text:p>-0.004633</text:p>
          </table:table-cell>
          <table:table-cell office:value-type="float" office:value="0.000978" calcext:value-type="float">
            <text:p>0.000978</text:p>
          </table:table-cell>
          <table:table-cell office:value-type="string" calcext:value-type="string">
            <text:p>0.001515</text:p>
          </table:table-cell>
        </table:table-row>
        <table:table-row table:style-name="ro1">
          <table:table-cell office:value-type="float" office:value="1527477051.42179" calcext:value-type="float">
            <text:p>1527477051.42179</text:p>
          </table:table-cell>
          <table:table-cell office:value-type="string" calcext:value-type="string">
            <text:p>PID_y</text:p>
          </table:table-cell>
          <table:table-cell office:value-type="float" office:value="-0.004439" calcext:value-type="float">
            <text:p>-0.004439</text:p>
          </table:table-cell>
          <table:table-cell office:value-type="float" office:value="-0.004627" calcext:value-type="float">
            <text:p>-0.004627</text:p>
          </table:table-cell>
          <table:table-cell office:value-type="float" office:value="-0.004442" calcext:value-type="float">
            <text:p>-0.004442</text:p>
          </table:table-cell>
          <table:table-cell office:value-type="float" office:value="-0.004633" calcext:value-type="float">
            <text:p>-0.004633</text:p>
          </table:table-cell>
          <table:table-cell office:value-type="float" office:value="0.000978" calcext:value-type="float">
            <text:p>0.000978</text:p>
          </table:table-cell>
          <table:table-cell office:value-type="string" calcext:value-type="string">
            <text:p>0.001515</text:p>
          </table:table-cell>
        </table:table-row>
        <table:table-row table:style-name="ro1">
          <table:table-cell office:value-type="float" office:value="1527477051.44123" calcext:value-type="float">
            <text:p>1527477051.44123</text:p>
          </table:table-cell>
          <table:table-cell office:value-type="string" calcext:value-type="string">
            <text:p>PID_x</text:p>
          </table:table-cell>
          <table:table-cell office:value-type="float" office:value="-0.004494" calcext:value-type="float">
            <text:p>-0.004494</text:p>
          </table:table-cell>
          <table:table-cell office:value-type="float" office:value="-0.004706" calcext:value-type="float">
            <text:p>-0.004706</text:p>
          </table:table-cell>
          <table:table-cell office:value-type="float" office:value="-0.004495" calcext:value-type="float">
            <text:p>-0.004495</text:p>
          </table:table-cell>
          <table:table-cell office:value-type="float" office:value="-0.004687" calcext:value-type="float">
            <text:p>-0.004687</text:p>
          </table:table-cell>
          <table:table-cell office:value-type="float" office:value="0.000712" calcext:value-type="float">
            <text:p>0.000712</text:p>
          </table:table-cell>
          <table:table-cell office:value-type="string" calcext:value-type="string">
            <text:p>-0.002589</text:p>
          </table:table-cell>
        </table:table-row>
        <table:table-row table:style-name="ro1">
          <table:table-cell office:value-type="float" office:value="1527477051.44129" calcext:value-type="float">
            <text:p>1527477051.44129</text:p>
          </table:table-cell>
          <table:table-cell office:value-type="string" calcext:value-type="string">
            <text:p>PID_y</text:p>
          </table:table-cell>
          <table:table-cell office:value-type="float" office:value="-0.004494" calcext:value-type="float">
            <text:p>-0.004494</text:p>
          </table:table-cell>
          <table:table-cell office:value-type="float" office:value="-0.004706" calcext:value-type="float">
            <text:p>-0.004706</text:p>
          </table:table-cell>
          <table:table-cell office:value-type="float" office:value="-0.004495" calcext:value-type="float">
            <text:p>-0.004495</text:p>
          </table:table-cell>
          <table:table-cell office:value-type="float" office:value="-0.004687" calcext:value-type="float">
            <text:p>-0.004687</text:p>
          </table:table-cell>
          <table:table-cell office:value-type="float" office:value="0.000712" calcext:value-type="float">
            <text:p>0.000712</text:p>
          </table:table-cell>
          <table:table-cell office:value-type="string" calcext:value-type="string">
            <text:p>-0.002589</text:p>
          </table:table-cell>
        </table:table-row>
        <table:table-row table:style-name="ro1">
          <table:table-cell office:value-type="float" office:value="1527477051.4606" calcext:value-type="float">
            <text:p>1527477051.4606</text:p>
          </table:table-cell>
          <table:table-cell office:value-type="string" calcext:value-type="string">
            <text:p>PID_x</text:p>
          </table:table-cell>
          <table:table-cell office:value-type="float" office:value="-0.004734" calcext:value-type="float">
            <text:p>-0.004734</text:p>
          </table:table-cell>
          <table:table-cell office:value-type="float" office:value="-0.004437" calcext:value-type="float">
            <text:p>-0.004437</text:p>
          </table:table-cell>
          <table:table-cell office:value-type="float" office:value="-0.00469" calcext:value-type="float">
            <text:p>-0.00469</text:p>
          </table:table-cell>
          <table:table-cell office:value-type="float" office:value="-0.004441" calcext:value-type="float">
            <text:p>-0.004441</text:p>
          </table:table-cell>
          <table:table-cell office:value-type="float" office:value="-0.003893" calcext:value-type="float">
            <text:p>-0.003893</text:p>
          </table:table-cell>
          <table:table-cell office:value-type="string" calcext:value-type="string">
            <text:p>0.001185</text:p>
          </table:table-cell>
        </table:table-row>
        <table:table-row table:style-name="ro1">
          <table:table-cell office:value-type="float" office:value="1527477051.46065" calcext:value-type="float">
            <text:p>1527477051.46065</text:p>
          </table:table-cell>
          <table:table-cell office:value-type="string" calcext:value-type="string">
            <text:p>PID_y</text:p>
          </table:table-cell>
          <table:table-cell office:value-type="float" office:value="-0.004734" calcext:value-type="float">
            <text:p>-0.004734</text:p>
          </table:table-cell>
          <table:table-cell office:value-type="float" office:value="-0.004437" calcext:value-type="float">
            <text:p>-0.004437</text:p>
          </table:table-cell>
          <table:table-cell office:value-type="float" office:value="-0.00469" calcext:value-type="float">
            <text:p>-0.00469</text:p>
          </table:table-cell>
          <table:table-cell office:value-type="float" office:value="-0.004441" calcext:value-type="float">
            <text:p>-0.004441</text:p>
          </table:table-cell>
          <table:table-cell office:value-type="float" office:value="-0.003893" calcext:value-type="float">
            <text:p>-0.003893</text:p>
          </table:table-cell>
          <table:table-cell office:value-type="string" calcext:value-type="string">
            <text:p>0.001185</text:p>
          </table:table-cell>
        </table:table-row>
        <table:table-row table:style-name="ro1">
          <table:table-cell office:value-type="float" office:value="1527477051.48111" calcext:value-type="float">
            <text:p>1527477051.48111</text:p>
          </table:table-cell>
          <table:table-cell office:value-type="string" calcext:value-type="string">
            <text:p>PID_x</text:p>
          </table:table-cell>
          <table:table-cell office:value-type="float" office:value="-0.004607" calcext:value-type="float">
            <text:p>-0.004607</text:p>
          </table:table-cell>
          <table:table-cell office:value-type="float" office:value="-0.004782" calcext:value-type="float">
            <text:p>-0.004782</text:p>
          </table:table-cell>
          <table:table-cell office:value-type="float" office:value="-0.004555" calcext:value-type="float">
            <text:p>-0.004555</text:p>
          </table:table-cell>
          <table:table-cell office:value-type="float" office:value="-0.004771" calcext:value-type="float">
            <text:p>-0.004771</text:p>
          </table:table-cell>
          <table:table-cell office:value-type="float" office:value="-0.004277" calcext:value-type="float">
            <text:p>-0.004277</text:p>
          </table:table-cell>
          <table:table-cell office:value-type="string" calcext:value-type="string">
            <text:p>-0.001995</text:p>
          </table:table-cell>
        </table:table-row>
        <table:table-row table:style-name="ro1">
          <table:table-cell office:value-type="float" office:value="1527477051.48115" calcext:value-type="float">
            <text:p>1527477051.48115</text:p>
          </table:table-cell>
          <table:table-cell office:value-type="string" calcext:value-type="string">
            <text:p>PID_y</text:p>
          </table:table-cell>
          <table:table-cell office:value-type="float" office:value="-0.004607" calcext:value-type="float">
            <text:p>-0.004607</text:p>
          </table:table-cell>
          <table:table-cell office:value-type="float" office:value="-0.004782" calcext:value-type="float">
            <text:p>-0.004782</text:p>
          </table:table-cell>
          <table:table-cell office:value-type="float" office:value="-0.004555" calcext:value-type="float">
            <text:p>-0.004555</text:p>
          </table:table-cell>
          <table:table-cell office:value-type="float" office:value="-0.004771" calcext:value-type="float">
            <text:p>-0.004771</text:p>
          </table:table-cell>
          <table:table-cell office:value-type="float" office:value="-0.004277" calcext:value-type="float">
            <text:p>-0.004277</text:p>
          </table:table-cell>
          <table:table-cell office:value-type="string" calcext:value-type="string">
            <text:p>-0.001995</text:p>
          </table:table-cell>
        </table:table-row>
        <table:table-row table:style-name="ro1">
          <table:table-cell office:value-type="float" office:value="1527477051.50158" calcext:value-type="float">
            <text:p>1527477051.50158</text:p>
          </table:table-cell>
          <table:table-cell office:value-type="string" calcext:value-type="string">
            <text:p>PID_x</text:p>
          </table:table-cell>
          <table:table-cell office:value-type="float" office:value="-0.004451" calcext:value-type="float">
            <text:p>-0.004451</text:p>
          </table:table-cell>
          <table:table-cell office:value-type="float" office:value="-0.004859" calcext:value-type="float">
            <text:p>-0.004859</text:p>
          </table:table-cell>
          <table:table-cell office:value-type="float" office:value="-0.00449" calcext:value-type="float">
            <text:p>-0.00449</text:p>
          </table:table-cell>
          <table:table-cell office:value-type="float" office:value="-0.004842" calcext:value-type="float">
            <text:p>-0.004842</text:p>
          </table:table-cell>
          <table:table-cell office:value-type="float" office:value="0.003658" calcext:value-type="float">
            <text:p>0.003658</text:p>
          </table:table-cell>
          <table:table-cell office:value-type="string" calcext:value-type="string">
            <text:p>-0.002443</text:p>
          </table:table-cell>
        </table:table-row>
        <table:table-row table:style-name="ro1">
          <table:table-cell office:value-type="float" office:value="1527477051.50162" calcext:value-type="float">
            <text:p>1527477051.50162</text:p>
          </table:table-cell>
          <table:table-cell office:value-type="string" calcext:value-type="string">
            <text:p>PID_y</text:p>
          </table:table-cell>
          <table:table-cell office:value-type="float" office:value="-0.004451" calcext:value-type="float">
            <text:p>-0.004451</text:p>
          </table:table-cell>
          <table:table-cell office:value-type="float" office:value="-0.004859" calcext:value-type="float">
            <text:p>-0.004859</text:p>
          </table:table-cell>
          <table:table-cell office:value-type="float" office:value="-0.00449" calcext:value-type="float">
            <text:p>-0.00449</text:p>
          </table:table-cell>
          <table:table-cell office:value-type="float" office:value="-0.004842" calcext:value-type="float">
            <text:p>-0.004842</text:p>
          </table:table-cell>
          <table:table-cell office:value-type="float" office:value="0.003658" calcext:value-type="float">
            <text:p>0.003658</text:p>
          </table:table-cell>
          <table:table-cell office:value-type="string" calcext:value-type="string">
            <text:p>-0.002443</text:p>
          </table:table-cell>
        </table:table-row>
        <table:table-row table:style-name="ro1">
          <table:table-cell office:value-type="float" office:value="1527477051.52107" calcext:value-type="float">
            <text:p>1527477051.52107</text:p>
          </table:table-cell>
          <table:table-cell office:value-type="string" calcext:value-type="string">
            <text:p>PID_x</text:p>
          </table:table-cell>
          <table:table-cell office:value-type="float" office:value="-0.004761" calcext:value-type="float">
            <text:p>-0.004761</text:p>
          </table:table-cell>
          <table:table-cell office:value-type="float" office:value="-0.004592" calcext:value-type="float">
            <text:p>-0.004592</text:p>
          </table:table-cell>
          <table:table-cell office:value-type="float" office:value="-0.004733" calcext:value-type="float">
            <text:p>-0.004733</text:p>
          </table:table-cell>
          <table:table-cell office:value-type="float" office:value="-0.004593" calcext:value-type="float">
            <text:p>-0.004593</text:p>
          </table:table-cell>
          <table:table-cell office:value-type="float" office:value="-0.003103" calcext:value-type="float">
            <text:p>-0.003103</text:p>
          </table:table-cell>
          <table:table-cell office:value-type="string" calcext:value-type="string">
            <text:p>0.000629</text:p>
          </table:table-cell>
        </table:table-row>
        <table:table-row table:style-name="ro1">
          <table:table-cell office:value-type="float" office:value="1527477051.52112" calcext:value-type="float">
            <text:p>1527477051.52112</text:p>
          </table:table-cell>
          <table:table-cell office:value-type="string" calcext:value-type="string">
            <text:p>PID_y</text:p>
          </table:table-cell>
          <table:table-cell office:value-type="float" office:value="-0.004761" calcext:value-type="float">
            <text:p>-0.004761</text:p>
          </table:table-cell>
          <table:table-cell office:value-type="float" office:value="-0.004592" calcext:value-type="float">
            <text:p>-0.004592</text:p>
          </table:table-cell>
          <table:table-cell office:value-type="float" office:value="-0.004733" calcext:value-type="float">
            <text:p>-0.004733</text:p>
          </table:table-cell>
          <table:table-cell office:value-type="float" office:value="-0.004593" calcext:value-type="float">
            <text:p>-0.004593</text:p>
          </table:table-cell>
          <table:table-cell office:value-type="float" office:value="-0.003103" calcext:value-type="float">
            <text:p>-0.003103</text:p>
          </table:table-cell>
          <table:table-cell office:value-type="string" calcext:value-type="string">
            <text:p>0.000629</text:p>
          </table:table-cell>
        </table:table-row>
        <table:table-row table:style-name="ro1">
          <table:table-cell office:value-type="float" office:value="1527477051.54151" calcext:value-type="float">
            <text:p>1527477051.54151</text:p>
          </table:table-cell>
          <table:table-cell office:value-type="string" calcext:value-type="string">
            <text:p>PID_x</text:p>
          </table:table-cell>
          <table:table-cell office:value-type="float" office:value="-0.004125" calcext:value-type="float">
            <text:p>-0.004125</text:p>
          </table:table-cell>
          <table:table-cell office:value-type="float" office:value="-0.004755" calcext:value-type="float">
            <text:p>-0.004755</text:p>
          </table:table-cell>
          <table:table-cell office:value-type="float" office:value="-0.004153" calcext:value-type="float">
            <text:p>-0.004153</text:p>
          </table:table-cell>
          <table:table-cell office:value-type="float" office:value="-0.004754" calcext:value-type="float">
            <text:p>-0.004754</text:p>
          </table:table-cell>
          <table:table-cell office:value-type="float" office:value="0.003125" calcext:value-type="float">
            <text:p>0.003125</text:p>
          </table:table-cell>
          <table:table-cell office:value-type="string" calcext:value-type="string">
            <text:p>-0.000396</text:p>
          </table:table-cell>
        </table:table-row>
        <table:table-row table:style-name="ro1">
          <table:table-cell office:value-type="float" office:value="1527477051.54156" calcext:value-type="float">
            <text:p>1527477051.54156</text:p>
          </table:table-cell>
          <table:table-cell office:value-type="string" calcext:value-type="string">
            <text:p>PID_y</text:p>
          </table:table-cell>
          <table:table-cell office:value-type="float" office:value="-0.004125" calcext:value-type="float">
            <text:p>-0.004125</text:p>
          </table:table-cell>
          <table:table-cell office:value-type="float" office:value="-0.004755" calcext:value-type="float">
            <text:p>-0.004755</text:p>
          </table:table-cell>
          <table:table-cell office:value-type="float" office:value="-0.004153" calcext:value-type="float">
            <text:p>-0.004153</text:p>
          </table:table-cell>
          <table:table-cell office:value-type="float" office:value="-0.004754" calcext:value-type="float">
            <text:p>-0.004754</text:p>
          </table:table-cell>
          <table:table-cell office:value-type="float" office:value="0.003125" calcext:value-type="float">
            <text:p>0.003125</text:p>
          </table:table-cell>
          <table:table-cell office:value-type="string" calcext:value-type="string">
            <text:p>-0.000396</text:p>
          </table:table-cell>
        </table:table-row>
        <table:table-row table:style-name="ro1">
          <table:table-cell office:value-type="float" office:value="1527477051.56096" calcext:value-type="float">
            <text:p>1527477051.56096</text:p>
          </table:table-cell>
          <table:table-cell office:value-type="string" calcext:value-type="string">
            <text:p>PID_x</text:p>
          </table:table-cell>
          <table:table-cell office:value-type="float" office:value="-0.004605" calcext:value-type="float">
            <text:p>-0.004605</text:p>
          </table:table-cell>
          <table:table-cell office:value-type="float" office:value="-0.004926" calcext:value-type="float">
            <text:p>-0.004926</text:p>
          </table:table-cell>
          <table:table-cell office:value-type="float" office:value="-0.004605" calcext:value-type="float">
            <text:p>-0.004605</text:p>
          </table:table-cell>
          <table:table-cell office:value-type="float" office:value="-0.004876" calcext:value-type="float">
            <text:p>-0.004876</text:p>
          </table:table-cell>
          <table:table-cell office:value-type="float" office:value="0.000496" calcext:value-type="float">
            <text:p>0.000496</text:p>
          </table:table-cell>
          <table:table-cell office:value-type="string" calcext:value-type="string">
            <text:p>-0.004185</text:p>
          </table:table-cell>
        </table:table-row>
        <table:table-row table:style-name="ro1">
          <table:table-cell office:value-type="float" office:value="1527477051.561" calcext:value-type="float">
            <text:p>1527477051.561</text:p>
          </table:table-cell>
          <table:table-cell office:value-type="string" calcext:value-type="string">
            <text:p>PID_y</text:p>
          </table:table-cell>
          <table:table-cell office:value-type="float" office:value="-0.004605" calcext:value-type="float">
            <text:p>-0.004605</text:p>
          </table:table-cell>
          <table:table-cell office:value-type="float" office:value="-0.004926" calcext:value-type="float">
            <text:p>-0.004926</text:p>
          </table:table-cell>
          <table:table-cell office:value-type="float" office:value="-0.004605" calcext:value-type="float">
            <text:p>-0.004605</text:p>
          </table:table-cell>
          <table:table-cell office:value-type="float" office:value="-0.004876" calcext:value-type="float">
            <text:p>-0.004876</text:p>
          </table:table-cell>
          <table:table-cell office:value-type="float" office:value="0.000496" calcext:value-type="float">
            <text:p>0.000496</text:p>
          </table:table-cell>
          <table:table-cell office:value-type="string" calcext:value-type="string">
            <text:p>-0.004185</text:p>
          </table:table-cell>
        </table:table-row>
        <table:table-row table:style-name="ro1">
          <table:table-cell office:value-type="float" office:value="1527477051.58136" calcext:value-type="float">
            <text:p>1527477051.58136</text:p>
          </table:table-cell>
          <table:table-cell office:value-type="string" calcext:value-type="string">
            <text:p>PID_x</text:p>
          </table:table-cell>
          <table:table-cell office:value-type="float" office:value="-0.004189" calcext:value-type="float">
            <text:p>-0.004189</text:p>
          </table:table-cell>
          <table:table-cell office:value-type="float" office:value="-0.004718" calcext:value-type="float">
            <text:p>-0.004718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-0.004719" calcext:value-type="float">
            <text:p>-0.00471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00563</text:p>
          </table:table-cell>
        </table:table-row>
        <table:table-row table:style-name="ro1">
          <table:table-cell office:value-type="float" office:value="1527477051.5814" calcext:value-type="float">
            <text:p>1527477051.5814</text:p>
          </table:table-cell>
          <table:table-cell office:value-type="string" calcext:value-type="string">
            <text:p>PID_y</text:p>
          </table:table-cell>
          <table:table-cell office:value-type="float" office:value="-0.004189" calcext:value-type="float">
            <text:p>-0.004189</text:p>
          </table:table-cell>
          <table:table-cell office:value-type="float" office:value="-0.004718" calcext:value-type="float">
            <text:p>-0.004718</text:p>
          </table:table-cell>
          <table:table-cell office:value-type="float" office:value="-0.004215" calcext:value-type="float">
            <text:p>-0.004215</text:p>
          </table:table-cell>
          <table:table-cell office:value-type="float" office:value="-0.004719" calcext:value-type="float">
            <text:p>-0.00471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00563</text:p>
          </table:table-cell>
        </table:table-row>
        <table:table-row table:style-name="ro1">
          <table:table-cell office:value-type="float" office:value="1527477051.60092" calcext:value-type="float">
            <text:p>1527477051.60092</text:p>
          </table:table-cell>
          <table:table-cell office:value-type="string" calcext:value-type="string">
            <text:p>PID_x</text:p>
          </table:table-cell>
          <table:table-cell office:value-type="float" office:value="-0.003839" calcext:value-type="float">
            <text:p>-0.003839</text:p>
          </table:table-cell>
          <table:table-cell office:value-type="float" office:value="-0.004736" calcext:value-type="float">
            <text:p>-0.004736</text:p>
          </table:table-cell>
          <table:table-cell office:value-type="float" office:value="-0.003921" calcext:value-type="float">
            <text:p>-0.003921</text:p>
          </table:table-cell>
          <table:table-cell office:value-type="float" office:value="-0.004739" calcext:value-type="float">
            <text:p>-0.004739</text:p>
          </table:table-cell>
          <table:table-cell office:value-type="float" office:value="0.005366" calcext:value-type="float">
            <text:p>0.005366</text:p>
          </table:table-cell>
          <table:table-cell office:value-type="string" calcext:value-type="string">
            <text:p>0.001050</text:p>
          </table:table-cell>
        </table:table-row>
        <table:table-row table:style-name="ro1">
          <table:table-cell office:value-type="float" office:value="1527477051.60097" calcext:value-type="float">
            <text:p>1527477051.60097</text:p>
          </table:table-cell>
          <table:table-cell office:value-type="string" calcext:value-type="string">
            <text:p>PID_y</text:p>
          </table:table-cell>
          <table:table-cell office:value-type="float" office:value="-0.003839" calcext:value-type="float">
            <text:p>-0.003839</text:p>
          </table:table-cell>
          <table:table-cell office:value-type="float" office:value="-0.004736" calcext:value-type="float">
            <text:p>-0.004736</text:p>
          </table:table-cell>
          <table:table-cell office:value-type="float" office:value="-0.003921" calcext:value-type="float">
            <text:p>-0.003921</text:p>
          </table:table-cell>
          <table:table-cell office:value-type="float" office:value="-0.004739" calcext:value-type="float">
            <text:p>-0.004739</text:p>
          </table:table-cell>
          <table:table-cell office:value-type="float" office:value="0.005366" calcext:value-type="float">
            <text:p>0.005366</text:p>
          </table:table-cell>
          <table:table-cell office:value-type="string" calcext:value-type="string">
            <text:p>0.001050</text:p>
          </table:table-cell>
        </table:table-row>
        <table:table-row table:style-name="ro1">
          <table:table-cell office:value-type="float" office:value="1527477051.62148" calcext:value-type="float">
            <text:p>1527477051.62148</text:p>
          </table:table-cell>
          <table:table-cell office:value-type="string" calcext:value-type="string">
            <text:p>PID_x</text:p>
          </table:table-cell>
          <table:table-cell office:value-type="float" office:value="-0.00384" calcext:value-type="float">
            <text:p>-0.00384</text:p>
          </table:table-cell>
          <table:table-cell office:value-type="float" office:value="-0.005126" calcext:value-type="float">
            <text:p>-0.005126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-0.005064" calcext:value-type="float">
            <text:p>-0.005064</text:p>
          </table:table-cell>
          <table:table-cell office:value-type="float" office:value="0.007213" calcext:value-type="float">
            <text:p>0.007213</text:p>
          </table:table-cell>
          <table:table-cell office:value-type="string" calcext:value-type="string">
            <text:p>-0.004653</text:p>
          </table:table-cell>
        </table:table-row>
        <table:table-row table:style-name="ro1">
          <table:table-cell office:value-type="float" office:value="1527477051.62153" calcext:value-type="float">
            <text:p>1527477051.62153</text:p>
          </table:table-cell>
          <table:table-cell office:value-type="string" calcext:value-type="string">
            <text:p>PID_y</text:p>
          </table:table-cell>
          <table:table-cell office:value-type="float" office:value="-0.00384" calcext:value-type="float">
            <text:p>-0.00384</text:p>
          </table:table-cell>
          <table:table-cell office:value-type="float" office:value="-0.005126" calcext:value-type="float">
            <text:p>-0.005126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-0.005064" calcext:value-type="float">
            <text:p>-0.005064</text:p>
          </table:table-cell>
          <table:table-cell office:value-type="float" office:value="0.007213" calcext:value-type="float">
            <text:p>0.007213</text:p>
          </table:table-cell>
          <table:table-cell office:value-type="string" calcext:value-type="string">
            <text:p>-0.004653</text:p>
          </table:table-cell>
        </table:table-row>
        <table:table-row table:style-name="ro1">
          <table:table-cell office:value-type="float" office:value="1527477051.64103" calcext:value-type="float">
            <text:p>1527477051.64103</text:p>
          </table:table-cell>
          <table:table-cell office:value-type="string" calcext:value-type="string">
            <text:p>PID_x</text:p>
          </table:table-cell>
          <table:table-cell office:value-type="float" office:value="-0.003782" calcext:value-type="float">
            <text:p>-0.003782</text:p>
          </table:table-cell>
          <table:table-cell office:value-type="float" office:value="-0.005086" calcext:value-type="float">
            <text:p>-0.005086</text:p>
          </table:table-cell>
          <table:table-cell office:value-type="float" office:value="-0.003813" calcext:value-type="float">
            <text:p>-0.003813</text:p>
          </table:table-cell>
          <table:table-cell office:value-type="float" office:value="-0.00506" calcext:value-type="float">
            <text:p>-0.0050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-0.003037</text:p>
          </table:table-cell>
        </table:table-row>
        <table:table-row table:style-name="ro1">
          <table:table-cell office:value-type="float" office:value="1527477051.64108" calcext:value-type="float">
            <text:p>1527477051.64108</text:p>
          </table:table-cell>
          <table:table-cell office:value-type="string" calcext:value-type="string">
            <text:p>PID_y</text:p>
          </table:table-cell>
          <table:table-cell office:value-type="float" office:value="-0.003782" calcext:value-type="float">
            <text:p>-0.003782</text:p>
          </table:table-cell>
          <table:table-cell office:value-type="float" office:value="-0.005086" calcext:value-type="float">
            <text:p>-0.005086</text:p>
          </table:table-cell>
          <table:table-cell office:value-type="float" office:value="-0.003813" calcext:value-type="float">
            <text:p>-0.003813</text:p>
          </table:table-cell>
          <table:table-cell office:value-type="float" office:value="-0.00506" calcext:value-type="float">
            <text:p>-0.0050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-0.003037</text:p>
          </table:table-cell>
        </table:table-row>
        <table:table-row table:style-name="ro1">
          <table:table-cell office:value-type="float" office:value="1527477051.66155" calcext:value-type="float">
            <text:p>1527477051.66155</text:p>
          </table:table-cell>
          <table:table-cell office:value-type="string" calcext:value-type="string">
            <text:p>PID_x</text:p>
          </table:table-cell>
          <table:table-cell office:value-type="float" office:value="-0.002569" calcext:value-type="float">
            <text:p>-0.002569</text:p>
          </table:table-cell>
          <table:table-cell office:value-type="float" office:value="-0.005021" calcext:value-type="float">
            <text:p>-0.005021</text:p>
          </table:table-cell>
          <table:table-cell office:value-type="float" office:value="-0.003158" calcext:value-type="float">
            <text:p>-0.003158</text:p>
          </table:table-cell>
          <table:table-cell office:value-type="float" office:value="-0.005016" calcext:value-type="float">
            <text:p>-0.005016</text:p>
          </table:table-cell>
          <table:table-cell office:value-type="float" office:value="0.014363" calcext:value-type="float">
            <text:p>0.014363</text:p>
          </table:table-cell>
          <table:table-cell office:value-type="string" calcext:value-type="string">
            <text:p>-0.001361</text:p>
          </table:table-cell>
        </table:table-row>
        <table:table-row table:style-name="ro1">
          <table:table-cell office:value-type="float" office:value="1527477051.66161" calcext:value-type="float">
            <text:p>1527477051.66161</text:p>
          </table:table-cell>
          <table:table-cell office:value-type="string" calcext:value-type="string">
            <text:p>PID_y</text:p>
          </table:table-cell>
          <table:table-cell office:value-type="float" office:value="-0.002569" calcext:value-type="float">
            <text:p>-0.002569</text:p>
          </table:table-cell>
          <table:table-cell office:value-type="float" office:value="-0.005021" calcext:value-type="float">
            <text:p>-0.005021</text:p>
          </table:table-cell>
          <table:table-cell office:value-type="float" office:value="-0.003158" calcext:value-type="float">
            <text:p>-0.003158</text:p>
          </table:table-cell>
          <table:table-cell office:value-type="float" office:value="-0.005016" calcext:value-type="float">
            <text:p>-0.005016</text:p>
          </table:table-cell>
          <table:table-cell office:value-type="float" office:value="0.014363" calcext:value-type="float">
            <text:p>0.014363</text:p>
          </table:table-cell>
          <table:table-cell office:value-type="string" calcext:value-type="string">
            <text:p>-0.001361</text:p>
          </table:table-cell>
        </table:table-row>
        <table:table-row table:style-name="ro1">
          <table:table-cell office:value-type="float" office:value="1527477051.68103" calcext:value-type="float">
            <text:p>1527477051.68103</text:p>
          </table:table-cell>
          <table:table-cell office:value-type="string" calcext:value-type="string">
            <text:p>PID_x</text:p>
          </table:table-cell>
          <table:table-cell office:value-type="float" office:value="-0.002778" calcext:value-type="float">
            <text:p>-0.002778</text:p>
          </table:table-cell>
          <table:table-cell office:value-type="float" office:value="-0.005314" calcext:value-type="float">
            <text:p>-0.005314</text:p>
          </table:table-cell>
          <table:table-cell office:value-type="float" office:value="-0.00312" calcext:value-type="float">
            <text:p>-0.00312</text:p>
          </table:table-cell>
          <table:table-cell office:value-type="float" office:value="-0.005238" calcext:value-type="float">
            <text:p>-0.005238</text:p>
          </table:table-cell>
          <table:table-cell office:value-type="float" office:value="0.010934" calcext:value-type="float">
            <text:p>0.010934</text:p>
          </table:table-cell>
          <table:table-cell office:value-type="string" calcext:value-type="string">
            <text:p>-0.005170</text:p>
          </table:table-cell>
        </table:table-row>
        <table:table-row table:style-name="ro1">
          <table:table-cell office:value-type="float" office:value="1527477051.68109" calcext:value-type="float">
            <text:p>1527477051.68109</text:p>
          </table:table-cell>
          <table:table-cell office:value-type="string" calcext:value-type="string">
            <text:p>PID_y</text:p>
          </table:table-cell>
          <table:table-cell office:value-type="float" office:value="-0.002778" calcext:value-type="float">
            <text:p>-0.002778</text:p>
          </table:table-cell>
          <table:table-cell office:value-type="float" office:value="-0.005314" calcext:value-type="float">
            <text:p>-0.005314</text:p>
          </table:table-cell>
          <table:table-cell office:value-type="float" office:value="-0.00312" calcext:value-type="float">
            <text:p>-0.00312</text:p>
          </table:table-cell>
          <table:table-cell office:value-type="float" office:value="-0.005238" calcext:value-type="float">
            <text:p>-0.005238</text:p>
          </table:table-cell>
          <table:table-cell office:value-type="float" office:value="0.010934" calcext:value-type="float">
            <text:p>0.010934</text:p>
          </table:table-cell>
          <table:table-cell office:value-type="string" calcext:value-type="string">
            <text:p>-0.005170</text:p>
          </table:table-cell>
        </table:table-row>
        <table:table-row table:style-name="ro1">
          <table:table-cell office:value-type="float" office:value="1527477051.70172" calcext:value-type="float">
            <text:p>1527477051.70172</text:p>
          </table:table-cell>
          <table:table-cell office:value-type="string" calcext:value-type="string">
            <text:p>PID_x</text:p>
          </table:table-cell>
          <table:table-cell office:value-type="float" office:value="-0.002396" calcext:value-type="float">
            <text:p>-0.002396</text:p>
          </table:table-cell>
          <table:table-cell office:value-type="float" office:value="-0.005273" calcext:value-type="float">
            <text:p>-0.005273</text:p>
          </table:table-cell>
          <table:table-cell office:value-type="float" office:value="-0.002765" calcext:value-type="float">
            <text:p>-0.002765</text:p>
          </table:table-cell>
          <table:table-cell office:value-type="float" office:value="-0.00521" calcext:value-type="float">
            <text:p>-0.00521</text:p>
          </table:table-cell>
          <table:table-cell office:value-type="float" office:value="0.011363" calcext:value-type="float">
            <text:p>0.011363</text:p>
          </table:table-cell>
          <table:table-cell office:value-type="string" calcext:value-type="string">
            <text:p>-0.004696</text:p>
          </table:table-cell>
        </table:table-row>
        <table:table-row table:style-name="ro1">
          <table:table-cell office:value-type="float" office:value="1527477051.70178" calcext:value-type="float">
            <text:p>1527477051.70178</text:p>
          </table:table-cell>
          <table:table-cell office:value-type="string" calcext:value-type="string">
            <text:p>PID_y</text:p>
          </table:table-cell>
          <table:table-cell office:value-type="float" office:value="-0.002396" calcext:value-type="float">
            <text:p>-0.002396</text:p>
          </table:table-cell>
          <table:table-cell office:value-type="float" office:value="-0.005273" calcext:value-type="float">
            <text:p>-0.005273</text:p>
          </table:table-cell>
          <table:table-cell office:value-type="float" office:value="-0.002765" calcext:value-type="float">
            <text:p>-0.002765</text:p>
          </table:table-cell>
          <table:table-cell office:value-type="float" office:value="-0.00521" calcext:value-type="float">
            <text:p>-0.00521</text:p>
          </table:table-cell>
          <table:table-cell office:value-type="float" office:value="0.011363" calcext:value-type="float">
            <text:p>0.011363</text:p>
          </table:table-cell>
          <table:table-cell office:value-type="string" calcext:value-type="string">
            <text:p>-0.004696</text:p>
          </table:table-cell>
        </table:table-row>
        <table:table-row table:style-name="ro1">
          <table:table-cell office:value-type="float" office:value="1527477051.72132" calcext:value-type="float">
            <text:p>1527477051.72132</text:p>
          </table:table-cell>
          <table:table-cell office:value-type="string" calcext:value-type="string">
            <text:p>PID_x</text:p>
          </table:table-cell>
          <table:table-cell office:value-type="float" office:value="-0.001678" calcext:value-type="float">
            <text:p>-0.001678</text:p>
          </table:table-cell>
          <table:table-cell office:value-type="float" office:value="-0.005187" calcext:value-type="float">
            <text:p>-0.005187</text:p>
          </table:table-cell>
          <table:table-cell office:value-type="float" office:value="-0.002393" calcext:value-type="float">
            <text:p>-0.002393</text:p>
          </table:table-cell>
          <table:table-cell office:value-type="float" office:value="-0.005183" calcext:value-type="float">
            <text:p>-0.005183</text:p>
          </table:table-cell>
          <table:table-cell office:value-type="float" office:value="0.015815" calcext:value-type="float">
            <text:p>0.015815</text:p>
          </table:table-cell>
          <table:table-cell office:value-type="string" calcext:value-type="string">
            <text:p>-0.001259</text:p>
          </table:table-cell>
        </table:table-row>
        <table:table-row table:style-name="ro1">
          <table:table-cell office:value-type="float" office:value="1527477051.72138" calcext:value-type="float">
            <text:p>1527477051.72138</text:p>
          </table:table-cell>
          <table:table-cell office:value-type="string" calcext:value-type="string">
            <text:p>PID_y</text:p>
          </table:table-cell>
          <table:table-cell office:value-type="float" office:value="-0.001678" calcext:value-type="float">
            <text:p>-0.001678</text:p>
          </table:table-cell>
          <table:table-cell office:value-type="float" office:value="-0.005187" calcext:value-type="float">
            <text:p>-0.005187</text:p>
          </table:table-cell>
          <table:table-cell office:value-type="float" office:value="-0.002393" calcext:value-type="float">
            <text:p>-0.002393</text:p>
          </table:table-cell>
          <table:table-cell office:value-type="float" office:value="-0.005183" calcext:value-type="float">
            <text:p>-0.005183</text:p>
          </table:table-cell>
          <table:table-cell office:value-type="float" office:value="0.015815" calcext:value-type="float">
            <text:p>0.015815</text:p>
          </table:table-cell>
          <table:table-cell office:value-type="string" calcext:value-type="string">
            <text:p>-0.001259</text:p>
          </table:table-cell>
        </table:table-row>
        <table:table-row table:style-name="ro1">
          <table:table-cell office:value-type="float" office:value="1527477051.74077" calcext:value-type="float">
            <text:p>1527477051.74077</text:p>
          </table:table-cell>
          <table:table-cell office:value-type="string" calcext:value-type="string">
            <text:p>PID_x</text:p>
          </table:table-cell>
          <table:table-cell office:value-type="float" office:value="-0.001879" calcext:value-type="float">
            <text:p>-0.001879</text:p>
          </table:table-cell>
          <table:table-cell office:value-type="float" office:value="-0.005383" calcext:value-type="float">
            <text:p>-0.005383</text:p>
          </table:table-cell>
          <table:table-cell office:value-type="float" office:value="-0.002419" calcext:value-type="float">
            <text:p>-0.002419</text:p>
          </table:table-cell>
          <table:table-cell office:value-type="float" office:value="-0.005356" calcext:value-type="float">
            <text:p>-0.005356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-0.003080</text:p>
          </table:table-cell>
        </table:table-row>
        <table:table-row table:style-name="ro1">
          <table:table-cell office:value-type="float" office:value="1527477051.74084" calcext:value-type="float">
            <text:p>1527477051.74084</text:p>
          </table:table-cell>
          <table:table-cell office:value-type="string" calcext:value-type="string">
            <text:p>PID_y</text:p>
          </table:table-cell>
          <table:table-cell office:value-type="float" office:value="-0.001879" calcext:value-type="float">
            <text:p>-0.001879</text:p>
          </table:table-cell>
          <table:table-cell office:value-type="float" office:value="-0.005383" calcext:value-type="float">
            <text:p>-0.005383</text:p>
          </table:table-cell>
          <table:table-cell office:value-type="float" office:value="-0.002419" calcext:value-type="float">
            <text:p>-0.002419</text:p>
          </table:table-cell>
          <table:table-cell office:value-type="float" office:value="-0.005356" calcext:value-type="float">
            <text:p>-0.005356</text:p>
          </table:table-cell>
          <table:table-cell office:value-type="float" office:value="0.01375" calcext:value-type="float">
            <text:p>0.01375</text:p>
          </table:table-cell>
          <table:table-cell office:value-type="string" calcext:value-type="string">
            <text:p>-0.003080</text:p>
          </table:table-cell>
        </table:table-row>
        <table:table-row table:style-name="ro1">
          <table:table-cell office:value-type="float" office:value="1527477051.76125" calcext:value-type="float">
            <text:p>1527477051.76125</text:p>
          </table:table-cell>
          <table:table-cell office:value-type="string" calcext:value-type="string">
            <text:p>PID_x</text:p>
          </table:table-cell>
          <table:table-cell office:value-type="float" office:value="-0.001557" calcext:value-type="float">
            <text:p>-0.001557</text:p>
          </table:table-cell>
          <table:table-cell office:value-type="float" office:value="-0.005534" calcext:value-type="float">
            <text:p>-0.005534</text:p>
          </table:table-cell>
          <table:table-cell office:value-type="float" office:value="-0.001958" calcext:value-type="float">
            <text:p>-0.001958</text:p>
          </table:table-cell>
          <table:table-cell office:value-type="float" office:value="-0.005472" calcext:value-type="float">
            <text:p>-0.005472</text:p>
          </table:table-cell>
          <table:table-cell office:value-type="float" office:value="0.011849" calcext:value-type="float">
            <text:p>0.011849</text:p>
          </table:table-cell>
          <table:table-cell office:value-type="string" calcext:value-type="string">
            <text:p>-0.004640</text:p>
          </table:table-cell>
        </table:table-row>
        <table:table-row table:style-name="ro1">
          <table:table-cell office:value-type="float" office:value="1527477051.76131" calcext:value-type="float">
            <text:p>1527477051.76131</text:p>
          </table:table-cell>
          <table:table-cell office:value-type="string" calcext:value-type="string">
            <text:p>PID_y</text:p>
          </table:table-cell>
          <table:table-cell office:value-type="float" office:value="-0.001557" calcext:value-type="float">
            <text:p>-0.001557</text:p>
          </table:table-cell>
          <table:table-cell office:value-type="float" office:value="-0.005534" calcext:value-type="float">
            <text:p>-0.005534</text:p>
          </table:table-cell>
          <table:table-cell office:value-type="float" office:value="-0.001958" calcext:value-type="float">
            <text:p>-0.001958</text:p>
          </table:table-cell>
          <table:table-cell office:value-type="float" office:value="-0.005472" calcext:value-type="float">
            <text:p>-0.005472</text:p>
          </table:table-cell>
          <table:table-cell office:value-type="float" office:value="0.011849" calcext:value-type="float">
            <text:p>0.011849</text:p>
          </table:table-cell>
          <table:table-cell office:value-type="string" calcext:value-type="string">
            <text:p>-0.004640</text:p>
          </table:table-cell>
        </table:table-row>
        <table:table-row table:style-name="ro1">
          <table:table-cell office:value-type="float" office:value="1527477051.78071" calcext:value-type="float">
            <text:p>1527477051.78071</text:p>
          </table:table-cell>
          <table:table-cell office:value-type="string" calcext:value-type="string">
            <text:p>PID_x</text:p>
          </table:table-cell>
          <table:table-cell office:value-type="float" office:value="-0.000853" calcext:value-type="float">
            <text:p>-0.000853</text:p>
          </table:table-cell>
          <table:table-cell office:value-type="float" office:value="-0.005426" calcext:value-type="float">
            <text:p>-0.005426</text:p>
          </table:table-cell>
          <table:table-cell office:value-type="float" office:value="-0.001551" calcext:value-type="float">
            <text:p>-0.001551</text:p>
          </table:table-cell>
          <table:table-cell office:value-type="float" office:value="-0.005417" calcext:value-type="float">
            <text:p>-0.005417</text:p>
          </table:table-cell>
          <table:table-cell office:value-type="float" office:value="0.015635" calcext:value-type="float">
            <text:p>0.015635</text:p>
          </table:table-cell>
          <table:table-cell office:value-type="string" calcext:value-type="string">
            <text:p>-0.001800</text:p>
          </table:table-cell>
        </table:table-row>
        <table:table-row table:style-name="ro1">
          <table:table-cell office:value-type="float" office:value="1527477051.78076" calcext:value-type="float">
            <text:p>1527477051.78076</text:p>
          </table:table-cell>
          <table:table-cell office:value-type="string" calcext:value-type="string">
            <text:p>PID_y</text:p>
          </table:table-cell>
          <table:table-cell office:value-type="float" office:value="-0.000853" calcext:value-type="float">
            <text:p>-0.000853</text:p>
          </table:table-cell>
          <table:table-cell office:value-type="float" office:value="-0.005426" calcext:value-type="float">
            <text:p>-0.005426</text:p>
          </table:table-cell>
          <table:table-cell office:value-type="float" office:value="-0.001551" calcext:value-type="float">
            <text:p>-0.001551</text:p>
          </table:table-cell>
          <table:table-cell office:value-type="float" office:value="-0.005417" calcext:value-type="float">
            <text:p>-0.005417</text:p>
          </table:table-cell>
          <table:table-cell office:value-type="float" office:value="0.015635" calcext:value-type="float">
            <text:p>0.015635</text:p>
          </table:table-cell>
          <table:table-cell office:value-type="string" calcext:value-type="string">
            <text:p>-0.001800</text:p>
          </table:table-cell>
        </table:table-row>
        <table:table-row table:style-name="ro1">
          <table:table-cell office:value-type="float" office:value="1527477051.80123" calcext:value-type="float">
            <text:p>1527477051.80123</text:p>
          </table:table-cell>
          <table:table-cell office:value-type="string" calcext:value-type="string">
            <text:p>PID_x</text:p>
          </table:table-cell>
          <table:table-cell office:value-type="float" office:value="-0.001306" calcext:value-type="float">
            <text:p>-0.001306</text:p>
          </table:table-cell>
          <table:table-cell office:value-type="float" office:value="-0.005482" calcext:value-type="float">
            <text:p>-0.005482</text:p>
          </table:table-cell>
          <table:table-cell office:value-type="float" office:value="-0.00166" calcext:value-type="float">
            <text:p>-0.00166</text:p>
          </table:table-cell>
          <table:table-cell office:value-type="float" office:value="-0.005463" calcext:value-type="float">
            <text:p>-0.005463</text:p>
          </table:table-cell>
          <table:table-cell office:value-type="float" office:value="0.011142" calcext:value-type="float">
            <text:p>0.011142</text:p>
          </table:table-cell>
          <table:table-cell office:value-type="string" calcext:value-type="string">
            <text:p>-0.002518</text:p>
          </table:table-cell>
        </table:table-row>
        <table:table-row table:style-name="ro1">
          <table:table-cell office:value-type="float" office:value="1527477051.80129" calcext:value-type="float">
            <text:p>1527477051.80129</text:p>
          </table:table-cell>
          <table:table-cell office:value-type="string" calcext:value-type="string">
            <text:p>PID_y</text:p>
          </table:table-cell>
          <table:table-cell office:value-type="float" office:value="-0.001306" calcext:value-type="float">
            <text:p>-0.001306</text:p>
          </table:table-cell>
          <table:table-cell office:value-type="float" office:value="-0.005482" calcext:value-type="float">
            <text:p>-0.005482</text:p>
          </table:table-cell>
          <table:table-cell office:value-type="float" office:value="-0.00166" calcext:value-type="float">
            <text:p>-0.00166</text:p>
          </table:table-cell>
          <table:table-cell office:value-type="float" office:value="-0.005463" calcext:value-type="float">
            <text:p>-0.005463</text:p>
          </table:table-cell>
          <table:table-cell office:value-type="float" office:value="0.011142" calcext:value-type="float">
            <text:p>0.011142</text:p>
          </table:table-cell>
          <table:table-cell office:value-type="string" calcext:value-type="string">
            <text:p>-0.002518</text:p>
          </table:table-cell>
        </table:table-row>
        <table:table-row table:style-name="ro1">
          <table:table-cell office:value-type="float" office:value="1527477051.82171" calcext:value-type="float">
            <text:p>1527477051.82171</text:p>
          </table:table-cell>
          <table:table-cell office:value-type="string" calcext:value-type="string">
            <text:p>PID_x</text:p>
          </table:table-cell>
          <table:table-cell office:value-type="float" office:value="-0.000739" calcext:value-type="float">
            <text:p>-0.000739</text:p>
          </table:table-cell>
          <table:table-cell office:value-type="float" office:value="-0.005772" calcext:value-type="float">
            <text:p>-0.005772</text:p>
          </table:table-cell>
          <table:table-cell office:value-type="float" office:value="-0.001164" calcext:value-type="float">
            <text:p>-0.001164</text:p>
          </table:table-cell>
          <table:table-cell office:value-type="float" office:value="-0.005698" calcext:value-type="float">
            <text:p>-0.005698</text:p>
          </table:table-cell>
          <table:table-cell office:value-type="float" office:value="0.012193" calcext:value-type="float">
            <text:p>0.012193</text:p>
          </table:table-cell>
          <table:table-cell office:value-type="string" calcext:value-type="string">
            <text:p>-0.005092</text:p>
          </table:table-cell>
        </table:table-row>
        <table:table-row table:style-name="ro1">
          <table:table-cell office:value-type="float" office:value="1527477051.82176" calcext:value-type="float">
            <text:p>1527477051.82176</text:p>
          </table:table-cell>
          <table:table-cell office:value-type="string" calcext:value-type="string">
            <text:p>PID_y</text:p>
          </table:table-cell>
          <table:table-cell office:value-type="float" office:value="-0.000739" calcext:value-type="float">
            <text:p>-0.000739</text:p>
          </table:table-cell>
          <table:table-cell office:value-type="float" office:value="-0.005772" calcext:value-type="float">
            <text:p>-0.005772</text:p>
          </table:table-cell>
          <table:table-cell office:value-type="float" office:value="-0.001164" calcext:value-type="float">
            <text:p>-0.001164</text:p>
          </table:table-cell>
          <table:table-cell office:value-type="float" office:value="-0.005698" calcext:value-type="float">
            <text:p>-0.005698</text:p>
          </table:table-cell>
          <table:table-cell office:value-type="float" office:value="0.012193" calcext:value-type="float">
            <text:p>0.012193</text:p>
          </table:table-cell>
          <table:table-cell office:value-type="string" calcext:value-type="string">
            <text:p>-0.005092</text:p>
          </table:table-cell>
        </table:table-row>
        <table:table-row table:style-name="ro1">
          <table:table-cell office:value-type="float" office:value="1527477051.84121" calcext:value-type="float">
            <text:p>1527477051.84121</text:p>
          </table:table-cell>
          <table:table-cell office:value-type="string" calcext:value-type="string">
            <text:p>PID_x</text:p>
          </table:table-cell>
          <table:table-cell office:value-type="float" office:value="-0.00084" calcext:value-type="float">
            <text:p>-0.00084</text:p>
          </table:table-cell>
          <table:table-cell office:value-type="float" office:value="-0.00584" calcext:value-type="float">
            <text:p>-0.00584</text:p>
          </table:table-cell>
          <table:table-cell office:value-type="float" office:value="-0.001234" calcext:value-type="float">
            <text:p>-0.001234</text:p>
          </table:table-cell>
          <table:table-cell office:value-type="float" office:value="-0.005789" calcext:value-type="float">
            <text:p>-0.005789</text:p>
          </table:table-cell>
          <table:table-cell office:value-type="float" office:value="0.011746" calcext:value-type="float">
            <text:p>0.011746</text:p>
          </table:table-cell>
          <table:table-cell office:value-type="string" calcext:value-type="string">
            <text:p>-0.004242</text:p>
          </table:table-cell>
        </table:table-row>
        <table:table-row table:style-name="ro1">
          <table:table-cell office:value-type="float" office:value="1527477051.84126" calcext:value-type="float">
            <text:p>1527477051.84126</text:p>
          </table:table-cell>
          <table:table-cell office:value-type="string" calcext:value-type="string">
            <text:p>PID_y</text:p>
          </table:table-cell>
          <table:table-cell office:value-type="float" office:value="-0.00084" calcext:value-type="float">
            <text:p>-0.00084</text:p>
          </table:table-cell>
          <table:table-cell office:value-type="float" office:value="-0.00584" calcext:value-type="float">
            <text:p>-0.00584</text:p>
          </table:table-cell>
          <table:table-cell office:value-type="float" office:value="-0.001234" calcext:value-type="float">
            <text:p>-0.001234</text:p>
          </table:table-cell>
          <table:table-cell office:value-type="float" office:value="-0.005789" calcext:value-type="float">
            <text:p>-0.005789</text:p>
          </table:table-cell>
          <table:table-cell office:value-type="float" office:value="0.011746" calcext:value-type="float">
            <text:p>0.011746</text:p>
          </table:table-cell>
          <table:table-cell office:value-type="string" calcext:value-type="string">
            <text:p>-0.004242</text:p>
          </table:table-cell>
        </table:table-row>
        <table:table-row table:style-name="ro1">
          <table:table-cell office:value-type="float" office:value="1527477051.86067" calcext:value-type="float">
            <text:p>1527477051.86067</text:p>
          </table:table-cell>
          <table:table-cell office:value-type="string" calcext:value-type="string">
            <text:p>PID_x</text:p>
          </table:table-cell>
          <table:table-cell office:value-type="float" office:value="-0.000172" calcext:value-type="float">
            <text:p>-0.000172</text:p>
          </table:table-cell>
          <table:table-cell office:value-type="float" office:value="-0.005758" calcext:value-type="float">
            <text:p>-0.005758</text:p>
          </table:table-cell>
          <table:table-cell office:value-type="float" office:value="-0.000663" calcext:value-type="float">
            <text:p>-0.000663</text:p>
          </table:table-cell>
          <table:table-cell office:value-type="float" office:value="-0.005739" calcext:value-type="float">
            <text:p>-0.005739</text:p>
          </table:table-cell>
          <table:table-cell office:value-type="float" office:value="0.013107" calcext:value-type="float">
            <text:p>0.013107</text:p>
          </table:table-cell>
          <table:table-cell office:value-type="string" calcext:value-type="string">
            <text:p>-0.002599</text:p>
          </table:table-cell>
        </table:table-row>
        <table:table-row table:style-name="ro1">
          <table:table-cell office:value-type="float" office:value="1527477051.86072" calcext:value-type="float">
            <text:p>1527477051.86072</text:p>
          </table:table-cell>
          <table:table-cell office:value-type="string" calcext:value-type="string">
            <text:p>PID_y</text:p>
          </table:table-cell>
          <table:table-cell office:value-type="float" office:value="-0.000172" calcext:value-type="float">
            <text:p>-0.000172</text:p>
          </table:table-cell>
          <table:table-cell office:value-type="float" office:value="-0.005758" calcext:value-type="float">
            <text:p>-0.005758</text:p>
          </table:table-cell>
          <table:table-cell office:value-type="float" office:value="-0.000663" calcext:value-type="float">
            <text:p>-0.000663</text:p>
          </table:table-cell>
          <table:table-cell office:value-type="float" office:value="-0.005739" calcext:value-type="float">
            <text:p>-0.005739</text:p>
          </table:table-cell>
          <table:table-cell office:value-type="float" office:value="0.013107" calcext:value-type="float">
            <text:p>0.013107</text:p>
          </table:table-cell>
          <table:table-cell office:value-type="string" calcext:value-type="string">
            <text:p>-0.002599</text:p>
          </table:table-cell>
        </table:table-row>
        <table:table-row table:style-name="ro1">
          <table:table-cell office:value-type="float" office:value="1527477051.88125" calcext:value-type="float">
            <text:p>1527477051.88125</text:p>
          </table:table-cell>
          <table:table-cell office:value-type="string" calcext:value-type="string">
            <text:p>PID_x</text:p>
          </table:table-cell>
          <table:table-cell office:value-type="float" office:value="-0.000082" calcext:value-type="float">
            <text:p>-0.000082</text:p>
          </table:table-cell>
          <table:table-cell office:value-type="float" office:value="-0.005865" calcext:value-type="float">
            <text:p>-0.005865</text:p>
          </table:table-cell>
          <table:table-cell office:value-type="float" office:value="-0.000436" calcext:value-type="float">
            <text:p>-0.000436</text:p>
          </table:table-cell>
          <table:table-cell office:value-type="float" office:value="-0.005821" calcext:value-type="float">
            <text:p>-0.005821</text:p>
          </table:table-cell>
          <table:table-cell office:value-type="float" office:value="0.011131" calcext:value-type="float">
            <text:p>0.011131</text:p>
          </table:table-cell>
          <table:table-cell office:value-type="string" calcext:value-type="string">
            <text:p>-0.003956</text:p>
          </table:table-cell>
        </table:table-row>
        <table:table-row table:style-name="ro1">
          <table:table-cell office:value-type="float" office:value="1527477051.88135" calcext:value-type="float">
            <text:p>1527477051.88135</text:p>
          </table:table-cell>
          <table:table-cell office:value-type="string" calcext:value-type="string">
            <text:p>PID_y</text:p>
          </table:table-cell>
          <table:table-cell office:value-type="float" office:value="-0.000082" calcext:value-type="float">
            <text:p>-0.000082</text:p>
          </table:table-cell>
          <table:table-cell office:value-type="float" office:value="-0.005865" calcext:value-type="float">
            <text:p>-0.005865</text:p>
          </table:table-cell>
          <table:table-cell office:value-type="float" office:value="-0.000436" calcext:value-type="float">
            <text:p>-0.000436</text:p>
          </table:table-cell>
          <table:table-cell office:value-type="float" office:value="-0.005821" calcext:value-type="float">
            <text:p>-0.005821</text:p>
          </table:table-cell>
          <table:table-cell office:value-type="float" office:value="0.011131" calcext:value-type="float">
            <text:p>0.011131</text:p>
          </table:table-cell>
          <table:table-cell office:value-type="string" calcext:value-type="string">
            <text:p>-0.003956</text:p>
          </table:table-cell>
        </table:table-row>
        <table:table-row table:style-name="ro1">
          <table:table-cell office:value-type="float" office:value="1527477051.90071" calcext:value-type="float">
            <text:p>1527477051.90071</text:p>
          </table:table-cell>
          <table:table-cell office:value-type="string" calcext:value-type="string">
            <text:p>PID_x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-0.005637" calcext:value-type="float">
            <text:p>-0.005637</text:p>
          </table:table-cell>
          <table:table-cell office:value-type="float" office:value="-0.000139" calcext:value-type="float">
            <text:p>-0.000139</text:p>
          </table:table-cell>
          <table:table-cell office:value-type="float" office:value="-0.00563" calcext:value-type="float">
            <text:p>-0.00563</text:p>
          </table:table-cell>
          <table:table-cell office:value-type="float" office:value="0.015247" calcext:value-type="float">
            <text:p>0.015247</text:p>
          </table:table-cell>
          <table:table-cell office:value-type="string" calcext:value-type="string">
            <text:p>-0.001546</text:p>
          </table:table-cell>
        </table:table-row>
        <table:table-row table:style-name="ro1">
          <table:table-cell office:value-type="float" office:value="1527477051.90076" calcext:value-type="float">
            <text:p>1527477051.90076</text:p>
          </table:table-cell>
          <table:table-cell office:value-type="string" calcext:value-type="string">
            <text:p>PID_y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-0.005637" calcext:value-type="float">
            <text:p>-0.005637</text:p>
          </table:table-cell>
          <table:table-cell office:value-type="float" office:value="-0.000139" calcext:value-type="float">
            <text:p>-0.000139</text:p>
          </table:table-cell>
          <table:table-cell office:value-type="float" office:value="-0.00563" calcext:value-type="float">
            <text:p>-0.00563</text:p>
          </table:table-cell>
          <table:table-cell office:value-type="float" office:value="0.015247" calcext:value-type="float">
            <text:p>0.015247</text:p>
          </table:table-cell>
          <table:table-cell office:value-type="string" calcext:value-type="string">
            <text:p>-0.001546</text:p>
          </table:table-cell>
        </table:table-row>
        <table:table-row table:style-name="ro1">
          <table:table-cell office:value-type="float" office:value="1527477051.92123" calcext:value-type="float">
            <text:p>1527477051.92123</text:p>
          </table:table-cell>
          <table:table-cell office:value-type="string" calcext:value-type="string">
            <text:p>PID_x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-0.006038" calcext:value-type="float">
            <text:p>-0.006038</text:p>
          </table:table-cell>
          <table:table-cell office:value-type="float" office:value="-0.000051" calcext:value-type="float">
            <text:p>-0.000051</text:p>
          </table:table-cell>
          <table:table-cell office:value-type="float" office:value="-0.006012" calcext:value-type="float">
            <text:p>-0.006012</text:p>
          </table:table-cell>
          <table:table-cell office:value-type="float" office:value="0.011257" calcext:value-type="float">
            <text:p>0.011257</text:p>
          </table:table-cell>
          <table:table-cell office:value-type="string" calcext:value-type="string">
            <text:p>-0.002982</text:p>
          </table:table-cell>
        </table:table-row>
        <table:table-row table:style-name="ro1">
          <table:table-cell office:value-type="float" office:value="1527477051.92129" calcext:value-type="float">
            <text:p>1527477051.92129</text:p>
          </table:table-cell>
          <table:table-cell office:value-type="string" calcext:value-type="string">
            <text:p>PID_y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-0.006038" calcext:value-type="float">
            <text:p>-0.006038</text:p>
          </table:table-cell>
          <table:table-cell office:value-type="float" office:value="-0.000051" calcext:value-type="float">
            <text:p>-0.000051</text:p>
          </table:table-cell>
          <table:table-cell office:value-type="float" office:value="-0.006012" calcext:value-type="float">
            <text:p>-0.006012</text:p>
          </table:table-cell>
          <table:table-cell office:value-type="float" office:value="0.011257" calcext:value-type="float">
            <text:p>0.011257</text:p>
          </table:table-cell>
          <table:table-cell office:value-type="string" calcext:value-type="string">
            <text:p>-0.002982</text:p>
          </table:table-cell>
        </table:table-row>
        <table:table-row table:style-name="ro1">
          <table:table-cell office:value-type="float" office:value="1527477051.94067" calcext:value-type="float">
            <text:p>1527477051.94067</text:p>
          </table:table-cell>
          <table:table-cell office:value-type="string" calcext:value-type="string">
            <text:p>PID_x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-0.005936" calcext:value-type="float">
            <text:p>-0.005936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-0.005932" calcext:value-type="float">
            <text:p>-0.005932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-0.001224</text:p>
          </table:table-cell>
        </table:table-row>
        <table:table-row table:style-name="ro1">
          <table:table-cell office:value-type="float" office:value="1527477051.94072" calcext:value-type="float">
            <text:p>1527477051.94072</text:p>
          </table:table-cell>
          <table:table-cell office:value-type="string" calcext:value-type="string">
            <text:p>PID_y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-0.005936" calcext:value-type="float">
            <text:p>-0.005936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-0.005932" calcext:value-type="float">
            <text:p>-0.005932</text:p>
          </table:table-cell>
          <table:table-cell office:value-type="float" office:value="0.01235" calcext:value-type="float">
            <text:p>0.01235</text:p>
          </table:table-cell>
          <table:table-cell office:value-type="string" calcext:value-type="string">
            <text:p>-0.001224</text:p>
          </table:table-cell>
        </table:table-row>
        <table:table-row table:style-name="ro1">
          <table:table-cell office:value-type="float" office:value="1527477051.96118" calcext:value-type="float">
            <text:p>1527477051.96118</text:p>
          </table:table-cell>
          <table:table-cell office:value-type="string" calcext:value-type="string">
            <text:p>PID_x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-0.005902" calcext:value-type="float">
            <text:p>-0.005902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-0.005896" calcext:value-type="float">
            <text:p>-0.005896</text:p>
          </table:table-cell>
          <table:table-cell office:value-type="float" office:value="0.009007" calcext:value-type="float">
            <text:p>0.009007</text:p>
          </table:table-cell>
          <table:table-cell office:value-type="string" calcext:value-type="string">
            <text:p>-0.001386</text:p>
          </table:table-cell>
        </table:table-row>
        <table:table-row table:style-name="ro1">
          <table:table-cell office:value-type="float" office:value="1527477051.96123" calcext:value-type="float">
            <text:p>1527477051.96123</text:p>
          </table:table-cell>
          <table:table-cell office:value-type="string" calcext:value-type="string">
            <text:p>PID_y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-0.005902" calcext:value-type="float">
            <text:p>-0.005902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-0.005896" calcext:value-type="float">
            <text:p>-0.005896</text:p>
          </table:table-cell>
          <table:table-cell office:value-type="float" office:value="0.009007" calcext:value-type="float">
            <text:p>0.009007</text:p>
          </table:table-cell>
          <table:table-cell office:value-type="string" calcext:value-type="string">
            <text:p>-0.001386</text:p>
          </table:table-cell>
        </table:table-row>
        <table:table-row table:style-name="ro1">
          <table:table-cell office:value-type="float" office:value="1527477051.98166" calcext:value-type="float">
            <text:p>1527477051.98166</text:p>
          </table:table-cell>
          <table:table-cell office:value-type="string" calcext:value-type="string">
            <text:p>PID_x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005618" calcext:value-type="float">
            <text:p>-0.005618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5629" calcext:value-type="float">
            <text:p>-0.005629</text:p>
          </table:table-cell>
          <table:table-cell office:value-type="float" office:value="0.008341" calcext:value-type="float">
            <text:p>0.008341</text:p>
          </table:table-cell>
          <table:table-cell office:value-type="string" calcext:value-type="string">
            <text:p>0.002012</text:p>
          </table:table-cell>
        </table:table-row>
        <table:table-row table:style-name="ro1">
          <table:table-cell office:value-type="float" office:value="1527477051.98171" calcext:value-type="float">
            <text:p>1527477051.98171</text:p>
          </table:table-cell>
          <table:table-cell office:value-type="string" calcext:value-type="string">
            <text:p>PID_y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005618" calcext:value-type="float">
            <text:p>-0.005618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-0.005629" calcext:value-type="float">
            <text:p>-0.005629</text:p>
          </table:table-cell>
          <table:table-cell office:value-type="float" office:value="0.008341" calcext:value-type="float">
            <text:p>0.008341</text:p>
          </table:table-cell>
          <table:table-cell office:value-type="string" calcext:value-type="string">
            <text:p>0.002012</text:p>
          </table:table-cell>
        </table:table-row>
        <table:table-row table:style-name="ro1">
          <table:table-cell office:value-type="float" office:value="1527477052.00117" calcext:value-type="float">
            <text:p>1527477052.00117</text:p>
          </table:table-cell>
          <table:table-cell office:value-type="string" calcext:value-type="string">
            <text:p>PID_x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-0.005767" calcext:value-type="float">
            <text:p>-0.005767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-0.005762" calcext:value-type="float">
            <text:p>-0.005762</text:p>
          </table:table-cell>
          <table:table-cell office:value-type="float" office:value="0.007283" calcext:value-type="float">
            <text:p>0.007283</text:p>
          </table:table-cell>
          <table:table-cell office:value-type="string" calcext:value-type="string">
            <text:p>-0.001306</text:p>
          </table:table-cell>
        </table:table-row>
        <table:table-row table:style-name="ro1">
          <table:table-cell office:value-type="float" office:value="1527477052.00123" calcext:value-type="float">
            <text:p>1527477052.00123</text:p>
          </table:table-cell>
          <table:table-cell office:value-type="string" calcext:value-type="string">
            <text:p>PID_y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-0.005767" calcext:value-type="float">
            <text:p>-0.005767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-0.005762" calcext:value-type="float">
            <text:p>-0.005762</text:p>
          </table:table-cell>
          <table:table-cell office:value-type="float" office:value="0.007283" calcext:value-type="float">
            <text:p>0.007283</text:p>
          </table:table-cell>
          <table:table-cell office:value-type="string" calcext:value-type="string">
            <text:p>-0.001306</text:p>
          </table:table-cell>
        </table:table-row>
        <table:table-row table:style-name="ro1">
          <table:table-cell office:value-type="float" office:value="1527477052.02173" calcext:value-type="float">
            <text:p>1527477052.02173</text:p>
          </table:table-cell>
          <table:table-cell office:value-type="string" calcext:value-type="string">
            <text:p>PID_x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-0.005993" calcext:value-type="float">
            <text:p>-0.005993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-0.005993" calcext:value-type="float">
            <text:p>-0.005993</text:p>
          </table:table-cell>
          <table:table-cell office:value-type="float" office:value="0.005941" calcext:value-type="float">
            <text:p>0.005941</text:p>
          </table:table-cell>
          <table:table-cell office:value-type="string" calcext:value-type="string">
            <text:p>0.000170</text:p>
          </table:table-cell>
        </table:table-row>
        <table:table-row table:style-name="ro1">
          <table:table-cell office:value-type="float" office:value="1527477052.02179" calcext:value-type="float">
            <text:p>1527477052.02179</text:p>
          </table:table-cell>
          <table:table-cell office:value-type="string" calcext:value-type="string">
            <text:p>PID_y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-0.005993" calcext:value-type="float">
            <text:p>-0.005993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-0.005993" calcext:value-type="float">
            <text:p>-0.005993</text:p>
          </table:table-cell>
          <table:table-cell office:value-type="float" office:value="0.005941" calcext:value-type="float">
            <text:p>0.005941</text:p>
          </table:table-cell>
          <table:table-cell office:value-type="string" calcext:value-type="string">
            <text:p>0.000170</text:p>
          </table:table-cell>
        </table:table-row>
        <table:table-row table:style-name="ro1">
          <table:table-cell office:value-type="float" office:value="1527477052.04125" calcext:value-type="float">
            <text:p>1527477052.04125</text:p>
          </table:table-cell>
          <table:table-cell office:value-type="string" calcext:value-type="string">
            <text:p>PID_x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-0.005684" calcext:value-type="float">
            <text:p>-0.005684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12699" calcext:value-type="float">
            <text:p>0.012699</text:p>
          </table:table-cell>
          <table:table-cell office:value-type="string" calcext:value-type="string">
            <text:p>0.002350</text:p>
          </table:table-cell>
        </table:table-row>
        <table:table-row table:style-name="ro1">
          <table:table-cell office:value-type="float" office:value="1527477052.0413" calcext:value-type="float">
            <text:p>1527477052.0413</text:p>
          </table:table-cell>
          <table:table-cell office:value-type="string" calcext:value-type="string">
            <text:p>PID_y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-0.005684" calcext:value-type="float">
            <text:p>-0.005684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012699" calcext:value-type="float">
            <text:p>0.012699</text:p>
          </table:table-cell>
          <table:table-cell office:value-type="string" calcext:value-type="string">
            <text:p>0.002350</text:p>
          </table:table-cell>
        </table:table-row>
        <table:table-row table:style-name="ro1">
          <table:table-cell office:value-type="float" office:value="1527477052.06066" calcext:value-type="float">
            <text:p>1527477052.06066</text:p>
          </table:table-cell>
          <table:table-cell office:value-type="string" calcext:value-type="string">
            <text:p>PID_x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-0.005602" calcext:value-type="float">
            <text:p>-0.005602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-0.005624" calcext:value-type="float">
            <text:p>-0.005624</text:p>
          </table:table-cell>
          <table:table-cell office:value-type="float" office:value="0.010171" calcext:value-type="float">
            <text:p>0.010171</text:p>
          </table:table-cell>
          <table:table-cell office:value-type="string" calcext:value-type="string">
            <text:p>0.002786</text:p>
          </table:table-cell>
        </table:table-row>
        <table:table-row table:style-name="ro1">
          <table:table-cell office:value-type="float" office:value="1527477052.06071" calcext:value-type="float">
            <text:p>1527477052.06071</text:p>
          </table:table-cell>
          <table:table-cell office:value-type="string" calcext:value-type="string">
            <text:p>PID_y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-0.005602" calcext:value-type="float">
            <text:p>-0.005602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-0.005624" calcext:value-type="float">
            <text:p>-0.005624</text:p>
          </table:table-cell>
          <table:table-cell office:value-type="float" office:value="0.010171" calcext:value-type="float">
            <text:p>0.010171</text:p>
          </table:table-cell>
          <table:table-cell office:value-type="string" calcext:value-type="string">
            <text:p>0.002786</text:p>
          </table:table-cell>
        </table:table-row>
        <table:table-row table:style-name="ro1">
          <table:table-cell office:value-type="float" office:value="1527477052.08117" calcext:value-type="float">
            <text:p>1527477052.08117</text:p>
          </table:table-cell>
          <table:table-cell office:value-type="string" calcext:value-type="string">
            <text:p>PID_x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-0.005744" calcext:value-type="float">
            <text:p>-0.005744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-0.005741" calcext:value-type="float">
            <text:p>-0.005741</text:p>
          </table:table-cell>
          <table:table-cell office:value-type="float" office:value="0.007814" calcext:value-type="float">
            <text:p>0.007814</text:p>
          </table:table-cell>
          <table:table-cell office:value-type="string" calcext:value-type="string">
            <text:p>-0.000965</text:p>
          </table:table-cell>
        </table:table-row>
        <table:table-row table:style-name="ro1">
          <table:table-cell office:value-type="float" office:value="1527477052.08122" calcext:value-type="float">
            <text:p>1527477052.08122</text:p>
          </table:table-cell>
          <table:table-cell office:value-type="string" calcext:value-type="string">
            <text:p>PID_y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-0.005744" calcext:value-type="float">
            <text:p>-0.005744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-0.005741" calcext:value-type="float">
            <text:p>-0.005741</text:p>
          </table:table-cell>
          <table:table-cell office:value-type="float" office:value="0.007814" calcext:value-type="float">
            <text:p>0.007814</text:p>
          </table:table-cell>
          <table:table-cell office:value-type="string" calcext:value-type="string">
            <text:p>-0.000965</text:p>
          </table:table-cell>
        </table:table-row>
        <table:table-row table:style-name="ro1">
          <table:table-cell office:value-type="float" office:value="1527477052.10168" calcext:value-type="float">
            <text:p>1527477052.10168</text:p>
          </table:table-cell>
          <table:table-cell office:value-type="string" calcext:value-type="string">
            <text:p>PID_x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-0.005763" calcext:value-type="float">
            <text:p>-0.005763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-0.005763" calcext:value-type="float">
            <text:p>-0.005763</text:p>
          </table:table-cell>
          <table:table-cell office:value-type="float" office:value="0.00869" calcext:value-type="float">
            <text:p>0.00869</text:p>
          </table:table-cell>
          <table:table-cell office:value-type="string" calcext:value-type="string">
            <text:p>0.000182</text:p>
          </table:table-cell>
        </table:table-row>
        <table:table-row table:style-name="ro1">
          <table:table-cell office:value-type="float" office:value="1527477052.10173" calcext:value-type="float">
            <text:p>1527477052.10173</text:p>
          </table:table-cell>
          <table:table-cell office:value-type="string" calcext:value-type="string">
            <text:p>PID_y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-0.005763" calcext:value-type="float">
            <text:p>-0.005763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-0.005763" calcext:value-type="float">
            <text:p>-0.005763</text:p>
          </table:table-cell>
          <table:table-cell office:value-type="float" office:value="0.00869" calcext:value-type="float">
            <text:p>0.00869</text:p>
          </table:table-cell>
          <table:table-cell office:value-type="string" calcext:value-type="string">
            <text:p>0.000182</text:p>
          </table:table-cell>
        </table:table-row>
        <table:table-row table:style-name="ro1">
          <table:table-cell office:value-type="float" office:value="1527477052.12117" calcext:value-type="float">
            <text:p>1527477052.12117</text:p>
          </table:table-cell>
          <table:table-cell office:value-type="string" calcext:value-type="string">
            <text:p>PID_x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-0.00589" calcext:value-type="float">
            <text:p>-0.0058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-0.005894" calcext:value-type="float">
            <text:p>-0.005894</text:p>
          </table:table-cell>
          <table:table-cell office:value-type="float" office:value="0.008958" calcext:value-type="float">
            <text:p>0.008958</text:p>
          </table:table-cell>
          <table:table-cell office:value-type="string" calcext:value-type="string">
            <text:p>0.001094</text:p>
          </table:table-cell>
        </table:table-row>
        <table:table-row table:style-name="ro1">
          <table:table-cell office:value-type="float" office:value="1527477052.12122" calcext:value-type="float">
            <text:p>1527477052.12122</text:p>
          </table:table-cell>
          <table:table-cell office:value-type="string" calcext:value-type="string">
            <text:p>PID_y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-0.00589" calcext:value-type="float">
            <text:p>-0.0058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-0.005894" calcext:value-type="float">
            <text:p>-0.005894</text:p>
          </table:table-cell>
          <table:table-cell office:value-type="float" office:value="0.008958" calcext:value-type="float">
            <text:p>0.008958</text:p>
          </table:table-cell>
          <table:table-cell office:value-type="string" calcext:value-type="string">
            <text:p>0.001094</text:p>
          </table:table-cell>
        </table:table-row>
        <table:table-row table:style-name="ro1">
          <table:table-cell office:value-type="float" office:value="1527477052.14161" calcext:value-type="float">
            <text:p>1527477052.14161</text:p>
          </table:table-cell>
          <table:table-cell office:value-type="string" calcext:value-type="string">
            <text:p>PID_x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-0.005783" calcext:value-type="float">
            <text:p>-0.005783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-0.005781" calcext:value-type="float">
            <text:p>-0.005781</text:p>
          </table:table-cell>
          <table:table-cell office:value-type="float" office:value="0.001158" calcext:value-type="float">
            <text:p>0.001158</text:p>
          </table:table-cell>
          <table:table-cell office:value-type="string" calcext:value-type="string">
            <text:p>-0.000807</text:p>
          </table:table-cell>
        </table:table-row>
        <table:table-row table:style-name="ro1">
          <table:table-cell office:value-type="float" office:value="1527477052.14167" calcext:value-type="float">
            <text:p>1527477052.14167</text:p>
          </table:table-cell>
          <table:table-cell office:value-type="string" calcext:value-type="string">
            <text:p>PID_y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-0.005783" calcext:value-type="float">
            <text:p>-0.005783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-0.005781" calcext:value-type="float">
            <text:p>-0.005781</text:p>
          </table:table-cell>
          <table:table-cell office:value-type="float" office:value="0.001158" calcext:value-type="float">
            <text:p>0.001158</text:p>
          </table:table-cell>
          <table:table-cell office:value-type="string" calcext:value-type="string">
            <text:p>-0.000807</text:p>
          </table:table-cell>
        </table:table-row>
        <table:table-row table:style-name="ro1">
          <table:table-cell office:value-type="float" office:value="1527477052.16109" calcext:value-type="float">
            <text:p>1527477052.16109</text:p>
          </table:table-cell>
          <table:table-cell office:value-type="string" calcext:value-type="string">
            <text:p>PID_x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-0.005976" calcext:value-type="float">
            <text:p>-0.005976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-0.005945" calcext:value-type="float">
            <text:p>-0.005945</text:p>
          </table:table-cell>
          <table:table-cell office:value-type="float" office:value="0.000943" calcext:value-type="float">
            <text:p>0.000943</text:p>
          </table:table-cell>
          <table:table-cell office:value-type="string" calcext:value-type="string">
            <text:p>-0.003281</text:p>
          </table:table-cell>
        </table:table-row>
        <table:table-row table:style-name="ro1">
          <table:table-cell office:value-type="float" office:value="1527477052.16117" calcext:value-type="float">
            <text:p>1527477052.16117</text:p>
          </table:table-cell>
          <table:table-cell office:value-type="string" calcext:value-type="string">
            <text:p>PID_y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-0.005976" calcext:value-type="float">
            <text:p>-0.005976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-0.005945" calcext:value-type="float">
            <text:p>-0.005945</text:p>
          </table:table-cell>
          <table:table-cell office:value-type="float" office:value="0.000943" calcext:value-type="float">
            <text:p>0.000943</text:p>
          </table:table-cell>
          <table:table-cell office:value-type="string" calcext:value-type="string">
            <text:p>-0.003281</text:p>
          </table:table-cell>
        </table:table-row>
        <table:table-row table:style-name="ro1">
          <table:table-cell office:value-type="float" office:value="1527477052.18163" calcext:value-type="float">
            <text:p>1527477052.18163</text:p>
          </table:table-cell>
          <table:table-cell office:value-type="string" calcext:value-type="string">
            <text:p>PID_x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-0.005802" calcext:value-type="float">
            <text:p>-0.005802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002978" calcext:value-type="float">
            <text:p>0.002978</text:p>
          </table:table-cell>
          <table:table-cell office:value-type="string" calcext:value-type="string">
            <text:p>-0.000725</text:p>
          </table:table-cell>
        </table:table-row>
        <table:table-row table:style-name="ro1">
          <table:table-cell office:value-type="float" office:value="1527477052.18169" calcext:value-type="float">
            <text:p>1527477052.18169</text:p>
          </table:table-cell>
          <table:table-cell office:value-type="string" calcext:value-type="string">
            <text:p>PID_y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-0.005802" calcext:value-type="float">
            <text:p>-0.005802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002978" calcext:value-type="float">
            <text:p>0.002978</text:p>
          </table:table-cell>
          <table:table-cell office:value-type="string" calcext:value-type="string">
            <text:p>-0.000725</text:p>
          </table:table-cell>
        </table:table-row>
        <table:table-row table:style-name="ro1">
          <table:table-cell office:value-type="float" office:value="1527477052.20119" calcext:value-type="float">
            <text:p>1527477052.20119</text:p>
          </table:table-cell>
          <table:table-cell office:value-type="string" calcext:value-type="string">
            <text:p>PID_x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5832" calcext:value-type="float">
            <text:p>-0.005832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-0.00583" calcext:value-type="float">
            <text:p>-0.00583</text:p>
          </table:table-cell>
          <table:table-cell office:value-type="float" office:value="-0.00126" calcext:value-type="float">
            <text:p>-0.00126</text:p>
          </table:table-cell>
          <table:table-cell office:value-type="string" calcext:value-type="string">
            <text:p>-0.000812</text:p>
          </table:table-cell>
        </table:table-row>
        <table:table-row table:style-name="ro1">
          <table:table-cell office:value-type="float" office:value="1527477052.20124" calcext:value-type="float">
            <text:p>1527477052.20124</text:p>
          </table:table-cell>
          <table:table-cell office:value-type="string" calcext:value-type="string">
            <text:p>PID_y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5832" calcext:value-type="float">
            <text:p>-0.005832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-0.00583" calcext:value-type="float">
            <text:p>-0.00583</text:p>
          </table:table-cell>
          <table:table-cell office:value-type="float" office:value="-0.00126" calcext:value-type="float">
            <text:p>-0.00126</text:p>
          </table:table-cell>
          <table:table-cell office:value-type="string" calcext:value-type="string">
            <text:p>-0.000812</text:p>
          </table:table-cell>
        </table:table-row>
        <table:table-row table:style-name="ro1">
          <table:table-cell office:value-type="float" office:value="1527477052.2207" calcext:value-type="float">
            <text:p>1527477052.2207</text:p>
          </table:table-cell>
          <table:table-cell office:value-type="string" calcext:value-type="string">
            <text:p>PID_x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-0.005664" calcext:value-type="float">
            <text:p>-0.005664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-0.005676" calcext:value-type="float">
            <text:p>-0.005676</text:p>
          </table:table-cell>
          <table:table-cell office:value-type="float" office:value="-0.002087" calcext:value-type="float">
            <text:p>-0.002087</text:p>
          </table:table-cell>
          <table:table-cell office:value-type="string" calcext:value-type="string">
            <text:p>0.002097</text:p>
          </table:table-cell>
        </table:table-row>
        <table:table-row table:style-name="ro1">
          <table:table-cell office:value-type="float" office:value="1527477052.22075" calcext:value-type="float">
            <text:p>1527477052.22075</text:p>
          </table:table-cell>
          <table:table-cell office:value-type="string" calcext:value-type="string">
            <text:p>PID_y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-0.005664" calcext:value-type="float">
            <text:p>-0.005664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-0.005676" calcext:value-type="float">
            <text:p>-0.005676</text:p>
          </table:table-cell>
          <table:table-cell office:value-type="float" office:value="-0.002087" calcext:value-type="float">
            <text:p>-0.002087</text:p>
          </table:table-cell>
          <table:table-cell office:value-type="string" calcext:value-type="string">
            <text:p>0.002097</text:p>
          </table:table-cell>
        </table:table-row>
        <table:table-row table:style-name="ro1">
          <table:table-cell office:value-type="float" office:value="1527477052.24128" calcext:value-type="float">
            <text:p>1527477052.24128</text:p>
          </table:table-cell>
          <table:table-cell office:value-type="string" calcext:value-type="string">
            <text:p>PID_x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-0.00593" calcext:value-type="float">
            <text:p>-0.00593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-0.005925" calcext:value-type="float">
            <text:p>-0.005925</text:p>
          </table:table-cell>
          <table:table-cell office:value-type="float" office:value="-0.003402" calcext:value-type="float">
            <text:p>-0.003402</text:p>
          </table:table-cell>
          <table:table-cell office:value-type="string" calcext:value-type="string">
            <text:p>-0.001421</text:p>
          </table:table-cell>
        </table:table-row>
        <table:table-row table:style-name="ro1">
          <table:table-cell office:value-type="float" office:value="1527477052.24133" calcext:value-type="float">
            <text:p>1527477052.24133</text:p>
          </table:table-cell>
          <table:table-cell office:value-type="string" calcext:value-type="string">
            <text:p>PID_y</text:p>
          </table:table-cell>
          <table:table-cell office:value-type="float" office:value="0.000992" calcext:value-type="float">
            <text:p>0.000992</text:p>
          </table:table-cell>
          <table:table-cell office:value-type="float" office:value="-0.00593" calcext:value-type="float">
            <text:p>-0.00593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-0.005925" calcext:value-type="float">
            <text:p>-0.005925</text:p>
          </table:table-cell>
          <table:table-cell office:value-type="float" office:value="-0.003402" calcext:value-type="float">
            <text:p>-0.003402</text:p>
          </table:table-cell>
          <table:table-cell office:value-type="string" calcext:value-type="string">
            <text:p>-0.001421</text:p>
          </table:table-cell>
        </table:table-row>
        <table:table-row table:style-name="ro1">
          <table:table-cell office:value-type="float" office:value="1527477052.26063" calcext:value-type="float">
            <text:p>1527477052.26063</text:p>
          </table:table-cell>
          <table:table-cell office:value-type="string" calcext:value-type="string">
            <text:p>PID_x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-0.005801" calcext:value-type="float">
            <text:p>-0.00580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-0.005807" calcext:value-type="float">
            <text:p>-0.005807</text:p>
          </table:table-cell>
          <table:table-cell office:value-type="float" office:value="-0.004359" calcext:value-type="float">
            <text:p>-0.004359</text:p>
          </table:table-cell>
          <table:table-cell office:value-type="string" calcext:value-type="string">
            <text:p>0.001485</text:p>
          </table:table-cell>
        </table:table-row>
        <table:table-row table:style-name="ro1">
          <table:table-cell office:value-type="float" office:value="1527477052.26068" calcext:value-type="float">
            <text:p>1527477052.26068</text:p>
          </table:table-cell>
          <table:table-cell office:value-type="string" calcext:value-type="string">
            <text:p>PID_y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-0.005801" calcext:value-type="float">
            <text:p>-0.00580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-0.005807" calcext:value-type="float">
            <text:p>-0.005807</text:p>
          </table:table-cell>
          <table:table-cell office:value-type="float" office:value="-0.004359" calcext:value-type="float">
            <text:p>-0.004359</text:p>
          </table:table-cell>
          <table:table-cell office:value-type="string" calcext:value-type="string">
            <text:p>0.001485</text:p>
          </table:table-cell>
        </table:table-row>
        <table:table-row table:style-name="ro1">
          <table:table-cell office:value-type="float" office:value="1527477052.28117" calcext:value-type="float">
            <text:p>1527477052.28117</text:p>
          </table:table-cell>
          <table:table-cell office:value-type="string" calcext:value-type="string">
            <text:p>PID_x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-0.005908" calcext:value-type="float">
            <text:p>-0.005908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-0.005906" calcext:value-type="float">
            <text:p>-0.005906</text:p>
          </table:table-cell>
          <table:table-cell office:value-type="float" office:value="-0.004836" calcext:value-type="float">
            <text:p>-0.004836</text:p>
          </table:table-cell>
          <table:table-cell office:value-type="string" calcext:value-type="string">
            <text:p>-0.000889</text:p>
          </table:table-cell>
        </table:table-row>
        <table:table-row table:style-name="ro1">
          <table:table-cell office:value-type="float" office:value="1527477052.28122" calcext:value-type="float">
            <text:p>1527477052.28122</text:p>
          </table:table-cell>
          <table:table-cell office:value-type="string" calcext:value-type="string">
            <text:p>PID_y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-0.005908" calcext:value-type="float">
            <text:p>-0.005908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-0.005906" calcext:value-type="float">
            <text:p>-0.005906</text:p>
          </table:table-cell>
          <table:table-cell office:value-type="float" office:value="-0.004836" calcext:value-type="float">
            <text:p>-0.004836</text:p>
          </table:table-cell>
          <table:table-cell office:value-type="string" calcext:value-type="string">
            <text:p>-0.000889</text:p>
          </table:table-cell>
        </table:table-row>
        <table:table-row table:style-name="ro1">
          <table:table-cell office:value-type="float" office:value="1527477052.30164" calcext:value-type="float">
            <text:p>1527477052.30164</text:p>
          </table:table-cell>
          <table:table-cell office:value-type="string" calcext:value-type="string">
            <text:p>PID_x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-0.005973" calcext:value-type="float">
            <text:p>-0.005973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5969" calcext:value-type="float">
            <text:p>-0.005969</text:p>
          </table:table-cell>
          <table:table-cell office:value-type="float" office:value="-0.00563" calcext:value-type="float">
            <text:p>-0.00563</text:p>
          </table:table-cell>
          <table:table-cell office:value-type="string" calcext:value-type="string">
            <text:p>-0.001207</text:p>
          </table:table-cell>
        </table:table-row>
        <table:table-row table:style-name="ro1">
          <table:table-cell office:value-type="float" office:value="1527477052.30169" calcext:value-type="float">
            <text:p>1527477052.30169</text:p>
          </table:table-cell>
          <table:table-cell office:value-type="string" calcext:value-type="string">
            <text:p>PID_y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-0.005973" calcext:value-type="float">
            <text:p>-0.005973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-0.005969" calcext:value-type="float">
            <text:p>-0.005969</text:p>
          </table:table-cell>
          <table:table-cell office:value-type="float" office:value="-0.00563" calcext:value-type="float">
            <text:p>-0.00563</text:p>
          </table:table-cell>
          <table:table-cell office:value-type="string" calcext:value-type="string">
            <text:p>-0.001207</text:p>
          </table:table-cell>
        </table:table-row>
        <table:table-row table:style-name="ro1">
          <table:table-cell office:value-type="float" office:value="1527477052.32117" calcext:value-type="float">
            <text:p>1527477052.32117</text:p>
          </table:table-cell>
          <table:table-cell office:value-type="string" calcext:value-type="string">
            <text:p>PID_x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-0.005817" calcext:value-type="float">
            <text:p>-0.005817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-0.005813" calcext:value-type="float">
            <text:p>-0.005813</text:p>
          </table:table-cell>
          <table:table-cell office:value-type="float" office:value="-0.007275" calcext:value-type="float">
            <text:p>-0.007275</text:p>
          </table:table-cell>
          <table:table-cell office:value-type="string" calcext:value-type="string">
            <text:p>-0.001173</text:p>
          </table:table-cell>
        </table:table-row>
        <table:table-row table:style-name="ro1">
          <table:table-cell office:value-type="float" office:value="1527477052.32122" calcext:value-type="float">
            <text:p>1527477052.32122</text:p>
          </table:table-cell>
          <table:table-cell office:value-type="string" calcext:value-type="string">
            <text:p>PID_y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-0.005817" calcext:value-type="float">
            <text:p>-0.005817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-0.005813" calcext:value-type="float">
            <text:p>-0.005813</text:p>
          </table:table-cell>
          <table:table-cell office:value-type="float" office:value="-0.007275" calcext:value-type="float">
            <text:p>-0.007275</text:p>
          </table:table-cell>
          <table:table-cell office:value-type="string" calcext:value-type="string">
            <text:p>-0.001173</text:p>
          </table:table-cell>
        </table:table-row>
        <table:table-row table:style-name="ro1">
          <table:table-cell office:value-type="float" office:value="1527477052.34063" calcext:value-type="float">
            <text:p>1527477052.34063</text:p>
          </table:table-cell>
          <table:table-cell office:value-type="string" calcext:value-type="string">
            <text:p>PID_x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-0.005718" calcext:value-type="float">
            <text:p>-0.005718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-0.005731" calcext:value-type="float">
            <text:p>-0.005731</text:p>
          </table:table-cell>
          <table:table-cell office:value-type="float" office:value="-0.004347" calcext:value-type="float">
            <text:p>-0.004347</text:p>
          </table:table-cell>
          <table:table-cell office:value-type="string" calcext:value-type="string">
            <text:p>0.002080</text:p>
          </table:table-cell>
        </table:table-row>
        <table:table-row table:style-name="ro1">
          <table:table-cell office:value-type="float" office:value="1527477052.34068" calcext:value-type="float">
            <text:p>1527477052.34068</text:p>
          </table:table-cell>
          <table:table-cell office:value-type="string" calcext:value-type="string">
            <text:p>PID_y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-0.005718" calcext:value-type="float">
            <text:p>-0.005718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-0.005731" calcext:value-type="float">
            <text:p>-0.005731</text:p>
          </table:table-cell>
          <table:table-cell office:value-type="float" office:value="-0.004347" calcext:value-type="float">
            <text:p>-0.004347</text:p>
          </table:table-cell>
          <table:table-cell office:value-type="string" calcext:value-type="string">
            <text:p>0.002080</text:p>
          </table:table-cell>
        </table:table-row>
        <table:table-row table:style-name="ro1">
          <table:table-cell office:value-type="float" office:value="1527477052.36115" calcext:value-type="float">
            <text:p>1527477052.36115</text:p>
          </table:table-cell>
          <table:table-cell office:value-type="string" calcext:value-type="string">
            <text:p>PID_x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-0.006026" calcext:value-type="float">
            <text:p>-0.006026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-0.006015" calcext:value-type="float">
            <text:p>-0.006015</text:p>
          </table:table-cell>
          <table:table-cell office:value-type="float" office:value="-0.005727" calcext:value-type="float">
            <text:p>-0.005727</text:p>
          </table:table-cell>
          <table:table-cell office:value-type="string" calcext:value-type="string">
            <text:p>-0.001908</text:p>
          </table:table-cell>
        </table:table-row>
        <table:table-row table:style-name="ro1">
          <table:table-cell office:value-type="float" office:value="1527477052.3612" calcext:value-type="float">
            <text:p>1527477052.3612</text:p>
          </table:table-cell>
          <table:table-cell office:value-type="string" calcext:value-type="string">
            <text:p>PID_y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-0.006026" calcext:value-type="float">
            <text:p>-0.006026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-0.006015" calcext:value-type="float">
            <text:p>-0.006015</text:p>
          </table:table-cell>
          <table:table-cell office:value-type="float" office:value="-0.005727" calcext:value-type="float">
            <text:p>-0.005727</text:p>
          </table:table-cell>
          <table:table-cell office:value-type="string" calcext:value-type="string">
            <text:p>-0.001908</text:p>
          </table:table-cell>
        </table:table-row>
        <table:table-row table:style-name="ro1">
          <table:table-cell office:value-type="float" office:value="1527477052.38158" calcext:value-type="float">
            <text:p>1527477052.38158</text:p>
          </table:table-cell>
          <table:table-cell office:value-type="string" calcext:value-type="string">
            <text:p>PID_x</text:p>
          </table:table-cell>
          <table:table-cell office:value-type="float" office:value="-0.000115" calcext:value-type="float">
            <text:p>-0.000115</text:p>
          </table:table-cell>
          <table:table-cell office:value-type="float" office:value="-0.006076" calcext:value-type="float">
            <text:p>-0.00607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-0.00607" calcext:value-type="float">
            <text:p>-0.00607</text:p>
          </table:table-cell>
          <table:table-cell office:value-type="float" office:value="-0.008719" calcext:value-type="float">
            <text:p>-0.008719</text:p>
          </table:table-cell>
          <table:table-cell office:value-type="string" calcext:value-type="string">
            <text:p>-0.001482</text:p>
          </table:table-cell>
        </table:table-row>
        <table:table-row table:style-name="ro1">
          <table:table-cell office:value-type="float" office:value="1527477052.38163" calcext:value-type="float">
            <text:p>1527477052.38163</text:p>
          </table:table-cell>
          <table:table-cell office:value-type="string" calcext:value-type="string">
            <text:p>PID_y</text:p>
          </table:table-cell>
          <table:table-cell office:value-type="float" office:value="-0.000115" calcext:value-type="float">
            <text:p>-0.000115</text:p>
          </table:table-cell>
          <table:table-cell office:value-type="float" office:value="-0.006076" calcext:value-type="float">
            <text:p>-0.006076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-0.00607" calcext:value-type="float">
            <text:p>-0.00607</text:p>
          </table:table-cell>
          <table:table-cell office:value-type="float" office:value="-0.008719" calcext:value-type="float">
            <text:p>-0.008719</text:p>
          </table:table-cell>
          <table:table-cell office:value-type="string" calcext:value-type="string">
            <text:p>-0.001482</text:p>
          </table:table-cell>
        </table:table-row>
        <table:table-row table:style-name="ro1">
          <table:table-cell office:value-type="float" office:value="1527477052.40111" calcext:value-type="float">
            <text:p>1527477052.40111</text:p>
          </table:table-cell>
          <table:table-cell office:value-type="string" calcext:value-type="string">
            <text:p>PID_x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-0.005668" calcext:value-type="float">
            <text:p>-0.00566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-0.005693" calcext:value-type="float">
            <text:p>-0.005693</text:p>
          </table:table-cell>
          <table:table-cell office:value-type="float" office:value="-0.006021" calcext:value-type="float">
            <text:p>-0.006021</text:p>
          </table:table-cell>
          <table:table-cell office:value-type="string" calcext:value-type="string">
            <text:p>0.002992</text:p>
          </table:table-cell>
        </table:table-row>
        <table:table-row table:style-name="ro1">
          <table:table-cell office:value-type="float" office:value="1527477052.40116" calcext:value-type="float">
            <text:p>1527477052.40116</text:p>
          </table:table-cell>
          <table:table-cell office:value-type="string" calcext:value-type="string">
            <text:p>PID_y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-0.005668" calcext:value-type="float">
            <text:p>-0.00566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-0.005693" calcext:value-type="float">
            <text:p>-0.005693</text:p>
          </table:table-cell>
          <table:table-cell office:value-type="float" office:value="-0.006021" calcext:value-type="float">
            <text:p>-0.006021</text:p>
          </table:table-cell>
          <table:table-cell office:value-type="string" calcext:value-type="string">
            <text:p>0.002992</text:p>
          </table:table-cell>
        </table:table-row>
        <table:table-row table:style-name="ro1">
          <table:table-cell office:value-type="float" office:value="1527477052.42163" calcext:value-type="float">
            <text:p>1527477052.42163</text:p>
          </table:table-cell>
          <table:table-cell office:value-type="string" calcext:value-type="string">
            <text:p>PID_x</text:p>
          </table:table-cell>
          <table:table-cell office:value-type="float" office:value="-0.000892" calcext:value-type="float">
            <text:p>-0.000892</text:p>
          </table:table-cell>
          <table:table-cell office:value-type="float" office:value="-0.006217" calcext:value-type="float">
            <text:p>-0.006217</text:p>
          </table:table-cell>
          <table:table-cell office:value-type="float" office:value="-0.000578" calcext:value-type="float">
            <text:p>-0.000578</text:p>
          </table:table-cell>
          <table:table-cell office:value-type="float" office:value="-0.006184" calcext:value-type="float">
            <text:p>-0.006184</text:p>
          </table:table-cell>
          <table:table-cell office:value-type="float" office:value="-0.010477" calcext:value-type="float">
            <text:p>-0.010477</text:p>
          </table:table-cell>
          <table:table-cell office:value-type="string" calcext:value-type="string">
            <text:p>-0.003399</text:p>
          </table:table-cell>
        </table:table-row>
        <table:table-row table:style-name="ro1">
          <table:table-cell office:value-type="float" office:value="1527477052.42168" calcext:value-type="float">
            <text:p>1527477052.42168</text:p>
          </table:table-cell>
          <table:table-cell office:value-type="string" calcext:value-type="string">
            <text:p>PID_y</text:p>
          </table:table-cell>
          <table:table-cell office:value-type="float" office:value="-0.000892" calcext:value-type="float">
            <text:p>-0.000892</text:p>
          </table:table-cell>
          <table:table-cell office:value-type="float" office:value="-0.006217" calcext:value-type="float">
            <text:p>-0.006217</text:p>
          </table:table-cell>
          <table:table-cell office:value-type="float" office:value="-0.000578" calcext:value-type="float">
            <text:p>-0.000578</text:p>
          </table:table-cell>
          <table:table-cell office:value-type="float" office:value="-0.006184" calcext:value-type="float">
            <text:p>-0.006184</text:p>
          </table:table-cell>
          <table:table-cell office:value-type="float" office:value="-0.010477" calcext:value-type="float">
            <text:p>-0.010477</text:p>
          </table:table-cell>
          <table:table-cell office:value-type="string" calcext:value-type="string">
            <text:p>-0.003399</text:p>
          </table:table-cell>
        </table:table-row>
        <table:table-row table:style-name="ro1">
          <table:table-cell office:value-type="float" office:value="1527477052.44115" calcext:value-type="float">
            <text:p>1527477052.44115</text:p>
          </table:table-cell>
          <table:table-cell office:value-type="string" calcext:value-type="string">
            <text:p>PID_x</text:p>
          </table:table-cell>
          <table:table-cell office:value-type="float" office:value="-0.000903" calcext:value-type="float">
            <text:p>-0.000903</text:p>
          </table:table-cell>
          <table:table-cell office:value-type="float" office:value="-0.005887" calcext:value-type="float">
            <text:p>-0.005887</text:p>
          </table:table-cell>
          <table:table-cell office:value-type="float" office:value="-0.000549" calcext:value-type="float">
            <text:p>-0.000549</text:p>
          </table:table-cell>
          <table:table-cell office:value-type="float" office:value="-0.005883" calcext:value-type="float">
            <text:p>-0.005883</text:p>
          </table:table-cell>
          <table:table-cell office:value-type="float" office:value="-0.011124" calcext:value-type="float">
            <text:p>-0.011124</text:p>
          </table:table-cell>
          <table:table-cell office:value-type="string" calcext:value-type="string">
            <text:p>-0.001150</text:p>
          </table:table-cell>
        </table:table-row>
        <table:table-row table:style-name="ro1">
          <table:table-cell office:value-type="float" office:value="1527477052.4412" calcext:value-type="float">
            <text:p>1527477052.4412</text:p>
          </table:table-cell>
          <table:table-cell office:value-type="string" calcext:value-type="string">
            <text:p>PID_y</text:p>
          </table:table-cell>
          <table:table-cell office:value-type="float" office:value="-0.000903" calcext:value-type="float">
            <text:p>-0.000903</text:p>
          </table:table-cell>
          <table:table-cell office:value-type="float" office:value="-0.005887" calcext:value-type="float">
            <text:p>-0.005887</text:p>
          </table:table-cell>
          <table:table-cell office:value-type="float" office:value="-0.000549" calcext:value-type="float">
            <text:p>-0.000549</text:p>
          </table:table-cell>
          <table:table-cell office:value-type="float" office:value="-0.005883" calcext:value-type="float">
            <text:p>-0.005883</text:p>
          </table:table-cell>
          <table:table-cell office:value-type="float" office:value="-0.011124" calcext:value-type="float">
            <text:p>-0.011124</text:p>
          </table:table-cell>
          <table:table-cell office:value-type="string" calcext:value-type="string">
            <text:p>-0.001150</text:p>
          </table:table-cell>
        </table:table-row>
        <table:table-row table:style-name="ro1">
          <table:table-cell office:value-type="float" office:value="1527477052.46168" calcext:value-type="float">
            <text:p>1527477052.46168</text:p>
          </table:table-cell>
          <table:table-cell office:value-type="string" calcext:value-type="string">
            <text:p>PID_x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-0.005968" calcext:value-type="float">
            <text:p>-0.005968</text:p>
          </table:table-cell>
          <table:table-cell office:value-type="float" office:value="-0.000654" calcext:value-type="float">
            <text:p>-0.000654</text:p>
          </table:table-cell>
          <table:table-cell office:value-type="float" office:value="-0.00597" calcext:value-type="float">
            <text:p>-0.00597</text:p>
          </table:table-cell>
          <table:table-cell office:value-type="float" office:value="-0.009577" calcext:value-type="float">
            <text:p>-0.009577</text:p>
          </table:table-cell>
          <table:table-cell office:value-type="string" calcext:value-type="string">
            <text:p>0.000774</text:p>
          </table:table-cell>
        </table:table-row>
        <table:table-row table:style-name="ro1">
          <table:table-cell office:value-type="float" office:value="1527477052.46173" calcext:value-type="float">
            <text:p>1527477052.46173</text:p>
          </table:table-cell>
          <table:table-cell office:value-type="string" calcext:value-type="string">
            <text:p>PID_y</text:p>
          </table:table-cell>
          <table:table-cell office:value-type="float" office:value="-0.000916" calcext:value-type="float">
            <text:p>-0.000916</text:p>
          </table:table-cell>
          <table:table-cell office:value-type="float" office:value="-0.005968" calcext:value-type="float">
            <text:p>-0.005968</text:p>
          </table:table-cell>
          <table:table-cell office:value-type="float" office:value="-0.000654" calcext:value-type="float">
            <text:p>-0.000654</text:p>
          </table:table-cell>
          <table:table-cell office:value-type="float" office:value="-0.00597" calcext:value-type="float">
            <text:p>-0.00597</text:p>
          </table:table-cell>
          <table:table-cell office:value-type="float" office:value="-0.009577" calcext:value-type="float">
            <text:p>-0.009577</text:p>
          </table:table-cell>
          <table:table-cell office:value-type="string" calcext:value-type="string">
            <text:p>0.000774</text:p>
          </table:table-cell>
        </table:table-row>
        <table:table-row table:style-name="ro1">
          <table:table-cell office:value-type="float" office:value="1527477052.48119" calcext:value-type="float">
            <text:p>1527477052.48119</text:p>
          </table:table-cell>
          <table:table-cell office:value-type="string" calcext:value-type="string">
            <text:p>PID_x</text:p>
          </table:table-cell>
          <table:table-cell office:value-type="float" office:value="-0.001621" calcext:value-type="float">
            <text:p>-0.001621</text:p>
          </table:table-cell>
          <table:table-cell office:value-type="float" office:value="-0.006066" calcext:value-type="float">
            <text:p>-0.006066</text:p>
          </table:table-cell>
          <table:table-cell office:value-type="float" office:value="-0.001167" calcext:value-type="float">
            <text:p>-0.001167</text:p>
          </table:table-cell>
          <table:table-cell office:value-type="float" office:value="-0.006066" calcext:value-type="float">
            <text:p>-0.006066</text:p>
          </table:table-cell>
          <table:table-cell office:value-type="float" office:value="-0.0126" calcext:value-type="float">
            <text:p>-0.0126</text:p>
          </table:table-cell>
          <table:table-cell office:value-type="string" calcext:value-type="string">
            <text:p>0.000318</text:p>
          </table:table-cell>
        </table:table-row>
        <table:table-row table:style-name="ro1">
          <table:table-cell office:value-type="float" office:value="1527477052.48125" calcext:value-type="float">
            <text:p>1527477052.48125</text:p>
          </table:table-cell>
          <table:table-cell office:value-type="string" calcext:value-type="string">
            <text:p>PID_y</text:p>
          </table:table-cell>
          <table:table-cell office:value-type="float" office:value="-0.001621" calcext:value-type="float">
            <text:p>-0.001621</text:p>
          </table:table-cell>
          <table:table-cell office:value-type="float" office:value="-0.006066" calcext:value-type="float">
            <text:p>-0.006066</text:p>
          </table:table-cell>
          <table:table-cell office:value-type="float" office:value="-0.001167" calcext:value-type="float">
            <text:p>-0.001167</text:p>
          </table:table-cell>
          <table:table-cell office:value-type="float" office:value="-0.006066" calcext:value-type="float">
            <text:p>-0.006066</text:p>
          </table:table-cell>
          <table:table-cell office:value-type="float" office:value="-0.0126" calcext:value-type="float">
            <text:p>-0.0126</text:p>
          </table:table-cell>
          <table:table-cell office:value-type="string" calcext:value-type="string">
            <text:p>0.000318</text:p>
          </table:table-cell>
        </table:table-row>
        <table:table-row table:style-name="ro1">
          <table:table-cell office:value-type="float" office:value="1527477052.50165" calcext:value-type="float">
            <text:p>1527477052.50165</text:p>
          </table:table-cell>
          <table:table-cell office:value-type="string" calcext:value-type="string">
            <text:p>PID_x</text:p>
          </table:table-cell>
          <table:table-cell office:value-type="float" office:value="-0.001683" calcext:value-type="float">
            <text:p>-0.001683</text:p>
          </table:table-cell>
          <table:table-cell office:value-type="float" office:value="-0.00596" calcext:value-type="float">
            <text:p>-0.00596</text:p>
          </table:table-cell>
          <table:table-cell office:value-type="float" office:value="-0.00118" calcext:value-type="float">
            <text:p>-0.00118</text:p>
          </table:table-cell>
          <table:table-cell office:value-type="float" office:value="-0.005944" calcext:value-type="float">
            <text:p>-0.005944</text:p>
          </table:table-cell>
          <table:table-cell office:value-type="float" office:value="-0.013264" calcext:value-type="float">
            <text:p>-0.013264</text:p>
          </table:table-cell>
          <table:table-cell office:value-type="string" calcext:value-type="string">
            <text:p>-0.002341</text:p>
          </table:table-cell>
        </table:table-row>
        <table:table-row table:style-name="ro1">
          <table:table-cell office:value-type="float" office:value="1527477052.50173" calcext:value-type="float">
            <text:p>1527477052.50173</text:p>
          </table:table-cell>
          <table:table-cell office:value-type="string" calcext:value-type="string">
            <text:p>PID_y</text:p>
          </table:table-cell>
          <table:table-cell office:value-type="float" office:value="-0.001683" calcext:value-type="float">
            <text:p>-0.001683</text:p>
          </table:table-cell>
          <table:table-cell office:value-type="float" office:value="-0.00596" calcext:value-type="float">
            <text:p>-0.00596</text:p>
          </table:table-cell>
          <table:table-cell office:value-type="float" office:value="-0.00118" calcext:value-type="float">
            <text:p>-0.00118</text:p>
          </table:table-cell>
          <table:table-cell office:value-type="float" office:value="-0.005944" calcext:value-type="float">
            <text:p>-0.005944</text:p>
          </table:table-cell>
          <table:table-cell office:value-type="float" office:value="-0.013264" calcext:value-type="float">
            <text:p>-0.013264</text:p>
          </table:table-cell>
          <table:table-cell office:value-type="string" calcext:value-type="string">
            <text:p>-0.002341</text:p>
          </table:table-cell>
        </table:table-row>
        <table:table-row table:style-name="ro1">
          <table:table-cell office:value-type="float" office:value="1527477052.5213" calcext:value-type="float">
            <text:p>1527477052.5213</text:p>
          </table:table-cell>
          <table:table-cell office:value-type="string" calcext:value-type="string">
            <text:p>PID_x</text:p>
          </table:table-cell>
          <table:table-cell office:value-type="float" office:value="-0.001299" calcext:value-type="float">
            <text:p>-0.001299</text:p>
          </table:table-cell>
          <table:table-cell office:value-type="float" office:value="-0.006105" calcext:value-type="float">
            <text:p>-0.006105</text:p>
          </table:table-cell>
          <table:table-cell office:value-type="float" office:value="-0.001189" calcext:value-type="float">
            <text:p>-0.001189</text:p>
          </table:table-cell>
          <table:table-cell office:value-type="float" office:value="-0.006107" calcext:value-type="float">
            <text:p>-0.006107</text:p>
          </table:table-cell>
          <table:table-cell office:value-type="float" office:value="-0.006209" calcext:value-type="float">
            <text:p>-0.006209</text:p>
          </table:table-cell>
          <table:table-cell office:value-type="string" calcext:value-type="string">
            <text:p>0.000786</text:p>
          </table:table-cell>
        </table:table-row>
        <table:table-row table:style-name="ro1">
          <table:table-cell office:value-type="float" office:value="1527477052.52136" calcext:value-type="float">
            <text:p>1527477052.52136</text:p>
          </table:table-cell>
          <table:table-cell office:value-type="string" calcext:value-type="string">
            <text:p>PID_y</text:p>
          </table:table-cell>
          <table:table-cell office:value-type="float" office:value="-0.001299" calcext:value-type="float">
            <text:p>-0.001299</text:p>
          </table:table-cell>
          <table:table-cell office:value-type="float" office:value="-0.006105" calcext:value-type="float">
            <text:p>-0.006105</text:p>
          </table:table-cell>
          <table:table-cell office:value-type="float" office:value="-0.001189" calcext:value-type="float">
            <text:p>-0.001189</text:p>
          </table:table-cell>
          <table:table-cell office:value-type="float" office:value="-0.006107" calcext:value-type="float">
            <text:p>-0.006107</text:p>
          </table:table-cell>
          <table:table-cell office:value-type="float" office:value="-0.006209" calcext:value-type="float">
            <text:p>-0.006209</text:p>
          </table:table-cell>
          <table:table-cell office:value-type="string" calcext:value-type="string">
            <text:p>0.000786</text:p>
          </table:table-cell>
        </table:table-row>
        <table:table-row table:style-name="ro1">
          <table:table-cell office:value-type="float" office:value="1527477052.54066" calcext:value-type="float">
            <text:p>1527477052.54066</text:p>
          </table:table-cell>
          <table:table-cell office:value-type="string" calcext:value-type="string">
            <text:p>PID_x</text:p>
          </table:table-cell>
          <table:table-cell office:value-type="float" office:value="-0.002127" calcext:value-type="float">
            <text:p>-0.002127</text:p>
          </table:table-cell>
          <table:table-cell office:value-type="float" office:value="-0.006462" calcext:value-type="float">
            <text:p>-0.006462</text:p>
          </table:table-cell>
          <table:table-cell office:value-type="float" office:value="-0.001718" calcext:value-type="float">
            <text:p>-0.001718</text:p>
          </table:table-cell>
          <table:table-cell office:value-type="float" office:value="-0.006385" calcext:value-type="float">
            <text:p>-0.006385</text:p>
          </table:table-cell>
          <table:table-cell office:value-type="float" office:value="-0.011965" calcext:value-type="float">
            <text:p>-0.011965</text:p>
          </table:table-cell>
          <table:table-cell office:value-type="string" calcext:value-type="string">
            <text:p>-0.005173</text:p>
          </table:table-cell>
        </table:table-row>
        <table:table-row table:style-name="ro1">
          <table:table-cell office:value-type="float" office:value="1527477052.54073" calcext:value-type="float">
            <text:p>1527477052.54073</text:p>
          </table:table-cell>
          <table:table-cell office:value-type="string" calcext:value-type="string">
            <text:p>PID_y</text:p>
          </table:table-cell>
          <table:table-cell office:value-type="float" office:value="-0.002127" calcext:value-type="float">
            <text:p>-0.002127</text:p>
          </table:table-cell>
          <table:table-cell office:value-type="float" office:value="-0.006462" calcext:value-type="float">
            <text:p>-0.006462</text:p>
          </table:table-cell>
          <table:table-cell office:value-type="float" office:value="-0.001718" calcext:value-type="float">
            <text:p>-0.001718</text:p>
          </table:table-cell>
          <table:table-cell office:value-type="float" office:value="-0.006385" calcext:value-type="float">
            <text:p>-0.006385</text:p>
          </table:table-cell>
          <table:table-cell office:value-type="float" office:value="-0.011965" calcext:value-type="float">
            <text:p>-0.011965</text:p>
          </table:table-cell>
          <table:table-cell office:value-type="string" calcext:value-type="string">
            <text:p>-0.005173</text:p>
          </table:table-cell>
        </table:table-row>
        <table:table-row table:style-name="ro1">
          <table:table-cell office:value-type="float" office:value="1527477052.56112" calcext:value-type="float">
            <text:p>1527477052.56112</text:p>
          </table:table-cell>
          <table:table-cell office:value-type="string" calcext:value-type="string">
            <text:p>PID_x</text:p>
          </table:table-cell>
          <table:table-cell office:value-type="float" office:value="-0.002278" calcext:value-type="float">
            <text:p>-0.002278</text:p>
          </table:table-cell>
          <table:table-cell office:value-type="float" office:value="-0.006184" calcext:value-type="float">
            <text:p>-0.006184</text:p>
          </table:table-cell>
          <table:table-cell office:value-type="float" office:value="-0.00185" calcext:value-type="float">
            <text:p>-0.00185</text:p>
          </table:table-cell>
          <table:table-cell office:value-type="float" office:value="-0.00617" calcext:value-type="float">
            <text:p>-0.00617</text:p>
          </table:table-cell>
          <table:table-cell office:value-type="float" office:value="-0.012237" calcext:value-type="float">
            <text:p>-0.012237</text:p>
          </table:table-cell>
          <table:table-cell office:value-type="string" calcext:value-type="string">
            <text:p>-0.002218</text:p>
          </table:table-cell>
        </table:table-row>
        <table:table-row table:style-name="ro1">
          <table:table-cell office:value-type="float" office:value="1527477052.56116" calcext:value-type="float">
            <text:p>1527477052.56116</text:p>
          </table:table-cell>
          <table:table-cell office:value-type="string" calcext:value-type="string">
            <text:p>PID_y</text:p>
          </table:table-cell>
          <table:table-cell office:value-type="float" office:value="-0.002278" calcext:value-type="float">
            <text:p>-0.002278</text:p>
          </table:table-cell>
          <table:table-cell office:value-type="float" office:value="-0.006184" calcext:value-type="float">
            <text:p>-0.006184</text:p>
          </table:table-cell>
          <table:table-cell office:value-type="float" office:value="-0.00185" calcext:value-type="float">
            <text:p>-0.00185</text:p>
          </table:table-cell>
          <table:table-cell office:value-type="float" office:value="-0.00617" calcext:value-type="float">
            <text:p>-0.00617</text:p>
          </table:table-cell>
          <table:table-cell office:value-type="float" office:value="-0.012237" calcext:value-type="float">
            <text:p>-0.012237</text:p>
          </table:table-cell>
          <table:table-cell office:value-type="string" calcext:value-type="string">
            <text:p>-0.002218</text:p>
          </table:table-cell>
        </table:table-row>
        <table:table-row table:style-name="ro1">
          <table:table-cell office:value-type="float" office:value="1527477052.58163" calcext:value-type="float">
            <text:p>1527477052.58163</text:p>
          </table:table-cell>
          <table:table-cell office:value-type="string" calcext:value-type="string">
            <text:p>PID_x</text:p>
          </table:table-cell>
          <table:table-cell office:value-type="float" office:value="-0.002455" calcext:value-type="float">
            <text:p>-0.002455</text:p>
          </table:table-cell>
          <table:table-cell office:value-type="float" office:value="-0.006249" calcext:value-type="float">
            <text:p>-0.006249</text:p>
          </table:table-cell>
          <table:table-cell office:value-type="float" office:value="-0.002166" calcext:value-type="float">
            <text:p>-0.002166</text:p>
          </table:table-cell>
          <table:table-cell office:value-type="float" office:value="-0.006238" calcext:value-type="float">
            <text:p>-0.006238</text:p>
          </table:table-cell>
          <table:table-cell office:value-type="float" office:value="-0.010044" calcext:value-type="float">
            <text:p>-0.010044</text:p>
          </table:table-cell>
          <table:table-cell office:value-type="string" calcext:value-type="string">
            <text:p>-0.001897</text:p>
          </table:table-cell>
        </table:table-row>
        <table:table-row table:style-name="ro1">
          <table:table-cell office:value-type="float" office:value="1527477052.58166" calcext:value-type="float">
            <text:p>1527477052.58166</text:p>
          </table:table-cell>
          <table:table-cell office:value-type="string" calcext:value-type="string">
            <text:p>PID_y</text:p>
          </table:table-cell>
          <table:table-cell office:value-type="float" office:value="-0.002455" calcext:value-type="float">
            <text:p>-0.002455</text:p>
          </table:table-cell>
          <table:table-cell office:value-type="float" office:value="-0.006249" calcext:value-type="float">
            <text:p>-0.006249</text:p>
          </table:table-cell>
          <table:table-cell office:value-type="float" office:value="-0.002166" calcext:value-type="float">
            <text:p>-0.002166</text:p>
          </table:table-cell>
          <table:table-cell office:value-type="float" office:value="-0.006238" calcext:value-type="float">
            <text:p>-0.006238</text:p>
          </table:table-cell>
          <table:table-cell office:value-type="float" office:value="-0.010044" calcext:value-type="float">
            <text:p>-0.010044</text:p>
          </table:table-cell>
          <table:table-cell office:value-type="string" calcext:value-type="string">
            <text:p>-0.001897</text:p>
          </table:table-cell>
        </table:table-row>
        <table:table-row table:style-name="ro1">
          <table:table-cell office:value-type="float" office:value="1527477052.60113" calcext:value-type="float">
            <text:p>1527477052.60113</text:p>
          </table:table-cell>
          <table:table-cell office:value-type="string" calcext:value-type="string">
            <text:p>PID_x</text:p>
          </table:table-cell>
          <table:table-cell office:value-type="float" office:value="-0.002593" calcext:value-type="float">
            <text:p>-0.002593</text:p>
          </table:table-cell>
          <table:table-cell office:value-type="float" office:value="-0.006197" calcext:value-type="float">
            <text:p>-0.006197</text:p>
          </table:table-cell>
          <table:table-cell office:value-type="float" office:value="-0.002257" calcext:value-type="float">
            <text:p>-0.002257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10846" calcext:value-type="float">
            <text:p>-0.010846</text:p>
          </table:table-cell>
          <table:table-cell office:value-type="string" calcext:value-type="string">
            <text:p>-0.002490</text:p>
          </table:table-cell>
        </table:table-row>
        <table:table-row table:style-name="ro1">
          <table:table-cell office:value-type="float" office:value="1527477052.60117" calcext:value-type="float">
            <text:p>1527477052.60117</text:p>
          </table:table-cell>
          <table:table-cell office:value-type="string" calcext:value-type="string">
            <text:p>PID_y</text:p>
          </table:table-cell>
          <table:table-cell office:value-type="float" office:value="-0.002593" calcext:value-type="float">
            <text:p>-0.002593</text:p>
          </table:table-cell>
          <table:table-cell office:value-type="float" office:value="-0.006197" calcext:value-type="float">
            <text:p>-0.006197</text:p>
          </table:table-cell>
          <table:table-cell office:value-type="float" office:value="-0.002257" calcext:value-type="float">
            <text:p>-0.002257</text:p>
          </table:table-cell>
          <table:table-cell office:value-type="float" office:value="-0.00618" calcext:value-type="float">
            <text:p>-0.00618</text:p>
          </table:table-cell>
          <table:table-cell office:value-type="float" office:value="-0.010846" calcext:value-type="float">
            <text:p>-0.010846</text:p>
          </table:table-cell>
          <table:table-cell office:value-type="string" calcext:value-type="string">
            <text:p>-0.002490</text:p>
          </table:table-cell>
        </table:table-row>
        <table:table-row table:style-name="ro1">
          <table:table-cell office:value-type="float" office:value="1527477052.62166" calcext:value-type="float">
            <text:p>1527477052.62166</text:p>
          </table:table-cell>
          <table:table-cell office:value-type="string" calcext:value-type="string">
            <text:p>PID_x</text:p>
          </table:table-cell>
          <table:table-cell office:value-type="float" office:value="-0.002986" calcext:value-type="float">
            <text:p>-0.002986</text:p>
          </table:table-cell>
          <table:table-cell office:value-type="float" office:value="-0.006431" calcext:value-type="float">
            <text:p>-0.006431</text:p>
          </table:table-cell>
          <table:table-cell office:value-type="float" office:value="-0.002496" calcext:value-type="float">
            <text:p>-0.002496</text:p>
          </table:table-cell>
          <table:table-cell office:value-type="float" office:value="-0.006405" calcext:value-type="float">
            <text:p>-0.006405</text:p>
          </table:table-cell>
          <table:table-cell office:value-type="float" office:value="-0.013092" calcext:value-type="float">
            <text:p>-0.013092</text:p>
          </table:table-cell>
          <table:table-cell office:value-type="string" calcext:value-type="string">
            <text:p>-0.003029</text:p>
          </table:table-cell>
        </table:table-row>
        <table:table-row table:style-name="ro1">
          <table:table-cell office:value-type="float" office:value="1527477052.62171" calcext:value-type="float">
            <text:p>1527477052.62171</text:p>
          </table:table-cell>
          <table:table-cell office:value-type="string" calcext:value-type="string">
            <text:p>PID_y</text:p>
          </table:table-cell>
          <table:table-cell office:value-type="float" office:value="-0.002986" calcext:value-type="float">
            <text:p>-0.002986</text:p>
          </table:table-cell>
          <table:table-cell office:value-type="float" office:value="-0.006431" calcext:value-type="float">
            <text:p>-0.006431</text:p>
          </table:table-cell>
          <table:table-cell office:value-type="float" office:value="-0.002496" calcext:value-type="float">
            <text:p>-0.002496</text:p>
          </table:table-cell>
          <table:table-cell office:value-type="float" office:value="-0.006405" calcext:value-type="float">
            <text:p>-0.006405</text:p>
          </table:table-cell>
          <table:table-cell office:value-type="float" office:value="-0.013092" calcext:value-type="float">
            <text:p>-0.013092</text:p>
          </table:table-cell>
          <table:table-cell office:value-type="string" calcext:value-type="string">
            <text:p>-0.003029</text:p>
          </table:table-cell>
        </table:table-row>
        <table:table-row table:style-name="ro1">
          <table:table-cell office:value-type="float" office:value="1527477052.64114" calcext:value-type="float">
            <text:p>1527477052.64114</text:p>
          </table:table-cell>
          <table:table-cell office:value-type="string" calcext:value-type="string">
            <text:p>PID_x</text:p>
          </table:table-cell>
          <table:table-cell office:value-type="float" office:value="-0.00289" calcext:value-type="float">
            <text:p>-0.00289</text:p>
          </table:table-cell>
          <table:table-cell office:value-type="float" office:value="-0.006255" calcext:value-type="float">
            <text:p>-0.006255</text:p>
          </table:table-cell>
          <table:table-cell office:value-type="float" office:value="-0.002648" calcext:value-type="float">
            <text:p>-0.002648</text:p>
          </table:table-cell>
          <table:table-cell office:value-type="float" office:value="-0.00626" calcext:value-type="float">
            <text:p>-0.00626</text:p>
          </table:table-cell>
          <table:table-cell office:value-type="float" office:value="-0.009198" calcext:value-type="float">
            <text:p>-0.009198</text:p>
          </table:table-cell>
          <table:table-cell office:value-type="string" calcext:value-type="string">
            <text:p>0.001334</text:p>
          </table:table-cell>
        </table:table-row>
        <table:table-row table:style-name="ro1">
          <table:table-cell office:value-type="float" office:value="1527477052.6412" calcext:value-type="float">
            <text:p>1527477052.6412</text:p>
          </table:table-cell>
          <table:table-cell office:value-type="string" calcext:value-type="string">
            <text:p>PID_y</text:p>
          </table:table-cell>
          <table:table-cell office:value-type="float" office:value="-0.00289" calcext:value-type="float">
            <text:p>-0.00289</text:p>
          </table:table-cell>
          <table:table-cell office:value-type="float" office:value="-0.006255" calcext:value-type="float">
            <text:p>-0.006255</text:p>
          </table:table-cell>
          <table:table-cell office:value-type="float" office:value="-0.002648" calcext:value-type="float">
            <text:p>-0.002648</text:p>
          </table:table-cell>
          <table:table-cell office:value-type="float" office:value="-0.00626" calcext:value-type="float">
            <text:p>-0.00626</text:p>
          </table:table-cell>
          <table:table-cell office:value-type="float" office:value="-0.009198" calcext:value-type="float">
            <text:p>-0.009198</text:p>
          </table:table-cell>
          <table:table-cell office:value-type="string" calcext:value-type="string">
            <text:p>0.001334</text:p>
          </table:table-cell>
        </table:table-row>
        <table:table-row table:style-name="ro1">
          <table:table-cell office:value-type="float" office:value="1527477052.66165" calcext:value-type="float">
            <text:p>1527477052.66165</text:p>
          </table:table-cell>
          <table:table-cell office:value-type="string" calcext:value-type="string">
            <text:p>PID_x</text:p>
          </table:table-cell>
          <table:table-cell office:value-type="float" office:value="-0.003212" calcext:value-type="float">
            <text:p>-0.003212</text:p>
          </table:table-cell>
          <table:table-cell office:value-type="float" office:value="-0.006525" calcext:value-type="float">
            <text:p>-0.006525</text:p>
          </table:table-cell>
          <table:table-cell office:value-type="float" office:value="-0.002903" calcext:value-type="float">
            <text:p>-0.002903</text:p>
          </table:table-cell>
          <table:table-cell office:value-type="float" office:value="-0.006498" calcext:value-type="float">
            <text:p>-0.006498</text:p>
          </table:table-cell>
          <table:table-cell office:value-type="float" office:value="-0.010392" calcext:value-type="float">
            <text:p>-0.010392</text:p>
          </table:table-cell>
          <table:table-cell office:value-type="string" calcext:value-type="string">
            <text:p>-0.003095</text:p>
          </table:table-cell>
        </table:table-row>
        <table:table-row table:style-name="ro1">
          <table:table-cell office:value-type="float" office:value="1527477052.66173" calcext:value-type="float">
            <text:p>1527477052.66173</text:p>
          </table:table-cell>
          <table:table-cell office:value-type="string" calcext:value-type="string">
            <text:p>PID_y</text:p>
          </table:table-cell>
          <table:table-cell office:value-type="float" office:value="-0.003212" calcext:value-type="float">
            <text:p>-0.003212</text:p>
          </table:table-cell>
          <table:table-cell office:value-type="float" office:value="-0.006525" calcext:value-type="float">
            <text:p>-0.006525</text:p>
          </table:table-cell>
          <table:table-cell office:value-type="float" office:value="-0.002903" calcext:value-type="float">
            <text:p>-0.002903</text:p>
          </table:table-cell>
          <table:table-cell office:value-type="float" office:value="-0.006498" calcext:value-type="float">
            <text:p>-0.006498</text:p>
          </table:table-cell>
          <table:table-cell office:value-type="float" office:value="-0.010392" calcext:value-type="float">
            <text:p>-0.010392</text:p>
          </table:table-cell>
          <table:table-cell office:value-type="string" calcext:value-type="string">
            <text:p>-0.003095</text:p>
          </table:table-cell>
        </table:table-row>
        <table:table-row table:style-name="ro1">
          <table:table-cell office:value-type="float" office:value="1527477052.68124" calcext:value-type="float">
            <text:p>1527477052.68124</text:p>
          </table:table-cell>
          <table:table-cell office:value-type="string" calcext:value-type="string">
            <text:p>PID_x</text:p>
          </table:table-cell>
          <table:table-cell office:value-type="float" office:value="-0.003782" calcext:value-type="float">
            <text:p>-0.003782</text:p>
          </table:table-cell>
          <table:table-cell office:value-type="float" office:value="-0.006614" calcext:value-type="float">
            <text:p>-0.006614</text:p>
          </table:table-cell>
          <table:table-cell office:value-type="float" office:value="-0.003367" calcext:value-type="float">
            <text:p>-0.003367</text:p>
          </table:table-cell>
          <table:table-cell office:value-type="float" office:value="-0.006583" calcext:value-type="float">
            <text:p>-0.006583</text:p>
          </table:table-cell>
          <table:table-cell office:value-type="float" office:value="-0.012047" calcext:value-type="float">
            <text:p>-0.012047</text:p>
          </table:table-cell>
          <table:table-cell office:value-type="string" calcext:value-type="string">
            <text:p>-0.003293</text:p>
          </table:table-cell>
        </table:table-row>
        <table:table-row table:style-name="ro1">
          <table:table-cell office:value-type="float" office:value="1527477052.68129" calcext:value-type="float">
            <text:p>1527477052.68129</text:p>
          </table:table-cell>
          <table:table-cell office:value-type="string" calcext:value-type="string">
            <text:p>PID_y</text:p>
          </table:table-cell>
          <table:table-cell office:value-type="float" office:value="-0.003782" calcext:value-type="float">
            <text:p>-0.003782</text:p>
          </table:table-cell>
          <table:table-cell office:value-type="float" office:value="-0.006614" calcext:value-type="float">
            <text:p>-0.006614</text:p>
          </table:table-cell>
          <table:table-cell office:value-type="float" office:value="-0.003367" calcext:value-type="float">
            <text:p>-0.003367</text:p>
          </table:table-cell>
          <table:table-cell office:value-type="float" office:value="-0.006583" calcext:value-type="float">
            <text:p>-0.006583</text:p>
          </table:table-cell>
          <table:table-cell office:value-type="float" office:value="-0.012047" calcext:value-type="float">
            <text:p>-0.012047</text:p>
          </table:table-cell>
          <table:table-cell office:value-type="string" calcext:value-type="string">
            <text:p>-0.003293</text:p>
          </table:table-cell>
        </table:table-row>
        <table:table-row table:style-name="ro1">
          <table:table-cell office:value-type="float" office:value="1527477052.70062" calcext:value-type="float">
            <text:p>1527477052.70062</text:p>
          </table:table-cell>
          <table:table-cell office:value-type="string" calcext:value-type="string">
            <text:p>PID_x</text:p>
          </table:table-cell>
          <table:table-cell office:value-type="float" office:value="-0.003681" calcext:value-type="float">
            <text:p>-0.003681</text:p>
          </table:table-cell>
          <table:table-cell office:value-type="float" office:value="-0.006476" calcext:value-type="float">
            <text:p>-0.006476</text:p>
          </table:table-cell>
          <table:table-cell office:value-type="float" office:value="-0.003343" calcext:value-type="float">
            <text:p>-0.003343</text:p>
          </table:table-cell>
          <table:table-cell office:value-type="float" office:value="-0.006457" calcext:value-type="float">
            <text:p>-0.006457</text:p>
          </table:table-cell>
          <table:table-cell office:value-type="float" office:value="-0.010872" calcext:value-type="float">
            <text:p>-0.010872</text:p>
          </table:table-cell>
          <table:table-cell office:value-type="string" calcext:value-type="string">
            <text:p>-0.002597</text:p>
          </table:table-cell>
        </table:table-row>
        <table:table-row table:style-name="ro1">
          <table:table-cell office:value-type="float" office:value="1527477052.70067" calcext:value-type="float">
            <text:p>1527477052.70067</text:p>
          </table:table-cell>
          <table:table-cell office:value-type="string" calcext:value-type="string">
            <text:p>PID_y</text:p>
          </table:table-cell>
          <table:table-cell office:value-type="float" office:value="-0.003681" calcext:value-type="float">
            <text:p>-0.003681</text:p>
          </table:table-cell>
          <table:table-cell office:value-type="float" office:value="-0.006476" calcext:value-type="float">
            <text:p>-0.006476</text:p>
          </table:table-cell>
          <table:table-cell office:value-type="float" office:value="-0.003343" calcext:value-type="float">
            <text:p>-0.003343</text:p>
          </table:table-cell>
          <table:table-cell office:value-type="float" office:value="-0.006457" calcext:value-type="float">
            <text:p>-0.006457</text:p>
          </table:table-cell>
          <table:table-cell office:value-type="float" office:value="-0.010872" calcext:value-type="float">
            <text:p>-0.010872</text:p>
          </table:table-cell>
          <table:table-cell office:value-type="string" calcext:value-type="string">
            <text:p>-0.002597</text:p>
          </table:table-cell>
        </table:table-row>
        <table:table-row table:style-name="ro1">
          <table:table-cell office:value-type="float" office:value="1527477052.72115" calcext:value-type="float">
            <text:p>1527477052.72115</text:p>
          </table:table-cell>
          <table:table-cell office:value-type="string" calcext:value-type="string">
            <text:p>PID_x</text:p>
          </table:table-cell>
          <table:table-cell office:value-type="float" office:value="-0.003695" calcext:value-type="float">
            <text:p>-0.003695</text:p>
          </table:table-cell>
          <table:table-cell office:value-type="float" office:value="-0.006594" calcext:value-type="float">
            <text:p>-0.006594</text:p>
          </table:table-cell>
          <table:table-cell office:value-type="float" office:value="-0.003439" calcext:value-type="float">
            <text:p>-0.003439</text:p>
          </table:table-cell>
          <table:table-cell office:value-type="float" office:value="-0.006586" calcext:value-type="float">
            <text:p>-0.006586</text:p>
          </table:table-cell>
          <table:table-cell office:value-type="float" office:value="-0.009474" calcext:value-type="float">
            <text:p>-0.009474</text:p>
          </table:table-cell>
          <table:table-cell office:value-type="string" calcext:value-type="string">
            <text:p>-0.001658</text:p>
          </table:table-cell>
        </table:table-row>
        <table:table-row table:style-name="ro1">
          <table:table-cell office:value-type="float" office:value="1527477052.72121" calcext:value-type="float">
            <text:p>1527477052.72121</text:p>
          </table:table-cell>
          <table:table-cell office:value-type="string" calcext:value-type="string">
            <text:p>PID_y</text:p>
          </table:table-cell>
          <table:table-cell office:value-type="float" office:value="-0.003695" calcext:value-type="float">
            <text:p>-0.003695</text:p>
          </table:table-cell>
          <table:table-cell office:value-type="float" office:value="-0.006594" calcext:value-type="float">
            <text:p>-0.006594</text:p>
          </table:table-cell>
          <table:table-cell office:value-type="float" office:value="-0.003439" calcext:value-type="float">
            <text:p>-0.003439</text:p>
          </table:table-cell>
          <table:table-cell office:value-type="float" office:value="-0.006586" calcext:value-type="float">
            <text:p>-0.006586</text:p>
          </table:table-cell>
          <table:table-cell office:value-type="float" office:value="-0.009474" calcext:value-type="float">
            <text:p>-0.009474</text:p>
          </table:table-cell>
          <table:table-cell office:value-type="string" calcext:value-type="string">
            <text:p>-0.001658</text:p>
          </table:table-cell>
        </table:table-row>
        <table:table-row table:style-name="ro1">
          <table:table-cell office:value-type="float" office:value="1527477052.74167" calcext:value-type="float">
            <text:p>1527477052.74167</text:p>
          </table:table-cell>
          <table:table-cell office:value-type="string" calcext:value-type="string">
            <text:p>PID_x</text:p>
          </table:table-cell>
          <table:table-cell office:value-type="float" office:value="-0.004061" calcext:value-type="float">
            <text:p>-0.004061</text:p>
          </table:table-cell>
          <table:table-cell office:value-type="float" office:value="-0.006492" calcext:value-type="float">
            <text:p>-0.006492</text:p>
          </table:table-cell>
          <table:table-cell office:value-type="float" office:value="-0.003731" calcext:value-type="float">
            <text:p>-0.003731</text:p>
          </table:table-cell>
          <table:table-cell office:value-type="float" office:value="-0.006479" calcext:value-type="float">
            <text:p>-0.006479</text:p>
          </table:table-cell>
          <table:table-cell office:value-type="float" office:value="-0.010751" calcext:value-type="float">
            <text:p>-0.010751</text:p>
          </table:table-cell>
          <table:table-cell office:value-type="string" calcext:value-type="string">
            <text:p>-0.002105</text:p>
          </table:table-cell>
        </table:table-row>
        <table:table-row table:style-name="ro1">
          <table:table-cell office:value-type="float" office:value="1527477052.74172" calcext:value-type="float">
            <text:p>1527477052.74172</text:p>
          </table:table-cell>
          <table:table-cell office:value-type="string" calcext:value-type="string">
            <text:p>PID_y</text:p>
          </table:table-cell>
          <table:table-cell office:value-type="float" office:value="-0.004061" calcext:value-type="float">
            <text:p>-0.004061</text:p>
          </table:table-cell>
          <table:table-cell office:value-type="float" office:value="-0.006492" calcext:value-type="float">
            <text:p>-0.006492</text:p>
          </table:table-cell>
          <table:table-cell office:value-type="float" office:value="-0.003731" calcext:value-type="float">
            <text:p>-0.003731</text:p>
          </table:table-cell>
          <table:table-cell office:value-type="float" office:value="-0.006479" calcext:value-type="float">
            <text:p>-0.006479</text:p>
          </table:table-cell>
          <table:table-cell office:value-type="float" office:value="-0.010751" calcext:value-type="float">
            <text:p>-0.010751</text:p>
          </table:table-cell>
          <table:table-cell office:value-type="string" calcext:value-type="string">
            <text:p>-0.002105</text:p>
          </table:table-cell>
        </table:table-row>
        <table:table-row table:style-name="ro1">
          <table:table-cell office:value-type="float" office:value="1527477052.76114" calcext:value-type="float">
            <text:p>1527477052.76114</text:p>
          </table:table-cell>
          <table:table-cell office:value-type="string" calcext:value-type="string">
            <text:p>PID_x</text:p>
          </table:table-cell>
          <table:table-cell office:value-type="float" office:value="-0.004051" calcext:value-type="float">
            <text:p>-0.004051</text:p>
          </table:table-cell>
          <table:table-cell office:value-type="float" office:value="-0.00677" calcext:value-type="float">
            <text:p>-0.00677</text:p>
          </table:table-cell>
          <table:table-cell office:value-type="float" office:value="-0.003814" calcext:value-type="float">
            <text:p>-0.003814</text:p>
          </table:table-cell>
          <table:table-cell office:value-type="float" office:value="-0.006751" calcext:value-type="float">
            <text:p>-0.006751</text:p>
          </table:table-cell>
          <table:table-cell office:value-type="float" office:value="-0.009118" calcext:value-type="float">
            <text:p>-0.009118</text:p>
          </table:table-cell>
          <table:table-cell office:value-type="string" calcext:value-type="string">
            <text:p>-0.002573</text:p>
          </table:table-cell>
        </table:table-row>
        <table:table-row table:style-name="ro1">
          <table:table-cell office:value-type="float" office:value="1527477052.76118" calcext:value-type="float">
            <text:p>1527477052.76118</text:p>
          </table:table-cell>
          <table:table-cell office:value-type="string" calcext:value-type="string">
            <text:p>PID_y</text:p>
          </table:table-cell>
          <table:table-cell office:value-type="float" office:value="-0.004051" calcext:value-type="float">
            <text:p>-0.004051</text:p>
          </table:table-cell>
          <table:table-cell office:value-type="float" office:value="-0.00677" calcext:value-type="float">
            <text:p>-0.00677</text:p>
          </table:table-cell>
          <table:table-cell office:value-type="float" office:value="-0.003814" calcext:value-type="float">
            <text:p>-0.003814</text:p>
          </table:table-cell>
          <table:table-cell office:value-type="float" office:value="-0.006751" calcext:value-type="float">
            <text:p>-0.006751</text:p>
          </table:table-cell>
          <table:table-cell office:value-type="float" office:value="-0.009118" calcext:value-type="float">
            <text:p>-0.009118</text:p>
          </table:table-cell>
          <table:table-cell office:value-type="string" calcext:value-type="string">
            <text:p>-0.002573</text:p>
          </table:table-cell>
        </table:table-row>
        <table:table-row table:style-name="ro1">
          <table:table-cell office:value-type="float" office:value="1527477052.78163" calcext:value-type="float">
            <text:p>1527477052.78163</text:p>
          </table:table-cell>
          <table:table-cell office:value-type="string" calcext:value-type="string">
            <text:p>PID_x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-0.006468" calcext:value-type="float">
            <text:p>-0.006468</text:p>
          </table:table-cell>
          <table:table-cell office:value-type="float" office:value="-0.003907" calcext:value-type="float">
            <text:p>-0.003907</text:p>
          </table:table-cell>
          <table:table-cell office:value-type="float" office:value="-0.006471" calcext:value-type="float">
            <text:p>-0.006471</text:p>
          </table:table-cell>
          <table:table-cell office:value-type="float" office:value="-0.005295" calcext:value-type="float">
            <text:p>-0.005295</text:p>
          </table:table-cell>
          <table:table-cell office:value-type="string" calcext:value-type="string">
            <text:p>0.001024</text:p>
          </table:table-cell>
        </table:table-row>
        <table:table-row table:style-name="ro1">
          <table:table-cell office:value-type="float" office:value="1527477052.78168" calcext:value-type="float">
            <text:p>1527477052.78168</text:p>
          </table:table-cell>
          <table:table-cell office:value-type="string" calcext:value-type="string">
            <text:p>PID_y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-0.006468" calcext:value-type="float">
            <text:p>-0.006468</text:p>
          </table:table-cell>
          <table:table-cell office:value-type="float" office:value="-0.003907" calcext:value-type="float">
            <text:p>-0.003907</text:p>
          </table:table-cell>
          <table:table-cell office:value-type="float" office:value="-0.006471" calcext:value-type="float">
            <text:p>-0.006471</text:p>
          </table:table-cell>
          <table:table-cell office:value-type="float" office:value="-0.005295" calcext:value-type="float">
            <text:p>-0.005295</text:p>
          </table:table-cell>
          <table:table-cell office:value-type="string" calcext:value-type="string">
            <text:p>0.001024</text:p>
          </table:table-cell>
        </table:table-row>
        <table:table-row table:style-name="ro1">
          <table:table-cell office:value-type="float" office:value="1527477052.80119" calcext:value-type="float">
            <text:p>1527477052.80119</text:p>
          </table:table-cell>
          <table:table-cell office:value-type="string" calcext:value-type="string">
            <text:p>PID_x</text:p>
          </table:table-cell>
          <table:table-cell office:value-type="float" office:value="-0.004246" calcext:value-type="float">
            <text:p>-0.004246</text:p>
          </table:table-cell>
          <table:table-cell office:value-type="float" office:value="-0.006568" calcext:value-type="float">
            <text:p>-0.006568</text:p>
          </table:table-cell>
          <table:table-cell office:value-type="float" office:value="-0.004089" calcext:value-type="float">
            <text:p>-0.004089</text:p>
          </table:table-cell>
          <table:table-cell office:value-type="float" office:value="-0.006564" calcext:value-type="float">
            <text:p>-0.006564</text:p>
          </table:table-cell>
          <table:table-cell office:value-type="float" office:value="-0.007403" calcext:value-type="float">
            <text:p>-0.007403</text:p>
          </table:table-cell>
          <table:table-cell office:value-type="string" calcext:value-type="string">
            <text:p>-0.001222</text:p>
          </table:table-cell>
        </table:table-row>
        <table:table-row table:style-name="ro1">
          <table:table-cell office:value-type="float" office:value="1527477052.80124" calcext:value-type="float">
            <text:p>1527477052.80124</text:p>
          </table:table-cell>
          <table:table-cell office:value-type="string" calcext:value-type="string">
            <text:p>PID_y</text:p>
          </table:table-cell>
          <table:table-cell office:value-type="float" office:value="-0.004246" calcext:value-type="float">
            <text:p>-0.004246</text:p>
          </table:table-cell>
          <table:table-cell office:value-type="float" office:value="-0.006568" calcext:value-type="float">
            <text:p>-0.006568</text:p>
          </table:table-cell>
          <table:table-cell office:value-type="float" office:value="-0.004089" calcext:value-type="float">
            <text:p>-0.004089</text:p>
          </table:table-cell>
          <table:table-cell office:value-type="float" office:value="-0.006564" calcext:value-type="float">
            <text:p>-0.006564</text:p>
          </table:table-cell>
          <table:table-cell office:value-type="float" office:value="-0.007403" calcext:value-type="float">
            <text:p>-0.007403</text:p>
          </table:table-cell>
          <table:table-cell office:value-type="string" calcext:value-type="string">
            <text:p>-0.001222</text:p>
          </table:table-cell>
        </table:table-row>
        <table:table-row table:style-name="ro1">
          <table:table-cell office:value-type="float" office:value="1527477052.82162" calcext:value-type="float">
            <text:p>1527477052.82162</text:p>
          </table:table-cell>
          <table:table-cell office:value-type="string" calcext:value-type="string">
            <text:p>PID_x</text:p>
          </table:table-cell>
          <table:table-cell office:value-type="float" office:value="-0.004483" calcext:value-type="float">
            <text:p>-0.004483</text:p>
          </table:table-cell>
          <table:table-cell office:value-type="float" office:value="-0.007073" calcext:value-type="float">
            <text:p>-0.007073</text:p>
          </table:table-cell>
          <table:table-cell office:value-type="float" office:value="-0.004283" calcext:value-type="float">
            <text:p>-0.00428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8365" calcext:value-type="float">
            <text:p>-0.008365</text:p>
          </table:table-cell>
          <table:table-cell office:value-type="string" calcext:value-type="string">
            <text:p>-0.004406</text:p>
          </table:table-cell>
        </table:table-row>
        <table:table-row table:style-name="ro1">
          <table:table-cell office:value-type="float" office:value="1527477052.82167" calcext:value-type="float">
            <text:p>1527477052.82167</text:p>
          </table:table-cell>
          <table:table-cell office:value-type="string" calcext:value-type="string">
            <text:p>PID_y</text:p>
          </table:table-cell>
          <table:table-cell office:value-type="float" office:value="-0.004483" calcext:value-type="float">
            <text:p>-0.004483</text:p>
          </table:table-cell>
          <table:table-cell office:value-type="float" office:value="-0.007073" calcext:value-type="float">
            <text:p>-0.007073</text:p>
          </table:table-cell>
          <table:table-cell office:value-type="float" office:value="-0.004283" calcext:value-type="float">
            <text:p>-0.004283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8365" calcext:value-type="float">
            <text:p>-0.008365</text:p>
          </table:table-cell>
          <table:table-cell office:value-type="string" calcext:value-type="string">
            <text:p>-0.004406</text:p>
          </table:table-cell>
        </table:table-row>
        <table:table-row table:style-name="ro1">
          <table:table-cell office:value-type="float" office:value="1527477052.84122" calcext:value-type="float">
            <text:p>1527477052.84122</text:p>
          </table:table-cell>
          <table:table-cell office:value-type="string" calcext:value-type="string">
            <text:p>PID_x</text:p>
          </table:table-cell>
          <table:table-cell office:value-type="float" office:value="-0.004654" calcext:value-type="float">
            <text:p>-0.004654</text:p>
          </table:table-cell>
          <table:table-cell office:value-type="float" office:value="-0.006739" calcext:value-type="float">
            <text:p>-0.006739</text:p>
          </table:table-cell>
          <table:table-cell office:value-type="float" office:value="-0.004488" calcext:value-type="float">
            <text:p>-0.004488</text:p>
          </table:table-cell>
          <table:table-cell office:value-type="float" office:value="-0.006722" calcext:value-type="float">
            <text:p>-0.006722</text:p>
          </table:table-cell>
          <table:table-cell office:value-type="float" office:value="-0.007616" calcext:value-type="float">
            <text:p>-0.007616</text:p>
          </table:table-cell>
          <table:table-cell office:value-type="string" calcext:value-type="string">
            <text:p>-0.002439</text:p>
          </table:table-cell>
        </table:table-row>
        <table:table-row table:style-name="ro1">
          <table:table-cell office:value-type="float" office:value="1527477052.84129" calcext:value-type="float">
            <text:p>1527477052.84129</text:p>
          </table:table-cell>
          <table:table-cell office:value-type="string" calcext:value-type="string">
            <text:p>PID_y</text:p>
          </table:table-cell>
          <table:table-cell office:value-type="float" office:value="-0.004654" calcext:value-type="float">
            <text:p>-0.004654</text:p>
          </table:table-cell>
          <table:table-cell office:value-type="float" office:value="-0.006739" calcext:value-type="float">
            <text:p>-0.006739</text:p>
          </table:table-cell>
          <table:table-cell office:value-type="float" office:value="-0.004488" calcext:value-type="float">
            <text:p>-0.004488</text:p>
          </table:table-cell>
          <table:table-cell office:value-type="float" office:value="-0.006722" calcext:value-type="float">
            <text:p>-0.006722</text:p>
          </table:table-cell>
          <table:table-cell office:value-type="float" office:value="-0.007616" calcext:value-type="float">
            <text:p>-0.007616</text:p>
          </table:table-cell>
          <table:table-cell office:value-type="string" calcext:value-type="string">
            <text:p>-0.002439</text:p>
          </table:table-cell>
        </table:table-row>
        <table:table-row table:style-name="ro1">
          <table:table-cell office:value-type="float" office:value="1527477052.86062" calcext:value-type="float">
            <text:p>1527477052.86062</text:p>
          </table:table-cell>
          <table:table-cell office:value-type="string" calcext:value-type="string">
            <text:p>PID_x</text:p>
          </table:table-cell>
          <table:table-cell office:value-type="float" office:value="-0.005176" calcext:value-type="float">
            <text:p>-0.005176</text:p>
          </table:table-cell>
          <table:table-cell office:value-type="float" office:value="-0.007327" calcext:value-type="float">
            <text:p>-0.007327</text:p>
          </table:table-cell>
          <table:table-cell office:value-type="float" office:value="-0.004857" calcext:value-type="float">
            <text:p>-0.004857</text:p>
          </table:table-cell>
          <table:table-cell office:value-type="float" office:value="-0.007252" calcext:value-type="float">
            <text:p>-0.007252</text:p>
          </table:table-cell>
          <table:table-cell office:value-type="float" office:value="-0.010566" calcext:value-type="float">
            <text:p>-0.010566</text:p>
          </table:table-cell>
          <table:table-cell office:value-type="string" calcext:value-type="string">
            <text:p>-0.005107</text:p>
          </table:table-cell>
        </table:table-row>
        <table:table-row table:style-name="ro1">
          <table:table-cell office:value-type="float" office:value="1527477052.86067" calcext:value-type="float">
            <text:p>1527477052.86067</text:p>
          </table:table-cell>
          <table:table-cell office:value-type="string" calcext:value-type="string">
            <text:p>PID_y</text:p>
          </table:table-cell>
          <table:table-cell office:value-type="float" office:value="-0.005176" calcext:value-type="float">
            <text:p>-0.005176</text:p>
          </table:table-cell>
          <table:table-cell office:value-type="float" office:value="-0.007327" calcext:value-type="float">
            <text:p>-0.007327</text:p>
          </table:table-cell>
          <table:table-cell office:value-type="float" office:value="-0.004857" calcext:value-type="float">
            <text:p>-0.004857</text:p>
          </table:table-cell>
          <table:table-cell office:value-type="float" office:value="-0.007252" calcext:value-type="float">
            <text:p>-0.007252</text:p>
          </table:table-cell>
          <table:table-cell office:value-type="float" office:value="-0.010566" calcext:value-type="float">
            <text:p>-0.010566</text:p>
          </table:table-cell>
          <table:table-cell office:value-type="string" calcext:value-type="string">
            <text:p>-0.005107</text:p>
          </table:table-cell>
        </table:table-row>
        <table:table-row table:style-name="ro1">
          <table:table-cell office:value-type="float" office:value="1527477052.88117" calcext:value-type="float">
            <text:p>1527477052.88117</text:p>
          </table:table-cell>
          <table:table-cell office:value-type="string" calcext:value-type="string">
            <text:p>PID_x</text:p>
          </table:table-cell>
          <table:table-cell office:value-type="float" office:value="-0.005269" calcext:value-type="float">
            <text:p>-0.005269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198" calcext:value-type="float">
            <text:p>-0.007198</text:p>
          </table:table-cell>
          <table:table-cell office:value-type="float" office:value="-0.01056" calcext:value-type="float">
            <text:p>-0.01056</text:p>
          </table:table-cell>
          <table:table-cell office:value-type="string" calcext:value-type="string">
            <text:p>-0.007306</text:p>
          </table:table-cell>
        </table:table-row>
        <table:table-row table:style-name="ro1">
          <table:table-cell office:value-type="float" office:value="1527477052.88122" calcext:value-type="float">
            <text:p>1527477052.88122</text:p>
          </table:table-cell>
          <table:table-cell office:value-type="string" calcext:value-type="string">
            <text:p>PID_y</text:p>
          </table:table-cell>
          <table:table-cell office:value-type="float" office:value="-0.005269" calcext:value-type="float">
            <text:p>-0.005269</text:p>
          </table:table-cell>
          <table:table-cell office:value-type="float" office:value="-0.00735" calcext:value-type="float">
            <text:p>-0.00735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198" calcext:value-type="float">
            <text:p>-0.007198</text:p>
          </table:table-cell>
          <table:table-cell office:value-type="float" office:value="-0.01056" calcext:value-type="float">
            <text:p>-0.01056</text:p>
          </table:table-cell>
          <table:table-cell office:value-type="string" calcext:value-type="string">
            <text:p>-0.007306</text:p>
          </table:table-cell>
        </table:table-row>
        <table:table-row table:style-name="ro1">
          <table:table-cell office:value-type="float" office:value="1527477052.90164" calcext:value-type="float">
            <text:p>1527477052.90164</text:p>
          </table:table-cell>
          <table:table-cell office:value-type="string" calcext:value-type="string">
            <text:p>PID_x</text:p>
          </table:table-cell>
          <table:table-cell office:value-type="float" office:value="-0.00487" calcext:value-type="float">
            <text:p>-0.00487</text:p>
          </table:table-cell>
          <table:table-cell office:value-type="float" office:value="-0.007377" calcext:value-type="float">
            <text:p>-0.007377</text:p>
          </table:table-cell>
          <table:table-cell office:value-type="float" office:value="-0.004743" calcext:value-type="float">
            <text:p>-0.004743</text:p>
          </table:table-cell>
          <table:table-cell office:value-type="float" office:value="-0.007244" calcext:value-type="float">
            <text:p>-0.007244</text:p>
          </table:table-cell>
          <table:table-cell office:value-type="float" office:value="-0.006673" calcext:value-type="float">
            <text:p>-0.006673</text:p>
          </table:table-cell>
          <table:table-cell office:value-type="string" calcext:value-type="string">
            <text:p>-0.006812</text:p>
          </table:table-cell>
        </table:table-row>
        <table:table-row table:style-name="ro1">
          <table:table-cell office:value-type="float" office:value="1527477052.90168" calcext:value-type="float">
            <text:p>1527477052.90168</text:p>
          </table:table-cell>
          <table:table-cell office:value-type="string" calcext:value-type="string">
            <text:p>PID_y</text:p>
          </table:table-cell>
          <table:table-cell office:value-type="float" office:value="-0.00487" calcext:value-type="float">
            <text:p>-0.00487</text:p>
          </table:table-cell>
          <table:table-cell office:value-type="float" office:value="-0.007377" calcext:value-type="float">
            <text:p>-0.007377</text:p>
          </table:table-cell>
          <table:table-cell office:value-type="float" office:value="-0.004743" calcext:value-type="float">
            <text:p>-0.004743</text:p>
          </table:table-cell>
          <table:table-cell office:value-type="float" office:value="-0.007244" calcext:value-type="float">
            <text:p>-0.007244</text:p>
          </table:table-cell>
          <table:table-cell office:value-type="float" office:value="-0.006673" calcext:value-type="float">
            <text:p>-0.006673</text:p>
          </table:table-cell>
          <table:table-cell office:value-type="string" calcext:value-type="string">
            <text:p>-0.006812</text:p>
          </table:table-cell>
        </table:table-row>
        <table:table-row table:style-name="ro1">
          <table:table-cell office:value-type="float" office:value="1527477052.92114" calcext:value-type="float">
            <text:p>1527477052.92114</text:p>
          </table:table-cell>
          <table:table-cell office:value-type="string" calcext:value-type="string">
            <text:p>PID_x</text:p>
          </table:table-cell>
          <table:table-cell office:value-type="float" office:value="-0.005039" calcext:value-type="float">
            <text:p>-0.005039</text:p>
          </table:table-cell>
          <table:table-cell office:value-type="float" office:value="-0.007519" calcext:value-type="float">
            <text:p>-0.007519</text:p>
          </table:table-cell>
          <table:table-cell office:value-type="float" office:value="-0.004916" calcext:value-type="float">
            <text:p>-0.004916</text:p>
          </table:table-cell>
          <table:table-cell office:value-type="float" office:value="-0.007459" calcext:value-type="float">
            <text:p>-0.007459</text:p>
          </table:table-cell>
          <table:table-cell office:value-type="float" office:value="-0.006557" calcext:value-type="float">
            <text:p>-0.006557</text:p>
          </table:table-cell>
          <table:table-cell office:value-type="string" calcext:value-type="string">
            <text:p>-0.004570</text:p>
          </table:table-cell>
        </table:table-row>
        <table:table-row table:style-name="ro1">
          <table:table-cell office:value-type="float" office:value="1527477052.92119" calcext:value-type="float">
            <text:p>1527477052.92119</text:p>
          </table:table-cell>
          <table:table-cell office:value-type="string" calcext:value-type="string">
            <text:p>PID_y</text:p>
          </table:table-cell>
          <table:table-cell office:value-type="float" office:value="-0.005039" calcext:value-type="float">
            <text:p>-0.005039</text:p>
          </table:table-cell>
          <table:table-cell office:value-type="float" office:value="-0.007519" calcext:value-type="float">
            <text:p>-0.007519</text:p>
          </table:table-cell>
          <table:table-cell office:value-type="float" office:value="-0.004916" calcext:value-type="float">
            <text:p>-0.004916</text:p>
          </table:table-cell>
          <table:table-cell office:value-type="float" office:value="-0.007459" calcext:value-type="float">
            <text:p>-0.007459</text:p>
          </table:table-cell>
          <table:table-cell office:value-type="float" office:value="-0.006557" calcext:value-type="float">
            <text:p>-0.006557</text:p>
          </table:table-cell>
          <table:table-cell office:value-type="string" calcext:value-type="string">
            <text:p>-0.004570</text:p>
          </table:table-cell>
        </table:table-row>
        <table:table-row table:style-name="ro1">
          <table:table-cell office:value-type="float" office:value="1527477052.94156" calcext:value-type="float">
            <text:p>1527477052.94156</text:p>
          </table:table-cell>
          <table:table-cell office:value-type="string" calcext:value-type="string">
            <text:p>PID_x</text:p>
          </table:table-cell>
          <table:table-cell office:value-type="float" office:value="-0.004968" calcext:value-type="float">
            <text:p>-0.004968</text:p>
          </table:table-cell>
          <table:table-cell office:value-type="float" office:value="-0.007647" calcext:value-type="float">
            <text:p>-0.007647</text:p>
          </table:table-cell>
          <table:table-cell office:value-type="float" office:value="-0.004912" calcext:value-type="float">
            <text:p>-0.004912</text:p>
          </table:table-cell>
          <table:table-cell office:value-type="float" office:value="-0.007475" calcext:value-type="float">
            <text:p>-0.007475</text:p>
          </table:table-cell>
          <table:table-cell office:value-type="float" office:value="-0.004424" calcext:value-type="float">
            <text:p>-0.004424</text:p>
          </table:table-cell>
          <table:table-cell office:value-type="string" calcext:value-type="string">
            <text:p>-0.007744</text:p>
          </table:table-cell>
        </table:table-row>
        <table:table-row table:style-name="ro1">
          <table:table-cell office:value-type="float" office:value="1527477052.94161" calcext:value-type="float">
            <text:p>1527477052.94161</text:p>
          </table:table-cell>
          <table:table-cell office:value-type="string" calcext:value-type="string">
            <text:p>PID_y</text:p>
          </table:table-cell>
          <table:table-cell office:value-type="float" office:value="-0.004968" calcext:value-type="float">
            <text:p>-0.004968</text:p>
          </table:table-cell>
          <table:table-cell office:value-type="float" office:value="-0.007647" calcext:value-type="float">
            <text:p>-0.007647</text:p>
          </table:table-cell>
          <table:table-cell office:value-type="float" office:value="-0.004912" calcext:value-type="float">
            <text:p>-0.004912</text:p>
          </table:table-cell>
          <table:table-cell office:value-type="float" office:value="-0.007475" calcext:value-type="float">
            <text:p>-0.007475</text:p>
          </table:table-cell>
          <table:table-cell office:value-type="float" office:value="-0.004424" calcext:value-type="float">
            <text:p>-0.004424</text:p>
          </table:table-cell>
          <table:table-cell office:value-type="string" calcext:value-type="string">
            <text:p>-0.007744</text:p>
          </table:table-cell>
        </table:table-row>
        <table:table-row table:style-name="ro1">
          <table:table-cell office:value-type="float" office:value="1527477052.96104" calcext:value-type="float">
            <text:p>1527477052.96104</text:p>
          </table:table-cell>
          <table:table-cell office:value-type="string" calcext:value-type="string">
            <text:p>PID_x</text:p>
          </table:table-cell>
          <table:table-cell office:value-type="float" office:value="-0.005091" calcext:value-type="float">
            <text:p>-0.005091</text:p>
          </table:table-cell>
          <table:table-cell office:value-type="float" office:value="-0.007577" calcext:value-type="float">
            <text:p>-0.007577</text:p>
          </table:table-cell>
          <table:table-cell office:value-type="float" office:value="-0.005076" calcext:value-type="float">
            <text:p>-0.005076</text:p>
          </table:table-cell>
          <table:table-cell office:value-type="float" office:value="-0.00755" calcext:value-type="float">
            <text:p>-0.00755</text:p>
          </table:table-cell>
          <table:table-cell office:value-type="float" office:value="-0.002302" calcext:value-type="float">
            <text:p>-0.002302</text:p>
          </table:table-cell>
          <table:table-cell office:value-type="string" calcext:value-type="string">
            <text:p>-0.003053</text:p>
          </table:table-cell>
        </table:table-row>
        <table:table-row table:style-name="ro1">
          <table:table-cell office:value-type="float" office:value="1527477052.96109" calcext:value-type="float">
            <text:p>1527477052.96109</text:p>
          </table:table-cell>
          <table:table-cell office:value-type="string" calcext:value-type="string">
            <text:p>PID_y</text:p>
          </table:table-cell>
          <table:table-cell office:value-type="float" office:value="-0.005091" calcext:value-type="float">
            <text:p>-0.005091</text:p>
          </table:table-cell>
          <table:table-cell office:value-type="float" office:value="-0.007577" calcext:value-type="float">
            <text:p>-0.007577</text:p>
          </table:table-cell>
          <table:table-cell office:value-type="float" office:value="-0.005076" calcext:value-type="float">
            <text:p>-0.005076</text:p>
          </table:table-cell>
          <table:table-cell office:value-type="float" office:value="-0.00755" calcext:value-type="float">
            <text:p>-0.00755</text:p>
          </table:table-cell>
          <table:table-cell office:value-type="float" office:value="-0.002302" calcext:value-type="float">
            <text:p>-0.002302</text:p>
          </table:table-cell>
          <table:table-cell office:value-type="string" calcext:value-type="string">
            <text:p>-0.003053</text:p>
          </table:table-cell>
        </table:table-row>
        <table:table-row table:style-name="ro1">
          <table:table-cell office:value-type="float" office:value="1527477052.98155" calcext:value-type="float">
            <text:p>1527477052.98155</text:p>
          </table:table-cell>
          <table:table-cell office:value-type="string" calcext:value-type="string">
            <text:p>PID_x</text:p>
          </table:table-cell>
          <table:table-cell office:value-type="float" office:value="-0.005089" calcext:value-type="float">
            <text:p>-0.005089</text:p>
          </table:table-cell>
          <table:table-cell office:value-type="float" office:value="-0.00777" calcext:value-type="float">
            <text:p>-0.00777</text:p>
          </table:table-cell>
          <table:table-cell office:value-type="float" office:value="-0.005082" calcext:value-type="float">
            <text:p>-0.005082</text:p>
          </table:table-cell>
          <table:table-cell office:value-type="float" office:value="-0.007698" calcext:value-type="float">
            <text:p>-0.007698</text:p>
          </table:table-cell>
          <table:table-cell office:value-type="float" office:value="-0.001458" calcext:value-type="float">
            <text:p>-0.001458</text:p>
          </table:table-cell>
          <table:table-cell office:value-type="string" calcext:value-type="string">
            <text:p>-0.005026</text:p>
          </table:table-cell>
        </table:table-row>
        <table:table-row table:style-name="ro1">
          <table:table-cell office:value-type="float" office:value="1527477052.9816" calcext:value-type="float">
            <text:p>1527477052.9816</text:p>
          </table:table-cell>
          <table:table-cell office:value-type="string" calcext:value-type="string">
            <text:p>PID_y</text:p>
          </table:table-cell>
          <table:table-cell office:value-type="float" office:value="-0.005089" calcext:value-type="float">
            <text:p>-0.005089</text:p>
          </table:table-cell>
          <table:table-cell office:value-type="float" office:value="-0.00777" calcext:value-type="float">
            <text:p>-0.00777</text:p>
          </table:table-cell>
          <table:table-cell office:value-type="float" office:value="-0.005082" calcext:value-type="float">
            <text:p>-0.005082</text:p>
          </table:table-cell>
          <table:table-cell office:value-type="float" office:value="-0.007698" calcext:value-type="float">
            <text:p>-0.007698</text:p>
          </table:table-cell>
          <table:table-cell office:value-type="float" office:value="-0.001458" calcext:value-type="float">
            <text:p>-0.001458</text:p>
          </table:table-cell>
          <table:table-cell office:value-type="string" calcext:value-type="string">
            <text:p>-0.005026</text:p>
          </table:table-cell>
        </table:table-row>
        <table:table-row table:style-name="ro1">
          <table:table-cell office:value-type="float" office:value="1527477053.00105" calcext:value-type="float">
            <text:p>1527477053.00105</text:p>
          </table:table-cell>
          <table:table-cell office:value-type="string" calcext:value-type="string">
            <text:p>PID_x</text:p>
          </table:table-cell>
          <table:table-cell office:value-type="float" office:value="-0.005188" calcext:value-type="float">
            <text:p>-0.005188</text:p>
          </table:table-cell>
          <table:table-cell office:value-type="float" office:value="-0.008431" calcext:value-type="float">
            <text:p>-0.008431</text:p>
          </table:table-cell>
          <table:table-cell office:value-type="float" office:value="-0.005141" calcext:value-type="float">
            <text:p>-0.005141</text:p>
          </table:table-cell>
          <table:table-cell office:value-type="float" office:value="-0.008175" calcext:value-type="float">
            <text:p>-0.008175</text:p>
          </table:table-cell>
          <table:table-cell office:value-type="float" office:value="-0.004083" calcext:value-type="float">
            <text:p>-0.004083</text:p>
          </table:table-cell>
          <table:table-cell office:value-type="string" calcext:value-type="string">
            <text:p>-0.009466</text:p>
          </table:table-cell>
        </table:table-row>
        <table:table-row table:style-name="ro1">
          <table:table-cell office:value-type="float" office:value="1527477053.00109" calcext:value-type="float">
            <text:p>1527477053.00109</text:p>
          </table:table-cell>
          <table:table-cell office:value-type="string" calcext:value-type="string">
            <text:p>PID_y</text:p>
          </table:table-cell>
          <table:table-cell office:value-type="float" office:value="-0.005188" calcext:value-type="float">
            <text:p>-0.005188</text:p>
          </table:table-cell>
          <table:table-cell office:value-type="float" office:value="-0.008431" calcext:value-type="float">
            <text:p>-0.008431</text:p>
          </table:table-cell>
          <table:table-cell office:value-type="float" office:value="-0.005141" calcext:value-type="float">
            <text:p>-0.005141</text:p>
          </table:table-cell>
          <table:table-cell office:value-type="float" office:value="-0.008175" calcext:value-type="float">
            <text:p>-0.008175</text:p>
          </table:table-cell>
          <table:table-cell office:value-type="float" office:value="-0.004083" calcext:value-type="float">
            <text:p>-0.004083</text:p>
          </table:table-cell>
          <table:table-cell office:value-type="string" calcext:value-type="string">
            <text:p>-0.009466</text:p>
          </table:table-cell>
        </table:table-row>
        <table:table-row table:style-name="ro1">
          <table:table-cell office:value-type="float" office:value="1527477053.02143" calcext:value-type="float">
            <text:p>1527477053.02143</text:p>
          </table:table-cell>
          <table:table-cell office:value-type="string" calcext:value-type="string">
            <text:p>PID_x</text:p>
          </table:table-cell>
          <table:table-cell office:value-type="float" office:value="-0.004951" calcext:value-type="float">
            <text:p>-0.004951</text:p>
          </table:table-cell>
          <table:table-cell office:value-type="float" office:value="-0.007998" calcext:value-type="float">
            <text:p>-0.007998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93" calcext:value-type="float">
            <text:p>-0.00793</text:p>
          </table:table-cell>
          <table:table-cell office:value-type="float" office:value="-0.000437" calcext:value-type="float">
            <text:p>-0.000437</text:p>
          </table:table-cell>
          <table:table-cell office:value-type="string" calcext:value-type="string">
            <text:p>-0.004863</text:p>
          </table:table-cell>
        </table:table-row>
        <table:table-row table:style-name="ro1">
          <table:table-cell office:value-type="float" office:value="1527477053.02147" calcext:value-type="float">
            <text:p>1527477053.02147</text:p>
          </table:table-cell>
          <table:table-cell office:value-type="string" calcext:value-type="string">
            <text:p>PID_y</text:p>
          </table:table-cell>
          <table:table-cell office:value-type="float" office:value="-0.004951" calcext:value-type="float">
            <text:p>-0.004951</text:p>
          </table:table-cell>
          <table:table-cell office:value-type="float" office:value="-0.007998" calcext:value-type="float">
            <text:p>-0.007998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793" calcext:value-type="float">
            <text:p>-0.00793</text:p>
          </table:table-cell>
          <table:table-cell office:value-type="float" office:value="-0.000437" calcext:value-type="float">
            <text:p>-0.000437</text:p>
          </table:table-cell>
          <table:table-cell office:value-type="string" calcext:value-type="string">
            <text:p>-0.004863</text:p>
          </table:table-cell>
        </table:table-row>
        <table:table-row table:style-name="ro1">
          <table:table-cell office:value-type="float" office:value="1527477053.04081" calcext:value-type="float">
            <text:p>1527477053.04081</text:p>
          </table:table-cell>
          <table:table-cell office:value-type="string" calcext:value-type="string">
            <text:p>PID_x</text:p>
          </table:table-cell>
          <table:table-cell office:value-type="float" office:value="-0.004976" calcext:value-type="float">
            <text:p>-0.004976</text:p>
          </table:table-cell>
          <table:table-cell office:value-type="float" office:value="-0.008441" calcext:value-type="float">
            <text:p>-0.008441</text:p>
          </table:table-cell>
          <table:table-cell office:value-type="float" office:value="-0.004975" calcext:value-type="float">
            <text:p>-0.004975</text:p>
          </table:table-cell>
          <table:table-cell office:value-type="float" office:value="-0.008256" calcext:value-type="float">
            <text:p>-0.008256</text:p>
          </table:table-cell>
          <table:table-cell office:value-type="float" office:value="-0.000727" calcext:value-type="float">
            <text:p>-0.000727</text:p>
          </table:table-cell>
          <table:table-cell office:value-type="string" calcext:value-type="string">
            <text:p>-0.008061</text:p>
          </table:table-cell>
        </table:table-row>
        <table:table-row table:style-name="ro1">
          <table:table-cell office:value-type="float" office:value="1527477053.04086" calcext:value-type="float">
            <text:p>1527477053.04086</text:p>
          </table:table-cell>
          <table:table-cell office:value-type="string" calcext:value-type="string">
            <text:p>PID_y</text:p>
          </table:table-cell>
          <table:table-cell office:value-type="float" office:value="-0.004976" calcext:value-type="float">
            <text:p>-0.004976</text:p>
          </table:table-cell>
          <table:table-cell office:value-type="float" office:value="-0.008441" calcext:value-type="float">
            <text:p>-0.008441</text:p>
          </table:table-cell>
          <table:table-cell office:value-type="float" office:value="-0.004975" calcext:value-type="float">
            <text:p>-0.004975</text:p>
          </table:table-cell>
          <table:table-cell office:value-type="float" office:value="-0.008256" calcext:value-type="float">
            <text:p>-0.008256</text:p>
          </table:table-cell>
          <table:table-cell office:value-type="float" office:value="-0.000727" calcext:value-type="float">
            <text:p>-0.000727</text:p>
          </table:table-cell>
          <table:table-cell office:value-type="string" calcext:value-type="string">
            <text:p>-0.008061</text:p>
          </table:table-cell>
        </table:table-row>
        <table:table-row table:style-name="ro1">
          <table:table-cell office:value-type="float" office:value="1527477053.06137" calcext:value-type="float">
            <text:p>1527477053.06137</text:p>
          </table:table-cell>
          <table:table-cell office:value-type="string" calcext:value-type="string">
            <text:p>PID_x</text:p>
          </table:table-cell>
          <table:table-cell office:value-type="float" office:value="-0.004937" calcext:value-type="float">
            <text:p>-0.004937</text:p>
          </table:table-cell>
          <table:table-cell office:value-type="float" office:value="-0.008643" calcext:value-type="float">
            <text:p>-0.008643</text:p>
          </table:table-cell>
          <table:table-cell office:value-type="float" office:value="-0.004942" calcext:value-type="float">
            <text:p>-0.004942</text:p>
          </table:table-cell>
          <table:table-cell office:value-type="float" office:value="-0.008418" calcext:value-type="float">
            <text:p>-0.008418</text:p>
          </table:table-cell>
          <table:table-cell office:value-type="float" office:value="0.001273" calcext:value-type="float">
            <text:p>0.001273</text:p>
          </table:table-cell>
          <table:table-cell office:value-type="string" calcext:value-type="string">
            <text:p>-0.008872</text:p>
          </table:table-cell>
        </table:table-row>
        <table:table-row table:style-name="ro1">
          <table:table-cell office:value-type="float" office:value="1527477053.06142" calcext:value-type="float">
            <text:p>1527477053.06142</text:p>
          </table:table-cell>
          <table:table-cell office:value-type="string" calcext:value-type="string">
            <text:p>PID_y</text:p>
          </table:table-cell>
          <table:table-cell office:value-type="float" office:value="-0.004937" calcext:value-type="float">
            <text:p>-0.004937</text:p>
          </table:table-cell>
          <table:table-cell office:value-type="float" office:value="-0.008643" calcext:value-type="float">
            <text:p>-0.008643</text:p>
          </table:table-cell>
          <table:table-cell office:value-type="float" office:value="-0.004942" calcext:value-type="float">
            <text:p>-0.004942</text:p>
          </table:table-cell>
          <table:table-cell office:value-type="float" office:value="-0.008418" calcext:value-type="float">
            <text:p>-0.008418</text:p>
          </table:table-cell>
          <table:table-cell office:value-type="float" office:value="0.001273" calcext:value-type="float">
            <text:p>0.001273</text:p>
          </table:table-cell>
          <table:table-cell office:value-type="string" calcext:value-type="string">
            <text:p>-0.008872</text:p>
          </table:table-cell>
        </table:table-row>
        <table:table-row table:style-name="ro1">
          <table:table-cell office:value-type="float" office:value="1527477053.08083" calcext:value-type="float">
            <text:p>1527477053.08083</text:p>
          </table:table-cell>
          <table:table-cell office:value-type="string" calcext:value-type="string">
            <text:p>PID_x</text:p>
          </table:table-cell>
          <table:table-cell office:value-type="float" office:value="-0.004741" calcext:value-type="float">
            <text:p>-0.004741</text:p>
          </table:table-cell>
          <table:table-cell office:value-type="float" office:value="-0.008683" calcext:value-type="float">
            <text:p>-0.008683</text:p>
          </table:table-cell>
          <table:table-cell office:value-type="float" office:value="-0.004769" calcext:value-type="float">
            <text:p>-0.004769</text:p>
          </table:table-cell>
          <table:table-cell office:value-type="float" office:value="-0.008491" calcext:value-type="float">
            <text:p>-0.008491</text:p>
          </table:table-cell>
          <table:table-cell office:value-type="float" office:value="0.003119" calcext:value-type="float">
            <text:p>0.003119</text:p>
          </table:table-cell>
          <table:table-cell office:value-type="string" calcext:value-type="string">
            <text:p>-0.008184</text:p>
          </table:table-cell>
        </table:table-row>
        <table:table-row table:style-name="ro1">
          <table:table-cell office:value-type="float" office:value="1527477053.08088" calcext:value-type="float">
            <text:p>1527477053.08088</text:p>
          </table:table-cell>
          <table:table-cell office:value-type="string" calcext:value-type="string">
            <text:p>PID_y</text:p>
          </table:table-cell>
          <table:table-cell office:value-type="float" office:value="-0.004741" calcext:value-type="float">
            <text:p>-0.004741</text:p>
          </table:table-cell>
          <table:table-cell office:value-type="float" office:value="-0.008683" calcext:value-type="float">
            <text:p>-0.008683</text:p>
          </table:table-cell>
          <table:table-cell office:value-type="float" office:value="-0.004769" calcext:value-type="float">
            <text:p>-0.004769</text:p>
          </table:table-cell>
          <table:table-cell office:value-type="float" office:value="-0.008491" calcext:value-type="float">
            <text:p>-0.008491</text:p>
          </table:table-cell>
          <table:table-cell office:value-type="float" office:value="0.003119" calcext:value-type="float">
            <text:p>0.003119</text:p>
          </table:table-cell>
          <table:table-cell office:value-type="string" calcext:value-type="string">
            <text:p>-0.008184</text:p>
          </table:table-cell>
        </table:table-row>
        <table:table-row table:style-name="ro1">
          <table:table-cell office:value-type="float" office:value="1527477053.10141" calcext:value-type="float">
            <text:p>1527477053.10141</text:p>
          </table:table-cell>
          <table:table-cell office:value-type="string" calcext:value-type="string">
            <text:p>PID_x</text:p>
          </table:table-cell>
          <table:table-cell office:value-type="float" office:value="-0.004745" calcext:value-type="float">
            <text:p>-0.004745</text:p>
          </table:table-cell>
          <table:table-cell office:value-type="float" office:value="-0.00839" calcext:value-type="float">
            <text:p>-0.00839</text:p>
          </table:table-cell>
          <table:table-cell office:value-type="float" office:value="-0.004782" calcext:value-type="float">
            <text:p>-0.004782</text:p>
          </table:table-cell>
          <table:table-cell office:value-type="float" office:value="-0.008377" calcext:value-type="float">
            <text:p>-0.008377</text:p>
          </table:table-cell>
          <table:table-cell office:value-type="float" office:value="0.003585" calcext:value-type="float">
            <text:p>0.003585</text:p>
          </table:table-cell>
          <table:table-cell office:value-type="string" calcext:value-type="string">
            <text:p>-0.002175</text:p>
          </table:table-cell>
        </table:table-row>
        <table:table-row table:style-name="ro1">
          <table:table-cell office:value-type="float" office:value="1527477053.10146" calcext:value-type="float">
            <text:p>1527477053.10146</text:p>
          </table:table-cell>
          <table:table-cell office:value-type="string" calcext:value-type="string">
            <text:p>PID_y</text:p>
          </table:table-cell>
          <table:table-cell office:value-type="float" office:value="-0.004745" calcext:value-type="float">
            <text:p>-0.004745</text:p>
          </table:table-cell>
          <table:table-cell office:value-type="float" office:value="-0.00839" calcext:value-type="float">
            <text:p>-0.00839</text:p>
          </table:table-cell>
          <table:table-cell office:value-type="float" office:value="-0.004782" calcext:value-type="float">
            <text:p>-0.004782</text:p>
          </table:table-cell>
          <table:table-cell office:value-type="float" office:value="-0.008377" calcext:value-type="float">
            <text:p>-0.008377</text:p>
          </table:table-cell>
          <table:table-cell office:value-type="float" office:value="0.003585" calcext:value-type="float">
            <text:p>0.003585</text:p>
          </table:table-cell>
          <table:table-cell office:value-type="string" calcext:value-type="string">
            <text:p>-0.002175</text:p>
          </table:table-cell>
        </table:table-row>
        <table:table-row table:style-name="ro1">
          <table:table-cell office:value-type="float" office:value="1527477053.12093" calcext:value-type="float">
            <text:p>1527477053.12093</text:p>
          </table:table-cell>
          <table:table-cell office:value-type="string" calcext:value-type="string">
            <text:p>PID_x</text:p>
          </table:table-cell>
          <table:table-cell office:value-type="float" office:value="-0.00466" calcext:value-type="float">
            <text:p>-0.00466</text:p>
          </table:table-cell>
          <table:table-cell office:value-type="float" office:value="-0.008593" calcext:value-type="float">
            <text:p>-0.008593</text:p>
          </table:table-cell>
          <table:table-cell office:value-type="float" office:value="-0.004682" calcext:value-type="float">
            <text:p>-0.004682</text:p>
          </table:table-cell>
          <table:table-cell office:value-type="float" office:value="-0.008496" calcext:value-type="float">
            <text:p>-0.008496</text:p>
          </table:table-cell>
          <table:table-cell office:value-type="float" office:value="0.002747" calcext:value-type="float">
            <text:p>0.002747</text:p>
          </table:table-cell>
          <table:table-cell office:value-type="string" calcext:value-type="string">
            <text:p>-0.005803</text:p>
          </table:table-cell>
        </table:table-row>
        <table:table-row table:style-name="ro1">
          <table:table-cell office:value-type="float" office:value="1527477053.12098" calcext:value-type="float">
            <text:p>1527477053.12098</text:p>
          </table:table-cell>
          <table:table-cell office:value-type="string" calcext:value-type="string">
            <text:p>PID_y</text:p>
          </table:table-cell>
          <table:table-cell office:value-type="float" office:value="-0.00466" calcext:value-type="float">
            <text:p>-0.00466</text:p>
          </table:table-cell>
          <table:table-cell office:value-type="float" office:value="-0.008593" calcext:value-type="float">
            <text:p>-0.008593</text:p>
          </table:table-cell>
          <table:table-cell office:value-type="float" office:value="-0.004682" calcext:value-type="float">
            <text:p>-0.004682</text:p>
          </table:table-cell>
          <table:table-cell office:value-type="float" office:value="-0.008496" calcext:value-type="float">
            <text:p>-0.008496</text:p>
          </table:table-cell>
          <table:table-cell office:value-type="float" office:value="0.002747" calcext:value-type="float">
            <text:p>0.002747</text:p>
          </table:table-cell>
          <table:table-cell office:value-type="string" calcext:value-type="string">
            <text:p>-0.005803</text:p>
          </table:table-cell>
        </table:table-row>
        <table:table-row table:style-name="ro1">
          <table:table-cell office:value-type="float" office:value="1527477053.14139" calcext:value-type="float">
            <text:p>1527477053.14139</text:p>
          </table:table-cell>
          <table:table-cell office:value-type="string" calcext:value-type="string">
            <text:p>PID_x</text:p>
          </table:table-cell>
          <table:table-cell office:value-type="float" office:value="-0.004902" calcext:value-type="float">
            <text:p>-0.004902</text:p>
          </table:table-cell>
          <table:table-cell office:value-type="float" office:value="-0.009053" calcext:value-type="float">
            <text:p>-0.009053</text:p>
          </table:table-cell>
          <table:table-cell office:value-type="float" office:value="-0.004904" calcext:value-type="float">
            <text:p>-0.004904</text:p>
          </table:table-cell>
          <table:table-cell office:value-type="float" office:value="-0.008926" calcext:value-type="float">
            <text:p>-0.008926</text:p>
          </table:table-cell>
          <table:table-cell office:value-type="float" office:value="0.00082" calcext:value-type="float">
            <text:p>0.00082</text:p>
          </table:table-cell>
          <table:table-cell office:value-type="string" calcext:value-type="string">
            <text:p>-0.006662</text:p>
          </table:table-cell>
        </table:table-row>
        <table:table-row table:style-name="ro1">
          <table:table-cell office:value-type="float" office:value="1527477053.14147" calcext:value-type="float">
            <text:p>1527477053.14147</text:p>
          </table:table-cell>
          <table:table-cell office:value-type="string" calcext:value-type="string">
            <text:p>PID_y</text:p>
          </table:table-cell>
          <table:table-cell office:value-type="float" office:value="-0.004902" calcext:value-type="float">
            <text:p>-0.004902</text:p>
          </table:table-cell>
          <table:table-cell office:value-type="float" office:value="-0.009053" calcext:value-type="float">
            <text:p>-0.009053</text:p>
          </table:table-cell>
          <table:table-cell office:value-type="float" office:value="-0.004904" calcext:value-type="float">
            <text:p>-0.004904</text:p>
          </table:table-cell>
          <table:table-cell office:value-type="float" office:value="-0.008926" calcext:value-type="float">
            <text:p>-0.008926</text:p>
          </table:table-cell>
          <table:table-cell office:value-type="float" office:value="0.00082" calcext:value-type="float">
            <text:p>0.00082</text:p>
          </table:table-cell>
          <table:table-cell office:value-type="string" calcext:value-type="string">
            <text:p>-0.006662</text:p>
          </table:table-cell>
        </table:table-row>
        <table:table-row table:style-name="ro1">
          <table:table-cell office:value-type="float" office:value="1527477053.1609" calcext:value-type="float">
            <text:p>1527477053.1609</text:p>
          </table:table-cell>
          <table:table-cell office:value-type="string" calcext:value-type="string">
            <text:p>PID_x</text:p>
          </table:table-cell>
          <table:table-cell office:value-type="float" office:value="-0.004602" calcext:value-type="float">
            <text:p>-0.004602</text:p>
          </table:table-cell>
          <table:table-cell office:value-type="float" office:value="-0.008606" calcext:value-type="float">
            <text:p>-0.008606</text:p>
          </table:table-cell>
          <table:table-cell office:value-type="float" office:value="-0.004633" calcext:value-type="float">
            <text:p>-0.004633</text:p>
          </table:table-cell>
          <table:table-cell office:value-type="float" office:value="-0.008598" calcext:value-type="float">
            <text:p>-0.008598</text:p>
          </table:table-cell>
          <table:table-cell office:value-type="float" office:value="0.003275" calcext:value-type="float">
            <text:p>0.003275</text:p>
          </table:table-cell>
          <table:table-cell office:value-type="string" calcext:value-type="string">
            <text:p>-0.001717</text:p>
          </table:table-cell>
        </table:table-row>
        <table:table-row table:style-name="ro1">
          <table:table-cell office:value-type="float" office:value="1527477053.16095" calcext:value-type="float">
            <text:p>1527477053.16095</text:p>
          </table:table-cell>
          <table:table-cell office:value-type="string" calcext:value-type="string">
            <text:p>PID_y</text:p>
          </table:table-cell>
          <table:table-cell office:value-type="float" office:value="-0.004602" calcext:value-type="float">
            <text:p>-0.004602</text:p>
          </table:table-cell>
          <table:table-cell office:value-type="float" office:value="-0.008606" calcext:value-type="float">
            <text:p>-0.008606</text:p>
          </table:table-cell>
          <table:table-cell office:value-type="float" office:value="-0.004633" calcext:value-type="float">
            <text:p>-0.004633</text:p>
          </table:table-cell>
          <table:table-cell office:value-type="float" office:value="-0.008598" calcext:value-type="float">
            <text:p>-0.008598</text:p>
          </table:table-cell>
          <table:table-cell office:value-type="float" office:value="0.003275" calcext:value-type="float">
            <text:p>0.003275</text:p>
          </table:table-cell>
          <table:table-cell office:value-type="string" calcext:value-type="string">
            <text:p>-0.001717</text:p>
          </table:table-cell>
        </table:table-row>
        <table:table-row table:style-name="ro1">
          <table:table-cell office:value-type="float" office:value="1527477053.18143" calcext:value-type="float">
            <text:p>1527477053.18143</text:p>
          </table:table-cell>
          <table:table-cell office:value-type="string" calcext:value-type="string">
            <text:p>PID_x</text:p>
          </table:table-cell>
          <table:table-cell office:value-type="float" office:value="-0.004484" calcext:value-type="float">
            <text:p>-0.004484</text:p>
          </table:table-cell>
          <table:table-cell office:value-type="float" office:value="-0.008826" calcext:value-type="float">
            <text:p>-0.008826</text:p>
          </table:table-cell>
          <table:table-cell office:value-type="float" office:value="-0.004506" calcext:value-type="float">
            <text:p>-0.004506</text:p>
          </table:table-cell>
          <table:table-cell office:value-type="float" office:value="-0.008801" calcext:value-type="float">
            <text:p>-0.008801</text:p>
          </table:table-cell>
          <table:table-cell office:value-type="float" office:value="0.002733" calcext:value-type="float">
            <text:p>0.002733</text:p>
          </table:table-cell>
          <table:table-cell office:value-type="string" calcext:value-type="string">
            <text:p>-0.002940</text:p>
          </table:table-cell>
        </table:table-row>
        <table:table-row table:style-name="ro1">
          <table:table-cell office:value-type="float" office:value="1527477053.18149" calcext:value-type="float">
            <text:p>1527477053.18149</text:p>
          </table:table-cell>
          <table:table-cell office:value-type="string" calcext:value-type="string">
            <text:p>PID_y</text:p>
          </table:table-cell>
          <table:table-cell office:value-type="float" office:value="-0.004484" calcext:value-type="float">
            <text:p>-0.004484</text:p>
          </table:table-cell>
          <table:table-cell office:value-type="float" office:value="-0.008826" calcext:value-type="float">
            <text:p>-0.008826</text:p>
          </table:table-cell>
          <table:table-cell office:value-type="float" office:value="-0.004506" calcext:value-type="float">
            <text:p>-0.004506</text:p>
          </table:table-cell>
          <table:table-cell office:value-type="float" office:value="-0.008801" calcext:value-type="float">
            <text:p>-0.008801</text:p>
          </table:table-cell>
          <table:table-cell office:value-type="float" office:value="0.002733" calcext:value-type="float">
            <text:p>0.002733</text:p>
          </table:table-cell>
          <table:table-cell office:value-type="string" calcext:value-type="string">
            <text:p>-0.002940</text:p>
          </table:table-cell>
        </table:table-row>
        <table:table-row table:style-name="ro1">
          <table:table-cell office:value-type="float" office:value="1527477053.201" calcext:value-type="float">
            <text:p>1527477053.201</text:p>
          </table:table-cell>
          <table:table-cell office:value-type="string" calcext:value-type="string">
            <text:p>PID_x</text:p>
          </table:table-cell>
          <table:table-cell office:value-type="float" office:value="-0.004283" calcext:value-type="float">
            <text:p>-0.004283</text:p>
          </table:table-cell>
          <table:table-cell office:value-type="float" office:value="-0.00911" calcext:value-type="float">
            <text:p>-0.00911</text:p>
          </table:table-cell>
          <table:table-cell office:value-type="float" office:value="-0.004341" calcext:value-type="float">
            <text:p>-0.004341</text:p>
          </table:table-cell>
          <table:table-cell office:value-type="float" office:value="-0.009003" calcext:value-type="float">
            <text:p>-0.009003</text:p>
          </table:table-cell>
          <table:table-cell office:value-type="float" office:value="0.004539" calcext:value-type="float">
            <text:p>0.004539</text:p>
          </table:table-cell>
          <table:table-cell office:value-type="string" calcext:value-type="string">
            <text:p>-0.006119</text:p>
          </table:table-cell>
        </table:table-row>
        <table:table-row table:style-name="ro1">
          <table:table-cell office:value-type="float" office:value="1527477053.20105" calcext:value-type="float">
            <text:p>1527477053.20105</text:p>
          </table:table-cell>
          <table:table-cell office:value-type="string" calcext:value-type="string">
            <text:p>PID_y</text:p>
          </table:table-cell>
          <table:table-cell office:value-type="float" office:value="-0.004283" calcext:value-type="float">
            <text:p>-0.004283</text:p>
          </table:table-cell>
          <table:table-cell office:value-type="float" office:value="-0.00911" calcext:value-type="float">
            <text:p>-0.00911</text:p>
          </table:table-cell>
          <table:table-cell office:value-type="float" office:value="-0.004341" calcext:value-type="float">
            <text:p>-0.004341</text:p>
          </table:table-cell>
          <table:table-cell office:value-type="float" office:value="-0.009003" calcext:value-type="float">
            <text:p>-0.009003</text:p>
          </table:table-cell>
          <table:table-cell office:value-type="float" office:value="0.004539" calcext:value-type="float">
            <text:p>0.004539</text:p>
          </table:table-cell>
          <table:table-cell office:value-type="string" calcext:value-type="string">
            <text:p>-0.006119</text:p>
          </table:table-cell>
        </table:table-row>
        <table:table-row table:style-name="ro1">
          <table:table-cell office:value-type="float" office:value="1527477053.22159" calcext:value-type="float">
            <text:p>1527477053.22159</text:p>
          </table:table-cell>
          <table:table-cell office:value-type="string" calcext:value-type="string">
            <text:p>PID_x</text:p>
          </table:table-cell>
          <table:table-cell office:value-type="float" office:value="-0.00367" calcext:value-type="float">
            <text:p>-0.00367</text:p>
          </table:table-cell>
          <table:table-cell office:value-type="float" office:value="-0.008991" calcext:value-type="float">
            <text:p>-0.008991</text:p>
          </table:table-cell>
          <table:table-cell office:value-type="float" office:value="-0.003861" calcext:value-type="float">
            <text:p>-0.003861</text:p>
          </table:table-cell>
          <table:table-cell office:value-type="float" office:value="-0.008939" calcext:value-type="float">
            <text:p>-0.008939</text:p>
          </table:table-cell>
          <table:table-cell office:value-type="float" office:value="0.00818" calcext:value-type="float">
            <text:p>0.00818</text:p>
          </table:table-cell>
          <table:table-cell office:value-type="string" calcext:value-type="string">
            <text:p>-0.004271</text:p>
          </table:table-cell>
        </table:table-row>
        <table:table-row table:style-name="ro1">
          <table:table-cell office:value-type="float" office:value="1527477053.22164" calcext:value-type="float">
            <text:p>1527477053.22164</text:p>
          </table:table-cell>
          <table:table-cell office:value-type="string" calcext:value-type="string">
            <text:p>PID_y</text:p>
          </table:table-cell>
          <table:table-cell office:value-type="float" office:value="-0.00367" calcext:value-type="float">
            <text:p>-0.00367</text:p>
          </table:table-cell>
          <table:table-cell office:value-type="float" office:value="-0.008991" calcext:value-type="float">
            <text:p>-0.008991</text:p>
          </table:table-cell>
          <table:table-cell office:value-type="float" office:value="-0.003861" calcext:value-type="float">
            <text:p>-0.003861</text:p>
          </table:table-cell>
          <table:table-cell office:value-type="float" office:value="-0.008939" calcext:value-type="float">
            <text:p>-0.008939</text:p>
          </table:table-cell>
          <table:table-cell office:value-type="float" office:value="0.00818" calcext:value-type="float">
            <text:p>0.00818</text:p>
          </table:table-cell>
          <table:table-cell office:value-type="string" calcext:value-type="string">
            <text:p>-0.004271</text:p>
          </table:table-cell>
        </table:table-row>
        <table:table-row table:style-name="ro1">
          <table:table-cell office:value-type="float" office:value="1527477053.24111" calcext:value-type="float">
            <text:p>1527477053.24111</text:p>
          </table:table-cell>
          <table:table-cell office:value-type="string" calcext:value-type="string">
            <text:p>PID_x</text:p>
          </table:table-cell>
          <table:table-cell office:value-type="float" office:value="-0.003803" calcext:value-type="float">
            <text:p>-0.003803</text:p>
          </table:table-cell>
          <table:table-cell office:value-type="float" office:value="-0.009017" calcext:value-type="float">
            <text:p>-0.009017</text:p>
          </table:table-cell>
          <table:table-cell office:value-type="float" office:value="-0.004021" calcext:value-type="float">
            <text:p>-0.004021</text:p>
          </table:table-cell>
          <table:table-cell office:value-type="float" office:value="-0.009015" calcext:value-type="float">
            <text:p>-0.009015</text:p>
          </table:table-cell>
          <table:table-cell office:value-type="float" office:value="0.008722" calcext:value-type="float">
            <text:p>0.008722</text:p>
          </table:table-cell>
          <table:table-cell office:value-type="string" calcext:value-type="string">
            <text:p>-0.000833</text:p>
          </table:table-cell>
        </table:table-row>
        <table:table-row table:style-name="ro1">
          <table:table-cell office:value-type="float" office:value="1527477053.24116" calcext:value-type="float">
            <text:p>1527477053.24116</text:p>
          </table:table-cell>
          <table:table-cell office:value-type="string" calcext:value-type="string">
            <text:p>PID_y</text:p>
          </table:table-cell>
          <table:table-cell office:value-type="float" office:value="-0.003803" calcext:value-type="float">
            <text:p>-0.003803</text:p>
          </table:table-cell>
          <table:table-cell office:value-type="float" office:value="-0.009017" calcext:value-type="float">
            <text:p>-0.009017</text:p>
          </table:table-cell>
          <table:table-cell office:value-type="float" office:value="-0.004021" calcext:value-type="float">
            <text:p>-0.004021</text:p>
          </table:table-cell>
          <table:table-cell office:value-type="float" office:value="-0.009015" calcext:value-type="float">
            <text:p>-0.009015</text:p>
          </table:table-cell>
          <table:table-cell office:value-type="float" office:value="0.008722" calcext:value-type="float">
            <text:p>0.008722</text:p>
          </table:table-cell>
          <table:table-cell office:value-type="string" calcext:value-type="string">
            <text:p>-0.000833</text:p>
          </table:table-cell>
        </table:table-row>
        <table:table-row table:style-name="ro1">
          <table:table-cell office:value-type="float" office:value="1527477053.26158" calcext:value-type="float">
            <text:p>1527477053.26158</text:p>
          </table:table-cell>
          <table:table-cell office:value-type="string" calcext:value-type="string">
            <text:p>PID_x</text:p>
          </table:table-cell>
          <table:table-cell office:value-type="float" office:value="-0.003496" calcext:value-type="float">
            <text:p>-0.003496</text:p>
          </table:table-cell>
          <table:table-cell office:value-type="float" office:value="-0.009366" calcext:value-type="float">
            <text:p>-0.009366</text:p>
          </table:table-cell>
          <table:table-cell office:value-type="float" office:value="-0.003721" calcext:value-type="float">
            <text:p>-0.003721</text:p>
          </table:table-cell>
          <table:table-cell office:value-type="float" office:value="-0.009247" calcext:value-type="float">
            <text:p>-0.009247</text:p>
          </table:table-cell>
          <table:table-cell office:value-type="float" office:value="0.008876" calcext:value-type="float">
            <text:p>0.008876</text:p>
          </table:table-cell>
          <table:table-cell office:value-type="string" calcext:value-type="string">
            <text:p>-0.006459</text:p>
          </table:table-cell>
        </table:table-row>
        <table:table-row table:style-name="ro1">
          <table:table-cell office:value-type="float" office:value="1527477053.26163" calcext:value-type="float">
            <text:p>1527477053.26163</text:p>
          </table:table-cell>
          <table:table-cell office:value-type="string" calcext:value-type="string">
            <text:p>PID_y</text:p>
          </table:table-cell>
          <table:table-cell office:value-type="float" office:value="-0.003496" calcext:value-type="float">
            <text:p>-0.003496</text:p>
          </table:table-cell>
          <table:table-cell office:value-type="float" office:value="-0.009366" calcext:value-type="float">
            <text:p>-0.009366</text:p>
          </table:table-cell>
          <table:table-cell office:value-type="float" office:value="-0.003721" calcext:value-type="float">
            <text:p>-0.003721</text:p>
          </table:table-cell>
          <table:table-cell office:value-type="float" office:value="-0.009247" calcext:value-type="float">
            <text:p>-0.009247</text:p>
          </table:table-cell>
          <table:table-cell office:value-type="float" office:value="0.008876" calcext:value-type="float">
            <text:p>0.008876</text:p>
          </table:table-cell>
          <table:table-cell office:value-type="string" calcext:value-type="string">
            <text:p>-0.006459</text:p>
          </table:table-cell>
        </table:table-row>
        <table:table-row table:style-name="ro1">
          <table:table-cell office:value-type="float" office:value="1527477053.28112" calcext:value-type="float">
            <text:p>1527477053.28112</text:p>
          </table:table-cell>
          <table:table-cell office:value-type="string" calcext:value-type="string">
            <text:p>PID_x</text:p>
          </table:table-cell>
          <table:table-cell office:value-type="float" office:value="-0.00358" calcext:value-type="float">
            <text:p>-0.00358</text:p>
          </table:table-cell>
          <table:table-cell office:value-type="float" office:value="-0.009238" calcext:value-type="float">
            <text:p>-0.009238</text:p>
          </table:table-cell>
          <table:table-cell office:value-type="float" office:value="-0.003739" calcext:value-type="float">
            <text:p>-0.003739</text:p>
          </table:table-cell>
          <table:table-cell office:value-type="float" office:value="-0.009194" calcext:value-type="float">
            <text:p>-0.009194</text:p>
          </table:table-cell>
          <table:table-cell office:value-type="float" office:value="0.007453" calcext:value-type="float">
            <text:p>0.007453</text:p>
          </table:table-cell>
          <table:table-cell office:value-type="string" calcext:value-type="string">
            <text:p>-0.003941</text:p>
          </table:table-cell>
        </table:table-row>
        <table:table-row table:style-name="ro1">
          <table:table-cell office:value-type="float" office:value="1527477053.28117" calcext:value-type="float">
            <text:p>1527477053.28117</text:p>
          </table:table-cell>
          <table:table-cell office:value-type="string" calcext:value-type="string">
            <text:p>PID_y</text:p>
          </table:table-cell>
          <table:table-cell office:value-type="float" office:value="-0.00358" calcext:value-type="float">
            <text:p>-0.00358</text:p>
          </table:table-cell>
          <table:table-cell office:value-type="float" office:value="-0.009238" calcext:value-type="float">
            <text:p>-0.009238</text:p>
          </table:table-cell>
          <table:table-cell office:value-type="float" office:value="-0.003739" calcext:value-type="float">
            <text:p>-0.003739</text:p>
          </table:table-cell>
          <table:table-cell office:value-type="float" office:value="-0.009194" calcext:value-type="float">
            <text:p>-0.009194</text:p>
          </table:table-cell>
          <table:table-cell office:value-type="float" office:value="0.007453" calcext:value-type="float">
            <text:p>0.007453</text:p>
          </table:table-cell>
          <table:table-cell office:value-type="string" calcext:value-type="string">
            <text:p>-0.003941</text:p>
          </table:table-cell>
        </table:table-row>
        <table:table-row table:style-name="ro1">
          <table:table-cell office:value-type="float" office:value="1527477053.30162" calcext:value-type="float">
            <text:p>1527477053.30162</text:p>
          </table:table-cell>
          <table:table-cell office:value-type="string" calcext:value-type="string">
            <text:p>PID_x</text:p>
          </table:table-cell>
          <table:table-cell office:value-type="float" office:value="-0.003596" calcext:value-type="float">
            <text:p>-0.003596</text:p>
          </table:table-cell>
          <table:table-cell office:value-type="float" office:value="-0.00913" calcext:value-type="float">
            <text:p>-0.00913</text:p>
          </table:table-cell>
          <table:table-cell office:value-type="float" office:value="-0.003703" calcext:value-type="float">
            <text:p>-0.003703</text:p>
          </table:table-cell>
          <table:table-cell office:value-type="float" office:value="-0.009126" calcext:value-type="float">
            <text:p>-0.009126</text:p>
          </table:table-cell>
          <table:table-cell office:value-type="float" office:value="0.006123" calcext:value-type="float">
            <text:p>0.006123</text:p>
          </table:table-cell>
          <table:table-cell office:value-type="string" calcext:value-type="string">
            <text:p>-0.001216</text:p>
          </table:table-cell>
        </table:table-row>
        <table:table-row table:style-name="ro1">
          <table:table-cell office:value-type="float" office:value="1527477053.30167" calcext:value-type="float">
            <text:p>1527477053.30167</text:p>
          </table:table-cell>
          <table:table-cell office:value-type="string" calcext:value-type="string">
            <text:p>PID_y</text:p>
          </table:table-cell>
          <table:table-cell office:value-type="float" office:value="-0.003596" calcext:value-type="float">
            <text:p>-0.003596</text:p>
          </table:table-cell>
          <table:table-cell office:value-type="float" office:value="-0.00913" calcext:value-type="float">
            <text:p>-0.00913</text:p>
          </table:table-cell>
          <table:table-cell office:value-type="float" office:value="-0.003703" calcext:value-type="float">
            <text:p>-0.003703</text:p>
          </table:table-cell>
          <table:table-cell office:value-type="float" office:value="-0.009126" calcext:value-type="float">
            <text:p>-0.009126</text:p>
          </table:table-cell>
          <table:table-cell office:value-type="float" office:value="0.006123" calcext:value-type="float">
            <text:p>0.006123</text:p>
          </table:table-cell>
          <table:table-cell office:value-type="string" calcext:value-type="string">
            <text:p>-0.001216</text:p>
          </table:table-cell>
        </table:table-row>
        <table:table-row table:style-name="ro1">
          <table:table-cell office:value-type="float" office:value="1527477053.32107" calcext:value-type="float">
            <text:p>1527477053.32107</text:p>
          </table:table-cell>
          <table:table-cell office:value-type="string" calcext:value-type="string">
            <text:p>PID_x</text:p>
          </table:table-cell>
          <table:table-cell office:value-type="float" office:value="-0.00302" calcext:value-type="float">
            <text:p>-0.00302</text:p>
          </table:table-cell>
          <table:table-cell office:value-type="float" office:value="-0.009412" calcext:value-type="float">
            <text:p>-0.009412</text:p>
          </table:table-cell>
          <table:table-cell office:value-type="float" office:value="-0.003161" calcext:value-type="float">
            <text:p>-0.003161</text:p>
          </table:table-cell>
          <table:table-cell office:value-type="float" office:value="-0.00936" calcext:value-type="float">
            <text:p>-0.00936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-0.004248</text:p>
          </table:table-cell>
        </table:table-row>
        <table:table-row table:style-name="ro1">
          <table:table-cell office:value-type="float" office:value="1527477053.32112" calcext:value-type="float">
            <text:p>1527477053.32112</text:p>
          </table:table-cell>
          <table:table-cell office:value-type="string" calcext:value-type="string">
            <text:p>PID_y</text:p>
          </table:table-cell>
          <table:table-cell office:value-type="float" office:value="-0.00302" calcext:value-type="float">
            <text:p>-0.00302</text:p>
          </table:table-cell>
          <table:table-cell office:value-type="float" office:value="-0.009412" calcext:value-type="float">
            <text:p>-0.009412</text:p>
          </table:table-cell>
          <table:table-cell office:value-type="float" office:value="-0.003161" calcext:value-type="float">
            <text:p>-0.003161</text:p>
          </table:table-cell>
          <table:table-cell office:value-type="float" office:value="-0.00936" calcext:value-type="float">
            <text:p>-0.00936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-0.004248</text:p>
          </table:table-cell>
        </table:table-row>
        <table:table-row table:style-name="ro1">
          <table:table-cell office:value-type="float" office:value="1527477053.34162" calcext:value-type="float">
            <text:p>1527477053.34162</text:p>
          </table:table-cell>
          <table:table-cell office:value-type="string" calcext:value-type="string">
            <text:p>PID_x</text:p>
          </table:table-cell>
          <table:table-cell office:value-type="float" office:value="-0.002937" calcext:value-type="float">
            <text:p>-0.002937</text:p>
          </table:table-cell>
          <table:table-cell office:value-type="float" office:value="-0.009421" calcext:value-type="float">
            <text:p>-0.009421</text:p>
          </table:table-cell>
          <table:table-cell office:value-type="float" office:value="-0.003155" calcext:value-type="float">
            <text:p>-0.003155</text:p>
          </table:table-cell>
          <table:table-cell office:value-type="float" office:value="-0.009382" calcext:value-type="float">
            <text:p>-0.009382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-0.003682</text:p>
          </table:table-cell>
        </table:table-row>
        <table:table-row table:style-name="ro1">
          <table:table-cell office:value-type="float" office:value="1527477053.34168" calcext:value-type="float">
            <text:p>1527477053.34168</text:p>
          </table:table-cell>
          <table:table-cell office:value-type="string" calcext:value-type="string">
            <text:p>PID_y</text:p>
          </table:table-cell>
          <table:table-cell office:value-type="float" office:value="-0.002937" calcext:value-type="float">
            <text:p>-0.002937</text:p>
          </table:table-cell>
          <table:table-cell office:value-type="float" office:value="-0.009421" calcext:value-type="float">
            <text:p>-0.009421</text:p>
          </table:table-cell>
          <table:table-cell office:value-type="float" office:value="-0.003155" calcext:value-type="float">
            <text:p>-0.003155</text:p>
          </table:table-cell>
          <table:table-cell office:value-type="float" office:value="-0.009382" calcext:value-type="float">
            <text:p>-0.009382</text:p>
          </table:table-cell>
          <table:table-cell office:value-type="float" office:value="0.008726" calcext:value-type="float">
            <text:p>0.008726</text:p>
          </table:table-cell>
          <table:table-cell office:value-type="string" calcext:value-type="string">
            <text:p>-0.003682</text:p>
          </table:table-cell>
        </table:table-row>
        <table:table-row table:style-name="ro1">
          <table:table-cell office:value-type="float" office:value="1527477053.36121" calcext:value-type="float">
            <text:p>1527477053.36121</text:p>
          </table:table-cell>
          <table:table-cell office:value-type="string" calcext:value-type="string">
            <text:p>PID_x</text:p>
          </table:table-cell>
          <table:table-cell office:value-type="float" office:value="-0.002731" calcext:value-type="float">
            <text:p>-0.002731</text:p>
          </table:table-cell>
          <table:table-cell office:value-type="float" office:value="-0.009568" calcext:value-type="float">
            <text:p>-0.009568</text:p>
          </table:table-cell>
          <table:table-cell office:value-type="float" office:value="-0.002922" calcext:value-type="float">
            <text:p>-0.002922</text:p>
          </table:table-cell>
          <table:table-cell office:value-type="float" office:value="-0.009542" calcext:value-type="float">
            <text:p>-0.009542</text:p>
          </table:table-cell>
          <table:table-cell office:value-type="float" office:value="0.008175" calcext:value-type="float">
            <text:p>0.008175</text:p>
          </table:table-cell>
          <table:table-cell office:value-type="string" calcext:value-type="string">
            <text:p>-0.003046</text:p>
          </table:table-cell>
        </table:table-row>
        <table:table-row table:style-name="ro1">
          <table:table-cell office:value-type="float" office:value="1527477053.36126" calcext:value-type="float">
            <text:p>1527477053.36126</text:p>
          </table:table-cell>
          <table:table-cell office:value-type="string" calcext:value-type="string">
            <text:p>PID_y</text:p>
          </table:table-cell>
          <table:table-cell office:value-type="float" office:value="-0.002731" calcext:value-type="float">
            <text:p>-0.002731</text:p>
          </table:table-cell>
          <table:table-cell office:value-type="float" office:value="-0.009568" calcext:value-type="float">
            <text:p>-0.009568</text:p>
          </table:table-cell>
          <table:table-cell office:value-type="float" office:value="-0.002922" calcext:value-type="float">
            <text:p>-0.002922</text:p>
          </table:table-cell>
          <table:table-cell office:value-type="float" office:value="-0.009542" calcext:value-type="float">
            <text:p>-0.009542</text:p>
          </table:table-cell>
          <table:table-cell office:value-type="float" office:value="0.008175" calcext:value-type="float">
            <text:p>0.008175</text:p>
          </table:table-cell>
          <table:table-cell office:value-type="string" calcext:value-type="string">
            <text:p>-0.003046</text:p>
          </table:table-cell>
        </table:table-row>
        <table:table-row table:style-name="ro1">
          <table:table-cell office:value-type="float" office:value="1527477053.38174" calcext:value-type="float">
            <text:p>1527477053.38174</text:p>
          </table:table-cell>
          <table:table-cell office:value-type="string" calcext:value-type="string">
            <text:p>PID_x</text:p>
          </table:table-cell>
          <table:table-cell office:value-type="float" office:value="-0.002721" calcext:value-type="float">
            <text:p>-0.002721</text:p>
          </table:table-cell>
          <table:table-cell office:value-type="float" office:value="-0.009505" calcext:value-type="float">
            <text:p>-0.009505</text:p>
          </table:table-cell>
          <table:table-cell office:value-type="float" office:value="-0.002921" calcext:value-type="float">
            <text:p>-0.002921</text:p>
          </table:table-cell>
          <table:table-cell office:value-type="float" office:value="-0.009479" calcext:value-type="float">
            <text:p>-0.009479</text:p>
          </table:table-cell>
          <table:table-cell office:value-type="float" office:value="0.008367" calcext:value-type="float">
            <text:p>0.008367</text:p>
          </table:table-cell>
          <table:table-cell office:value-type="string" calcext:value-type="string">
            <text:p>-0.002979</text:p>
          </table:table-cell>
        </table:table-row>
        <table:table-row table:style-name="ro1">
          <table:table-cell office:value-type="float" office:value="1527477053.38179" calcext:value-type="float">
            <text:p>1527477053.38179</text:p>
          </table:table-cell>
          <table:table-cell office:value-type="string" calcext:value-type="string">
            <text:p>PID_y</text:p>
          </table:table-cell>
          <table:table-cell office:value-type="float" office:value="-0.002721" calcext:value-type="float">
            <text:p>-0.002721</text:p>
          </table:table-cell>
          <table:table-cell office:value-type="float" office:value="-0.009505" calcext:value-type="float">
            <text:p>-0.009505</text:p>
          </table:table-cell>
          <table:table-cell office:value-type="float" office:value="-0.002921" calcext:value-type="float">
            <text:p>-0.002921</text:p>
          </table:table-cell>
          <table:table-cell office:value-type="float" office:value="-0.009479" calcext:value-type="float">
            <text:p>-0.009479</text:p>
          </table:table-cell>
          <table:table-cell office:value-type="float" office:value="0.008367" calcext:value-type="float">
            <text:p>0.008367</text:p>
          </table:table-cell>
          <table:table-cell office:value-type="string" calcext:value-type="string">
            <text:p>-0.002979</text:p>
          </table:table-cell>
        </table:table-row>
        <table:table-row table:style-name="ro1">
          <table:table-cell office:value-type="float" office:value="1527477053.40122" calcext:value-type="float">
            <text:p>1527477053.40122</text:p>
          </table:table-cell>
          <table:table-cell office:value-type="string" calcext:value-type="string">
            <text:p>PID_x</text:p>
          </table:table-cell>
          <table:table-cell office:value-type="float" office:value="-0.002346" calcext:value-type="float">
            <text:p>-0.002346</text:p>
          </table:table-cell>
          <table:table-cell office:value-type="float" office:value="-0.009363" calcext:value-type="float">
            <text:p>-0.009363</text:p>
          </table:table-cell>
          <table:table-cell office:value-type="float" office:value="-0.002669" calcext:value-type="float">
            <text:p>-0.002669</text:p>
          </table:table-cell>
          <table:table-cell office:value-type="float" office:value="-0.009348" calcext:value-type="float">
            <text:p>-0.009348</text:p>
          </table:table-cell>
          <table:table-cell office:value-type="float" office:value="0.010617" calcext:value-type="float">
            <text:p>0.010617</text:p>
          </table:table-cell>
          <table:table-cell office:value-type="string" calcext:value-type="string">
            <text:p>-0.002294</text:p>
          </table:table-cell>
        </table:table-row>
        <table:table-row table:style-name="ro1">
          <table:table-cell office:value-type="float" office:value="1527477053.40127" calcext:value-type="float">
            <text:p>1527477053.40127</text:p>
          </table:table-cell>
          <table:table-cell office:value-type="string" calcext:value-type="string">
            <text:p>PID_y</text:p>
          </table:table-cell>
          <table:table-cell office:value-type="float" office:value="-0.002346" calcext:value-type="float">
            <text:p>-0.002346</text:p>
          </table:table-cell>
          <table:table-cell office:value-type="float" office:value="-0.009363" calcext:value-type="float">
            <text:p>-0.009363</text:p>
          </table:table-cell>
          <table:table-cell office:value-type="float" office:value="-0.002669" calcext:value-type="float">
            <text:p>-0.002669</text:p>
          </table:table-cell>
          <table:table-cell office:value-type="float" office:value="-0.009348" calcext:value-type="float">
            <text:p>-0.009348</text:p>
          </table:table-cell>
          <table:table-cell office:value-type="float" office:value="0.010617" calcext:value-type="float">
            <text:p>0.010617</text:p>
          </table:table-cell>
          <table:table-cell office:value-type="string" calcext:value-type="string">
            <text:p>-0.002294</text:p>
          </table:table-cell>
        </table:table-row>
        <table:table-row table:style-name="ro1">
          <table:table-cell office:value-type="float" office:value="1527477053.42068" calcext:value-type="float">
            <text:p>1527477053.42068</text:p>
          </table:table-cell>
          <table:table-cell office:value-type="string" calcext:value-type="string">
            <text:p>PID_x</text:p>
          </table:table-cell>
          <table:table-cell office:value-type="float" office:value="-0.002246" calcext:value-type="float">
            <text:p>-0.002246</text:p>
          </table:table-cell>
          <table:table-cell office:value-type="float" office:value="-0.009253" calcext:value-type="float">
            <text:p>-0.009253</text:p>
          </table:table-cell>
          <table:table-cell office:value-type="float" office:value="-0.002414" calcext:value-type="float">
            <text:p>-0.002414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0.007659" calcext:value-type="float">
            <text:p>0.007659</text:p>
          </table:table-cell>
          <table:table-cell office:value-type="string" calcext:value-type="string">
            <text:p>0.001060</text:p>
          </table:table-cell>
        </table:table-row>
        <table:table-row table:style-name="ro1">
          <table:table-cell office:value-type="float" office:value="1527477053.42073" calcext:value-type="float">
            <text:p>1527477053.42073</text:p>
          </table:table-cell>
          <table:table-cell office:value-type="string" calcext:value-type="string">
            <text:p>PID_y</text:p>
          </table:table-cell>
          <table:table-cell office:value-type="float" office:value="-0.002246" calcext:value-type="float">
            <text:p>-0.002246</text:p>
          </table:table-cell>
          <table:table-cell office:value-type="float" office:value="-0.009253" calcext:value-type="float">
            <text:p>-0.009253</text:p>
          </table:table-cell>
          <table:table-cell office:value-type="float" office:value="-0.002414" calcext:value-type="float">
            <text:p>-0.002414</text:p>
          </table:table-cell>
          <table:table-cell office:value-type="float" office:value="-0.009256" calcext:value-type="float">
            <text:p>-0.009256</text:p>
          </table:table-cell>
          <table:table-cell office:value-type="float" office:value="0.007659" calcext:value-type="float">
            <text:p>0.007659</text:p>
          </table:table-cell>
          <table:table-cell office:value-type="string" calcext:value-type="string">
            <text:p>0.001060</text:p>
          </table:table-cell>
        </table:table-row>
        <table:table-row table:style-name="ro1">
          <table:table-cell office:value-type="float" office:value="1527477053.44116" calcext:value-type="float">
            <text:p>1527477053.44116</text:p>
          </table:table-cell>
          <table:table-cell office:value-type="string" calcext:value-type="string">
            <text:p>PID_x</text:p>
          </table:table-cell>
          <table:table-cell office:value-type="float" office:value="-0.001414" calcext:value-type="float">
            <text:p>-0.001414</text:p>
          </table:table-cell>
          <table:table-cell office:value-type="float" office:value="-0.009334" calcext:value-type="float">
            <text:p>-0.009334</text:p>
          </table:table-cell>
          <table:table-cell office:value-type="float" office:value="-0.001882" calcext:value-type="float">
            <text:p>-0.001882</text:p>
          </table:table-cell>
          <table:table-cell office:value-type="float" office:value="-0.009335" calcext:value-type="float">
            <text:p>-0.009335</text:p>
          </table:table-cell>
          <table:table-cell office:value-type="float" office:value="0.012795" calcext:value-type="float">
            <text:p>0.012795</text:p>
          </table:table-cell>
          <table:table-cell office:value-type="string" calcext:value-type="string">
            <text:p>0.000506</text:p>
          </table:table-cell>
        </table:table-row>
        <table:table-row table:style-name="ro1">
          <table:table-cell office:value-type="float" office:value="1527477053.44125" calcext:value-type="float">
            <text:p>1527477053.44125</text:p>
          </table:table-cell>
          <table:table-cell office:value-type="string" calcext:value-type="string">
            <text:p>PID_y</text:p>
          </table:table-cell>
          <table:table-cell office:value-type="float" office:value="-0.001414" calcext:value-type="float">
            <text:p>-0.001414</text:p>
          </table:table-cell>
          <table:table-cell office:value-type="float" office:value="-0.009334" calcext:value-type="float">
            <text:p>-0.009334</text:p>
          </table:table-cell>
          <table:table-cell office:value-type="float" office:value="-0.001882" calcext:value-type="float">
            <text:p>-0.001882</text:p>
          </table:table-cell>
          <table:table-cell office:value-type="float" office:value="-0.009335" calcext:value-type="float">
            <text:p>-0.009335</text:p>
          </table:table-cell>
          <table:table-cell office:value-type="float" office:value="0.012795" calcext:value-type="float">
            <text:p>0.012795</text:p>
          </table:table-cell>
          <table:table-cell office:value-type="string" calcext:value-type="string">
            <text:p>0.000506</text:p>
          </table:table-cell>
        </table:table-row>
        <table:table-row table:style-name="ro1">
          <table:table-cell office:value-type="float" office:value="1527477053.46063" calcext:value-type="float">
            <text:p>1527477053.46063</text:p>
          </table:table-cell>
          <table:table-cell office:value-type="string" calcext:value-type="string">
            <text:p>PID_x</text:p>
          </table:table-cell>
          <table:table-cell office:value-type="float" office:value="-0.001769" calcext:value-type="float">
            <text:p>-0.001769</text:p>
          </table:table-cell>
          <table:table-cell office:value-type="float" office:value="-0.009211" calcext:value-type="float">
            <text:p>-0.009211</text:p>
          </table:table-cell>
          <table:table-cell office:value-type="float" office:value="-0.002007" calcext:value-type="float">
            <text:p>-0.002007</text:p>
          </table:table-cell>
          <table:table-cell office:value-type="float" office:value="-0.009239" calcext:value-type="float">
            <text:p>-0.009239</text:p>
          </table:table-cell>
          <table:table-cell office:value-type="float" office:value="0.009127" calcext:value-type="float">
            <text:p>0.009127</text:p>
          </table:table-cell>
          <table:table-cell office:value-type="string" calcext:value-type="string">
            <text:p>0.003112</text:p>
          </table:table-cell>
        </table:table-row>
        <table:table-row table:style-name="ro1">
          <table:table-cell office:value-type="float" office:value="1527477053.46068" calcext:value-type="float">
            <text:p>1527477053.46068</text:p>
          </table:table-cell>
          <table:table-cell office:value-type="string" calcext:value-type="string">
            <text:p>PID_y</text:p>
          </table:table-cell>
          <table:table-cell office:value-type="float" office:value="-0.001769" calcext:value-type="float">
            <text:p>-0.001769</text:p>
          </table:table-cell>
          <table:table-cell office:value-type="float" office:value="-0.009211" calcext:value-type="float">
            <text:p>-0.009211</text:p>
          </table:table-cell>
          <table:table-cell office:value-type="float" office:value="-0.002007" calcext:value-type="float">
            <text:p>-0.002007</text:p>
          </table:table-cell>
          <table:table-cell office:value-type="float" office:value="-0.009239" calcext:value-type="float">
            <text:p>-0.009239</text:p>
          </table:table-cell>
          <table:table-cell office:value-type="float" office:value="0.009127" calcext:value-type="float">
            <text:p>0.009127</text:p>
          </table:table-cell>
          <table:table-cell office:value-type="string" calcext:value-type="string">
            <text:p>0.003112</text:p>
          </table:table-cell>
        </table:table-row>
        <table:table-row table:style-name="ro1">
          <table:table-cell office:value-type="float" office:value="1527477053.4811" calcext:value-type="float">
            <text:p>1527477053.4811</text:p>
          </table:table-cell>
          <table:table-cell office:value-type="string" calcext:value-type="string">
            <text:p>PID_x</text:p>
          </table:table-cell>
          <table:table-cell office:value-type="float" office:value="-0.001572" calcext:value-type="float">
            <text:p>-0.001572</text:p>
          </table:table-cell>
          <table:table-cell office:value-type="float" office:value="-0.009439" calcext:value-type="float">
            <text:p>-0.009439</text:p>
          </table:table-cell>
          <table:table-cell office:value-type="float" office:value="-0.001879" calcext:value-type="float">
            <text:p>-0.001879</text:p>
          </table:table-cell>
          <table:table-cell office:value-type="float" office:value="-0.00944" calcext:value-type="float">
            <text:p>-0.00944</text:p>
          </table:table-cell>
          <table:table-cell office:value-type="float" office:value="0.010371" calcext:value-type="float">
            <text:p>0.010371</text:p>
          </table:table-cell>
          <table:table-cell office:value-type="string" calcext:value-type="string">
            <text:p>0.000543</text:p>
          </table:table-cell>
        </table:table-row>
        <table:table-row table:style-name="ro1">
          <table:table-cell office:value-type="float" office:value="1527477053.48115" calcext:value-type="float">
            <text:p>1527477053.48115</text:p>
          </table:table-cell>
          <table:table-cell office:value-type="string" calcext:value-type="string">
            <text:p>PID_y</text:p>
          </table:table-cell>
          <table:table-cell office:value-type="float" office:value="-0.001572" calcext:value-type="float">
            <text:p>-0.001572</text:p>
          </table:table-cell>
          <table:table-cell office:value-type="float" office:value="-0.009439" calcext:value-type="float">
            <text:p>-0.009439</text:p>
          </table:table-cell>
          <table:table-cell office:value-type="float" office:value="-0.001879" calcext:value-type="float">
            <text:p>-0.001879</text:p>
          </table:table-cell>
          <table:table-cell office:value-type="float" office:value="-0.00944" calcext:value-type="float">
            <text:p>-0.00944</text:p>
          </table:table-cell>
          <table:table-cell office:value-type="float" office:value="0.010371" calcext:value-type="float">
            <text:p>0.010371</text:p>
          </table:table-cell>
          <table:table-cell office:value-type="string" calcext:value-type="string">
            <text:p>0.000543</text:p>
          </table:table-cell>
        </table:table-row>
        <table:table-row table:style-name="ro1">
          <table:table-cell office:value-type="float" office:value="1527477053.50153" calcext:value-type="float">
            <text:p>1527477053.50153</text:p>
          </table:table-cell>
          <table:table-cell office:value-type="string" calcext:value-type="string">
            <text:p>PID_x</text:p>
          </table:table-cell>
          <table:table-cell office:value-type="float" office:value="-0.000875" calcext:value-type="float">
            <text:p>-0.000875</text:p>
          </table:table-cell>
          <table:table-cell office:value-type="float" office:value="-0.009386" calcext:value-type="float">
            <text:p>-0.009386</text:p>
          </table:table-cell>
          <table:table-cell office:value-type="float" office:value="-0.001353" calcext:value-type="float">
            <text:p>-0.001353</text:p>
          </table:table-cell>
          <table:table-cell office:value-type="float" office:value="-0.009386" calcext:value-type="float">
            <text:p>-0.009386</text:p>
          </table:table-cell>
          <table:table-cell office:value-type="float" office:value="0.012928" calcext:value-type="float">
            <text:p>0.012928</text:p>
          </table:table-cell>
          <table:table-cell office:value-type="string" calcext:value-type="string">
            <text:p>-0.000275</text:p>
          </table:table-cell>
        </table:table-row>
        <table:table-row table:style-name="ro1">
          <table:table-cell office:value-type="float" office:value="1527477053.50158" calcext:value-type="float">
            <text:p>1527477053.50158</text:p>
          </table:table-cell>
          <table:table-cell office:value-type="string" calcext:value-type="string">
            <text:p>PID_y</text:p>
          </table:table-cell>
          <table:table-cell office:value-type="float" office:value="-0.000875" calcext:value-type="float">
            <text:p>-0.000875</text:p>
          </table:table-cell>
          <table:table-cell office:value-type="float" office:value="-0.009386" calcext:value-type="float">
            <text:p>-0.009386</text:p>
          </table:table-cell>
          <table:table-cell office:value-type="float" office:value="-0.001353" calcext:value-type="float">
            <text:p>-0.001353</text:p>
          </table:table-cell>
          <table:table-cell office:value-type="float" office:value="-0.009386" calcext:value-type="float">
            <text:p>-0.009386</text:p>
          </table:table-cell>
          <table:table-cell office:value-type="float" office:value="0.012928" calcext:value-type="float">
            <text:p>0.012928</text:p>
          </table:table-cell>
          <table:table-cell office:value-type="string" calcext:value-type="string">
            <text:p>-0.000275</text:p>
          </table:table-cell>
        </table:table-row>
        <table:table-row table:style-name="ro1">
          <table:table-cell office:value-type="float" office:value="1527477053.52104" calcext:value-type="float">
            <text:p>1527477053.52104</text:p>
          </table:table-cell>
          <table:table-cell office:value-type="string" calcext:value-type="string">
            <text:p>PID_x</text:p>
          </table:table-cell>
          <table:table-cell office:value-type="float" office:value="-0.000424" calcext:value-type="float">
            <text:p>-0.000424</text:p>
          </table:table-cell>
          <table:table-cell office:value-type="float" office:value="-0.009103" calcext:value-type="float">
            <text:p>-0.009103</text:p>
          </table:table-cell>
          <table:table-cell office:value-type="float" office:value="-0.000988" calcext:value-type="float">
            <text:p>-0.000988</text:p>
          </table:table-cell>
          <table:table-cell office:value-type="float" office:value="-0.009111" calcext:value-type="float">
            <text:p>-0.009111</text:p>
          </table:table-cell>
          <table:table-cell office:value-type="float" office:value="0.014054" calcext:value-type="float">
            <text:p>0.014054</text:p>
          </table:table-cell>
          <table:table-cell office:value-type="string" calcext:value-type="string">
            <text:p>0.001602</text:p>
          </table:table-cell>
        </table:table-row>
        <table:table-row table:style-name="ro1">
          <table:table-cell office:value-type="float" office:value="1527477053.52109" calcext:value-type="float">
            <text:p>1527477053.52109</text:p>
          </table:table-cell>
          <table:table-cell office:value-type="string" calcext:value-type="string">
            <text:p>PID_y</text:p>
          </table:table-cell>
          <table:table-cell office:value-type="float" office:value="-0.000424" calcext:value-type="float">
            <text:p>-0.000424</text:p>
          </table:table-cell>
          <table:table-cell office:value-type="float" office:value="-0.009103" calcext:value-type="float">
            <text:p>-0.009103</text:p>
          </table:table-cell>
          <table:table-cell office:value-type="float" office:value="-0.000988" calcext:value-type="float">
            <text:p>-0.000988</text:p>
          </table:table-cell>
          <table:table-cell office:value-type="float" office:value="-0.009111" calcext:value-type="float">
            <text:p>-0.009111</text:p>
          </table:table-cell>
          <table:table-cell office:value-type="float" office:value="0.014054" calcext:value-type="float">
            <text:p>0.014054</text:p>
          </table:table-cell>
          <table:table-cell office:value-type="string" calcext:value-type="string">
            <text:p>0.001602</text:p>
          </table:table-cell>
        </table:table-row>
        <table:table-row table:style-name="ro1">
          <table:table-cell office:value-type="float" office:value="1527477053.54151" calcext:value-type="float">
            <text:p>1527477053.54151</text:p>
          </table:table-cell>
          <table:table-cell office:value-type="string" calcext:value-type="string">
            <text:p>PID_x</text:p>
          </table:table-cell>
          <table:table-cell office:value-type="float" office:value="-0.000551" calcext:value-type="float">
            <text:p>-0.000551</text:p>
          </table:table-cell>
          <table:table-cell office:value-type="float" office:value="-0.009294" calcext:value-type="float">
            <text:p>-0.009294</text:p>
          </table:table-cell>
          <table:table-cell office:value-type="float" office:value="-0.000849" calcext:value-type="float">
            <text:p>-0.000849</text:p>
          </table:table-cell>
          <table:table-cell office:value-type="float" office:value="-0.009294" calcext:value-type="float">
            <text:p>-0.009294</text:p>
          </table:table-cell>
          <table:table-cell office:value-type="float" office:value="0.010216" calcext:value-type="float">
            <text:p>0.010216</text:p>
          </table:table-cell>
          <table:table-cell office:value-type="string" calcext:value-type="string">
            <text:p>0.000573</text:p>
          </table:table-cell>
        </table:table-row>
        <table:table-row table:style-name="ro1">
          <table:table-cell office:value-type="float" office:value="1527477053.54157" calcext:value-type="float">
            <text:p>1527477053.54157</text:p>
          </table:table-cell>
          <table:table-cell office:value-type="string" calcext:value-type="string">
            <text:p>PID_y</text:p>
          </table:table-cell>
          <table:table-cell office:value-type="float" office:value="-0.000551" calcext:value-type="float">
            <text:p>-0.000551</text:p>
          </table:table-cell>
          <table:table-cell office:value-type="float" office:value="-0.009294" calcext:value-type="float">
            <text:p>-0.009294</text:p>
          </table:table-cell>
          <table:table-cell office:value-type="float" office:value="-0.000849" calcext:value-type="float">
            <text:p>-0.000849</text:p>
          </table:table-cell>
          <table:table-cell office:value-type="float" office:value="-0.009294" calcext:value-type="float">
            <text:p>-0.009294</text:p>
          </table:table-cell>
          <table:table-cell office:value-type="float" office:value="0.010216" calcext:value-type="float">
            <text:p>0.010216</text:p>
          </table:table-cell>
          <table:table-cell office:value-type="string" calcext:value-type="string">
            <text:p>0.000573</text:p>
          </table:table-cell>
        </table:table-row>
        <table:table-row table:style-name="ro1">
          <table:table-cell office:value-type="float" office:value="1527477053.56095" calcext:value-type="float">
            <text:p>1527477053.56095</text:p>
          </table:table-cell>
          <table:table-cell office:value-type="string" calcext:value-type="string">
            <text:p>PID_x</text:p>
          </table:table-cell>
          <table:table-cell office:value-type="float" office:value="-0.000032" calcext:value-type="float">
            <text:p>-0.000032</text:p>
          </table:table-cell>
          <table:table-cell office:value-type="float" office:value="-0.009187" calcext:value-type="float">
            <text:p>-0.009187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-0.009189" calcext:value-type="float">
            <text:p>-0.009189</text:p>
          </table:table-cell>
          <table:table-cell office:value-type="float" office:value="0.014084" calcext:value-type="float">
            <text:p>0.014084</text:p>
          </table:table-cell>
          <table:table-cell office:value-type="string" calcext:value-type="string">
            <text:p>0.000677</text:p>
          </table:table-cell>
        </table:table-row>
        <table:table-row table:style-name="ro1">
          <table:table-cell office:value-type="float" office:value="1527477053.56099" calcext:value-type="float">
            <text:p>1527477053.56099</text:p>
          </table:table-cell>
          <table:table-cell office:value-type="string" calcext:value-type="string">
            <text:p>PID_y</text:p>
          </table:table-cell>
          <table:table-cell office:value-type="float" office:value="-0.000032" calcext:value-type="float">
            <text:p>-0.000032</text:p>
          </table:table-cell>
          <table:table-cell office:value-type="float" office:value="-0.009187" calcext:value-type="float">
            <text:p>-0.009187</text:p>
          </table:table-cell>
          <table:table-cell office:value-type="float" office:value="-0.000598" calcext:value-type="float">
            <text:p>-0.000598</text:p>
          </table:table-cell>
          <table:table-cell office:value-type="float" office:value="-0.009189" calcext:value-type="float">
            <text:p>-0.009189</text:p>
          </table:table-cell>
          <table:table-cell office:value-type="float" office:value="0.014084" calcext:value-type="float">
            <text:p>0.014084</text:p>
          </table:table-cell>
          <table:table-cell office:value-type="string" calcext:value-type="string">
            <text:p>0.000677</text:p>
          </table:table-cell>
        </table:table-row>
        <table:table-row table:style-name="ro1">
          <table:table-cell office:value-type="float" office:value="1527477053.58129" calcext:value-type="float">
            <text:p>1527477053.58129</text:p>
          </table:table-cell>
          <table:table-cell office:value-type="string" calcext:value-type="string">
            <text:p>PID_x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-0.009293" calcext:value-type="float">
            <text:p>-0.009293</text:p>
          </table:table-cell>
          <table:table-cell office:value-type="float" office:value="-0.000473" calcext:value-type="float">
            <text:p>-0.00047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1406" calcext:value-type="float">
            <text:p>0.01406</text:p>
          </table:table-cell>
          <table:table-cell office:value-type="string" calcext:value-type="string">
            <text:p>0.001552</text:p>
          </table:table-cell>
        </table:table-row>
        <table:table-row table:style-name="ro1">
          <table:table-cell office:value-type="float" office:value="1527477053.58131" calcext:value-type="float">
            <text:p>1527477053.58131</text:p>
          </table:table-cell>
          <table:table-cell office:value-type="string" calcext:value-type="string">
            <text:p>PID_y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-0.009293" calcext:value-type="float">
            <text:p>-0.009293</text:p>
          </table:table-cell>
          <table:table-cell office:value-type="float" office:value="-0.000473" calcext:value-type="float">
            <text:p>-0.000473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1406" calcext:value-type="float">
            <text:p>0.01406</text:p>
          </table:table-cell>
          <table:table-cell office:value-type="string" calcext:value-type="string">
            <text:p>0.001552</text:p>
          </table:table-cell>
        </table:table-row>
        <table:table-row table:style-name="ro1">
          <table:table-cell office:value-type="float" office:value="1527477053.6016" calcext:value-type="float">
            <text:p>1527477053.6016</text:p>
          </table:table-cell>
          <table:table-cell office:value-type="string" calcext:value-type="string">
            <text:p>PID_x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-0.009208" calcext:value-type="float">
            <text:p>-0.009208</text:p>
          </table:table-cell>
          <table:table-cell office:value-type="float" office:value="-0.000141" calcext:value-type="float">
            <text:p>-0.000141</text:p>
          </table:table-cell>
          <table:table-cell office:value-type="float" office:value="-0.009218" calcext:value-type="float">
            <text:p>-0.009218</text:p>
          </table:table-cell>
          <table:table-cell office:value-type="float" office:value="0.012183" calcext:value-type="float">
            <text:p>0.012183</text:p>
          </table:table-cell>
          <table:table-cell office:value-type="string" calcext:value-type="string">
            <text:p>0.001831</text:p>
          </table:table-cell>
        </table:table-row>
        <table:table-row table:style-name="ro1">
          <table:table-cell office:value-type="float" office:value="1527477053.60163" calcext:value-type="float">
            <text:p>1527477053.60163</text:p>
          </table:table-cell>
          <table:table-cell office:value-type="string" calcext:value-type="string">
            <text:p>PID_y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-0.009208" calcext:value-type="float">
            <text:p>-0.009208</text:p>
          </table:table-cell>
          <table:table-cell office:value-type="float" office:value="-0.000141" calcext:value-type="float">
            <text:p>-0.000141</text:p>
          </table:table-cell>
          <table:table-cell office:value-type="float" office:value="-0.009218" calcext:value-type="float">
            <text:p>-0.009218</text:p>
          </table:table-cell>
          <table:table-cell office:value-type="float" office:value="0.012183" calcext:value-type="float">
            <text:p>0.012183</text:p>
          </table:table-cell>
          <table:table-cell office:value-type="string" calcext:value-type="string">
            <text:p>0.001831</text:p>
          </table:table-cell>
        </table:table-row>
        <table:table-row table:style-name="ro1">
          <table:table-cell office:value-type="float" office:value="1527477053.621" calcext:value-type="float">
            <text:p>1527477053.621</text:p>
          </table:table-cell>
          <table:table-cell office:value-type="string" calcext:value-type="string">
            <text:p>PID_x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-0.00886" calcext:value-type="float">
            <text:p>-0.00886</text:p>
          </table:table-cell>
          <table:table-cell office:value-type="float" office:value="-0.000144" calcext:value-type="float">
            <text:p>-0.000144</text:p>
          </table:table-cell>
          <table:table-cell office:value-type="float" office:value="-0.008878" calcext:value-type="float">
            <text:p>-0.008878</text:p>
          </table:table-cell>
          <table:table-cell office:value-type="float" office:value="0.008401" calcext:value-type="float">
            <text:p>0.008401</text:p>
          </table:table-cell>
          <table:table-cell office:value-type="string" calcext:value-type="string">
            <text:p>0.002510</text:p>
          </table:table-cell>
        </table:table-row>
        <table:table-row table:style-name="ro1">
          <table:table-cell office:value-type="float" office:value="1527477053.62105" calcext:value-type="float">
            <text:p>1527477053.62105</text:p>
          </table:table-cell>
          <table:table-cell office:value-type="string" calcext:value-type="string">
            <text:p>PID_y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-0.00886" calcext:value-type="float">
            <text:p>-0.00886</text:p>
          </table:table-cell>
          <table:table-cell office:value-type="float" office:value="-0.000144" calcext:value-type="float">
            <text:p>-0.000144</text:p>
          </table:table-cell>
          <table:table-cell office:value-type="float" office:value="-0.008878" calcext:value-type="float">
            <text:p>-0.008878</text:p>
          </table:table-cell>
          <table:table-cell office:value-type="float" office:value="0.008401" calcext:value-type="float">
            <text:p>0.008401</text:p>
          </table:table-cell>
          <table:table-cell office:value-type="string" calcext:value-type="string">
            <text:p>0.002510</text:p>
          </table:table-cell>
        </table:table-row>
        <table:table-row table:style-name="ro1">
          <table:table-cell office:value-type="float" office:value="1527477053.64149" calcext:value-type="float">
            <text:p>1527477053.64149</text:p>
          </table:table-cell>
          <table:table-cell office:value-type="string" calcext:value-type="string">
            <text:p>PID_x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-0.008872" calcext:value-type="float">
            <text:p>-0.00887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-0.008916" calcext:value-type="float">
            <text:p>-0.008916</text:p>
          </table:table-cell>
          <table:table-cell office:value-type="float" office:value="0.010188" calcext:value-type="float">
            <text:p>0.010188</text:p>
          </table:table-cell>
          <table:table-cell office:value-type="string" calcext:value-type="string">
            <text:p>0.003939</text:p>
          </table:table-cell>
        </table:table-row>
        <table:table-row table:style-name="ro1">
          <table:table-cell office:value-type="float" office:value="1527477053.64154" calcext:value-type="float">
            <text:p>1527477053.64154</text:p>
          </table:table-cell>
          <table:table-cell office:value-type="string" calcext:value-type="string">
            <text:p>PID_y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-0.008872" calcext:value-type="float">
            <text:p>-0.00887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-0.008916" calcext:value-type="float">
            <text:p>-0.008916</text:p>
          </table:table-cell>
          <table:table-cell office:value-type="float" office:value="0.010188" calcext:value-type="float">
            <text:p>0.010188</text:p>
          </table:table-cell>
          <table:table-cell office:value-type="string" calcext:value-type="string">
            <text:p>0.003939</text:p>
          </table:table-cell>
        </table:table-row>
        <table:table-row table:style-name="ro1">
          <table:table-cell office:value-type="float" office:value="1527477053.6609" calcext:value-type="float">
            <text:p>1527477053.6609</text:p>
          </table:table-cell>
          <table:table-cell office:value-type="string" calcext:value-type="string">
            <text:p>PID_x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-0.008852" calcext:value-type="float">
            <text:p>-0.008852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-0.008881" calcext:value-type="float">
            <text:p>-0.008881</text:p>
          </table:table-cell>
          <table:table-cell office:value-type="float" office:value="0.008846" calcext:value-type="float">
            <text:p>0.008846</text:p>
          </table:table-cell>
          <table:table-cell office:value-type="string" calcext:value-type="string">
            <text:p>0.003211</text:p>
          </table:table-cell>
        </table:table-row>
        <table:table-row table:style-name="ro1">
          <table:table-cell office:value-type="float" office:value="1527477053.66095" calcext:value-type="float">
            <text:p>1527477053.66095</text:p>
          </table:table-cell>
          <table:table-cell office:value-type="string" calcext:value-type="string">
            <text:p>PID_y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-0.008852" calcext:value-type="float">
            <text:p>-0.008852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-0.008881" calcext:value-type="float">
            <text:p>-0.008881</text:p>
          </table:table-cell>
          <table:table-cell office:value-type="float" office:value="0.008846" calcext:value-type="float">
            <text:p>0.008846</text:p>
          </table:table-cell>
          <table:table-cell office:value-type="string" calcext:value-type="string">
            <text:p>0.003211</text:p>
          </table:table-cell>
        </table:table-row>
        <table:table-row table:style-name="ro1">
          <table:table-cell office:value-type="float" office:value="1527477053.68138" calcext:value-type="float">
            <text:p>1527477053.68138</text:p>
          </table:table-cell>
          <table:table-cell office:value-type="string" calcext:value-type="string">
            <text:p>PID_x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-0.008582" calcext:value-type="float">
            <text:p>-0.008582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8691" calcext:value-type="float">
            <text:p>-0.008691</text:p>
          </table:table-cell>
          <table:table-cell office:value-type="float" office:value="0.010502" calcext:value-type="float">
            <text:p>0.010502</text:p>
          </table:table-cell>
          <table:table-cell office:value-type="string" calcext:value-type="string">
            <text:p>0.006158</text:p>
          </table:table-cell>
        </table:table-row>
        <table:table-row table:style-name="ro1">
          <table:table-cell office:value-type="float" office:value="1527477053.68143" calcext:value-type="float">
            <text:p>1527477053.68143</text:p>
          </table:table-cell>
          <table:table-cell office:value-type="string" calcext:value-type="string">
            <text:p>PID_y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-0.008582" calcext:value-type="float">
            <text:p>-0.008582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-0.008691" calcext:value-type="float">
            <text:p>-0.008691</text:p>
          </table:table-cell>
          <table:table-cell office:value-type="float" office:value="0.010502" calcext:value-type="float">
            <text:p>0.010502</text:p>
          </table:table-cell>
          <table:table-cell office:value-type="string" calcext:value-type="string">
            <text:p>0.006158</text:p>
          </table:table-cell>
        </table:table-row>
        <table:table-row table:style-name="ro1">
          <table:table-cell office:value-type="float" office:value="1527477053.70091" calcext:value-type="float">
            <text:p>1527477053.70091</text:p>
          </table:table-cell>
          <table:table-cell office:value-type="string" calcext:value-type="string">
            <text:p>PID_x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-0.008526" calcext:value-type="float">
            <text:p>-0.008526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-0.008629" calcext:value-type="float">
            <text:p>-0.008629</text:p>
          </table:table-cell>
          <table:table-cell office:value-type="float" office:value="0.00626" calcext:value-type="float">
            <text:p>0.00626</text:p>
          </table:table-cell>
          <table:table-cell office:value-type="string" calcext:value-type="string">
            <text:p>0.005988</text:p>
          </table:table-cell>
        </table:table-row>
        <table:table-row table:style-name="ro1">
          <table:table-cell office:value-type="float" office:value="1527477053.70096" calcext:value-type="float">
            <text:p>1527477053.70096</text:p>
          </table:table-cell>
          <table:table-cell office:value-type="string" calcext:value-type="string">
            <text:p>PID_y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-0.008526" calcext:value-type="float">
            <text:p>-0.008526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-0.008629" calcext:value-type="float">
            <text:p>-0.008629</text:p>
          </table:table-cell>
          <table:table-cell office:value-type="float" office:value="0.00626" calcext:value-type="float">
            <text:p>0.00626</text:p>
          </table:table-cell>
          <table:table-cell office:value-type="string" calcext:value-type="string">
            <text:p>0.005988</text:p>
          </table:table-cell>
        </table:table-row>
        <table:table-row table:style-name="ro1">
          <table:table-cell office:value-type="float" office:value="1527477053.72144" calcext:value-type="float">
            <text:p>1527477053.72144</text:p>
          </table:table-cell>
          <table:table-cell office:value-type="string" calcext:value-type="string">
            <text:p>PID_x</text:p>
          </table:table-cell>
          <table:table-cell office:value-type="float" office:value="0.001307" calcext:value-type="float">
            <text:p>0.001307</text:p>
          </table:table-cell>
          <table:table-cell office:value-type="float" office:value="-0.008752" calcext:value-type="float">
            <text:p>-0.008752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-0.008757" calcext:value-type="float">
            <text:p>-0.008757</text:p>
          </table:table-cell>
          <table:table-cell office:value-type="float" office:value="0.010879" calcext:value-type="float">
            <text:p>0.010879</text:p>
          </table:table-cell>
          <table:table-cell office:value-type="string" calcext:value-type="string">
            <text:p>0.001239</text:p>
          </table:table-cell>
        </table:table-row>
        <table:table-row table:style-name="ro1">
          <table:table-cell office:value-type="float" office:value="1527477053.72149" calcext:value-type="float">
            <text:p>1527477053.72149</text:p>
          </table:table-cell>
          <table:table-cell office:value-type="string" calcext:value-type="string">
            <text:p>PID_y</text:p>
          </table:table-cell>
          <table:table-cell office:value-type="float" office:value="0.001307" calcext:value-type="float">
            <text:p>0.001307</text:p>
          </table:table-cell>
          <table:table-cell office:value-type="float" office:value="-0.008752" calcext:value-type="float">
            <text:p>-0.008752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-0.008757" calcext:value-type="float">
            <text:p>-0.008757</text:p>
          </table:table-cell>
          <table:table-cell office:value-type="float" office:value="0.010879" calcext:value-type="float">
            <text:p>0.010879</text:p>
          </table:table-cell>
          <table:table-cell office:value-type="string" calcext:value-type="string">
            <text:p>0.001239</text:p>
          </table:table-cell>
        </table:table-row>
        <table:table-row table:style-name="ro1">
          <table:table-cell office:value-type="float" office:value="1527477053.74104" calcext:value-type="float">
            <text:p>1527477053.74104</text:p>
          </table:table-cell>
          <table:table-cell office:value-type="string" calcext:value-type="string">
            <text:p>PID_x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-0.008279" calcext:value-type="float">
            <text:p>-0.008279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-0.008368" calcext:value-type="float">
            <text:p>-0.008368</text:p>
          </table:table-cell>
          <table:table-cell office:value-type="float" office:value="0.006987" calcext:value-type="float">
            <text:p>0.006987</text:p>
          </table:table-cell>
          <table:table-cell office:value-type="string" calcext:value-type="string">
            <text:p>0.005574</text:p>
          </table:table-cell>
        </table:table-row>
        <table:table-row table:style-name="ro1">
          <table:table-cell office:value-type="float" office:value="1527477053.7411" calcext:value-type="float">
            <text:p>1527477053.7411</text:p>
          </table:table-cell>
          <table:table-cell office:value-type="string" calcext:value-type="string">
            <text:p>PID_y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-0.008279" calcext:value-type="float">
            <text:p>-0.008279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-0.008368" calcext:value-type="float">
            <text:p>-0.008368</text:p>
          </table:table-cell>
          <table:table-cell office:value-type="float" office:value="0.006987" calcext:value-type="float">
            <text:p>0.006987</text:p>
          </table:table-cell>
          <table:table-cell office:value-type="string" calcext:value-type="string">
            <text:p>0.005574</text:p>
          </table:table-cell>
        </table:table-row>
        <table:table-row table:style-name="ro1">
          <table:table-cell office:value-type="float" office:value="1527477053.76165" calcext:value-type="float">
            <text:p>1527477053.76165</text:p>
          </table:table-cell>
          <table:table-cell office:value-type="string" calcext:value-type="string">
            <text:p>PID_x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-0.008301" calcext:value-type="float">
            <text:p>-0.008301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-0.008377" calcext:value-type="float">
            <text:p>-0.008377</text:p>
          </table:table-cell>
          <table:table-cell office:value-type="float" office:value="0.010004" calcext:value-type="float">
            <text:p>0.010004</text:p>
          </table:table-cell>
          <table:table-cell office:value-type="string" calcext:value-type="string">
            <text:p>0.005133</text:p>
          </table:table-cell>
        </table:table-row>
        <table:table-row table:style-name="ro1">
          <table:table-cell office:value-type="float" office:value="1527477053.7617" calcext:value-type="float">
            <text:p>1527477053.7617</text:p>
          </table:table-cell>
          <table:table-cell office:value-type="string" calcext:value-type="string">
            <text:p>PID_y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-0.008301" calcext:value-type="float">
            <text:p>-0.008301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-0.008377" calcext:value-type="float">
            <text:p>-0.008377</text:p>
          </table:table-cell>
          <table:table-cell office:value-type="float" office:value="0.010004" calcext:value-type="float">
            <text:p>0.010004</text:p>
          </table:table-cell>
          <table:table-cell office:value-type="string" calcext:value-type="string">
            <text:p>0.005133</text:p>
          </table:table-cell>
        </table:table-row>
        <table:table-row table:style-name="ro1">
          <table:table-cell office:value-type="float" office:value="1527477053.78118" calcext:value-type="float">
            <text:p>1527477053.78118</text:p>
          </table:table-cell>
          <table:table-cell office:value-type="string" calcext:value-type="string">
            <text:p>PID_x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-0.008047" calcext:value-type="float">
            <text:p>-0.008047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-0.00814" calcext:value-type="float">
            <text:p>-0.00814</text:p>
          </table:table-cell>
          <table:table-cell office:value-type="float" office:value="0.009502" calcext:value-type="float">
            <text:p>0.009502</text:p>
          </table:table-cell>
          <table:table-cell office:value-type="string" calcext:value-type="string">
            <text:p>0.005698</text:p>
          </table:table-cell>
        </table:table-row>
        <table:table-row table:style-name="ro1">
          <table:table-cell office:value-type="float" office:value="1527477053.78123" calcext:value-type="float">
            <text:p>1527477053.78123</text:p>
          </table:table-cell>
          <table:table-cell office:value-type="string" calcext:value-type="string">
            <text:p>PID_y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-0.008047" calcext:value-type="float">
            <text:p>-0.008047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-0.00814" calcext:value-type="float">
            <text:p>-0.00814</text:p>
          </table:table-cell>
          <table:table-cell office:value-type="float" office:value="0.009502" calcext:value-type="float">
            <text:p>0.009502</text:p>
          </table:table-cell>
          <table:table-cell office:value-type="string" calcext:value-type="string">
            <text:p>0.005698</text:p>
          </table:table-cell>
        </table:table-row>
        <table:table-row table:style-name="ro1">
          <table:table-cell office:value-type="float" office:value="1527477053.80167" calcext:value-type="float">
            <text:p>1527477053.80167</text:p>
          </table:table-cell>
          <table:table-cell office:value-type="string" calcext:value-type="string">
            <text:p>PID_x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-0.008154" calcext:value-type="float">
            <text:p>-0.008154</text:p>
          </table:table-cell>
          <table:table-cell office:value-type="float" office:value="0.001732" calcext:value-type="float">
            <text:p>0.001732</text:p>
          </table:table-cell>
          <table:table-cell office:value-type="float" office:value="-0.008209" calcext:value-type="float">
            <text:p>-0.008209</text:p>
          </table:table-cell>
          <table:table-cell office:value-type="float" office:value="0.012086" calcext:value-type="float">
            <text:p>0.012086</text:p>
          </table:table-cell>
          <table:table-cell office:value-type="string" calcext:value-type="string">
            <text:p>0.004388</text:p>
          </table:table-cell>
        </table:table-row>
        <table:table-row table:style-name="ro1">
          <table:table-cell office:value-type="float" office:value="1527477053.80172" calcext:value-type="float">
            <text:p>1527477053.80172</text:p>
          </table:table-cell>
          <table:table-cell office:value-type="string" calcext:value-type="string">
            <text:p>PID_y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-0.008154" calcext:value-type="float">
            <text:p>-0.008154</text:p>
          </table:table-cell>
          <table:table-cell office:value-type="float" office:value="0.001732" calcext:value-type="float">
            <text:p>0.001732</text:p>
          </table:table-cell>
          <table:table-cell office:value-type="float" office:value="-0.008209" calcext:value-type="float">
            <text:p>-0.008209</text:p>
          </table:table-cell>
          <table:table-cell office:value-type="float" office:value="0.012086" calcext:value-type="float">
            <text:p>0.012086</text:p>
          </table:table-cell>
          <table:table-cell office:value-type="string" calcext:value-type="string">
            <text:p>0.004388</text:p>
          </table:table-cell>
        </table:table-row>
        <table:table-row table:style-name="ro1">
          <table:table-cell office:value-type="float" office:value="1527477053.82117" calcext:value-type="float">
            <text:p>1527477053.82117</text:p>
          </table:table-cell>
          <table:table-cell office:value-type="string" calcext:value-type="string">
            <text:p>PID_x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-0.008105" calcext:value-type="float">
            <text:p>-0.008105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-0.008199" calcext:value-type="float">
            <text:p>-0.008199</text:p>
          </table:table-cell>
          <table:table-cell office:value-type="float" office:value="0.009283" calcext:value-type="float">
            <text:p>0.009283</text:p>
          </table:table-cell>
          <table:table-cell office:value-type="string" calcext:value-type="string">
            <text:p>0.005733</text:p>
          </table:table-cell>
        </table:table-row>
        <table:table-row table:style-name="ro1">
          <table:table-cell office:value-type="float" office:value="1527477053.82123" calcext:value-type="float">
            <text:p>1527477053.82123</text:p>
          </table:table-cell>
          <table:table-cell office:value-type="string" calcext:value-type="string">
            <text:p>PID_y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-0.008105" calcext:value-type="float">
            <text:p>-0.008105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-0.008199" calcext:value-type="float">
            <text:p>-0.008199</text:p>
          </table:table-cell>
          <table:table-cell office:value-type="float" office:value="0.009283" calcext:value-type="float">
            <text:p>0.009283</text:p>
          </table:table-cell>
          <table:table-cell office:value-type="string" calcext:value-type="string">
            <text:p>0.005733</text:p>
          </table:table-cell>
        </table:table-row>
        <table:table-row table:style-name="ro1">
          <table:table-cell office:value-type="float" office:value="1527477053.84167" calcext:value-type="float">
            <text:p>1527477053.84167</text:p>
          </table:table-cell>
          <table:table-cell office:value-type="string" calcext:value-type="string">
            <text:p>PID_x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-0.007933" calcext:value-type="float">
            <text:p>-0.007933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-0.007977" calcext:value-type="float">
            <text:p>-0.007977</text:p>
          </table:table-cell>
          <table:table-cell office:value-type="float" office:value="0.010151" calcext:value-type="float">
            <text:p>0.010151</text:p>
          </table:table-cell>
          <table:table-cell office:value-type="string" calcext:value-type="string">
            <text:p>0.003938</text:p>
          </table:table-cell>
        </table:table-row>
        <table:table-row table:style-name="ro1">
          <table:table-cell office:value-type="float" office:value="1527477053.84176" calcext:value-type="float">
            <text:p>1527477053.84176</text:p>
          </table:table-cell>
          <table:table-cell office:value-type="string" calcext:value-type="string">
            <text:p>PID_y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-0.007933" calcext:value-type="float">
            <text:p>-0.007933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-0.007977" calcext:value-type="float">
            <text:p>-0.007977</text:p>
          </table:table-cell>
          <table:table-cell office:value-type="float" office:value="0.010151" calcext:value-type="float">
            <text:p>0.010151</text:p>
          </table:table-cell>
          <table:table-cell office:value-type="string" calcext:value-type="string">
            <text:p>0.003938</text:p>
          </table:table-cell>
        </table:table-row>
        <table:table-row table:style-name="ro1">
          <table:table-cell office:value-type="float" office:value="1527477053.86121" calcext:value-type="float">
            <text:p>1527477053.86121</text:p>
          </table:table-cell>
          <table:table-cell office:value-type="string" calcext:value-type="string">
            <text:p>PID_x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-0.007776" calcext:value-type="float">
            <text:p>-0.007776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-0.007855" calcext:value-type="float">
            <text:p>-0.007855</text:p>
          </table:table-cell>
          <table:table-cell office:value-type="float" office:value="0.004746" calcext:value-type="float">
            <text:p>0.004746</text:p>
          </table:table-cell>
          <table:table-cell office:value-type="string" calcext:value-type="string">
            <text:p>0.005265</text:p>
          </table:table-cell>
        </table:table-row>
        <table:table-row table:style-name="ro1">
          <table:table-cell office:value-type="float" office:value="1527477053.86127" calcext:value-type="float">
            <text:p>1527477053.86127</text:p>
          </table:table-cell>
          <table:table-cell office:value-type="string" calcext:value-type="string">
            <text:p>PID_y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-0.007776" calcext:value-type="float">
            <text:p>-0.007776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-0.007855" calcext:value-type="float">
            <text:p>-0.007855</text:p>
          </table:table-cell>
          <table:table-cell office:value-type="float" office:value="0.004746" calcext:value-type="float">
            <text:p>0.004746</text:p>
          </table:table-cell>
          <table:table-cell office:value-type="string" calcext:value-type="string">
            <text:p>0.005265</text:p>
          </table:table-cell>
        </table:table-row>
        <table:table-row table:style-name="ro1">
          <table:table-cell office:value-type="float" office:value="1527477053.88057" calcext:value-type="float">
            <text:p>1527477053.88057</text:p>
          </table:table-cell>
          <table:table-cell office:value-type="string" calcext:value-type="string">
            <text:p>PID_x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-0.007662" calcext:value-type="float">
            <text:p>-0.007662</text:p>
          </table:table-cell>
          <table:table-cell office:value-type="float" office:value="0.002246" calcext:value-type="float">
            <text:p>0.002246</text:p>
          </table:table-cell>
          <table:table-cell office:value-type="float" office:value="-0.007715" calcext:value-type="float">
            <text:p>-0.007715</text:p>
          </table:table-cell>
          <table:table-cell office:value-type="float" office:value="0.00692" calcext:value-type="float">
            <text:p>0.00692</text:p>
          </table:table-cell>
          <table:table-cell office:value-type="string" calcext:value-type="string">
            <text:p>0.004292</text:p>
          </table:table-cell>
        </table:table-row>
        <table:table-row table:style-name="ro1">
          <table:table-cell office:value-type="float" office:value="1527477053.88061" calcext:value-type="float">
            <text:p>1527477053.88061</text:p>
          </table:table-cell>
          <table:table-cell office:value-type="string" calcext:value-type="string">
            <text:p>PID_y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-0.007662" calcext:value-type="float">
            <text:p>-0.007662</text:p>
          </table:table-cell>
          <table:table-cell office:value-type="float" office:value="0.002246" calcext:value-type="float">
            <text:p>0.002246</text:p>
          </table:table-cell>
          <table:table-cell office:value-type="float" office:value="-0.007715" calcext:value-type="float">
            <text:p>-0.007715</text:p>
          </table:table-cell>
          <table:table-cell office:value-type="float" office:value="0.00692" calcext:value-type="float">
            <text:p>0.00692</text:p>
          </table:table-cell>
          <table:table-cell office:value-type="string" calcext:value-type="string">
            <text:p>0.004292</text:p>
          </table:table-cell>
        </table:table-row>
        <table:table-row table:style-name="ro1">
          <table:table-cell office:value-type="float" office:value="1527477053.90106" calcext:value-type="float">
            <text:p>1527477053.90106</text:p>
          </table:table-cell>
          <table:table-cell office:value-type="string" calcext:value-type="string">
            <text:p>PID_x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7508" calcext:value-type="float">
            <text:p>-0.007508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-0.007611" calcext:value-type="float">
            <text:p>-0.007611</text:p>
          </table:table-cell>
          <table:table-cell office:value-type="float" office:value="0.006571" calcext:value-type="float">
            <text:p>0.006571</text:p>
          </table:table-cell>
          <table:table-cell office:value-type="string" calcext:value-type="string">
            <text:p>0.005982</text:p>
          </table:table-cell>
        </table:table-row>
        <table:table-row table:style-name="ro1">
          <table:table-cell office:value-type="float" office:value="1527477053.90111" calcext:value-type="float">
            <text:p>1527477053.90111</text:p>
          </table:table-cell>
          <table:table-cell office:value-type="string" calcext:value-type="string">
            <text:p>PID_y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7508" calcext:value-type="float">
            <text:p>-0.007508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-0.007611" calcext:value-type="float">
            <text:p>-0.007611</text:p>
          </table:table-cell>
          <table:table-cell office:value-type="float" office:value="0.006571" calcext:value-type="float">
            <text:p>0.006571</text:p>
          </table:table-cell>
          <table:table-cell office:value-type="string" calcext:value-type="string">
            <text:p>0.005982</text:p>
          </table:table-cell>
        </table:table-row>
        <table:table-row table:style-name="ro1">
          <table:table-cell office:value-type="float" office:value="1527477053.92152" calcext:value-type="float">
            <text:p>1527477053.92152</text:p>
          </table:table-cell>
          <table:table-cell office:value-type="string" calcext:value-type="string">
            <text:p>PID_x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-0.00749" calcext:value-type="float">
            <text:p>-0.00749</text:p>
          </table:table-cell>
          <table:table-cell office:value-type="float" office:value="0.002734" calcext:value-type="float">
            <text:p>0.002734</text:p>
          </table:table-cell>
          <table:table-cell office:value-type="float" office:value="-0.007594" calcext:value-type="float">
            <text:p>-0.007594</text:p>
          </table:table-cell>
          <table:table-cell office:value-type="float" office:value="0.008297" calcext:value-type="float">
            <text:p>0.008297</text:p>
          </table:table-cell>
          <table:table-cell office:value-type="string" calcext:value-type="string">
            <text:p>0.006046</text:p>
          </table:table-cell>
        </table:table-row>
        <table:table-row table:style-name="ro1">
          <table:table-cell office:value-type="float" office:value="1527477053.92157" calcext:value-type="float">
            <text:p>1527477053.92157</text:p>
          </table:table-cell>
          <table:table-cell office:value-type="string" calcext:value-type="string">
            <text:p>PID_y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-0.00749" calcext:value-type="float">
            <text:p>-0.00749</text:p>
          </table:table-cell>
          <table:table-cell office:value-type="float" office:value="0.002734" calcext:value-type="float">
            <text:p>0.002734</text:p>
          </table:table-cell>
          <table:table-cell office:value-type="float" office:value="-0.007594" calcext:value-type="float">
            <text:p>-0.007594</text:p>
          </table:table-cell>
          <table:table-cell office:value-type="float" office:value="0.008297" calcext:value-type="float">
            <text:p>0.008297</text:p>
          </table:table-cell>
          <table:table-cell office:value-type="string" calcext:value-type="string">
            <text:p>0.006046</text:p>
          </table:table-cell>
        </table:table-row>
        <table:table-row table:style-name="ro1">
          <table:table-cell office:value-type="float" office:value="1527477053.94105" calcext:value-type="float">
            <text:p>1527477053.94105</text:p>
          </table:table-cell>
          <table:table-cell office:value-type="string" calcext:value-type="string">
            <text:p>PID_x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-0.007502" calcext:value-type="float">
            <text:p>-0.007502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-0.007554" calcext:value-type="float">
            <text:p>-0.007554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0.004285</text:p>
          </table:table-cell>
        </table:table-row>
        <table:table-row table:style-name="ro1">
          <table:table-cell office:value-type="float" office:value="1527477053.9411" calcext:value-type="float">
            <text:p>1527477053.9411</text:p>
          </table:table-cell>
          <table:table-cell office:value-type="string" calcext:value-type="string">
            <text:p>PID_y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-0.007502" calcext:value-type="float">
            <text:p>-0.007502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-0.007554" calcext:value-type="float">
            <text:p>-0.007554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0.004285</text:p>
          </table:table-cell>
        </table:table-row>
        <table:table-row table:style-name="ro1">
          <table:table-cell office:value-type="float" office:value="1527477053.96165" calcext:value-type="float">
            <text:p>1527477053.96165</text:p>
          </table:table-cell>
          <table:table-cell office:value-type="string" calcext:value-type="string">
            <text:p>PID_x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-0.007152" calcext:value-type="float">
            <text:p>-0.007152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-0.007253" calcext:value-type="float">
            <text:p>-0.007253</text:p>
          </table:table-cell>
          <table:table-cell office:value-type="float" office:value="0.008861" calcext:value-type="float">
            <text:p>0.008861</text:p>
          </table:table-cell>
          <table:table-cell office:value-type="string" calcext:value-type="string">
            <text:p>0.005961</text:p>
          </table:table-cell>
        </table:table-row>
        <table:table-row table:style-name="ro1">
          <table:table-cell office:value-type="float" office:value="1527477053.96169" calcext:value-type="float">
            <text:p>1527477053.96169</text:p>
          </table:table-cell>
          <table:table-cell office:value-type="string" calcext:value-type="string">
            <text:p>PID_y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-0.007152" calcext:value-type="float">
            <text:p>-0.007152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-0.007253" calcext:value-type="float">
            <text:p>-0.007253</text:p>
          </table:table-cell>
          <table:table-cell office:value-type="float" office:value="0.008861" calcext:value-type="float">
            <text:p>0.008861</text:p>
          </table:table-cell>
          <table:table-cell office:value-type="string" calcext:value-type="string">
            <text:p>0.005961</text:p>
          </table:table-cell>
        </table:table-row>
        <table:table-row table:style-name="ro1">
          <table:table-cell office:value-type="float" office:value="1527477053.98116" calcext:value-type="float">
            <text:p>1527477053.98116</text:p>
          </table:table-cell>
          <table:table-cell office:value-type="string" calcext:value-type="string">
            <text:p>PID_x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-0.006999" calcext:value-type="float">
            <text:p>-0.006999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-0.007103" calcext:value-type="float">
            <text:p>-0.007103</text:p>
          </table:table-cell>
          <table:table-cell office:value-type="float" office:value="0.007818" calcext:value-type="float">
            <text:p>0.007818</text:p>
          </table:table-cell>
          <table:table-cell office:value-type="string" calcext:value-type="string">
            <text:p>0.006048</text:p>
          </table:table-cell>
        </table:table-row>
        <table:table-row table:style-name="ro1">
          <table:table-cell office:value-type="float" office:value="1527477053.98121" calcext:value-type="float">
            <text:p>1527477053.98121</text:p>
          </table:table-cell>
          <table:table-cell office:value-type="string" calcext:value-type="string">
            <text:p>PID_y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-0.006999" calcext:value-type="float">
            <text:p>-0.006999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-0.007103" calcext:value-type="float">
            <text:p>-0.007103</text:p>
          </table:table-cell>
          <table:table-cell office:value-type="float" office:value="0.007818" calcext:value-type="float">
            <text:p>0.007818</text:p>
          </table:table-cell>
          <table:table-cell office:value-type="string" calcext:value-type="string">
            <text:p>0.006048</text:p>
          </table:table-cell>
        </table:table-row>
        <table:table-row table:style-name="ro1">
          <table:table-cell office:value-type="float" office:value="1527477054.00166" calcext:value-type="float">
            <text:p>1527477054.00166</text:p>
          </table:table-cell>
          <table:table-cell office:value-type="string" calcext:value-type="string">
            <text:p>PID_x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-0.006842" calcext:value-type="float">
            <text:p>-0.006842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-0.00696" calcext:value-type="float">
            <text:p>-0.00696</text:p>
          </table:table-cell>
          <table:table-cell office:value-type="float" office:value="0.005675" calcext:value-type="float">
            <text:p>0.005675</text:p>
          </table:table-cell>
          <table:table-cell office:value-type="string" calcext:value-type="string">
            <text:p>0.006424</text:p>
          </table:table-cell>
        </table:table-row>
        <table:table-row table:style-name="ro1">
          <table:table-cell office:value-type="float" office:value="1527477054.00172" calcext:value-type="float">
            <text:p>1527477054.00172</text:p>
          </table:table-cell>
          <table:table-cell office:value-type="string" calcext:value-type="string">
            <text:p>PID_y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-0.006842" calcext:value-type="float">
            <text:p>-0.006842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-0.00696" calcext:value-type="float">
            <text:p>-0.00696</text:p>
          </table:table-cell>
          <table:table-cell office:value-type="float" office:value="0.005675" calcext:value-type="float">
            <text:p>0.005675</text:p>
          </table:table-cell>
          <table:table-cell office:value-type="string" calcext:value-type="string">
            <text:p>0.006424</text:p>
          </table:table-cell>
        </table:table-row>
        <table:table-row table:style-name="ro1">
          <table:table-cell office:value-type="float" office:value="1527477054.02116" calcext:value-type="float">
            <text:p>1527477054.02116</text:p>
          </table:table-cell>
          <table:table-cell office:value-type="string" calcext:value-type="string">
            <text:p>PID_x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-0.006682" calcext:value-type="float">
            <text:p>-0.006682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-0.006842" calcext:value-type="float">
            <text:p>-0.006842</text:p>
          </table:table-cell>
          <table:table-cell office:value-type="float" office:value="0.003491" calcext:value-type="float">
            <text:p>0.003491</text:p>
          </table:table-cell>
          <table:table-cell office:value-type="string" calcext:value-type="string">
            <text:p>0.007480</text:p>
          </table:table-cell>
        </table:table-row>
        <table:table-row table:style-name="ro1">
          <table:table-cell office:value-type="float" office:value="1527477054.02121" calcext:value-type="float">
            <text:p>1527477054.02121</text:p>
          </table:table-cell>
          <table:table-cell office:value-type="string" calcext:value-type="string">
            <text:p>PID_y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-0.006682" calcext:value-type="float">
            <text:p>-0.006682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-0.006842" calcext:value-type="float">
            <text:p>-0.006842</text:p>
          </table:table-cell>
          <table:table-cell office:value-type="float" office:value="0.003491" calcext:value-type="float">
            <text:p>0.003491</text:p>
          </table:table-cell>
          <table:table-cell office:value-type="string" calcext:value-type="string">
            <text:p>0.007480</text:p>
          </table:table-cell>
        </table:table-row>
        <table:table-row table:style-name="ro1">
          <table:table-cell office:value-type="float" office:value="1527477054.04159" calcext:value-type="float">
            <text:p>1527477054.04159</text:p>
          </table:table-cell>
          <table:table-cell office:value-type="string" calcext:value-type="string">
            <text:p>PID_x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-0.006561" calcext:value-type="float">
            <text:p>-0.006561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-0.006745" calcext:value-type="float">
            <text:p>-0.006745</text:p>
          </table:table-cell>
          <table:table-cell office:value-type="float" office:value="0.007791" calcext:value-type="float">
            <text:p>0.007791</text:p>
          </table:table-cell>
          <table:table-cell office:value-type="string" calcext:value-type="string">
            <text:p>0.008017</text:p>
          </table:table-cell>
        </table:table-row>
        <table:table-row table:style-name="ro1">
          <table:table-cell office:value-type="float" office:value="1527477054.04164" calcext:value-type="float">
            <text:p>1527477054.04164</text:p>
          </table:table-cell>
          <table:table-cell office:value-type="string" calcext:value-type="string">
            <text:p>PID_y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-0.006561" calcext:value-type="float">
            <text:p>-0.006561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-0.006745" calcext:value-type="float">
            <text:p>-0.006745</text:p>
          </table:table-cell>
          <table:table-cell office:value-type="float" office:value="0.007791" calcext:value-type="float">
            <text:p>0.007791</text:p>
          </table:table-cell>
          <table:table-cell office:value-type="string" calcext:value-type="string">
            <text:p>0.008017</text:p>
          </table:table-cell>
        </table:table-row>
        <table:table-row table:style-name="ro1">
          <table:table-cell office:value-type="float" office:value="1527477054.06111" calcext:value-type="float">
            <text:p>1527477054.06111</text:p>
          </table:table-cell>
          <table:table-cell office:value-type="string" calcext:value-type="string">
            <text:p>PID_x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-0.006198" calcext:value-type="float">
            <text:p>-0.006198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-0.006408" calcext:value-type="float">
            <text:p>-0.006408</text:p>
          </table:table-cell>
          <table:table-cell office:value-type="float" office:value="0.007414" calcext:value-type="float">
            <text:p>0.007414</text:p>
          </table:table-cell>
          <table:table-cell office:value-type="string" calcext:value-type="string">
            <text:p>0.008556</text:p>
          </table:table-cell>
        </table:table-row>
        <table:table-row table:style-name="ro1">
          <table:table-cell office:value-type="float" office:value="1527477054.06117" calcext:value-type="float">
            <text:p>1527477054.06117</text:p>
          </table:table-cell>
          <table:table-cell office:value-type="string" calcext:value-type="string">
            <text:p>PID_y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-0.006198" calcext:value-type="float">
            <text:p>-0.006198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-0.006408" calcext:value-type="float">
            <text:p>-0.006408</text:p>
          </table:table-cell>
          <table:table-cell office:value-type="float" office:value="0.007414" calcext:value-type="float">
            <text:p>0.007414</text:p>
          </table:table-cell>
          <table:table-cell office:value-type="string" calcext:value-type="string">
            <text:p>0.008556</text:p>
          </table:table-cell>
        </table:table-row>
        <table:table-row table:style-name="ro1">
          <table:table-cell office:value-type="float" office:value="1527477054.08167" calcext:value-type="float">
            <text:p>1527477054.08167</text:p>
          </table:table-cell>
          <table:table-cell office:value-type="string" calcext:value-type="string">
            <text:p>PID_x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-0.006182" calcext:value-type="float">
            <text:p>-0.006182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-0.006347" calcext:value-type="float">
            <text:p>-0.006347</text:p>
          </table:table-cell>
          <table:table-cell office:value-type="float" office:value="0.005234" calcext:value-type="float">
            <text:p>0.005234</text:p>
          </table:table-cell>
          <table:table-cell office:value-type="string" calcext:value-type="string">
            <text:p>0.007602</text:p>
          </table:table-cell>
        </table:table-row>
        <table:table-row table:style-name="ro1">
          <table:table-cell office:value-type="float" office:value="1527477054.08172" calcext:value-type="float">
            <text:p>1527477054.08172</text:p>
          </table:table-cell>
          <table:table-cell office:value-type="string" calcext:value-type="string">
            <text:p>PID_y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-0.006182" calcext:value-type="float">
            <text:p>-0.006182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-0.006347" calcext:value-type="float">
            <text:p>-0.006347</text:p>
          </table:table-cell>
          <table:table-cell office:value-type="float" office:value="0.005234" calcext:value-type="float">
            <text:p>0.005234</text:p>
          </table:table-cell>
          <table:table-cell office:value-type="string" calcext:value-type="string">
            <text:p>0.007602</text:p>
          </table:table-cell>
        </table:table-row>
        <table:table-row table:style-name="ro1">
          <table:table-cell office:value-type="float" office:value="1527477054.10121" calcext:value-type="float">
            <text:p>1527477054.10121</text:p>
          </table:table-cell>
          <table:table-cell office:value-type="string" calcext:value-type="string">
            <text:p>PID_x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-0.006153" calcext:value-type="float">
            <text:p>-0.006153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-0.006286" calcext:value-type="float">
            <text:p>-0.006286</text:p>
          </table:table-cell>
          <table:table-cell office:value-type="float" office:value="0.010192" calcext:value-type="float">
            <text:p>0.010192</text:p>
          </table:table-cell>
          <table:table-cell office:value-type="string" calcext:value-type="string">
            <text:p>0.006832</text:p>
          </table:table-cell>
        </table:table-row>
        <table:table-row table:style-name="ro1">
          <table:table-cell office:value-type="float" office:value="1527477054.10126" calcext:value-type="float">
            <text:p>1527477054.10126</text:p>
          </table:table-cell>
          <table:table-cell office:value-type="string" calcext:value-type="string">
            <text:p>PID_y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-0.006153" calcext:value-type="float">
            <text:p>-0.006153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-0.006286" calcext:value-type="float">
            <text:p>-0.006286</text:p>
          </table:table-cell>
          <table:table-cell office:value-type="float" office:value="0.010192" calcext:value-type="float">
            <text:p>0.010192</text:p>
          </table:table-cell>
          <table:table-cell office:value-type="string" calcext:value-type="string">
            <text:p>0.006832</text:p>
          </table:table-cell>
        </table:table-row>
        <table:table-row table:style-name="ro1">
          <table:table-cell office:value-type="float" office:value="1527477054.12158" calcext:value-type="float">
            <text:p>1527477054.12158</text:p>
          </table:table-cell>
          <table:table-cell office:value-type="string" calcext:value-type="string">
            <text:p>PID_x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-0.005773" calcext:value-type="float">
            <text:p>-0.005773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-0.005984" calcext:value-type="float">
            <text:p>-0.005984</text:p>
          </table:table-cell>
          <table:table-cell office:value-type="float" office:value="0.008041" calcext:value-type="float">
            <text:p>0.008041</text:p>
          </table:table-cell>
          <table:table-cell office:value-type="string" calcext:value-type="string">
            <text:p>0.008586</text:p>
          </table:table-cell>
        </table:table-row>
        <table:table-row table:style-name="ro1">
          <table:table-cell office:value-type="float" office:value="1527477054.12163" calcext:value-type="float">
            <text:p>1527477054.12163</text:p>
          </table:table-cell>
          <table:table-cell office:value-type="string" calcext:value-type="string">
            <text:p>PID_y</text:p>
          </table:table-cell>
          <table:table-cell office:value-type="float" office:value="0.004064" calcext:value-type="float">
            <text:p>0.004064</text:p>
          </table:table-cell>
          <table:table-cell office:value-type="float" office:value="-0.005773" calcext:value-type="float">
            <text:p>-0.005773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-0.005984" calcext:value-type="float">
            <text:p>-0.005984</text:p>
          </table:table-cell>
          <table:table-cell office:value-type="float" office:value="0.008041" calcext:value-type="float">
            <text:p>0.008041</text:p>
          </table:table-cell>
          <table:table-cell office:value-type="string" calcext:value-type="string">
            <text:p>0.008586</text:p>
          </table:table-cell>
        </table:table-row>
        <table:table-row table:style-name="ro1">
          <table:table-cell office:value-type="float" office:value="1527477054.141" calcext:value-type="float">
            <text:p>1527477054.141</text:p>
          </table:table-cell>
          <table:table-cell office:value-type="string" calcext:value-type="string">
            <text:p>PID_x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571" calcext:value-type="float">
            <text:p>-0.00571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-0.005911" calcext:value-type="float">
            <text:p>-0.005911</text:p>
          </table:table-cell>
          <table:table-cell office:value-type="float" office:value="0.014851" calcext:value-type="float">
            <text:p>0.014851</text:p>
          </table:table-cell>
          <table:table-cell office:value-type="string" calcext:value-type="string">
            <text:p>0.008385</text:p>
          </table:table-cell>
        </table:table-row>
        <table:table-row table:style-name="ro1">
          <table:table-cell office:value-type="float" office:value="1527477054.14105" calcext:value-type="float">
            <text:p>1527477054.14105</text:p>
          </table:table-cell>
          <table:table-cell office:value-type="string" calcext:value-type="string">
            <text:p>PID_y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571" calcext:value-type="float">
            <text:p>-0.00571</text:p>
          </table:table-cell>
          <table:table-cell office:value-type="float" office:value="0.004569" calcext:value-type="float">
            <text:p>0.004569</text:p>
          </table:table-cell>
          <table:table-cell office:value-type="float" office:value="-0.005911" calcext:value-type="float">
            <text:p>-0.005911</text:p>
          </table:table-cell>
          <table:table-cell office:value-type="float" office:value="0.014851" calcext:value-type="float">
            <text:p>0.014851</text:p>
          </table:table-cell>
          <table:table-cell office:value-type="string" calcext:value-type="string">
            <text:p>0.008385</text:p>
          </table:table-cell>
        </table:table-row>
        <table:table-row table:style-name="ro1">
          <table:table-cell office:value-type="float" office:value="1527477054.1615" calcext:value-type="float">
            <text:p>1527477054.1615</text:p>
          </table:table-cell>
          <table:table-cell office:value-type="string" calcext:value-type="string">
            <text:p>PID_x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-0.005139" calcext:value-type="float">
            <text:p>-0.005139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-0.005413" calcext:value-type="float">
            <text:p>-0.005413</text:p>
          </table:table-cell>
          <table:table-cell office:value-type="float" office:value="0.011682" calcext:value-type="float">
            <text:p>0.011682</text:p>
          </table:table-cell>
          <table:table-cell office:value-type="string" calcext:value-type="string">
            <text:p>0.009797</text:p>
          </table:table-cell>
        </table:table-row>
        <table:table-row table:style-name="ro1">
          <table:table-cell office:value-type="float" office:value="1527477054.16155" calcext:value-type="float">
            <text:p>1527477054.16155</text:p>
          </table:table-cell>
          <table:table-cell office:value-type="string" calcext:value-type="string">
            <text:p>PID_y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-0.005139" calcext:value-type="float">
            <text:p>-0.005139</text:p>
          </table:table-cell>
          <table:table-cell office:value-type="float" office:value="0.004567" calcext:value-type="float">
            <text:p>0.004567</text:p>
          </table:table-cell>
          <table:table-cell office:value-type="float" office:value="-0.005413" calcext:value-type="float">
            <text:p>-0.005413</text:p>
          </table:table-cell>
          <table:table-cell office:value-type="float" office:value="0.011682" calcext:value-type="float">
            <text:p>0.011682</text:p>
          </table:table-cell>
          <table:table-cell office:value-type="string" calcext:value-type="string">
            <text:p>0.009797</text:p>
          </table:table-cell>
        </table:table-row>
        <table:table-row table:style-name="ro1">
          <table:table-cell office:value-type="float" office:value="1527477054.18115" calcext:value-type="float">
            <text:p>1527477054.18115</text:p>
          </table:table-cell>
          <table:table-cell office:value-type="string" calcext:value-type="string">
            <text:p>PID_x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-0.005236" calcext:value-type="float">
            <text:p>-0.005236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-0.005456" calcext:value-type="float">
            <text:p>-0.005456</text:p>
          </table:table-cell>
          <table:table-cell office:value-type="float" office:value="0.012796" calcext:value-type="float">
            <text:p>0.012796</text:p>
          </table:table-cell>
          <table:table-cell office:value-type="string" calcext:value-type="string">
            <text:p>0.008772</text:p>
          </table:table-cell>
        </table:table-row>
        <table:table-row table:style-name="ro1">
          <table:table-cell office:value-type="float" office:value="1527477054.18121" calcext:value-type="float">
            <text:p>1527477054.18121</text:p>
          </table:table-cell>
          <table:table-cell office:value-type="string" calcext:value-type="string">
            <text:p>PID_y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-0.005236" calcext:value-type="float">
            <text:p>-0.005236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-0.005456" calcext:value-type="float">
            <text:p>-0.005456</text:p>
          </table:table-cell>
          <table:table-cell office:value-type="float" office:value="0.012796" calcext:value-type="float">
            <text:p>0.012796</text:p>
          </table:table-cell>
          <table:table-cell office:value-type="string" calcext:value-type="string">
            <text:p>0.008772</text:p>
          </table:table-cell>
        </table:table-row>
        <table:table-row table:style-name="ro1">
          <table:table-cell office:value-type="float" office:value="1527477054.20061" calcext:value-type="float">
            <text:p>1527477054.20061</text:p>
          </table:table-cell>
          <table:table-cell office:value-type="string" calcext:value-type="string">
            <text:p>PID_x</text:p>
          </table:table-cell>
          <table:table-cell office:value-type="float" office:value="0.005348" calcext:value-type="float">
            <text:p>0.005348</text:p>
          </table:table-cell>
          <table:table-cell office:value-type="float" office:value="-0.005136" calcext:value-type="float">
            <text:p>-0.005136</text:p>
          </table:table-cell>
          <table:table-cell office:value-type="float" office:value="0.005013" calcext:value-type="float">
            <text:p>0.005013</text:p>
          </table:table-cell>
          <table:table-cell office:value-type="float" office:value="-0.00537" calcext:value-type="float">
            <text:p>-0.00537</text:p>
          </table:table-cell>
          <table:table-cell office:value-type="float" office:value="0.010823" calcext:value-type="float">
            <text:p>0.010823</text:p>
          </table:table-cell>
          <table:table-cell office:value-type="string" calcext:value-type="string">
            <text:p>0.009035</text:p>
          </table:table-cell>
        </table:table-row>
        <table:table-row table:style-name="ro1">
          <table:table-cell office:value-type="float" office:value="1527477054.20066" calcext:value-type="float">
            <text:p>1527477054.20066</text:p>
          </table:table-cell>
          <table:table-cell office:value-type="string" calcext:value-type="string">
            <text:p>PID_y</text:p>
          </table:table-cell>
          <table:table-cell office:value-type="float" office:value="0.005348" calcext:value-type="float">
            <text:p>0.005348</text:p>
          </table:table-cell>
          <table:table-cell office:value-type="float" office:value="-0.005136" calcext:value-type="float">
            <text:p>-0.005136</text:p>
          </table:table-cell>
          <table:table-cell office:value-type="float" office:value="0.005013" calcext:value-type="float">
            <text:p>0.005013</text:p>
          </table:table-cell>
          <table:table-cell office:value-type="float" office:value="-0.00537" calcext:value-type="float">
            <text:p>-0.00537</text:p>
          </table:table-cell>
          <table:table-cell office:value-type="float" office:value="0.010823" calcext:value-type="float">
            <text:p>0.010823</text:p>
          </table:table-cell>
          <table:table-cell office:value-type="string" calcext:value-type="string">
            <text:p>0.009035</text:p>
          </table:table-cell>
        </table:table-row>
        <table:table-row table:style-name="ro1">
          <table:table-cell office:value-type="float" office:value="1527477054.22105" calcext:value-type="float">
            <text:p>1527477054.22105</text:p>
          </table:table-cell>
          <table:table-cell office:value-type="string" calcext:value-type="string">
            <text:p>PID_x</text:p>
          </table:table-cell>
          <table:table-cell office:value-type="float" office:value="0.005021" calcext:value-type="float">
            <text:p>0.005021</text:p>
          </table:table-cell>
          <table:table-cell office:value-type="float" office:value="-0.004917" calcext:value-type="float">
            <text:p>-0.004917</text:p>
          </table:table-cell>
          <table:table-cell office:value-type="float" office:value="0.004774" calcext:value-type="float">
            <text:p>0.004774</text:p>
          </table:table-cell>
          <table:table-cell office:value-type="float" office:value="-0.005123" calcext:value-type="float">
            <text:p>-0.005123</text:p>
          </table:table-cell>
          <table:table-cell office:value-type="float" office:value="0.009309" calcext:value-type="float">
            <text:p>0.009309</text:p>
          </table:table-cell>
          <table:table-cell office:value-type="string" calcext:value-type="string">
            <text:p>0.008478</text:p>
          </table:table-cell>
        </table:table-row>
        <table:table-row table:style-name="ro1">
          <table:table-cell office:value-type="float" office:value="1527477054.2211" calcext:value-type="float">
            <text:p>1527477054.2211</text:p>
          </table:table-cell>
          <table:table-cell office:value-type="string" calcext:value-type="string">
            <text:p>PID_y</text:p>
          </table:table-cell>
          <table:table-cell office:value-type="float" office:value="0.005021" calcext:value-type="float">
            <text:p>0.005021</text:p>
          </table:table-cell>
          <table:table-cell office:value-type="float" office:value="-0.004917" calcext:value-type="float">
            <text:p>-0.004917</text:p>
          </table:table-cell>
          <table:table-cell office:value-type="float" office:value="0.004774" calcext:value-type="float">
            <text:p>0.004774</text:p>
          </table:table-cell>
          <table:table-cell office:value-type="float" office:value="-0.005123" calcext:value-type="float">
            <text:p>-0.005123</text:p>
          </table:table-cell>
          <table:table-cell office:value-type="float" office:value="0.009309" calcext:value-type="float">
            <text:p>0.009309</text:p>
          </table:table-cell>
          <table:table-cell office:value-type="string" calcext:value-type="string">
            <text:p>0.008478</text:p>
          </table:table-cell>
        </table:table-row>
        <table:table-row table:style-name="ro1">
          <table:table-cell office:value-type="float" office:value="1527477054.24159" calcext:value-type="float">
            <text:p>1527477054.24159</text:p>
          </table:table-cell>
          <table:table-cell office:value-type="string" calcext:value-type="string">
            <text:p>PID_x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-0.004653" calcext:value-type="float">
            <text:p>-0.004653</text:p>
          </table:table-cell>
          <table:table-cell office:value-type="float" office:value="0.005266" calcext:value-type="float">
            <text:p>0.005266</text:p>
          </table:table-cell>
          <table:table-cell office:value-type="float" office:value="-0.004921" calcext:value-type="float">
            <text:p>-0.004921</text:p>
          </table:table-cell>
          <table:table-cell office:value-type="float" office:value="0.006979" calcext:value-type="float">
            <text:p>0.006979</text:p>
          </table:table-cell>
          <table:table-cell office:value-type="string" calcext:value-type="string">
            <text:p>0.009694</text:p>
          </table:table-cell>
        </table:table-row>
        <table:table-row table:style-name="ro1">
          <table:table-cell office:value-type="float" office:value="1527477054.24168" calcext:value-type="float">
            <text:p>1527477054.24168</text:p>
          </table:table-cell>
          <table:table-cell office:value-type="string" calcext:value-type="string">
            <text:p>PID_y</text:p>
          </table:table-cell>
          <table:table-cell office:value-type="float" office:value="0.005405" calcext:value-type="float">
            <text:p>0.005405</text:p>
          </table:table-cell>
          <table:table-cell office:value-type="float" office:value="-0.004653" calcext:value-type="float">
            <text:p>-0.004653</text:p>
          </table:table-cell>
          <table:table-cell office:value-type="float" office:value="0.005266" calcext:value-type="float">
            <text:p>0.005266</text:p>
          </table:table-cell>
          <table:table-cell office:value-type="float" office:value="-0.004921" calcext:value-type="float">
            <text:p>-0.004921</text:p>
          </table:table-cell>
          <table:table-cell office:value-type="float" office:value="0.006979" calcext:value-type="float">
            <text:p>0.006979</text:p>
          </table:table-cell>
          <table:table-cell office:value-type="string" calcext:value-type="string">
            <text:p>0.009694</text:p>
          </table:table-cell>
        </table:table-row>
        <table:table-row table:style-name="ro1">
          <table:table-cell office:value-type="float" office:value="1527477054.26118" calcext:value-type="float">
            <text:p>1527477054.26118</text:p>
          </table:table-cell>
          <table:table-cell office:value-type="string" calcext:value-type="string">
            <text:p>PID_x</text:p>
          </table:table-cell>
          <table:table-cell office:value-type="float" office:value="0.005125" calcext:value-type="float">
            <text:p>0.005125</text:p>
          </table:table-cell>
          <table:table-cell office:value-type="float" office:value="-0.004397" calcext:value-type="float">
            <text:p>-0.004397</text:p>
          </table:table-cell>
          <table:table-cell office:value-type="float" office:value="0.005057" calcext:value-type="float">
            <text:p>0.005057</text:p>
          </table:table-cell>
          <table:table-cell office:value-type="float" office:value="-0.00459" calcext:value-type="float">
            <text:p>-0.00459</text:p>
          </table:table-cell>
          <table:table-cell office:value-type="float" office:value="0.004876" calcext:value-type="float">
            <text:p>0.004876</text:p>
          </table:table-cell>
          <table:table-cell office:value-type="string" calcext:value-type="string">
            <text:p>0.008209</text:p>
          </table:table-cell>
        </table:table-row>
        <table:table-row table:style-name="ro1">
          <table:table-cell office:value-type="float" office:value="1527477054.26123" calcext:value-type="float">
            <text:p>1527477054.26123</text:p>
          </table:table-cell>
          <table:table-cell office:value-type="string" calcext:value-type="string">
            <text:p>PID_y</text:p>
          </table:table-cell>
          <table:table-cell office:value-type="float" office:value="0.005125" calcext:value-type="float">
            <text:p>0.005125</text:p>
          </table:table-cell>
          <table:table-cell office:value-type="float" office:value="-0.004397" calcext:value-type="float">
            <text:p>-0.004397</text:p>
          </table:table-cell>
          <table:table-cell office:value-type="float" office:value="0.005057" calcext:value-type="float">
            <text:p>0.005057</text:p>
          </table:table-cell>
          <table:table-cell office:value-type="float" office:value="-0.00459" calcext:value-type="float">
            <text:p>-0.00459</text:p>
          </table:table-cell>
          <table:table-cell office:value-type="float" office:value="0.004876" calcext:value-type="float">
            <text:p>0.004876</text:p>
          </table:table-cell>
          <table:table-cell office:value-type="string" calcext:value-type="string">
            <text:p>0.008209</text:p>
          </table:table-cell>
        </table:table-row>
        <table:table-row table:style-name="ro1">
          <table:table-cell office:value-type="float" office:value="1527477054.28168" calcext:value-type="float">
            <text:p>1527477054.28168</text:p>
          </table:table-cell>
          <table:table-cell office:value-type="string" calcext:value-type="string">
            <text:p>PID_x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-0.004276" calcext:value-type="float">
            <text:p>-0.004276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-0.004523" calcext:value-type="float">
            <text:p>-0.004523</text:p>
          </table:table-cell>
          <table:table-cell office:value-type="float" office:value="0.003565" calcext:value-type="float">
            <text:p>0.003565</text:p>
          </table:table-cell>
          <table:table-cell office:value-type="string" calcext:value-type="string">
            <text:p>0.009300</text:p>
          </table:table-cell>
        </table:table-row>
        <table:table-row table:style-name="ro1">
          <table:table-cell office:value-type="float" office:value="1527477054.28173" calcext:value-type="float">
            <text:p>1527477054.28173</text:p>
          </table:table-cell>
          <table:table-cell office:value-type="string" calcext:value-type="string">
            <text:p>PID_y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-0.004276" calcext:value-type="float">
            <text:p>-0.004276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-0.004523" calcext:value-type="float">
            <text:p>-0.004523</text:p>
          </table:table-cell>
          <table:table-cell office:value-type="float" office:value="0.003565" calcext:value-type="float">
            <text:p>0.003565</text:p>
          </table:table-cell>
          <table:table-cell office:value-type="string" calcext:value-type="string">
            <text:p>0.009300</text:p>
          </table:table-cell>
        </table:table-row>
        <table:table-row table:style-name="ro1">
          <table:table-cell office:value-type="float" office:value="1527477054.30122" calcext:value-type="float">
            <text:p>1527477054.30122</text:p>
          </table:table-cell>
          <table:table-cell office:value-type="string" calcext:value-type="string">
            <text:p>PID_x</text:p>
          </table:table-cell>
          <table:table-cell office:value-type="float" office:value="0.005071" calcext:value-type="float">
            <text:p>0.005071</text:p>
          </table:table-cell>
          <table:table-cell office:value-type="float" office:value="-0.004543" calcext:value-type="float">
            <text:p>-0.004543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-0.004677" calcext:value-type="float">
            <text:p>-0.004677</text:p>
          </table:table-cell>
          <table:table-cell office:value-type="float" office:value="0.000392" calcext:value-type="float">
            <text:p>0.000392</text:p>
          </table:table-cell>
          <table:table-cell office:value-type="string" calcext:value-type="string">
            <text:p>0.006839</text:p>
          </table:table-cell>
        </table:table-row>
        <table:table-row table:style-name="ro1">
          <table:table-cell office:value-type="float" office:value="1527477054.30127" calcext:value-type="float">
            <text:p>1527477054.30127</text:p>
          </table:table-cell>
          <table:table-cell office:value-type="string" calcext:value-type="string">
            <text:p>PID_y</text:p>
          </table:table-cell>
          <table:table-cell office:value-type="float" office:value="0.005071" calcext:value-type="float">
            <text:p>0.005071</text:p>
          </table:table-cell>
          <table:table-cell office:value-type="float" office:value="-0.004543" calcext:value-type="float">
            <text:p>-0.004543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-0.004677" calcext:value-type="float">
            <text:p>-0.004677</text:p>
          </table:table-cell>
          <table:table-cell office:value-type="float" office:value="0.000392" calcext:value-type="float">
            <text:p>0.000392</text:p>
          </table:table-cell>
          <table:table-cell office:value-type="string" calcext:value-type="string">
            <text:p>0.006839</text:p>
          </table:table-cell>
        </table:table-row>
        <table:table-row table:style-name="ro1">
          <table:table-cell office:value-type="float" office:value="1527477054.32174" calcext:value-type="float">
            <text:p>1527477054.32174</text:p>
          </table:table-cell>
          <table:table-cell office:value-type="string" calcext:value-type="string">
            <text:p>PID_x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-0.004222" calcext:value-type="float">
            <text:p>-0.004222</text:p>
          </table:table-cell>
          <table:table-cell office:value-type="float" office:value="0.006146" calcext:value-type="float">
            <text:p>0.006146</text:p>
          </table:table-cell>
          <table:table-cell office:value-type="string" calcext:value-type="string">
            <text:p>0.008855</text:p>
          </table:table-cell>
        </table:table-row>
        <table:table-row table:style-name="ro1">
          <table:table-cell office:value-type="float" office:value="1527477054.32179" calcext:value-type="float">
            <text:p>1527477054.32179</text:p>
          </table:table-cell>
          <table:table-cell office:value-type="string" calcext:value-type="string">
            <text:p>PID_y</text:p>
          </table:table-cell>
          <table:table-cell office:value-type="float" office:value="0.005528" calcext:value-type="float">
            <text:p>0.005528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-0.004222" calcext:value-type="float">
            <text:p>-0.004222</text:p>
          </table:table-cell>
          <table:table-cell office:value-type="float" office:value="0.006146" calcext:value-type="float">
            <text:p>0.006146</text:p>
          </table:table-cell>
          <table:table-cell office:value-type="string" calcext:value-type="string">
            <text:p>0.008855</text:p>
          </table:table-cell>
        </table:table-row>
        <table:table-row table:style-name="ro1">
          <table:table-cell office:value-type="float" office:value="1527477054.34129" calcext:value-type="float">
            <text:p>1527477054.34129</text:p>
          </table:table-cell>
          <table:table-cell office:value-type="string" calcext:value-type="string">
            <text:p>PID_x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-0.004123" calcext:value-type="float">
            <text:p>-0.004123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-0.004248" calcext:value-type="float">
            <text:p>-0.004248</text:p>
          </table:table-cell>
          <table:table-cell office:value-type="float" office:value="0.000093" calcext:value-type="float">
            <text:p>0.000093</text:p>
          </table:table-cell>
          <table:table-cell office:value-type="string" calcext:value-type="string">
            <text:p>0.006625</text:p>
          </table:table-cell>
        </table:table-row>
        <table:table-row table:style-name="ro1">
          <table:table-cell office:value-type="float" office:value="1527477054.34134" calcext:value-type="float">
            <text:p>1527477054.34134</text:p>
          </table:table-cell>
          <table:table-cell office:value-type="string" calcext:value-type="string">
            <text:p>PID_y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-0.004123" calcext:value-type="float">
            <text:p>-0.004123</text:p>
          </table:table-cell>
          <table:table-cell office:value-type="float" office:value="0.005297" calcext:value-type="float">
            <text:p>0.005297</text:p>
          </table:table-cell>
          <table:table-cell office:value-type="float" office:value="-0.004248" calcext:value-type="float">
            <text:p>-0.004248</text:p>
          </table:table-cell>
          <table:table-cell office:value-type="float" office:value="0.000093" calcext:value-type="float">
            <text:p>0.000093</text:p>
          </table:table-cell>
          <table:table-cell office:value-type="string" calcext:value-type="string">
            <text:p>0.006625</text:p>
          </table:table-cell>
        </table:table-row>
        <table:table-row table:style-name="ro1">
          <table:table-cell office:value-type="float" office:value="1527477054.36065" calcext:value-type="float">
            <text:p>1527477054.36065</text:p>
          </table:table-cell>
          <table:table-cell office:value-type="string" calcext:value-type="string">
            <text:p>PID_x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-0.003733" calcext:value-type="float">
            <text:p>-0.003733</text:p>
          </table:table-cell>
          <table:table-cell office:value-type="float" office:value="0.005201" calcext:value-type="float">
            <text:p>0.005201</text:p>
          </table:table-cell>
          <table:table-cell office:value-type="float" office:value="-0.003876" calcext:value-type="float">
            <text:p>-0.003876</text:p>
          </table:table-cell>
          <table:table-cell office:value-type="float" office:value="0.001236" calcext:value-type="float">
            <text:p>0.001236</text:p>
          </table:table-cell>
          <table:table-cell office:value-type="string" calcext:value-type="string">
            <text:p>0.007084</text:p>
          </table:table-cell>
        </table:table-row>
        <table:table-row table:style-name="ro1">
          <table:table-cell office:value-type="float" office:value="1527477054.3607" calcext:value-type="float">
            <text:p>1527477054.3607</text:p>
          </table:table-cell>
          <table:table-cell office:value-type="string" calcext:value-type="string">
            <text:p>PID_y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-0.003733" calcext:value-type="float">
            <text:p>-0.003733</text:p>
          </table:table-cell>
          <table:table-cell office:value-type="float" office:value="0.005201" calcext:value-type="float">
            <text:p>0.005201</text:p>
          </table:table-cell>
          <table:table-cell office:value-type="float" office:value="-0.003876" calcext:value-type="float">
            <text:p>-0.003876</text:p>
          </table:table-cell>
          <table:table-cell office:value-type="float" office:value="0.001236" calcext:value-type="float">
            <text:p>0.001236</text:p>
          </table:table-cell>
          <table:table-cell office:value-type="string" calcext:value-type="string">
            <text:p>0.007084</text:p>
          </table:table-cell>
        </table:table-row>
        <table:table-row table:style-name="ro1">
          <table:table-cell office:value-type="float" office:value="1527477054.38107" calcext:value-type="float">
            <text:p>1527477054.38107</text:p>
          </table:table-cell>
          <table:table-cell office:value-type="string" calcext:value-type="string">
            <text:p>PID_x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03411" calcext:value-type="float">
            <text:p>-0.003411</text:p>
          </table:table-cell>
          <table:table-cell office:value-type="float" office:value="0.005456" calcext:value-type="float">
            <text:p>0.005456</text:p>
          </table:table-cell>
          <table:table-cell office:value-type="float" office:value="-0.003633" calcext:value-type="float">
            <text:p>-0.003633</text:p>
          </table:table-cell>
          <table:table-cell office:value-type="float" office:value="0.00259" calcext:value-type="float">
            <text:p>0.00259</text:p>
          </table:table-cell>
          <table:table-cell office:value-type="string" calcext:value-type="string">
            <text:p>0.008814</text:p>
          </table:table-cell>
        </table:table-row>
        <table:table-row table:style-name="ro1">
          <table:table-cell office:value-type="float" office:value="1527477054.38112" calcext:value-type="float">
            <text:p>1527477054.38112</text:p>
          </table:table-cell>
          <table:table-cell office:value-type="string" calcext:value-type="string">
            <text:p>PID_y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03411" calcext:value-type="float">
            <text:p>-0.003411</text:p>
          </table:table-cell>
          <table:table-cell office:value-type="float" office:value="0.005456" calcext:value-type="float">
            <text:p>0.005456</text:p>
          </table:table-cell>
          <table:table-cell office:value-type="float" office:value="-0.003633" calcext:value-type="float">
            <text:p>-0.003633</text:p>
          </table:table-cell>
          <table:table-cell office:value-type="float" office:value="0.00259" calcext:value-type="float">
            <text:p>0.00259</text:p>
          </table:table-cell>
          <table:table-cell office:value-type="string" calcext:value-type="string">
            <text:p>0.008814</text:p>
          </table:table-cell>
        </table:table-row>
        <table:table-row table:style-name="ro1">
          <table:table-cell office:value-type="float" office:value="1527477054.40149" calcext:value-type="float">
            <text:p>1527477054.40149</text:p>
          </table:table-cell>
          <table:table-cell office:value-type="string" calcext:value-type="string">
            <text:p>PID_x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-0.003358" calcext:value-type="float">
            <text:p>-0.003358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-0.003654" calcext:value-type="float">
            <text:p>-0.003654</text:p>
          </table:table-cell>
          <table:table-cell office:value-type="float" office:value="0.004398" calcext:value-type="float">
            <text:p>0.004398</text:p>
          </table:table-cell>
          <table:table-cell office:value-type="string" calcext:value-type="string">
            <text:p>0.010179</text:p>
          </table:table-cell>
        </table:table-row>
        <table:table-row table:style-name="ro1">
          <table:table-cell office:value-type="float" office:value="1527477054.40154" calcext:value-type="float">
            <text:p>1527477054.40154</text:p>
          </table:table-cell>
          <table:table-cell office:value-type="string" calcext:value-type="string">
            <text:p>PID_y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-0.003358" calcext:value-type="float">
            <text:p>-0.003358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-0.003654" calcext:value-type="float">
            <text:p>-0.003654</text:p>
          </table:table-cell>
          <table:table-cell office:value-type="float" office:value="0.004398" calcext:value-type="float">
            <text:p>0.004398</text:p>
          </table:table-cell>
          <table:table-cell office:value-type="string" calcext:value-type="string">
            <text:p>0.010179</text:p>
          </table:table-cell>
        </table:table-row>
        <table:table-row table:style-name="ro1">
          <table:table-cell office:value-type="float" office:value="1527477054.42093" calcext:value-type="float">
            <text:p>1527477054.42093</text:p>
          </table:table-cell>
          <table:table-cell office:value-type="string" calcext:value-type="string">
            <text:p>PID_x</text:p>
          </table:table-cell>
          <table:table-cell office:value-type="float" office:value="0.005567" calcext:value-type="float">
            <text:p>0.005567</text:p>
          </table:table-cell>
          <table:table-cell office:value-type="float" office:value="-0.002876" calcext:value-type="float">
            <text:p>-0.002876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-0.003192" calcext:value-type="float">
            <text:p>-0.003192</text:p>
          </table:table-cell>
          <table:table-cell office:value-type="float" office:value="0.001302" calcext:value-type="float">
            <text:p>0.001302</text:p>
          </table:table-cell>
          <table:table-cell office:value-type="string" calcext:value-type="string">
            <text:p>0.010510</text:p>
          </table:table-cell>
        </table:table-row>
        <table:table-row table:style-name="ro1">
          <table:table-cell office:value-type="float" office:value="1527477054.42097" calcext:value-type="float">
            <text:p>1527477054.42097</text:p>
          </table:table-cell>
          <table:table-cell office:value-type="string" calcext:value-type="string">
            <text:p>PID_y</text:p>
          </table:table-cell>
          <table:table-cell office:value-type="float" office:value="0.005567" calcext:value-type="float">
            <text:p>0.005567</text:p>
          </table:table-cell>
          <table:table-cell office:value-type="float" office:value="-0.002876" calcext:value-type="float">
            <text:p>-0.002876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-0.003192" calcext:value-type="float">
            <text:p>-0.003192</text:p>
          </table:table-cell>
          <table:table-cell office:value-type="float" office:value="0.001302" calcext:value-type="float">
            <text:p>0.001302</text:p>
          </table:table-cell>
          <table:table-cell office:value-type="string" calcext:value-type="string">
            <text:p>0.010510</text:p>
          </table:table-cell>
        </table:table-row>
        <table:table-row table:style-name="ro1">
          <table:table-cell office:value-type="float" office:value="1527477054.44135" calcext:value-type="float">
            <text:p>1527477054.44135</text:p>
          </table:table-cell>
          <table:table-cell office:value-type="string" calcext:value-type="string">
            <text:p>PID_x</text:p>
          </table:table-cell>
          <table:table-cell office:value-type="float" office:value="0.005277" calcext:value-type="float">
            <text:p>0.005277</text:p>
          </table:table-cell>
          <table:table-cell office:value-type="float" office:value="-0.003043" calcext:value-type="float">
            <text:p>-0.003043</text:p>
          </table:table-cell>
          <table:table-cell office:value-type="float" office:value="0.005277" calcext:value-type="float">
            <text:p>0.005277</text:p>
          </table:table-cell>
          <table:table-cell office:value-type="float" office:value="-0.003308" calcext:value-type="float">
            <text:p>-0.003308</text:p>
          </table:table-cell>
          <table:table-cell office:value-type="float" office:value="-0.000229" calcext:value-type="float">
            <text:p>-0.000229</text:p>
          </table:table-cell>
          <table:table-cell office:value-type="string" calcext:value-type="string">
            <text:p>0.009634</text:p>
          </table:table-cell>
        </table:table-row>
        <table:table-row table:style-name="ro1">
          <table:table-cell office:value-type="float" office:value="1527477054.4414" calcext:value-type="float">
            <text:p>1527477054.4414</text:p>
          </table:table-cell>
          <table:table-cell office:value-type="string" calcext:value-type="string">
            <text:p>PID_y</text:p>
          </table:table-cell>
          <table:table-cell office:value-type="float" office:value="0.005277" calcext:value-type="float">
            <text:p>0.005277</text:p>
          </table:table-cell>
          <table:table-cell office:value-type="float" office:value="-0.003043" calcext:value-type="float">
            <text:p>-0.003043</text:p>
          </table:table-cell>
          <table:table-cell office:value-type="float" office:value="0.005277" calcext:value-type="float">
            <text:p>0.005277</text:p>
          </table:table-cell>
          <table:table-cell office:value-type="float" office:value="-0.003308" calcext:value-type="float">
            <text:p>-0.003308</text:p>
          </table:table-cell>
          <table:table-cell office:value-type="float" office:value="-0.000229" calcext:value-type="float">
            <text:p>-0.000229</text:p>
          </table:table-cell>
          <table:table-cell office:value-type="string" calcext:value-type="string">
            <text:p>0.009634</text:p>
          </table:table-cell>
        </table:table-row>
        <table:table-row table:style-name="ro1">
          <table:table-cell office:value-type="float" office:value="1527477054.46078" calcext:value-type="float">
            <text:p>1527477054.46078</text:p>
          </table:table-cell>
          <table:table-cell office:value-type="string" calcext:value-type="string">
            <text:p>PID_x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-0.00311" calcext:value-type="float">
            <text:p>-0.00311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-0.003233" calcext:value-type="float">
            <text:p>-0.003233</text:p>
          </table:table-cell>
          <table:table-cell office:value-type="float" office:value="0.002551" calcext:value-type="float">
            <text:p>0.002551</text:p>
          </table:table-cell>
          <table:table-cell office:value-type="string" calcext:value-type="string">
            <text:p>0.006567</text:p>
          </table:table-cell>
        </table:table-row>
        <table:table-row table:style-name="ro1">
          <table:table-cell office:value-type="float" office:value="1527477054.46083" calcext:value-type="float">
            <text:p>1527477054.46083</text:p>
          </table:table-cell>
          <table:table-cell office:value-type="string" calcext:value-type="string">
            <text:p>PID_y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-0.00311" calcext:value-type="float">
            <text:p>-0.00311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-0.003233" calcext:value-type="float">
            <text:p>-0.003233</text:p>
          </table:table-cell>
          <table:table-cell office:value-type="float" office:value="0.002551" calcext:value-type="float">
            <text:p>0.002551</text:p>
          </table:table-cell>
          <table:table-cell office:value-type="string" calcext:value-type="string">
            <text:p>0.006567</text:p>
          </table:table-cell>
        </table:table-row>
        <table:table-row table:style-name="ro1">
          <table:table-cell office:value-type="float" office:value="1527477054.48119" calcext:value-type="float">
            <text:p>1527477054.48119</text:p>
          </table:table-cell>
          <table:table-cell office:value-type="string" calcext:value-type="string">
            <text:p>PID_x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-0.002693" calcext:value-type="float">
            <text:p>-0.002693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2866" calcext:value-type="float">
            <text:p>-0.002866</text:p>
          </table:table-cell>
          <table:table-cell office:value-type="float" office:value="-0.002398" calcext:value-type="float">
            <text:p>-0.002398</text:p>
          </table:table-cell>
          <table:table-cell office:value-type="string" calcext:value-type="string">
            <text:p>0.007781</text:p>
          </table:table-cell>
        </table:table-row>
        <table:table-row table:style-name="ro1">
          <table:table-cell office:value-type="float" office:value="1527477054.48124" calcext:value-type="float">
            <text:p>1527477054.48124</text:p>
          </table:table-cell>
          <table:table-cell office:value-type="string" calcext:value-type="string">
            <text:p>PID_y</text:p>
          </table:table-cell>
          <table:table-cell office:value-type="float" office:value="0.005184" calcext:value-type="float">
            <text:p>0.005184</text:p>
          </table:table-cell>
          <table:table-cell office:value-type="float" office:value="-0.002693" calcext:value-type="float">
            <text:p>-0.002693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2866" calcext:value-type="float">
            <text:p>-0.002866</text:p>
          </table:table-cell>
          <table:table-cell office:value-type="float" office:value="-0.002398" calcext:value-type="float">
            <text:p>-0.002398</text:p>
          </table:table-cell>
          <table:table-cell office:value-type="string" calcext:value-type="string">
            <text:p>0.007781</text:p>
          </table:table-cell>
        </table:table-row>
        <table:table-row table:style-name="ro1">
          <table:table-cell office:value-type="float" office:value="1527477054.50154" calcext:value-type="float">
            <text:p>1527477054.50154</text:p>
          </table:table-cell>
          <table:table-cell office:value-type="string" calcext:value-type="string">
            <text:p>PID_x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-0.002794" calcext:value-type="float">
            <text:p>-0.002794</text:p>
          </table:table-cell>
          <table:table-cell office:value-type="float" office:value="0.005156" calcext:value-type="float">
            <text:p>0.005156</text:p>
          </table:table-cell>
          <table:table-cell office:value-type="float" office:value="-0.002943" calcext:value-type="float">
            <text:p>-0.002943</text:p>
          </table:table-cell>
          <table:table-cell office:value-type="float" office:value="-0.003576" calcext:value-type="float">
            <text:p>-0.003576</text:p>
          </table:table-cell>
          <table:table-cell office:value-type="string" calcext:value-type="string">
            <text:p>0.007233</text:p>
          </table:table-cell>
        </table:table-row>
        <table:table-row table:style-name="ro1">
          <table:table-cell office:value-type="float" office:value="1527477054.50158" calcext:value-type="float">
            <text:p>1527477054.50158</text:p>
          </table:table-cell>
          <table:table-cell office:value-type="string" calcext:value-type="string">
            <text:p>PID_y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-0.002794" calcext:value-type="float">
            <text:p>-0.002794</text:p>
          </table:table-cell>
          <table:table-cell office:value-type="float" office:value="0.005156" calcext:value-type="float">
            <text:p>0.005156</text:p>
          </table:table-cell>
          <table:table-cell office:value-type="float" office:value="-0.002943" calcext:value-type="float">
            <text:p>-0.002943</text:p>
          </table:table-cell>
          <table:table-cell office:value-type="float" office:value="-0.003576" calcext:value-type="float">
            <text:p>-0.003576</text:p>
          </table:table-cell>
          <table:table-cell office:value-type="string" calcext:value-type="string">
            <text:p>0.007233</text:p>
          </table:table-cell>
        </table:table-row>
        <table:table-row table:style-name="ro1">
          <table:table-cell office:value-type="float" office:value="1527477054.52099" calcext:value-type="float">
            <text:p>1527477054.52099</text:p>
          </table:table-cell>
          <table:table-cell office:value-type="string" calcext:value-type="string">
            <text:p>PID_x</text:p>
          </table:table-cell>
          <table:table-cell office:value-type="float" office:value="0.005048" calcext:value-type="float">
            <text:p>0.005048</text:p>
          </table:table-cell>
          <table:table-cell office:value-type="float" office:value="-0.002798" calcext:value-type="float">
            <text:p>-0.002798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-0.002835" calcext:value-type="float">
            <text:p>-0.002835</text:p>
          </table:table-cell>
          <table:table-cell office:value-type="float" office:value="-0.00443" calcext:value-type="float">
            <text:p>-0.00443</text:p>
          </table:table-cell>
          <table:table-cell office:value-type="string" calcext:value-type="string">
            <text:p>0.003583</text:p>
          </table:table-cell>
        </table:table-row>
        <table:table-row table:style-name="ro1">
          <table:table-cell office:value-type="float" office:value="1527477054.52104" calcext:value-type="float">
            <text:p>1527477054.52104</text:p>
          </table:table-cell>
          <table:table-cell office:value-type="string" calcext:value-type="string">
            <text:p>PID_y</text:p>
          </table:table-cell>
          <table:table-cell office:value-type="float" office:value="0.005048" calcext:value-type="float">
            <text:p>0.005048</text:p>
          </table:table-cell>
          <table:table-cell office:value-type="float" office:value="-0.002798" calcext:value-type="float">
            <text:p>-0.002798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-0.002835" calcext:value-type="float">
            <text:p>-0.002835</text:p>
          </table:table-cell>
          <table:table-cell office:value-type="float" office:value="-0.00443" calcext:value-type="float">
            <text:p>-0.00443</text:p>
          </table:table-cell>
          <table:table-cell office:value-type="string" calcext:value-type="string">
            <text:p>0.003583</text:p>
          </table:table-cell>
        </table:table-row>
        <table:table-row table:style-name="ro1">
          <table:table-cell office:value-type="float" office:value="1527477054.5415" calcext:value-type="float">
            <text:p>1527477054.5415</text:p>
          </table:table-cell>
          <table:table-cell office:value-type="string" calcext:value-type="string">
            <text:p>PID_x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-0.002428" calcext:value-type="float">
            <text:p>-0.002428</text:p>
          </table:table-cell>
          <table:table-cell office:value-type="float" office:value="0.004872" calcext:value-type="float">
            <text:p>0.004872</text:p>
          </table:table-cell>
          <table:table-cell office:value-type="float" office:value="-0.002578" calcext:value-type="float">
            <text:p>-0.002578</text:p>
          </table:table-cell>
          <table:table-cell office:value-type="float" office:value="-0.003896" calcext:value-type="float">
            <text:p>-0.003896</text:p>
          </table:table-cell>
          <table:table-cell office:value-type="string" calcext:value-type="string">
            <text:p>0.007237</text:p>
          </table:table-cell>
        </table:table-row>
        <table:table-row table:style-name="ro1">
          <table:table-cell office:value-type="float" office:value="1527477054.54158" calcext:value-type="float">
            <text:p>1527477054.54158</text:p>
          </table:table-cell>
          <table:table-cell office:value-type="string" calcext:value-type="string">
            <text:p>PID_y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-0.002428" calcext:value-type="float">
            <text:p>-0.002428</text:p>
          </table:table-cell>
          <table:table-cell office:value-type="float" office:value="0.004872" calcext:value-type="float">
            <text:p>0.004872</text:p>
          </table:table-cell>
          <table:table-cell office:value-type="float" office:value="-0.002578" calcext:value-type="float">
            <text:p>-0.002578</text:p>
          </table:table-cell>
          <table:table-cell office:value-type="float" office:value="-0.003896" calcext:value-type="float">
            <text:p>-0.003896</text:p>
          </table:table-cell>
          <table:table-cell office:value-type="string" calcext:value-type="string">
            <text:p>0.007237</text:p>
          </table:table-cell>
        </table:table-row>
        <table:table-row table:style-name="ro1">
          <table:table-cell office:value-type="float" office:value="1527477054.56096" calcext:value-type="float">
            <text:p>1527477054.56096</text:p>
          </table:table-cell>
          <table:table-cell office:value-type="string" calcext:value-type="string">
            <text:p>PID_x</text:p>
          </table:table-cell>
          <table:table-cell office:value-type="float" office:value="0.004824" calcext:value-type="float">
            <text:p>0.004824</text:p>
          </table:table-cell>
          <table:table-cell office:value-type="float" office:value="-0.002213" calcext:value-type="float">
            <text:p>-0.002213</text:p>
          </table:table-cell>
          <table:table-cell office:value-type="float" office:value="0.004905" calcext:value-type="float">
            <text:p>0.004905</text:p>
          </table:table-cell>
          <table:table-cell office:value-type="float" office:value="-0.002406" calcext:value-type="float">
            <text:p>-0.002406</text:p>
          </table:table-cell>
          <table:table-cell office:value-type="float" office:value="-0.005353" calcext:value-type="float">
            <text:p>-0.005353</text:p>
          </table:table-cell>
          <table:table-cell office:value-type="string" calcext:value-type="string">
            <text:p>0.008220</text:p>
          </table:table-cell>
        </table:table-row>
        <table:table-row table:style-name="ro1">
          <table:table-cell office:value-type="float" office:value="1527477054.561" calcext:value-type="float">
            <text:p>1527477054.561</text:p>
          </table:table-cell>
          <table:table-cell office:value-type="string" calcext:value-type="string">
            <text:p>PID_y</text:p>
          </table:table-cell>
          <table:table-cell office:value-type="float" office:value="0.004824" calcext:value-type="float">
            <text:p>0.004824</text:p>
          </table:table-cell>
          <table:table-cell office:value-type="float" office:value="-0.002213" calcext:value-type="float">
            <text:p>-0.002213</text:p>
          </table:table-cell>
          <table:table-cell office:value-type="float" office:value="0.004905" calcext:value-type="float">
            <text:p>0.004905</text:p>
          </table:table-cell>
          <table:table-cell office:value-type="float" office:value="-0.002406" calcext:value-type="float">
            <text:p>-0.002406</text:p>
          </table:table-cell>
          <table:table-cell office:value-type="float" office:value="-0.005353" calcext:value-type="float">
            <text:p>-0.005353</text:p>
          </table:table-cell>
          <table:table-cell office:value-type="string" calcext:value-type="string">
            <text:p>0.008220</text:p>
          </table:table-cell>
        </table:table-row>
        <table:table-row table:style-name="ro1">
          <table:table-cell office:value-type="float" office:value="1527477054.58133" calcext:value-type="float">
            <text:p>1527477054.58133</text:p>
          </table:table-cell>
          <table:table-cell office:value-type="string" calcext:value-type="string">
            <text:p>PID_x</text:p>
          </table:table-cell>
          <table:table-cell office:value-type="float" office:value="0.004177" calcext:value-type="float">
            <text:p>0.004177</text:p>
          </table:table-cell>
          <table:table-cell office:value-type="float" office:value="-0.002375" calcext:value-type="float">
            <text:p>-0.002375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-0.00243" calcext:value-type="float">
            <text:p>-0.00243</text:p>
          </table:table-cell>
          <table:table-cell office:value-type="float" office:value="-0.00817" calcext:value-type="float">
            <text:p>-0.00817</text:p>
          </table:table-cell>
          <table:table-cell office:value-type="string" calcext:value-type="string">
            <text:p>0.004388</text:p>
          </table:table-cell>
        </table:table-row>
        <table:table-row table:style-name="ro1">
          <table:table-cell office:value-type="float" office:value="1527477054.58136" calcext:value-type="float">
            <text:p>1527477054.58136</text:p>
          </table:table-cell>
          <table:table-cell office:value-type="string" calcext:value-type="string">
            <text:p>PID_y</text:p>
          </table:table-cell>
          <table:table-cell office:value-type="float" office:value="0.004177" calcext:value-type="float">
            <text:p>0.004177</text:p>
          </table:table-cell>
          <table:table-cell office:value-type="float" office:value="-0.002375" calcext:value-type="float">
            <text:p>-0.002375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-0.00243" calcext:value-type="float">
            <text:p>-0.00243</text:p>
          </table:table-cell>
          <table:table-cell office:value-type="float" office:value="-0.00817" calcext:value-type="float">
            <text:p>-0.00817</text:p>
          </table:table-cell>
          <table:table-cell office:value-type="string" calcext:value-type="string">
            <text:p>0.004388</text:p>
          </table:table-cell>
        </table:table-row>
        <table:table-row table:style-name="ro1">
          <table:table-cell office:value-type="float" office:value="1527477054.60068" calcext:value-type="float">
            <text:p>1527477054.60068</text:p>
          </table:table-cell>
          <table:table-cell office:value-type="string" calcext:value-type="string">
            <text:p>PID_x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-0.001831" calcext:value-type="float">
            <text:p>-0.001831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-0.002061" calcext:value-type="float">
            <text:p>-0.002061</text:p>
          </table:table-cell>
          <table:table-cell office:value-type="float" office:value="-0.007235" calcext:value-type="float">
            <text:p>-0.007235</text:p>
          </table:table-cell>
          <table:table-cell office:value-type="string" calcext:value-type="string">
            <text:p>0.008966</text:p>
          </table:table-cell>
        </table:table-row>
        <table:table-row table:style-name="ro1">
          <table:table-cell office:value-type="float" office:value="1527477054.60072" calcext:value-type="float">
            <text:p>1527477054.60072</text:p>
          </table:table-cell>
          <table:table-cell office:value-type="string" calcext:value-type="string">
            <text:p>PID_y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-0.001831" calcext:value-type="float">
            <text:p>-0.001831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-0.002061" calcext:value-type="float">
            <text:p>-0.002061</text:p>
          </table:table-cell>
          <table:table-cell office:value-type="float" office:value="-0.007235" calcext:value-type="float">
            <text:p>-0.007235</text:p>
          </table:table-cell>
          <table:table-cell office:value-type="string" calcext:value-type="string">
            <text:p>0.008966</text:p>
          </table:table-cell>
        </table:table-row>
        <table:table-row table:style-name="ro1">
          <table:table-cell office:value-type="float" office:value="1527477054.62111" calcext:value-type="float">
            <text:p>1527477054.62111</text:p>
          </table:table-cell>
          <table:table-cell office:value-type="string" calcext:value-type="string">
            <text:p>PID_x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-0.002114" calcext:value-type="float">
            <text:p>-0.002114</text:p>
          </table:table-cell>
          <table:table-cell office:value-type="float" office:value="0.004613" calcext:value-type="float">
            <text:p>0.004613</text:p>
          </table:table-cell>
          <table:table-cell office:value-type="float" office:value="-0.002225" calcext:value-type="float">
            <text:p>-0.002225</text:p>
          </table:table-cell>
          <table:table-cell office:value-type="float" office:value="-0.004765" calcext:value-type="float">
            <text:p>-0.004765</text:p>
          </table:table-cell>
          <table:table-cell office:value-type="string" calcext:value-type="string">
            <text:p>0.006248</text:p>
          </table:table-cell>
        </table:table-row>
        <table:table-row table:style-name="ro1">
          <table:table-cell office:value-type="float" office:value="1527477054.62116" calcext:value-type="float">
            <text:p>1527477054.62116</text:p>
          </table:table-cell>
          <table:table-cell office:value-type="string" calcext:value-type="string">
            <text:p>PID_y</text:p>
          </table:table-cell>
          <table:table-cell office:value-type="float" office:value="0.004548" calcext:value-type="float">
            <text:p>0.004548</text:p>
          </table:table-cell>
          <table:table-cell office:value-type="float" office:value="-0.002114" calcext:value-type="float">
            <text:p>-0.002114</text:p>
          </table:table-cell>
          <table:table-cell office:value-type="float" office:value="0.004613" calcext:value-type="float">
            <text:p>0.004613</text:p>
          </table:table-cell>
          <table:table-cell office:value-type="float" office:value="-0.002225" calcext:value-type="float">
            <text:p>-0.002225</text:p>
          </table:table-cell>
          <table:table-cell office:value-type="float" office:value="-0.004765" calcext:value-type="float">
            <text:p>-0.004765</text:p>
          </table:table-cell>
          <table:table-cell office:value-type="string" calcext:value-type="string">
            <text:p>0.006248</text:p>
          </table:table-cell>
        </table:table-row>
        <table:table-row table:style-name="ro1">
          <table:table-cell office:value-type="float" office:value="1527477054.64161" calcext:value-type="float">
            <text:p>1527477054.64161</text:p>
          </table:table-cell>
          <table:table-cell office:value-type="string" calcext:value-type="string">
            <text:p>PID_x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-0.002234" calcext:value-type="float">
            <text:p>-0.002234</text:p>
          </table:table-cell>
          <table:table-cell office:value-type="float" office:value="0.004182" calcext:value-type="float">
            <text:p>0.004182</text:p>
          </table:table-cell>
          <table:table-cell office:value-type="float" office:value="-0.002266" calcext:value-type="float">
            <text:p>-0.002266</text:p>
          </table:table-cell>
          <table:table-cell office:value-type="float" office:value="-0.006713" calcext:value-type="float">
            <text:p>-0.006713</text:p>
          </table:table-cell>
          <table:table-cell office:value-type="string" calcext:value-type="string">
            <text:p>0.003339</text:p>
          </table:table-cell>
        </table:table-row>
        <table:table-row table:style-name="ro1">
          <table:table-cell office:value-type="float" office:value="1527477054.64171" calcext:value-type="float">
            <text:p>1527477054.64171</text:p>
          </table:table-cell>
          <table:table-cell office:value-type="string" calcext:value-type="string">
            <text:p>PID_y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-0.002234" calcext:value-type="float">
            <text:p>-0.002234</text:p>
          </table:table-cell>
          <table:table-cell office:value-type="float" office:value="0.004182" calcext:value-type="float">
            <text:p>0.004182</text:p>
          </table:table-cell>
          <table:table-cell office:value-type="float" office:value="-0.002266" calcext:value-type="float">
            <text:p>-0.002266</text:p>
          </table:table-cell>
          <table:table-cell office:value-type="float" office:value="-0.006713" calcext:value-type="float">
            <text:p>-0.006713</text:p>
          </table:table-cell>
          <table:table-cell office:value-type="string" calcext:value-type="string">
            <text:p>0.003339</text:p>
          </table:table-cell>
        </table:table-row>
        <table:table-row table:style-name="ro1">
          <table:table-cell office:value-type="float" office:value="1527477054.66115" calcext:value-type="float">
            <text:p>1527477054.66115</text:p>
          </table:table-cell>
          <table:table-cell office:value-type="string" calcext:value-type="string">
            <text:p>PID_x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-0.001876" calcext:value-type="float">
            <text:p>-0.001876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-0.00971" calcext:value-type="float">
            <text:p>-0.00971</text:p>
          </table:table-cell>
          <table:table-cell office:value-type="string" calcext:value-type="string">
            <text:p>0.004878</text:p>
          </table:table-cell>
        </table:table-row>
        <table:table-row table:style-name="ro1">
          <table:table-cell office:value-type="float" office:value="1527477054.6612" calcext:value-type="float">
            <text:p>1527477054.6612</text:p>
          </table:table-cell>
          <table:table-cell office:value-type="string" calcext:value-type="string">
            <text:p>PID_y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-0.001876" calcext:value-type="float">
            <text:p>-0.001876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-0.00971" calcext:value-type="float">
            <text:p>-0.00971</text:p>
          </table:table-cell>
          <table:table-cell office:value-type="string" calcext:value-type="string">
            <text:p>0.004878</text:p>
          </table:table-cell>
        </table:table-row>
        <table:table-row table:style-name="ro1">
          <table:table-cell office:value-type="float" office:value="1527477054.68171" calcext:value-type="float">
            <text:p>1527477054.68171</text:p>
          </table:table-cell>
          <table:table-cell office:value-type="string" calcext:value-type="string">
            <text:p>PID_x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0.002083" calcext:value-type="float">
            <text:p>-0.002083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-0.002117" calcext:value-type="float">
            <text:p>-0.002117</text:p>
          </table:table-cell>
          <table:table-cell office:value-type="float" office:value="-0.004738" calcext:value-type="float">
            <text:p>-0.004738</text:p>
          </table:table-cell>
          <table:table-cell office:value-type="string" calcext:value-type="string">
            <text:p>0.003432</text:p>
          </table:table-cell>
        </table:table-row>
        <table:table-row table:style-name="ro1">
          <table:table-cell office:value-type="float" office:value="1527477054.68176" calcext:value-type="float">
            <text:p>1527477054.68176</text:p>
          </table:table-cell>
          <table:table-cell office:value-type="string" calcext:value-type="string">
            <text:p>PID_y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0.002083" calcext:value-type="float">
            <text:p>-0.002083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-0.002117" calcext:value-type="float">
            <text:p>-0.002117</text:p>
          </table:table-cell>
          <table:table-cell office:value-type="float" office:value="-0.004738" calcext:value-type="float">
            <text:p>-0.004738</text:p>
          </table:table-cell>
          <table:table-cell office:value-type="string" calcext:value-type="string">
            <text:p>0.003432</text:p>
          </table:table-cell>
        </table:table-row>
        <table:table-row table:style-name="ro1">
          <table:table-cell office:value-type="float" office:value="1527477054.70125" calcext:value-type="float">
            <text:p>1527477054.70125</text:p>
          </table:table-cell>
          <table:table-cell office:value-type="string" calcext:value-type="string">
            <text:p>PID_x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-0.002183" calcext:value-type="float">
            <text:p>-0.002183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-0.00218" calcext:value-type="float">
            <text:p>-0.00218</text:p>
          </table:table-cell>
          <table:table-cell office:value-type="float" office:value="-0.010785" calcext:value-type="float">
            <text:p>-0.010785</text:p>
          </table:table-cell>
          <table:table-cell office:value-type="string" calcext:value-type="string">
            <text:p>-0.001037</text:p>
          </table:table-cell>
        </table:table-row>
        <table:table-row table:style-name="ro1">
          <table:table-cell office:value-type="float" office:value="1527477054.70131" calcext:value-type="float">
            <text:p>1527477054.70131</text:p>
          </table:table-cell>
          <table:table-cell office:value-type="string" calcext:value-type="string">
            <text:p>PID_y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-0.002183" calcext:value-type="float">
            <text:p>-0.002183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-0.00218" calcext:value-type="float">
            <text:p>-0.00218</text:p>
          </table:table-cell>
          <table:table-cell office:value-type="float" office:value="-0.010785" calcext:value-type="float">
            <text:p>-0.010785</text:p>
          </table:table-cell>
          <table:table-cell office:value-type="string" calcext:value-type="string">
            <text:p>-0.001037</text:p>
          </table:table-cell>
        </table:table-row>
        <table:table-row table:style-name="ro1">
          <table:table-cell office:value-type="float" office:value="1527477054.72063" calcext:value-type="float">
            <text:p>1527477054.72063</text:p>
          </table:table-cell>
          <table:table-cell office:value-type="string" calcext:value-type="string">
            <text:p>PID_x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-0.001897" calcext:value-type="float">
            <text:p>-0.001897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-0.001926" calcext:value-type="float">
            <text:p>-0.001926</text:p>
          </table:table-cell>
          <table:table-cell office:value-type="float" office:value="-0.017264" calcext:value-type="float">
            <text:p>-0.017264</text:p>
          </table:table-cell>
          <table:table-cell office:value-type="string" calcext:value-type="string">
            <text:p>0.003188</text:p>
          </table:table-cell>
        </table:table-row>
        <table:table-row table:style-name="ro1">
          <table:table-cell office:value-type="float" office:value="1527477054.72068" calcext:value-type="float">
            <text:p>1527477054.72068</text:p>
          </table:table-cell>
          <table:table-cell office:value-type="string" calcext:value-type="string">
            <text:p>PID_y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-0.001897" calcext:value-type="float">
            <text:p>-0.001897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-0.001926" calcext:value-type="float">
            <text:p>-0.001926</text:p>
          </table:table-cell>
          <table:table-cell office:value-type="float" office:value="-0.017264" calcext:value-type="float">
            <text:p>-0.017264</text:p>
          </table:table-cell>
          <table:table-cell office:value-type="string" calcext:value-type="string">
            <text:p>0.003188</text:p>
          </table:table-cell>
        </table:table-row>
        <table:table-row table:style-name="ro1">
          <table:table-cell office:value-type="float" office:value="1527477054.74111" calcext:value-type="float">
            <text:p>1527477054.74111</text:p>
          </table:table-cell>
          <table:table-cell office:value-type="string" calcext:value-type="string">
            <text:p>PID_x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-0.001858" calcext:value-type="float">
            <text:p>-0.001858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-0.013718" calcext:value-type="float">
            <text:p>-0.013718</text:p>
          </table:table-cell>
          <table:table-cell office:value-type="string" calcext:value-type="string">
            <text:p>0.003836</text:p>
          </table:table-cell>
        </table:table-row>
        <table:table-row table:style-name="ro1">
          <table:table-cell office:value-type="float" office:value="1527477054.74116" calcext:value-type="float">
            <text:p>1527477054.74116</text:p>
          </table:table-cell>
          <table:table-cell office:value-type="string" calcext:value-type="string">
            <text:p>PID_y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-0.001858" calcext:value-type="float">
            <text:p>-0.001858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-0.013718" calcext:value-type="float">
            <text:p>-0.013718</text:p>
          </table:table-cell>
          <table:table-cell office:value-type="string" calcext:value-type="string">
            <text:p>0.003836</text:p>
          </table:table-cell>
        </table:table-row>
        <table:table-row table:style-name="ro1">
          <table:table-cell office:value-type="float" office:value="1527477054.76164" calcext:value-type="float">
            <text:p>1527477054.76164</text:p>
          </table:table-cell>
          <table:table-cell office:value-type="string" calcext:value-type="string">
            <text:p>PID_x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-0.001702" calcext:value-type="float">
            <text:p>-0.001702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1718" calcext:value-type="float">
            <text:p>-0.001718</text:p>
          </table:table-cell>
          <table:table-cell office:value-type="float" office:value="-0.010483" calcext:value-type="float">
            <text:p>-0.010483</text:p>
          </table:table-cell>
          <table:table-cell office:value-type="string" calcext:value-type="string">
            <text:p>0.002318</text:p>
          </table:table-cell>
        </table:table-row>
        <table:table-row table:style-name="ro1">
          <table:table-cell office:value-type="float" office:value="1527477054.76169" calcext:value-type="float">
            <text:p>1527477054.76169</text:p>
          </table:table-cell>
          <table:table-cell office:value-type="string" calcext:value-type="string">
            <text:p>PID_y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-0.001702" calcext:value-type="float">
            <text:p>-0.001702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1718" calcext:value-type="float">
            <text:p>-0.001718</text:p>
          </table:table-cell>
          <table:table-cell office:value-type="float" office:value="-0.010483" calcext:value-type="float">
            <text:p>-0.010483</text:p>
          </table:table-cell>
          <table:table-cell office:value-type="string" calcext:value-type="string">
            <text:p>0.002318</text:p>
          </table:table-cell>
        </table:table-row>
        <table:table-row table:style-name="ro1">
          <table:table-cell office:value-type="float" office:value="1527477054.78105" calcext:value-type="float">
            <text:p>1527477054.78105</text:p>
          </table:table-cell>
          <table:table-cell office:value-type="string" calcext:value-type="string">
            <text:p>PID_x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-0.001619" calcext:value-type="float">
            <text:p>-0.001619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-0.001675" calcext:value-type="float">
            <text:p>-0.001675</text:p>
          </table:table-cell>
          <table:table-cell office:value-type="float" office:value="-0.012928" calcext:value-type="float">
            <text:p>-0.012928</text:p>
          </table:table-cell>
          <table:table-cell office:value-type="string" calcext:value-type="string">
            <text:p>0.004435</text:p>
          </table:table-cell>
        </table:table-row>
        <table:table-row table:style-name="ro1">
          <table:table-cell office:value-type="float" office:value="1527477054.78111" calcext:value-type="float">
            <text:p>1527477054.78111</text:p>
          </table:table-cell>
          <table:table-cell office:value-type="string" calcext:value-type="string">
            <text:p>PID_y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-0.001619" calcext:value-type="float">
            <text:p>-0.001619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-0.001675" calcext:value-type="float">
            <text:p>-0.001675</text:p>
          </table:table-cell>
          <table:table-cell office:value-type="float" office:value="-0.012928" calcext:value-type="float">
            <text:p>-0.012928</text:p>
          </table:table-cell>
          <table:table-cell office:value-type="string" calcext:value-type="string">
            <text:p>0.004435</text:p>
          </table:table-cell>
        </table:table-row>
        <table:table-row table:style-name="ro1">
          <table:table-cell office:value-type="float" office:value="1527477054.80154" calcext:value-type="float">
            <text:p>1527477054.80154</text:p>
          </table:table-cell>
          <table:table-cell office:value-type="string" calcext:value-type="string">
            <text:p>PID_x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-0.001899" calcext:value-type="float">
            <text:p>-0.001899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-0.00192" calcext:value-type="float">
            <text:p>-0.00192</text:p>
          </table:table-cell>
          <table:table-cell office:value-type="float" office:value="-0.013981" calcext:value-type="float">
            <text:p>-0.013981</text:p>
          </table:table-cell>
          <table:table-cell office:value-type="string" calcext:value-type="string">
            <text:p>0.002698</text:p>
          </table:table-cell>
        </table:table-row>
        <table:table-row table:style-name="ro1">
          <table:table-cell office:value-type="float" office:value="1527477054.80159" calcext:value-type="float">
            <text:p>1527477054.80159</text:p>
          </table:table-cell>
          <table:table-cell office:value-type="string" calcext:value-type="string">
            <text:p>PID_y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-0.001899" calcext:value-type="float">
            <text:p>-0.001899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-0.00192" calcext:value-type="float">
            <text:p>-0.00192</text:p>
          </table:table-cell>
          <table:table-cell office:value-type="float" office:value="-0.013981" calcext:value-type="float">
            <text:p>-0.013981</text:p>
          </table:table-cell>
          <table:table-cell office:value-type="string" calcext:value-type="string">
            <text:p>0.002698</text:p>
          </table:table-cell>
        </table:table-row>
        <table:table-row table:style-name="ro1">
          <table:table-cell office:value-type="float" office:value="1527477054.82103" calcext:value-type="float">
            <text:p>1527477054.82103</text:p>
          </table:table-cell>
          <table:table-cell office:value-type="string" calcext:value-type="string">
            <text:p>PID_x</text:p>
          </table:table-cell>
          <table:table-cell office:value-type="float" office:value="0.001543" calcext:value-type="float">
            <text:p>0.001543</text:p>
          </table:table-cell>
          <table:table-cell office:value-type="float" office:value="-0.001931" calcext:value-type="float">
            <text:p>-0.001931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-0.001931" calcext:value-type="float">
            <text:p>-0.001931</text:p>
          </table:table-cell>
          <table:table-cell office:value-type="float" office:value="-0.010468" calcext:value-type="float">
            <text:p>-0.010468</text:p>
          </table:table-cell>
          <table:table-cell office:value-type="string" calcext:value-type="string">
            <text:p>-0.000039</text:p>
          </table:table-cell>
        </table:table-row>
        <table:table-row table:style-name="ro1">
          <table:table-cell office:value-type="float" office:value="1527477054.82108" calcext:value-type="float">
            <text:p>1527477054.82108</text:p>
          </table:table-cell>
          <table:table-cell office:value-type="string" calcext:value-type="string">
            <text:p>PID_y</text:p>
          </table:table-cell>
          <table:table-cell office:value-type="float" office:value="0.001543" calcext:value-type="float">
            <text:p>0.001543</text:p>
          </table:table-cell>
          <table:table-cell office:value-type="float" office:value="-0.001931" calcext:value-type="float">
            <text:p>-0.001931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-0.001931" calcext:value-type="float">
            <text:p>-0.001931</text:p>
          </table:table-cell>
          <table:table-cell office:value-type="float" office:value="-0.010468" calcext:value-type="float">
            <text:p>-0.010468</text:p>
          </table:table-cell>
          <table:table-cell office:value-type="string" calcext:value-type="string">
            <text:p>-0.000039</text:p>
          </table:table-cell>
        </table:table-row>
        <table:table-row table:style-name="ro1">
          <table:table-cell office:value-type="float" office:value="1527477054.84153" calcext:value-type="float">
            <text:p>1527477054.84153</text:p>
          </table:table-cell>
          <table:table-cell office:value-type="string" calcext:value-type="string">
            <text:p>PID_x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-0.002077" calcext:value-type="float">
            <text:p>-0.002077</text:p>
          </table:table-cell>
          <table:table-cell office:value-type="float" office:value="0.001576" calcext:value-type="float">
            <text:p>0.001576</text:p>
          </table:table-cell>
          <table:table-cell office:value-type="float" office:value="-0.002069" calcext:value-type="float">
            <text:p>-0.002069</text:p>
          </table:table-cell>
          <table:table-cell office:value-type="float" office:value="-0.012535" calcext:value-type="float">
            <text:p>-0.012535</text:p>
          </table:table-cell>
          <table:table-cell office:value-type="string" calcext:value-type="string">
            <text:p>-0.001633</text:p>
          </table:table-cell>
        </table:table-row>
        <table:table-row table:style-name="ro1">
          <table:table-cell office:value-type="float" office:value="1527477054.84158" calcext:value-type="float">
            <text:p>1527477054.84158</text:p>
          </table:table-cell>
          <table:table-cell office:value-type="string" calcext:value-type="string">
            <text:p>PID_y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-0.002077" calcext:value-type="float">
            <text:p>-0.002077</text:p>
          </table:table-cell>
          <table:table-cell office:value-type="float" office:value="0.001576" calcext:value-type="float">
            <text:p>0.001576</text:p>
          </table:table-cell>
          <table:table-cell office:value-type="float" office:value="-0.002069" calcext:value-type="float">
            <text:p>-0.002069</text:p>
          </table:table-cell>
          <table:table-cell office:value-type="float" office:value="-0.012535" calcext:value-type="float">
            <text:p>-0.012535</text:p>
          </table:table-cell>
          <table:table-cell office:value-type="string" calcext:value-type="string">
            <text:p>-0.001633</text:p>
          </table:table-cell>
        </table:table-row>
        <table:table-row table:style-name="ro1">
          <table:table-cell office:value-type="float" office:value="1527477054.86102" calcext:value-type="float">
            <text:p>1527477054.86102</text:p>
          </table:table-cell>
          <table:table-cell office:value-type="string" calcext:value-type="string">
            <text:p>PID_x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-0.002014" calcext:value-type="float">
            <text:p>-0.002014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-0.001994" calcext:value-type="float">
            <text:p>-0.001994</text:p>
          </table:table-cell>
          <table:table-cell office:value-type="float" office:value="-0.01742" calcext:value-type="float">
            <text:p>-0.01742</text:p>
          </table:table-cell>
          <table:table-cell office:value-type="string" calcext:value-type="string">
            <text:p>-0.002649</text:p>
          </table:table-cell>
        </table:table-row>
        <table:table-row table:style-name="ro1">
          <table:table-cell office:value-type="float" office:value="1527477054.86107" calcext:value-type="float">
            <text:p>1527477054.86107</text:p>
          </table:table-cell>
          <table:table-cell office:value-type="string" calcext:value-type="string">
            <text:p>PID_y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-0.002014" calcext:value-type="float">
            <text:p>-0.002014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-0.001994" calcext:value-type="float">
            <text:p>-0.001994</text:p>
          </table:table-cell>
          <table:table-cell office:value-type="float" office:value="-0.01742" calcext:value-type="float">
            <text:p>-0.01742</text:p>
          </table:table-cell>
          <table:table-cell office:value-type="string" calcext:value-type="string">
            <text:p>-0.002649</text:p>
          </table:table-cell>
        </table:table-row>
        <table:table-row table:style-name="ro1">
          <table:table-cell office:value-type="float" office:value="1527477054.88159" calcext:value-type="float">
            <text:p>1527477054.88159</text:p>
          </table:table-cell>
          <table:table-cell office:value-type="string" calcext:value-type="string">
            <text:p>PID_x</text:p>
          </table:table-cell>
          <table:table-cell office:value-type="float" office:value="-0.000542" calcext:value-type="float">
            <text:p>-0.000542</text:p>
          </table:table-cell>
          <table:table-cell office:value-type="float" office:value="-0.002096" calcext:value-type="float">
            <text:p>-0.002096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-0.002057" calcext:value-type="float">
            <text:p>-0.002057</text:p>
          </table:table-cell>
          <table:table-cell office:value-type="float" office:value="-0.020035" calcext:value-type="float">
            <text:p>-0.020035</text:p>
          </table:table-cell>
          <table:table-cell office:value-type="string" calcext:value-type="string">
            <text:p>-0.003696</text:p>
          </table:table-cell>
        </table:table-row>
        <table:table-row table:style-name="ro1">
          <table:table-cell office:value-type="float" office:value="1527477054.88164" calcext:value-type="float">
            <text:p>1527477054.88164</text:p>
          </table:table-cell>
          <table:table-cell office:value-type="string" calcext:value-type="string">
            <text:p>PID_y</text:p>
          </table:table-cell>
          <table:table-cell office:value-type="float" office:value="-0.000542" calcext:value-type="float">
            <text:p>-0.000542</text:p>
          </table:table-cell>
          <table:table-cell office:value-type="float" office:value="-0.002096" calcext:value-type="float">
            <text:p>-0.002096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-0.002057" calcext:value-type="float">
            <text:p>-0.002057</text:p>
          </table:table-cell>
          <table:table-cell office:value-type="float" office:value="-0.020035" calcext:value-type="float">
            <text:p>-0.020035</text:p>
          </table:table-cell>
          <table:table-cell office:value-type="string" calcext:value-type="string">
            <text:p>-0.003696</text:p>
          </table:table-cell>
        </table:table-row>
        <table:table-row table:style-name="ro1">
          <table:table-cell office:value-type="float" office:value="1527477054.90114" calcext:value-type="float">
            <text:p>1527477054.90114</text:p>
          </table:table-cell>
          <table:table-cell office:value-type="string" calcext:value-type="string">
            <text:p>PID_x</text:p>
          </table:table-cell>
          <table:table-cell office:value-type="float" office:value="-0.000269" calcext:value-type="float">
            <text:p>-0.000269</text:p>
          </table:table-cell>
          <table:table-cell office:value-type="float" office:value="-0.002264" calcext:value-type="float">
            <text:p>-0.002264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-0.002236" calcext:value-type="float">
            <text:p>-0.002236</text:p>
          </table:table-cell>
          <table:table-cell office:value-type="float" office:value="-0.015426" calcext:value-type="float">
            <text:p>-0.015426</text:p>
          </table:table-cell>
          <table:table-cell office:value-type="string" calcext:value-type="string">
            <text:p>-0.003137</text:p>
          </table:table-cell>
        </table:table-row>
        <table:table-row table:style-name="ro1">
          <table:table-cell office:value-type="float" office:value="1527477054.90119" calcext:value-type="float">
            <text:p>1527477054.90119</text:p>
          </table:table-cell>
          <table:table-cell office:value-type="string" calcext:value-type="string">
            <text:p>PID_y</text:p>
          </table:table-cell>
          <table:table-cell office:value-type="float" office:value="-0.000269" calcext:value-type="float">
            <text:p>-0.000269</text:p>
          </table:table-cell>
          <table:table-cell office:value-type="float" office:value="-0.002264" calcext:value-type="float">
            <text:p>-0.002264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-0.002236" calcext:value-type="float">
            <text:p>-0.002236</text:p>
          </table:table-cell>
          <table:table-cell office:value-type="float" office:value="-0.015426" calcext:value-type="float">
            <text:p>-0.015426</text:p>
          </table:table-cell>
          <table:table-cell office:value-type="string" calcext:value-type="string">
            <text:p>-0.003137</text:p>
          </table:table-cell>
        </table:table-row>
        <table:table-row table:style-name="ro1">
          <table:table-cell office:value-type="float" office:value="1527477054.92168" calcext:value-type="float">
            <text:p>1527477054.92168</text:p>
          </table:table-cell>
          <table:table-cell office:value-type="string" calcext:value-type="string">
            <text:p>PID_x</text:p>
          </table:table-cell>
          <table:table-cell office:value-type="float" office:value="-0.000256" calcext:value-type="float">
            <text:p>-0.000256</text:p>
          </table:table-cell>
          <table:table-cell office:value-type="float" office:value="-0.002199" calcext:value-type="float">
            <text:p>-0.002199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-0.002181" calcext:value-type="float">
            <text:p>-0.002181</text:p>
          </table:table-cell>
          <table:table-cell office:value-type="float" office:value="-0.014789" calcext:value-type="float">
            <text:p>-0.014789</text:p>
          </table:table-cell>
          <table:table-cell office:value-type="string" calcext:value-type="string">
            <text:p>-0.002482</text:p>
          </table:table-cell>
        </table:table-row>
        <table:table-row table:style-name="ro1">
          <table:table-cell office:value-type="float" office:value="1527477054.92173" calcext:value-type="float">
            <text:p>1527477054.92173</text:p>
          </table:table-cell>
          <table:table-cell office:value-type="string" calcext:value-type="string">
            <text:p>PID_y</text:p>
          </table:table-cell>
          <table:table-cell office:value-type="float" office:value="-0.000256" calcext:value-type="float">
            <text:p>-0.000256</text:p>
          </table:table-cell>
          <table:table-cell office:value-type="float" office:value="-0.002199" calcext:value-type="float">
            <text:p>-0.002199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-0.002181" calcext:value-type="float">
            <text:p>-0.002181</text:p>
          </table:table-cell>
          <table:table-cell office:value-type="float" office:value="-0.014789" calcext:value-type="float">
            <text:p>-0.014789</text:p>
          </table:table-cell>
          <table:table-cell office:value-type="string" calcext:value-type="string">
            <text:p>-0.002482</text:p>
          </table:table-cell>
        </table:table-row>
        <table:table-row table:style-name="ro1">
          <table:table-cell office:value-type="float" office:value="1527477054.94124" calcext:value-type="float">
            <text:p>1527477054.94124</text:p>
          </table:table-cell>
          <table:table-cell office:value-type="string" calcext:value-type="string">
            <text:p>PID_x</text:p>
          </table:table-cell>
          <table:table-cell office:value-type="float" office:value="-0.00185" calcext:value-type="float">
            <text:p>-0.00185</text:p>
          </table:table-cell>
          <table:table-cell office:value-type="float" office:value="-0.00231" calcext:value-type="float">
            <text:p>-0.00231</text:p>
          </table:table-cell>
          <table:table-cell office:value-type="float" office:value="-0.000543" calcext:value-type="float">
            <text:p>-0.000543</text:p>
          </table:table-cell>
          <table:table-cell office:value-type="float" office:value="-0.002294" calcext:value-type="float">
            <text:p>-0.002294</text:p>
          </table:table-cell>
          <table:table-cell office:value-type="float" office:value="-0.021389" calcext:value-type="float">
            <text:p>-0.021389</text:p>
          </table:table-cell>
          <table:table-cell office:value-type="string" calcext:value-type="string">
            <text:p>-0.002298</text:p>
          </table:table-cell>
        </table:table-row>
        <table:table-row table:style-name="ro1">
          <table:table-cell office:value-type="float" office:value="1527477054.94129" calcext:value-type="float">
            <text:p>1527477054.94129</text:p>
          </table:table-cell>
          <table:table-cell office:value-type="string" calcext:value-type="string">
            <text:p>PID_y</text:p>
          </table:table-cell>
          <table:table-cell office:value-type="float" office:value="-0.00185" calcext:value-type="float">
            <text:p>-0.00185</text:p>
          </table:table-cell>
          <table:table-cell office:value-type="float" office:value="-0.00231" calcext:value-type="float">
            <text:p>-0.00231</text:p>
          </table:table-cell>
          <table:table-cell office:value-type="float" office:value="-0.000543" calcext:value-type="float">
            <text:p>-0.000543</text:p>
          </table:table-cell>
          <table:table-cell office:value-type="float" office:value="-0.002294" calcext:value-type="float">
            <text:p>-0.002294</text:p>
          </table:table-cell>
          <table:table-cell office:value-type="float" office:value="-0.021389" calcext:value-type="float">
            <text:p>-0.021389</text:p>
          </table:table-cell>
          <table:table-cell office:value-type="string" calcext:value-type="string">
            <text:p>-0.002298</text:p>
          </table:table-cell>
        </table:table-row>
        <table:table-row table:style-name="ro1">
          <table:table-cell office:value-type="float" office:value="1527477054.96066" calcext:value-type="float">
            <text:p>1527477054.96066</text:p>
          </table:table-cell>
          <table:table-cell office:value-type="string" calcext:value-type="string">
            <text:p>PID_x</text:p>
          </table:table-cell>
          <table:table-cell office:value-type="float" office:value="-0.001562" calcext:value-type="float">
            <text:p>-0.001562</text:p>
          </table:table-cell>
          <table:table-cell office:value-type="float" office:value="-0.002494" calcext:value-type="float">
            <text:p>-0.002494</text:p>
          </table:table-cell>
          <table:table-cell office:value-type="float" office:value="-0.000634" calcext:value-type="float">
            <text:p>-0.000634</text:p>
          </table:table-cell>
          <table:table-cell office:value-type="float" office:value="-0.002436" calcext:value-type="float">
            <text:p>-0.002436</text:p>
          </table:table-cell>
          <table:table-cell office:value-type="float" office:value="-0.018017" calcext:value-type="float">
            <text:p>-0.018017</text:p>
          </table:table-cell>
          <table:table-cell office:value-type="string" calcext:value-type="string">
            <text:p>-0.004520</text:p>
          </table:table-cell>
        </table:table-row>
        <table:table-row table:style-name="ro1">
          <table:table-cell office:value-type="float" office:value="1527477054.96073" calcext:value-type="float">
            <text:p>1527477054.96073</text:p>
          </table:table-cell>
          <table:table-cell office:value-type="string" calcext:value-type="string">
            <text:p>PID_y</text:p>
          </table:table-cell>
          <table:table-cell office:value-type="float" office:value="-0.001562" calcext:value-type="float">
            <text:p>-0.001562</text:p>
          </table:table-cell>
          <table:table-cell office:value-type="float" office:value="-0.002494" calcext:value-type="float">
            <text:p>-0.002494</text:p>
          </table:table-cell>
          <table:table-cell office:value-type="float" office:value="-0.000634" calcext:value-type="float">
            <text:p>-0.000634</text:p>
          </table:table-cell>
          <table:table-cell office:value-type="float" office:value="-0.002436" calcext:value-type="float">
            <text:p>-0.002436</text:p>
          </table:table-cell>
          <table:table-cell office:value-type="float" office:value="-0.018017" calcext:value-type="float">
            <text:p>-0.018017</text:p>
          </table:table-cell>
          <table:table-cell office:value-type="string" calcext:value-type="string">
            <text:p>-0.004520</text:p>
          </table:table-cell>
        </table:table-row>
        <table:table-row table:style-name="ro1">
          <table:table-cell office:value-type="float" office:value="1527477054.98125" calcext:value-type="float">
            <text:p>1527477054.98125</text:p>
          </table:table-cell>
          <table:table-cell office:value-type="string" calcext:value-type="string">
            <text:p>PID_x</text:p>
          </table:table-cell>
          <table:table-cell office:value-type="float" office:value="-0.002703" calcext:value-type="float">
            <text:p>-0.002703</text:p>
          </table:table-cell>
          <table:table-cell office:value-type="float" office:value="-0.002586" calcext:value-type="float">
            <text:p>-0.002586</text:p>
          </table:table-cell>
          <table:table-cell office:value-type="float" office:value="-0.00147" calcext:value-type="float">
            <text:p>-0.00147</text:p>
          </table:table-cell>
          <table:table-cell office:value-type="float" office:value="-0.002521" calcext:value-type="float">
            <text:p>-0.002521</text:p>
          </table:table-cell>
          <table:table-cell office:value-type="float" office:value="-0.020775" calcext:value-type="float">
            <text:p>-0.020775</text:p>
          </table:table-cell>
          <table:table-cell office:value-type="string" calcext:value-type="string">
            <text:p>-0.004737</text:p>
          </table:table-cell>
        </table:table-row>
        <table:table-row table:style-name="ro1">
          <table:table-cell office:value-type="float" office:value="1527477054.9813" calcext:value-type="float">
            <text:p>1527477054.9813</text:p>
          </table:table-cell>
          <table:table-cell office:value-type="string" calcext:value-type="string">
            <text:p>PID_y</text:p>
          </table:table-cell>
          <table:table-cell office:value-type="float" office:value="-0.002703" calcext:value-type="float">
            <text:p>-0.002703</text:p>
          </table:table-cell>
          <table:table-cell office:value-type="float" office:value="-0.002586" calcext:value-type="float">
            <text:p>-0.002586</text:p>
          </table:table-cell>
          <table:table-cell office:value-type="float" office:value="-0.00147" calcext:value-type="float">
            <text:p>-0.00147</text:p>
          </table:table-cell>
          <table:table-cell office:value-type="float" office:value="-0.002521" calcext:value-type="float">
            <text:p>-0.002521</text:p>
          </table:table-cell>
          <table:table-cell office:value-type="float" office:value="-0.020775" calcext:value-type="float">
            <text:p>-0.020775</text:p>
          </table:table-cell>
          <table:table-cell office:value-type="string" calcext:value-type="string">
            <text:p>-0.004737</text:p>
          </table:table-cell>
        </table:table-row>
        <table:table-row table:style-name="ro1">
          <table:table-cell office:value-type="float" office:value="1527477055.00167" calcext:value-type="float">
            <text:p>1527477055.00167</text:p>
          </table:table-cell>
          <table:table-cell office:value-type="string" calcext:value-type="string">
            <text:p>PID_x</text:p>
          </table:table-cell>
          <table:table-cell office:value-type="float" office:value="-0.00301" calcext:value-type="float">
            <text:p>-0.003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1721" calcext:value-type="float">
            <text:p>-0.001721</text:p>
          </table:table-cell>
          <table:table-cell office:value-type="float" office:value="-0.002525" calcext:value-type="float">
            <text:p>-0.002525</text:p>
          </table:table-cell>
          <table:table-cell office:value-type="float" office:value="-0.021243" calcext:value-type="float">
            <text:p>-0.021243</text:p>
          </table:table-cell>
          <table:table-cell office:value-type="string" calcext:value-type="string">
            <text:p>-0.002945</text:p>
          </table:table-cell>
        </table:table-row>
        <table:table-row table:style-name="ro1">
          <table:table-cell office:value-type="float" office:value="1527477055.00172" calcext:value-type="float">
            <text:p>1527477055.00172</text:p>
          </table:table-cell>
          <table:table-cell office:value-type="string" calcext:value-type="string">
            <text:p>PID_y</text:p>
          </table:table-cell>
          <table:table-cell office:value-type="float" office:value="-0.00301" calcext:value-type="float">
            <text:p>-0.003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1721" calcext:value-type="float">
            <text:p>-0.001721</text:p>
          </table:table-cell>
          <table:table-cell office:value-type="float" office:value="-0.002525" calcext:value-type="float">
            <text:p>-0.002525</text:p>
          </table:table-cell>
          <table:table-cell office:value-type="float" office:value="-0.021243" calcext:value-type="float">
            <text:p>-0.021243</text:p>
          </table:table-cell>
          <table:table-cell office:value-type="string" calcext:value-type="string">
            <text:p>-0.002945</text:p>
          </table:table-cell>
        </table:table-row>
        <table:table-row table:style-name="ro1">
          <table:table-cell office:value-type="float" office:value="1527477055.02115" calcext:value-type="float">
            <text:p>1527477055.02115</text:p>
          </table:table-cell>
          <table:table-cell office:value-type="string" calcext:value-type="string">
            <text:p>PID_x</text:p>
          </table:table-cell>
          <table:table-cell office:value-type="float" office:value="-0.002949" calcext:value-type="float">
            <text:p>-0.002949</text:p>
          </table:table-cell>
          <table:table-cell office:value-type="float" office:value="-0.002527" calcext:value-type="float">
            <text:p>-0.002527</text:p>
          </table:table-cell>
          <table:table-cell office:value-type="float" office:value="-0.001715" calcext:value-type="float">
            <text:p>-0.001715</text:p>
          </table:table-cell>
          <table:table-cell office:value-type="float" office:value="-0.002498" calcext:value-type="float">
            <text:p>-0.002498</text:p>
          </table:table-cell>
          <table:table-cell office:value-type="float" office:value="-0.020783" calcext:value-type="float">
            <text:p>-0.020783</text:p>
          </table:table-cell>
          <table:table-cell office:value-type="string" calcext:value-type="string">
            <text:p>-0.003201</text:p>
          </table:table-cell>
        </table:table-row>
        <table:table-row table:style-name="ro1">
          <table:table-cell office:value-type="float" office:value="1527477055.0212" calcext:value-type="float">
            <text:p>1527477055.0212</text:p>
          </table:table-cell>
          <table:table-cell office:value-type="string" calcext:value-type="string">
            <text:p>PID_y</text:p>
          </table:table-cell>
          <table:table-cell office:value-type="float" office:value="-0.002949" calcext:value-type="float">
            <text:p>-0.002949</text:p>
          </table:table-cell>
          <table:table-cell office:value-type="float" office:value="-0.002527" calcext:value-type="float">
            <text:p>-0.002527</text:p>
          </table:table-cell>
          <table:table-cell office:value-type="float" office:value="-0.001715" calcext:value-type="float">
            <text:p>-0.001715</text:p>
          </table:table-cell>
          <table:table-cell office:value-type="float" office:value="-0.002498" calcext:value-type="float">
            <text:p>-0.002498</text:p>
          </table:table-cell>
          <table:table-cell office:value-type="float" office:value="-0.020783" calcext:value-type="float">
            <text:p>-0.020783</text:p>
          </table:table-cell>
          <table:table-cell office:value-type="string" calcext:value-type="string">
            <text:p>-0.003201</text:p>
          </table:table-cell>
        </table:table-row>
        <table:table-row table:style-name="ro1">
          <table:table-cell office:value-type="float" office:value="1527477055.04173" calcext:value-type="float">
            <text:p>1527477055.04173</text:p>
          </table:table-cell>
          <table:table-cell office:value-type="string" calcext:value-type="string">
            <text:p>PID_x</text:p>
          </table:table-cell>
          <table:table-cell office:value-type="float" office:value="-0.002666" calcext:value-type="float">
            <text:p>-0.002666</text:p>
          </table:table-cell>
          <table:table-cell office:value-type="float" office:value="-0.002636" calcext:value-type="float">
            <text:p>-0.002636</text:p>
          </table:table-cell>
          <table:table-cell office:value-type="float" office:value="-0.002049" calcext:value-type="float">
            <text:p>-0.002049</text:p>
          </table:table-cell>
          <table:table-cell office:value-type="float" office:value="-0.002609" calcext:value-type="float">
            <text:p>-0.002609</text:p>
          </table:table-cell>
          <table:table-cell office:value-type="float" office:value="-0.014697" calcext:value-type="float">
            <text:p>-0.014697</text:p>
          </table:table-cell>
          <table:table-cell office:value-type="string" calcext:value-type="string">
            <text:p>-0.003121</text:p>
          </table:table-cell>
        </table:table-row>
        <table:table-row table:style-name="ro1">
          <table:table-cell office:value-type="float" office:value="1527477055.04178" calcext:value-type="float">
            <text:p>1527477055.04178</text:p>
          </table:table-cell>
          <table:table-cell office:value-type="string" calcext:value-type="string">
            <text:p>PID_y</text:p>
          </table:table-cell>
          <table:table-cell office:value-type="float" office:value="-0.002666" calcext:value-type="float">
            <text:p>-0.002666</text:p>
          </table:table-cell>
          <table:table-cell office:value-type="float" office:value="-0.002636" calcext:value-type="float">
            <text:p>-0.002636</text:p>
          </table:table-cell>
          <table:table-cell office:value-type="float" office:value="-0.002049" calcext:value-type="float">
            <text:p>-0.002049</text:p>
          </table:table-cell>
          <table:table-cell office:value-type="float" office:value="-0.002609" calcext:value-type="float">
            <text:p>-0.002609</text:p>
          </table:table-cell>
          <table:table-cell office:value-type="float" office:value="-0.014697" calcext:value-type="float">
            <text:p>-0.014697</text:p>
          </table:table-cell>
          <table:table-cell office:value-type="string" calcext:value-type="string">
            <text:p>-0.003121</text:p>
          </table:table-cell>
        </table:table-row>
        <table:table-row table:style-name="ro1">
          <table:table-cell office:value-type="float" office:value="1527477055.06123" calcext:value-type="float">
            <text:p>1527477055.06123</text:p>
          </table:table-cell>
          <table:table-cell office:value-type="string" calcext:value-type="string">
            <text:p>PID_x</text:p>
          </table:table-cell>
          <table:table-cell office:value-type="float" office:value="-0.002967" calcext:value-type="float">
            <text:p>-0.002967</text:p>
          </table:table-cell>
          <table:table-cell office:value-type="float" office:value="-0.002832" calcext:value-type="float">
            <text:p>-0.00283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795" calcext:value-type="float">
            <text:p>-0.002795</text:p>
          </table:table-cell>
          <table:table-cell office:value-type="float" office:value="-0.015831" calcext:value-type="float">
            <text:p>-0.015831</text:p>
          </table:table-cell>
          <table:table-cell office:value-type="string" calcext:value-type="string">
            <text:p>-0.003577</text:p>
          </table:table-cell>
        </table:table-row>
        <table:table-row table:style-name="ro1">
          <table:table-cell office:value-type="float" office:value="1527477055.06128" calcext:value-type="float">
            <text:p>1527477055.06128</text:p>
          </table:table-cell>
          <table:table-cell office:value-type="string" calcext:value-type="string">
            <text:p>PID_y</text:p>
          </table:table-cell>
          <table:table-cell office:value-type="float" office:value="-0.002967" calcext:value-type="float">
            <text:p>-0.002967</text:p>
          </table:table-cell>
          <table:table-cell office:value-type="float" office:value="-0.002832" calcext:value-type="float">
            <text:p>-0.002832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795" calcext:value-type="float">
            <text:p>-0.002795</text:p>
          </table:table-cell>
          <table:table-cell office:value-type="float" office:value="-0.015831" calcext:value-type="float">
            <text:p>-0.015831</text:p>
          </table:table-cell>
          <table:table-cell office:value-type="string" calcext:value-type="string">
            <text:p>-0.003577</text:p>
          </table:table-cell>
        </table:table-row>
        <table:table-row table:style-name="ro1">
          <table:table-cell office:value-type="float" office:value="1527477055.08061" calcext:value-type="float">
            <text:p>1527477055.08061</text:p>
          </table:table-cell>
          <table:table-cell office:value-type="string" calcext:value-type="string">
            <text:p>PID_x</text:p>
          </table:table-cell>
          <table:table-cell office:value-type="float" office:value="-0.003701" calcext:value-type="float">
            <text:p>-0.003701</text:p>
          </table:table-cell>
          <table:table-cell office:value-type="float" office:value="-0.003075" calcext:value-type="float">
            <text:p>-0.003075</text:p>
          </table:table-cell>
          <table:table-cell office:value-type="float" office:value="-0.00301" calcext:value-type="float">
            <text:p>-0.00301</text:p>
          </table:table-cell>
          <table:table-cell office:value-type="float" office:value="-0.003006" calcext:value-type="float">
            <text:p>-0.003006</text:p>
          </table:table-cell>
          <table:table-cell office:value-type="float" office:value="-0.015551" calcext:value-type="float">
            <text:p>-0.015551</text:p>
          </table:table-cell>
          <table:table-cell office:value-type="string" calcext:value-type="string">
            <text:p>-0.004918</text:p>
          </table:table-cell>
        </table:table-row>
        <table:table-row table:style-name="ro1">
          <table:table-cell office:value-type="float" office:value="1527477055.08066" calcext:value-type="float">
            <text:p>1527477055.08066</text:p>
          </table:table-cell>
          <table:table-cell office:value-type="string" calcext:value-type="string">
            <text:p>PID_y</text:p>
          </table:table-cell>
          <table:table-cell office:value-type="float" office:value="-0.003701" calcext:value-type="float">
            <text:p>-0.003701</text:p>
          </table:table-cell>
          <table:table-cell office:value-type="float" office:value="-0.003075" calcext:value-type="float">
            <text:p>-0.003075</text:p>
          </table:table-cell>
          <table:table-cell office:value-type="float" office:value="-0.00301" calcext:value-type="float">
            <text:p>-0.00301</text:p>
          </table:table-cell>
          <table:table-cell office:value-type="float" office:value="-0.003006" calcext:value-type="float">
            <text:p>-0.003006</text:p>
          </table:table-cell>
          <table:table-cell office:value-type="float" office:value="-0.015551" calcext:value-type="float">
            <text:p>-0.015551</text:p>
          </table:table-cell>
          <table:table-cell office:value-type="string" calcext:value-type="string">
            <text:p>-0.004918</text:p>
          </table:table-cell>
        </table:table-row>
        <table:table-row table:style-name="ro1">
          <table:table-cell office:value-type="float" office:value="1527477055.10113" calcext:value-type="float">
            <text:p>1527477055.10113</text:p>
          </table:table-cell>
          <table:table-cell office:value-type="string" calcext:value-type="string">
            <text:p>PID_x</text:p>
          </table:table-cell>
          <table:table-cell office:value-type="float" office:value="-0.003563" calcext:value-type="float">
            <text:p>-0.003563</text:p>
          </table:table-cell>
          <table:table-cell office:value-type="float" office:value="-0.003219" calcext:value-type="float">
            <text:p>-0.003219</text:p>
          </table:table-cell>
          <table:table-cell office:value-type="float" office:value="-0.003046" calcext:value-type="float">
            <text:p>-0.003046</text:p>
          </table:table-cell>
          <table:table-cell office:value-type="float" office:value="-0.003117" calcext:value-type="float">
            <text:p>-0.003117</text:p>
          </table:table-cell>
          <table:table-cell office:value-type="float" office:value="-0.013444" calcext:value-type="float">
            <text:p>-0.013444</text:p>
          </table:table-cell>
          <table:table-cell office:value-type="string" calcext:value-type="string">
            <text:p>-0.005968</text:p>
          </table:table-cell>
        </table:table-row>
        <table:table-row table:style-name="ro1">
          <table:table-cell office:value-type="float" office:value="1527477055.10118" calcext:value-type="float">
            <text:p>1527477055.10118</text:p>
          </table:table-cell>
          <table:table-cell office:value-type="string" calcext:value-type="string">
            <text:p>PID_y</text:p>
          </table:table-cell>
          <table:table-cell office:value-type="float" office:value="-0.003563" calcext:value-type="float">
            <text:p>-0.003563</text:p>
          </table:table-cell>
          <table:table-cell office:value-type="float" office:value="-0.003219" calcext:value-type="float">
            <text:p>-0.003219</text:p>
          </table:table-cell>
          <table:table-cell office:value-type="float" office:value="-0.003046" calcext:value-type="float">
            <text:p>-0.003046</text:p>
          </table:table-cell>
          <table:table-cell office:value-type="float" office:value="-0.003117" calcext:value-type="float">
            <text:p>-0.003117</text:p>
          </table:table-cell>
          <table:table-cell office:value-type="float" office:value="-0.013444" calcext:value-type="float">
            <text:p>-0.013444</text:p>
          </table:table-cell>
          <table:table-cell office:value-type="string" calcext:value-type="string">
            <text:p>-0.005968</text:p>
          </table:table-cell>
        </table:table-row>
        <table:table-row table:style-name="ro1">
          <table:table-cell office:value-type="float" office:value="1527477055.12161" calcext:value-type="float">
            <text:p>1527477055.12161</text:p>
          </table:table-cell>
          <table:table-cell office:value-type="string" calcext:value-type="string">
            <text:p>PID_x</text:p>
          </table:table-cell>
          <table:table-cell office:value-type="float" office:value="-0.004155" calcext:value-type="float">
            <text:p>-0.004155</text:p>
          </table:table-cell>
          <table:table-cell office:value-type="float" office:value="-0.003434" calcext:value-type="float">
            <text:p>-0.003434</text:p>
          </table:table-cell>
          <table:table-cell office:value-type="float" office:value="-0.003365" calcext:value-type="float">
            <text:p>-0.003365</text:p>
          </table:table-cell>
          <table:table-cell office:value-type="float" office:value="-0.003265" calcext:value-type="float">
            <text:p>-0.003265</text:p>
          </table:table-cell>
          <table:table-cell office:value-type="float" office:value="-0.016621" calcext:value-type="float">
            <text:p>-0.016621</text:p>
          </table:table-cell>
          <table:table-cell office:value-type="string" calcext:value-type="string">
            <text:p>-0.007692</text:p>
          </table:table-cell>
        </table:table-row>
        <table:table-row table:style-name="ro1">
          <table:table-cell office:value-type="float" office:value="1527477055.12167" calcext:value-type="float">
            <text:p>1527477055.12167</text:p>
          </table:table-cell>
          <table:table-cell office:value-type="string" calcext:value-type="string">
            <text:p>PID_y</text:p>
          </table:table-cell>
          <table:table-cell office:value-type="float" office:value="-0.004155" calcext:value-type="float">
            <text:p>-0.004155</text:p>
          </table:table-cell>
          <table:table-cell office:value-type="float" office:value="-0.003434" calcext:value-type="float">
            <text:p>-0.003434</text:p>
          </table:table-cell>
          <table:table-cell office:value-type="float" office:value="-0.003365" calcext:value-type="float">
            <text:p>-0.003365</text:p>
          </table:table-cell>
          <table:table-cell office:value-type="float" office:value="-0.003265" calcext:value-type="float">
            <text:p>-0.003265</text:p>
          </table:table-cell>
          <table:table-cell office:value-type="float" office:value="-0.016621" calcext:value-type="float">
            <text:p>-0.016621</text:p>
          </table:table-cell>
          <table:table-cell office:value-type="string" calcext:value-type="string">
            <text:p>-0.007692</text:p>
          </table:table-cell>
        </table:table-row>
        <table:table-row table:style-name="ro1">
          <table:table-cell office:value-type="float" office:value="1527477055.14112" calcext:value-type="float">
            <text:p>1527477055.14112</text:p>
          </table:table-cell>
          <table:table-cell office:value-type="string" calcext:value-type="string">
            <text:p>PID_x</text:p>
          </table:table-cell>
          <table:table-cell office:value-type="float" office:value="-0.004373" calcext:value-type="float">
            <text:p>-0.004373</text:p>
          </table:table-cell>
          <table:table-cell office:value-type="float" office:value="-0.003553" calcext:value-type="float">
            <text:p>-0.003553</text:p>
          </table:table-cell>
          <table:table-cell office:value-type="float" office:value="-0.003632" calcext:value-type="float">
            <text:p>-0.003632</text:p>
          </table:table-cell>
          <table:table-cell office:value-type="float" office:value="-0.003379" calcext:value-type="float">
            <text:p>-0.003379</text:p>
          </table:table-cell>
          <table:table-cell office:value-type="float" office:value="-0.01611" calcext:value-type="float">
            <text:p>-0.01611</text:p>
          </table:table-cell>
          <table:table-cell office:value-type="string" calcext:value-type="string">
            <text:p>-0.007787</text:p>
          </table:table-cell>
        </table:table-row>
        <table:table-row table:style-name="ro1">
          <table:table-cell office:value-type="float" office:value="1527477055.14117" calcext:value-type="float">
            <text:p>1527477055.14117</text:p>
          </table:table-cell>
          <table:table-cell office:value-type="string" calcext:value-type="string">
            <text:p>PID_y</text:p>
          </table:table-cell>
          <table:table-cell office:value-type="float" office:value="-0.004373" calcext:value-type="float">
            <text:p>-0.004373</text:p>
          </table:table-cell>
          <table:table-cell office:value-type="float" office:value="-0.003553" calcext:value-type="float">
            <text:p>-0.003553</text:p>
          </table:table-cell>
          <table:table-cell office:value-type="float" office:value="-0.003632" calcext:value-type="float">
            <text:p>-0.003632</text:p>
          </table:table-cell>
          <table:table-cell office:value-type="float" office:value="-0.003379" calcext:value-type="float">
            <text:p>-0.003379</text:p>
          </table:table-cell>
          <table:table-cell office:value-type="float" office:value="-0.01611" calcext:value-type="float">
            <text:p>-0.01611</text:p>
          </table:table-cell>
          <table:table-cell office:value-type="string" calcext:value-type="string">
            <text:p>-0.007787</text:p>
          </table:table-cell>
        </table:table-row>
        <table:table-row table:style-name="ro1">
          <table:table-cell office:value-type="float" office:value="1527477055.16156" calcext:value-type="float">
            <text:p>1527477055.16156</text:p>
          </table:table-cell>
          <table:table-cell office:value-type="string" calcext:value-type="string">
            <text:p>PID_x</text:p>
          </table:table-cell>
          <table:table-cell office:value-type="float" office:value="-0.005294" calcext:value-type="float">
            <text:p>-0.005294</text:p>
          </table:table-cell>
          <table:table-cell office:value-type="float" office:value="-0.003616" calcext:value-type="float">
            <text:p>-0.003616</text:p>
          </table:table-cell>
          <table:table-cell office:value-type="float" office:value="-0.004198" calcext:value-type="float">
            <text:p>-0.004198</text:p>
          </table:table-cell>
          <table:table-cell office:value-type="float" office:value="-0.003481" calcext:value-type="float">
            <text:p>-0.003481</text:p>
          </table:table-cell>
          <table:table-cell office:value-type="float" office:value="-0.019588" calcext:value-type="float">
            <text:p>-0.019588</text:p>
          </table:table-cell>
          <table:table-cell office:value-type="string" calcext:value-type="string">
            <text:p>-0.006870</text:p>
          </table:table-cell>
        </table:table-row>
        <table:table-row table:style-name="ro1">
          <table:table-cell office:value-type="float" office:value="1527477055.16162" calcext:value-type="float">
            <text:p>1527477055.16162</text:p>
          </table:table-cell>
          <table:table-cell office:value-type="string" calcext:value-type="string">
            <text:p>PID_y</text:p>
          </table:table-cell>
          <table:table-cell office:value-type="float" office:value="-0.005294" calcext:value-type="float">
            <text:p>-0.005294</text:p>
          </table:table-cell>
          <table:table-cell office:value-type="float" office:value="-0.003616" calcext:value-type="float">
            <text:p>-0.003616</text:p>
          </table:table-cell>
          <table:table-cell office:value-type="float" office:value="-0.004198" calcext:value-type="float">
            <text:p>-0.004198</text:p>
          </table:table-cell>
          <table:table-cell office:value-type="float" office:value="-0.003481" calcext:value-type="float">
            <text:p>-0.003481</text:p>
          </table:table-cell>
          <table:table-cell office:value-type="float" office:value="-0.019588" calcext:value-type="float">
            <text:p>-0.019588</text:p>
          </table:table-cell>
          <table:table-cell office:value-type="string" calcext:value-type="string">
            <text:p>-0.006870</text:p>
          </table:table-cell>
        </table:table-row>
        <table:table-row table:style-name="ro1">
          <table:table-cell office:value-type="float" office:value="1527477055.18109" calcext:value-type="float">
            <text:p>1527477055.18109</text:p>
          </table:table-cell>
          <table:table-cell office:value-type="string" calcext:value-type="string">
            <text:p>PID_x</text:p>
          </table:table-cell>
          <table:table-cell office:value-type="float" office:value="-0.005139" calcext:value-type="float">
            <text:p>-0.005139</text:p>
          </table:table-cell>
          <table:table-cell office:value-type="float" office:value="-0.003615" calcext:value-type="float">
            <text:p>-0.003615</text:p>
          </table:table-cell>
          <table:table-cell office:value-type="float" office:value="-0.004505" calcext:value-type="float">
            <text:p>-0.004505</text:p>
          </table:table-cell>
          <table:table-cell office:value-type="float" office:value="-0.003536" calcext:value-type="float">
            <text:p>-0.003536</text:p>
          </table:table-cell>
          <table:table-cell office:value-type="float" office:value="-0.014893" calcext:value-type="float">
            <text:p>-0.014893</text:p>
          </table:table-cell>
          <table:table-cell office:value-type="string" calcext:value-type="string">
            <text:p>-0.005264</text:p>
          </table:table-cell>
        </table:table-row>
        <table:table-row table:style-name="ro1">
          <table:table-cell office:value-type="float" office:value="1527477055.18115" calcext:value-type="float">
            <text:p>1527477055.18115</text:p>
          </table:table-cell>
          <table:table-cell office:value-type="string" calcext:value-type="string">
            <text:p>PID_y</text:p>
          </table:table-cell>
          <table:table-cell office:value-type="float" office:value="-0.005139" calcext:value-type="float">
            <text:p>-0.005139</text:p>
          </table:table-cell>
          <table:table-cell office:value-type="float" office:value="-0.003615" calcext:value-type="float">
            <text:p>-0.003615</text:p>
          </table:table-cell>
          <table:table-cell office:value-type="float" office:value="-0.004505" calcext:value-type="float">
            <text:p>-0.004505</text:p>
          </table:table-cell>
          <table:table-cell office:value-type="float" office:value="-0.003536" calcext:value-type="float">
            <text:p>-0.003536</text:p>
          </table:table-cell>
          <table:table-cell office:value-type="float" office:value="-0.014893" calcext:value-type="float">
            <text:p>-0.014893</text:p>
          </table:table-cell>
          <table:table-cell office:value-type="string" calcext:value-type="string">
            <text:p>-0.005264</text:p>
          </table:table-cell>
        </table:table-row>
        <table:table-row table:style-name="ro1">
          <table:table-cell office:value-type="float" office:value="1527477055.20165" calcext:value-type="float">
            <text:p>1527477055.20165</text:p>
          </table:table-cell>
          <table:table-cell office:value-type="string" calcext:value-type="string">
            <text:p>PID_x</text:p>
          </table:table-cell>
          <table:table-cell office:value-type="float" office:value="-0.005993" calcext:value-type="float">
            <text:p>-0.005993</text:p>
          </table:table-cell>
          <table:table-cell office:value-type="float" office:value="-0.003573" calcext:value-type="float">
            <text:p>-0.003573</text:p>
          </table:table-cell>
          <table:table-cell office:value-type="float" office:value="-0.004963" calcext:value-type="float">
            <text:p>-0.004963</text:p>
          </table:table-cell>
          <table:table-cell office:value-type="float" office:value="-0.003526" calcext:value-type="float">
            <text:p>-0.003526</text:p>
          </table:table-cell>
          <table:table-cell office:value-type="float" office:value="-0.018989" calcext:value-type="float">
            <text:p>-0.018989</text:p>
          </table:table-cell>
          <table:table-cell office:value-type="string" calcext:value-type="string">
            <text:p>-0.004080</text:p>
          </table:table-cell>
        </table:table-row>
        <table:table-row table:style-name="ro1">
          <table:table-cell office:value-type="float" office:value="1527477055.20169" calcext:value-type="float">
            <text:p>1527477055.20169</text:p>
          </table:table-cell>
          <table:table-cell office:value-type="string" calcext:value-type="string">
            <text:p>PID_y</text:p>
          </table:table-cell>
          <table:table-cell office:value-type="float" office:value="-0.005993" calcext:value-type="float">
            <text:p>-0.005993</text:p>
          </table:table-cell>
          <table:table-cell office:value-type="float" office:value="-0.003573" calcext:value-type="float">
            <text:p>-0.003573</text:p>
          </table:table-cell>
          <table:table-cell office:value-type="float" office:value="-0.004963" calcext:value-type="float">
            <text:p>-0.004963</text:p>
          </table:table-cell>
          <table:table-cell office:value-type="float" office:value="-0.003526" calcext:value-type="float">
            <text:p>-0.003526</text:p>
          </table:table-cell>
          <table:table-cell office:value-type="float" office:value="-0.018989" calcext:value-type="float">
            <text:p>-0.018989</text:p>
          </table:table-cell>
          <table:table-cell office:value-type="string" calcext:value-type="string">
            <text:p>-0.004080</text:p>
          </table:table-cell>
        </table:table-row>
        <table:table-row table:style-name="ro1">
          <table:table-cell office:value-type="float" office:value="1527477055.22117" calcext:value-type="float">
            <text:p>1527477055.22117</text:p>
          </table:table-cell>
          <table:table-cell office:value-type="string" calcext:value-type="string">
            <text:p>PID_x</text:p>
          </table:table-cell>
          <table:table-cell office:value-type="float" office:value="-0.006651" calcext:value-type="float">
            <text:p>-0.006651</text:p>
          </table:table-cell>
          <table:table-cell office:value-type="float" office:value="-0.003848" calcext:value-type="float">
            <text:p>-0.003848</text:p>
          </table:table-cell>
          <table:table-cell office:value-type="float" office:value="-0.005431" calcext:value-type="float">
            <text:p>-0.005431</text:p>
          </table:table-cell>
          <table:table-cell office:value-type="float" office:value="-0.003772" calcext:value-type="float">
            <text:p>-0.003772</text:p>
          </table:table-cell>
          <table:table-cell office:value-type="float" office:value="-0.020667" calcext:value-type="float">
            <text:p>-0.020667</text:p>
          </table:table-cell>
          <table:table-cell office:value-type="string" calcext:value-type="string">
            <text:p>-0.005156</text:p>
          </table:table-cell>
        </table:table-row>
        <table:table-row table:style-name="ro1">
          <table:table-cell office:value-type="float" office:value="1527477055.22122" calcext:value-type="float">
            <text:p>1527477055.22122</text:p>
          </table:table-cell>
          <table:table-cell office:value-type="string" calcext:value-type="string">
            <text:p>PID_y</text:p>
          </table:table-cell>
          <table:table-cell office:value-type="float" office:value="-0.006651" calcext:value-type="float">
            <text:p>-0.006651</text:p>
          </table:table-cell>
          <table:table-cell office:value-type="float" office:value="-0.003848" calcext:value-type="float">
            <text:p>-0.003848</text:p>
          </table:table-cell>
          <table:table-cell office:value-type="float" office:value="-0.005431" calcext:value-type="float">
            <text:p>-0.005431</text:p>
          </table:table-cell>
          <table:table-cell office:value-type="float" office:value="-0.003772" calcext:value-type="float">
            <text:p>-0.003772</text:p>
          </table:table-cell>
          <table:table-cell office:value-type="float" office:value="-0.020667" calcext:value-type="float">
            <text:p>-0.020667</text:p>
          </table:table-cell>
          <table:table-cell office:value-type="string" calcext:value-type="string">
            <text:p>-0.005156</text:p>
          </table:table-cell>
        </table:table-row>
        <table:table-row table:style-name="ro1">
          <table:table-cell office:value-type="float" office:value="1527477055.24165" calcext:value-type="float">
            <text:p>1527477055.24165</text:p>
          </table:table-cell>
          <table:table-cell office:value-type="string" calcext:value-type="string">
            <text:p>PID_x</text:p>
          </table:table-cell>
          <table:table-cell office:value-type="float" office:value="-0.006325" calcext:value-type="float">
            <text:p>-0.006325</text:p>
          </table:table-cell>
          <table:table-cell office:value-type="float" office:value="-0.003882" calcext:value-type="float">
            <text:p>-0.003882</text:p>
          </table:table-cell>
          <table:table-cell office:value-type="float" office:value="-0.005419" calcext:value-type="float">
            <text:p>-0.005419</text:p>
          </table:table-cell>
          <table:table-cell office:value-type="float" office:value="-0.003824" calcext:value-type="float">
            <text:p>-0.003824</text:p>
          </table:table-cell>
          <table:table-cell office:value-type="float" office:value="-0.017812" calcext:value-type="float">
            <text:p>-0.017812</text:p>
          </table:table-cell>
          <table:table-cell office:value-type="string" calcext:value-type="string">
            <text:p>-0.004490</text:p>
          </table:table-cell>
        </table:table-row>
        <table:table-row table:style-name="ro1">
          <table:table-cell office:value-type="float" office:value="1527477055.2417" calcext:value-type="float">
            <text:p>1527477055.2417</text:p>
          </table:table-cell>
          <table:table-cell office:value-type="string" calcext:value-type="string">
            <text:p>PID_y</text:p>
          </table:table-cell>
          <table:table-cell office:value-type="float" office:value="-0.006325" calcext:value-type="float">
            <text:p>-0.006325</text:p>
          </table:table-cell>
          <table:table-cell office:value-type="float" office:value="-0.003882" calcext:value-type="float">
            <text:p>-0.003882</text:p>
          </table:table-cell>
          <table:table-cell office:value-type="float" office:value="-0.005419" calcext:value-type="float">
            <text:p>-0.005419</text:p>
          </table:table-cell>
          <table:table-cell office:value-type="float" office:value="-0.003824" calcext:value-type="float">
            <text:p>-0.003824</text:p>
          </table:table-cell>
          <table:table-cell office:value-type="float" office:value="-0.017812" calcext:value-type="float">
            <text:p>-0.017812</text:p>
          </table:table-cell>
          <table:table-cell office:value-type="string" calcext:value-type="string">
            <text:p>-0.004490</text:p>
          </table:table-cell>
        </table:table-row>
        <table:table-row table:style-name="ro1">
          <table:table-cell office:value-type="float" office:value="1527477055.26119" calcext:value-type="float">
            <text:p>1527477055.26119</text:p>
          </table:table-cell>
          <table:table-cell office:value-type="string" calcext:value-type="string">
            <text:p>PID_x</text:p>
          </table:table-cell>
          <table:table-cell office:value-type="float" office:value="-0.005898" calcext:value-type="float">
            <text:p>-0.005898</text:p>
          </table:table-cell>
          <table:table-cell office:value-type="float" office:value="-0.004058" calcext:value-type="float">
            <text:p>-0.004058</text:p>
          </table:table-cell>
          <table:table-cell office:value-type="float" office:value="-0.005447" calcext:value-type="float">
            <text:p>-0.005447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0.012558" calcext:value-type="float">
            <text:p>-0.012558</text:p>
          </table:table-cell>
          <table:table-cell office:value-type="string" calcext:value-type="string">
            <text:p>-0.005119</text:p>
          </table:table-cell>
        </table:table-row>
        <table:table-row table:style-name="ro1">
          <table:table-cell office:value-type="float" office:value="1527477055.26124" calcext:value-type="float">
            <text:p>1527477055.26124</text:p>
          </table:table-cell>
          <table:table-cell office:value-type="string" calcext:value-type="string">
            <text:p>PID_y</text:p>
          </table:table-cell>
          <table:table-cell office:value-type="float" office:value="-0.005898" calcext:value-type="float">
            <text:p>-0.005898</text:p>
          </table:table-cell>
          <table:table-cell office:value-type="float" office:value="-0.004058" calcext:value-type="float">
            <text:p>-0.004058</text:p>
          </table:table-cell>
          <table:table-cell office:value-type="float" office:value="-0.005447" calcext:value-type="float">
            <text:p>-0.005447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0.012558" calcext:value-type="float">
            <text:p>-0.012558</text:p>
          </table:table-cell>
          <table:table-cell office:value-type="string" calcext:value-type="string">
            <text:p>-0.005119</text:p>
          </table:table-cell>
        </table:table-row>
        <table:table-row table:style-name="ro1">
          <table:table-cell office:value-type="float" office:value="1527477055.28167" calcext:value-type="float">
            <text:p>1527477055.28167</text:p>
          </table:table-cell>
          <table:table-cell office:value-type="string" calcext:value-type="string">
            <text:p>PID_x</text:p>
          </table:table-cell>
          <table:table-cell office:value-type="float" office:value="-0.007019" calcext:value-type="float">
            <text:p>-0.007019</text:p>
          </table:table-cell>
          <table:table-cell office:value-type="float" office:value="-0.004096" calcext:value-type="float">
            <text:p>-0.004096</text:p>
          </table:table-cell>
          <table:table-cell office:value-type="float" office:value="-0.006208" calcext:value-type="float">
            <text:p>-0.006208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-0.016842" calcext:value-type="float">
            <text:p>-0.016842</text:p>
          </table:table-cell>
          <table:table-cell office:value-type="string" calcext:value-type="string">
            <text:p>-0.004970</text:p>
          </table:table-cell>
        </table:table-row>
        <table:table-row table:style-name="ro1">
          <table:table-cell office:value-type="float" office:value="1527477055.28172" calcext:value-type="float">
            <text:p>1527477055.28172</text:p>
          </table:table-cell>
          <table:table-cell office:value-type="string" calcext:value-type="string">
            <text:p>PID_y</text:p>
          </table:table-cell>
          <table:table-cell office:value-type="float" office:value="-0.007019" calcext:value-type="float">
            <text:p>-0.007019</text:p>
          </table:table-cell>
          <table:table-cell office:value-type="float" office:value="-0.004096" calcext:value-type="float">
            <text:p>-0.004096</text:p>
          </table:table-cell>
          <table:table-cell office:value-type="float" office:value="-0.006208" calcext:value-type="float">
            <text:p>-0.006208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-0.016842" calcext:value-type="float">
            <text:p>-0.016842</text:p>
          </table:table-cell>
          <table:table-cell office:value-type="string" calcext:value-type="string">
            <text:p>-0.004970</text:p>
          </table:table-cell>
        </table:table-row>
        <table:table-row table:style-name="ro1">
          <table:table-cell office:value-type="float" office:value="1527477055.30116" calcext:value-type="float">
            <text:p>1527477055.30116</text:p>
          </table:table-cell>
          <table:table-cell office:value-type="string" calcext:value-type="string">
            <text:p>PID_x</text:p>
          </table:table-cell>
          <table:table-cell office:value-type="float" office:value="-0.006643" calcext:value-type="float">
            <text:p>-0.006643</text:p>
          </table:table-cell>
          <table:table-cell office:value-type="float" office:value="-0.004066" calcext:value-type="float">
            <text:p>-0.004066</text:p>
          </table:table-cell>
          <table:table-cell office:value-type="float" office:value="-0.006206" calcext:value-type="float">
            <text:p>-0.0062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237" calcext:value-type="float">
            <text:p>-0.01237</text:p>
          </table:table-cell>
          <table:table-cell office:value-type="string" calcext:value-type="string">
            <text:p>-0.004807</text:p>
          </table:table-cell>
        </table:table-row>
        <table:table-row table:style-name="ro1">
          <table:table-cell office:value-type="float" office:value="1527477055.30121" calcext:value-type="float">
            <text:p>1527477055.30121</text:p>
          </table:table-cell>
          <table:table-cell office:value-type="string" calcext:value-type="string">
            <text:p>PID_y</text:p>
          </table:table-cell>
          <table:table-cell office:value-type="float" office:value="-0.006643" calcext:value-type="float">
            <text:p>-0.006643</text:p>
          </table:table-cell>
          <table:table-cell office:value-type="float" office:value="-0.004066" calcext:value-type="float">
            <text:p>-0.004066</text:p>
          </table:table-cell>
          <table:table-cell office:value-type="float" office:value="-0.006206" calcext:value-type="float">
            <text:p>-0.0062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237" calcext:value-type="float">
            <text:p>-0.01237</text:p>
          </table:table-cell>
          <table:table-cell office:value-type="string" calcext:value-type="string">
            <text:p>-0.004807</text:p>
          </table:table-cell>
        </table:table-row>
        <table:table-row table:style-name="ro1">
          <table:table-cell office:value-type="float" office:value="1527477055.3216" calcext:value-type="float">
            <text:p>1527477055.3216</text:p>
          </table:table-cell>
          <table:table-cell office:value-type="string" calcext:value-type="string">
            <text:p>PID_x</text:p>
          </table:table-cell>
          <table:table-cell office:value-type="float" office:value="-0.00611" calcext:value-type="float">
            <text:p>-0.00611</text:p>
          </table:table-cell>
          <table:table-cell office:value-type="float" office:value="-0.004104" calcext:value-type="float">
            <text:p>-0.004104</text:p>
          </table:table-cell>
          <table:table-cell office:value-type="float" office:value="-0.006016" calcext:value-type="float">
            <text:p>-0.006016</text:p>
          </table:table-cell>
          <table:table-cell office:value-type="float" office:value="-0.004078" calcext:value-type="float">
            <text:p>-0.004078</text:p>
          </table:table-cell>
          <table:table-cell office:value-type="float" office:value="-0.005719" calcext:value-type="float">
            <text:p>-0.005719</text:p>
          </table:table-cell>
          <table:table-cell office:value-type="string" calcext:value-type="string">
            <text:p>-0.003050</text:p>
          </table:table-cell>
        </table:table-row>
        <table:table-row table:style-name="ro1">
          <table:table-cell office:value-type="float" office:value="1527477055.32165" calcext:value-type="float">
            <text:p>1527477055.32165</text:p>
          </table:table-cell>
          <table:table-cell office:value-type="string" calcext:value-type="string">
            <text:p>PID_y</text:p>
          </table:table-cell>
          <table:table-cell office:value-type="float" office:value="-0.00611" calcext:value-type="float">
            <text:p>-0.00611</text:p>
          </table:table-cell>
          <table:table-cell office:value-type="float" office:value="-0.004104" calcext:value-type="float">
            <text:p>-0.004104</text:p>
          </table:table-cell>
          <table:table-cell office:value-type="float" office:value="-0.006016" calcext:value-type="float">
            <text:p>-0.006016</text:p>
          </table:table-cell>
          <table:table-cell office:value-type="float" office:value="-0.004078" calcext:value-type="float">
            <text:p>-0.004078</text:p>
          </table:table-cell>
          <table:table-cell office:value-type="float" office:value="-0.005719" calcext:value-type="float">
            <text:p>-0.005719</text:p>
          </table:table-cell>
          <table:table-cell office:value-type="string" calcext:value-type="string">
            <text:p>-0.003050</text:p>
          </table:table-cell>
        </table:table-row>
        <table:table-row table:style-name="ro1">
          <table:table-cell office:value-type="float" office:value="1527477055.34112" calcext:value-type="float">
            <text:p>1527477055.34112</text:p>
          </table:table-cell>
          <table:table-cell office:value-type="string" calcext:value-type="string">
            <text:p>PID_x</text:p>
          </table:table-cell>
          <table:table-cell office:value-type="float" office:value="-0.006615" calcext:value-type="float">
            <text:p>-0.006615</text:p>
          </table:table-cell>
          <table:table-cell office:value-type="float" office:value="-0.004058" calcext:value-type="float">
            <text:p>-0.004058</text:p>
          </table:table-cell>
          <table:table-cell office:value-type="float" office:value="-0.006363" calcext:value-type="float">
            <text:p>-0.006363</text:p>
          </table:table-cell>
          <table:table-cell office:value-type="float" office:value="-0.004044" calcext:value-type="float">
            <text:p>-0.004044</text:p>
          </table:table-cell>
          <table:table-cell office:value-type="float" office:value="-0.009393" calcext:value-type="float">
            <text:p>-0.009393</text:p>
          </table:table-cell>
          <table:table-cell office:value-type="string" calcext:value-type="string">
            <text:p>-0.002200</text:p>
          </table:table-cell>
        </table:table-row>
        <table:table-row table:style-name="ro1">
          <table:table-cell office:value-type="float" office:value="1527477055.34116" calcext:value-type="float">
            <text:p>1527477055.34116</text:p>
          </table:table-cell>
          <table:table-cell office:value-type="string" calcext:value-type="string">
            <text:p>PID_y</text:p>
          </table:table-cell>
          <table:table-cell office:value-type="float" office:value="-0.006615" calcext:value-type="float">
            <text:p>-0.006615</text:p>
          </table:table-cell>
          <table:table-cell office:value-type="float" office:value="-0.004058" calcext:value-type="float">
            <text:p>-0.004058</text:p>
          </table:table-cell>
          <table:table-cell office:value-type="float" office:value="-0.006363" calcext:value-type="float">
            <text:p>-0.006363</text:p>
          </table:table-cell>
          <table:table-cell office:value-type="float" office:value="-0.004044" calcext:value-type="float">
            <text:p>-0.004044</text:p>
          </table:table-cell>
          <table:table-cell office:value-type="float" office:value="-0.009393" calcext:value-type="float">
            <text:p>-0.009393</text:p>
          </table:table-cell>
          <table:table-cell office:value-type="string" calcext:value-type="string">
            <text:p>-0.002200</text:p>
          </table:table-cell>
        </table:table-row>
        <table:table-row table:style-name="ro1">
          <table:table-cell office:value-type="float" office:value="1527477055.36155" calcext:value-type="float">
            <text:p>1527477055.36155</text:p>
          </table:table-cell>
          <table:table-cell office:value-type="string" calcext:value-type="string">
            <text:p>PID_x</text:p>
          </table:table-cell>
          <table:table-cell office:value-type="float" office:value="-0.006668" calcext:value-type="float">
            <text:p>-0.006668</text:p>
          </table:table-cell>
          <table:table-cell office:value-type="float" office:value="-0.004102" calcext:value-type="float">
            <text:p>-0.004102</text:p>
          </table:table-cell>
          <table:table-cell office:value-type="float" office:value="-0.006408" calcext:value-type="float">
            <text:p>-0.006408</text:p>
          </table:table-cell>
          <table:table-cell office:value-type="float" office:value="-0.004098" calcext:value-type="float">
            <text:p>-0.004098</text:p>
          </table:table-cell>
          <table:table-cell office:value-type="float" office:value="-0.009539" calcext:value-type="float">
            <text:p>-0.009539</text:p>
          </table:table-cell>
          <table:table-cell office:value-type="string" calcext:value-type="string">
            <text:p>-0.001102</text:p>
          </table:table-cell>
        </table:table-row>
        <table:table-row table:style-name="ro1">
          <table:table-cell office:value-type="float" office:value="1527477055.3616" calcext:value-type="float">
            <text:p>1527477055.3616</text:p>
          </table:table-cell>
          <table:table-cell office:value-type="string" calcext:value-type="string">
            <text:p>PID_y</text:p>
          </table:table-cell>
          <table:table-cell office:value-type="float" office:value="-0.006668" calcext:value-type="float">
            <text:p>-0.006668</text:p>
          </table:table-cell>
          <table:table-cell office:value-type="float" office:value="-0.004102" calcext:value-type="float">
            <text:p>-0.004102</text:p>
          </table:table-cell>
          <table:table-cell office:value-type="float" office:value="-0.006408" calcext:value-type="float">
            <text:p>-0.006408</text:p>
          </table:table-cell>
          <table:table-cell office:value-type="float" office:value="-0.004098" calcext:value-type="float">
            <text:p>-0.004098</text:p>
          </table:table-cell>
          <table:table-cell office:value-type="float" office:value="-0.009539" calcext:value-type="float">
            <text:p>-0.009539</text:p>
          </table:table-cell>
          <table:table-cell office:value-type="string" calcext:value-type="string">
            <text:p>-0.001102</text:p>
          </table:table-cell>
        </table:table-row>
        <table:table-row table:style-name="ro1">
          <table:table-cell office:value-type="float" office:value="1527477055.38106" calcext:value-type="float">
            <text:p>1527477055.38106</text:p>
          </table:table-cell>
          <table:table-cell office:value-type="string" calcext:value-type="string">
            <text:p>PID_x</text:p>
          </table:table-cell>
          <table:table-cell office:value-type="float" office:value="-0.006485" calcext:value-type="float">
            <text:p>-0.006485</text:p>
          </table:table-cell>
          <table:table-cell office:value-type="float" office:value="-0.004041" calcext:value-type="float">
            <text:p>-0.004041</text:p>
          </table:table-cell>
          <table:table-cell office:value-type="float" office:value="-0.006464" calcext:value-type="float">
            <text:p>-0.006464</text:p>
          </table:table-cell>
          <table:table-cell office:value-type="float" office:value="-0.004041" calcext:value-type="float">
            <text:p>-0.004041</text:p>
          </table:table-cell>
          <table:table-cell office:value-type="float" office:value="-0.002689" calcext:value-type="float">
            <text:p>-0.002689</text:p>
          </table:table-cell>
          <table:table-cell office:value-type="string" calcext:value-type="string">
            <text:p>-0.000095</text:p>
          </table:table-cell>
        </table:table-row>
        <table:table-row table:style-name="ro1">
          <table:table-cell office:value-type="float" office:value="1527477055.38111" calcext:value-type="float">
            <text:p>1527477055.38111</text:p>
          </table:table-cell>
          <table:table-cell office:value-type="string" calcext:value-type="string">
            <text:p>PID_y</text:p>
          </table:table-cell>
          <table:table-cell office:value-type="float" office:value="-0.006485" calcext:value-type="float">
            <text:p>-0.006485</text:p>
          </table:table-cell>
          <table:table-cell office:value-type="float" office:value="-0.004041" calcext:value-type="float">
            <text:p>-0.004041</text:p>
          </table:table-cell>
          <table:table-cell office:value-type="float" office:value="-0.006464" calcext:value-type="float">
            <text:p>-0.006464</text:p>
          </table:table-cell>
          <table:table-cell office:value-type="float" office:value="-0.004041" calcext:value-type="float">
            <text:p>-0.004041</text:p>
          </table:table-cell>
          <table:table-cell office:value-type="float" office:value="-0.002689" calcext:value-type="float">
            <text:p>-0.002689</text:p>
          </table:table-cell>
          <table:table-cell office:value-type="string" calcext:value-type="string">
            <text:p>-0.000095</text:p>
          </table:table-cell>
        </table:table-row>
        <table:table-row table:style-name="ro1">
          <table:table-cell office:value-type="float" office:value="1527477055.40154" calcext:value-type="float">
            <text:p>1527477055.40154</text:p>
          </table:table-cell>
          <table:table-cell office:value-type="string" calcext:value-type="string">
            <text:p>PID_x</text:p>
          </table:table-cell>
          <table:table-cell office:value-type="float" office:value="-0.006617" calcext:value-type="float">
            <text:p>-0.006617</text:p>
          </table:table-cell>
          <table:table-cell office:value-type="float" office:value="-0.004285" calcext:value-type="float">
            <text:p>-0.004285</text:p>
          </table:table-cell>
          <table:table-cell office:value-type="float" office:value="-0.006576" calcext:value-type="float">
            <text:p>-0.006576</text:p>
          </table:table-cell>
          <table:table-cell office:value-type="float" office:value="-0.004267" calcext:value-type="float">
            <text:p>-0.004267</text:p>
          </table:table-cell>
          <table:table-cell office:value-type="float" office:value="-0.003805" calcext:value-type="float">
            <text:p>-0.003805</text:p>
          </table:table-cell>
          <table:table-cell office:value-type="string" calcext:value-type="string">
            <text:p>-0.002565</text:p>
          </table:table-cell>
        </table:table-row>
        <table:table-row table:style-name="ro1">
          <table:table-cell office:value-type="float" office:value="1527477055.40159" calcext:value-type="float">
            <text:p>1527477055.40159</text:p>
          </table:table-cell>
          <table:table-cell office:value-type="string" calcext:value-type="string">
            <text:p>PID_y</text:p>
          </table:table-cell>
          <table:table-cell office:value-type="float" office:value="-0.006617" calcext:value-type="float">
            <text:p>-0.006617</text:p>
          </table:table-cell>
          <table:table-cell office:value-type="float" office:value="-0.004285" calcext:value-type="float">
            <text:p>-0.004285</text:p>
          </table:table-cell>
          <table:table-cell office:value-type="float" office:value="-0.006576" calcext:value-type="float">
            <text:p>-0.006576</text:p>
          </table:table-cell>
          <table:table-cell office:value-type="float" office:value="-0.004267" calcext:value-type="float">
            <text:p>-0.004267</text:p>
          </table:table-cell>
          <table:table-cell office:value-type="float" office:value="-0.003805" calcext:value-type="float">
            <text:p>-0.003805</text:p>
          </table:table-cell>
          <table:table-cell office:value-type="string" calcext:value-type="string">
            <text:p>-0.002565</text:p>
          </table:table-cell>
        </table:table-row>
        <table:table-row table:style-name="ro1">
          <table:table-cell office:value-type="float" office:value="1527477055.42093" calcext:value-type="float">
            <text:p>1527477055.42093</text:p>
          </table:table-cell>
          <table:table-cell office:value-type="string" calcext:value-type="string">
            <text:p>PID_x</text:p>
          </table:table-cell>
          <table:table-cell office:value-type="float" office:value="-0.007179" calcext:value-type="float">
            <text:p>-0.007179</text:p>
          </table:table-cell>
          <table:table-cell office:value-type="float" office:value="-0.00392" calcext:value-type="float">
            <text:p>-0.00392</text:p>
          </table:table-cell>
          <table:table-cell office:value-type="float" office:value="-0.006931" calcext:value-type="float">
            <text:p>-0.006931</text:p>
          </table:table-cell>
          <table:table-cell office:value-type="float" office:value="-0.003928" calcext:value-type="float">
            <text:p>-0.003928</text:p>
          </table:table-cell>
          <table:table-cell office:value-type="float" office:value="-0.009323" calcext:value-type="float">
            <text:p>-0.009323</text:p>
          </table:table-cell>
          <table:table-cell office:value-type="string" calcext:value-type="string">
            <text:p>0.001686</text:p>
          </table:table-cell>
        </table:table-row>
        <table:table-row table:style-name="ro1">
          <table:table-cell office:value-type="float" office:value="1527477055.42102" calcext:value-type="float">
            <text:p>1527477055.42102</text:p>
          </table:table-cell>
          <table:table-cell office:value-type="string" calcext:value-type="string">
            <text:p>PID_y</text:p>
          </table:table-cell>
          <table:table-cell office:value-type="float" office:value="-0.007179" calcext:value-type="float">
            <text:p>-0.007179</text:p>
          </table:table-cell>
          <table:table-cell office:value-type="float" office:value="-0.00392" calcext:value-type="float">
            <text:p>-0.00392</text:p>
          </table:table-cell>
          <table:table-cell office:value-type="float" office:value="-0.006931" calcext:value-type="float">
            <text:p>-0.006931</text:p>
          </table:table-cell>
          <table:table-cell office:value-type="float" office:value="-0.003928" calcext:value-type="float">
            <text:p>-0.003928</text:p>
          </table:table-cell>
          <table:table-cell office:value-type="float" office:value="-0.009323" calcext:value-type="float">
            <text:p>-0.009323</text:p>
          </table:table-cell>
          <table:table-cell office:value-type="string" calcext:value-type="string">
            <text:p>0.001686</text:p>
          </table:table-cell>
        </table:table-row>
        <table:table-row table:style-name="ro1">
          <table:table-cell office:value-type="float" office:value="1527477055.44144" calcext:value-type="float">
            <text:p>1527477055.44144</text:p>
          </table:table-cell>
          <table:table-cell office:value-type="string" calcext:value-type="string">
            <text:p>PID_x</text:p>
          </table:table-cell>
          <table:table-cell office:value-type="float" office:value="-0.006727" calcext:value-type="float">
            <text:p>-0.006727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-0.006693" calcext:value-type="float">
            <text:p>-0.006693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-0.003452" calcext:value-type="float">
            <text:p>-0.003452</text:p>
          </table:table-cell>
          <table:table-cell office:value-type="string" calcext:value-type="string">
            <text:p>0.000404</text:p>
          </table:table-cell>
        </table:table-row>
        <table:table-row table:style-name="ro1">
          <table:table-cell office:value-type="float" office:value="1527477055.44149" calcext:value-type="float">
            <text:p>1527477055.44149</text:p>
          </table:table-cell>
          <table:table-cell office:value-type="string" calcext:value-type="string">
            <text:p>PID_y</text:p>
          </table:table-cell>
          <table:table-cell office:value-type="float" office:value="-0.006727" calcext:value-type="float">
            <text:p>-0.006727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-0.006693" calcext:value-type="float">
            <text:p>-0.006693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-0.003452" calcext:value-type="float">
            <text:p>-0.003452</text:p>
          </table:table-cell>
          <table:table-cell office:value-type="string" calcext:value-type="string">
            <text:p>0.000404</text:p>
          </table:table-cell>
        </table:table-row>
        <table:table-row table:style-name="ro1">
          <table:table-cell office:value-type="float" office:value="1527477055.4609" calcext:value-type="float">
            <text:p>1527477055.4609</text:p>
          </table:table-cell>
          <table:table-cell office:value-type="string" calcext:value-type="string">
            <text:p>PID_x</text:p>
          </table:table-cell>
          <table:table-cell office:value-type="float" office:value="-0.006789" calcext:value-type="float">
            <text:p>-0.006789</text:p>
          </table:table-cell>
          <table:table-cell office:value-type="float" office:value="-0.004191" calcext:value-type="float">
            <text:p>-0.004191</text:p>
          </table:table-cell>
          <table:table-cell office:value-type="float" office:value="-0.006752" calcext:value-type="float">
            <text:p>-0.006752</text:p>
          </table:table-cell>
          <table:table-cell office:value-type="float" office:value="-0.004189" calcext:value-type="float">
            <text:p>-0.004189</text:p>
          </table:table-cell>
          <table:table-cell office:value-type="float" office:value="-0.003614" calcext:value-type="float">
            <text:p>-0.003614</text:p>
          </table:table-cell>
          <table:table-cell office:value-type="string" calcext:value-type="string">
            <text:p>-0.000756</text:p>
          </table:table-cell>
        </table:table-row>
        <table:table-row table:style-name="ro1">
          <table:table-cell office:value-type="float" office:value="1527477055.46095" calcext:value-type="float">
            <text:p>1527477055.46095</text:p>
          </table:table-cell>
          <table:table-cell office:value-type="string" calcext:value-type="string">
            <text:p>PID_y</text:p>
          </table:table-cell>
          <table:table-cell office:value-type="float" office:value="-0.006789" calcext:value-type="float">
            <text:p>-0.006789</text:p>
          </table:table-cell>
          <table:table-cell office:value-type="float" office:value="-0.004191" calcext:value-type="float">
            <text:p>-0.004191</text:p>
          </table:table-cell>
          <table:table-cell office:value-type="float" office:value="-0.006752" calcext:value-type="float">
            <text:p>-0.006752</text:p>
          </table:table-cell>
          <table:table-cell office:value-type="float" office:value="-0.004189" calcext:value-type="float">
            <text:p>-0.004189</text:p>
          </table:table-cell>
          <table:table-cell office:value-type="float" office:value="-0.003614" calcext:value-type="float">
            <text:p>-0.003614</text:p>
          </table:table-cell>
          <table:table-cell office:value-type="string" calcext:value-type="string">
            <text:p>-0.000756</text:p>
          </table:table-cell>
        </table:table-row>
        <table:table-row table:style-name="ro1">
          <table:table-cell office:value-type="float" office:value="1527477055.48149" calcext:value-type="float">
            <text:p>1527477055.48149</text:p>
          </table:table-cell>
          <table:table-cell office:value-type="string" calcext:value-type="string">
            <text:p>PID_x</text:p>
          </table:table-cell>
          <table:table-cell office:value-type="float" office:value="-0.006624" calcext:value-type="float">
            <text:p>-0.006624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0.006616" calcext:value-type="float">
            <text:p>-0.006616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-0.001714" calcext:value-type="float">
            <text:p>-0.001714</text:p>
          </table:table-cell>
          <table:table-cell office:value-type="string" calcext:value-type="string">
            <text:p>0.000435</text:p>
          </table:table-cell>
        </table:table-row>
        <table:table-row table:style-name="ro1">
          <table:table-cell office:value-type="float" office:value="1527477055.48155" calcext:value-type="float">
            <text:p>1527477055.48155</text:p>
          </table:table-cell>
          <table:table-cell office:value-type="string" calcext:value-type="string">
            <text:p>PID_y</text:p>
          </table:table-cell>
          <table:table-cell office:value-type="float" office:value="-0.006624" calcext:value-type="float">
            <text:p>-0.006624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0.006616" calcext:value-type="float">
            <text:p>-0.006616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-0.001714" calcext:value-type="float">
            <text:p>-0.001714</text:p>
          </table:table-cell>
          <table:table-cell office:value-type="string" calcext:value-type="string">
            <text:p>0.000435</text:p>
          </table:table-cell>
        </table:table-row>
        <table:table-row table:style-name="ro1">
          <table:table-cell office:value-type="float" office:value="1527477055.50104" calcext:value-type="float">
            <text:p>1527477055.50104</text:p>
          </table:table-cell>
          <table:table-cell office:value-type="string" calcext:value-type="string">
            <text:p>PID_x</text:p>
          </table:table-cell>
          <table:table-cell office:value-type="float" office:value="-0.006739" calcext:value-type="float">
            <text:p>-0.006739</text:p>
          </table:table-cell>
          <table:table-cell office:value-type="float" office:value="-0.003748" calcext:value-type="float">
            <text:p>-0.003748</text:p>
          </table:table-cell>
          <table:table-cell office:value-type="float" office:value="-0.00673" calcext:value-type="float">
            <text:p>-0.00673</text:p>
          </table:table-cell>
          <table:table-cell office:value-type="float" office:value="-0.003809" calcext:value-type="float">
            <text:p>-0.003809</text:p>
          </table:table-cell>
          <table:table-cell office:value-type="float" office:value="-0.00179" calcext:value-type="float">
            <text:p>-0.00179</text:p>
          </table:table-cell>
          <table:table-cell office:value-type="string" calcext:value-type="string">
            <text:p>0.004648</text:p>
          </table:table-cell>
        </table:table-row>
        <table:table-row table:style-name="ro1">
          <table:table-cell office:value-type="float" office:value="1527477055.50109" calcext:value-type="float">
            <text:p>1527477055.50109</text:p>
          </table:table-cell>
          <table:table-cell office:value-type="string" calcext:value-type="string">
            <text:p>PID_y</text:p>
          </table:table-cell>
          <table:table-cell office:value-type="float" office:value="-0.006739" calcext:value-type="float">
            <text:p>-0.006739</text:p>
          </table:table-cell>
          <table:table-cell office:value-type="float" office:value="-0.003748" calcext:value-type="float">
            <text:p>-0.003748</text:p>
          </table:table-cell>
          <table:table-cell office:value-type="float" office:value="-0.00673" calcext:value-type="float">
            <text:p>-0.00673</text:p>
          </table:table-cell>
          <table:table-cell office:value-type="float" office:value="-0.003809" calcext:value-type="float">
            <text:p>-0.003809</text:p>
          </table:table-cell>
          <table:table-cell office:value-type="float" office:value="-0.00179" calcext:value-type="float">
            <text:p>-0.00179</text:p>
          </table:table-cell>
          <table:table-cell office:value-type="string" calcext:value-type="string">
            <text:p>0.004648</text:p>
          </table:table-cell>
        </table:table-row>
        <table:table-row table:style-name="ro1">
          <table:table-cell office:value-type="float" office:value="1527477055.5216" calcext:value-type="float">
            <text:p>1527477055.5216</text:p>
          </table:table-cell>
          <table:table-cell office:value-type="string" calcext:value-type="string">
            <text:p>PID_x</text:p>
          </table:table-cell>
          <table:table-cell office:value-type="float" office:value="-0.007129" calcext:value-type="float">
            <text:p>-0.00712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0.007119" calcext:value-type="float">
            <text:p>-0.00711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0.00191" calcext:value-type="float">
            <text:p>-0.00191</text:p>
          </table:table-cell>
          <table:table-cell office:value-type="string" calcext:value-type="string">
            <text:p>-0.000142</text:p>
          </table:table-cell>
        </table:table-row>
        <table:table-row table:style-name="ro1">
          <table:table-cell office:value-type="float" office:value="1527477055.52165" calcext:value-type="float">
            <text:p>1527477055.52165</text:p>
          </table:table-cell>
          <table:table-cell office:value-type="string" calcext:value-type="string">
            <text:p>PID_y</text:p>
          </table:table-cell>
          <table:table-cell office:value-type="float" office:value="-0.007129" calcext:value-type="float">
            <text:p>-0.00712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0.007119" calcext:value-type="float">
            <text:p>-0.00711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0.00191" calcext:value-type="float">
            <text:p>-0.00191</text:p>
          </table:table-cell>
          <table:table-cell office:value-type="string" calcext:value-type="string">
            <text:p>-0.000142</text:p>
          </table:table-cell>
        </table:table-row>
        <table:table-row table:style-name="ro1">
          <table:table-cell office:value-type="float" office:value="1527477055.54109" calcext:value-type="float">
            <text:p>1527477055.54109</text:p>
          </table:table-cell>
          <table:table-cell office:value-type="string" calcext:value-type="string">
            <text:p>PID_x</text:p>
          </table:table-cell>
          <table:table-cell office:value-type="float" office:value="-0.006952" calcext:value-type="float">
            <text:p>-0.006952</text:p>
          </table:table-cell>
          <table:table-cell office:value-type="float" office:value="-0.00347" calcext:value-type="float">
            <text:p>-0.00347</text:p>
          </table:table-cell>
          <table:table-cell office:value-type="float" office:value="-0.006936" calcext:value-type="float">
            <text:p>-0.006936</text:p>
          </table:table-cell>
          <table:table-cell office:value-type="float" office:value="-0.00354" calcext:value-type="float">
            <text:p>-0.00354</text:p>
          </table:table-cell>
          <table:table-cell office:value-type="float" office:value="-0.002351" calcext:value-type="float">
            <text:p>-0.002351</text:p>
          </table:table-cell>
          <table:table-cell office:value-type="string" calcext:value-type="string">
            <text:p>0.004949</text:p>
          </table:table-cell>
        </table:table-row>
        <table:table-row table:style-name="ro1">
          <table:table-cell office:value-type="float" office:value="1527477055.54114" calcext:value-type="float">
            <text:p>1527477055.54114</text:p>
          </table:table-cell>
          <table:table-cell office:value-type="string" calcext:value-type="string">
            <text:p>PID_y</text:p>
          </table:table-cell>
          <table:table-cell office:value-type="float" office:value="-0.006952" calcext:value-type="float">
            <text:p>-0.006952</text:p>
          </table:table-cell>
          <table:table-cell office:value-type="float" office:value="-0.00347" calcext:value-type="float">
            <text:p>-0.00347</text:p>
          </table:table-cell>
          <table:table-cell office:value-type="float" office:value="-0.006936" calcext:value-type="float">
            <text:p>-0.006936</text:p>
          </table:table-cell>
          <table:table-cell office:value-type="float" office:value="-0.00354" calcext:value-type="float">
            <text:p>-0.00354</text:p>
          </table:table-cell>
          <table:table-cell office:value-type="float" office:value="-0.002351" calcext:value-type="float">
            <text:p>-0.002351</text:p>
          </table:table-cell>
          <table:table-cell office:value-type="string" calcext:value-type="string">
            <text:p>0.004949</text:p>
          </table:table-cell>
        </table:table-row>
        <table:table-row table:style-name="ro1">
          <table:table-cell office:value-type="float" office:value="1527477055.56151" calcext:value-type="float">
            <text:p>1527477055.56151</text:p>
          </table:table-cell>
          <table:table-cell office:value-type="string" calcext:value-type="string">
            <text:p>PID_x</text:p>
          </table:table-cell>
          <table:table-cell office:value-type="float" office:value="-0.006664" calcext:value-type="float">
            <text:p>-0.006664</text:p>
          </table:table-cell>
          <table:table-cell office:value-type="float" office:value="-0.003502" calcext:value-type="float">
            <text:p>-0.003502</text:p>
          </table:table-cell>
          <table:table-cell office:value-type="float" office:value="-0.006667" calcext:value-type="float">
            <text:p>-0.006667</text:p>
          </table:table-cell>
          <table:table-cell office:value-type="float" office:value="-0.003605" calcext:value-type="float">
            <text:p>-0.003605</text:p>
          </table:table-cell>
          <table:table-cell office:value-type="float" office:value="0.000887" calcext:value-type="float">
            <text:p>0.000887</text:p>
          </table:table-cell>
          <table:table-cell office:value-type="string" calcext:value-type="string">
            <text:p>0.005997</text:p>
          </table:table-cell>
        </table:table-row>
        <table:table-row table:style-name="ro1">
          <table:table-cell office:value-type="float" office:value="1527477055.56155" calcext:value-type="float">
            <text:p>1527477055.56155</text:p>
          </table:table-cell>
          <table:table-cell office:value-type="string" calcext:value-type="string">
            <text:p>PID_y</text:p>
          </table:table-cell>
          <table:table-cell office:value-type="float" office:value="-0.006664" calcext:value-type="float">
            <text:p>-0.006664</text:p>
          </table:table-cell>
          <table:table-cell office:value-type="float" office:value="-0.003502" calcext:value-type="float">
            <text:p>-0.003502</text:p>
          </table:table-cell>
          <table:table-cell office:value-type="float" office:value="-0.006667" calcext:value-type="float">
            <text:p>-0.006667</text:p>
          </table:table-cell>
          <table:table-cell office:value-type="float" office:value="-0.003605" calcext:value-type="float">
            <text:p>-0.003605</text:p>
          </table:table-cell>
          <table:table-cell office:value-type="float" office:value="0.000887" calcext:value-type="float">
            <text:p>0.000887</text:p>
          </table:table-cell>
          <table:table-cell office:value-type="string" calcext:value-type="string">
            <text:p>0.005997</text:p>
          </table:table-cell>
        </table:table-row>
        <table:table-row table:style-name="ro1">
          <table:table-cell office:value-type="float" office:value="1527477055.58099" calcext:value-type="float">
            <text:p>1527477055.58099</text:p>
          </table:table-cell>
          <table:table-cell office:value-type="string" calcext:value-type="string">
            <text:p>PID_x</text:p>
          </table:table-cell>
          <table:table-cell office:value-type="float" office:value="-0.00702" calcext:value-type="float">
            <text:p>-0.00702</text:p>
          </table:table-cell>
          <table:table-cell office:value-type="float" office:value="-0.003222" calcext:value-type="float">
            <text:p>-0.003222</text:p>
          </table:table-cell>
          <table:table-cell office:value-type="float" office:value="-0.006981" calcext:value-type="float">
            <text:p>-0.006981</text:p>
          </table:table-cell>
          <table:table-cell office:value-type="float" office:value="-0.003354" calcext:value-type="float">
            <text:p>-0.003354</text:p>
          </table:table-cell>
          <table:table-cell office:value-type="float" office:value="-0.003662" calcext:value-type="float">
            <text:p>-0.003662</text:p>
          </table:table-cell>
          <table:table-cell office:value-type="string" calcext:value-type="string">
            <text:p>0.006788</text:p>
          </table:table-cell>
        </table:table-row>
        <table:table-row table:style-name="ro1">
          <table:table-cell office:value-type="float" office:value="1527477055.58102" calcext:value-type="float">
            <text:p>1527477055.58102</text:p>
          </table:table-cell>
          <table:table-cell office:value-type="string" calcext:value-type="string">
            <text:p>PID_y</text:p>
          </table:table-cell>
          <table:table-cell office:value-type="float" office:value="-0.00702" calcext:value-type="float">
            <text:p>-0.00702</text:p>
          </table:table-cell>
          <table:table-cell office:value-type="float" office:value="-0.003222" calcext:value-type="float">
            <text:p>-0.003222</text:p>
          </table:table-cell>
          <table:table-cell office:value-type="float" office:value="-0.006981" calcext:value-type="float">
            <text:p>-0.006981</text:p>
          </table:table-cell>
          <table:table-cell office:value-type="float" office:value="-0.003354" calcext:value-type="float">
            <text:p>-0.003354</text:p>
          </table:table-cell>
          <table:table-cell office:value-type="float" office:value="-0.003662" calcext:value-type="float">
            <text:p>-0.003662</text:p>
          </table:table-cell>
          <table:table-cell office:value-type="string" calcext:value-type="string">
            <text:p>0.006788</text:p>
          </table:table-cell>
        </table:table-row>
        <table:table-row table:style-name="ro1">
          <table:table-cell office:value-type="float" office:value="1527477055.60135" calcext:value-type="float">
            <text:p>1527477055.60135</text:p>
          </table:table-cell>
          <table:table-cell office:value-type="string" calcext:value-type="string">
            <text:p>PID_x</text:p>
          </table:table-cell>
          <table:table-cell office:value-type="float" office:value="-0.006832" calcext:value-type="float">
            <text:p>-0.006832</text:p>
          </table:table-cell>
          <table:table-cell office:value-type="float" office:value="-0.002916" calcext:value-type="float">
            <text:p>-0.002916</text:p>
          </table:table-cell>
          <table:table-cell office:value-type="float" office:value="-0.006829" calcext:value-type="float">
            <text:p>-0.006829</text:p>
          </table:table-cell>
          <table:table-cell office:value-type="float" office:value="-0.003077" calcext:value-type="float">
            <text:p>-0.003077</text:p>
          </table:table-cell>
          <table:table-cell office:value-type="float" office:value="-0.000998" calcext:value-type="float">
            <text:p>-0.000998</text:p>
          </table:table-cell>
          <table:table-cell office:value-type="string" calcext:value-type="string">
            <text:p>0.007505</text:p>
          </table:table-cell>
        </table:table-row>
        <table:table-row table:style-name="ro1">
          <table:table-cell office:value-type="float" office:value="1527477055.60139" calcext:value-type="float">
            <text:p>1527477055.60139</text:p>
          </table:table-cell>
          <table:table-cell office:value-type="string" calcext:value-type="string">
            <text:p>PID_y</text:p>
          </table:table-cell>
          <table:table-cell office:value-type="float" office:value="-0.006832" calcext:value-type="float">
            <text:p>-0.006832</text:p>
          </table:table-cell>
          <table:table-cell office:value-type="float" office:value="-0.002916" calcext:value-type="float">
            <text:p>-0.002916</text:p>
          </table:table-cell>
          <table:table-cell office:value-type="float" office:value="-0.006829" calcext:value-type="float">
            <text:p>-0.006829</text:p>
          </table:table-cell>
          <table:table-cell office:value-type="float" office:value="-0.003077" calcext:value-type="float">
            <text:p>-0.003077</text:p>
          </table:table-cell>
          <table:table-cell office:value-type="float" office:value="-0.000998" calcext:value-type="float">
            <text:p>-0.000998</text:p>
          </table:table-cell>
          <table:table-cell office:value-type="string" calcext:value-type="string">
            <text:p>0.007505</text:p>
          </table:table-cell>
        </table:table-row>
        <table:table-row table:style-name="ro1">
          <table:table-cell office:value-type="float" office:value="1527477055.62065" calcext:value-type="float">
            <text:p>1527477055.62065</text:p>
          </table:table-cell>
          <table:table-cell office:value-type="string" calcext:value-type="string">
            <text:p>PID_x</text:p>
          </table:table-cell>
          <table:table-cell office:value-type="float" office:value="-0.006264" calcext:value-type="float">
            <text:p>-0.006264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-0.00641" calcext:value-type="float">
            <text:p>-0.00641</text:p>
          </table:table-cell>
          <table:table-cell office:value-type="float" office:value="-0.003299" calcext:value-type="float">
            <text:p>-0.003299</text:p>
          </table:table-cell>
          <table:table-cell office:value-type="float" office:value="0.007134" calcext:value-type="float">
            <text:p>0.007134</text:p>
          </table:table-cell>
          <table:table-cell office:value-type="string" calcext:value-type="string">
            <text:p>0.006500</text:p>
          </table:table-cell>
        </table:table-row>
        <table:table-row table:style-name="ro1">
          <table:table-cell office:value-type="float" office:value="1527477055.62071" calcext:value-type="float">
            <text:p>1527477055.62071</text:p>
          </table:table-cell>
          <table:table-cell office:value-type="string" calcext:value-type="string">
            <text:p>PID_y</text:p>
          </table:table-cell>
          <table:table-cell office:value-type="float" office:value="-0.006264" calcext:value-type="float">
            <text:p>-0.006264</text:p>
          </table:table-cell>
          <table:table-cell office:value-type="float" office:value="-0.003178" calcext:value-type="float">
            <text:p>-0.003178</text:p>
          </table:table-cell>
          <table:table-cell office:value-type="float" office:value="-0.00641" calcext:value-type="float">
            <text:p>-0.00641</text:p>
          </table:table-cell>
          <table:table-cell office:value-type="float" office:value="-0.003299" calcext:value-type="float">
            <text:p>-0.003299</text:p>
          </table:table-cell>
          <table:table-cell office:value-type="float" office:value="0.007134" calcext:value-type="float">
            <text:p>0.007134</text:p>
          </table:table-cell>
          <table:table-cell office:value-type="string" calcext:value-type="string">
            <text:p>0.006500</text:p>
          </table:table-cell>
        </table:table-row>
        <table:table-row table:style-name="ro1">
          <table:table-cell office:value-type="float" office:value="1527477055.64124" calcext:value-type="float">
            <text:p>1527477055.64124</text:p>
          </table:table-cell>
          <table:table-cell office:value-type="string" calcext:value-type="string">
            <text:p>PID_x</text:p>
          </table:table-cell>
          <table:table-cell office:value-type="float" office:value="-0.006689" calcext:value-type="float">
            <text:p>-0.006689</text:p>
          </table:table-cell>
          <table:table-cell office:value-type="float" office:value="-0.003093" calcext:value-type="float">
            <text:p>-0.003093</text:p>
          </table:table-cell>
          <table:table-cell office:value-type="float" office:value="-0.006705" calcext:value-type="float">
            <text:p>-0.006705</text:p>
          </table:table-cell>
          <table:table-cell office:value-type="float" office:value="-0.003137" calcext:value-type="float">
            <text:p>-0.003137</text:p>
          </table:table-cell>
          <table:table-cell office:value-type="float" office:value="0.002376" calcext:value-type="float">
            <text:p>0.002376</text:p>
          </table:table-cell>
          <table:table-cell office:value-type="string" calcext:value-type="string">
            <text:p>0.003928</text:p>
          </table:table-cell>
        </table:table-row>
        <table:table-row table:style-name="ro1">
          <table:table-cell office:value-type="float" office:value="1527477055.64132" calcext:value-type="float">
            <text:p>1527477055.64132</text:p>
          </table:table-cell>
          <table:table-cell office:value-type="string" calcext:value-type="string">
            <text:p>PID_y</text:p>
          </table:table-cell>
          <table:table-cell office:value-type="float" office:value="-0.006689" calcext:value-type="float">
            <text:p>-0.006689</text:p>
          </table:table-cell>
          <table:table-cell office:value-type="float" office:value="-0.003093" calcext:value-type="float">
            <text:p>-0.003093</text:p>
          </table:table-cell>
          <table:table-cell office:value-type="float" office:value="-0.006705" calcext:value-type="float">
            <text:p>-0.006705</text:p>
          </table:table-cell>
          <table:table-cell office:value-type="float" office:value="-0.003137" calcext:value-type="float">
            <text:p>-0.003137</text:p>
          </table:table-cell>
          <table:table-cell office:value-type="float" office:value="0.002376" calcext:value-type="float">
            <text:p>0.002376</text:p>
          </table:table-cell>
          <table:table-cell office:value-type="string" calcext:value-type="string">
            <text:p>0.003928</text:p>
          </table:table-cell>
        </table:table-row>
        <table:table-row table:style-name="ro1">
          <table:table-cell office:value-type="float" office:value="1527477055.66068" calcext:value-type="float">
            <text:p>1527477055.66068</text:p>
          </table:table-cell>
          <table:table-cell office:value-type="string" calcext:value-type="string">
            <text:p>PID_x</text:p>
          </table:table-cell>
          <table:table-cell office:value-type="float" office:value="-0.006013" calcext:value-type="float">
            <text:p>-0.006013</text:p>
          </table:table-cell>
          <table:table-cell office:value-type="float" office:value="-0.00265" calcext:value-type="float">
            <text:p>-0.00265</text:p>
          </table:table-cell>
          <table:table-cell office:value-type="float" office:value="-0.006111" calcext:value-type="float">
            <text:p>-0.006111</text:p>
          </table:table-cell>
          <table:table-cell office:value-type="float" office:value="-0.002823" calcext:value-type="float">
            <text:p>-0.002823</text:p>
          </table:table-cell>
          <table:table-cell office:value-type="float" office:value="0.005848" calcext:value-type="float">
            <text:p>0.005848</text:p>
          </table:table-cell>
          <table:table-cell office:value-type="string" calcext:value-type="string">
            <text:p>0.007790</text:p>
          </table:table-cell>
        </table:table-row>
        <table:table-row table:style-name="ro1">
          <table:table-cell office:value-type="float" office:value="1527477055.66075" calcext:value-type="float">
            <text:p>1527477055.66075</text:p>
          </table:table-cell>
          <table:table-cell office:value-type="string" calcext:value-type="string">
            <text:p>PID_y</text:p>
          </table:table-cell>
          <table:table-cell office:value-type="float" office:value="-0.006013" calcext:value-type="float">
            <text:p>-0.006013</text:p>
          </table:table-cell>
          <table:table-cell office:value-type="float" office:value="-0.00265" calcext:value-type="float">
            <text:p>-0.00265</text:p>
          </table:table-cell>
          <table:table-cell office:value-type="float" office:value="-0.006111" calcext:value-type="float">
            <text:p>-0.006111</text:p>
          </table:table-cell>
          <table:table-cell office:value-type="float" office:value="-0.002823" calcext:value-type="float">
            <text:p>-0.002823</text:p>
          </table:table-cell>
          <table:table-cell office:value-type="float" office:value="0.005848" calcext:value-type="float">
            <text:p>0.005848</text:p>
          </table:table-cell>
          <table:table-cell office:value-type="string" calcext:value-type="string">
            <text:p>0.007790</text:p>
          </table:table-cell>
        </table:table-row>
        <table:table-row table:style-name="ro1">
          <table:table-cell office:value-type="float" office:value="1527477055.68128" calcext:value-type="float">
            <text:p>1527477055.68128</text:p>
          </table:table-cell>
          <table:table-cell office:value-type="string" calcext:value-type="string">
            <text:p>PID_x</text:p>
          </table:table-cell>
          <table:table-cell office:value-type="float" office:value="-0.005668" calcext:value-type="float">
            <text:p>-0.005668</text:p>
          </table:table-cell>
          <table:table-cell office:value-type="float" office:value="-0.002586" calcext:value-type="float">
            <text:p>-0.002586</text:p>
          </table:table-cell>
          <table:table-cell office:value-type="float" office:value="-0.005976" calcext:value-type="float">
            <text:p>-0.005976</text:p>
          </table:table-cell>
          <table:table-cell office:value-type="float" office:value="-0.002703" calcext:value-type="float">
            <text:p>-0.002703</text:p>
          </table:table-cell>
          <table:table-cell office:value-type="float" office:value="0.010387" calcext:value-type="float">
            <text:p>0.010387</text:p>
          </table:table-cell>
          <table:table-cell office:value-type="string" calcext:value-type="string">
            <text:p>0.006385</text:p>
          </table:table-cell>
        </table:table-row>
        <table:table-row table:style-name="ro1">
          <table:table-cell office:value-type="float" office:value="1527477055.68134" calcext:value-type="float">
            <text:p>1527477055.68134</text:p>
          </table:table-cell>
          <table:table-cell office:value-type="string" calcext:value-type="string">
            <text:p>PID_y</text:p>
          </table:table-cell>
          <table:table-cell office:value-type="float" office:value="-0.005668" calcext:value-type="float">
            <text:p>-0.005668</text:p>
          </table:table-cell>
          <table:table-cell office:value-type="float" office:value="-0.002586" calcext:value-type="float">
            <text:p>-0.002586</text:p>
          </table:table-cell>
          <table:table-cell office:value-type="float" office:value="-0.005976" calcext:value-type="float">
            <text:p>-0.005976</text:p>
          </table:table-cell>
          <table:table-cell office:value-type="float" office:value="-0.002703" calcext:value-type="float">
            <text:p>-0.002703</text:p>
          </table:table-cell>
          <table:table-cell office:value-type="float" office:value="0.010387" calcext:value-type="float">
            <text:p>0.010387</text:p>
          </table:table-cell>
          <table:table-cell office:value-type="string" calcext:value-type="string">
            <text:p>0.006385</text:p>
          </table:table-cell>
        </table:table-row>
        <table:table-row table:style-name="ro1">
          <table:table-cell office:value-type="float" office:value="1527477055.7007" calcext:value-type="float">
            <text:p>1527477055.7007</text:p>
          </table:table-cell>
          <table:table-cell office:value-type="string" calcext:value-type="string">
            <text:p>PID_x</text:p>
          </table:table-cell>
          <table:table-cell office:value-type="float" office:value="-0.00616" calcext:value-type="float">
            <text:p>-0.00616</text:p>
          </table:table-cell>
          <table:table-cell office:value-type="float" office:value="-0.002419" calcext:value-type="float">
            <text:p>-0.002419</text:p>
          </table:table-cell>
          <table:table-cell office:value-type="float" office:value="-0.006261" calcext:value-type="float">
            <text:p>-0.006261</text:p>
          </table:table-cell>
          <table:table-cell office:value-type="float" office:value="-0.00251" calcext:value-type="float">
            <text:p>-0.00251</text:p>
          </table:table-cell>
          <table:table-cell office:value-type="float" office:value="0.005952" calcext:value-type="float">
            <text:p>0.005952</text:p>
          </table:table-cell>
          <table:table-cell office:value-type="string" calcext:value-type="string">
            <text:p>0.005644</text:p>
          </table:table-cell>
        </table:table-row>
        <table:table-row table:style-name="ro1">
          <table:table-cell office:value-type="float" office:value="1527477055.70076" calcext:value-type="float">
            <text:p>1527477055.70076</text:p>
          </table:table-cell>
          <table:table-cell office:value-type="string" calcext:value-type="string">
            <text:p>PID_y</text:p>
          </table:table-cell>
          <table:table-cell office:value-type="float" office:value="-0.00616" calcext:value-type="float">
            <text:p>-0.00616</text:p>
          </table:table-cell>
          <table:table-cell office:value-type="float" office:value="-0.002419" calcext:value-type="float">
            <text:p>-0.002419</text:p>
          </table:table-cell>
          <table:table-cell office:value-type="float" office:value="-0.006261" calcext:value-type="float">
            <text:p>-0.006261</text:p>
          </table:table-cell>
          <table:table-cell office:value-type="float" office:value="-0.00251" calcext:value-type="float">
            <text:p>-0.00251</text:p>
          </table:table-cell>
          <table:table-cell office:value-type="float" office:value="0.005952" calcext:value-type="float">
            <text:p>0.005952</text:p>
          </table:table-cell>
          <table:table-cell office:value-type="string" calcext:value-type="string">
            <text:p>0.005644</text:p>
          </table:table-cell>
        </table:table-row>
        <table:table-row table:style-name="ro1">
          <table:table-cell office:value-type="float" office:value="1527477055.72132" calcext:value-type="float">
            <text:p>1527477055.72132</text:p>
          </table:table-cell>
          <table:table-cell office:value-type="string" calcext:value-type="string">
            <text:p>PID_x</text:p>
          </table:table-cell>
          <table:table-cell office:value-type="float" office:value="-0.005751" calcext:value-type="float">
            <text:p>-0.005751</text:p>
          </table:table-cell>
          <table:table-cell office:value-type="float" office:value="-0.001743" calcext:value-type="float">
            <text:p>-0.001743</text:p>
          </table:table-cell>
          <table:table-cell office:value-type="float" office:value="-0.005842" calcext:value-type="float">
            <text:p>-0.005842</text:p>
          </table:table-cell>
          <table:table-cell office:value-type="float" office:value="-0.00213" calcext:value-type="float">
            <text:p>-0.00213</text:p>
          </table:table-cell>
          <table:table-cell office:value-type="float" office:value="0.005665" calcext:value-type="float">
            <text:p>0.005665</text:p>
          </table:table-cell>
          <table:table-cell office:value-type="string" calcext:value-type="string">
            <text:p>0.011641</text:p>
          </table:table-cell>
        </table:table-row>
        <table:table-row table:style-name="ro1">
          <table:table-cell office:value-type="float" office:value="1527477055.72138" calcext:value-type="float">
            <text:p>1527477055.72138</text:p>
          </table:table-cell>
          <table:table-cell office:value-type="string" calcext:value-type="string">
            <text:p>PID_y</text:p>
          </table:table-cell>
          <table:table-cell office:value-type="float" office:value="-0.005751" calcext:value-type="float">
            <text:p>-0.005751</text:p>
          </table:table-cell>
          <table:table-cell office:value-type="float" office:value="-0.001743" calcext:value-type="float">
            <text:p>-0.001743</text:p>
          </table:table-cell>
          <table:table-cell office:value-type="float" office:value="-0.005842" calcext:value-type="float">
            <text:p>-0.005842</text:p>
          </table:table-cell>
          <table:table-cell office:value-type="float" office:value="-0.00213" calcext:value-type="float">
            <text:p>-0.00213</text:p>
          </table:table-cell>
          <table:table-cell office:value-type="float" office:value="0.005665" calcext:value-type="float">
            <text:p>0.005665</text:p>
          </table:table-cell>
          <table:table-cell office:value-type="string" calcext:value-type="string">
            <text:p>0.011641</text:p>
          </table:table-cell>
        </table:table-row>
        <table:table-row table:style-name="ro1">
          <table:table-cell office:value-type="float" office:value="1527477055.74077" calcext:value-type="float">
            <text:p>1527477055.74077</text:p>
          </table:table-cell>
          <table:table-cell office:value-type="string" calcext:value-type="string">
            <text:p>PID_x</text:p>
          </table:table-cell>
          <table:table-cell office:value-type="float" office:value="-0.005851" calcext:value-type="float">
            <text:p>-0.005851</text:p>
          </table:table-cell>
          <table:table-cell office:value-type="float" office:value="-0.001833" calcext:value-type="float">
            <text:p>-0.001833</text:p>
          </table:table-cell>
          <table:table-cell office:value-type="float" office:value="-0.005991" calcext:value-type="float">
            <text:p>-0.005991</text:p>
          </table:table-cell>
          <table:table-cell office:value-type="float" office:value="-0.002125" calcext:value-type="float">
            <text:p>-0.002125</text:p>
          </table:table-cell>
          <table:table-cell office:value-type="float" office:value="0.007014" calcext:value-type="float">
            <text:p>0.007014</text:p>
          </table:table-cell>
          <table:table-cell office:value-type="string" calcext:value-type="string">
            <text:p>0.010114</text:p>
          </table:table-cell>
        </table:table-row>
        <table:table-row table:style-name="ro1">
          <table:table-cell office:value-type="float" office:value="1527477055.74085" calcext:value-type="float">
            <text:p>1527477055.74085</text:p>
          </table:table-cell>
          <table:table-cell office:value-type="string" calcext:value-type="string">
            <text:p>PID_y</text:p>
          </table:table-cell>
          <table:table-cell office:value-type="float" office:value="-0.005851" calcext:value-type="float">
            <text:p>-0.005851</text:p>
          </table:table-cell>
          <table:table-cell office:value-type="float" office:value="-0.001833" calcext:value-type="float">
            <text:p>-0.001833</text:p>
          </table:table-cell>
          <table:table-cell office:value-type="float" office:value="-0.005991" calcext:value-type="float">
            <text:p>-0.005991</text:p>
          </table:table-cell>
          <table:table-cell office:value-type="float" office:value="-0.002125" calcext:value-type="float">
            <text:p>-0.002125</text:p>
          </table:table-cell>
          <table:table-cell office:value-type="float" office:value="0.007014" calcext:value-type="float">
            <text:p>0.007014</text:p>
          </table:table-cell>
          <table:table-cell office:value-type="string" calcext:value-type="string">
            <text:p>0.010114</text:p>
          </table:table-cell>
        </table:table-row>
        <table:table-row table:style-name="ro1">
          <table:table-cell office:value-type="float" office:value="1527477055.76146" calcext:value-type="float">
            <text:p>1527477055.76146</text:p>
          </table:table-cell>
          <table:table-cell office:value-type="string" calcext:value-type="string">
            <text:p>PID_x</text:p>
          </table:table-cell>
          <table:table-cell office:value-type="float" office:value="-0.005521" calcext:value-type="float">
            <text:p>-0.005521</text:p>
          </table:table-cell>
          <table:table-cell office:value-type="float" office:value="-0.001411" calcext:value-type="float">
            <text:p>-0.001411</text:p>
          </table:table-cell>
          <table:table-cell office:value-type="float" office:value="-0.005587" calcext:value-type="float">
            <text:p>-0.005587</text:p>
          </table:table-cell>
          <table:table-cell office:value-type="float" office:value="-0.001736" calcext:value-type="float">
            <text:p>-0.001736</text:p>
          </table:table-cell>
          <table:table-cell office:value-type="float" office:value="0.004814" calcext:value-type="float">
            <text:p>0.004814</text:p>
          </table:table-cell>
          <table:table-cell office:value-type="string" calcext:value-type="string">
            <text:p>0.010656</text:p>
          </table:table-cell>
        </table:table-row>
        <table:table-row table:style-name="ro1">
          <table:table-cell office:value-type="float" office:value="1527477055.76153" calcext:value-type="float">
            <text:p>1527477055.76153</text:p>
          </table:table-cell>
          <table:table-cell office:value-type="string" calcext:value-type="string">
            <text:p>PID_y</text:p>
          </table:table-cell>
          <table:table-cell office:value-type="float" office:value="-0.005521" calcext:value-type="float">
            <text:p>-0.005521</text:p>
          </table:table-cell>
          <table:table-cell office:value-type="float" office:value="-0.001411" calcext:value-type="float">
            <text:p>-0.001411</text:p>
          </table:table-cell>
          <table:table-cell office:value-type="float" office:value="-0.005587" calcext:value-type="float">
            <text:p>-0.005587</text:p>
          </table:table-cell>
          <table:table-cell office:value-type="float" office:value="-0.001736" calcext:value-type="float">
            <text:p>-0.001736</text:p>
          </table:table-cell>
          <table:table-cell office:value-type="float" office:value="0.004814" calcext:value-type="float">
            <text:p>0.004814</text:p>
          </table:table-cell>
          <table:table-cell office:value-type="string" calcext:value-type="string">
            <text:p>0.010656</text:p>
          </table:table-cell>
        </table:table-row>
        <table:table-row table:style-name="ro1">
          <table:table-cell office:value-type="float" office:value="1527477055.78101" calcext:value-type="float">
            <text:p>1527477055.78101</text:p>
          </table:table-cell>
          <table:table-cell office:value-type="string" calcext:value-type="string">
            <text:p>PID_x</text:p>
          </table:table-cell>
          <table:table-cell office:value-type="float" office:value="-0.005738" calcext:value-type="float">
            <text:p>-0.005738</text:p>
          </table:table-cell>
          <table:table-cell office:value-type="float" office:value="-0.001392" calcext:value-type="float">
            <text:p>-0.001392</text:p>
          </table:table-cell>
          <table:table-cell office:value-type="float" office:value="-0.005748" calcext:value-type="float">
            <text:p>-0.005748</text:p>
          </table:table-cell>
          <table:table-cell office:value-type="float" office:value="-0.001681" calcext:value-type="float">
            <text:p>-0.001681</text:p>
          </table:table-cell>
          <table:table-cell office:value-type="float" office:value="0.001866" calcext:value-type="float">
            <text:p>0.001866</text:p>
          </table:table-cell>
          <table:table-cell office:value-type="string" calcext:value-type="string">
            <text:p>0.010051</text:p>
          </table:table-cell>
        </table:table-row>
        <table:table-row table:style-name="ro1">
          <table:table-cell office:value-type="float" office:value="1527477055.78106" calcext:value-type="float">
            <text:p>1527477055.78106</text:p>
          </table:table-cell>
          <table:table-cell office:value-type="string" calcext:value-type="string">
            <text:p>PID_y</text:p>
          </table:table-cell>
          <table:table-cell office:value-type="float" office:value="-0.005738" calcext:value-type="float">
            <text:p>-0.005738</text:p>
          </table:table-cell>
          <table:table-cell office:value-type="float" office:value="-0.001392" calcext:value-type="float">
            <text:p>-0.001392</text:p>
          </table:table-cell>
          <table:table-cell office:value-type="float" office:value="-0.005748" calcext:value-type="float">
            <text:p>-0.005748</text:p>
          </table:table-cell>
          <table:table-cell office:value-type="float" office:value="-0.001681" calcext:value-type="float">
            <text:p>-0.001681</text:p>
          </table:table-cell>
          <table:table-cell office:value-type="float" office:value="0.001866" calcext:value-type="float">
            <text:p>0.001866</text:p>
          </table:table-cell>
          <table:table-cell office:value-type="string" calcext:value-type="string">
            <text:p>0.010051</text:p>
          </table:table-cell>
        </table:table-row>
        <table:table-row table:style-name="ro1">
          <table:table-cell office:value-type="float" office:value="1527477055.80152" calcext:value-type="float">
            <text:p>1527477055.80152</text:p>
          </table:table-cell>
          <table:table-cell office:value-type="string" calcext:value-type="string">
            <text:p>PID_x</text:p>
          </table:table-cell>
          <table:table-cell office:value-type="float" office:value="-0.005255" calcext:value-type="float">
            <text:p>-0.005255</text:p>
          </table:table-cell>
          <table:table-cell office:value-type="float" office:value="-0.001058" calcext:value-type="float">
            <text:p>-0.001058</text:p>
          </table:table-cell>
          <table:table-cell office:value-type="float" office:value="-0.005432" calcext:value-type="float">
            <text:p>-0.005432</text:p>
          </table:table-cell>
          <table:table-cell office:value-type="float" office:value="-0.001395" calcext:value-type="float">
            <text:p>-0.001395</text:p>
          </table:table-cell>
          <table:table-cell office:value-type="float" office:value="0.007876" calcext:value-type="float">
            <text:p>0.007876</text:p>
          </table:table-cell>
          <table:table-cell office:value-type="string" calcext:value-type="string">
            <text:p>0.010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3:14:24.762628611</meta:creation-date>
    <dc:date>2018-05-28T13:24:37.114165457</dc:date>
    <meta:editing-duration>P0D</meta:editing-duration>
    <meta:editing-cycles>1</meta:editing-cycles>
    <meta:document-statistic meta:table-count="1" meta:cell-count="9712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2.345cm" svg:height="9.006cm" xlink:href=".." xlink:type="simple" chart:class="chart:line" chart:style-name="ch1">
        <chart:plot-area chart:style-name="ch2" table:cell-range-address="Sheet1.E2:Sheet1.E1214" svg:x="0.846cm" svg:y="0.18cm" svg:width="40.653cm" svg:height="8.646cm">
          <chartooo:coordinate-region svg:x="2.05cm" svg:y="0.379cm" svg:width="39.449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214" chart:class="chart:line">
            <chart:data-point chart:repeated="12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77">
                <text:p>0.002577</text:p>
                <draw:g>
                  <svg:desc>Sheet1.E2:Sheet1.E1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77">
                <text:p>0.002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89">
                <text:p>0.002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789">
                <text:p>0.002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15">
                <text:p>0.004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015">
                <text:p>0.004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971">
                <text:p>0.003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971">
                <text:p>0.003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744">
                <text:p>0.003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744">
                <text:p>0.003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114">
                <text:p>0.004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114">
                <text:p>0.004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425">
                <text:p>0.004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425">
                <text:p>0.004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435">
                <text:p>0.004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435">
                <text:p>0.004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308">
                <text:p>0.005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308">
                <text:p>0.005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363">
                <text:p>0.006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363">
                <text:p>0.0063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7115">
                <text:p>0.007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115">
                <text:p>0.007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272">
                <text:p>0.008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272">
                <text:p>0.008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437">
                <text:p>0.008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8437">
                <text:p>0.008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459">
                <text:p>0.009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9459">
                <text:p>0.009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704">
                <text:p>0.009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704">
                <text:p>0.009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978">
                <text:p>0.009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978">
                <text:p>0.009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042">
                <text:p>0.0100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0042">
                <text:p>0.010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707">
                <text:p>0.009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707">
                <text:p>0.009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559">
                <text:p>0.0105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559">
                <text:p>0.010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298">
                <text:p>0.011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298">
                <text:p>0.011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1644">
                <text:p>0.011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644">
                <text:p>0.011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81">
                <text:p>0.01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81">
                <text:p>0.01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1718">
                <text:p>0.011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718">
                <text:p>0.011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2824">
                <text:p>0.012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2824">
                <text:p>0.012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2588">
                <text:p>0.012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2588">
                <text:p>0.012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904">
                <text:p>0.012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2904">
                <text:p>0.012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3103">
                <text:p>0.013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103">
                <text:p>0.013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3799">
                <text:p>0.013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3799">
                <text:p>0.0137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3965">
                <text:p>0.013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3965">
                <text:p>0.0139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4295">
                <text:p>0.014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4295">
                <text:p>0.014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436">
                <text:p>0.014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436">
                <text:p>0.01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4209">
                <text:p>0.0142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209">
                <text:p>0.014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573">
                <text:p>0.014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573">
                <text:p>0.014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847">
                <text:p>0.014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847">
                <text:p>0.0148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648">
                <text:p>0.014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648">
                <text:p>0.0146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861">
                <text:p>0.0148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861">
                <text:p>0.0148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5004">
                <text:p>0.015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004">
                <text:p>0.015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076">
                <text:p>0.0150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076">
                <text:p>0.0150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135">
                <text:p>0.015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5135">
                <text:p>0.015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208">
                <text:p>0.0152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208">
                <text:p>0.0152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051">
                <text:p>0.0150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5051">
                <text:p>0.015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797">
                <text:p>0.014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4797">
                <text:p>0.0147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218">
                <text:p>0.015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218">
                <text:p>0.0152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706">
                <text:p>0.014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706">
                <text:p>0.0147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796">
                <text:p>0.014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796">
                <text:p>0.01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4327">
                <text:p>0.014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327">
                <text:p>0.0143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953">
                <text:p>0.0139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953">
                <text:p>0.0139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263">
                <text:p>0.0132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263">
                <text:p>0.013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178">
                <text:p>0.0131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3178">
                <text:p>0.0131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133">
                <text:p>0.0131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133">
                <text:p>0.013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296">
                <text:p>0.012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96">
                <text:p>0.01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3005">
                <text:p>0.013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3005">
                <text:p>0.013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2902">
                <text:p>0.0129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2902">
                <text:p>0.0129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826">
                <text:p>0.012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2826">
                <text:p>0.012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313">
                <text:p>0.012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2313">
                <text:p>0.0123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932">
                <text:p>0.0119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932">
                <text:p>0.0119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2252">
                <text:p>0.012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2252">
                <text:p>0.0122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1761">
                <text:p>0.011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1761">
                <text:p>0.0117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565">
                <text:p>0.0115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1565">
                <text:p>0.0115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1825">
                <text:p>0.011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1825">
                <text:p>0.011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1816">
                <text:p>0.011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1816">
                <text:p>0.011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1686">
                <text:p>0.0116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1686">
                <text:p>0.0116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153">
                <text:p>0.011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53">
                <text:p>0.01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326">
                <text:p>0.0113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326">
                <text:p>0.0113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1129">
                <text:p>0.0111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129">
                <text:p>0.0111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1377">
                <text:p>0.0113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1377">
                <text:p>0.0113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1494">
                <text:p>0.0114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1494">
                <text:p>0.0114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655">
                <text:p>0.011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1655">
                <text:p>0.0116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772">
                <text:p>0.011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1772">
                <text:p>0.0117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1456">
                <text:p>0.011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456">
                <text:p>0.011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541">
                <text:p>0.0115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1541">
                <text:p>0.0115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1778">
                <text:p>0.0117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1778">
                <text:p>0.011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1903">
                <text:p>0.0119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1903">
                <text:p>0.0119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107">
                <text:p>0.0121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2107">
                <text:p>0.0121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2521">
                <text:p>0.0125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521">
                <text:p>0.0125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2964">
                <text:p>0.0129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2964">
                <text:p>0.012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084">
                <text:p>0.0130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084">
                <text:p>0.0130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2592">
                <text:p>0.012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2592">
                <text:p>0.0125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068">
                <text:p>0.0130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3068">
                <text:p>0.0130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2776">
                <text:p>0.0127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776">
                <text:p>0.0127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2636">
                <text:p>0.0126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2636">
                <text:p>0.0126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457">
                <text:p>0.0124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2457">
                <text:p>0.0124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423">
                <text:p>0.0124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2423">
                <text:p>0.0124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2258">
                <text:p>0.0122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258">
                <text:p>0.0122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2123">
                <text:p>0.0121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123">
                <text:p>0.0121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141">
                <text:p>0.0121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2141">
                <text:p>0.0121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168">
                <text:p>0.0121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2168">
                <text:p>0.012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306">
                <text:p>0.012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2306">
                <text:p>0.0123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965">
                <text:p>0.0119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1965">
                <text:p>0.011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1632">
                <text:p>0.0116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1632">
                <text:p>0.011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1442">
                <text:p>0.0114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442">
                <text:p>0.0114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999">
                <text:p>0.010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999">
                <text:p>0.010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948">
                <text:p>0.0109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948">
                <text:p>0.0109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79">
                <text:p>0.010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079">
                <text:p>0.010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0554">
                <text:p>0.0105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0554">
                <text:p>0.0105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0037">
                <text:p>0.0100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0037">
                <text:p>0.0100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0056">
                <text:p>0.0100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0056">
                <text:p>0.0100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987">
                <text:p>0.009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987">
                <text:p>0.00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956">
                <text:p>0.009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956">
                <text:p>0.009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9086">
                <text:p>0.0090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9086">
                <text:p>0.0090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9009">
                <text:p>0.0090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9009">
                <text:p>0.0090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8506">
                <text:p>0.0085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8506">
                <text:p>0.0085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8592">
                <text:p>0.0085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8592">
                <text:p>0.0085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8278">
                <text:p>0.0082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8278">
                <text:p>0.0082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8168">
                <text:p>0.0081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8168">
                <text:p>0.0081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901">
                <text:p>0.0079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901">
                <text:p>0.0079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59">
                <text:p>0.007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759">
                <text:p>0.007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415">
                <text:p>0.0074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415">
                <text:p>0.0074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694">
                <text:p>0.006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694">
                <text:p>0.006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7082">
                <text:p>0.0070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082">
                <text:p>0.0070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6806">
                <text:p>0.0068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6806">
                <text:p>0.0068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6509">
                <text:p>0.0065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6509">
                <text:p>0.0065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426">
                <text:p>0.0064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6426">
                <text:p>0.0064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6599">
                <text:p>0.0065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6599">
                <text:p>0.0065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503">
                <text:p>0.0065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503">
                <text:p>0.0065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6262">
                <text:p>0.0062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262">
                <text:p>0.006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5786">
                <text:p>0.0057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5786">
                <text:p>0.0057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5387">
                <text:p>0.0053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5387">
                <text:p>0.0053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5307">
                <text:p>0.0053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5307">
                <text:p>0.005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5003">
                <text:p>0.0050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5003">
                <text:p>0.0050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873">
                <text:p>0.0048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4873">
                <text:p>0.0048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4508">
                <text:p>0.0045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4508">
                <text:p>0.004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4273">
                <text:p>0.0042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4273">
                <text:p>0.0042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517">
                <text:p>0.0035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517">
                <text:p>0.0035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351">
                <text:p>0.0033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351">
                <text:p>0.0033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977">
                <text:p>0.0029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977">
                <text:p>0.0029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884">
                <text:p>0.002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884">
                <text:p>0.0028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591">
                <text:p>0.0025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591">
                <text:p>0.0025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821">
                <text:p>0.0028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821">
                <text:p>0.0028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229">
                <text:p>0.0022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229">
                <text:p>0.0022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931">
                <text:p>0.0019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931">
                <text:p>0.0019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844">
                <text:p>0.0018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844">
                <text:p>0.0018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639">
                <text:p>0.0016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639">
                <text:p>0.0016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487">
                <text:p>0.0014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487">
                <text:p>0.0014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366">
                <text:p>0.0013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366">
                <text:p>0.0013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964">
                <text:p>0.0009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132">
                <text:p>0.0011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32">
                <text:p>0.0011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152">
                <text:p>0.0011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152">
                <text:p>0.0011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763">
                <text:p>0.0007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763">
                <text:p>0.0007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737">
                <text:p>0.0007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737">
                <text:p>0.0007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115">
                <text:p>0.0011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115">
                <text:p>0.0011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292">
                <text:p>0.0012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292">
                <text:p>0.0012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278">
                <text:p>0.0012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278">
                <text:p>0.0012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619">
                <text:p>0.0016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619">
                <text:p>0.0016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668">
                <text:p>0.0016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668">
                <text:p>0.0016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113">
                <text:p>0.0021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113">
                <text:p>0.0021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359">
                <text:p>0.0023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359">
                <text:p>0.0023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543">
                <text:p>0.0025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543">
                <text:p>0.0025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15">
                <text:p>0.0029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15">
                <text:p>0.0029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3014">
                <text:p>0.0030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014">
                <text:p>0.0030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3029">
                <text:p>0.0030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3029">
                <text:p>0.0030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111">
                <text:p>0.0031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111">
                <text:p>0.0031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142">
                <text:p>0.0041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159">
                <text:p>0.0041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159">
                <text:p>0.0041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4759">
                <text:p>0.0047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4759">
                <text:p>0.0047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809">
                <text:p>0.0048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4809">
                <text:p>0.0048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4937">
                <text:p>0.0049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4937">
                <text:p>0.0049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444">
                <text:p>0.0054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5444">
                <text:p>0.0054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5538">
                <text:p>0.0055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5538">
                <text:p>0.0055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5708">
                <text:p>0.0057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708">
                <text:p>0.0057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5859">
                <text:p>0.0058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5859">
                <text:p>0.0058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6148">
                <text:p>0.0061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148">
                <text:p>0.0061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6465">
                <text:p>0.0064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6465">
                <text:p>0.0064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6886">
                <text:p>0.0068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886">
                <text:p>0.0068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6957">
                <text:p>0.0069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6957">
                <text:p>0.0069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7366">
                <text:p>0.0073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7366">
                <text:p>0.007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7477">
                <text:p>0.0074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7477">
                <text:p>0.0074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7318">
                <text:p>0.0073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7318">
                <text:p>0.0073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7919">
                <text:p>0.0079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7919">
                <text:p>0.0079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8057">
                <text:p>0.0080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8057">
                <text:p>0.0080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279">
                <text:p>0.0082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8279">
                <text:p>0.0082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9098">
                <text:p>0.0090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9098">
                <text:p>0.0090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8936">
                <text:p>0.0089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8936">
                <text:p>0.0089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942">
                <text:p>0.009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942">
                <text:p>0.009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9591">
                <text:p>0.0095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9591">
                <text:p>0.0095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9857">
                <text:p>0.0098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9857">
                <text:p>0.0098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25">
                <text:p>0.010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0316">
                <text:p>0.0103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0316">
                <text:p>0.0103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0459">
                <text:p>0.0104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0459">
                <text:p>0.0104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0549">
                <text:p>0.0105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0549">
                <text:p>0.0105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0341">
                <text:p>0.0103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0341">
                <text:p>0.0103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0664">
                <text:p>0.0106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0664">
                <text:p>0.0106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0922">
                <text:p>0.0109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0922">
                <text:p>0.0109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1136">
                <text:p>0.0111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1136">
                <text:p>0.0111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1118">
                <text:p>0.0111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1118">
                <text:p>0.0111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1223">
                <text:p>0.0112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1223">
                <text:p>0.0112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172">
                <text:p>0.011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172">
                <text:p>0.011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1782">
                <text:p>0.0117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1782">
                <text:p>0.0117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1782">
                <text:p>0.0117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1782">
                <text:p>0.011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2166">
                <text:p>0.0121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2166">
                <text:p>0.0121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2085">
                <text:p>0.0120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2085">
                <text:p>0.0120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2219">
                <text:p>0.0122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2219">
                <text:p>0.012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2516">
                <text:p>0.0125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2516">
                <text:p>0.0125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2384">
                <text:p>0.0123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2384">
                <text:p>0.0123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2385">
                <text:p>0.012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2385">
                <text:p>0.0123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2312">
                <text:p>0.0123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2312">
                <text:p>0.0123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2474">
                <text:p>0.0124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2474">
                <text:p>0.0124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2392">
                <text:p>0.0123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2392">
                <text:p>0.0123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2458">
                <text:p>0.0124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2458">
                <text:p>0.0124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2333">
                <text:p>0.012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2333">
                <text:p>0.012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2271">
                <text:p>0.0122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2271">
                <text:p>0.0122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2035">
                <text:p>0.0120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2035">
                <text:p>0.0120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2185">
                <text:p>0.0121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2185">
                <text:p>0.0121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2225">
                <text:p>0.0122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2225">
                <text:p>0.0122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1645">
                <text:p>0.0116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1645">
                <text:p>0.0116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1726">
                <text:p>0.0117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1726">
                <text:p>0.0117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1633">
                <text:p>0.0116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1633">
                <text:p>0.0116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1476">
                <text:p>0.0114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1476">
                <text:p>0.011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1037">
                <text:p>0.0110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1037">
                <text:p>0.0110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0969">
                <text:p>0.0109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0969">
                <text:p>0.0109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0744">
                <text:p>0.0107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0744">
                <text:p>0.0107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0669">
                <text:p>0.0106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0669">
                <text:p>0.0106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0386">
                <text:p>0.0103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0386">
                <text:p>0.0103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0351">
                <text:p>0.0103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0351">
                <text:p>0.0103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987">
                <text:p>0.009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987">
                <text:p>0.009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9789">
                <text:p>0.0097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9789">
                <text:p>0.0097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9669">
                <text:p>0.0096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9669">
                <text:p>0.0096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0052">
                <text:p>0.0100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0052">
                <text:p>0.0100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9642">
                <text:p>0.0096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9642">
                <text:p>0.0096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9367">
                <text:p>0.0093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9367">
                <text:p>0.0093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9476">
                <text:p>0.0094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9476">
                <text:p>0.0094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9006">
                <text:p>0.0090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9006">
                <text:p>0.0090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8835">
                <text:p>0.0088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835">
                <text:p>0.0088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9272">
                <text:p>0.0092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9272">
                <text:p>0.0092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8993">
                <text:p>0.0089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8993">
                <text:p>0.0089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9235">
                <text:p>0.0092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9235">
                <text:p>0.0092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8674">
                <text:p>0.0086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674">
                <text:p>0.008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8873">
                <text:p>0.0088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8873">
                <text:p>0.0088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8302">
                <text:p>0.0083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8302">
                <text:p>0.0083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8298">
                <text:p>0.0082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8298">
                <text:p>0.0082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8373">
                <text:p>0.0083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8373">
                <text:p>0.00837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8025">
                <text:p>0.0080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8025">
                <text:p>0.0080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7921">
                <text:p>0.0079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7921">
                <text:p>0.0079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7766">
                <text:p>0.00776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7766">
                <text:p>0.0077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8003">
                <text:p>0.008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8003">
                <text:p>0.0080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7941">
                <text:p>0.0079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7941">
                <text:p>0.0079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7588">
                <text:p>0.0075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7588">
                <text:p>0.0075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6805">
                <text:p>0.006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6805">
                <text:p>0.0068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6986">
                <text:p>0.0069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6986">
                <text:p>0.0069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6658">
                <text:p>0.0066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6658">
                <text:p>0.0066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6303">
                <text:p>0.0063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6303">
                <text:p>0.0063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5969">
                <text:p>0.0059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5969">
                <text:p>0.0059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5709">
                <text:p>0.0057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5709">
                <text:p>0.0057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5409">
                <text:p>0.0054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5409">
                <text:p>0.0054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938">
                <text:p>0.0049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938">
                <text:p>0.0049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469">
                <text:p>0.0044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469">
                <text:p>0.0044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193">
                <text:p>0.0041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193">
                <text:p>0.0041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3468">
                <text:p>0.0034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3468">
                <text:p>0.0034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2709">
                <text:p>0.0027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2709">
                <text:p>0.0027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2733">
                <text:p>0.0027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733">
                <text:p>0.0027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529">
                <text:p>0.0025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2529">
                <text:p>0.0025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2015">
                <text:p>0.0020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2015">
                <text:p>0.0020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861">
                <text:p>0.0018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861">
                <text:p>0.0018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536">
                <text:p>0.0015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536">
                <text:p>0.0015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0064">
                <text:p>-0.0000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0064">
                <text:p>-0.0000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032">
                <text:p>-0.000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0032">
                <text:p>-0.000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871">
                <text:p>0.0008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871">
                <text:p>0.0008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043">
                <text:p>0.0010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092">
                <text:p>0.00109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092">
                <text:p>0.0010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121">
                <text:p>0.0011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366">
                <text:p>0.0013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366">
                <text:p>0.0013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00314">
                <text:p>-0.0003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0314">
                <text:p>-0.0003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0411">
                <text:p>-0.0004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0411">
                <text:p>-0.0004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00802">
                <text:p>-0.0008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0802">
                <text:p>-0.00080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063">
                <text:p>-0.000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063">
                <text:p>-0.000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1198">
                <text:p>-0.0011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01198">
                <text:p>-0.0011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1296">
                <text:p>-0.0012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01296">
                <text:p>-0.0012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01764">
                <text:p>-0.0017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01764">
                <text:p>-0.0017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0188">
                <text:p>-0.001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0188">
                <text:p>-0.001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02363">
                <text:p>-0.0023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02363">
                <text:p>-0.0023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02516">
                <text:p>-0.0025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02516">
                <text:p>-0.0025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02705">
                <text:p>-0.0027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2705">
                <text:p>-0.0027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03023">
                <text:p>-0.0030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03023">
                <text:p>-0.0030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03236">
                <text:p>-0.0032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03236">
                <text:p>-0.0032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368">
                <text:p>-0.003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0368">
                <text:p>-0.003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03753">
                <text:p>-0.0037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3753">
                <text:p>-0.0037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0382">
                <text:p>-0.003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382">
                <text:p>-0.003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3724">
                <text:p>-0.0037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03724">
                <text:p>-0.0037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03933">
                <text:p>-0.0039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03933">
                <text:p>-0.0039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03896">
                <text:p>-0.0038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03896">
                <text:p>-0.0038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3978">
                <text:p>-0.0039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03978">
                <text:p>-0.0039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4251">
                <text:p>-0.0042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4251">
                <text:p>-0.0042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4368">
                <text:p>-0.0043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04368">
                <text:p>-0.0043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04158">
                <text:p>-0.0041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4158">
                <text:p>-0.00415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04629">
                <text:p>-0.0046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04629">
                <text:p>-0.0046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04704">
                <text:p>-0.0047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04704">
                <text:p>-0.0047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04661">
                <text:p>-0.00466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04661">
                <text:p>-0.0046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4827">
                <text:p>-0.0048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04827">
                <text:p>-0.00482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0481">
                <text:p>-0.004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481">
                <text:p>-0.0048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4732">
                <text:p>-0.0047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4732">
                <text:p>-0.0047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4602">
                <text:p>-0.0046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4602">
                <text:p>-0.0046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5013">
                <text:p>-0.0050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5013">
                <text:p>-0.0050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4902">
                <text:p>-0.0049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4902">
                <text:p>-0.0049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4713">
                <text:p>-0.0047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4713">
                <text:p>-0.0047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5002">
                <text:p>-0.0050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5002">
                <text:p>-0.0050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4978">
                <text:p>-0.0049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4978">
                <text:p>-0.00497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5159">
                <text:p>-0.00515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5159">
                <text:p>-0.0051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04908">
                <text:p>-0.0049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04908">
                <text:p>-0.0049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4974">
                <text:p>-0.0049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4974">
                <text:p>-0.0049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5031">
                <text:p>-0.0050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5031">
                <text:p>-0.0050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04811">
                <text:p>-0.0048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04811">
                <text:p>-0.0048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4891">
                <text:p>-0.0048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4891">
                <text:p>-0.0048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4944">
                <text:p>-0.0049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4944">
                <text:p>-0.0049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04467">
                <text:p>-0.0044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4467">
                <text:p>-0.0044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0477">
                <text:p>-0.004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0477">
                <text:p>-0.004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04793">
                <text:p>-0.0047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4793">
                <text:p>-0.0047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04495">
                <text:p>-0.0044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04495">
                <text:p>-0.0044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04517">
                <text:p>-0.0045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4517">
                <text:p>-0.0045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04468">
                <text:p>-0.0044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04468">
                <text:p>-0.0044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04192">
                <text:p>-0.0041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04192">
                <text:p>-0.0041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04609">
                <text:p>-0.0046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4609">
                <text:p>-0.00460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04243">
                <text:p>-0.0042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04243">
                <text:p>-0.0042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03658">
                <text:p>-0.0036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03658">
                <text:p>-0.0036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4089">
                <text:p>-0.0040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4089">
                <text:p>-0.0040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03964">
                <text:p>-0.0039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03964">
                <text:p>-0.0039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04063">
                <text:p>-0.0040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04063">
                <text:p>-0.00406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4075">
                <text:p>-0.0040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04075">
                <text:p>-0.0040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4146">
                <text:p>-0.00414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04146">
                <text:p>-0.0041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04164">
                <text:p>-0.0041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04164">
                <text:p>-0.0041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4273">
                <text:p>-0.0042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04273">
                <text:p>-0.0042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04537">
                <text:p>-0.0045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4537">
                <text:p>-0.0045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04564">
                <text:p>-0.0045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4564">
                <text:p>-0.0045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4298">
                <text:p>-0.0042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04298">
                <text:p>-0.0042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04132">
                <text:p>-0.0041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04132">
                <text:p>-0.0041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488">
                <text:p>-0.0048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0488">
                <text:p>-0.004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04442">
                <text:p>-0.00444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04442">
                <text:p>-0.0044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04495">
                <text:p>-0.0044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4495">
                <text:p>-0.0044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0469">
                <text:p>-0.0046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469">
                <text:p>-0.004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04555">
                <text:p>-0.0045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4555">
                <text:p>-0.0045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0449">
                <text:p>-0.004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0449">
                <text:p>-0.004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04733">
                <text:p>-0.0047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4733">
                <text:p>-0.0047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04153">
                <text:p>-0.0041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4153">
                <text:p>-0.0041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4605">
                <text:p>-0.0046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04605">
                <text:p>-0.0046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04215">
                <text:p>-0.0042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4215">
                <text:p>-0.0042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3921">
                <text:p>-0.0039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3921">
                <text:p>-0.0039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3988">
                <text:p>-0.0039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3988">
                <text:p>-0.0039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3813">
                <text:p>-0.0038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3813">
                <text:p>-0.0038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3158">
                <text:p>-0.0031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3158">
                <text:p>-0.0031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312">
                <text:p>-0.003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312">
                <text:p>-0.003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2765">
                <text:p>-0.0027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2765">
                <text:p>-0.00276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2393">
                <text:p>-0.0023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2393">
                <text:p>-0.0023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2419">
                <text:p>-0.0024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2419">
                <text:p>-0.0024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01958">
                <text:p>-0.0019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1958">
                <text:p>-0.0019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1551">
                <text:p>-0.0015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01551">
                <text:p>-0.0015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166">
                <text:p>-0.001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166">
                <text:p>-0.001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1164">
                <text:p>-0.0011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1164">
                <text:p>-0.0011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01234">
                <text:p>-0.00123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1234">
                <text:p>-0.00123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663">
                <text:p>-0.0006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0663">
                <text:p>-0.0006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436">
                <text:p>-0.00043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0436">
                <text:p>-0.0004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139">
                <text:p>-0.00013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00139">
                <text:p>-0.0001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051">
                <text:p>-0.0000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0051">
                <text:p>-0.0000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546">
                <text:p>0.0005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546">
                <text:p>0.0005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241">
                <text:p>0.0012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241">
                <text:p>0.0012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1451">
                <text:p>0.0014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1451">
                <text:p>0.0014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1362">
                <text:p>0.0013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1362">
                <text:p>0.0013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465">
                <text:p>0.0014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1465">
                <text:p>0.0014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986">
                <text:p>0.0009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766">
                <text:p>0.00076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766">
                <text:p>0.00076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0578">
                <text:p>-0.00057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578">
                <text:p>-0.00057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549">
                <text:p>-0.0005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0549">
                <text:p>-0.0005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00654">
                <text:p>-0.0006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654">
                <text:p>-0.0006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1167">
                <text:p>-0.0011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01167">
                <text:p>-0.00116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0118">
                <text:p>-0.001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118">
                <text:p>-0.001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1189">
                <text:p>-0.00118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01189">
                <text:p>-0.0011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1718">
                <text:p>-0.0017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01718">
                <text:p>-0.0017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0185">
                <text:p>-0.001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185">
                <text:p>-0.001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2166">
                <text:p>-0.0021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02166">
                <text:p>-0.0021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02257">
                <text:p>-0.00225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02257">
                <text:p>-0.0022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2496">
                <text:p>-0.00249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2496">
                <text:p>-0.0024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2648">
                <text:p>-0.0026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2648">
                <text:p>-0.0026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02903">
                <text:p>-0.0029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2903">
                <text:p>-0.0029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03367">
                <text:p>-0.0033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3367">
                <text:p>-0.0033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03343">
                <text:p>-0.0033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3343">
                <text:p>-0.0033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3439">
                <text:p>-0.0034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3439">
                <text:p>-0.00343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03731">
                <text:p>-0.00373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3731">
                <text:p>-0.00373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03814">
                <text:p>-0.0038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3814">
                <text:p>-0.0038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3907">
                <text:p>-0.0039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03907">
                <text:p>-0.0039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4089">
                <text:p>-0.0040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4089">
                <text:p>-0.0040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4283">
                <text:p>-0.0042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04283">
                <text:p>-0.0042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04488">
                <text:p>-0.00448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04488">
                <text:p>-0.0044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04857">
                <text:p>-0.0048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4857">
                <text:p>-0.0048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0495">
                <text:p>-0.0049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0495">
                <text:p>-0.004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004743">
                <text:p>-0.0047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04743">
                <text:p>-0.0047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4916">
                <text:p>-0.0049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4916">
                <text:p>-0.0049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04912">
                <text:p>-0.0049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4912">
                <text:p>-0.0049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5076">
                <text:p>-0.0050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05076">
                <text:p>-0.0050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5082">
                <text:p>-0.0050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05082">
                <text:p>-0.0050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05141">
                <text:p>-0.0051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05141">
                <text:p>-0.0051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495">
                <text:p>-0.004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495">
                <text:p>-0.004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04975">
                <text:p>-0.0049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04975">
                <text:p>-0.0049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004942">
                <text:p>-0.00494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04942">
                <text:p>-0.0049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04769">
                <text:p>-0.0047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04769">
                <text:p>-0.0047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04782">
                <text:p>-0.00478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04782">
                <text:p>-0.0047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04682">
                <text:p>-0.0046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04682">
                <text:p>-0.00468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04904">
                <text:p>-0.00490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04904">
                <text:p>-0.0049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04633">
                <text:p>-0.0046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04633">
                <text:p>-0.0046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04506">
                <text:p>-0.00450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4506">
                <text:p>-0.0045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04341">
                <text:p>-0.00434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04341">
                <text:p>-0.0043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3861">
                <text:p>-0.0038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03861">
                <text:p>-0.0038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04021">
                <text:p>-0.0040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04021">
                <text:p>-0.0040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03721">
                <text:p>-0.0037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03721">
                <text:p>-0.0037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3739">
                <text:p>-0.0037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03739">
                <text:p>-0.00373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3703">
                <text:p>-0.00370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3703">
                <text:p>-0.0037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003161">
                <text:p>-0.00316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03161">
                <text:p>-0.0031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3155">
                <text:p>-0.0031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03155">
                <text:p>-0.0031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02922">
                <text:p>-0.0029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2922">
                <text:p>-0.0029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02921">
                <text:p>-0.0029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02921">
                <text:p>-0.0029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02669">
                <text:p>-0.00266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02669">
                <text:p>-0.0026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02414">
                <text:p>-0.0024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02414">
                <text:p>-0.0024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01882">
                <text:p>-0.0018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01882">
                <text:p>-0.00188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02007">
                <text:p>-0.0020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02007">
                <text:p>-0.0020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01879">
                <text:p>-0.0018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01879">
                <text:p>-0.00187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01353">
                <text:p>-0.0013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01353">
                <text:p>-0.0013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00988">
                <text:p>-0.0009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00988">
                <text:p>-0.0009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00849">
                <text:p>-0.0008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00849">
                <text:p>-0.00084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000598">
                <text:p>-0.0005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00598">
                <text:p>-0.0005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000473">
                <text:p>-0.0004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00473">
                <text:p>-0.0004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00141">
                <text:p>-0.0001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00141">
                <text:p>-0.0001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00144">
                <text:p>-0.0001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00144">
                <text:p>-0.00014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298">
                <text:p>0.0002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298">
                <text:p>0.00029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593">
                <text:p>0.00059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593">
                <text:p>0.00059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499">
                <text:p>0.00049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499">
                <text:p>0.0004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1567">
                <text:p>0.00156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1567">
                <text:p>0.00156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1732">
                <text:p>0.0017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1905">
                <text:p>0.00190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1905">
                <text:p>0.0019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1918">
                <text:p>0.00191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1918">
                <text:p>0.00191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1805">
                <text:p>0.0018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1805">
                <text:p>0.0018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2246">
                <text:p>0.0022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2246">
                <text:p>0.0022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2376">
                <text:p>0.00237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2376">
                <text:p>0.00237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2734">
                <text:p>0.00273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2734">
                <text:p>0.00273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2345">
                <text:p>0.00234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2345">
                <text:p>0.00234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2707">
                <text:p>0.00270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2707">
                <text:p>0.00270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305">
                <text:p>0.003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305">
                <text:p>0.0030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296">
                <text:p>0.0029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296">
                <text:p>0.0029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3089">
                <text:p>0.00308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3089">
                <text:p>0.00308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3121">
                <text:p>0.00312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3121">
                <text:p>0.00312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3565">
                <text:p>0.00356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3565">
                <text:p>0.0035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3964">
                <text:p>0.0039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3964">
                <text:p>0.00396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3879">
                <text:p>0.00387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3879">
                <text:p>0.00387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4569">
                <text:p>0.00456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4569">
                <text:p>0.00456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4567">
                <text:p>0.0045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4567">
                <text:p>0.00456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4808">
                <text:p>0.00480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4808">
                <text:p>0.00480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5013">
                <text:p>0.0050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5013">
                <text:p>0.00501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4774">
                <text:p>0.00477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4774">
                <text:p>0.00477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5266">
                <text:p>0.00526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5266">
                <text:p>0.00526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5057">
                <text:p>0.00505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5057">
                <text:p>0.00505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5174">
                <text:p>0.00517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5174">
                <text:p>0.00517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507">
                <text:p>0.0050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507">
                <text:p>0.0050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5297">
                <text:p>0.0052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5297">
                <text:p>0.0052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5201">
                <text:p>0.00520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5201">
                <text:p>0.00520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5456">
                <text:p>0.00545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5456">
                <text:p>0.00545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5532">
                <text:p>0.0055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5532">
                <text:p>0.00553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5562">
                <text:p>0.00556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5562">
                <text:p>0.00556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5277">
                <text:p>0.00527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5277">
                <text:p>0.0052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5451">
                <text:p>0.0054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5451">
                <text:p>0.0054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5156">
                <text:p>0.0051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5156">
                <text:p>0.00515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5104">
                <text:p>0.0051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5104">
                <text:p>0.00510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4872">
                <text:p>0.00487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4872">
                <text:p>0.00487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4905">
                <text:p>0.00490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4905">
                <text:p>0.0049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4368">
                <text:p>0.00436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4368">
                <text:p>0.00436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4416">
                <text:p>0.00441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4416">
                <text:p>0.0044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4613">
                <text:p>0.00461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4613">
                <text:p>0.00461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4182">
                <text:p>0.00418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4182">
                <text:p>0.00418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3922">
                <text:p>0.00392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3922">
                <text:p>0.00392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335">
                <text:p>0.0033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335">
                <text:p>0.0033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2908">
                <text:p>0.00290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2908">
                <text:p>0.00290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2841">
                <text:p>0.0028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2841">
                <text:p>0.00284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2633">
                <text:p>0.00263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2633">
                <text:p>0.0026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1957">
                <text:p>0.00195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1957">
                <text:p>0.00195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1856">
                <text:p>0.00185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1856">
                <text:p>0.00185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1576">
                <text:p>0.00157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1576">
                <text:p>0.00157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369">
                <text:p>0.00036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369">
                <text:p>0.00036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000543">
                <text:p>-0.00054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000543">
                <text:p>-0.00054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000634">
                <text:p>-0.00063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000634">
                <text:p>-0.0006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00147">
                <text:p>-0.0014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00147">
                <text:p>-0.0014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001721">
                <text:p>-0.0017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001721">
                <text:p>-0.00172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001715">
                <text:p>-0.00171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001715">
                <text:p>-0.0017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002049">
                <text:p>-0.00204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002049">
                <text:p>-0.00204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00225">
                <text:p>-0.0022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00225">
                <text:p>-0.002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00301">
                <text:p>-0.0030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00301">
                <text:p>-0.0030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003046">
                <text:p>-0.00304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003046">
                <text:p>-0.00304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003365">
                <text:p>-0.00336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003365">
                <text:p>-0.00336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003632">
                <text:p>-0.0036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003632">
                <text:p>-0.00363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004198">
                <text:p>-0.00419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004198">
                <text:p>-0.00419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004505">
                <text:p>-0.00450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004505">
                <text:p>-0.0045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004963">
                <text:p>-0.00496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004963">
                <text:p>-0.00496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005431">
                <text:p>-0.00543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005431">
                <text:p>-0.00543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005419">
                <text:p>-0.00541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005419">
                <text:p>-0.00541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005447">
                <text:p>-0.00544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005447">
                <text:p>-0.00544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006208">
                <text:p>-0.00620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006208">
                <text:p>-0.00620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006206">
                <text:p>-0.00620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006206">
                <text:p>-0.00620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006016">
                <text:p>-0.00601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006016">
                <text:p>-0.0060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006363">
                <text:p>-0.00636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006363">
                <text:p>-0.00636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006408">
                <text:p>-0.0064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006408">
                <text:p>-0.00640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006464">
                <text:p>-0.00646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006464">
                <text:p>-0.00646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006576">
                <text:p>-0.00657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006576">
                <text:p>-0.00657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006931">
                <text:p>-0.00693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006931">
                <text:p>-0.0069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006693">
                <text:p>-0.00669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006693">
                <text:p>-0.00669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006752">
                <text:p>-0.0067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006752">
                <text:p>-0.0067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006616">
                <text:p>-0.0066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006616">
                <text:p>-0.0066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00673">
                <text:p>-0.0067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00673">
                <text:p>-0.0067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007119">
                <text:p>-0.00711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007119">
                <text:p>-0.0071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006936">
                <text:p>-0.00693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006936">
                <text:p>-0.00693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006667">
                <text:p>-0.00666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006667">
                <text:p>-0.00666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006981">
                <text:p>-0.00698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006981">
                <text:p>-0.00698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006829">
                <text:p>-0.00682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006829">
                <text:p>-0.00682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00641">
                <text:p>-0.006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00641">
                <text:p>-0.0064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006705">
                <text:p>-0.00670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006705">
                <text:p>-0.00670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006111">
                <text:p>-0.00611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006111">
                <text:p>-0.00611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005976">
                <text:p>-0.00597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005976">
                <text:p>-0.00597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006261">
                <text:p>-0.00626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006261">
                <text:p>-0.00626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005842">
                <text:p>-0.00584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005842">
                <text:p>-0.0058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005991">
                <text:p>-0.00599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005991">
                <text:p>-0.0059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005587">
                <text:p>-0.00558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005587">
                <text:p>-0.00558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005748">
                <text:p>-0.00574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005748">
                <text:p>-0.00574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005432">
                <text:p>-0.005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2.153cm" svg:height="9.006cm" xlink:href=".." xlink:type="simple" chart:class="chart:line" chart:style-name="ch1">
        <chart:plot-area chart:style-name="ch2" table:cell-range-address="Sheet1.G2:Sheet1.G1214" svg:x="0.843cm" svg:y="0.18cm" svg:width="40.467cm" svg:height="8.646cm">
          <chartooo:coordinate-region svg:x="1.861cm" svg:y="0.379cm" svg:width="39.449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G2:Sheet1.G1214" chart:class="chart:line">
            <chart:data-point chart:repeated="12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345">
                <text:p>0.026345</text:p>
                <draw:g>
                  <svg:desc>Sheet1.G2:Sheet1.G1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345">
                <text:p>0.026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538">
                <text:p>0.028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38">
                <text:p>0.028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462">
                <text:p>0.040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462">
                <text:p>0.040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0006">
                <text:p>0.04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006">
                <text:p>0.04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8">
                <text:p>0.0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272">
                <text:p>0.015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272">
                <text:p>0.015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099">
                <text:p>0.016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099">
                <text:p>0.01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278">
                <text:p>0.004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278">
                <text:p>0.004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24">
                <text:p>0.01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24">
                <text:p>0.01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731">
                <text:p>0.025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731">
                <text:p>0.025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9623">
                <text:p>0.0296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623">
                <text:p>0.029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896">
                <text:p>0.037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896">
                <text:p>0.03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487">
                <text:p>0.039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487">
                <text:p>0.039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512">
                <text:p>0.041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512">
                <text:p>0.0415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3609">
                <text:p>0.033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3609">
                <text:p>0.033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718">
                <text:p>0.028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718">
                <text:p>0.028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8044">
                <text:p>0.018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8044">
                <text:p>0.018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2882">
                <text:p>0.012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882">
                <text:p>0.0128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667">
                <text:p>0.010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667">
                <text:p>0.010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477">
                <text:p>0.015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477">
                <text:p>0.015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19">
                <text:p>0.016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19">
                <text:p>0.01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19">
                <text:p>0.01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19">
                <text:p>0.01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717">
                <text:p>0.019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717">
                <text:p>0.019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821">
                <text:p>0.022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2821">
                <text:p>0.0228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3329">
                <text:p>0.013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3329">
                <text:p>0.013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3045">
                <text:p>0.0130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045">
                <text:p>0.013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3359">
                <text:p>0.013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359">
                <text:p>0.013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475">
                <text:p>0.0214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1475">
                <text:p>0.0214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1666">
                <text:p>0.011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666">
                <text:p>0.011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198">
                <text:p>0.017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198">
                <text:p>0.017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4617">
                <text:p>0.014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4617">
                <text:p>0.0146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129">
                <text:p>0.011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1129">
                <text:p>0.011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507">
                <text:p>0.0075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7507">
                <text:p>0.0075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8558">
                <text:p>0.008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8558">
                <text:p>0.0085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827">
                <text:p>0.0048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827">
                <text:p>0.0048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775">
                <text:p>0.007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775">
                <text:p>0.007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957">
                <text:p>0.004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957">
                <text:p>0.004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871">
                <text:p>0.002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871">
                <text:p>0.002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62">
                <text:p>0.005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62">
                <text:p>0.005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2199">
                <text:p>-0.002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2199">
                <text:p>-0.002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43">
                <text:p>-0.00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43">
                <text:p>-0.00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5378">
                <text:p>-0.005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5378">
                <text:p>-0.005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2882">
                <text:p>-0.0028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2882">
                <text:p>-0.0028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5109">
                <text:p>-0.005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5109">
                <text:p>-0.005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11274">
                <text:p>-0.0112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11274">
                <text:p>-0.011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8543">
                <text:p>-0.0185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8543">
                <text:p>-0.0185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4631">
                <text:p>-0.014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4631">
                <text:p>-0.014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16381">
                <text:p>-0.016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16381">
                <text:p>-0.0163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8153">
                <text:p>-0.018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18153">
                <text:p>-0.018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7988">
                <text:p>-0.0079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7988">
                <text:p>-0.0079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4014">
                <text:p>-0.0040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4014">
                <text:p>-0.004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2199">
                <text:p>-0.0021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2199">
                <text:p>-0.002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2335">
                <text:p>-0.0023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2335">
                <text:p>-0.002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8015">
                <text:p>-0.0080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8015">
                <text:p>-0.008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0025">
                <text:p>-0.010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0025">
                <text:p>-0.0100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7215">
                <text:p>-0.0072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7215">
                <text:p>-0.0072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128">
                <text:p>-0.01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128">
                <text:p>-0.011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2404">
                <text:p>-0.012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2404">
                <text:p>-0.0124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4873">
                <text:p>-0.0048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4873">
                <text:p>-0.004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1263">
                <text:p>-0.0012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1263">
                <text:p>-0.0012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2328">
                <text:p>-0.002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2328">
                <text:p>-0.0023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3637">
                <text:p>-0.0036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3637">
                <text:p>-0.0036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5583">
                <text:p>-0.0055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5583">
                <text:p>-0.0055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4779">
                <text:p>-0.0047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4779">
                <text:p>-0.0047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5355">
                <text:p>-0.005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355">
                <text:p>-0.0053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1419">
                <text:p>-0.001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1419">
                <text:p>-0.0014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995">
                <text:p>0.0029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995">
                <text:p>0.002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986">
                <text:p>0.0039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986">
                <text:p>0.0039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476">
                <text:p>0.0044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476">
                <text:p>0.004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323">
                <text:p>0.0033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323">
                <text:p>0.0033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768">
                <text:p>0.0017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768">
                <text:p>0.0017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976">
                <text:p>0.0029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976">
                <text:p>0.0029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63">
                <text:p>0.002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529">
                <text:p>0.0035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529">
                <text:p>0.0035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0625">
                <text:p>0.01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0625">
                <text:p>0.01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4282">
                <text:p>0.0142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4282">
                <text:p>0.0142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046">
                <text:p>0.0130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046">
                <text:p>0.013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755">
                <text:p>0.0067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6755">
                <text:p>0.0067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85">
                <text:p>0.009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9285">
                <text:p>0.0092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274">
                <text:p>0.0022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274">
                <text:p>0.0022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3617">
                <text:p>-0.0036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617">
                <text:p>-0.003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6607">
                <text:p>-0.0066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6607">
                <text:p>-0.0066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1871">
                <text:p>-0.0018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1871">
                <text:p>-0.0018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8198">
                <text:p>-0.0081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8198">
                <text:p>-0.0081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653">
                <text:p>-0.006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653">
                <text:p>-0.006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4982">
                <text:p>-0.0049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4982">
                <text:p>-0.0049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896">
                <text:p>-0.0028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896">
                <text:p>-0.0028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1158">
                <text:p>-0.0011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1158">
                <text:p>-0.0011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988">
                <text:p>-0.0029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988">
                <text:p>-0.0029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4908">
                <text:p>-0.0049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4908">
                <text:p>-0.0049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6952">
                <text:p>-0.0069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6952">
                <text:p>-0.0069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11791">
                <text:p>-0.0117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1791">
                <text:p>-0.0117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13692">
                <text:p>-0.0136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13692">
                <text:p>-0.0136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1784">
                <text:p>-0.0117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11784">
                <text:p>-0.0117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10853">
                <text:p>-0.0108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10853">
                <text:p>-0.0108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4267">
                <text:p>-0.0142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14267">
                <text:p>-0.0142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9506">
                <text:p>-0.0095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9506">
                <text:p>-0.0095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10924">
                <text:p>-0.0109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10924">
                <text:p>-0.0109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1249">
                <text:p>-0.01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249">
                <text:p>-0.012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14796">
                <text:p>-0.0147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14796">
                <text:p>-0.0147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8162">
                <text:p>-0.0081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8162">
                <text:p>-0.0081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10568">
                <text:p>-0.0105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0568">
                <text:p>-0.0105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13848">
                <text:p>-0.0138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3848">
                <text:p>-0.0138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9821">
                <text:p>-0.0098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9821">
                <text:p>-0.0098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8454">
                <text:p>-0.0084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8454">
                <text:p>-0.0084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0881">
                <text:p>-0.0108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10881">
                <text:p>-0.0108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1272">
                <text:p>-0.011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1272">
                <text:p>-0.0112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9261">
                <text:p>-0.0092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9261">
                <text:p>-0.0092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1804">
                <text:p>-0.0118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1804">
                <text:p>-0.011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13426">
                <text:p>-0.0134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13426">
                <text:p>-0.0134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089">
                <text:p>-0.010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089">
                <text:p>-0.010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0971">
                <text:p>-0.0109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10971">
                <text:p>-0.010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10684">
                <text:p>-0.0106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10684">
                <text:p>-0.010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9836">
                <text:p>-0.0098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9836">
                <text:p>-0.0098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3292">
                <text:p>-0.003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3292">
                <text:p>-0.0032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574">
                <text:p>-0.005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574">
                <text:p>-0.005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5529">
                <text:p>-0.005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5529">
                <text:p>-0.0055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8388">
                <text:p>-0.0083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8388">
                <text:p>-0.0083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6421">
                <text:p>-0.0064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6421">
                <text:p>-0.0064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12188">
                <text:p>-0.0121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12188">
                <text:p>-0.0121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11641">
                <text:p>-0.0116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11641">
                <text:p>-0.0116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9521">
                <text:p>-0.0095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9521">
                <text:p>-0.0095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6738">
                <text:p>-0.0067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6738">
                <text:p>-0.0067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9183">
                <text:p>-0.0091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9183">
                <text:p>-0.0091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884">
                <text:p>-0.008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884">
                <text:p>-0.008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10695">
                <text:p>-0.0106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10695">
                <text:p>-0.0106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13077">
                <text:p>-0.0130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13077">
                <text:p>-0.0130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3532">
                <text:p>-0.0135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13532">
                <text:p>-0.0135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13553">
                <text:p>-0.0135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13553">
                <text:p>-0.0135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11506">
                <text:p>-0.0115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11506">
                <text:p>-0.0115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11472">
                <text:p>-0.0114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11472">
                <text:p>-0.011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10251">
                <text:p>-0.0102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10251">
                <text:p>-0.0102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7729">
                <text:p>-0.0077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7729">
                <text:p>-0.0077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937">
                <text:p>-0.009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937">
                <text:p>-0.009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5306">
                <text:p>-0.00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5306">
                <text:p>-0.0053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8829">
                <text:p>-0.0088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8829">
                <text:p>-0.0088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8761">
                <text:p>-0.0087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8761">
                <text:p>-0.0087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9882">
                <text:p>-0.0098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9882">
                <text:p>-0.0098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6392">
                <text:p>-0.0063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6392">
                <text:p>-0.0063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9642">
                <text:p>-0.0096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9642">
                <text:p>-0.0096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588">
                <text:p>-0.005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588">
                <text:p>-0.005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4717">
                <text:p>-0.0047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4717">
                <text:p>-0.0047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3898">
                <text:p>-0.0038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3898">
                <text:p>-0.0038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5998">
                <text:p>-0.0059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5998">
                <text:p>-0.0059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4767">
                <text:p>-0.0047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4767">
                <text:p>-0.0047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5587">
                <text:p>-0.0055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05587">
                <text:p>-0.0055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6519">
                <text:p>-0.0065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6519">
                <text:p>-0.0065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4638">
                <text:p>-0.0046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4638">
                <text:p>-0.0046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4085">
                <text:p>-0.0040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4085">
                <text:p>-0.0040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2292">
                <text:p>-0.0022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2292">
                <text:p>-0.0022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2017">
                <text:p>-0.0020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2017">
                <text:p>-0.0020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2288">
                <text:p>-0.0022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2288">
                <text:p>-0.0022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3067">
                <text:p>-0.0030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3067">
                <text:p>-0.0030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2112">
                <text:p>-0.002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2112">
                <text:p>-0.002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2064">
                <text:p>-0.0020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2064">
                <text:p>-0.002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0499">
                <text:p>-0.0004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0499">
                <text:p>-0.0004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4193">
                <text:p>-0.0041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4193">
                <text:p>-0.0041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2256">
                <text:p>-0.0022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2256">
                <text:p>-0.0022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5905">
                <text:p>0.0059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5905">
                <text:p>0.0059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6689">
                <text:p>0.0066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6689">
                <text:p>0.0066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6718">
                <text:p>0.0067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6718">
                <text:p>0.0067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6445">
                <text:p>0.0064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6445">
                <text:p>0.0064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5324">
                <text:p>0.0053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5324">
                <text:p>0.0053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8794">
                <text:p>0.0087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8794">
                <text:p>0.0087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8182">
                <text:p>0.0081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8182">
                <text:p>0.00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0843">
                <text:p>0.0108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0843">
                <text:p>0.0108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9245">
                <text:p>0.0092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9245">
                <text:p>0.0092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2377">
                <text:p>0.0123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2377">
                <text:p>0.0123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0181">
                <text:p>0.0101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0181">
                <text:p>0.0101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9204">
                <text:p>0.0092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9204">
                <text:p>0.0092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7486">
                <text:p>0.0074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7486">
                <text:p>0.0074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3459">
                <text:p>0.0134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3459">
                <text:p>0.0134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2519">
                <text:p>0.0125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2519">
                <text:p>0.0125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167">
                <text:p>0.011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167">
                <text:p>0.011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7358">
                <text:p>0.0173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7358">
                <text:p>0.0173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7069">
                <text:p>0.0170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7069">
                <text:p>0.0170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0536">
                <text:p>0.0105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0536">
                <text:p>0.0105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2614">
                <text:p>0.0126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2614">
                <text:p>0.0126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774">
                <text:p>0.007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774">
                <text:p>0.007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8975">
                <text:p>0.0089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8975">
                <text:p>0.0089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9127">
                <text:p>0.0091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9127">
                <text:p>0.0091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9397">
                <text:p>0.0093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9397">
                <text:p>0.0093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7138">
                <text:p>0.0071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7138">
                <text:p>0.0071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9293">
                <text:p>0.0092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9293">
                <text:p>0.0092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1059">
                <text:p>0.0110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1059">
                <text:p>0.0110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2578">
                <text:p>0.0125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2578">
                <text:p>0.0125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3396">
                <text:p>0.0133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3396">
                <text:p>0.0133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8652">
                <text:p>0.0086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8652">
                <text:p>0.0086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0222">
                <text:p>0.0102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0222">
                <text:p>0.0102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0925">
                <text:p>0.0109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0925">
                <text:p>0.0109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885">
                <text:p>0.0088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8885">
                <text:p>0.0088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618">
                <text:p>0.016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618">
                <text:p>0.016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6138">
                <text:p>0.0161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6138">
                <text:p>0.016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5013">
                <text:p>0.0150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5013">
                <text:p>0.015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5274">
                <text:p>0.0152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5274">
                <text:p>0.0152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1505">
                <text:p>0.0115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1505">
                <text:p>0.0115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3816">
                <text:p>0.0138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3816">
                <text:p>0.0138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048">
                <text:p>0.010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048">
                <text:p>0.010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99">
                <text:p>0.004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99">
                <text:p>0.004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4241">
                <text:p>0.0042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4241">
                <text:p>0.0042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6125">
                <text:p>0.006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6125">
                <text:p>0.006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6911">
                <text:p>0.0069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6911">
                <text:p>0.0069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5791">
                <text:p>0.0057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5791">
                <text:p>0.0057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858">
                <text:p>0.0088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8858">
                <text:p>0.0088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0378">
                <text:p>0.0103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0378">
                <text:p>0.0103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8493">
                <text:p>0.0084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8493">
                <text:p>0.0084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6307">
                <text:p>0.0063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6307">
                <text:p>0.0063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0419">
                <text:p>0.0104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0419">
                <text:p>0.0104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8553">
                <text:p>0.0085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8553">
                <text:p>0.0085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5032">
                <text:p>0.0050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5032">
                <text:p>0.0050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441">
                <text:p>0.0074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441">
                <text:p>0.0074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6163">
                <text:p>0.0061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6163">
                <text:p>0.0061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2249">
                <text:p>0.0022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2249">
                <text:p>0.0022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2687">
                <text:p>0.0026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2687">
                <text:p>0.0026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1148">
                <text:p>-0.0011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1148">
                <text:p>-0.0011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0418">
                <text:p>-0.0004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00418">
                <text:p>-0.0004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0313">
                <text:p>-0.0003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00313">
                <text:p>-0.0003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04267">
                <text:p>-0.0042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4267">
                <text:p>-0.0042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1939">
                <text:p>-0.0019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1939">
                <text:p>-0.0019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2218">
                <text:p>-0.0022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2218">
                <text:p>-0.0022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6929">
                <text:p>-0.0069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6929">
                <text:p>-0.0069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5506">
                <text:p>-0.0055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05506">
                <text:p>-0.0055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4169">
                <text:p>-0.0041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4169">
                <text:p>-0.0041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7245">
                <text:p>-0.0072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7245">
                <text:p>-0.0072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1213">
                <text:p>-0.012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1213">
                <text:p>-0.012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6865">
                <text:p>-0.0068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6865">
                <text:p>-0.0068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9973">
                <text:p>-0.0099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9973">
                <text:p>-0.0099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9751">
                <text:p>-0.0097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9751">
                <text:p>-0.0097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1112">
                <text:p>-0.011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1112">
                <text:p>-0.011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6966">
                <text:p>-0.0069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6966">
                <text:p>-0.0069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11289">
                <text:p>-0.0112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11289">
                <text:p>-0.0112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9767">
                <text:p>-0.0097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9767">
                <text:p>-0.0097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10195">
                <text:p>-0.0101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10195">
                <text:p>-0.010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3378">
                <text:p>-0.0033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3378">
                <text:p>-0.0033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7255">
                <text:p>-0.0072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07255">
                <text:p>-0.0072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4941">
                <text:p>-0.0049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04941">
                <text:p>-0.0049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03021">
                <text:p>-0.0030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3021">
                <text:p>-0.0030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06422">
                <text:p>-0.0064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6422">
                <text:p>-0.0064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12084">
                <text:p>-0.0120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12084">
                <text:p>-0.0120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03603">
                <text:p>-0.0036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03603">
                <text:p>-0.0036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3664">
                <text:p>-0.0036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03664">
                <text:p>-0.0036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0231">
                <text:p>-0.002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0231">
                <text:p>-0.002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3533">
                <text:p>-0.0035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03533">
                <text:p>-0.0035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0966">
                <text:p>-0.009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0966">
                <text:p>-0.009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6975">
                <text:p>-0.0069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6975">
                <text:p>-0.0069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08718">
                <text:p>-0.0087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08718">
                <text:p>-0.00871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6494">
                <text:p>-0.0064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06494">
                <text:p>-0.0064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09499">
                <text:p>-0.0094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09499">
                <text:p>-0.0094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05449">
                <text:p>-0.0054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5449">
                <text:p>-0.00544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3092">
                <text:p>-0.0030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03092">
                <text:p>-0.0030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04459">
                <text:p>-0.0044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04459">
                <text:p>-0.0044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04536">
                <text:p>-0.0045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04536">
                <text:p>-0.0045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06276">
                <text:p>-0.0062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06276">
                <text:p>-0.0062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09589">
                <text:p>-0.0095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09589">
                <text:p>-0.0095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10045">
                <text:p>-0.0100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10045">
                <text:p>-0.0100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12624">
                <text:p>-0.0126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12624">
                <text:p>-0.0126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12629">
                <text:p>-0.0126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12629">
                <text:p>-0.0126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13084">
                <text:p>-0.0130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13084">
                <text:p>-0.0130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10371">
                <text:p>-0.0103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10371">
                <text:p>-0.0103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12765">
                <text:p>-0.0127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12765">
                <text:p>-0.0127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12603">
                <text:p>-0.0126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12603">
                <text:p>-0.0126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11774">
                <text:p>-0.0117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11774">
                <text:p>-0.0117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10375">
                <text:p>-0.0103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10375">
                <text:p>-0.010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13092">
                <text:p>-0.0130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13092">
                <text:p>-0.0130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1524">
                <text:p>-0.015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1524">
                <text:p>-0.015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19637">
                <text:p>-0.0196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19637">
                <text:p>-0.0196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1777">
                <text:p>-0.017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1777">
                <text:p>-0.017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16919">
                <text:p>-0.0169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16919">
                <text:p>-0.0169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17567">
                <text:p>-0.0175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17567">
                <text:p>-0.0175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1464">
                <text:p>-0.014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1464">
                <text:p>-0.014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09172">
                <text:p>-0.0091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09172">
                <text:p>-0.0091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13483">
                <text:p>-0.0134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13483">
                <text:p>-0.0134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13963">
                <text:p>-0.01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13963">
                <text:p>-0.01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11817">
                <text:p>-0.0118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11817">
                <text:p>-0.0118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1349">
                <text:p>-0.013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1349">
                <text:p>-0.013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16462">
                <text:p>-0.0164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16462">
                <text:p>-0.0164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13765">
                <text:p>-0.0137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13765">
                <text:p>-0.0137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14948">
                <text:p>-0.0149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14948">
                <text:p>-0.01494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14548">
                <text:p>-0.0145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14548">
                <text:p>-0.0145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09669">
                <text:p>-0.0096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09669">
                <text:p>-0.0096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08031">
                <text:p>-0.0080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8031">
                <text:p>-0.0080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6868">
                <text:p>-0.0068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6868">
                <text:p>-0.0068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02892">
                <text:p>-0.0028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02892">
                <text:p>-0.00289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3699">
                <text:p>-0.0036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03699">
                <text:p>-0.0036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3917">
                <text:p>-0.0039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3917">
                <text:p>-0.0039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2562">
                <text:p>0.0025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2562">
                <text:p>0.0025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1687">
                <text:p>0.0116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1687">
                <text:p>0.0116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10131">
                <text:p>0.0101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10131">
                <text:p>0.0101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7468">
                <text:p>0.0074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7468">
                <text:p>0.0074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8531">
                <text:p>0.0085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8531">
                <text:p>0.0085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8301">
                <text:p>0.0083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8301">
                <text:p>0.0083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211">
                <text:p>0.0052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211">
                <text:p>0.0052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427">
                <text:p>0.0004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427">
                <text:p>0.0004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679">
                <text:p>0.0006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941">
                <text:p>0.0009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0256">
                <text:p>-0.0002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00256">
                <text:p>-0.0002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1973">
                <text:p>-0.0019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1973">
                <text:p>-0.0019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0594">
                <text:p>-0.0005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00594">
                <text:p>-0.0005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0419">
                <text:p>-0.004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0419">
                <text:p>-0.004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06072">
                <text:p>-0.0060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06072">
                <text:p>-0.00607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09885">
                <text:p>-0.0098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9885">
                <text:p>-0.0098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09488">
                <text:p>-0.0094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09488">
                <text:p>-0.0094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10934">
                <text:p>-0.0109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10934">
                <text:p>-0.0109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10971">
                <text:p>-0.0109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10971">
                <text:p>-0.0109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9265">
                <text:p>-0.0092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9265">
                <text:p>-0.0092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11731">
                <text:p>-0.011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11731">
                <text:p>-0.011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11815">
                <text:p>-0.0118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11815">
                <text:p>-0.0118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984">
                <text:p>-0.00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0984">
                <text:p>-0.009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13663">
                <text:p>-0.0136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13663">
                <text:p>-0.0136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11573">
                <text:p>-0.0115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11573">
                <text:p>-0.0115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1275">
                <text:p>-0.012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1275">
                <text:p>-0.012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11859">
                <text:p>-0.0118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11859">
                <text:p>-0.0118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12395">
                <text:p>-0.0123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12395">
                <text:p>-0.0123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09512">
                <text:p>-0.0095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9512">
                <text:p>-0.0095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1089">
                <text:p>-0.010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1089">
                <text:p>-0.010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13647">
                <text:p>-0.0136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13647">
                <text:p>-0.01364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13044">
                <text:p>-0.01304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13044">
                <text:p>-0.0130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12292">
                <text:p>-0.012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12292">
                <text:p>-0.0122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11052">
                <text:p>-0.0110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11052">
                <text:p>-0.0110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702">
                <text:p>-0.0070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0702">
                <text:p>-0.0070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0687">
                <text:p>-0.006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0687">
                <text:p>-0.006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02153">
                <text:p>-0.0021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02153">
                <text:p>-0.0021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225">
                <text:p>-0.002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0225">
                <text:p>-0.002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4214">
                <text:p>-0.0042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4214">
                <text:p>-0.0042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6355">
                <text:p>-0.0063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06355">
                <text:p>-0.0063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02279">
                <text:p>-0.0022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2279">
                <text:p>-0.0022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07525">
                <text:p>-0.0075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07525">
                <text:p>-0.0075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07422">
                <text:p>-0.0074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07422">
                <text:p>-0.0074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04347">
                <text:p>-0.00434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04347">
                <text:p>-0.0043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4842">
                <text:p>-0.0048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04842">
                <text:p>-0.0048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06727">
                <text:p>-0.0067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6727">
                <text:p>-0.0067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1054">
                <text:p>-0.0010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1054">
                <text:p>-0.0010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3666">
                <text:p>-0.0036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3666">
                <text:p>-0.0036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0886">
                <text:p>-0.0008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0886">
                <text:p>-0.0008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2718">
                <text:p>-0.0027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2718">
                <text:p>-0.0027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3733">
                <text:p>-0.0037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3733">
                <text:p>-0.0037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1296">
                <text:p>-0.0012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1296">
                <text:p>-0.00129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2429">
                <text:p>-0.0024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2429">
                <text:p>-0.0024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017">
                <text:p>-0.000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017">
                <text:p>-0.000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2796">
                <text:p>0.0027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2796">
                <text:p>0.0027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0318">
                <text:p>-0.0003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0318">
                <text:p>-0.0003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5029">
                <text:p>0.0050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5029">
                <text:p>0.0050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2472">
                <text:p>0.0024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2472">
                <text:p>0.0024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3851">
                <text:p>0.0038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3851">
                <text:p>0.0038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4175">
                <text:p>0.0041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4175">
                <text:p>0.0041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5823">
                <text:p>0.0058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5823">
                <text:p>0.0058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772">
                <text:p>0.0017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1772">
                <text:p>0.0017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2307">
                <text:p>0.0023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2307">
                <text:p>0.0023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8517">
                <text:p>0.0085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8517">
                <text:p>0.0085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3835">
                <text:p>0.0038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3835">
                <text:p>0.0038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2408">
                <text:p>0.0024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2408">
                <text:p>0.0024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5657">
                <text:p>0.0056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5657">
                <text:p>0.0056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1948">
                <text:p>0.0019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948">
                <text:p>0.0019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4768">
                <text:p>-0.0047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04768">
                <text:p>-0.0047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00765">
                <text:p>-0.0007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00765">
                <text:p>-0.0007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3166">
                <text:p>-0.0031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03166">
                <text:p>-0.0031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04716">
                <text:p>-0.0047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4716">
                <text:p>-0.0047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04879">
                <text:p>-0.0048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4879">
                <text:p>-0.0048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1568">
                <text:p>-0.0015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01568">
                <text:p>-0.0015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586">
                <text:p>-0.005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0586">
                <text:p>-0.005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978">
                <text:p>0.0009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712">
                <text:p>0.0007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03893">
                <text:p>-0.0038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3893">
                <text:p>-0.0038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04277">
                <text:p>-0.0042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4277">
                <text:p>-0.00427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3658">
                <text:p>0.0036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3658">
                <text:p>0.0036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03103">
                <text:p>-0.00310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3103">
                <text:p>-0.0031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3125">
                <text:p>0.0031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3125">
                <text:p>0.0031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496">
                <text:p>0.0004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496">
                <text:p>0.0004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5366">
                <text:p>0.00536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5366">
                <text:p>0.0053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7213">
                <text:p>0.0072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7213">
                <text:p>0.0072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4363">
                <text:p>0.0143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4363">
                <text:p>0.01436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0934">
                <text:p>0.0109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0934">
                <text:p>0.0109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1363">
                <text:p>0.0113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1363">
                <text:p>0.0113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15815">
                <text:p>0.0158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15815">
                <text:p>0.0158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1375">
                <text:p>0.013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375">
                <text:p>0.013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1849">
                <text:p>0.0118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11849">
                <text:p>0.0118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15635">
                <text:p>0.0156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15635">
                <text:p>0.0156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1142">
                <text:p>0.01114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11142">
                <text:p>0.0111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12193">
                <text:p>0.0121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12193">
                <text:p>0.0121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1746">
                <text:p>0.0117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1746">
                <text:p>0.0117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13107">
                <text:p>0.0131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3107">
                <text:p>0.0131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1131">
                <text:p>0.0111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11131">
                <text:p>0.0111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15247">
                <text:p>0.0152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5247">
                <text:p>0.0152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1235">
                <text:p>0.012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1235">
                <text:p>0.012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9007">
                <text:p>0.0090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9007">
                <text:p>0.00900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8341">
                <text:p>0.00834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8341">
                <text:p>0.0083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7283">
                <text:p>0.0072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7283">
                <text:p>0.0072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5941">
                <text:p>0.0059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5941">
                <text:p>0.0059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12699">
                <text:p>0.0126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2699">
                <text:p>0.0126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10171">
                <text:p>0.0101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0171">
                <text:p>0.01017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814">
                <text:p>0.0078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814">
                <text:p>0.0078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869">
                <text:p>0.008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869">
                <text:p>0.0086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8958">
                <text:p>0.0089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8958">
                <text:p>0.0089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1158">
                <text:p>0.0011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0126">
                <text:p>-0.001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0126">
                <text:p>-0.001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02087">
                <text:p>-0.0020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2087">
                <text:p>-0.0020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03402">
                <text:p>-0.0034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3402">
                <text:p>-0.0034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04359">
                <text:p>-0.00435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4359">
                <text:p>-0.0043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04836">
                <text:p>-0.0048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4836">
                <text:p>-0.0048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0563">
                <text:p>-0.005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563">
                <text:p>-0.005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7275">
                <text:p>-0.0072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07275">
                <text:p>-0.0072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04347">
                <text:p>-0.0043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04347">
                <text:p>-0.0043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5727">
                <text:p>-0.0057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05727">
                <text:p>-0.00572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08719">
                <text:p>-0.0087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8719">
                <text:p>-0.0087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6021">
                <text:p>-0.0060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06021">
                <text:p>-0.0060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10477">
                <text:p>-0.0104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10477">
                <text:p>-0.0104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11124">
                <text:p>-0.0111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11124">
                <text:p>-0.0111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126">
                <text:p>-0.01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126">
                <text:p>-0.012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13264">
                <text:p>-0.0132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13264">
                <text:p>-0.0132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6209">
                <text:p>-0.0062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06209">
                <text:p>-0.00620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11965">
                <text:p>-0.0119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11965">
                <text:p>-0.0119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12237">
                <text:p>-0.0122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12237">
                <text:p>-0.0122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10044">
                <text:p>-0.0100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10044">
                <text:p>-0.01004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10846">
                <text:p>-0.0108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10846">
                <text:p>-0.0108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13092">
                <text:p>-0.0130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13092">
                <text:p>-0.0130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9198">
                <text:p>-0.00919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9198">
                <text:p>-0.0091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10392">
                <text:p>-0.0103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10392">
                <text:p>-0.01039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12047">
                <text:p>-0.01204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12047">
                <text:p>-0.0120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10872">
                <text:p>-0.0108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10872">
                <text:p>-0.0108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9474">
                <text:p>-0.00947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9474">
                <text:p>-0.0094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10751">
                <text:p>-0.0107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10751">
                <text:p>-0.0107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09118">
                <text:p>-0.0091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9118">
                <text:p>-0.0091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5295">
                <text:p>-0.0052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05295">
                <text:p>-0.0052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7403">
                <text:p>-0.00740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7403">
                <text:p>-0.0074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8365">
                <text:p>-0.0083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08365">
                <text:p>-0.00836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07616">
                <text:p>-0.0076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07616">
                <text:p>-0.0076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10566">
                <text:p>-0.0105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10566">
                <text:p>-0.0105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1056">
                <text:p>-0.010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1056">
                <text:p>-0.010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006673">
                <text:p>-0.0066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06673">
                <text:p>-0.00667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6557">
                <text:p>-0.00655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6557">
                <text:p>-0.00655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04424">
                <text:p>-0.0044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4424">
                <text:p>-0.0044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2302">
                <text:p>-0.00230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02302">
                <text:p>-0.0023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1458">
                <text:p>-0.0014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01458">
                <text:p>-0.0014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04083">
                <text:p>-0.00408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04083">
                <text:p>-0.0040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0437">
                <text:p>-0.0004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0437">
                <text:p>-0.00043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00727">
                <text:p>-0.00072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00727">
                <text:p>-0.0007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1273">
                <text:p>0.0012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1273">
                <text:p>0.00127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3119">
                <text:p>0.0031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3119">
                <text:p>0.0031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3585">
                <text:p>0.00358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3585">
                <text:p>0.0035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2747">
                <text:p>0.0027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2747">
                <text:p>0.00274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2733">
                <text:p>0.0027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2733">
                <text:p>0.0027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4539">
                <text:p>0.00453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4539">
                <text:p>0.0045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18">
                <text:p>0.008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18">
                <text:p>0.008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722">
                <text:p>0.0087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722">
                <text:p>0.0087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876">
                <text:p>0.0088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876">
                <text:p>0.0088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7453">
                <text:p>0.0074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7453">
                <text:p>0.0074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6123">
                <text:p>0.0061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6123">
                <text:p>0.0061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7029">
                <text:p>0.0070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7029">
                <text:p>0.0070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726">
                <text:p>0.0087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726">
                <text:p>0.00872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75">
                <text:p>0.0081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75">
                <text:p>0.00817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367">
                <text:p>0.0083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367">
                <text:p>0.0083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0617">
                <text:p>0.0106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0617">
                <text:p>0.0106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7659">
                <text:p>0.0076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7659">
                <text:p>0.0076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2795">
                <text:p>0.0127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2795">
                <text:p>0.0127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9127">
                <text:p>0.0091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9127">
                <text:p>0.0091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0371">
                <text:p>0.0103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0371">
                <text:p>0.0103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2928">
                <text:p>0.0129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2928">
                <text:p>0.0129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4054">
                <text:p>0.0140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4054">
                <text:p>0.0140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0216">
                <text:p>0.0102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0216">
                <text:p>0.0102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4084">
                <text:p>0.01408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4084">
                <text:p>0.0140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406">
                <text:p>0.0140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406">
                <text:p>0.014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2183">
                <text:p>0.0121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2183">
                <text:p>0.0121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401">
                <text:p>0.00840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401">
                <text:p>0.0084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0188">
                <text:p>0.0101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10188">
                <text:p>0.0101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846">
                <text:p>0.0088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846">
                <text:p>0.0088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10502">
                <text:p>0.01050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10502">
                <text:p>0.01050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626">
                <text:p>0.0062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626">
                <text:p>0.006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10879">
                <text:p>0.01087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10879">
                <text:p>0.01087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6987">
                <text:p>0.00698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6987">
                <text:p>0.00698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10004">
                <text:p>0.0100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10004">
                <text:p>0.01000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9502">
                <text:p>0.00950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9502">
                <text:p>0.00950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12086">
                <text:p>0.0120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12086">
                <text:p>0.01208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9283">
                <text:p>0.00928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9283">
                <text:p>0.0092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10151">
                <text:p>0.01015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10151">
                <text:p>0.01015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4746">
                <text:p>0.0047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4746">
                <text:p>0.0047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692">
                <text:p>0.0069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692">
                <text:p>0.0069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6571">
                <text:p>0.0065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6571">
                <text:p>0.0065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297">
                <text:p>0.00829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297">
                <text:p>0.00829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4184">
                <text:p>0.00418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4184">
                <text:p>0.00418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861">
                <text:p>0.00886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861">
                <text:p>0.00886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7818">
                <text:p>0.00781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7818">
                <text:p>0.00781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5675">
                <text:p>0.00567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5675">
                <text:p>0.00567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3491">
                <text:p>0.0034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3491">
                <text:p>0.0034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7414">
                <text:p>0.00741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7414">
                <text:p>0.00741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5234">
                <text:p>0.00523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5234">
                <text:p>0.00523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10192">
                <text:p>0.0101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10192">
                <text:p>0.0101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041">
                <text:p>0.00804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041">
                <text:p>0.00804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14851">
                <text:p>0.0148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14851">
                <text:p>0.01485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11682">
                <text:p>0.0116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11682">
                <text:p>0.0116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12796">
                <text:p>0.01279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12796">
                <text:p>0.0127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10823">
                <text:p>0.01082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10823">
                <text:p>0.0108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9309">
                <text:p>0.00930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9309">
                <text:p>0.00930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6979">
                <text:p>0.00697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6979">
                <text:p>0.00697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4876">
                <text:p>0.00487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4876">
                <text:p>0.00487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3565">
                <text:p>0.00356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3565">
                <text:p>0.00356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392">
                <text:p>0.00039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392">
                <text:p>0.0003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6146">
                <text:p>0.00614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6146">
                <text:p>0.00614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259">
                <text:p>0.0025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259">
                <text:p>0.002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4398">
                <text:p>0.00439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4398">
                <text:p>0.00439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1302">
                <text:p>0.00130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1302">
                <text:p>0.00130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000229">
                <text:p>-0.00022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000229">
                <text:p>-0.00022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2551">
                <text:p>0.0025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2551">
                <text:p>0.0025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002398">
                <text:p>-0.00239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002398">
                <text:p>-0.00239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003576">
                <text:p>-0.00357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003576">
                <text:p>-0.0035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00443">
                <text:p>-0.0044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00443">
                <text:p>-0.0044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003896">
                <text:p>-0.0038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003896">
                <text:p>-0.00389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005353">
                <text:p>-0.00535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005353">
                <text:p>-0.00535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00817">
                <text:p>-0.008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00817">
                <text:p>-0.0081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007235">
                <text:p>-0.00723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007235">
                <text:p>-0.00723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004765">
                <text:p>-0.00476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004765">
                <text:p>-0.00476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006713">
                <text:p>-0.0067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006713">
                <text:p>-0.00671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00971">
                <text:p>-0.0097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00971">
                <text:p>-0.0097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004738">
                <text:p>-0.0047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004738">
                <text:p>-0.00473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010785">
                <text:p>-0.01078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0.010785">
                <text:p>-0.01078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017264">
                <text:p>-0.01726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017264">
                <text:p>-0.01726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013718">
                <text:p>-0.0137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013718">
                <text:p>-0.01371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010483">
                <text:p>-0.0104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010483">
                <text:p>-0.01048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012928">
                <text:p>-0.01292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012928">
                <text:p>-0.01292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013981">
                <text:p>-0.01398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013981">
                <text:p>-0.01398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010468">
                <text:p>-0.01046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010468">
                <text:p>-0.01046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012535">
                <text:p>-0.01253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012535">
                <text:p>-0.01253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01742">
                <text:p>-0.0174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01742">
                <text:p>-0.0174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020035">
                <text:p>-0.02003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020035">
                <text:p>-0.02003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015426">
                <text:p>-0.01542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015426">
                <text:p>-0.01542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014789">
                <text:p>-0.01478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014789">
                <text:p>-0.01478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021389">
                <text:p>-0.02138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021389">
                <text:p>-0.02138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018017">
                <text:p>-0.01801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018017">
                <text:p>-0.0180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020775">
                <text:p>-0.02077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020775">
                <text:p>-0.02077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021243">
                <text:p>-0.0212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021243">
                <text:p>-0.02124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020783">
                <text:p>-0.02078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020783">
                <text:p>-0.02078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014697">
                <text:p>-0.0146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014697">
                <text:p>-0.01469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015831">
                <text:p>-0.01583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015831">
                <text:p>-0.0158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015551">
                <text:p>-0.01555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015551">
                <text:p>-0.01555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013444">
                <text:p>-0.01344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013444">
                <text:p>-0.01344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016621">
                <text:p>-0.01662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016621">
                <text:p>-0.01662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01611">
                <text:p>-0.016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01611">
                <text:p>-0.0161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019588">
                <text:p>-0.01958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019588">
                <text:p>-0.01958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014893">
                <text:p>-0.01489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014893">
                <text:p>-0.01489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018989">
                <text:p>-0.01898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018989">
                <text:p>-0.01898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020667">
                <text:p>-0.02066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020667">
                <text:p>-0.02066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017812">
                <text:p>-0.01781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017812">
                <text:p>-0.0178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012558">
                <text:p>-0.0125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012558">
                <text:p>-0.01255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016842">
                <text:p>-0.01684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016842">
                <text:p>-0.01684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01237">
                <text:p>-0.0123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01237">
                <text:p>-0.0123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005719">
                <text:p>-0.0057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005719">
                <text:p>-0.0057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009393">
                <text:p>-0.00939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009393">
                <text:p>-0.00939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009539">
                <text:p>-0.00953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009539">
                <text:p>-0.0095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002689">
                <text:p>-0.00268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002689">
                <text:p>-0.00268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003805">
                <text:p>-0.00380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003805">
                <text:p>-0.00380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009323">
                <text:p>-0.00932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009323">
                <text:p>-0.00932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003452">
                <text:p>-0.00345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003452">
                <text:p>-0.00345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003614">
                <text:p>-0.00361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003614">
                <text:p>-0.00361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001714">
                <text:p>-0.0017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001714">
                <text:p>-0.00171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00179">
                <text:p>-0.0017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00179">
                <text:p>-0.0017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00191">
                <text:p>-0.001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00191">
                <text:p>-0.001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002351">
                <text:p>-0.00235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002351">
                <text:p>-0.00235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887">
                <text:p>0.0008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887">
                <text:p>0.00088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003662">
                <text:p>-0.00366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003662">
                <text:p>-0.00366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000998">
                <text:p>-0.00099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000998">
                <text:p>-0.00099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7134">
                <text:p>0.00713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7134">
                <text:p>0.0071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2376">
                <text:p>0.00237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2376">
                <text:p>0.00237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5848">
                <text:p>0.00584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5848">
                <text:p>0.00584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10387">
                <text:p>0.01038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10387">
                <text:p>0.01038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5952">
                <text:p>0.00595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5952">
                <text:p>0.00595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5665">
                <text:p>0.00566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5665">
                <text:p>0.00566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7014">
                <text:p>0.00701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7014">
                <text:p>0.0070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4814">
                <text:p>0.0048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4814">
                <text:p>0.00481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7876">
                <text:p>0.0078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1.96cm" svg:height="9.006cm" xlink:href=".." xlink:type="simple" chart:class="chart:line" chart:style-name="ch1">
        <chart:plot-area chart:style-name="ch2" table:cell-range-address="Sheet1.C2:Sheet1.C1214" svg:x="0.839cm" svg:y="0.18cm" svg:width="40.282cm" svg:height="8.646cm">
          <chartooo:coordinate-region svg:x="2.043cm" svg:y="0.379cm" svg:width="39.078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1214" chart:class="chart:line">
            <chart:data-point chart:repeated="12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56">
                <text:p>0.00456</text:p>
                <draw:g>
                  <svg:desc>Sheet1.C2:Sheet1.C1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6">
                <text:p>0.00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116">
                <text:p>0.005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16">
                <text:p>0.005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693">
                <text:p>0.008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693">
                <text:p>0.008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544">
                <text:p>0.00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544">
                <text:p>0.008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781">
                <text:p>0.004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781">
                <text:p>0.004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165">
                <text:p>0.005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165">
                <text:p>0.005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487">
                <text:p>0.004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487">
                <text:p>0.004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809">
                <text:p>0.005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09">
                <text:p>0.005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255">
                <text:p>0.008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255">
                <text:p>0.00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622">
                <text:p>0.009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622">
                <text:p>0.009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375">
                <text:p>0.012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375">
                <text:p>0.012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892">
                <text:p>0.012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892">
                <text:p>0.012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382">
                <text:p>0.014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382">
                <text:p>0.014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2931">
                <text:p>0.012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931">
                <text:p>0.012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335">
                <text:p>0.012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335">
                <text:p>0.012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972">
                <text:p>0.010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0972">
                <text:p>0.010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181">
                <text:p>0.010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181">
                <text:p>0.010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884">
                <text:p>0.0108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884">
                <text:p>0.010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983">
                <text:p>0.011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983">
                <text:p>0.011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392">
                <text:p>0.01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392">
                <text:p>0.012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654">
                <text:p>0.012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654">
                <text:p>0.012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829">
                <text:p>0.012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2829">
                <text:p>0.012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312">
                <text:p>0.014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4312">
                <text:p>0.0143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3096">
                <text:p>0.013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3096">
                <text:p>0.013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339">
                <text:p>0.013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339">
                <text:p>0.01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3613">
                <text:p>0.013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613">
                <text:p>0.013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5116">
                <text:p>0.015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5116">
                <text:p>0.015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4353">
                <text:p>0.014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4353">
                <text:p>0.014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14">
                <text:p>0.01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14">
                <text:p>0.01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4971">
                <text:p>0.0149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4971">
                <text:p>0.014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4563">
                <text:p>0.014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563">
                <text:p>0.0145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734">
                <text:p>0.0147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734">
                <text:p>0.0147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5056">
                <text:p>0.0150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5056">
                <text:p>0.015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679">
                <text:p>0.014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679">
                <text:p>0.014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928">
                <text:p>0.014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928">
                <text:p>0.014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5177">
                <text:p>0.015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177">
                <text:p>0.015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146">
                <text:p>0.015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5146">
                <text:p>0.015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158">
                <text:p>0.015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5158">
                <text:p>0.0151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5299">
                <text:p>0.015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299">
                <text:p>0.015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06">
                <text:p>0.01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506">
                <text:p>0.015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783">
                <text:p>0.0147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4783">
                <text:p>0.0147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5054">
                <text:p>0.015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054">
                <text:p>0.015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219">
                <text:p>0.015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219">
                <text:p>0.015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4623">
                <text:p>0.014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623">
                <text:p>0.014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772">
                <text:p>0.0147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772">
                <text:p>0.014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4253">
                <text:p>0.014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253">
                <text:p>0.014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59">
                <text:p>0.01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59">
                <text:p>0.013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418">
                <text:p>0.012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2418">
                <text:p>0.0124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2651">
                <text:p>0.0126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651">
                <text:p>0.012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2411">
                <text:p>0.0124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2411">
                <text:p>0.0124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559">
                <text:p>0.0115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1559">
                <text:p>0.011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2951">
                <text:p>0.0129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951">
                <text:p>0.012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2914">
                <text:p>0.0129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914">
                <text:p>0.0129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2992">
                <text:p>0.0129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2992">
                <text:p>0.0129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2887">
                <text:p>0.0128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2887">
                <text:p>0.0128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861">
                <text:p>0.0128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2861">
                <text:p>0.0128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2129">
                <text:p>0.012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2129">
                <text:p>0.0121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645">
                <text:p>0.011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645">
                <text:p>0.011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2104">
                <text:p>0.012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2104">
                <text:p>0.0121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1397">
                <text:p>0.0113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1397">
                <text:p>0.0113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126">
                <text:p>0.011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1126">
                <text:p>0.011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1757">
                <text:p>0.011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1757">
                <text:p>0.011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1811">
                <text:p>0.0118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1811">
                <text:p>0.0118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1587">
                <text:p>0.011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1587">
                <text:p>0.011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1515">
                <text:p>0.011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515">
                <text:p>0.0115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1162">
                <text:p>0.0111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1162">
                <text:p>0.0111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167">
                <text:p>0.011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167">
                <text:p>0.0111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126">
                <text:p>0.01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126">
                <text:p>0.011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1047">
                <text:p>0.011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047">
                <text:p>0.011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1371">
                <text:p>0.0113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1371">
                <text:p>0.011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1519">
                <text:p>0.0115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1519">
                <text:p>0.0115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829">
                <text:p>0.0118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1829">
                <text:p>0.0118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488">
                <text:p>0.011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1803">
                <text:p>0.0118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1803">
                <text:p>0.0118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1923">
                <text:p>0.0119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1923">
                <text:p>0.0119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143">
                <text:p>0.01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2143">
                <text:p>0.012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2843">
                <text:p>0.0128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843">
                <text:p>0.012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547">
                <text:p>0.0135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547">
                <text:p>0.013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57">
                <text:p>0.013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57">
                <text:p>0.013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2722">
                <text:p>0.0127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2722">
                <text:p>0.012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3314">
                <text:p>0.0133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2598">
                <text:p>0.0125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2598">
                <text:p>0.0125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333">
                <text:p>0.012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2333">
                <text:p>0.012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413">
                <text:p>0.0124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2413">
                <text:p>0.012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2066">
                <text:p>0.0120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066">
                <text:p>0.012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2002">
                <text:p>0.012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2002">
                <text:p>0.012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207">
                <text:p>0.01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207">
                <text:p>0.012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2144">
                <text:p>0.0121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2144">
                <text:p>0.012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302">
                <text:p>0.0123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2302">
                <text:p>0.0123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939">
                <text:p>0.0119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1939">
                <text:p>0.0119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1563">
                <text:p>0.0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1563">
                <text:p>0.0115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1304">
                <text:p>0.0113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304">
                <text:p>0.0113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601">
                <text:p>0.0106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601">
                <text:p>0.0106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412">
                <text:p>0.0104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412">
                <text:p>0.0104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393">
                <text:p>0.0103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0393">
                <text:p>0.0103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0217">
                <text:p>0.0102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0217">
                <text:p>0.0102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456">
                <text:p>0.0094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9456">
                <text:p>0.0094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9798">
                <text:p>0.0097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9798">
                <text:p>0.0097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9529">
                <text:p>0.0095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9529">
                <text:p>0.0095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9114">
                <text:p>0.0091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9114">
                <text:p>0.0091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8461">
                <text:p>0.008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8461">
                <text:p>0.0084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9036">
                <text:p>0.0090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9036">
                <text:p>0.0090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869">
                <text:p>0.008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869">
                <text:p>0.00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958">
                <text:p>0.0079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7958">
                <text:p>0.0079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8316">
                <text:p>0.0083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8316">
                <text:p>0.0083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8074">
                <text:p>0.0080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8074">
                <text:p>0.0080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83">
                <text:p>0.007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783">
                <text:p>0.007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538">
                <text:p>0.0075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7538">
                <text:p>0.0075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345">
                <text:p>0.0073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7345">
                <text:p>0.0073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017">
                <text:p>0.0070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017">
                <text:p>0.0070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6425">
                <text:p>0.006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6425">
                <text:p>0.0064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6743">
                <text:p>0.0067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6462">
                <text:p>0.0064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6462">
                <text:p>0.0064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6183">
                <text:p>0.006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6183">
                <text:p>0.006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6568">
                <text:p>0.0065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6568">
                <text:p>0.0065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409">
                <text:p>0.006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409">
                <text:p>0.0064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6175">
                <text:p>0.0061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175">
                <text:p>0.0061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471">
                <text:p>0.0054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5471">
                <text:p>0.0054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5668">
                <text:p>0.0056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5668">
                <text:p>0.0056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4962">
                <text:p>0.0049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4962">
                <text:p>0.0049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4955">
                <text:p>0.0049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4955">
                <text:p>0.0049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4874">
                <text:p>0.0048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4874">
                <text:p>0.0048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632">
                <text:p>0.0046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4632">
                <text:p>0.0046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4285">
                <text:p>0.0042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4285">
                <text:p>0.0042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946">
                <text:p>0.0039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946">
                <text:p>0.0039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992">
                <text:p>0.0029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992">
                <text:p>0.0029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972">
                <text:p>0.0029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972">
                <text:p>0.0029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757">
                <text:p>0.0027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757">
                <text:p>0.0027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677">
                <text:p>0.0026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677">
                <text:p>0.0026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713">
                <text:p>0.0027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713">
                <text:p>0.0027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007">
                <text:p>0.0020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007">
                <text:p>0.002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1868">
                <text:p>0.0018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868">
                <text:p>0.0018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1601">
                <text:p>0.00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601">
                <text:p>0.0016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578">
                <text:p>0.0015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578">
                <text:p>0.0015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444">
                <text:p>0.0014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444">
                <text:p>0.0014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301">
                <text:p>0.0013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301">
                <text:p>0.0013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001">
                <text:p>0.0010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001">
                <text:p>0.001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751">
                <text:p>0.0007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751">
                <text:p>0.0007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934">
                <text:p>0.0009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736">
                <text:p>0.0007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81">
                <text:p>0.0005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581">
                <text:p>0.0005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239">
                <text:p>0.0012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239">
                <text:p>0.0012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42">
                <text:p>0.001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749">
                <text:p>0.0017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749">
                <text:p>0.0017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218">
                <text:p>0.0022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218">
                <text:p>0.0022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304">
                <text:p>0.002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304">
                <text:p>0.0023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695">
                <text:p>0.0026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695">
                <text:p>0.0026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4398">
                <text:p>0.0043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398">
                <text:p>0.0043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459">
                <text:p>0.004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59">
                <text:p>0.004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562">
                <text:p>0.005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562">
                <text:p>0.005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5641">
                <text:p>0.0056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641">
                <text:p>0.0056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5254">
                <text:p>0.00525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5254">
                <text:p>0.0052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5485">
                <text:p>0.0054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485">
                <text:p>0.0054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899">
                <text:p>0.0058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5899">
                <text:p>0.0058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5709">
                <text:p>0.0057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5709">
                <text:p>0.0057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5938">
                <text:p>0.0059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938">
                <text:p>0.0059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6097">
                <text:p>0.0060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6097">
                <text:p>0.0060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6373">
                <text:p>0.0063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373">
                <text:p>0.0063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6294">
                <text:p>0.0062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6294">
                <text:p>0.0062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7286">
                <text:p>0.0072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7286">
                <text:p>0.0072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7307">
                <text:p>0.0073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7307">
                <text:p>0.0073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7818">
                <text:p>0.0078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7818">
                <text:p>0.0078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799">
                <text:p>0.007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799">
                <text:p>0.007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7532">
                <text:p>0.0075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7532">
                <text:p>0.0075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8218">
                <text:p>0.0082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8218">
                <text:p>0.0082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8398">
                <text:p>0.0083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8398">
                <text:p>0.0083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505">
                <text:p>0.0085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8505">
                <text:p>0.0085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9846">
                <text:p>0.0098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9846">
                <text:p>0.0098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968">
                <text:p>0.009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968">
                <text:p>0.009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0064">
                <text:p>0.0100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0064">
                <text:p>0.0100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0258">
                <text:p>0.0102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0258">
                <text:p>0.0102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0573">
                <text:p>0.010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0573">
                <text:p>0.0105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0629">
                <text:p>0.0106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629">
                <text:p>0.0106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0861">
                <text:p>0.0108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0861">
                <text:p>0.0108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0773">
                <text:p>0.0107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0773">
                <text:p>0.0107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082">
                <text:p>0.010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082">
                <text:p>0.010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0412">
                <text:p>0.0104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0412">
                <text:p>0.0104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0715">
                <text:p>0.0107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0715">
                <text:p>0.0107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1029">
                <text:p>0.0110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1029">
                <text:p>0.0110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1273">
                <text:p>0.0112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1273">
                <text:p>0.0112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1213">
                <text:p>0.0112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1213">
                <text:p>0.0112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1448">
                <text:p>0.0114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1448">
                <text:p>0.0114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2028">
                <text:p>0.0120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2028">
                <text:p>0.0120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1988">
                <text:p>0.0119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1988">
                <text:p>0.0119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1895">
                <text:p>0.0118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1895">
                <text:p>0.0118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2476">
                <text:p>0.0124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2476">
                <text:p>0.0124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2294">
                <text:p>0.0122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2294">
                <text:p>0.0122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2292">
                <text:p>0.0122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2292">
                <text:p>0.0122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2674">
                <text:p>0.0126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2674">
                <text:p>0.0126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2493">
                <text:p>0.0124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2493">
                <text:p>0.0124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2399">
                <text:p>0.0123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2399">
                <text:p>0.0123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2328">
                <text:p>0.0123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2328">
                <text:p>0.0123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2494">
                <text:p>0.0124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2494">
                <text:p>0.0124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2389">
                <text:p>0.0123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2389">
                <text:p>0.0123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2459">
                <text:p>0.0124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2459">
                <text:p>0.0124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2333">
                <text:p>0.012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2333">
                <text:p>0.012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2271">
                <text:p>0.0122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2271">
                <text:p>0.0122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1983">
                <text:p>0.0119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1983">
                <text:p>0.0119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2174">
                <text:p>0.0121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2174">
                <text:p>0.0121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2211">
                <text:p>0.0122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2211">
                <text:p>0.0122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1508">
                <text:p>0.0115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1508">
                <text:p>0.0115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1639">
                <text:p>0.0116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1639">
                <text:p>0.01163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1583">
                <text:p>0.0115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1583">
                <text:p>0.0115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1326">
                <text:p>0.01132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1326">
                <text:p>0.0113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0835">
                <text:p>0.0108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0835">
                <text:p>0.0108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046">
                <text:p>0.010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046">
                <text:p>0.010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0397">
                <text:p>0.0103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0397">
                <text:p>0.0103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0033">
                <text:p>0.0100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0033">
                <text:p>0.0100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0213">
                <text:p>0.0102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0213">
                <text:p>0.0102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9506">
                <text:p>0.0095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9506">
                <text:p>0.0095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9516">
                <text:p>0.0095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9516">
                <text:p>0.0095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9373">
                <text:p>0.0093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9373">
                <text:p>0.009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002">
                <text:p>0.01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002">
                <text:p>0.010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9492">
                <text:p>0.0094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9492">
                <text:p>0.0094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9298">
                <text:p>0.0092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9298">
                <text:p>0.0092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888">
                <text:p>0.0088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8888">
                <text:p>0.0088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8418">
                <text:p>0.0084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418">
                <text:p>0.0084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9235">
                <text:p>0.0092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9235">
                <text:p>0.0092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8954">
                <text:p>0.0089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8954">
                <text:p>0.0089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9219">
                <text:p>0.0092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9219">
                <text:p>0.0092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8639">
                <text:p>0.0086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639">
                <text:p>0.0086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8873">
                <text:p>0.0088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8873">
                <text:p>0.0088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8036">
                <text:p>0.0080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8036">
                <text:p>0.0080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8159">
                <text:p>0.0081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8159">
                <text:p>0.0081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8156">
                <text:p>0.008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8156">
                <text:p>0.008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7904">
                <text:p>0.0079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7904">
                <text:p>0.0079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7664">
                <text:p>0.0076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7664">
                <text:p>0.0076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7682">
                <text:p>0.0076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7682">
                <text:p>0.0076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7976">
                <text:p>0.0079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7976">
                <text:p>0.0079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7885">
                <text:p>0.0078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7885">
                <text:p>0.0078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7529">
                <text:p>0.0075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7529">
                <text:p>0.0075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7187">
                <text:p>0.0071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7187">
                <text:p>0.0071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6542">
                <text:p>0.0065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6542">
                <text:p>0.0065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6698">
                <text:p>0.0066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6698">
                <text:p>0.0066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6203">
                <text:p>0.0062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6203">
                <text:p>0.0062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5847">
                <text:p>0.0058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5847">
                <text:p>0.0058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548">
                <text:p>0.005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548">
                <text:p>0.005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5457">
                <text:p>0.0054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5457">
                <text:p>0.0054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5243">
                <text:p>0.0052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956">
                <text:p>0.0049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956">
                <text:p>0.0049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724">
                <text:p>0.0047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724">
                <text:p>0.0047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31">
                <text:p>0.0046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31">
                <text:p>0.0046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3979">
                <text:p>0.0039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3979">
                <text:p>0.0039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3529">
                <text:p>0.0035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3529">
                <text:p>0.0035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2366">
                <text:p>0.0023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2366">
                <text:p>0.0023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2468">
                <text:p>0.0024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468">
                <text:p>0.0024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2454">
                <text:p>0.0024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2454">
                <text:p>0.0024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827">
                <text:p>0.0018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827">
                <text:p>0.0018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212">
                <text:p>0.002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212">
                <text:p>0.002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288">
                <text:p>0.0022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2288">
                <text:p>0.0022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495">
                <text:p>0.0014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495">
                <text:p>0.0014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137">
                <text:p>0.0011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137">
                <text:p>0.0011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00254">
                <text:p>-0.0002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00254">
                <text:p>-0.0002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0052">
                <text:p>-0.000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0052">
                <text:p>-0.000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00105">
                <text:p>-0.0001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0105">
                <text:p>-0.0001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0199">
                <text:p>-0.0001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0199">
                <text:p>-0.0001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0359">
                <text:p>-0.00035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00359">
                <text:p>-0.0003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0049">
                <text:p>-0.0000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0049">
                <text:p>-0.0000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337">
                <text:p>0.0013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337">
                <text:p>0.0013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222">
                <text:p>0.0012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222">
                <text:p>0.0012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214">
                <text:p>0.0012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214">
                <text:p>0.0012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195">
                <text:p>0.0011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195">
                <text:p>0.0011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116">
                <text:p>0.0011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116">
                <text:p>0.0011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366">
                <text:p>0.0013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366">
                <text:p>0.0013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00181">
                <text:p>-0.00018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00181">
                <text:p>-0.0001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00355">
                <text:p>-0.000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00355">
                <text:p>-0.0003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00658">
                <text:p>-0.0006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0658">
                <text:p>-0.0006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0656">
                <text:p>-0.0006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00656">
                <text:p>-0.0006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01195">
                <text:p>-0.0011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01195">
                <text:p>-0.0011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00766">
                <text:p>-0.00076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00766">
                <text:p>-0.00076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1597">
                <text:p>-0.0015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01597">
                <text:p>-0.0015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01573">
                <text:p>-0.0015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01573">
                <text:p>-0.0015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02298">
                <text:p>-0.0022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02298">
                <text:p>-0.0022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02322">
                <text:p>-0.0023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02322">
                <text:p>-0.0023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02345">
                <text:p>-0.0023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02345">
                <text:p>-0.0023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02765">
                <text:p>-0.00276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02765">
                <text:p>-0.0027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02955">
                <text:p>-0.0029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02955">
                <text:p>-0.0029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02963">
                <text:p>-0.002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2963">
                <text:p>-0.002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03362">
                <text:p>-0.0033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03362">
                <text:p>-0.0033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03768">
                <text:p>-0.0037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03768">
                <text:p>-0.00376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4166">
                <text:p>-0.0041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04166">
                <text:p>-0.0041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04185">
                <text:p>-0.0041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4185">
                <text:p>-0.0041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04169">
                <text:p>-0.0041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4169">
                <text:p>-0.0041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3865">
                <text:p>-0.0038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03865">
                <text:p>-0.0038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04068">
                <text:p>-0.0040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04068">
                <text:p>-0.0040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03909">
                <text:p>-0.0039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03909">
                <text:p>-0.00390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3993">
                <text:p>-0.0039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03993">
                <text:p>-0.0039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4301">
                <text:p>-0.0043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4301">
                <text:p>-0.00430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4483">
                <text:p>-0.0044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04483">
                <text:p>-0.0044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04173">
                <text:p>-0.0041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4173">
                <text:p>-0.0041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0479">
                <text:p>-0.004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0479">
                <text:p>-0.004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04861">
                <text:p>-0.0048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04861">
                <text:p>-0.0048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04715">
                <text:p>-0.0047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04715">
                <text:p>-0.0047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04894">
                <text:p>-0.0048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04894">
                <text:p>-0.00489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0494">
                <text:p>-0.004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494">
                <text:p>-0.004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04735">
                <text:p>-0.0047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4735">
                <text:p>-0.0047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4599">
                <text:p>-0.0045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4599">
                <text:p>-0.0045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05051">
                <text:p>-0.0050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5051">
                <text:p>-0.0050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4905">
                <text:p>-0.0049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4905">
                <text:p>-0.0049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4711">
                <text:p>-0.00471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04711">
                <text:p>-0.0047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05023">
                <text:p>-0.0050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5023">
                <text:p>-0.0050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05017">
                <text:p>-0.0050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5017">
                <text:p>-0.0050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5164">
                <text:p>-0.0051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5164">
                <text:p>-0.0051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04907">
                <text:p>-0.0049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04907">
                <text:p>-0.0049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4991">
                <text:p>-0.0049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4991">
                <text:p>-0.0049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05031">
                <text:p>-0.0050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5031">
                <text:p>-0.0050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04802">
                <text:p>-0.0048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04802">
                <text:p>-0.0048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04869">
                <text:p>-0.0048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4869">
                <text:p>-0.0048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4944">
                <text:p>-0.0049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4944">
                <text:p>-0.0049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04394">
                <text:p>-0.0043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4394">
                <text:p>-0.0043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04753">
                <text:p>-0.00475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04753">
                <text:p>-0.0047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04793">
                <text:p>-0.0047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4793">
                <text:p>-0.0047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04452">
                <text:p>-0.0044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04452">
                <text:p>-0.0044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04467">
                <text:p>-0.0044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4467">
                <text:p>-0.0044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04468">
                <text:p>-0.0044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04468">
                <text:p>-0.0044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04095">
                <text:p>-0.0040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04095">
                <text:p>-0.0040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04227">
                <text:p>-0.0042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04227">
                <text:p>-0.0042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03451">
                <text:p>-0.0034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03451">
                <text:p>-0.0034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4047">
                <text:p>-0.0040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4047">
                <text:p>-0.0040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03947">
                <text:p>-0.0039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03947">
                <text:p>-0.0039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03972">
                <text:p>-0.0039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03972">
                <text:p>-0.0039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4064">
                <text:p>-0.0040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04064">
                <text:p>-0.0040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4211">
                <text:p>-0.0042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04211">
                <text:p>-0.0042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04166">
                <text:p>-0.0041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04166">
                <text:p>-0.0041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4302">
                <text:p>-0.0043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04302">
                <text:p>-0.0043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04632">
                <text:p>-0.0046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04632">
                <text:p>-0.0046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4305">
                <text:p>-0.0043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04305">
                <text:p>-0.0043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04132">
                <text:p>-0.0041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04132">
                <text:p>-0.0041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4979">
                <text:p>-0.0049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04979">
                <text:p>-0.0049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04439">
                <text:p>-0.0044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04439">
                <text:p>-0.0044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04494">
                <text:p>-0.0044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04494">
                <text:p>-0.0044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04734">
                <text:p>-0.0047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4734">
                <text:p>-0.0047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04607">
                <text:p>-0.0046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4607">
                <text:p>-0.0046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04451">
                <text:p>-0.0044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04451">
                <text:p>-0.0044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04761">
                <text:p>-0.0047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4761">
                <text:p>-0.0047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04125">
                <text:p>-0.0041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4125">
                <text:p>-0.0041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4605">
                <text:p>-0.0046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04605">
                <text:p>-0.0046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04189">
                <text:p>-0.0041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4189">
                <text:p>-0.0041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3839">
                <text:p>-0.0038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3839">
                <text:p>-0.0038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384">
                <text:p>-0.003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384">
                <text:p>-0.003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3782">
                <text:p>-0.00378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3782">
                <text:p>-0.0037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2569">
                <text:p>-0.0025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2569">
                <text:p>-0.0025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2778">
                <text:p>-0.00277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02778">
                <text:p>-0.00277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2396">
                <text:p>-0.0023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2396">
                <text:p>-0.0023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01678">
                <text:p>-0.00167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1678">
                <text:p>-0.00167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1879">
                <text:p>-0.00187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1879">
                <text:p>-0.0018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01557">
                <text:p>-0.0015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1557">
                <text:p>-0.00155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0853">
                <text:p>-0.0008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00853">
                <text:p>-0.0008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1306">
                <text:p>-0.0013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1306">
                <text:p>-0.0013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0739">
                <text:p>-0.00073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00739">
                <text:p>-0.0007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0084">
                <text:p>-0.000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84">
                <text:p>-0.000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172">
                <text:p>-0.0001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0172">
                <text:p>-0.0001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082">
                <text:p>-0.00008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00082">
                <text:p>-0.00008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311">
                <text:p>0.0003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747">
                <text:p>0.00074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747">
                <text:p>0.00074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647">
                <text:p>0.00064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647">
                <text:p>0.0006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702">
                <text:p>0.0017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702">
                <text:p>0.0017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1536">
                <text:p>0.0015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1536">
                <text:p>0.0015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1667">
                <text:p>0.001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166">
                <text:p>0.001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1326">
                <text:p>0.0013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1326">
                <text:p>0.0013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217">
                <text:p>0.0012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1217">
                <text:p>0.0012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00115">
                <text:p>-0.0001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0115">
                <text:p>-0.0001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0892">
                <text:p>-0.0008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892">
                <text:p>-0.00089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903">
                <text:p>-0.0009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0903">
                <text:p>-0.0009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00916">
                <text:p>-0.0009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916">
                <text:p>-0.0009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1621">
                <text:p>-0.0016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01621">
                <text:p>-0.0016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01683">
                <text:p>-0.0016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1683">
                <text:p>-0.0016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1299">
                <text:p>-0.00129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01299">
                <text:p>-0.00129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2127">
                <text:p>-0.00212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02127">
                <text:p>-0.0021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02278">
                <text:p>-0.0022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2278">
                <text:p>-0.0022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2455">
                <text:p>-0.0024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02455">
                <text:p>-0.0024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02593">
                <text:p>-0.0025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02593">
                <text:p>-0.0025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02986">
                <text:p>-0.0029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02986">
                <text:p>-0.00298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0289">
                <text:p>-0.002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289">
                <text:p>-0.002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03212">
                <text:p>-0.0032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3212">
                <text:p>-0.0032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03782">
                <text:p>-0.00378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3782">
                <text:p>-0.0037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03681">
                <text:p>-0.0036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3681">
                <text:p>-0.0036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3695">
                <text:p>-0.0036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3695">
                <text:p>-0.0036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04061">
                <text:p>-0.0040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4061">
                <text:p>-0.00406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04051">
                <text:p>-0.0040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4051">
                <text:p>-0.0040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3988">
                <text:p>-0.00398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03988">
                <text:p>-0.00398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4246">
                <text:p>-0.0042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4246">
                <text:p>-0.0042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4483">
                <text:p>-0.0044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04483">
                <text:p>-0.0044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04654">
                <text:p>-0.0046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04654">
                <text:p>-0.0046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05176">
                <text:p>-0.0051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05176">
                <text:p>-0.0051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05269">
                <text:p>-0.0052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05269">
                <text:p>-0.0052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00487">
                <text:p>-0.004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0487">
                <text:p>-0.0048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05039">
                <text:p>-0.0050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05039">
                <text:p>-0.0050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04968">
                <text:p>-0.0049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04968">
                <text:p>-0.0049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5091">
                <text:p>-0.0050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05091">
                <text:p>-0.0050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05089">
                <text:p>-0.0050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05089">
                <text:p>-0.00508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05188">
                <text:p>-0.0051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05188">
                <text:p>-0.0051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04951">
                <text:p>-0.0049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04951">
                <text:p>-0.0049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04976">
                <text:p>-0.0049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04976">
                <text:p>-0.0049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004937">
                <text:p>-0.0049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04937">
                <text:p>-0.0049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04741">
                <text:p>-0.0047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04741">
                <text:p>-0.0047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04745">
                <text:p>-0.0047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04745">
                <text:p>-0.0047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0466">
                <text:p>-0.0046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0466">
                <text:p>-0.0046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04902">
                <text:p>-0.0049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04902">
                <text:p>-0.00490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04602">
                <text:p>-0.00460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04602">
                <text:p>-0.00460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04484">
                <text:p>-0.0044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4484">
                <text:p>-0.0044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04283">
                <text:p>-0.0042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04283">
                <text:p>-0.0042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367">
                <text:p>-0.003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0367">
                <text:p>-0.003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03803">
                <text:p>-0.0038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03803">
                <text:p>-0.00380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03496">
                <text:p>-0.0034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03496">
                <text:p>-0.0034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358">
                <text:p>-0.003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0358">
                <text:p>-0.003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3596">
                <text:p>-0.0035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3596">
                <text:p>-0.00359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00302">
                <text:p>-0.003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0302">
                <text:p>-0.0030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2937">
                <text:p>-0.0029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02937">
                <text:p>-0.0029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02731">
                <text:p>-0.0027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2731">
                <text:p>-0.0027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02721">
                <text:p>-0.0027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02721">
                <text:p>-0.0027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02346">
                <text:p>-0.0023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02346">
                <text:p>-0.0023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02246">
                <text:p>-0.0022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02246">
                <text:p>-0.0022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01414">
                <text:p>-0.0014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01414">
                <text:p>-0.0014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01769">
                <text:p>-0.0017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01769">
                <text:p>-0.0017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01572">
                <text:p>-0.0015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01572">
                <text:p>-0.0015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00875">
                <text:p>-0.0008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00875">
                <text:p>-0.0008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00424">
                <text:p>-0.0004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00424">
                <text:p>-0.0004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00551">
                <text:p>-0.0005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00551">
                <text:p>-0.0005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000032">
                <text:p>-0.0000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00032">
                <text:p>-0.00003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75">
                <text:p>0.0004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521">
                <text:p>0.0005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521">
                <text:p>0.00052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1035">
                <text:p>0.00103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1035">
                <text:p>0.00103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1825">
                <text:p>0.0018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1825">
                <text:p>0.0018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215">
                <text:p>0.002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2152">
                <text:p>0.00215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2152">
                <text:p>0.00215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2212">
                <text:p>0.00221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2212">
                <text:p>0.0022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1869">
                <text:p>0.0018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1869">
                <text:p>0.0018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2383">
                <text:p>0.00238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2383">
                <text:p>0.00238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2932">
                <text:p>0.00293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2932">
                <text:p>0.00293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3225">
                <text:p>0.0032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3225">
                <text:p>0.0032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3052">
                <text:p>0.00305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3052">
                <text:p>0.0030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3124">
                <text:p>0.0031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3124">
                <text:p>0.00312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3585">
                <text:p>0.00358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3585">
                <text:p>0.00358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3643">
                <text:p>0.00364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3643">
                <text:p>0.00364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4261">
                <text:p>0.00426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4261">
                <text:p>0.00426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4064">
                <text:p>0.00406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4064">
                <text:p>0.00406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4957">
                <text:p>0.00495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4957">
                <text:p>0.00495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5276">
                <text:p>0.00527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5276">
                <text:p>0.00527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5348">
                <text:p>0.00534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5348">
                <text:p>0.0053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5021">
                <text:p>0.00502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5021">
                <text:p>0.00502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5405">
                <text:p>0.00540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5405">
                <text:p>0.00540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5125">
                <text:p>0.0051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5125">
                <text:p>0.0051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521">
                <text:p>0.0052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521">
                <text:p>0.0052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5071">
                <text:p>0.00507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5071">
                <text:p>0.00507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5528">
                <text:p>0.00552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5528">
                <text:p>0.00552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5297">
                <text:p>0.0052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5297">
                <text:p>0.0052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5206">
                <text:p>0.00520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5206">
                <text:p>0.00520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5475">
                <text:p>0.00547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5475">
                <text:p>0.00547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5587">
                <text:p>0.00558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5587">
                <text:p>0.00558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5567">
                <text:p>0.00556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5567">
                <text:p>0.0055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5277">
                <text:p>0.00527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5277">
                <text:p>0.0052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547">
                <text:p>0.0054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547">
                <text:p>0.0054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5048">
                <text:p>0.00504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4829">
                <text:p>0.00482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4829">
                <text:p>0.00482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4824">
                <text:p>0.00482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4824">
                <text:p>0.00482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4177">
                <text:p>0.00417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4177">
                <text:p>0.00417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4267">
                <text:p>0.00426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4267">
                <text:p>0.00426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4053">
                <text:p>0.00405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4053">
                <text:p>0.00405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3653">
                <text:p>0.00365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3653">
                <text:p>0.00365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3018">
                <text:p>0.00301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2057">
                <text:p>0.00205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2057">
                <text:p>0.00205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2303">
                <text:p>0.00230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2303">
                <text:p>0.00230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2586">
                <text:p>0.00258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2586">
                <text:p>0.00258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1399">
                <text:p>0.00139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1399">
                <text:p>0.0013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1543">
                <text:p>0.0015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1543">
                <text:p>0.00154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1128">
                <text:p>0.00112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1128">
                <text:p>0.00112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000542">
                <text:p>-0.00054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000542">
                <text:p>-0.00054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000269">
                <text:p>-0.00026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000269">
                <text:p>-0.00026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000256">
                <text:p>-0.0002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000256">
                <text:p>-0.0002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00185">
                <text:p>-0.0018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00185">
                <text:p>-0.0018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001562">
                <text:p>-0.00156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001562">
                <text:p>-0.00156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002703">
                <text:p>-0.00270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002703">
                <text:p>-0.00270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00301">
                <text:p>-0.0030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00301">
                <text:p>-0.0030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002949">
                <text:p>-0.00294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002949">
                <text:p>-0.00294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002666">
                <text:p>-0.00266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002666">
                <text:p>-0.00266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002967">
                <text:p>-0.00296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002967">
                <text:p>-0.0029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003701">
                <text:p>-0.00370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003701">
                <text:p>-0.00370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003563">
                <text:p>-0.00356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003563">
                <text:p>-0.00356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004155">
                <text:p>-0.00415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004155">
                <text:p>-0.00415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004373">
                <text:p>-0.00437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004373">
                <text:p>-0.00437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005294">
                <text:p>-0.00529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005294">
                <text:p>-0.00529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005139">
                <text:p>-0.00513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005139">
                <text:p>-0.00513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005993">
                <text:p>-0.00599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005993">
                <text:p>-0.00599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006651">
                <text:p>-0.00665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006651">
                <text:p>-0.00665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006325">
                <text:p>-0.0063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006325">
                <text:p>-0.00632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005898">
                <text:p>-0.00589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005898">
                <text:p>-0.00589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007019">
                <text:p>-0.00701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007019">
                <text:p>-0.00701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006643">
                <text:p>-0.0066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006643">
                <text:p>-0.00664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00611">
                <text:p>-0.0061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00611">
                <text:p>-0.0061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006615">
                <text:p>-0.00661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006615">
                <text:p>-0.00661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006668">
                <text:p>-0.00666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006668">
                <text:p>-0.00666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006485">
                <text:p>-0.00648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006485">
                <text:p>-0.0064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006617">
                <text:p>-0.0066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006617">
                <text:p>-0.00661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007179">
                <text:p>-0.00717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007179">
                <text:p>-0.00717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006727">
                <text:p>-0.00672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006727">
                <text:p>-0.00672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006789">
                <text:p>-0.00678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006789">
                <text:p>-0.00678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006624">
                <text:p>-0.00662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006624">
                <text:p>-0.00662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006739">
                <text:p>-0.00673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006739">
                <text:p>-0.00673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007129">
                <text:p>-0.00712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007129">
                <text:p>-0.00712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006952">
                <text:p>-0.0069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006952">
                <text:p>-0.00695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006664">
                <text:p>-0.00666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006664">
                <text:p>-0.00666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00702">
                <text:p>-0.0070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00702">
                <text:p>-0.0070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006832">
                <text:p>-0.00683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006832">
                <text:p>-0.00683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006264">
                <text:p>-0.00626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006264">
                <text:p>-0.00626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006689">
                <text:p>-0.00668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006689">
                <text:p>-0.00668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006013">
                <text:p>-0.00601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006013">
                <text:p>-0.00601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005668">
                <text:p>-0.00566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005668">
                <text:p>-0.00566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00616">
                <text:p>-0.006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00616">
                <text:p>-0.0061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005751">
                <text:p>-0.00575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005751">
                <text:p>-0.00575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005851">
                <text:p>-0.00585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005851">
                <text:p>-0.00585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005521">
                <text:p>-0.00552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005521">
                <text:p>-0.00552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005738">
                <text:p>-0.00573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005738">
                <text:p>-0.00573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005255">
                <text:p>-0.005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